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ccao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Obs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rsmartfit</text:p>
          </table:table-cell>
          <table:table-cell office:value-type="string" calcext:value-type="string">
            <text:p>Rm_minus_Rf</text:p>
          </table:table-cell>
          <table:table-cell office:value-type="string" calcext:value-type="string">
            <text:p>HML</text:p>
          </table:table-cell>
          <table:table-cell office:value-type="string" calcext:value-type="string">
            <text:p>WML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D_72</text:p>
          </table:table-cell>
          <table:table-cell office:value-type="string" calcext:value-type="string">
            <text:p>D_266</text:p>
          </table:table-cell>
          <table:table-cell office:value-type="string" calcext:value-type="string">
            <text:p>D_374</text:p>
          </table:table-cell>
          <table:table-cell office:value-type="string" calcext:value-type="string">
            <text:p>D_285</text:p>
          </table:table-cell>
          <table:table-cell office:value-type="string" calcext:value-type="string">
            <text:p>D_433</text:p>
          </table:table-cell>
          <table:table-cell office:value-type="string" calcext:value-type="string">
            <text:p>D_94</text:p>
          </table:table-cell>
          <table:table-cell office:value-type="string" calcext:value-type="string">
            <text:p>D_245</text:p>
          </table:table-cell>
          <table:table-cell office:value-type="string" calcext:value-type="string">
            <text:p>D_424</text:p>
          </table:table-cell>
          <table:table-cell office:value-type="string" calcext:value-type="string">
            <text:p>D_126</text:p>
          </table:table-cell>
          <table:table-cell office:value-type="string" calcext:value-type="string">
            <text:p>D_269</text:p>
          </table:table-cell>
          <table:table-cell office:value-type="string" calcext:value-type="string">
            <text:p>D_419</text:p>
          </table:table-cell>
          <table:table-cell office:value-type="string" calcext:value-type="string">
            <text:p>D_423</text:p>
          </table:table-cell>
          <table:table-cell office:value-type="string" calcext:value-type="string">
            <text:p>D_180</text:p>
          </table:table-cell>
          <table:table-cell office:value-type="string" calcext:value-type="string">
            <text:p>D_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92" calcext:value-type="float">
            <text:p>44392</text:p>
          </table:table-cell>
          <table:table-cell office:value-type="float" office:value="0.0300103816071865" calcext:value-type="float">
            <text:p>0,0300103816071865</text:p>
          </table:table-cell>
          <table:table-cell office:value-type="float" office:value="-0.00630381155981036" calcext:value-type="float">
            <text:p>-0,00630381155981036</text:p>
          </table:table-cell>
          <table:table-cell office:value-type="float" office:value="-0.00664903446253914" calcext:value-type="float">
            <text:p>-0,00664903446253914</text:p>
          </table:table-cell>
          <table:table-cell office:value-type="float" office:value="0.00848606715552623" calcext:value-type="float">
            <text:p>0,00848606715552623</text:p>
          </table:table-cell>
          <table:table-cell office:value-type="float" office:value="0.000102699638749068" calcext:value-type="float">
            <text:p>0,00010269963874906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393" calcext:value-type="float">
            <text:p>44393</text:p>
          </table:table-cell>
          <table:table-cell office:value-type="float" office:value="0.00761912389060749" calcext:value-type="float">
            <text:p>0,00761912389060749</text:p>
          </table:table-cell>
          <table:table-cell office:value-type="float" office:value="-0.0105269954132157" calcext:value-type="float">
            <text:p>-0,0105269954132157</text:p>
          </table:table-cell>
          <table:table-cell office:value-type="float" office:value="-0.00595286086443161" calcext:value-type="float">
            <text:p>-0,00595286086443161</text:p>
          </table:table-cell>
          <table:table-cell office:value-type="float" office:value="-0.00374072342682718" calcext:value-type="float">
            <text:p>-0,00374072342682718</text:p>
          </table:table-cell>
          <table:table-cell office:value-type="float" office:value="-0.000938340272041155" calcext:value-type="float">
            <text:p>-0,0009383402720411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396" calcext:value-type="float">
            <text:p>44396</text:p>
          </table:table-cell>
          <table:table-cell office:value-type="float" office:value="-0.0478807717743724" calcext:value-type="float">
            <text:p>-0,0478807717743724</text:p>
          </table:table-cell>
          <table:table-cell office:value-type="float" office:value="-0.0134638157592205" calcext:value-type="float">
            <text:p>-0,0134638157592205</text:p>
          </table:table-cell>
          <table:table-cell office:value-type="float" office:value="0.0004147624356037" calcext:value-type="float">
            <text:p>0,0004147624356037</text:p>
          </table:table-cell>
          <table:table-cell office:value-type="float" office:value="0.00069272180000988" calcext:value-type="float">
            <text:p>0,00069272180000988</text:p>
          </table:table-cell>
          <table:table-cell office:value-type="float" office:value="0.00229365736708012" calcext:value-type="float">
            <text:p>0,0022936573670801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397" calcext:value-type="float">
            <text:p>44397</text:p>
          </table:table-cell>
          <table:table-cell office:value-type="float" office:value="-0.00442173189192321" calcext:value-type="float">
            <text:p>-0,00442173189192321</text:p>
          </table:table-cell>
          <table:table-cell office:value-type="float" office:value="0.0075528288594501" calcext:value-type="float">
            <text:p>0,0075528288594501</text:p>
          </table:table-cell>
          <table:table-cell office:value-type="float" office:value="0.00869757018676735" calcext:value-type="float">
            <text:p>0,00869757018676735</text:p>
          </table:table-cell>
          <table:table-cell office:value-type="float" office:value="0.00594664697895668" calcext:value-type="float">
            <text:p>0,00594664697895668</text:p>
          </table:table-cell>
          <table:table-cell office:value-type="float" office:value="0.00154930081340935" calcext:value-type="float">
            <text:p>0,0015493008134093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398" calcext:value-type="float">
            <text:p>44398</text:p>
          </table:table-cell>
          <table:table-cell office:value-type="float" office:value="-0.0193339208580079" calcext:value-type="float">
            <text:p>-0,0193339208580079</text:p>
          </table:table-cell>
          <table:table-cell office:value-type="float" office:value="0.0029616820432948" calcext:value-type="float">
            <text:p>0,0029616820432948</text:p>
          </table:table-cell>
          <table:table-cell office:value-type="float" office:value="0.00270365444311771" calcext:value-type="float">
            <text:p>0,00270365444311771</text:p>
          </table:table-cell>
          <table:table-cell office:value-type="float" office:value="0.00709127037116764" calcext:value-type="float">
            <text:p>0,00709127037116764</text:p>
          </table:table-cell>
          <table:table-cell office:value-type="float" office:value="-0.00332119786089779" calcext:value-type="float">
            <text:p>-0,0033211978608977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399" calcext:value-type="float">
            <text:p>44399</text:p>
          </table:table-cell>
          <table:table-cell office:value-type="float" office:value="0.000152296975616659" calcext:value-type="float">
            <text:p>0,000152296975616659</text:p>
          </table:table-cell>
          <table:table-cell office:value-type="float" office:value="0.00135661430231832" calcext:value-type="float">
            <text:p>0,00135661430231832</text:p>
          </table:table-cell>
          <table:table-cell office:value-type="float" office:value="-0.00687862110972655" calcext:value-type="float">
            <text:p>-0,00687862110972655</text:p>
          </table:table-cell>
          <table:table-cell office:value-type="float" office:value="0.00277536694903309" calcext:value-type="float">
            <text:p>0,00277536694903309</text:p>
          </table:table-cell>
          <table:table-cell office:value-type="float" office:value="0.00331690956437295" calcext:value-type="float">
            <text:p>0,0033169095643729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400" calcext:value-type="float">
            <text:p>44400</text:p>
          </table:table-cell>
          <table:table-cell office:value-type="float" office:value="-0.0169913822154346" calcext:value-type="float">
            <text:p>-0,0169913822154346</text:p>
          </table:table-cell>
          <table:table-cell office:value-type="float" office:value="-0.0087545433641322" calcext:value-type="float">
            <text:p>-0,0087545433641322</text:p>
          </table:table-cell>
          <table:table-cell office:value-type="float" office:value="-0.00186810447964344" calcext:value-type="float">
            <text:p>-0,00186810447964344</text:p>
          </table:table-cell>
          <table:table-cell office:value-type="float" office:value="0.00152299439407102" calcext:value-type="float">
            <text:p>0,00152299439407102</text:p>
          </table:table-cell>
          <table:table-cell office:value-type="float" office:value="-0.00232187858597085" calcext:value-type="float">
            <text:p>-0,0023218785859708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403" calcext:value-type="float">
            <text:p>44403</text:p>
          </table:table-cell>
          <table:table-cell office:value-type="float" office:value="-0.0252433013869904" calcext:value-type="float">
            <text:p>-0,0252433013869904</text:p>
          </table:table-cell>
          <table:table-cell office:value-type="float" office:value="0.00624888016654915" calcext:value-type="float">
            <text:p>0,00624888016654915</text:p>
          </table:table-cell>
          <table:table-cell office:value-type="float" office:value="0.00145986621427646" calcext:value-type="float">
            <text:p>0,00145986621427646</text:p>
          </table:table-cell>
          <table:table-cell office:value-type="float" office:value="0.0114968786493476" calcext:value-type="float">
            <text:p>0,0114968786493476</text:p>
          </table:table-cell>
          <table:table-cell office:value-type="float" office:value="-0.012855955836677" calcext:value-type="float">
            <text:p>-0,01285595583667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404" calcext:value-type="float">
            <text:p>44404</text:p>
          </table:table-cell>
          <table:table-cell office:value-type="float" office:value="-0.0131330074056794" calcext:value-type="float">
            <text:p>-0,0131330074056794</text:p>
          </table:table-cell>
          <table:table-cell office:value-type="float" office:value="-0.0108867413769724" calcext:value-type="float">
            <text:p>-0,0108867413769724</text:p>
          </table:table-cell>
          <table:table-cell office:value-type="float" office:value="0.00628226815750663" calcext:value-type="float">
            <text:p>0,00628226815750663</text:p>
          </table:table-cell>
          <table:table-cell office:value-type="float" office:value="0.000792580679549529" calcext:value-type="float">
            <text:p>0,000792580679549529</text:p>
          </table:table-cell>
          <table:table-cell office:value-type="float" office:value="-0.000846512228086781" calcext:value-type="float">
            <text:p>-0,0008465122280867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405" calcext:value-type="float">
            <text:p>44405</text:p>
          </table:table-cell>
          <table:table-cell office:value-type="float" office:value="-0.0201054950641639" calcext:value-type="float">
            <text:p>-0,0201054950641639</text:p>
          </table:table-cell>
          <table:table-cell office:value-type="float" office:value="0.0149528777562521" calcext:value-type="float">
            <text:p>0,0149528777562521</text:p>
          </table:table-cell>
          <table:table-cell office:value-type="float" office:value="0.00329163191220045" calcext:value-type="float">
            <text:p>0,00329163191220045</text:p>
          </table:table-cell>
          <table:table-cell office:value-type="float" office:value="-0.00320565762553101" calcext:value-type="float">
            <text:p>-0,00320565762553101</text:p>
          </table:table-cell>
          <table:table-cell office:value-type="float" office:value="-0.00271522298990416" calcext:value-type="float">
            <text:p>-0,0027152229899041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406" calcext:value-type="float">
            <text:p>44406</text:p>
          </table:table-cell>
          <table:table-cell office:value-type="float" office:value="0.00553936258608487" calcext:value-type="float">
            <text:p>0,00553936258608487</text:p>
          </table:table-cell>
          <table:table-cell office:value-type="float" office:value="-0.00509294076866543" calcext:value-type="float">
            <text:p>-0,00509294076866543</text:p>
          </table:table-cell>
          <table:table-cell office:value-type="float" office:value="0.00283284901659879" calcext:value-type="float">
            <text:p>0,00283284901659879</text:p>
          </table:table-cell>
          <table:table-cell office:value-type="float" office:value="0.0110379971152461" calcext:value-type="float">
            <text:p>0,0110379971152461</text:p>
          </table:table-cell>
          <table:table-cell office:value-type="float" office:value="0.000290689199254817" calcext:value-type="float">
            <text:p>0,00029068919925481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407" calcext:value-type="float">
            <text:p>44407</text:p>
          </table:table-cell>
          <table:table-cell office:value-type="float" office:value="-0.0185761475084254" calcext:value-type="float">
            <text:p>-0,0185761475084254</text:p>
          </table:table-cell>
          <table:table-cell office:value-type="float" office:value="-0.0295232298980598" calcext:value-type="float">
            <text:p>-0,0295232298980598</text:p>
          </table:table-cell>
          <table:table-cell office:value-type="float" office:value="0.0023795847425829" calcext:value-type="float">
            <text:p>0,0023795847425829</text:p>
          </table:table-cell>
          <table:table-cell office:value-type="float" office:value="-0.00134775557052448" calcext:value-type="float">
            <text:p>-0,00134775557052448</text:p>
          </table:table-cell>
          <table:table-cell office:value-type="float" office:value="0.00447562223310164" calcext:value-type="float">
            <text:p>0,0044756222331016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410" calcext:value-type="float">
            <text:p>44410</text:p>
          </table:table-cell>
          <table:table-cell office:value-type="float" office:value="0.0110187866314061" calcext:value-type="float">
            <text:p>0,0110187866314061</text:p>
          </table:table-cell>
          <table:table-cell office:value-type="float" office:value="0.00736278254662287" calcext:value-type="float">
            <text:p>0,00736278254662287</text:p>
          </table:table-cell>
          <table:table-cell office:value-type="float" office:value="-0.00640847960588178" calcext:value-type="float">
            <text:p>-0,00640847960588178</text:p>
          </table:table-cell>
          <table:table-cell office:value-type="float" office:value="0.00902456351506751" calcext:value-type="float">
            <text:p>0,00902456351506751</text:p>
          </table:table-cell>
          <table:table-cell office:value-type="float" office:value="0.00522381659893829" calcext:value-type="float">
            <text:p>0,0052238165989382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411" calcext:value-type="float">
            <text:p>44411</text:p>
          </table:table-cell>
          <table:table-cell office:value-type="float" office:value="0.00839840200573699" calcext:value-type="float">
            <text:p>0,00839840200573699</text:p>
          </table:table-cell>
          <table:table-cell office:value-type="float" office:value="0.00803994056208258" calcext:value-type="float">
            <text:p>0,00803994056208258</text:p>
          </table:table-cell>
          <table:table-cell office:value-type="float" office:value="-0.00128442221452159" calcext:value-type="float">
            <text:p>-0,00128442221452159</text:p>
          </table:table-cell>
          <table:table-cell office:value-type="float" office:value="0.0073305422837401" calcext:value-type="float">
            <text:p>0,0073305422837401</text:p>
          </table:table-cell>
          <table:table-cell office:value-type="float" office:value="-0.00767883064890195" calcext:value-type="float">
            <text:p>-0,0076788306489019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412" calcext:value-type="float">
            <text:p>44412</text:p>
          </table:table-cell>
          <table:table-cell office:value-type="float" office:value="0.0125572693069841" calcext:value-type="float">
            <text:p>0,0125572693069841</text:p>
          </table:table-cell>
          <table:table-cell office:value-type="float" office:value="-0.0131472966757464" calcext:value-type="float">
            <text:p>-0,0131472966757464</text:p>
          </table:table-cell>
          <table:table-cell office:value-type="float" office:value="0.00404274004514443" calcext:value-type="float">
            <text:p>0,00404274004514443</text:p>
          </table:table-cell>
          <table:table-cell office:value-type="float" office:value="0.000124288701107009" calcext:value-type="float">
            <text:p>0,000124288701107009</text:p>
          </table:table-cell>
          <table:table-cell office:value-type="float" office:value="0.00047452543532869" calcext:value-type="float">
            <text:p>0,000474525435328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413" calcext:value-type="float">
            <text:p>44413</text:p>
          </table:table-cell>
          <table:table-cell office:value-type="float" office:value="-0.0215539377128187" calcext:value-type="float">
            <text:p>-0,0215539377128187</text:p>
          </table:table-cell>
          <table:table-cell office:value-type="float" office:value="-0.00436655870530357" calcext:value-type="float">
            <text:p>-0,00436655870530357</text:p>
          </table:table-cell>
          <table:table-cell office:value-type="float" office:value="-0.00530994727838962" calcext:value-type="float">
            <text:p>-0,00530994727838962</text:p>
          </table:table-cell>
          <table:table-cell office:value-type="float" office:value="0.00716222468930257" calcext:value-type="float">
            <text:p>0,00716222468930257</text:p>
          </table:table-cell>
          <table:table-cell office:value-type="float" office:value="-0.00300726219428106" calcext:value-type="float">
            <text:p>-0,0030072621942810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414" calcext:value-type="float">
            <text:p>44414</text:p>
          </table:table-cell>
          <table:table-cell office:value-type="float" office:value="0.0140853468791262" calcext:value-type="float">
            <text:p>0,0140853468791262</text:p>
          </table:table-cell>
          <table:table-cell office:value-type="float" office:value="0.0105469490572632" calcext:value-type="float">
            <text:p>0,0105469490572632</text:p>
          </table:table-cell>
          <table:table-cell office:value-type="float" office:value="0.00324200687511115" calcext:value-type="float">
            <text:p>0,00324200687511115</text:p>
          </table:table-cell>
          <table:table-cell office:value-type="float" office:value="-0.0050733576255995" calcext:value-type="float">
            <text:p>-0,0050733576255995</text:p>
          </table:table-cell>
          <table:table-cell office:value-type="float" office:value="-0.00656767544504054" calcext:value-type="float">
            <text:p>-0,0065676754450405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417" calcext:value-type="float">
            <text:p>44417</text:p>
          </table:table-cell>
          <table:table-cell office:value-type="float" office:value="-0.00731912558214933" calcext:value-type="float">
            <text:p>-0,00731912558214933</text:p>
          </table:table-cell>
          <table:table-cell office:value-type="float" office:value="0.000927668282045709" calcext:value-type="float">
            <text:p>0,000927668282045709</text:p>
          </table:table-cell>
          <table:table-cell office:value-type="float" office:value="-0.00140389836777532" calcext:value-type="float">
            <text:p>-0,00140389836777532</text:p>
          </table:table-cell>
          <table:table-cell office:value-type="float" office:value="0.00589467525061503" calcext:value-type="float">
            <text:p>0,00589467525061503</text:p>
          </table:table-cell>
          <table:table-cell office:value-type="float" office:value="0.00530134475334886" calcext:value-type="float">
            <text:p>0,0053013447533488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418" calcext:value-type="float">
            <text:p>44418</text:p>
          </table:table-cell>
          <table:table-cell office:value-type="float" office:value="-0.00378011317434299" calcext:value-type="float">
            <text:p>-0,00378011317434299</text:p>
          </table:table-cell>
          <table:table-cell office:value-type="float" office:value="-0.00733107130929011" calcext:value-type="float">
            <text:p>-0,00733107130929011</text:p>
          </table:table-cell>
          <table:table-cell office:value-type="float" office:value="0.00378767222003253" calcext:value-type="float">
            <text:p>0,00378767222003253</text:p>
          </table:table-cell>
          <table:table-cell office:value-type="float" office:value="0.0133357812456394" calcext:value-type="float">
            <text:p>0,0133357812456394</text:p>
          </table:table-cell>
          <table:table-cell office:value-type="float" office:value="0.0000143" calcext:value-type="float">
            <text:p>0,000014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419" calcext:value-type="float">
            <text:p>44419</text:p>
          </table:table-cell>
          <table:table-cell office:value-type="float" office:value="0.00337548300430536" calcext:value-type="float">
            <text:p>0,00337548300430536</text:p>
          </table:table-cell>
          <table:table-cell office:value-type="float" office:value="-0.000261899054799442" calcext:value-type="float">
            <text:p>-0,000261899054799442</text:p>
          </table:table-cell>
          <table:table-cell office:value-type="float" office:value="0.00812196643746234" calcext:value-type="float">
            <text:p>0,00812196643746234</text:p>
          </table:table-cell>
          <table:table-cell office:value-type="float" office:value="0.00289726610746149" calcext:value-type="float">
            <text:p>0,00289726610746149</text:p>
          </table:table-cell>
          <table:table-cell office:value-type="float" office:value="-0.00148988692535675" calcext:value-type="float">
            <text:p>-0,0014898869253567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420" calcext:value-type="float">
            <text:p>44420</text:p>
          </table:table-cell>
          <table:table-cell office:value-type="float" office:value="-0.0365703951666539" calcext:value-type="float">
            <text:p>-0,0365703951666539</text:p>
          </table:table-cell>
          <table:table-cell office:value-type="float" office:value="-0.00960174077189502" calcext:value-type="float">
            <text:p>-0,00960174077189502</text:p>
          </table:table-cell>
          <table:table-cell office:value-type="float" office:value="-0.000361434461986609" calcext:value-type="float">
            <text:p>-0,000361434461986609</text:p>
          </table:table-cell>
          <table:table-cell office:value-type="float" office:value="0.0028440938663727" calcext:value-type="float">
            <text:p>0,0028440938663727</text:p>
          </table:table-cell>
          <table:table-cell office:value-type="float" office:value="0.00135380958213571" calcext:value-type="float">
            <text:p>0,0013538095821357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421" calcext:value-type="float">
            <text:p>44421</text:p>
          </table:table-cell>
          <table:table-cell office:value-type="float" office:value="0.00533666120715033" calcext:value-type="float">
            <text:p>0,00533666120715033</text:p>
          </table:table-cell>
          <table:table-cell office:value-type="float" office:value="0.00181770079545424" calcext:value-type="float">
            <text:p>0,00181770079545424</text:p>
          </table:table-cell>
          <table:table-cell office:value-type="float" office:value="0.00660044973048932" calcext:value-type="float">
            <text:p>0,00660044973048932</text:p>
          </table:table-cell>
          <table:table-cell office:value-type="float" office:value="0.00508983506844467" calcext:value-type="float">
            <text:p>0,00508983506844467</text:p>
          </table:table-cell>
          <table:table-cell office:value-type="float" office:value="-0.00647416868167363" calcext:value-type="float">
            <text:p>-0,0064741686816736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424" calcext:value-type="float">
            <text:p>44424</text:p>
          </table:table-cell>
          <table:table-cell office:value-type="float" office:value="-0.0570379166087448" calcext:value-type="float">
            <text:p>-0,0570379166087448</text:p>
          </table:table-cell>
          <table:table-cell office:value-type="float" office:value="-0.01659854159304" calcext:value-type="float">
            <text:p>-0,01659854159304</text:p>
          </table:table-cell>
          <table:table-cell office:value-type="float" office:value="-0.000580798342429811" calcext:value-type="float">
            <text:p>-0,000580798342429811</text:p>
          </table:table-cell>
          <table:table-cell office:value-type="float" office:value="-0.00642878932071709" calcext:value-type="float">
            <text:p>-0,00642878932071709</text:p>
          </table:table-cell>
          <table:table-cell office:value-type="float" office:value="-0.0174790052731869" calcext:value-type="float">
            <text:p>-0,01747900527318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425" calcext:value-type="float">
            <text:p>44425</text:p>
          </table:table-cell>
          <table:table-cell office:value-type="float" office:value="0.038415370218618" calcext:value-type="float">
            <text:p>0,038415370218618</text:p>
          </table:table-cell>
          <table:table-cell office:value-type="float" office:value="-0.0112476107831394" calcext:value-type="float">
            <text:p>-0,0112476107831394</text:p>
          </table:table-cell>
          <table:table-cell office:value-type="float" office:value="-0.00542315577090776" calcext:value-type="float">
            <text:p>-0,00542315577090776</text:p>
          </table:table-cell>
          <table:table-cell office:value-type="float" office:value="0.000390572442187903" calcext:value-type="float">
            <text:p>0,000390572442187903</text:p>
          </table:table-cell>
          <table:table-cell office:value-type="float" office:value="-0.00413861987303033" calcext:value-type="float">
            <text:p>-0,0041386198730303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426" calcext:value-type="float">
            <text:p>44426</text:p>
          </table:table-cell>
          <table:table-cell office:value-type="float" office:value="-0.00547080840129648" calcext:value-type="float">
            <text:p>-0,00547080840129648</text:p>
          </table:table-cell>
          <table:table-cell office:value-type="float" office:value="-0.008788750585164" calcext:value-type="float">
            <text:p>-0,008788750585164</text:p>
          </table:table-cell>
          <table:table-cell office:value-type="float" office:value="0.0116718393635365" calcext:value-type="float">
            <text:p>0,0116718393635365</text:p>
          </table:table-cell>
          <table:table-cell office:value-type="float" office:value="-0.00616975059506971" calcext:value-type="float">
            <text:p>-0,00616975059506971</text:p>
          </table:table-cell>
          <table:table-cell office:value-type="float" office:value="0.0200093952407732" calcext:value-type="float">
            <text:p>0,020009395240773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427" calcext:value-type="float">
            <text:p>44427</text:p>
          </table:table-cell>
          <table:table-cell office:value-type="float" office:value="0.0415201344241249" calcext:value-type="float">
            <text:p>0,0415201344241249</text:p>
          </table:table-cell>
          <table:table-cell office:value-type="float" office:value="0.00519787095575495" calcext:value-type="float">
            <text:p>0,00519787095575495</text:p>
          </table:table-cell>
          <table:table-cell office:value-type="float" office:value="-0.0138553290805729" calcext:value-type="float">
            <text:p>-0,0138553290805729</text:p>
          </table:table-cell>
          <table:table-cell office:value-type="float" office:value="-0.00476267033106214" calcext:value-type="float">
            <text:p>-0,00476267033106214</text:p>
          </table:table-cell>
          <table:table-cell office:value-type="float" office:value="0.0045091506412372" calcext:value-type="float">
            <text:p>0,004509150641237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428" calcext:value-type="float">
            <text:p>44428</text:p>
          </table:table-cell>
          <table:table-cell office:value-type="float" office:value="0.0159372459016107" calcext:value-type="float">
            <text:p>0,0159372459016107</text:p>
          </table:table-cell>
          <table:table-cell office:value-type="float" office:value="0.00794017022965871" calcext:value-type="float">
            <text:p>0,00794017022965871</text:p>
          </table:table-cell>
          <table:table-cell office:value-type="float" office:value="0.00418241529771114" calcext:value-type="float">
            <text:p>0,00418241529771114</text:p>
          </table:table-cell>
          <table:table-cell office:value-type="float" office:value="-0.00670206321599864" calcext:value-type="float">
            <text:p>-0,00670206321599864</text:p>
          </table:table-cell>
          <table:table-cell office:value-type="float" office:value="0.00600822797088295" calcext:value-type="float">
            <text:p>0,0060082279708829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431" calcext:value-type="float">
            <text:p>44431</text:p>
          </table:table-cell>
          <table:table-cell office:value-type="float" office:value="-0.0131013084272435" calcext:value-type="float">
            <text:p>-0,0131013084272435</text:p>
          </table:table-cell>
          <table:table-cell office:value-type="float" office:value="-0.00427074013426928" calcext:value-type="float">
            <text:p>-0,00427074013426928</text:p>
          </table:table-cell>
          <table:table-cell office:value-type="float" office:value="0.0121608690901939" calcext:value-type="float">
            <text:p>0,0121608690901939</text:p>
          </table:table-cell>
          <table:table-cell office:value-type="float" office:value="0.0115259373223883" calcext:value-type="float">
            <text:p>0,0115259373223883</text:p>
          </table:table-cell>
          <table:table-cell office:value-type="float" office:value="0.00534791563375763" calcext:value-type="float">
            <text:p>0,0053479156337576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432" calcext:value-type="float">
            <text:p>44432</text:p>
          </table:table-cell>
          <table:table-cell office:value-type="float" office:value="0.00912115303968635" calcext:value-type="float">
            <text:p>0,00912115303968635</text:p>
          </table:table-cell>
          <table:table-cell office:value-type="float" office:value="0.0221647553570448" calcext:value-type="float">
            <text:p>0,0221647553570448</text:p>
          </table:table-cell>
          <table:table-cell office:value-type="float" office:value="0.00719139398990527" calcext:value-type="float">
            <text:p>0,00719139398990527</text:p>
          </table:table-cell>
          <table:table-cell office:value-type="float" office:value="-0.00620487845466671" calcext:value-type="float">
            <text:p>-0,00620487845466671</text:p>
          </table:table-cell>
          <table:table-cell office:value-type="float" office:value="0.00746226887096644" calcext:value-type="float">
            <text:p>0,0074622688709664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433" calcext:value-type="float">
            <text:p>44433</text:p>
          </table:table-cell>
          <table:table-cell office:value-type="float" office:value="-0.0218699211116968" calcext:value-type="float">
            <text:p>-0,0218699211116968</text:p>
          </table:table-cell>
          <table:table-cell office:value-type="float" office:value="0.00372823341657456" calcext:value-type="float">
            <text:p>0,00372823341657456</text:p>
          </table:table-cell>
          <table:table-cell office:value-type="float" office:value="-0.00118594232554835" calcext:value-type="float">
            <text:p>-0,00118594232554835</text:p>
          </table:table-cell>
          <table:table-cell office:value-type="float" office:value="0.00178509331985951" calcext:value-type="float">
            <text:p>0,00178509331985951</text:p>
          </table:table-cell>
          <table:table-cell office:value-type="float" office:value="0.000853736540634219" calcext:value-type="float">
            <text:p>0,00085373654063421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434" calcext:value-type="float">
            <text:p>44434</text:p>
          </table:table-cell>
          <table:table-cell office:value-type="float" office:value="-0.0115874346432458" calcext:value-type="float">
            <text:p>-0,0115874346432458</text:p>
          </table:table-cell>
          <table:table-cell office:value-type="float" office:value="-0.0166342889622851" calcext:value-type="float">
            <text:p>-0,0166342889622851</text:p>
          </table:table-cell>
          <table:table-cell office:value-type="float" office:value="-0.00454942128888078" calcext:value-type="float">
            <text:p>-0,00454942128888078</text:p>
          </table:table-cell>
          <table:table-cell office:value-type="float" office:value="-0.00383475577208795" calcext:value-type="float">
            <text:p>-0,00383475577208795</text:p>
          </table:table-cell>
          <table:table-cell office:value-type="float" office:value="-0.00216018278233036" calcext:value-type="float">
            <text:p>-0,0021601827823303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435" calcext:value-type="float">
            <text:p>44435</text:p>
          </table:table-cell>
          <table:table-cell office:value-type="float" office:value="0.000159948532868562" calcext:value-type="float">
            <text:p>0,000159948532868562</text:p>
          </table:table-cell>
          <table:table-cell office:value-type="float" office:value="0.0149478334950035" calcext:value-type="float">
            <text:p>0,0149478334950035</text:p>
          </table:table-cell>
          <table:table-cell office:value-type="float" office:value="0.00049371429359003" calcext:value-type="float">
            <text:p>0,00049371429359003</text:p>
          </table:table-cell>
          <table:table-cell office:value-type="float" office:value="0.00972037002178759" calcext:value-type="float">
            <text:p>0,00972037002178759</text:p>
          </table:table-cell>
          <table:table-cell office:value-type="float" office:value="0.00421314977457989" calcext:value-type="float">
            <text:p>0,0042131497745798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438" calcext:value-type="float">
            <text:p>44438</text:p>
          </table:table-cell>
          <table:table-cell office:value-type="float" office:value="-0.00390631320660925" calcext:value-type="float">
            <text:p>-0,00390631320660925</text:p>
          </table:table-cell>
          <table:table-cell office:value-type="float" office:value="-0.0061487934206746" calcext:value-type="float">
            <text:p>-0,0061487934206746</text:p>
          </table:table-cell>
          <table:table-cell office:value-type="float" office:value="-0.00233927844936616" calcext:value-type="float">
            <text:p>-0,00233927844936616</text:p>
          </table:table-cell>
          <table:table-cell office:value-type="float" office:value="0.00744418599987647" calcext:value-type="float">
            <text:p>0,00744418599987647</text:p>
          </table:table-cell>
          <table:table-cell office:value-type="float" office:value="0.000221702473146727" calcext:value-type="float">
            <text:p>0,00022170247314672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439" calcext:value-type="float">
            <text:p>44439</text:p>
          </table:table-cell>
          <table:table-cell office:value-type="float" office:value="-0.000210227986735534" calcext:value-type="float">
            <text:p>-0,000210227986735534</text:p>
          </table:table-cell>
          <table:table-cell office:value-type="float" office:value="-0.0093003929088284" calcext:value-type="float">
            <text:p>-0,0093003929088284</text:p>
          </table:table-cell>
          <table:table-cell office:value-type="float" office:value="0.00469580812990165" calcext:value-type="float">
            <text:p>0,00469580812990165</text:p>
          </table:table-cell>
          <table:table-cell office:value-type="float" office:value="-0.00489165171476679" calcext:value-type="float">
            <text:p>-0,00489165171476679</text:p>
          </table:table-cell>
          <table:table-cell office:value-type="float" office:value="-0.00654204392265209" calcext:value-type="float">
            <text:p>-0,0065420439226520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440" calcext:value-type="float">
            <text:p>44440</text:p>
          </table:table-cell>
          <table:table-cell office:value-type="float" office:value="-0.00021060439993259" calcext:value-type="float">
            <text:p>-0,00021060439993259</text:p>
          </table:table-cell>
          <table:table-cell office:value-type="float" office:value="0.00472847757924274" calcext:value-type="float">
            <text:p>0,00472847757924274</text:p>
          </table:table-cell>
          <table:table-cell office:value-type="float" office:value="-0.00748676128246535" calcext:value-type="float">
            <text:p>-0,00748676128246535</text:p>
          </table:table-cell>
          <table:table-cell office:value-type="float" office:value="-0.000958776140462094" calcext:value-type="float">
            <text:p>-0,000958776140462094</text:p>
          </table:table-cell>
          <table:table-cell office:value-type="float" office:value="-0.0144950946997116" calcext:value-type="float">
            <text:p>-0,014495094699711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441" calcext:value-type="float">
            <text:p>44441</text:p>
          </table:table-cell>
          <table:table-cell office:value-type="float" office:value="-0.0321998463807232" calcext:value-type="float">
            <text:p>-0,0321998463807232</text:p>
          </table:table-cell>
          <table:table-cell office:value-type="float" office:value="-0.0233539544708464" calcext:value-type="float">
            <text:p>-0,0233539544708464</text:p>
          </table:table-cell>
          <table:table-cell office:value-type="float" office:value="-0.00184464243300563" calcext:value-type="float">
            <text:p>-0,00184464243300563</text:p>
          </table:table-cell>
          <table:table-cell office:value-type="float" office:value="0.00257929818867068" calcext:value-type="float">
            <text:p>0,00257929818867068</text:p>
          </table:table-cell>
          <table:table-cell office:value-type="float" office:value="-0.00167923800176834" calcext:value-type="float">
            <text:p>-0,0016792380017683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442" calcext:value-type="float">
            <text:p>44442</text:p>
          </table:table-cell>
          <table:table-cell office:value-type="float" office:value="-0.00789069231058785" calcext:value-type="float">
            <text:p>-0,00789069231058785</text:p>
          </table:table-cell>
          <table:table-cell office:value-type="float" office:value="0.000479891015192495" calcext:value-type="float">
            <text:p>0,000479891015192495</text:p>
          </table:table-cell>
          <table:table-cell office:value-type="float" office:value="-0.00728762085138248" calcext:value-type="float">
            <text:p>-0,00728762085138248</text:p>
          </table:table-cell>
          <table:table-cell office:value-type="float" office:value="-0.00296586785380332" calcext:value-type="float">
            <text:p>-0,00296586785380332</text:p>
          </table:table-cell>
          <table:table-cell office:value-type="float" office:value="-0.00977481312878879" calcext:value-type="float">
            <text:p>-0,0097748131287887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445" calcext:value-type="float">
            <text:p>44445</text:p>
          </table:table-cell>
          <table:table-cell office:value-type="float" office:value="0.00516306543799095" calcext:value-type="float">
            <text:p>0,00516306543799095</text:p>
          </table:table-cell>
          <table:table-cell office:value-type="float" office:value="0.00817729988568654" calcext:value-type="float">
            <text:p>0,00817729988568654</text:p>
          </table:table-cell>
          <table:table-cell office:value-type="float" office:value="-0.000330023840576631" calcext:value-type="float">
            <text:p>-0,000330023840576631</text:p>
          </table:table-cell>
          <table:table-cell office:value-type="float" office:value="-0.0130282462736713" calcext:value-type="float">
            <text:p>-0,0130282462736713</text:p>
          </table:table-cell>
          <table:table-cell office:value-type="float" office:value="0.00208938872653097" calcext:value-type="float">
            <text:p>0,0020893887265309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447" calcext:value-type="float">
            <text:p>44447</text:p>
          </table:table-cell>
          <table:table-cell office:value-type="float" office:value="-0.0428973892926542" calcext:value-type="float">
            <text:p>-0,0428973892926542</text:p>
          </table:table-cell>
          <table:table-cell office:value-type="float" office:value="-0.0385742938369694" calcext:value-type="float">
            <text:p>-0,0385742938369694</text:p>
          </table:table-cell>
          <table:table-cell office:value-type="float" office:value="-0.0100323048381897" calcext:value-type="float">
            <text:p>-0,0100323048381897</text:p>
          </table:table-cell>
          <table:table-cell office:value-type="float" office:value="0.00445813414952466" calcext:value-type="float">
            <text:p>0,00445813414952466</text:p>
          </table:table-cell>
          <table:table-cell office:value-type="float" office:value="-0.0125361691568739" calcext:value-type="float">
            <text:p>-0,012536169156873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448" calcext:value-type="float">
            <text:p>44448</text:p>
          </table:table-cell>
          <table:table-cell office:value-type="float" office:value="-0.00022750629872581" calcext:value-type="float">
            <text:p>-0,00022750629872581</text:p>
          </table:table-cell>
          <table:table-cell office:value-type="float" office:value="0.0176320929336958" calcext:value-type="float">
            <text:p>0,0176320929336958</text:p>
          </table:table-cell>
          <table:table-cell office:value-type="float" office:value="0.000988186817732228" calcext:value-type="float">
            <text:p>0,000988186817732228</text:p>
          </table:table-cell>
          <table:table-cell office:value-type="float" office:value="-0.00187248573440918" calcext:value-type="float">
            <text:p>-0,00187248573440918</text:p>
          </table:table-cell>
          <table:table-cell office:value-type="float" office:value="-0.00433645346902233" calcext:value-type="float">
            <text:p>-0,0043364534690223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449" calcext:value-type="float">
            <text:p>44449</text:p>
          </table:table-cell>
          <table:table-cell office:value-type="float" office:value="0.0416819336395995" calcext:value-type="float">
            <text:p>0,0416819336395995</text:p>
          </table:table-cell>
          <table:table-cell office:value-type="float" office:value="-0.00918091180259901" calcext:value-type="float">
            <text:p>-0,00918091180259901</text:p>
          </table:table-cell>
          <table:table-cell office:value-type="float" office:value="0.0055025625549665" calcext:value-type="float">
            <text:p>0,0055025625549665</text:p>
          </table:table-cell>
          <table:table-cell office:value-type="float" office:value="-0.000213192720948309" calcext:value-type="float">
            <text:p>-0,000213192720948309</text:p>
          </table:table-cell>
          <table:table-cell office:value-type="float" office:value="0.0122533758617634" calcext:value-type="float">
            <text:p>0,012253375861763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452" calcext:value-type="float">
            <text:p>44452</text:p>
          </table:table-cell>
          <table:table-cell office:value-type="float" office:value="0.0455042637268529" calcext:value-type="float">
            <text:p>0,0455042637268529</text:p>
          </table:table-cell>
          <table:table-cell office:value-type="float" office:value="0.0172986428394451" calcext:value-type="float">
            <text:p>0,0172986428394451</text:p>
          </table:table-cell>
          <table:table-cell office:value-type="float" office:value="0.00170856971790677" calcext:value-type="float">
            <text:p>0,00170856971790677</text:p>
          </table:table-cell>
          <table:table-cell office:value-type="float" office:value="-0.00936693492279662" calcext:value-type="float">
            <text:p>-0,00936693492279662</text:p>
          </table:table-cell>
          <table:table-cell office:value-type="float" office:value="0.00758905051925222" calcext:value-type="float">
            <text:p>0,0075890505192522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453" calcext:value-type="float">
            <text:p>44453</text:p>
          </table:table-cell>
          <table:table-cell office:value-type="float" office:value="-0.0142495292532586" calcext:value-type="float">
            <text:p>-0,0142495292532586</text:p>
          </table:table-cell>
          <table:table-cell office:value-type="float" office:value="-0.00167908646028764" calcext:value-type="float">
            <text:p>-0,00167908646028764</text:p>
          </table:table-cell>
          <table:table-cell office:value-type="float" office:value="-0.00607030905248248" calcext:value-type="float">
            <text:p>-0,00607030905248248</text:p>
          </table:table-cell>
          <table:table-cell office:value-type="float" office:value="0.00698619494207567" calcext:value-type="float">
            <text:p>0,00698619494207567</text:p>
          </table:table-cell>
          <table:table-cell office:value-type="float" office:value="-0.000961483384096842" calcext:value-type="float">
            <text:p>-0,00096148338409684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454" calcext:value-type="float">
            <text:p>44454</text:p>
          </table:table-cell>
          <table:table-cell office:value-type="float" office:value="-0.0144508304045556" calcext:value-type="float">
            <text:p>-0,0144508304045556</text:p>
          </table:table-cell>
          <table:table-cell office:value-type="float" office:value="-0.00980445402126065" calcext:value-type="float">
            <text:p>-0,00980445402126065</text:p>
          </table:table-cell>
          <table:table-cell office:value-type="float" office:value="0.00887143442684717" calcext:value-type="float">
            <text:p>0,00887143442684717</text:p>
          </table:table-cell>
          <table:table-cell office:value-type="float" office:value="0.0215710084215411" calcext:value-type="float">
            <text:p>0,0215710084215411</text:p>
          </table:table-cell>
          <table:table-cell office:value-type="float" office:value="0.00148959665791815" calcext:value-type="float">
            <text:p>0,001489596657918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455" calcext:value-type="float">
            <text:p>44455</text:p>
          </table:table-cell>
          <table:table-cell office:value-type="float" office:value="-0.00136148831368898" calcext:value-type="float">
            <text:p>-0,00136148831368898</text:p>
          </table:table-cell>
          <table:table-cell office:value-type="float" office:value="-0.00965651856029588" calcext:value-type="float">
            <text:p>-0,00965651856029588</text:p>
          </table:table-cell>
          <table:table-cell office:value-type="float" office:value="-0.00961151637052871" calcext:value-type="float">
            <text:p>-0,00961151637052871</text:p>
          </table:table-cell>
          <table:table-cell office:value-type="float" office:value="-0.00354466670648443" calcext:value-type="float">
            <text:p>-0,00354466670648443</text:p>
          </table:table-cell>
          <table:table-cell office:value-type="float" office:value="0.00673634052192402" calcext:value-type="float">
            <text:p>0,0067363405219240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456" calcext:value-type="float">
            <text:p>44456</text:p>
          </table:table-cell>
          <table:table-cell office:value-type="float" office:value="-0.000232001390587655" calcext:value-type="float">
            <text:p>-0,000232001390587655</text:p>
          </table:table-cell>
          <table:table-cell office:value-type="float" office:value="-0.0187245933808505" calcext:value-type="float">
            <text:p>-0,0187245933808505</text:p>
          </table:table-cell>
          <table:table-cell office:value-type="float" office:value="-0.00099195654901557" calcext:value-type="float">
            <text:p>-0,00099195654901557</text:p>
          </table:table-cell>
          <table:table-cell office:value-type="float" office:value="-0.0217292240170515" calcext:value-type="float">
            <text:p>-0,0217292240170515</text:p>
          </table:table-cell>
          <table:table-cell office:value-type="float" office:value="0.0100923062388246" calcext:value-type="float">
            <text:p>0,01009230623882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459" calcext:value-type="float">
            <text:p>44459</text:p>
          </table:table-cell>
          <table:table-cell office:value-type="float" office:value="-0.0387008825964942" calcext:value-type="float">
            <text:p>-0,0387008825964942</text:p>
          </table:table-cell>
          <table:table-cell office:value-type="float" office:value="-0.0228010460761579" calcext:value-type="float">
            <text:p>-0,0228010460761579</text:p>
          </table:table-cell>
          <table:table-cell office:value-type="float" office:value="0.00184040920983506" calcext:value-type="float">
            <text:p>0,00184040920983506</text:p>
          </table:table-cell>
          <table:table-cell office:value-type="float" office:value="-0.00946349554688515" calcext:value-type="float">
            <text:p>-0,00946349554688515</text:p>
          </table:table-cell>
          <table:table-cell office:value-type="float" office:value="-0.00483172328530053" calcext:value-type="float">
            <text:p>-0,004831723285300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460" calcext:value-type="float">
            <text:p>44460</text:p>
          </table:table-cell>
          <table:table-cell office:value-type="float" office:value="0.0153279236387174" calcext:value-type="float">
            <text:p>0,0153279236387174</text:p>
          </table:table-cell>
          <table:table-cell office:value-type="float" office:value="0.0121762960277555" calcext:value-type="float">
            <text:p>0,0121762960277555</text:p>
          </table:table-cell>
          <table:table-cell office:value-type="float" office:value="-0.0054916331631906" calcext:value-type="float">
            <text:p>-0,0054916331631906</text:p>
          </table:table-cell>
          <table:table-cell office:value-type="float" office:value="-0.00564626457307658" calcext:value-type="float">
            <text:p>-0,00564626457307658</text:p>
          </table:table-cell>
          <table:table-cell office:value-type="float" office:value="0.0065465987920212" calcext:value-type="float">
            <text:p>0,006546598792021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461" calcext:value-type="float">
            <text:p>44461</text:p>
          </table:table-cell>
          <table:table-cell office:value-type="float" office:value="0.0131846886623891" calcext:value-type="float">
            <text:p>0,0131846886623891</text:p>
          </table:table-cell>
          <table:table-cell office:value-type="float" office:value="0.0160751068737095" calcext:value-type="float">
            <text:p>0,0160751068737095</text:p>
          </table:table-cell>
          <table:table-cell office:value-type="float" office:value="0.0158707565365792" calcext:value-type="float">
            <text:p>0,0158707565365792</text:p>
          </table:table-cell>
          <table:table-cell office:value-type="float" office:value="0.0147160586711593" calcext:value-type="float">
            <text:p>0,0147160586711593</text:p>
          </table:table-cell>
          <table:table-cell office:value-type="float" office:value="0.00394272742471113" calcext:value-type="float">
            <text:p>0,0039427274247111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462" calcext:value-type="float">
            <text:p>44462</text:p>
          </table:table-cell>
          <table:table-cell office:value-type="float" office:value="0.00923894129860232" calcext:value-type="float">
            <text:p>0,00923894129860232</text:p>
          </table:table-cell>
          <table:table-cell office:value-type="float" office:value="0.0150817327037774" calcext:value-type="float">
            <text:p>0,0150817327037774</text:p>
          </table:table-cell>
          <table:table-cell office:value-type="float" office:value="0.00958865735324852" calcext:value-type="float">
            <text:p>0,00958865735324852</text:p>
          </table:table-cell>
          <table:table-cell office:value-type="float" office:value="0.0243793687359965" calcext:value-type="float">
            <text:p>0,0243793687359965</text:p>
          </table:table-cell>
          <table:table-cell office:value-type="float" office:value="-0.00777879552145193" calcext:value-type="float">
            <text:p>-0,0077787955214519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463" calcext:value-type="float">
            <text:p>44463</text:p>
          </table:table-cell>
          <table:table-cell office:value-type="float" office:value="-0.00781620351801428" calcext:value-type="float">
            <text:p>-0,00781620351801428</text:p>
          </table:table-cell>
          <table:table-cell office:value-type="float" office:value="-0.00621183410525712" calcext:value-type="float">
            <text:p>-0,00621183410525712</text:p>
          </table:table-cell>
          <table:table-cell office:value-type="float" office:value="0.00151100152346185" calcext:value-type="float">
            <text:p>0,00151100152346185</text:p>
          </table:table-cell>
          <table:table-cell office:value-type="float" office:value="0.002217019260945" calcext:value-type="float">
            <text:p>0,002217019260945</text:p>
          </table:table-cell>
          <table:table-cell office:value-type="float" office:value="0.00565480565484168" calcext:value-type="float">
            <text:p>0,0056548056548416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466" calcext:value-type="float">
            <text:p>44466</text:p>
          </table:table-cell>
          <table:table-cell office:value-type="float" office:value="-0.0323074646446095" calcext:value-type="float">
            <text:p>-0,0323074646446095</text:p>
          </table:table-cell>
          <table:table-cell office:value-type="float" office:value="0.00224117568726654" calcext:value-type="float">
            <text:p>0,00224117568726654</text:p>
          </table:table-cell>
          <table:table-cell office:value-type="float" office:value="0.00841405493702206" calcext:value-type="float">
            <text:p>0,00841405493702206</text:p>
          </table:table-cell>
          <table:table-cell office:value-type="float" office:value="0.00578512748755235" calcext:value-type="float">
            <text:p>0,00578512748755235</text:p>
          </table:table-cell>
          <table:table-cell office:value-type="float" office:value="-0.00304553816118894" calcext:value-type="float">
            <text:p>-0,0030455381611889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467" calcext:value-type="float">
            <text:p>44467</text:p>
          </table:table-cell>
          <table:table-cell office:value-type="float" office:value="-0.0101042442098932" calcext:value-type="float">
            <text:p>-0,0101042442098932</text:p>
          </table:table-cell>
          <table:table-cell office:value-type="float" office:value="-0.0290662663921965" calcext:value-type="float">
            <text:p>-0,0290662663921965</text:p>
          </table:table-cell>
          <table:table-cell office:value-type="float" office:value="0.00311617392417335" calcext:value-type="float">
            <text:p>0,00311617392417335</text:p>
          </table:table-cell>
          <table:table-cell office:value-type="float" office:value="-0.0108267670158663" calcext:value-type="float">
            <text:p>-0,0108267670158663</text:p>
          </table:table-cell>
          <table:table-cell office:value-type="float" office:value="-0.00782307699771089" calcext:value-type="float">
            <text:p>-0,0078230769977108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468" calcext:value-type="float">
            <text:p>44468</text:p>
          </table:table-cell>
          <table:table-cell office:value-type="float" office:value="-0.0090016305305129" calcext:value-type="float">
            <text:p>-0,0090016305305129</text:p>
          </table:table-cell>
          <table:table-cell office:value-type="float" office:value="0.00741802859013708" calcext:value-type="float">
            <text:p>0,00741802859013708</text:p>
          </table:table-cell>
          <table:table-cell office:value-type="float" office:value="0.0049592654900167" calcext:value-type="float">
            <text:p>0,0049592654900167</text:p>
          </table:table-cell>
          <table:table-cell office:value-type="float" office:value="0.00663918957750798" calcext:value-type="float">
            <text:p>0,00663918957750798</text:p>
          </table:table-cell>
          <table:table-cell office:value-type="float" office:value="-0.00793540883486903" calcext:value-type="float">
            <text:p>-0,0079354088348690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469" calcext:value-type="float">
            <text:p>44469</text:p>
          </table:table-cell>
          <table:table-cell office:value-type="float" office:value="0.0234758512288231" calcext:value-type="float">
            <text:p>0,0234758512288231</text:p>
          </table:table-cell>
          <table:table-cell office:value-type="float" office:value="-0.00144076540296444" calcext:value-type="float">
            <text:p>-0,00144076540296444</text:p>
          </table:table-cell>
          <table:table-cell office:value-type="float" office:value="0.00632823144969509" calcext:value-type="float">
            <text:p>0,00632823144969509</text:p>
          </table:table-cell>
          <table:table-cell office:value-type="float" office:value="0.0116584854427665" calcext:value-type="float">
            <text:p>0,0116584854427665</text:p>
          </table:table-cell>
          <table:table-cell office:value-type="float" office:value="-0.00510603283396666" calcext:value-type="float">
            <text:p>-0,0051060328339666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470" calcext:value-type="float">
            <text:p>44470</text:p>
          </table:table-cell>
          <table:table-cell office:value-type="float" office:value="0.0071539985558092" calcext:value-type="float">
            <text:p>0,0071539985558092</text:p>
          </table:table-cell>
          <table:table-cell office:value-type="float" office:value="0.0159266048701837" calcext:value-type="float">
            <text:p>0,0159266048701837</text:p>
          </table:table-cell>
          <table:table-cell office:value-type="float" office:value="0.00641947664002699" calcext:value-type="float">
            <text:p>0,00641947664002699</text:p>
          </table:table-cell>
          <table:table-cell office:value-type="float" office:value="0.00153171867958663" calcext:value-type="float">
            <text:p>0,00153171867958663</text:p>
          </table:table-cell>
          <table:table-cell office:value-type="float" office:value="0.0179052466174582" calcext:value-type="float">
            <text:p>0,017905246617458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473" calcext:value-type="float">
            <text:p>44473</text:p>
          </table:table-cell>
          <table:table-cell office:value-type="float" office:value="-0.0450472026532544" calcext:value-type="float">
            <text:p>-0,0450472026532544</text:p>
          </table:table-cell>
          <table:table-cell office:value-type="float" office:value="-0.0219343626496938" calcext:value-type="float">
            <text:p>-0,0219343626496938</text:p>
          </table:table-cell>
          <table:table-cell office:value-type="float" office:value="0.0129317239156306" calcext:value-type="float">
            <text:p>0,0129317239156306</text:p>
          </table:table-cell>
          <table:table-cell office:value-type="float" office:value="-0.00163916413767505" calcext:value-type="float">
            <text:p>-0,00163916413767505</text:p>
          </table:table-cell>
          <table:table-cell office:value-type="float" office:value="-0.00616269826292988" calcext:value-type="float">
            <text:p>-0,0061626982629298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474" calcext:value-type="float">
            <text:p>44474</text:p>
          </table:table-cell>
          <table:table-cell office:value-type="float" office:value="0.0114462711000631" calcext:value-type="float">
            <text:p>0,0114462711000631</text:p>
          </table:table-cell>
          <table:table-cell office:value-type="float" office:value="0.00154581823510215" calcext:value-type="float">
            <text:p>0,00154581823510215</text:p>
          </table:table-cell>
          <table:table-cell office:value-type="float" office:value="-0.000706188214687908" calcext:value-type="float">
            <text:p>-0,000706188214687908</text:p>
          </table:table-cell>
          <table:table-cell office:value-type="float" office:value="-0.00811340357969498" calcext:value-type="float">
            <text:p>-0,00811340357969498</text:p>
          </table:table-cell>
          <table:table-cell office:value-type="float" office:value="-0.0155804865463293" calcext:value-type="float">
            <text:p>-0,015580486546329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475" calcext:value-type="float">
            <text:p>44475</text:p>
          </table:table-cell>
          <table:table-cell office:value-type="float" office:value="-0.0344932562764874" calcext:value-type="float">
            <text:p>-0,0344932562764874</text:p>
          </table:table-cell>
          <table:table-cell office:value-type="float" office:value="-0.000331539762625677" calcext:value-type="float">
            <text:p>-0,000331539762625677</text:p>
          </table:table-cell>
          <table:table-cell office:value-type="float" office:value="-0.0106771563485542" calcext:value-type="float">
            <text:p>-0,0106771563485542</text:p>
          </table:table-cell>
          <table:table-cell office:value-type="float" office:value="-0.00739399437326361" calcext:value-type="float">
            <text:p>-0,00739399437326361</text:p>
          </table:table-cell>
          <table:table-cell office:value-type="float" office:value="-0.0142929400729199" calcext:value-type="float">
            <text:p>-0,014292940072919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476" calcext:value-type="float">
            <text:p>44476</text:p>
          </table:table-cell>
          <table:table-cell office:value-type="float" office:value="0.0149827915554266" calcext:value-type="float">
            <text:p>0,0149827915554266</text:p>
          </table:table-cell>
          <table:table-cell office:value-type="float" office:value="-0.00153738997527553" calcext:value-type="float">
            <text:p>-0,00153738997527553</text:p>
          </table:table-cell>
          <table:table-cell office:value-type="float" office:value="0.00147720267302467" calcext:value-type="float">
            <text:p>0,00147720267302467</text:p>
          </table:table-cell>
          <table:table-cell office:value-type="float" office:value="0.00676662672536389" calcext:value-type="float">
            <text:p>0,00676662672536389</text:p>
          </table:table-cell>
          <table:table-cell office:value-type="float" office:value="0.00477086842902198" calcext:value-type="float">
            <text:p>0,004770868429021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477" calcext:value-type="float">
            <text:p>44477</text:p>
          </table:table-cell>
          <table:table-cell office:value-type="float" office:value="0.00464183673920603" calcext:value-type="float">
            <text:p>0,00464183673920603</text:p>
          </table:table-cell>
          <table:table-cell office:value-type="float" office:value="0.0201567960692203" calcext:value-type="float">
            <text:p>0,0201567960692203</text:p>
          </table:table-cell>
          <table:table-cell office:value-type="float" office:value="0.00380040187525885" calcext:value-type="float">
            <text:p>0,00380040187525885</text:p>
          </table:table-cell>
          <table:table-cell office:value-type="float" office:value="0.000191577997928294" calcext:value-type="float">
            <text:p>0,000191577997928294</text:p>
          </table:table-cell>
          <table:table-cell office:value-type="float" office:value="0.00784158541651583" calcext:value-type="float">
            <text:p>0,0078415854165158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480" calcext:value-type="float">
            <text:p>44480</text:p>
          </table:table-cell>
          <table:table-cell office:value-type="float" office:value="-0.00841513452139046" calcext:value-type="float">
            <text:p>-0,00841513452139046</text:p>
          </table:table-cell>
          <table:table-cell office:value-type="float" office:value="-0.00411420933661056" calcext:value-type="float">
            <text:p>-0,00411420933661056</text:p>
          </table:table-cell>
          <table:table-cell office:value-type="float" office:value="0.0137605636149052" calcext:value-type="float">
            <text:p>0,0137605636149052</text:p>
          </table:table-cell>
          <table:table-cell office:value-type="float" office:value="-0.00455616805079812" calcext:value-type="float">
            <text:p>-0,00455616805079812</text:p>
          </table:table-cell>
          <table:table-cell office:value-type="float" office:value="-0.000503930770549957" calcext:value-type="float">
            <text:p>-0,00050393077054995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4482" calcext:value-type="float">
            <text:p>44482</text:p>
          </table:table-cell>
          <table:table-cell office:value-type="float" office:value="-0.00436235626786161" calcext:value-type="float">
            <text:p>-0,00436235626786161</text:p>
          </table:table-cell>
          <table:table-cell office:value-type="float" office:value="0.0115077160916822" calcext:value-type="float">
            <text:p>0,0115077160916822</text:p>
          </table:table-cell>
          <table:table-cell office:value-type="float" office:value="-0.00718381843119092" calcext:value-type="float">
            <text:p>-0,00718381843119092</text:p>
          </table:table-cell>
          <table:table-cell office:value-type="float" office:value="-0.00121720215080761" calcext:value-type="float">
            <text:p>-0,00121720215080761</text:p>
          </table:table-cell>
          <table:table-cell office:value-type="float" office:value="0.00769435903459507" calcext:value-type="float">
            <text:p>0,0076943590345950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483" calcext:value-type="float">
            <text:p>44483</text:p>
          </table:table-cell>
          <table:table-cell office:value-type="float" office:value="-0.00231474049529719" calcext:value-type="float">
            <text:p>-0,00231474049529719</text:p>
          </table:table-cell>
          <table:table-cell office:value-type="float" office:value="-0.00274582447609436" calcext:value-type="float">
            <text:p>-0,00274582447609436</text:p>
          </table:table-cell>
          <table:table-cell office:value-type="float" office:value="0.00179564943192724" calcext:value-type="float">
            <text:p>0,00179564943192724</text:p>
          </table:table-cell>
          <table:table-cell office:value-type="float" office:value="0.00760456071201547" calcext:value-type="float">
            <text:p>0,00760456071201547</text:p>
          </table:table-cell>
          <table:table-cell office:value-type="float" office:value="-0.00731379917939504" calcext:value-type="float">
            <text:p>-0,0073137991793950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484" calcext:value-type="float">
            <text:p>44484</text:p>
          </table:table-cell>
          <table:table-cell office:value-type="float" office:value="0.00959133169596514" calcext:value-type="float">
            <text:p>0,00959133169596514</text:p>
          </table:table-cell>
          <table:table-cell office:value-type="float" office:value="0.0136237262525644" calcext:value-type="float">
            <text:p>0,0136237262525644</text:p>
          </table:table-cell>
          <table:table-cell office:value-type="float" office:value="-0.0013631240462364" calcext:value-type="float">
            <text:p>-0,0013631240462364</text:p>
          </table:table-cell>
          <table:table-cell office:value-type="float" office:value="-0.00531139629460876" calcext:value-type="float">
            <text:p>-0,00531139629460876</text:p>
          </table:table-cell>
          <table:table-cell office:value-type="float" office:value="0.00449080939049061" calcext:value-type="float">
            <text:p>0,0044908093904906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487" calcext:value-type="float">
            <text:p>44487</text:p>
          </table:table-cell>
          <table:table-cell office:value-type="float" office:value="-0.0313640084945639" calcext:value-type="float">
            <text:p>-0,0313640084945639</text:p>
          </table:table-cell>
          <table:table-cell office:value-type="float" office:value="-0.000590691345845591" calcext:value-type="float">
            <text:p>-0,000590691345845591</text:p>
          </table:table-cell>
          <table:table-cell office:value-type="float" office:value="0.0116755483388132" calcext:value-type="float">
            <text:p>0,0116755483388132</text:p>
          </table:table-cell>
          <table:table-cell office:value-type="float" office:value="-0.00914389669836527" calcext:value-type="float">
            <text:p>-0,00914389669836527</text:p>
          </table:table-cell>
          <table:table-cell office:value-type="float" office:value="0.00465251062337009" calcext:value-type="float">
            <text:p>0,0046525106233700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488" calcext:value-type="float">
            <text:p>44488</text:p>
          </table:table-cell>
          <table:table-cell office:value-type="float" office:value="-0.0104274390804376" calcext:value-type="float">
            <text:p>-0,0104274390804376</text:p>
          </table:table-cell>
          <table:table-cell office:value-type="float" office:value="-0.0325182506427366" calcext:value-type="float">
            <text:p>-0,0325182506427366</text:p>
          </table:table-cell>
          <table:table-cell office:value-type="float" office:value="0.00615653831275236" calcext:value-type="float">
            <text:p>0,00615653831275236</text:p>
          </table:table-cell>
          <table:table-cell office:value-type="float" office:value="0.0051424307036689" calcext:value-type="float">
            <text:p>0,0051424307036689</text:p>
          </table:table-cell>
          <table:table-cell office:value-type="float" office:value="-0.00451166914771791" calcext:value-type="float">
            <text:p>-0,0045116691477179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489" calcext:value-type="float">
            <text:p>44489</text:p>
          </table:table-cell>
          <table:table-cell office:value-type="float" office:value="-0.00453226492434612" calcext:value-type="float">
            <text:p>-0,00453226492434612</text:p>
          </table:table-cell>
          <table:table-cell office:value-type="float" office:value="0.00102235706619418" calcext:value-type="float">
            <text:p>0,00102235706619418</text:p>
          </table:table-cell>
          <table:table-cell office:value-type="float" office:value="0.00657705537917947" calcext:value-type="float">
            <text:p>0,00657705537917947</text:p>
          </table:table-cell>
          <table:table-cell office:value-type="float" office:value="-0.0029066669946404" calcext:value-type="float">
            <text:p>-0,0029066669946404</text:p>
          </table:table-cell>
          <table:table-cell office:value-type="float" office:value="0.00518547646932746" calcext:value-type="float">
            <text:p>0,005185476469327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490" calcext:value-type="float">
            <text:p>44490</text:p>
          </table:table-cell>
          <table:table-cell office:value-type="float" office:value="-0.0542703710081405" calcext:value-type="float">
            <text:p>-0,0542703710081405</text:p>
          </table:table-cell>
          <table:table-cell office:value-type="float" office:value="-0.0273960050237742" calcext:value-type="float">
            <text:p>-0,0273960050237742</text:p>
          </table:table-cell>
          <table:table-cell office:value-type="float" office:value="-0.00209494818368637" calcext:value-type="float">
            <text:p>-0,00209494818368637</text:p>
          </table:table-cell>
          <table:table-cell office:value-type="float" office:value="0.00244630016343994" calcext:value-type="float">
            <text:p>0,00244630016343994</text:p>
          </table:table-cell>
          <table:table-cell office:value-type="float" office:value="-0.00917065112086313" calcext:value-type="float">
            <text:p>-0,0091706511208631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491" calcext:value-type="float">
            <text:p>44491</text:p>
          </table:table-cell>
          <table:table-cell office:value-type="float" office:value="-0.0587927148563094" calcext:value-type="float">
            <text:p>-0,0587927148563094</text:p>
          </table:table-cell>
          <table:table-cell office:value-type="float" office:value="-0.0138158205611596" calcext:value-type="float">
            <text:p>-0,0138158205611596</text:p>
          </table:table-cell>
          <table:table-cell office:value-type="float" office:value="-0.00885475368300842" calcext:value-type="float">
            <text:p>-0,00885475368300842</text:p>
          </table:table-cell>
          <table:table-cell office:value-type="float" office:value="0.000153729351146582" calcext:value-type="float">
            <text:p>0,000153729351146582</text:p>
          </table:table-cell>
          <table:table-cell office:value-type="float" office:value="-0.0125166405995891" calcext:value-type="float">
            <text:p>-0,012516640599589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494" calcext:value-type="float">
            <text:p>44494</text:p>
          </table:table-cell>
          <table:table-cell office:value-type="float" office:value="0.105357951588349" calcext:value-type="float">
            <text:p>0,105357951588349</text:p>
          </table:table-cell>
          <table:table-cell office:value-type="float" office:value="0.0228235908784873" calcext:value-type="float">
            <text:p>0,0228235908784873</text:p>
          </table:table-cell>
          <table:table-cell office:value-type="float" office:value="0.00361558516087821" calcext:value-type="float">
            <text:p>0,00361558516087821</text:p>
          </table:table-cell>
          <table:table-cell office:value-type="float" office:value="0.00949462090391379" calcext:value-type="float">
            <text:p>0,00949462090391379</text:p>
          </table:table-cell>
          <table:table-cell office:value-type="float" office:value="0.017667566432254" calcext:value-type="float">
            <text:p>0,017667566432254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495" calcext:value-type="float">
            <text:p>44495</text:p>
          </table:table-cell>
          <table:table-cell office:value-type="float" office:value="-0.0688569636866421" calcext:value-type="float">
            <text:p>-0,0688569636866421</text:p>
          </table:table-cell>
          <table:table-cell office:value-type="float" office:value="-0.0187982976496458" calcext:value-type="float">
            <text:p>-0,0187982976496458</text:p>
          </table:table-cell>
          <table:table-cell office:value-type="float" office:value="0.00827777523645357" calcext:value-type="float">
            <text:p>0,00827777523645357</text:p>
          </table:table-cell>
          <table:table-cell office:value-type="float" office:value="-0.000453372876833322" calcext:value-type="float">
            <text:p>-0,000453372876833322</text:p>
          </table:table-cell>
          <table:table-cell office:value-type="float" office:value="-0.0148744297316754" calcext:value-type="float">
            <text:p>-0,014874429731675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496" calcext:value-type="float">
            <text:p>44496</text:p>
          </table:table-cell>
          <table:table-cell office:value-type="float" office:value="-0.000755403793455387" calcext:value-type="float">
            <text:p>-0,000755403793455387</text:p>
          </table:table-cell>
          <table:table-cell office:value-type="float" office:value="-0.00106249675103456" calcext:value-type="float">
            <text:p>-0,00106249675103456</text:p>
          </table:table-cell>
          <table:table-cell office:value-type="float" office:value="-0.00768286876137072" calcext:value-type="float">
            <text:p>-0,00768286876137072</text:p>
          </table:table-cell>
          <table:table-cell office:value-type="float" office:value="-0.0137475579728267" calcext:value-type="float">
            <text:p>-0,0137475579728267</text:p>
          </table:table-cell>
          <table:table-cell office:value-type="float" office:value="-0.00351068509889764" calcext:value-type="float">
            <text:p>-0,0035106850988976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497" calcext:value-type="float">
            <text:p>44497</text:p>
          </table:table-cell>
          <table:table-cell office:value-type="float" office:value="-0.0373959026093143" calcext:value-type="float">
            <text:p>-0,0373959026093143</text:p>
          </table:table-cell>
          <table:table-cell office:value-type="float" office:value="-0.00381244622061087" calcext:value-type="float">
            <text:p>-0,00381244622061087</text:p>
          </table:table-cell>
          <table:table-cell office:value-type="float" office:value="-0.0107106650083645" calcext:value-type="float">
            <text:p>-0,0107106650083645</text:p>
          </table:table-cell>
          <table:table-cell office:value-type="float" office:value="0.00815177147620054" calcext:value-type="float">
            <text:p>0,00815177147620054</text:p>
          </table:table-cell>
          <table:table-cell office:value-type="float" office:value="-0.016137982552927" calcext:value-type="float">
            <text:p>-0,01613798255292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498" calcext:value-type="float">
            <text:p>44498</text:p>
          </table:table-cell>
          <table:table-cell office:value-type="float" office:value="-0.0358461797369705" calcext:value-type="float">
            <text:p>-0,0358461797369705</text:p>
          </table:table-cell>
          <table:table-cell office:value-type="float" office:value="-0.0203326249768033" calcext:value-type="float">
            <text:p>-0,0203326249768033</text:p>
          </table:table-cell>
          <table:table-cell office:value-type="float" office:value="-0.00542535920273473" calcext:value-type="float">
            <text:p>-0,00542535920273473</text:p>
          </table:table-cell>
          <table:table-cell office:value-type="float" office:value="-0.0130866270361046" calcext:value-type="float">
            <text:p>-0,0130866270361046</text:p>
          </table:table-cell>
          <table:table-cell office:value-type="float" office:value="-0.0141414743376894" calcext:value-type="float">
            <text:p>-0,014141474337689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501" calcext:value-type="float">
            <text:p>44501</text:p>
          </table:table-cell>
          <table:table-cell office:value-type="float" office:value="0.0309438660931291" calcext:value-type="float">
            <text:p>0,0309438660931291</text:p>
          </table:table-cell>
          <table:table-cell office:value-type="float" office:value="0.020303163901009" calcext:value-type="float">
            <text:p>0,020303163901009</text:p>
          </table:table-cell>
          <table:table-cell office:value-type="float" office:value="0.00969611579855104" calcext:value-type="float">
            <text:p>0,00969611579855104</text:p>
          </table:table-cell>
          <table:table-cell office:value-type="float" office:value="-0.0203204439390309" calcext:value-type="float">
            <text:p>-0,0203204439390309</text:p>
          </table:table-cell>
          <table:table-cell office:value-type="float" office:value="0.0153234414427821" calcext:value-type="float">
            <text:p>0,015323441442782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503" calcext:value-type="float">
            <text:p>44503</text:p>
          </table:table-cell>
          <table:table-cell office:value-type="float" office:value="0.00926691601129752" calcext:value-type="float">
            <text:p>0,00926691601129752</text:p>
          </table:table-cell>
          <table:table-cell office:value-type="float" office:value="0.00479181658786199" calcext:value-type="float">
            <text:p>0,00479181658786199</text:p>
          </table:table-cell>
          <table:table-cell office:value-type="float" office:value="-0.0173635481191286" calcext:value-type="float">
            <text:p>-0,0173635481191286</text:p>
          </table:table-cell>
          <table:table-cell office:value-type="float" office:value="-0.0177816206807224" calcext:value-type="float">
            <text:p>-0,0177816206807224</text:p>
          </table:table-cell>
          <table:table-cell office:value-type="float" office:value="0.011783327913162" calcext:value-type="float">
            <text:p>0,01178332791316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504" calcext:value-type="float">
            <text:p>44504</text:p>
          </table:table-cell>
          <table:table-cell office:value-type="float" office:value="-0.00172599356195347" calcext:value-type="float">
            <text:p>-0,00172599356195347</text:p>
          </table:table-cell>
          <table:table-cell office:value-type="float" office:value="-0.0202046498396946" calcext:value-type="float">
            <text:p>-0,0202046498396946</text:p>
          </table:table-cell>
          <table:table-cell office:value-type="float" office:value="-0.0125153104838236" calcext:value-type="float">
            <text:p>-0,0125153104838236</text:p>
          </table:table-cell>
          <table:table-cell office:value-type="float" office:value="0.0127910368496766" calcext:value-type="float">
            <text:p>0,0127910368496766</text:p>
          </table:table-cell>
          <table:table-cell office:value-type="float" office:value="-0.0030754913729061" calcext:value-type="float">
            <text:p>-0,003075491372906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505" calcext:value-type="float">
            <text:p>44505</text:p>
          </table:table-cell>
          <table:table-cell office:value-type="float" office:value="-0.0127689509678397" calcext:value-type="float">
            <text:p>-0,0127689509678397</text:p>
          </table:table-cell>
          <table:table-cell office:value-type="float" office:value="0.011321757770396" calcext:value-type="float">
            <text:p>0,011321757770396</text:p>
          </table:table-cell>
          <table:table-cell office:value-type="float" office:value="-0.00829052015293812" calcext:value-type="float">
            <text:p>-0,00829052015293812</text:p>
          </table:table-cell>
          <table:table-cell office:value-type="float" office:value="-0.00732665526524796" calcext:value-type="float">
            <text:p>-0,00732665526524796</text:p>
          </table:table-cell>
          <table:table-cell office:value-type="float" office:value="0.00145332343222777" calcext:value-type="float">
            <text:p>0,0014533234322277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508" calcext:value-type="float">
            <text:p>44508</text:p>
          </table:table-cell>
          <table:table-cell office:value-type="float" office:value="-0.0202907926203203" calcext:value-type="float">
            <text:p>-0,0202907926203203</text:p>
          </table:table-cell>
          <table:table-cell office:value-type="float" office:value="-0.00202476172688766" calcext:value-type="float">
            <text:p>-0,00202476172688766</text:p>
          </table:table-cell>
          <table:table-cell office:value-type="float" office:value="0.0157354349589389" calcext:value-type="float">
            <text:p>0,0157354349589389</text:p>
          </table:table-cell>
          <table:table-cell office:value-type="float" office:value="0.00622894524717747" calcext:value-type="float">
            <text:p>0,00622894524717747</text:p>
          </table:table-cell>
          <table:table-cell office:value-type="float" office:value="-0.00798829854594955" calcext:value-type="float">
            <text:p>-0,007988298545949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509" calcext:value-type="float">
            <text:p>44509</text:p>
          </table:table-cell>
          <table:table-cell office:value-type="float" office:value="0.00656292050972647" calcext:value-type="float">
            <text:p>0,00656292050972647</text:p>
          </table:table-cell>
          <table:table-cell office:value-type="float" office:value="0.00720461884844916" calcext:value-type="float">
            <text:p>0,00720461884844916</text:p>
          </table:table-cell>
          <table:table-cell office:value-type="float" office:value="-0.00984811191895352" calcext:value-type="float">
            <text:p>-0,00984811191895352</text:p>
          </table:table-cell>
          <table:table-cell office:value-type="float" office:value="-0.00951236235665624" calcext:value-type="float">
            <text:p>-0,00951236235665624</text:p>
          </table:table-cell>
          <table:table-cell office:value-type="float" office:value="-0.000287368381807439" calcext:value-type="float">
            <text:p>-0,00028736838180743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510" calcext:value-type="float">
            <text:p>44510</text:p>
          </table:table-cell>
          <table:table-cell office:value-type="float" office:value="0.0663661997429355" calcext:value-type="float">
            <text:p>0,0663661997429355</text:p>
          </table:table-cell>
          <table:table-cell office:value-type="float" office:value="0.00385122349075812" calcext:value-type="float">
            <text:p>0,00385122349075812</text:p>
          </table:table-cell>
          <table:table-cell office:value-type="float" office:value="0.00594466192283803" calcext:value-type="float">
            <text:p>0,00594466192283803</text:p>
          </table:table-cell>
          <table:table-cell office:value-type="float" office:value="-0.0101590315459228" calcext:value-type="float">
            <text:p>-0,0101590315459228</text:p>
          </table:table-cell>
          <table:table-cell office:value-type="float" office:value="0.0247410853282189" calcext:value-type="float">
            <text:p>0,024741085328218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4511" calcext:value-type="float">
            <text:p>44511</text:p>
          </table:table-cell>
          <table:table-cell office:value-type="float" office:value="0.0578904972738097" calcext:value-type="float">
            <text:p>0,0578904972738097</text:p>
          </table:table-cell>
          <table:table-cell office:value-type="float" office:value="0.0127834273256242" calcext:value-type="float">
            <text:p>0,0127834273256242</text:p>
          </table:table-cell>
          <table:table-cell office:value-type="float" office:value="0.00534376876574249" calcext:value-type="float">
            <text:p>0,00534376876574249</text:p>
          </table:table-cell>
          <table:table-cell office:value-type="float" office:value="0.0033751858492937" calcext:value-type="float">
            <text:p>0,0033751858492937</text:p>
          </table:table-cell>
          <table:table-cell office:value-type="float" office:value="0.00917212635607546" calcext:value-type="float">
            <text:p>0,009172126356075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512" calcext:value-type="float">
            <text:p>44512</text:p>
          </table:table-cell>
          <table:table-cell office:value-type="float" office:value="-0.00985113954473008" calcext:value-type="float">
            <text:p>-0,00985113954473008</text:p>
          </table:table-cell>
          <table:table-cell office:value-type="float" office:value="-0.0119046113434103" calcext:value-type="float">
            <text:p>-0,0119046113434103</text:p>
          </table:table-cell>
          <table:table-cell office:value-type="float" office:value="0.00703027838459787" calcext:value-type="float">
            <text:p>0,00703027838459787</text:p>
          </table:table-cell>
          <table:table-cell office:value-type="float" office:value="0.0072027828256598" calcext:value-type="float">
            <text:p>0,0072027828256598</text:p>
          </table:table-cell>
          <table:table-cell office:value-type="float" office:value="-0.016466077791299" calcext:value-type="float">
            <text:p>-0,01646607779129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516" calcext:value-type="float">
            <text:p>44516</text:p>
          </table:table-cell>
          <table:table-cell office:value-type="float" office:value="-0.0357968474497863" calcext:value-type="float">
            <text:p>-0,0357968474497863</text:p>
          </table:table-cell>
          <table:table-cell office:value-type="float" office:value="-0.0182472083721912" calcext:value-type="float">
            <text:p>-0,0182472083721912</text:p>
          </table:table-cell>
          <table:table-cell office:value-type="float" office:value="0.00388724432382144" calcext:value-type="float">
            <text:p>0,00388724432382144</text:p>
          </table:table-cell>
          <table:table-cell office:value-type="float" office:value="0.0119760188404275" calcext:value-type="float">
            <text:p>0,0119760188404275</text:p>
          </table:table-cell>
          <table:table-cell office:value-type="float" office:value="-0.0147605998869251" calcext:value-type="float">
            <text:p>-0,01476059988692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517" calcext:value-type="float">
            <text:p>44517</text:p>
          </table:table-cell>
          <table:table-cell office:value-type="float" office:value="-0.025925119654189" calcext:value-type="float">
            <text:p>-0,025925119654189</text:p>
          </table:table-cell>
          <table:table-cell office:value-type="float" office:value="-0.0132456875465228" calcext:value-type="float">
            <text:p>-0,0132456875465228</text:p>
          </table:table-cell>
          <table:table-cell office:value-type="float" office:value="-0.00360114367260788" calcext:value-type="float">
            <text:p>-0,00360114367260788</text:p>
          </table:table-cell>
          <table:table-cell office:value-type="float" office:value="0.00521472606462873" calcext:value-type="float">
            <text:p>0,00521472606462873</text:p>
          </table:table-cell>
          <table:table-cell office:value-type="float" office:value="-0.00890130633889406" calcext:value-type="float">
            <text:p>-0,0089013063388940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518" calcext:value-type="float">
            <text:p>44518</text:p>
          </table:table-cell>
          <table:table-cell office:value-type="float" office:value="0.000143376482698104" calcext:value-type="float">
            <text:p>0,000143376482698104</text:p>
          </table:table-cell>
          <table:table-cell office:value-type="float" office:value="-0.00400781389983273" calcext:value-type="float">
            <text:p>-0,00400781389983273</text:p>
          </table:table-cell>
          <table:table-cell office:value-type="float" office:value="-0.00906521704653571" calcext:value-type="float">
            <text:p>-0,00906521704653571</text:p>
          </table:table-cell>
          <table:table-cell office:value-type="float" office:value="0.00295464794334261" calcext:value-type="float">
            <text:p>0,00295464794334261</text:p>
          </table:table-cell>
          <table:table-cell office:value-type="float" office:value="0.00988507234438644" calcext:value-type="float">
            <text:p>0,0098850723443864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519" calcext:value-type="float">
            <text:p>44519</text:p>
          </table:table-cell>
          <table:table-cell office:value-type="float" office:value="0.0502312218468465" calcext:value-type="float">
            <text:p>0,0502312218468465</text:p>
          </table:table-cell>
          <table:table-cell office:value-type="float" office:value="0.00600968707205143" calcext:value-type="float">
            <text:p>0,00600968707205143</text:p>
          </table:table-cell>
          <table:table-cell office:value-type="float" office:value="0.0000764" calcext:value-type="float">
            <text:p>0,0000764</text:p>
          </table:table-cell>
          <table:table-cell office:value-type="float" office:value="-0.00772782805947523" calcext:value-type="float">
            <text:p>-0,00772782805947523</text:p>
          </table:table-cell>
          <table:table-cell office:value-type="float" office:value="0.0145084677888521" calcext:value-type="float">
            <text:p>0,014508467788852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522" calcext:value-type="float">
            <text:p>44522</text:p>
          </table:table-cell>
          <table:table-cell office:value-type="float" office:value="-0.0366273311262021" calcext:value-type="float">
            <text:p>-0,0366273311262021</text:p>
          </table:table-cell>
          <table:table-cell office:value-type="float" office:value="-0.00955877755341786" calcext:value-type="float">
            <text:p>-0,00955877755341786</text:p>
          </table:table-cell>
          <table:table-cell office:value-type="float" office:value="0.0187537890845953" calcext:value-type="float">
            <text:p>0,0187537890845953</text:p>
          </table:table-cell>
          <table:table-cell office:value-type="float" office:value="0.0161287256640286" calcext:value-type="float">
            <text:p>0,0161287256640286</text:p>
          </table:table-cell>
          <table:table-cell office:value-type="float" office:value="0.00295139246246155" calcext:value-type="float">
            <text:p>0,002951392462461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523" calcext:value-type="float">
            <text:p>44523</text:p>
          </table:table-cell>
          <table:table-cell office:value-type="float" office:value="-0.0398947970646279" calcext:value-type="float">
            <text:p>-0,0398947970646279</text:p>
          </table:table-cell>
          <table:table-cell office:value-type="float" office:value="0.0113290518297812" calcext:value-type="float">
            <text:p>0,0113290518297812</text:p>
          </table:table-cell>
          <table:table-cell office:value-type="float" office:value="0.0088797665608749" calcext:value-type="float">
            <text:p>0,0088797665608749</text:p>
          </table:table-cell>
          <table:table-cell office:value-type="float" office:value="0.00207539072237807" calcext:value-type="float">
            <text:p>0,00207539072237807</text:p>
          </table:table-cell>
          <table:table-cell office:value-type="float" office:value="-0.0203783225635429" calcext:value-type="float">
            <text:p>-0,020378322563542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4524" calcext:value-type="float">
            <text:p>44524</text:p>
          </table:table-cell>
          <table:table-cell office:value-type="float" office:value="-0.0209576908022306" calcext:value-type="float">
            <text:p>-0,0209576908022306</text:p>
          </table:table-cell>
          <table:table-cell office:value-type="float" office:value="0.00797797967666145" calcext:value-type="float">
            <text:p>0,00797797967666145</text:p>
          </table:table-cell>
          <table:table-cell office:value-type="float" office:value="0.00814629026088759" calcext:value-type="float">
            <text:p>0,00814629026088759</text:p>
          </table:table-cell>
          <table:table-cell office:value-type="float" office:value="0.000717362535294035" calcext:value-type="float">
            <text:p>0,000717362535294035</text:p>
          </table:table-cell>
          <table:table-cell office:value-type="float" office:value="0.00302369314629115" calcext:value-type="float">
            <text:p>0,003023693146291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525" calcext:value-type="float">
            <text:p>44525</text:p>
          </table:table-cell>
          <table:table-cell office:value-type="float" office:value="0.030692303134668" calcext:value-type="float">
            <text:p>0,030692303134668</text:p>
          </table:table-cell>
          <table:table-cell office:value-type="float" office:value="0.0126188491413562" calcext:value-type="float">
            <text:p>0,0126188491413562</text:p>
          </table:table-cell>
          <table:table-cell office:value-type="float" office:value="0.00048345951604762" calcext:value-type="float">
            <text:p>0,00048345951604762</text:p>
          </table:table-cell>
          <table:table-cell office:value-type="float" office:value="-0.00349036652005291" calcext:value-type="float">
            <text:p>-0,00349036652005291</text:p>
          </table:table-cell>
          <table:table-cell office:value-type="float" office:value="0.0102128083206385" calcext:value-type="float">
            <text:p>0,010212808320638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4526" calcext:value-type="float">
            <text:p>44526</text:p>
          </table:table-cell>
          <table:table-cell office:value-type="float" office:value="-0.0902500306338099" calcext:value-type="float">
            <text:p>-0,0902500306338099</text:p>
          </table:table-cell>
          <table:table-cell office:value-type="float" office:value="-0.0322227477034997" calcext:value-type="float">
            <text:p>-0,0322227477034997</text:p>
          </table:table-cell>
          <table:table-cell office:value-type="float" office:value="0.00411756678423358" calcext:value-type="float">
            <text:p>0,00411756678423358</text:p>
          </table:table-cell>
          <table:table-cell office:value-type="float" office:value="0.000644836580582502" calcext:value-type="float">
            <text:p>0,000644836580582502</text:p>
          </table:table-cell>
          <table:table-cell office:value-type="float" office:value="0.0048901444048404" calcext:value-type="float">
            <text:p>0,00489014440484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529" calcext:value-type="float">
            <text:p>44529</text:p>
          </table:table-cell>
          <table:table-cell office:value-type="float" office:value="-0.0306050867821792" calcext:value-type="float">
            <text:p>-0,0306050867821792</text:p>
          </table:table-cell>
          <table:table-cell office:value-type="float" office:value="0.00327128387423915" calcext:value-type="float">
            <text:p>0,00327128387423915</text:p>
          </table:table-cell>
          <table:table-cell office:value-type="float" office:value="0.00890428589288847" calcext:value-type="float">
            <text:p>0,00890428589288847</text:p>
          </table:table-cell>
          <table:table-cell office:value-type="float" office:value="0.0133658240081494" calcext:value-type="float">
            <text:p>0,0133658240081494</text:p>
          </table:table-cell>
          <table:table-cell office:value-type="float" office:value="-0.0101293325748368" calcext:value-type="float">
            <text:p>-0,010129332574836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530" calcext:value-type="float">
            <text:p>44530</text:p>
          </table:table-cell>
          <table:table-cell office:value-type="float" office:value="-0.0425469876360392" calcext:value-type="float">
            <text:p>-0,0425469876360392</text:p>
          </table:table-cell>
          <table:table-cell office:value-type="float" office:value="-0.00958331477442971" calcext:value-type="float">
            <text:p>-0,00958331477442971</text:p>
          </table:table-cell>
          <table:table-cell office:value-type="float" office:value="0.00691691851624414" calcext:value-type="float">
            <text:p>0,00691691851624414</text:p>
          </table:table-cell>
          <table:table-cell office:value-type="float" office:value="-0.00385901927143574" calcext:value-type="float">
            <text:p>-0,00385901927143574</text:p>
          </table:table-cell>
          <table:table-cell office:value-type="float" office:value="0.00304729497429911" calcext:value-type="float">
            <text:p>0,0030472949742991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531" calcext:value-type="float">
            <text:p>44531</text:p>
          </table:table-cell>
          <table:table-cell office:value-type="float" office:value="-0.0624806731878177" calcext:value-type="float">
            <text:p>-0,0624806731878177</text:p>
          </table:table-cell>
          <table:table-cell office:value-type="float" office:value="-0.0109927028797686" calcext:value-type="float">
            <text:p>-0,0109927028797686</text:p>
          </table:table-cell>
          <table:table-cell office:value-type="float" office:value="0.00654080724984406" calcext:value-type="float">
            <text:p>0,00654080724984406</text:p>
          </table:table-cell>
          <table:table-cell office:value-type="float" office:value="0.00340141255881399" calcext:value-type="float">
            <text:p>0,00340141255881399</text:p>
          </table:table-cell>
          <table:table-cell office:value-type="float" office:value="0.000889323737448568" calcext:value-type="float">
            <text:p>0,00088932373744856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532" calcext:value-type="float">
            <text:p>44532</text:p>
          </table:table-cell>
          <table:table-cell office:value-type="float" office:value="0.024069065190047" calcext:value-type="float">
            <text:p>0,024069065190047</text:p>
          </table:table-cell>
          <table:table-cell office:value-type="float" office:value="0.0329099565645511" calcext:value-type="float">
            <text:p>0,0329099565645511</text:p>
          </table:table-cell>
          <table:table-cell office:value-type="float" office:value="0.00942091174875286" calcext:value-type="float">
            <text:p>0,00942091174875286</text:p>
          </table:table-cell>
          <table:table-cell office:value-type="float" office:value="0.0043290673259617" calcext:value-type="float">
            <text:p>0,0043290673259617</text:p>
          </table:table-cell>
          <table:table-cell office:value-type="float" office:value="-0.0119026483713328" calcext:value-type="float">
            <text:p>-0,011902648371332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533" calcext:value-type="float">
            <text:p>44533</text:p>
          </table:table-cell>
          <table:table-cell office:value-type="float" office:value="0.0456595950561571" calcext:value-type="float">
            <text:p>0,0456595950561571</text:p>
          </table:table-cell>
          <table:table-cell office:value-type="float" office:value="0.00577136449149955" calcext:value-type="float">
            <text:p>0,00577136449149955</text:p>
          </table:table-cell>
          <table:table-cell office:value-type="float" office:value="-0.0057473892907299" calcext:value-type="float">
            <text:p>-0,0057473892907299</text:p>
          </table:table-cell>
          <table:table-cell office:value-type="float" office:value="-0.0154124593429479" calcext:value-type="float">
            <text:p>-0,0154124593429479</text:p>
          </table:table-cell>
          <table:table-cell office:value-type="float" office:value="0.0205576055268026" calcext:value-type="float">
            <text:p>0,020557605526802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536" calcext:value-type="float">
            <text:p>44536</text:p>
          </table:table-cell>
          <table:table-cell office:value-type="float" office:value="0.0240299728870496" calcext:value-type="float">
            <text:p>0,0240299728870496</text:p>
          </table:table-cell>
          <table:table-cell office:value-type="float" office:value="0.0151643362259566" calcext:value-type="float">
            <text:p>0,0151643362259566</text:p>
          </table:table-cell>
          <table:table-cell office:value-type="float" office:value="0.00790687409287552" calcext:value-type="float">
            <text:p>0,00790687409287552</text:p>
          </table:table-cell>
          <table:table-cell office:value-type="float" office:value="-0.00358312342057718" calcext:value-type="float">
            <text:p>-0,00358312342057718</text:p>
          </table:table-cell>
          <table:table-cell office:value-type="float" office:value="0.0150564789143818" calcext:value-type="float">
            <text:p>0,015056478914381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537" calcext:value-type="float">
            <text:p>44537</text:p>
          </table:table-cell>
          <table:table-cell office:value-type="float" office:value="-0.01110272358827" calcext:value-type="float">
            <text:p>-0,01110272358827</text:p>
          </table:table-cell>
          <table:table-cell office:value-type="float" office:value="0.00459224236582842" calcext:value-type="float">
            <text:p>0,00459224236582842</text:p>
          </table:table-cell>
          <table:table-cell office:value-type="float" office:value="-0.00657692764884621" calcext:value-type="float">
            <text:p>-0,00657692764884621</text:p>
          </table:table-cell>
          <table:table-cell office:value-type="float" office:value="0.0219074461264475" calcext:value-type="float">
            <text:p>0,0219074461264475</text:p>
          </table:table-cell>
          <table:table-cell office:value-type="float" office:value="-0.00444126228529153" calcext:value-type="float">
            <text:p>-0,004441262285291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538" calcext:value-type="float">
            <text:p>44538</text:p>
          </table:table-cell>
          <table:table-cell office:value-type="float" office:value="0.0482117840463154" calcext:value-type="float">
            <text:p>0,0482117840463154</text:p>
          </table:table-cell>
          <table:table-cell office:value-type="float" office:value="0.0047798300969699" calcext:value-type="float">
            <text:p>0,0047798300969699</text:p>
          </table:table-cell>
          <table:table-cell office:value-type="float" office:value="0.0028685998926465" calcext:value-type="float">
            <text:p>0,0028685998926465</text:p>
          </table:table-cell>
          <table:table-cell office:value-type="float" office:value="-0.00656026871438205" calcext:value-type="float">
            <text:p>-0,00656026871438205</text:p>
          </table:table-cell>
          <table:table-cell office:value-type="float" office:value="0.021473791703035" calcext:value-type="float">
            <text:p>0,02147379170303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539" calcext:value-type="float">
            <text:p>44539</text:p>
          </table:table-cell>
          <table:table-cell office:value-type="float" office:value="-0.00344373050163643" calcext:value-type="float">
            <text:p>-0,00344373050163643</text:p>
          </table:table-cell>
          <table:table-cell office:value-type="float" office:value="-0.0174441227411152" calcext:value-type="float">
            <text:p>-0,0174441227411152</text:p>
          </table:table-cell>
          <table:table-cell office:value-type="float" office:value="0.0100709510766915" calcext:value-type="float">
            <text:p>0,0100709510766915</text:p>
          </table:table-cell>
          <table:table-cell office:value-type="float" office:value="0.01212007626706" calcext:value-type="float">
            <text:p>0,01212007626706</text:p>
          </table:table-cell>
          <table:table-cell office:value-type="float" office:value="0.00148356763853367" calcext:value-type="float">
            <text:p>0,0014835676385336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540" calcext:value-type="float">
            <text:p>44540</text:p>
          </table:table-cell>
          <table:table-cell office:value-type="float" office:value="0.000168771558785115" calcext:value-type="float">
            <text:p>0,000168771558785115</text:p>
          </table:table-cell>
          <table:table-cell office:value-type="float" office:value="0.0113235592171466" calcext:value-type="float">
            <text:p>0,0113235592171466</text:p>
          </table:table-cell>
          <table:table-cell office:value-type="float" office:value="-0.00135799706157756" calcext:value-type="float">
            <text:p>-0,00135799706157756</text:p>
          </table:table-cell>
          <table:table-cell office:value-type="float" office:value="-0.0106702632072368" calcext:value-type="float">
            <text:p>-0,0106702632072368</text:p>
          </table:table-cell>
          <table:table-cell office:value-type="float" office:value="0.0120978548731547" calcext:value-type="float">
            <text:p>0,012097854873154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543" calcext:value-type="float">
            <text:p>44543</text:p>
          </table:table-cell>
          <table:table-cell office:value-type="float" office:value="-0.0175401548343171" calcext:value-type="float">
            <text:p>-0,0175401548343171</text:p>
          </table:table-cell>
          <table:table-cell office:value-type="float" office:value="-0.00472569590860492" calcext:value-type="float">
            <text:p>-0,00472569590860492</text:p>
          </table:table-cell>
          <table:table-cell office:value-type="float" office:value="0.00759459987188861" calcext:value-type="float">
            <text:p>0,00759459987188861</text:p>
          </table:table-cell>
          <table:table-cell office:value-type="float" office:value="0.00948175105540007" calcext:value-type="float">
            <text:p>0,00948175105540007</text:p>
          </table:table-cell>
          <table:table-cell office:value-type="float" office:value="-0.00470690621838889" calcext:value-type="float">
            <text:p>-0,0047069062183888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4544" calcext:value-type="float">
            <text:p>44544</text:p>
          </table:table-cell>
          <table:table-cell office:value-type="float" office:value="-0.0682901050535648" calcext:value-type="float">
            <text:p>-0,0682901050535648</text:p>
          </table:table-cell>
          <table:table-cell office:value-type="float" office:value="-0.00587936700184232" calcext:value-type="float">
            <text:p>-0,00587936700184232</text:p>
          </table:table-cell>
          <table:table-cell office:value-type="float" office:value="0.00172907501989599" calcext:value-type="float">
            <text:p>0,00172907501989599</text:p>
          </table:table-cell>
          <table:table-cell office:value-type="float" office:value="0.00825167951491702" calcext:value-type="float">
            <text:p>0,00825167951491702</text:p>
          </table:table-cell>
          <table:table-cell office:value-type="float" office:value="-0.0178785083880147" calcext:value-type="float">
            <text:p>-0,017878508388014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4545" calcext:value-type="float">
            <text:p>44545</text:p>
          </table:table-cell>
          <table:table-cell office:value-type="float" office:value="-0.0259826267131309" calcext:value-type="float">
            <text:p>-0,0259826267131309</text:p>
          </table:table-cell>
          <table:table-cell office:value-type="float" office:value="0.00615186623534187" calcext:value-type="float">
            <text:p>0,00615186623534187</text:p>
          </table:table-cell>
          <table:table-cell office:value-type="float" office:value="-0.0143837004432031" calcext:value-type="float">
            <text:p>-0,0143837004432031</text:p>
          </table:table-cell>
          <table:table-cell office:value-type="float" office:value="0.00000866" calcext:value-type="float">
            <text:p>0,00000866</text:p>
          </table:table-cell>
          <table:table-cell office:value-type="float" office:value="-0.00532705923440253" calcext:value-type="float">
            <text:p>-0,005327059234402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546" calcext:value-type="float">
            <text:p>44546</text:p>
          </table:table-cell>
          <table:table-cell office:value-type="float" office:value="0.0179493453008594" calcext:value-type="float">
            <text:p>0,0179493453008594</text:p>
          </table:table-cell>
          <table:table-cell office:value-type="float" office:value="0.00620646727049587" calcext:value-type="float">
            <text:p>0,00620646727049587</text:p>
          </table:table-cell>
          <table:table-cell office:value-type="float" office:value="-0.0039056700818158" calcext:value-type="float">
            <text:p>-0,0039056700818158</text:p>
          </table:table-cell>
          <table:table-cell office:value-type="float" office:value="-0.00305742021097011" calcext:value-type="float">
            <text:p>-0,00305742021097011</text:p>
          </table:table-cell>
          <table:table-cell office:value-type="float" office:value="-0.0122550332530074" calcext:value-type="float">
            <text:p>-0,012255033253007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4547" calcext:value-type="float">
            <text:p>44547</text:p>
          </table:table-cell>
          <table:table-cell office:value-type="float" office:value="-0.0134647087612546" calcext:value-type="float">
            <text:p>-0,0134647087612546</text:p>
          </table:table-cell>
          <table:table-cell office:value-type="float" office:value="-0.00953725952645502" calcext:value-type="float">
            <text:p>-0,00953725952645502</text:p>
          </table:table-cell>
          <table:table-cell office:value-type="float" office:value="0.00539124430082389" calcext:value-type="float">
            <text:p>0,00539124430082389</text:p>
          </table:table-cell>
          <table:table-cell office:value-type="float" office:value="-0.0122162405351287" calcext:value-type="float">
            <text:p>-0,0122162405351287</text:p>
          </table:table-cell>
          <table:table-cell office:value-type="float" office:value="0.00560746416938377" calcext:value-type="float">
            <text:p>0,0056074641693837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4550" calcext:value-type="float">
            <text:p>44550</text:p>
          </table:table-cell>
          <table:table-cell office:value-type="float" office:value="-0.0188882889849357" calcext:value-type="float">
            <text:p>-0,0188882889849357</text:p>
          </table:table-cell>
          <table:table-cell office:value-type="float" office:value="-0.0195877420210689" calcext:value-type="float">
            <text:p>-0,0195877420210689</text:p>
          </table:table-cell>
          <table:table-cell office:value-type="float" office:value="-0.00755970792994202" calcext:value-type="float">
            <text:p>-0,00755970792994202</text:p>
          </table:table-cell>
          <table:table-cell office:value-type="float" office:value="0.00343148467291685" calcext:value-type="float">
            <text:p>0,00343148467291685</text:p>
          </table:table-cell>
          <table:table-cell office:value-type="float" office:value="0.00465663746950797" calcext:value-type="float">
            <text:p>0,0046566374695079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4551" calcext:value-type="float">
            <text:p>44551</text:p>
          </table:table-cell>
          <table:table-cell office:value-type="float" office:value="0.026766872754132" calcext:value-type="float">
            <text:p>0,026766872754132</text:p>
          </table:table-cell>
          <table:table-cell office:value-type="float" office:value="0.00334062113718825" calcext:value-type="float">
            <text:p>0,00334062113718825</text:p>
          </table:table-cell>
          <table:table-cell office:value-type="float" office:value="0.00850023262079016" calcext:value-type="float">
            <text:p>0,00850023262079016</text:p>
          </table:table-cell>
          <table:table-cell office:value-type="float" office:value="0.0165215284378075" calcext:value-type="float">
            <text:p>0,0165215284378075</text:p>
          </table:table-cell>
          <table:table-cell office:value-type="float" office:value="-0.0112320379419" calcext:value-type="float">
            <text:p>-0,011232037941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552" calcext:value-type="float">
            <text:p>44552</text:p>
          </table:table-cell>
          <table:table-cell office:value-type="float" office:value="-0.0333274207257746" calcext:value-type="float">
            <text:p>-0,0333274207257746</text:p>
          </table:table-cell>
          <table:table-cell office:value-type="float" office:value="-0.00288549059329279" calcext:value-type="float">
            <text:p>-0,00288549059329279</text:p>
          </table:table-cell>
          <table:table-cell office:value-type="float" office:value="-0.0022087799228333" calcext:value-type="float">
            <text:p>-0,0022087799228333</text:p>
          </table:table-cell>
          <table:table-cell office:value-type="float" office:value="0.0112824812691043" calcext:value-type="float">
            <text:p>0,0112824812691043</text:p>
          </table:table-cell>
          <table:table-cell office:value-type="float" office:value="-0.00284405473758469" calcext:value-type="float">
            <text:p>-0,002844054737584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53" calcext:value-type="float">
            <text:p>44553</text:p>
          </table:table-cell>
          <table:table-cell office:value-type="float" office:value="-0.0229544558064687" calcext:value-type="float">
            <text:p>-0,0229544558064687</text:p>
          </table:table-cell>
          <table:table-cell office:value-type="float" office:value="-0.0022175785862607" calcext:value-type="float">
            <text:p>-0,0022175785862607</text:p>
          </table:table-cell>
          <table:table-cell office:value-type="float" office:value="0.0017886753395414" calcext:value-type="float">
            <text:p>0,0017886753395414</text:p>
          </table:table-cell>
          <table:table-cell office:value-type="float" office:value="0.00480057662455657" calcext:value-type="float">
            <text:p>0,00480057662455657</text:p>
          </table:table-cell>
          <table:table-cell office:value-type="float" office:value="0.00271990721888529" calcext:value-type="float">
            <text:p>0,0027199072188852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4557" calcext:value-type="float">
            <text:p>44557</text:p>
          </table:table-cell>
          <table:table-cell office:value-type="float" office:value="-0.00155186944141903" calcext:value-type="float">
            <text:p>-0,00155186944141903</text:p>
          </table:table-cell>
          <table:table-cell office:value-type="float" office:value="0.00583025734924376" calcext:value-type="float">
            <text:p>0,00583025734924376</text:p>
          </table:table-cell>
          <table:table-cell office:value-type="float" office:value="-0.0024287677256815" calcext:value-type="float">
            <text:p>-0,0024287677256815</text:p>
          </table:table-cell>
          <table:table-cell office:value-type="float" office:value="-0.00549095489321436" calcext:value-type="float">
            <text:p>-0,00549095489321436</text:p>
          </table:table-cell>
          <table:table-cell office:value-type="float" office:value="0.00443724169487163" calcext:value-type="float">
            <text:p>0,0044372416948716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4558" calcext:value-type="float">
            <text:p>44558</text:p>
          </table:table-cell>
          <table:table-cell office:value-type="float" office:value="0.0234631204314837" calcext:value-type="float">
            <text:p>0,0234631204314837</text:p>
          </table:table-cell>
          <table:table-cell office:value-type="float" office:value="-0.00430347563012208" calcext:value-type="float">
            <text:p>-0,00430347563012208</text:p>
          </table:table-cell>
          <table:table-cell office:value-type="float" office:value="0.005758319733352" calcext:value-type="float">
            <text:p>0,005758319733352</text:p>
          </table:table-cell>
          <table:table-cell office:value-type="float" office:value="-0.00761031037467611" calcext:value-type="float">
            <text:p>-0,00761031037467611</text:p>
          </table:table-cell>
          <table:table-cell office:value-type="float" office:value="0.0141528024287921" calcext:value-type="float">
            <text:p>0,014152802428792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559" calcext:value-type="float">
            <text:p>44559</text:p>
          </table:table-cell>
          <table:table-cell office:value-type="float" office:value="-0.0381108164522964" calcext:value-type="float">
            <text:p>-0,0381108164522964</text:p>
          </table:table-cell>
          <table:table-cell office:value-type="float" office:value="-0.00719960495292623" calcext:value-type="float">
            <text:p>-0,00719960495292623</text:p>
          </table:table-cell>
          <table:table-cell office:value-type="float" office:value="0.00114140138576613" calcext:value-type="float">
            <text:p>0,00114140138576613</text:p>
          </table:table-cell>
          <table:table-cell office:value-type="float" office:value="0.00382823360923664" calcext:value-type="float">
            <text:p>0,00382823360923664</text:p>
          </table:table-cell>
          <table:table-cell office:value-type="float" office:value="-0.00577012902324881" calcext:value-type="float">
            <text:p>-0,005770129023248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4560" calcext:value-type="float">
            <text:p>44560</text:p>
          </table:table-cell>
          <table:table-cell office:value-type="float" office:value="-0.0232091874185741" calcext:value-type="float">
            <text:p>-0,0232091874185741</text:p>
          </table:table-cell>
          <table:table-cell office:value-type="float" office:value="0.00554109981392846" calcext:value-type="float">
            <text:p>0,00554109981392846</text:p>
          </table:table-cell>
          <table:table-cell office:value-type="float" office:value="-0.00010056814633631" calcext:value-type="float">
            <text:p>-0,00010056814633631</text:p>
          </table:table-cell>
          <table:table-cell office:value-type="float" office:value="-0.00268622811871409" calcext:value-type="float">
            <text:p>-0,00268622811871409</text:p>
          </table:table-cell>
          <table:table-cell office:value-type="float" office:value="0.00514987775892108" calcext:value-type="float">
            <text:p>0,0051498777589210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4564" calcext:value-type="float">
            <text:p>44564</text:p>
          </table:table-cell>
          <table:table-cell office:value-type="float" office:value="-0.0104003969140664" calcext:value-type="float">
            <text:p>-0,0104003969140664</text:p>
          </table:table-cell>
          <table:table-cell office:value-type="float" office:value="-0.0110520298261645" calcext:value-type="float">
            <text:p>-0,0110520298261645</text:p>
          </table:table-cell>
          <table:table-cell office:value-type="float" office:value="0.0050497629488504" calcext:value-type="float">
            <text:p>0,0050497629488504</text:p>
          </table:table-cell>
          <table:table-cell office:value-type="float" office:value="0.0167116591612856" calcext:value-type="float">
            <text:p>0,0167116591612856</text:p>
          </table:table-cell>
          <table:table-cell office:value-type="float" office:value="-0.0129642084165781" calcext:value-type="float">
            <text:p>-0,01296420841657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4565" calcext:value-type="float">
            <text:p>44565</text:p>
          </table:table-cell>
          <table:table-cell office:value-type="float" office:value="-0.047533795488735" calcext:value-type="float">
            <text:p>-0,047533795488735</text:p>
          </table:table-cell>
          <table:table-cell office:value-type="float" office:value="-0.00539229889807256" calcext:value-type="float">
            <text:p>-0,00539229889807256</text:p>
          </table:table-cell>
          <table:table-cell office:value-type="float" office:value="0.0116320561212977" calcext:value-type="float">
            <text:p>0,0116320561212977</text:p>
          </table:table-cell>
          <table:table-cell office:value-type="float" office:value="0.0112533382781432" calcext:value-type="float">
            <text:p>0,0112533382781432</text:p>
          </table:table-cell>
          <table:table-cell office:value-type="float" office:value="-0.0224920700590162" calcext:value-type="float">
            <text:p>-0,022492070059016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4566" calcext:value-type="float">
            <text:p>44566</text:p>
          </table:table-cell>
          <table:table-cell office:value-type="float" office:value="-0.0589542559403555" calcext:value-type="float">
            <text:p>-0,0589542559403555</text:p>
          </table:table-cell>
          <table:table-cell office:value-type="float" office:value="-0.0280889694118911" calcext:value-type="float">
            <text:p>-0,0280889694118911</text:p>
          </table:table-cell>
          <table:table-cell office:value-type="float" office:value="0.00881837855158071" calcext:value-type="float">
            <text:p>0,00881837855158071</text:p>
          </table:table-cell>
          <table:table-cell office:value-type="float" office:value="0.00159745816428501" calcext:value-type="float">
            <text:p>0,00159745816428501</text:p>
          </table:table-cell>
          <table:table-cell office:value-type="float" office:value="-0.0179563201837493" calcext:value-type="float">
            <text:p>-0,017956320183749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567" calcext:value-type="float">
            <text:p>44567</text:p>
          </table:table-cell>
          <table:table-cell office:value-type="float" office:value="0.0482694505362861" calcext:value-type="float">
            <text:p>0,0482694505362861</text:p>
          </table:table-cell>
          <table:table-cell office:value-type="float" office:value="0.00179961910709077" calcext:value-type="float">
            <text:p>0,00179961910709077</text:p>
          </table:table-cell>
          <table:table-cell office:value-type="float" office:value="-0.0114136695866122" calcext:value-type="float">
            <text:p>-0,0114136695866122</text:p>
          </table:table-cell>
          <table:table-cell office:value-type="float" office:value="-0.00362551870983011" calcext:value-type="float">
            <text:p>-0,00362551870983011</text:p>
          </table:table-cell>
          <table:table-cell office:value-type="float" office:value="-0.00677928627008649" calcext:value-type="float">
            <text:p>-0,006779286270086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4568" calcext:value-type="float">
            <text:p>44568</text:p>
          </table:table-cell>
          <table:table-cell office:value-type="float" office:value="0.00895890194609433" calcext:value-type="float">
            <text:p>0,00895890194609433</text:p>
          </table:table-cell>
          <table:table-cell office:value-type="float" office:value="0.00704058303868928" calcext:value-type="float">
            <text:p>0,00704058303868928</text:p>
          </table:table-cell>
          <table:table-cell office:value-type="float" office:value="-0.00144864934938677" calcext:value-type="float">
            <text:p>-0,00144864934938677</text:p>
          </table:table-cell>
          <table:table-cell office:value-type="float" office:value="0.00462347408889067" calcext:value-type="float">
            <text:p>0,00462347408889067</text:p>
          </table:table-cell>
          <table:table-cell office:value-type="float" office:value="0.00945616509222314" calcext:value-type="float">
            <text:p>0,0094561650922231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571" calcext:value-type="float">
            <text:p>44571</text:p>
          </table:table-cell>
          <table:table-cell office:value-type="float" office:value="-0.0238130679791488" calcext:value-type="float">
            <text:p>-0,0238130679791488</text:p>
          </table:table-cell>
          <table:table-cell office:value-type="float" office:value="-0.00879690715299196" calcext:value-type="float">
            <text:p>-0,00879690715299196</text:p>
          </table:table-cell>
          <table:table-cell office:value-type="float" office:value="0.00413780354168972" calcext:value-type="float">
            <text:p>0,00413780354168972</text:p>
          </table:table-cell>
          <table:table-cell office:value-type="float" office:value="0.0137774705355033" calcext:value-type="float">
            <text:p>0,0137774705355033</text:p>
          </table:table-cell>
          <table:table-cell office:value-type="float" office:value="-0.0098367984696356" calcext:value-type="float">
            <text:p>-0,009836798469635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572" calcext:value-type="float">
            <text:p>44572</text:p>
          </table:table-cell>
          <table:table-cell office:value-type="float" office:value="0.0401597880463364" calcext:value-type="float">
            <text:p>0,0401597880463364</text:p>
          </table:table-cell>
          <table:table-cell office:value-type="float" office:value="0.0158551385692576" calcext:value-type="float">
            <text:p>0,0158551385692576</text:p>
          </table:table-cell>
          <table:table-cell office:value-type="float" office:value="-0.00949652837739153" calcext:value-type="float">
            <text:p>-0,00949652837739153</text:p>
          </table:table-cell>
          <table:table-cell office:value-type="float" office:value="-0.00383039837299352" calcext:value-type="float">
            <text:p>-0,00383039837299352</text:p>
          </table:table-cell>
          <table:table-cell office:value-type="float" office:value="0.00826181913463517" calcext:value-type="float">
            <text:p>0,0082618191346351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4573" calcext:value-type="float">
            <text:p>44573</text:p>
          </table:table-cell>
          <table:table-cell office:value-type="float" office:value="0.0278776925080087" calcext:value-type="float">
            <text:p>0,0278776925080087</text:p>
          </table:table-cell>
          <table:table-cell office:value-type="float" office:value="0.0186307629595309" calcext:value-type="float">
            <text:p>0,0186307629595309</text:p>
          </table:table-cell>
          <table:table-cell office:value-type="float" office:value="-0.00789768480484199" calcext:value-type="float">
            <text:p>-0,00789768480484199</text:p>
          </table:table-cell>
          <table:table-cell office:value-type="float" office:value="-0.00633552258181941" calcext:value-type="float">
            <text:p>-0,00633552258181941</text:p>
          </table:table-cell>
          <table:table-cell office:value-type="float" office:value="0.010334545972552" calcext:value-type="float">
            <text:p>0,0103345459725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574" calcext:value-type="float">
            <text:p>44574</text:p>
          </table:table-cell>
          <table:table-cell office:value-type="float" office:value="-0.0590137189919952" calcext:value-type="float">
            <text:p>-0,0590137189919952</text:p>
          </table:table-cell>
          <table:table-cell office:value-type="float" office:value="-0.000882259787581704" calcext:value-type="float">
            <text:p>-0,000882259787581704</text:p>
          </table:table-cell>
          <table:table-cell office:value-type="float" office:value="0.0136209522090749" calcext:value-type="float">
            <text:p>0,0136209522090749</text:p>
          </table:table-cell>
          <table:table-cell office:value-type="float" office:value="-0.00824699077093219" calcext:value-type="float">
            <text:p>-0,00824699077093219</text:p>
          </table:table-cell>
          <table:table-cell office:value-type="float" office:value="-0.00976874354447997" calcext:value-type="float">
            <text:p>-0,009768743544479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575" calcext:value-type="float">
            <text:p>44575</text:p>
          </table:table-cell>
          <table:table-cell office:value-type="float" office:value="0.0129665628642234" calcext:value-type="float">
            <text:p>0,0129665628642234</text:p>
          </table:table-cell>
          <table:table-cell office:value-type="float" office:value="0.011910915581856" calcext:value-type="float">
            <text:p>0,011910915581856</text:p>
          </table:table-cell>
          <table:table-cell office:value-type="float" office:value="0.00613912412544854" calcext:value-type="float">
            <text:p>0,00613912412544854</text:p>
          </table:table-cell>
          <table:table-cell office:value-type="float" office:value="0.000955059511310728" calcext:value-type="float">
            <text:p>0,000955059511310728</text:p>
          </table:table-cell>
          <table:table-cell office:value-type="float" office:value="-0.00130613791823517" calcext:value-type="float">
            <text:p>-0,0013061379182351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578" calcext:value-type="float">
            <text:p>44578</text:p>
          </table:table-cell>
          <table:table-cell office:value-type="float" office:value="-0.0238235645930529" calcext:value-type="float">
            <text:p>-0,0238235645930529</text:p>
          </table:table-cell>
          <table:table-cell office:value-type="float" office:value="-0.00609046814412707" calcext:value-type="float">
            <text:p>-0,00609046814412707</text:p>
          </table:table-cell>
          <table:table-cell office:value-type="float" office:value="0.00218585355533881" calcext:value-type="float">
            <text:p>0,00218585355533881</text:p>
          </table:table-cell>
          <table:table-cell office:value-type="float" office:value="-0.00374006446190015" calcext:value-type="float">
            <text:p>-0,00374006446190015</text:p>
          </table:table-cell>
          <table:table-cell office:value-type="float" office:value="0.000439368757554776" calcext:value-type="float">
            <text:p>0,00043936875755477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579" calcext:value-type="float">
            <text:p>44579</text:p>
          </table:table-cell>
          <table:table-cell office:value-type="float" office:value="-0.0167789047626135" calcext:value-type="float">
            <text:p>-0,0167789047626135</text:p>
          </table:table-cell>
          <table:table-cell office:value-type="float" office:value="-0.000202660269947847" calcext:value-type="float">
            <text:p>-0,000202660269947847</text:p>
          </table:table-cell>
          <table:table-cell office:value-type="float" office:value="0.0173656030993943" calcext:value-type="float">
            <text:p>0,0173656030993943</text:p>
          </table:table-cell>
          <table:table-cell office:value-type="float" office:value="0.00568322810191462" calcext:value-type="float">
            <text:p>0,00568322810191462</text:p>
          </table:table-cell>
          <table:table-cell office:value-type="float" office:value="-0.0135283839838779" calcext:value-type="float">
            <text:p>-0,013528383983877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4580" calcext:value-type="float">
            <text:p>44580</text:p>
          </table:table-cell>
          <table:table-cell office:value-type="float" office:value="0.0348339794958422" calcext:value-type="float">
            <text:p>0,0348339794958422</text:p>
          </table:table-cell>
          <table:table-cell office:value-type="float" office:value="0.0118716702387484" calcext:value-type="float">
            <text:p>0,0118716702387484</text:p>
          </table:table-cell>
          <table:table-cell office:value-type="float" office:value="-0.0091407147687097" calcext:value-type="float">
            <text:p>-0,0091407147687097</text:p>
          </table:table-cell>
          <table:table-cell office:value-type="float" office:value="-0.00888465962007973" calcext:value-type="float">
            <text:p>-0,00888465962007973</text:p>
          </table:table-cell>
          <table:table-cell office:value-type="float" office:value="-0.00670264062219296" calcext:value-type="float">
            <text:p>-0,0067026406221929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581" calcext:value-type="float">
            <text:p>44581</text:p>
          </table:table-cell>
          <table:table-cell office:value-type="float" office:value="0.0470493497656304" calcext:value-type="float">
            <text:p>0,0470493497656304</text:p>
          </table:table-cell>
          <table:table-cell office:value-type="float" office:value="0.00958140181089755" calcext:value-type="float">
            <text:p>0,00958140181089755</text:p>
          </table:table-cell>
          <table:table-cell office:value-type="float" office:value="-0.00805300522285081" calcext:value-type="float">
            <text:p>-0,00805300522285081</text:p>
          </table:table-cell>
          <table:table-cell office:value-type="float" office:value="-0.0261109411683314" calcext:value-type="float">
            <text:p>-0,0261109411683314</text:p>
          </table:table-cell>
          <table:table-cell office:value-type="float" office:value="0.0250282503545986" calcext:value-type="float">
            <text:p>0,025028250354598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4582" calcext:value-type="float">
            <text:p>44582</text:p>
          </table:table-cell>
          <table:table-cell office:value-type="float" office:value="0.0382068508523612" calcext:value-type="float">
            <text:p>0,0382068508523612</text:p>
          </table:table-cell>
          <table:table-cell office:value-type="float" office:value="-0.000403871236445917" calcext:value-type="float">
            <text:p>-0,000403871236445917</text:p>
          </table:table-cell>
          <table:table-cell office:value-type="float" office:value="-0.00553728533077339" calcext:value-type="float">
            <text:p>-0,00553728533077339</text:p>
          </table:table-cell>
          <table:table-cell office:value-type="float" office:value="-0.0195631410912831" calcext:value-type="float">
            <text:p>-0,0195631410912831</text:p>
          </table:table-cell>
          <table:table-cell office:value-type="float" office:value="0.00415546228142873" calcext:value-type="float">
            <text:p>0,0041554622814287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4585" calcext:value-type="float">
            <text:p>44585</text:p>
          </table:table-cell>
          <table:table-cell office:value-type="float" office:value="-0.010814980108827" calcext:value-type="float">
            <text:p>-0,010814980108827</text:p>
          </table:table-cell>
          <table:table-cell office:value-type="float" office:value="-0.00922654334695503" calcext:value-type="float">
            <text:p>-0,00922654334695503</text:p>
          </table:table-cell>
          <table:table-cell office:value-type="float" office:value="0.00863732224294904" calcext:value-type="float">
            <text:p>0,00863732224294904</text:p>
          </table:table-cell>
          <table:table-cell office:value-type="float" office:value="0.00468076016997143" calcext:value-type="float">
            <text:p>0,00468076016997143</text:p>
          </table:table-cell>
          <table:table-cell office:value-type="float" office:value="-0.0057749056514565" calcext:value-type="float">
            <text:p>-0,005774905651456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586" calcext:value-type="float">
            <text:p>44586</text:p>
          </table:table-cell>
          <table:table-cell office:value-type="float" office:value="0.0287968163101186" calcext:value-type="float">
            <text:p>0,0287968163101186</text:p>
          </table:table-cell>
          <table:table-cell office:value-type="float" office:value="0.0224207271435822" calcext:value-type="float">
            <text:p>0,0224207271435822</text:p>
          </table:table-cell>
          <table:table-cell office:value-type="float" office:value="0.00532750503633725" calcext:value-type="float">
            <text:p>0,00532750503633725</text:p>
          </table:table-cell>
          <table:table-cell office:value-type="float" office:value="-0.0178913331743557" calcext:value-type="float">
            <text:p>-0,0178913331743557</text:p>
          </table:table-cell>
          <table:table-cell office:value-type="float" office:value="0.0173105955400783" calcext:value-type="float">
            <text:p>0,017310595540078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4587" calcext:value-type="float">
            <text:p>44587</text:p>
          </table:table-cell>
          <table:table-cell office:value-type="float" office:value="0.0314552623326859" calcext:value-type="float">
            <text:p>0,0314552623326859</text:p>
          </table:table-cell>
          <table:table-cell office:value-type="float" office:value="0.00775105008394661" calcext:value-type="float">
            <text:p>0,00775105008394661</text:p>
          </table:table-cell>
          <table:table-cell office:value-type="float" office:value="-0.0103177175337476" calcext:value-type="float">
            <text:p>-0,0103177175337476</text:p>
          </table:table-cell>
          <table:table-cell office:value-type="float" office:value="-0.00837399258130162" calcext:value-type="float">
            <text:p>-0,00837399258130162</text:p>
          </table:table-cell>
          <table:table-cell office:value-type="float" office:value="0.00412182922190691" calcext:value-type="float">
            <text:p>0,0041218292219069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588" calcext:value-type="float">
            <text:p>44588</text:p>
          </table:table-cell>
          <table:table-cell office:value-type="float" office:value="-0.00971869359977825" calcext:value-type="float">
            <text:p>-0,00971869359977825</text:p>
          </table:table-cell>
          <table:table-cell office:value-type="float" office:value="0.012042437227614" calcext:value-type="float">
            <text:p>0,012042437227614</text:p>
          </table:table-cell>
          <table:table-cell office:value-type="float" office:value="-0.00069442814951649" calcext:value-type="float">
            <text:p>-0,00069442814951649</text:p>
          </table:table-cell>
          <table:table-cell office:value-type="float" office:value="-0.00704400243517914" calcext:value-type="float">
            <text:p>-0,00704400243517914</text:p>
          </table:table-cell>
          <table:table-cell office:value-type="float" office:value="0.00431486141599522" calcext:value-type="float">
            <text:p>0,0043148614159952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4589" calcext:value-type="float">
            <text:p>44589</text:p>
          </table:table-cell>
          <table:table-cell office:value-type="float" office:value="-0.0241030655166625" calcext:value-type="float">
            <text:p>-0,0241030655166625</text:p>
          </table:table-cell>
          <table:table-cell office:value-type="float" office:value="-0.00619665412965598" calcext:value-type="float">
            <text:p>-0,00619665412965598</text:p>
          </table:table-cell>
          <table:table-cell office:value-type="float" office:value="0.00107892590526255" calcext:value-type="float">
            <text:p>0,00107892590526255</text:p>
          </table:table-cell>
          <table:table-cell office:value-type="float" office:value="0.00831413228691169" calcext:value-type="float">
            <text:p>0,00831413228691169</text:p>
          </table:table-cell>
          <table:table-cell office:value-type="float" office:value="0.00534585216086461" calcext:value-type="float">
            <text:p>0,0053458521608646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4592" calcext:value-type="float">
            <text:p>44592</text:p>
          </table:table-cell>
          <table:table-cell office:value-type="float" office:value="0.037279628114414" calcext:value-type="float">
            <text:p>0,037279628114414</text:p>
          </table:table-cell>
          <table:table-cell office:value-type="float" office:value="0.00654281199040781" calcext:value-type="float">
            <text:p>0,00654281199040781</text:p>
          </table:table-cell>
          <table:table-cell office:value-type="float" office:value="-0.00658994328975344" calcext:value-type="float">
            <text:p>-0,00658994328975344</text:p>
          </table:table-cell>
          <table:table-cell office:value-type="float" office:value="-0.0112149280457024" calcext:value-type="float">
            <text:p>-0,0112149280457024</text:p>
          </table:table-cell>
          <table:table-cell office:value-type="float" office:value="0.0220133467231578" calcext:value-type="float">
            <text:p>0,022013346723157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4593" calcext:value-type="float">
            <text:p>44593</text:p>
          </table:table-cell>
          <table:table-cell office:value-type="float" office:value="-0.006771558003785" calcext:value-type="float">
            <text:p>-0,006771558003785</text:p>
          </table:table-cell>
          <table:table-cell office:value-type="float" office:value="0.00624562994128051" calcext:value-type="float">
            <text:p>0,00624562994128051</text:p>
          </table:table-cell>
          <table:table-cell office:value-type="float" office:value="-0.00171287076566871" calcext:value-type="float">
            <text:p>-0,00171287076566871</text:p>
          </table:table-cell>
          <table:table-cell office:value-type="float" office:value="0.00548367966089694" calcext:value-type="float">
            <text:p>0,00548367966089694</text:p>
          </table:table-cell>
          <table:table-cell office:value-type="float" office:value="0.00253566086643929" calcext:value-type="float">
            <text:p>0,0025356608664392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4594" calcext:value-type="float">
            <text:p>44594</text:p>
          </table:table-cell>
          <table:table-cell office:value-type="float" office:value="-0.00916037607998667" calcext:value-type="float">
            <text:p>-0,00916037607998667</text:p>
          </table:table-cell>
          <table:table-cell office:value-type="float" office:value="-0.0121044181815543" calcext:value-type="float">
            <text:p>-0,0121044181815543</text:p>
          </table:table-cell>
          <table:table-cell office:value-type="float" office:value="0.00630509392961539" calcext:value-type="float">
            <text:p>0,00630509392961539</text:p>
          </table:table-cell>
          <table:table-cell office:value-type="float" office:value="0.0033535402502635" calcext:value-type="float">
            <text:p>0,0033535402502635</text:p>
          </table:table-cell>
          <table:table-cell office:value-type="float" office:value="0.0119284430699863" calcext:value-type="float">
            <text:p>0,011928443069986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595" calcext:value-type="float">
            <text:p>44595</text:p>
          </table:table-cell>
          <table:table-cell office:value-type="float" office:value="-0.0271507447188405" calcext:value-type="float">
            <text:p>-0,0271507447188405</text:p>
          </table:table-cell>
          <table:table-cell office:value-type="float" office:value="-0.00322167959079043" calcext:value-type="float">
            <text:p>-0,00322167959079043</text:p>
          </table:table-cell>
          <table:table-cell office:value-type="float" office:value="0.0121987447643615" calcext:value-type="float">
            <text:p>0,0121987447643615</text:p>
          </table:table-cell>
          <table:table-cell office:value-type="float" office:value="-0.00532690525877424" calcext:value-type="float">
            <text:p>-0,00532690525877424</text:p>
          </table:table-cell>
          <table:table-cell office:value-type="float" office:value="-0.000675340635510003" calcext:value-type="float">
            <text:p>-0,00067534063551000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4596" calcext:value-type="float">
            <text:p>44596</text:p>
          </table:table-cell>
          <table:table-cell office:value-type="float" office:value="-0.00523533814884998" calcext:value-type="float">
            <text:p>-0,00523533814884998</text:p>
          </table:table-cell>
          <table:table-cell office:value-type="float" office:value="0.00132429095597513" calcext:value-type="float">
            <text:p>0,00132429095597513</text:p>
          </table:table-cell>
          <table:table-cell office:value-type="float" office:value="-0.0094866557800547" calcext:value-type="float">
            <text:p>-0,0094866557800547</text:p>
          </table:table-cell>
          <table:table-cell office:value-type="float" office:value="0.0201413003469501" calcext:value-type="float">
            <text:p>0,0201413003469501</text:p>
          </table:table-cell>
          <table:table-cell office:value-type="float" office:value="-0.0201301541322228" calcext:value-type="float">
            <text:p>-0,020130154132222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599" calcext:value-type="float">
            <text:p>44599</text:p>
          </table:table-cell>
          <table:table-cell office:value-type="float" office:value="-0.0205844540021691" calcext:value-type="float">
            <text:p>-0,0205844540021691</text:p>
          </table:table-cell>
          <table:table-cell office:value-type="float" office:value="-0.00275675585380233" calcext:value-type="float">
            <text:p>-0,00275675585380233</text:p>
          </table:table-cell>
          <table:table-cell office:value-type="float" office:value="0.000449395727936429" calcext:value-type="float">
            <text:p>0,000449395727936429</text:p>
          </table:table-cell>
          <table:table-cell office:value-type="float" office:value="0.0126778704637161" calcext:value-type="float">
            <text:p>0,0126778704637161</text:p>
          </table:table-cell>
          <table:table-cell office:value-type="float" office:value="-0.0013410311469953" calcext:value-type="float">
            <text:p>-0,00134103114699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4600" calcext:value-type="float">
            <text:p>44600</text:p>
          </table:table-cell>
          <table:table-cell office:value-type="float" office:value="0.0130897481793133" calcext:value-type="float">
            <text:p>0,0130897481793133</text:p>
          </table:table-cell>
          <table:table-cell office:value-type="float" office:value="0.000914123515803627" calcext:value-type="float">
            <text:p>0,000914123515803627</text:p>
          </table:table-cell>
          <table:table-cell office:value-type="float" office:value="-0.00214717288434333" calcext:value-type="float">
            <text:p>-0,00214717288434333</text:p>
          </table:table-cell>
          <table:table-cell office:value-type="float" office:value="-0.00249961270938779" calcext:value-type="float">
            <text:p>-0,00249961270938779</text:p>
          </table:table-cell>
          <table:table-cell office:value-type="float" office:value="0.00103999089744252" calcext:value-type="float">
            <text:p>0,001039990897442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4601" calcext:value-type="float">
            <text:p>44601</text:p>
          </table:table-cell>
          <table:table-cell office:value-type="float" office:value="0.0425316903759495" calcext:value-type="float">
            <text:p>0,0425316903759495</text:p>
          </table:table-cell>
          <table:table-cell office:value-type="float" office:value="0.00233099997416271" calcext:value-type="float">
            <text:p>0,00233099997416271</text:p>
          </table:table-cell>
          <table:table-cell office:value-type="float" office:value="-0.00604702432975208" calcext:value-type="float">
            <text:p>-0,00604702432975208</text:p>
          </table:table-cell>
          <table:table-cell office:value-type="float" office:value="0.00678614980790067" calcext:value-type="float">
            <text:p>0,00678614980790067</text:p>
          </table:table-cell>
          <table:table-cell office:value-type="float" office:value="-0.0128001184206754" calcext:value-type="float">
            <text:p>-0,012800118420675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4602" calcext:value-type="float">
            <text:p>44602</text:p>
          </table:table-cell>
          <table:table-cell office:value-type="float" office:value="0.032324250107096" calcext:value-type="float">
            <text:p>0,032324250107096</text:p>
          </table:table-cell>
          <table:table-cell office:value-type="float" office:value="0.006685169145331" calcext:value-type="float">
            <text:p>0,006685169145331</text:p>
          </table:table-cell>
          <table:table-cell office:value-type="float" office:value="0.000692130860062361" calcext:value-type="float">
            <text:p>0,000692130860062361</text:p>
          </table:table-cell>
          <table:table-cell office:value-type="float" office:value="0.00207544703571177" calcext:value-type="float">
            <text:p>0,00207544703571177</text:p>
          </table:table-cell>
          <table:table-cell office:value-type="float" office:value="-0.00757656292093154" calcext:value-type="float">
            <text:p>-0,0075765629209315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4603" calcext:value-type="float">
            <text:p>44603</text:p>
          </table:table-cell>
          <table:table-cell office:value-type="float" office:value="-0.0419385059785557" calcext:value-type="float">
            <text:p>-0,0419385059785557</text:p>
          </table:table-cell>
          <table:table-cell office:value-type="float" office:value="0.000388977197944154" calcext:value-type="float">
            <text:p>0,000388977197944154</text:p>
          </table:table-cell>
          <table:table-cell office:value-type="float" office:value="0.00433714835192623" calcext:value-type="float">
            <text:p>0,00433714835192623</text:p>
          </table:table-cell>
          <table:table-cell office:value-type="float" office:value="0.00284620142665724" calcext:value-type="float">
            <text:p>0,00284620142665724</text:p>
          </table:table-cell>
          <table:table-cell office:value-type="float" office:value="-0.00869756366916723" calcext:value-type="float">
            <text:p>-0,0086975636691672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4606" calcext:value-type="float">
            <text:p>44606</text:p>
          </table:table-cell>
          <table:table-cell office:value-type="float" office:value="0.0584791191909465" calcext:value-type="float">
            <text:p>0,0584791191909465</text:p>
          </table:table-cell>
          <table:table-cell office:value-type="float" office:value="0.00309401317184586" calcext:value-type="float">
            <text:p>0,00309401317184586</text:p>
          </table:table-cell>
          <table:table-cell office:value-type="float" office:value="-0.0069059259832461" calcext:value-type="float">
            <text:p>-0,0069059259832461</text:p>
          </table:table-cell>
          <table:table-cell office:value-type="float" office:value="0.00391426801887909" calcext:value-type="float">
            <text:p>0,00391426801887909</text:p>
          </table:table-cell>
          <table:table-cell office:value-type="float" office:value="-0.00386488374849672" calcext:value-type="float">
            <text:p>-0,0038648837484967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4607" calcext:value-type="float">
            <text:p>44607</text:p>
          </table:table-cell>
          <table:table-cell office:value-type="float" office:value="0.0199232802932148" calcext:value-type="float">
            <text:p>0,0199232802932148</text:p>
          </table:table-cell>
          <table:table-cell office:value-type="float" office:value="0.00959341149388707" calcext:value-type="float">
            <text:p>0,00959341149388707</text:p>
          </table:table-cell>
          <table:table-cell office:value-type="float" office:value="-0.00667874964182439" calcext:value-type="float">
            <text:p>-0,00667874964182439</text:p>
          </table:table-cell>
          <table:table-cell office:value-type="float" office:value="-0.0173819450473963" calcext:value-type="float">
            <text:p>-0,0173819450473963</text:p>
          </table:table-cell>
          <table:table-cell office:value-type="float" office:value="0.0109025570370036" calcext:value-type="float">
            <text:p>0,010902557037003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4608" calcext:value-type="float">
            <text:p>44608</text:p>
          </table:table-cell>
          <table:table-cell office:value-type="float" office:value="-0.0102543337692689" calcext:value-type="float">
            <text:p>-0,0102543337692689</text:p>
          </table:table-cell>
          <table:table-cell office:value-type="float" office:value="0.0000916" calcext:value-type="float">
            <text:p>0,0000916</text:p>
          </table:table-cell>
          <table:table-cell office:value-type="float" office:value="0.000336149443697325" calcext:value-type="float">
            <text:p>0,000336149443697325</text:p>
          </table:table-cell>
          <table:table-cell office:value-type="float" office:value="-0.00431463722740955" calcext:value-type="float">
            <text:p>-0,00431463722740955</text:p>
          </table:table-cell>
          <table:table-cell office:value-type="float" office:value="0.000259192718052915" calcext:value-type="float">
            <text:p>0,0002591927180529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4609" calcext:value-type="float">
            <text:p>44609</text:p>
          </table:table-cell>
          <table:table-cell office:value-type="float" office:value="-0.00868976506129949" calcext:value-type="float">
            <text:p>-0,00868976506129949</text:p>
          </table:table-cell>
          <table:table-cell office:value-type="float" office:value="-0.0130803008109542" calcext:value-type="float">
            <text:p>-0,0130803008109542</text:p>
          </table:table-cell>
          <table:table-cell office:value-type="float" office:value="-0.00376250659762946" calcext:value-type="float">
            <text:p>-0,00376250659762946</text:p>
          </table:table-cell>
          <table:table-cell office:value-type="float" office:value="0.0149111265237319" calcext:value-type="float">
            <text:p>0,0149111265237319</text:p>
          </table:table-cell>
          <table:table-cell office:value-type="float" office:value="-0.00167330053004298" calcext:value-type="float">
            <text:p>-0,001673300530042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4610" calcext:value-type="float">
            <text:p>44610</text:p>
          </table:table-cell>
          <table:table-cell office:value-type="float" office:value="-0.018302174433637" calcext:value-type="float">
            <text:p>-0,018302174433637</text:p>
          </table:table-cell>
          <table:table-cell office:value-type="float" office:value="-0.00626101221960326" calcext:value-type="float">
            <text:p>-0,00626101221960326</text:p>
          </table:table-cell>
          <table:table-cell office:value-type="float" office:value="0.0140457972672139" calcext:value-type="float">
            <text:p>0,0140457972672139</text:p>
          </table:table-cell>
          <table:table-cell office:value-type="float" office:value="-0.00194632277724379" calcext:value-type="float">
            <text:p>-0,00194632277724379</text:p>
          </table:table-cell>
          <table:table-cell office:value-type="float" office:value="0.00814054479928076" calcext:value-type="float">
            <text:p>0,0081405447992807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4613" calcext:value-type="float">
            <text:p>44613</text:p>
          </table:table-cell>
          <table:table-cell office:value-type="float" office:value="-0.0483612003346936" calcext:value-type="float">
            <text:p>-0,0483612003346936</text:p>
          </table:table-cell>
          <table:table-cell office:value-type="float" office:value="-0.0128658886418989" calcext:value-type="float">
            <text:p>-0,0128658886418989</text:p>
          </table:table-cell>
          <table:table-cell office:value-type="float" office:value="0.000465782213521459" calcext:value-type="float">
            <text:p>0,000465782213521459</text:p>
          </table:table-cell>
          <table:table-cell office:value-type="float" office:value="0.0118380978653226" calcext:value-type="float">
            <text:p>0,0118380978653226</text:p>
          </table:table-cell>
          <table:table-cell office:value-type="float" office:value="-0.0180575200345058" calcext:value-type="float">
            <text:p>-0,01805752003450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4614" calcext:value-type="float">
            <text:p>44614</text:p>
          </table:table-cell>
          <table:table-cell office:value-type="float" office:value="0.022975595963749" calcext:value-type="float">
            <text:p>0,022975595963749</text:p>
          </table:table-cell>
          <table:table-cell office:value-type="float" office:value="0.00911136625645346" calcext:value-type="float">
            <text:p>0,00911136625645346</text:p>
          </table:table-cell>
          <table:table-cell office:value-type="float" office:value="-0.00986642384081889" calcext:value-type="float">
            <text:p>-0,00986642384081889</text:p>
          </table:table-cell>
          <table:table-cell office:value-type="float" office:value="-0.00846311596519683" calcext:value-type="float">
            <text:p>-0,00846311596519683</text:p>
          </table:table-cell>
          <table:table-cell office:value-type="float" office:value="0.000534005622541651" calcext:value-type="float">
            <text:p>0,0005340056225416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4615" calcext:value-type="float">
            <text:p>44615</text:p>
          </table:table-cell>
          <table:table-cell office:value-type="float" office:value="0.0359090109062084" calcext:value-type="float">
            <text:p>0,0359090109062084</text:p>
          </table:table-cell>
          <table:table-cell office:value-type="float" office:value="-0.00571086909098579" calcext:value-type="float">
            <text:p>-0,00571086909098579</text:p>
          </table:table-cell>
          <table:table-cell office:value-type="float" office:value="0.0169540874881927" calcext:value-type="float">
            <text:p>0,0169540874881927</text:p>
          </table:table-cell>
          <table:table-cell office:value-type="float" office:value="0.000905460884136717" calcext:value-type="float">
            <text:p>0,000905460884136717</text:p>
          </table:table-cell>
          <table:table-cell office:value-type="float" office:value="0.00388770169338239" calcext:value-type="float">
            <text:p>0,0038877016933823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4616" calcext:value-type="float">
            <text:p>44616</text:p>
          </table:table-cell>
          <table:table-cell office:value-type="float" office:value="0.0383944745829979" calcext:value-type="float">
            <text:p>0,0383944745829979</text:p>
          </table:table-cell>
          <table:table-cell office:value-type="float" office:value="-0.00624462056224276" calcext:value-type="float">
            <text:p>-0,00624462056224276</text:p>
          </table:table-cell>
          <table:table-cell office:value-type="float" office:value="-0.0127019557518637" calcext:value-type="float">
            <text:p>-0,0127019557518637</text:p>
          </table:table-cell>
          <table:table-cell office:value-type="float" office:value="-0.00174724828724517" calcext:value-type="float">
            <text:p>-0,00174724828724517</text:p>
          </table:table-cell>
          <table:table-cell office:value-type="float" office:value="-0.00352504008158713" calcext:value-type="float">
            <text:p>-0,0035250400815871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4617" calcext:value-type="float">
            <text:p>44617</text:p>
          </table:table-cell>
          <table:table-cell office:value-type="float" office:value="-0.00849463221144202" calcext:value-type="float">
            <text:p>-0,00849463221144202</text:p>
          </table:table-cell>
          <table:table-cell office:value-type="float" office:value="0.0118113082788431" calcext:value-type="float">
            <text:p>0,0118113082788431</text:p>
          </table:table-cell>
          <table:table-cell office:value-type="float" office:value="0.0043922038900839" calcext:value-type="float">
            <text:p>0,0043922038900839</text:p>
          </table:table-cell>
          <table:table-cell office:value-type="float" office:value="0.014931953653066" calcext:value-type="float">
            <text:p>0,014931953653066</text:p>
          </table:table-cell>
          <table:table-cell office:value-type="float" office:value="0.00140909023927827" calcext:value-type="float">
            <text:p>0,0014090902392782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4622" calcext:value-type="float">
            <text:p>44622</text:p>
          </table:table-cell>
          <table:table-cell office:value-type="float" office:value="-0.0140259058715732" calcext:value-type="float">
            <text:p>-0,0140259058715732</text:p>
          </table:table-cell>
          <table:table-cell office:value-type="float" office:value="0.0125334185284935" calcext:value-type="float">
            <text:p>0,0125334185284935</text:p>
          </table:table-cell>
          <table:table-cell office:value-type="float" office:value="-0.00675772179807922" calcext:value-type="float">
            <text:p>-0,00675772179807922</text:p>
          </table:table-cell>
          <table:table-cell office:value-type="float" office:value="0.0154801827261619" calcext:value-type="float">
            <text:p>0,0154801827261619</text:p>
          </table:table-cell>
          <table:table-cell office:value-type="float" office:value="-0.01849952967385" calcext:value-type="float">
            <text:p>-0,0184995296738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4623" calcext:value-type="float">
            <text:p>44623</text:p>
          </table:table-cell>
          <table:table-cell office:value-type="float" office:value="0.0201851398444024" calcext:value-type="float">
            <text:p>0,0201851398444024</text:p>
          </table:table-cell>
          <table:table-cell office:value-type="float" office:value="0.0000756" calcext:value-type="float">
            <text:p>0,0000756</text:p>
          </table:table-cell>
          <table:table-cell office:value-type="float" office:value="0.0109767630532205" calcext:value-type="float">
            <text:p>0,0109767630532205</text:p>
          </table:table-cell>
          <table:table-cell office:value-type="float" office:value="0.00353107700127287" calcext:value-type="float">
            <text:p>0,00353107700127287</text:p>
          </table:table-cell>
          <table:table-cell office:value-type="float" office:value="0.00251693102956995" calcext:value-type="float">
            <text:p>0,0025169310295699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4624" calcext:value-type="float">
            <text:p>44624</text:p>
          </table:table-cell>
          <table:table-cell office:value-type="float" office:value="-0.0364950245703032" calcext:value-type="float">
            <text:p>-0,0364950245703032</text:p>
          </table:table-cell>
          <table:table-cell office:value-type="float" office:value="-0.00766178422799256" calcext:value-type="float">
            <text:p>-0,00766178422799256</text:p>
          </table:table-cell>
          <table:table-cell office:value-type="float" office:value="0.00149936201493879" calcext:value-type="float">
            <text:p>0,00149936201493879</text:p>
          </table:table-cell>
          <table:table-cell office:value-type="float" office:value="0.0163627514084864" calcext:value-type="float">
            <text:p>0,0163627514084864</text:p>
          </table:table-cell>
          <table:table-cell office:value-type="float" office:value="-0.00529182012047334" calcext:value-type="float">
            <text:p>-0,0052918201204733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4627" calcext:value-type="float">
            <text:p>44627</text:p>
          </table:table-cell>
          <table:table-cell office:value-type="float" office:value="-0.0500539801430258" calcext:value-type="float">
            <text:p>-0,0500539801430258</text:p>
          </table:table-cell>
          <table:table-cell office:value-type="float" office:value="-0.0272869135641944" calcext:value-type="float">
            <text:p>-0,0272869135641944</text:p>
          </table:table-cell>
          <table:table-cell office:value-type="float" office:value="-0.00275284471751452" calcext:value-type="float">
            <text:p>-0,00275284471751452</text:p>
          </table:table-cell>
          <table:table-cell office:value-type="float" office:value="0.0240455393045335" calcext:value-type="float">
            <text:p>0,0240455393045335</text:p>
          </table:table-cell>
          <table:table-cell office:value-type="float" office:value="-0.0166567941381515" calcext:value-type="float">
            <text:p>-0,01665679413815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4628" calcext:value-type="float">
            <text:p>44628</text:p>
          </table:table-cell>
          <table:table-cell office:value-type="float" office:value="0.0932838874789964" calcext:value-type="float">
            <text:p>0,0932838874789964</text:p>
          </table:table-cell>
          <table:table-cell office:value-type="float" office:value="-0.000120820366960255" calcext:value-type="float">
            <text:p>-0,000120820366960255</text:p>
          </table:table-cell>
          <table:table-cell office:value-type="float" office:value="0.00419758647910719" calcext:value-type="float">
            <text:p>0,00419758647910719</text:p>
          </table:table-cell>
          <table:table-cell office:value-type="float" office:value="-0.00686811910250826" calcext:value-type="float">
            <text:p>-0,00686811910250826</text:p>
          </table:table-cell>
          <table:table-cell office:value-type="float" office:value="0.00894508918558051" calcext:value-type="float">
            <text:p>0,0089450891855805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4629" calcext:value-type="float">
            <text:p>44629</text:p>
          </table:table-cell>
          <table:table-cell office:value-type="float" office:value="0.0417967030398116" calcext:value-type="float">
            <text:p>0,0417967030398116</text:p>
          </table:table-cell>
          <table:table-cell office:value-type="float" office:value="0.0266644791175525" calcext:value-type="float">
            <text:p>0,0266644791175525</text:p>
          </table:table-cell>
          <table:table-cell office:value-type="float" office:value="-0.010446566590517" calcext:value-type="float">
            <text:p>-0,010446566590517</text:p>
          </table:table-cell>
          <table:table-cell office:value-type="float" office:value="-0.0199425462267867" calcext:value-type="float">
            <text:p>-0,0199425462267867</text:p>
          </table:table-cell>
          <table:table-cell office:value-type="float" office:value="0.0101170604316084" calcext:value-type="float">
            <text:p>0,010117060431608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4630" calcext:value-type="float">
            <text:p>44630</text:p>
          </table:table-cell>
          <table:table-cell office:value-type="float" office:value="-0.0400000201561488" calcext:value-type="float">
            <text:p>-0,0400000201561488</text:p>
          </table:table-cell>
          <table:table-cell office:value-type="float" office:value="-0.00326891542926944" calcext:value-type="float">
            <text:p>-0,00326891542926944</text:p>
          </table:table-cell>
          <table:table-cell office:value-type="float" office:value="0.00442701523728671" calcext:value-type="float">
            <text:p>0,00442701523728671</text:p>
          </table:table-cell>
          <table:table-cell office:value-type="float" office:value="0.0166546300118564" calcext:value-type="float">
            <text:p>0,0166546300118564</text:p>
          </table:table-cell>
          <table:table-cell office:value-type="float" office:value="0.0113397060929913" calcext:value-type="float">
            <text:p>0,011339706092991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4631" calcext:value-type="float">
            <text:p>44631</text:p>
          </table:table-cell>
          <table:table-cell office:value-type="float" office:value="-0.0482950340956628" calcext:value-type="float">
            <text:p>-0,0482950340956628</text:p>
          </table:table-cell>
          <table:table-cell office:value-type="float" office:value="-0.0183559575764122" calcext:value-type="float">
            <text:p>-0,0183559575764122</text:p>
          </table:table-cell>
          <table:table-cell office:value-type="float" office:value="0.00983523696626511" calcext:value-type="float">
            <text:p>0,00983523696626511</text:p>
          </table:table-cell>
          <table:table-cell office:value-type="float" office:value="0.0219712292183686" calcext:value-type="float">
            <text:p>0,0219712292183686</text:p>
          </table:table-cell>
          <table:table-cell office:value-type="float" office:value="-0.0166232060476281" calcext:value-type="float">
            <text:p>-0,01662320604762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4634" calcext:value-type="float">
            <text:p>44634</text:p>
          </table:table-cell>
          <table:table-cell office:value-type="float" office:value="-0.0206963552366379" calcext:value-type="float">
            <text:p>-0,0206963552366379</text:p>
          </table:table-cell>
          <table:table-cell office:value-type="float" office:value="-0.0125727364791669" calcext:value-type="float">
            <text:p>-0,0125727364791669</text:p>
          </table:table-cell>
          <table:table-cell office:value-type="float" office:value="0.00967762273353575" calcext:value-type="float">
            <text:p>0,00967762273353575</text:p>
          </table:table-cell>
          <table:table-cell office:value-type="float" office:value="0.0178331193556651" calcext:value-type="float">
            <text:p>0,0178331193556651</text:p>
          </table:table-cell>
          <table:table-cell office:value-type="float" office:value="-0.00448206664345401" calcext:value-type="float">
            <text:p>-0,0044820666434540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4635" calcext:value-type="float">
            <text:p>44635</text:p>
          </table:table-cell>
          <table:table-cell office:value-type="float" office:value="0.0226052727615505" calcext:value-type="float">
            <text:p>0,0226052727615505</text:p>
          </table:table-cell>
          <table:table-cell office:value-type="float" office:value="-0.00746331093933151" calcext:value-type="float">
            <text:p>-0,00746331093933151</text:p>
          </table:table-cell>
          <table:table-cell office:value-type="float" office:value="-0.000763018519842681" calcext:value-type="float">
            <text:p>-0,000763018519842681</text:p>
          </table:table-cell>
          <table:table-cell office:value-type="float" office:value="-0.00776525667118841" calcext:value-type="float">
            <text:p>-0,00776525667118841</text:p>
          </table:table-cell>
          <table:table-cell office:value-type="float" office:value="0.00847353289026073" calcext:value-type="float">
            <text:p>0,0084735328902607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4636" calcext:value-type="float">
            <text:p>44636</text:p>
          </table:table-cell>
          <table:table-cell office:value-type="float" office:value="0.0457030269041077" calcext:value-type="float">
            <text:p>0,0457030269041077</text:p>
          </table:table-cell>
          <table:table-cell office:value-type="float" office:value="0.016540021418751" calcext:value-type="float">
            <text:p>0,016540021418751</text:p>
          </table:table-cell>
          <table:table-cell office:value-type="float" office:value="-0.0164652838188341" calcext:value-type="float">
            <text:p>-0,0164652838188341</text:p>
          </table:table-cell>
          <table:table-cell office:value-type="float" office:value="-0.00991756157184393" calcext:value-type="float">
            <text:p>-0,00991756157184393</text:p>
          </table:table-cell>
          <table:table-cell office:value-type="float" office:value="-0.00786494616442345" calcext:value-type="float">
            <text:p>-0,0078649461644234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4637" calcext:value-type="float">
            <text:p>44637</text:p>
          </table:table-cell>
          <table:table-cell office:value-type="float" office:value="0.0231547954205112" calcext:value-type="float">
            <text:p>0,0231547954205112</text:p>
          </table:table-cell>
          <table:table-cell office:value-type="float" office:value="0.016545996139976" calcext:value-type="float">
            <text:p>0,016545996139976</text:p>
          </table:table-cell>
          <table:table-cell office:value-type="float" office:value="-0.00820643355456967" calcext:value-type="float">
            <text:p>-0,00820643355456967</text:p>
          </table:table-cell>
          <table:table-cell office:value-type="float" office:value="0.0116152139299262" calcext:value-type="float">
            <text:p>0,0116152139299262</text:p>
          </table:table-cell>
          <table:table-cell office:value-type="float" office:value="-0.0108052159169672" calcext:value-type="float">
            <text:p>-0,010805215916967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4638" calcext:value-type="float">
            <text:p>44638</text:p>
          </table:table-cell>
          <table:table-cell office:value-type="float" office:value="0.0873077599858718" calcext:value-type="float">
            <text:p>0,0873077599858718</text:p>
          </table:table-cell>
          <table:table-cell office:value-type="float" office:value="0.0206140100656576" calcext:value-type="float">
            <text:p>0,0206140100656576</text:p>
          </table:table-cell>
          <table:table-cell office:value-type="float" office:value="-0.00213433830684243" calcext:value-type="float">
            <text:p>-0,00213433830684243</text:p>
          </table:table-cell>
          <table:table-cell office:value-type="float" office:value="-0.0197119016285548" calcext:value-type="float">
            <text:p>-0,0197119016285548</text:p>
          </table:table-cell>
          <table:table-cell office:value-type="float" office:value="0.0167581602675992" calcext:value-type="float">
            <text:p>0,016758160267599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641" calcext:value-type="float">
            <text:p>44641</text:p>
          </table:table-cell>
          <table:table-cell office:value-type="float" office:value="-0.00424142313789035" calcext:value-type="float">
            <text:p>-0,00424142313789035</text:p>
          </table:table-cell>
          <table:table-cell office:value-type="float" office:value="0.00627706426541894" calcext:value-type="float">
            <text:p>0,00627706426541894</text:p>
          </table:table-cell>
          <table:table-cell office:value-type="float" office:value="0.0171333226392083" calcext:value-type="float">
            <text:p>0,0171333226392083</text:p>
          </table:table-cell>
          <table:table-cell office:value-type="float" office:value="0.00788060729899307" calcext:value-type="float">
            <text:p>0,00788060729899307</text:p>
          </table:table-cell>
          <table:table-cell office:value-type="float" office:value="-0.00240531309966225" calcext:value-type="float">
            <text:p>-0,0024053130996622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4642" calcext:value-type="float">
            <text:p>44642</text:p>
          </table:table-cell>
          <table:table-cell office:value-type="float" office:value="0.0337498502664297" calcext:value-type="float">
            <text:p>0,0337498502664297</text:p>
          </table:table-cell>
          <table:table-cell office:value-type="float" office:value="0.00995130232558537" calcext:value-type="float">
            <text:p>0,00995130232558537</text:p>
          </table:table-cell>
          <table:table-cell office:value-type="float" office:value="-0.00983430348754631" calcext:value-type="float">
            <text:p>-0,00983430348754631</text:p>
          </table:table-cell>
          <table:table-cell office:value-type="float" office:value="-0.0104470962657852" calcext:value-type="float">
            <text:p>-0,0104470962657852</text:p>
          </table:table-cell>
          <table:table-cell office:value-type="float" office:value="-0.0028435751579243" calcext:value-type="float">
            <text:p>-0,002843575157924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4643" calcext:value-type="float">
            <text:p>44643</text:p>
          </table:table-cell>
          <table:table-cell office:value-type="float" office:value="-0.0134124293778552" calcext:value-type="float">
            <text:p>-0,0134124293778552</text:p>
          </table:table-cell>
          <table:table-cell office:value-type="float" office:value="0.000928425056445342" calcext:value-type="float">
            <text:p>0,000928425056445342</text:p>
          </table:table-cell>
          <table:table-cell office:value-type="float" office:value="-0.00574284665364712" calcext:value-type="float">
            <text:p>-0,00574284665364712</text:p>
          </table:table-cell>
          <table:table-cell office:value-type="float" office:value="-0.0131404645650254" calcext:value-type="float">
            <text:p>-0,0131404645650254</text:p>
          </table:table-cell>
          <table:table-cell office:value-type="float" office:value="0.00456969040960056" calcext:value-type="float">
            <text:p>0,0045696904096005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4644" calcext:value-type="float">
            <text:p>44644</text:p>
          </table:table-cell>
          <table:table-cell office:value-type="float" office:value="0.0116166578467883" calcext:value-type="float">
            <text:p>0,0116166578467883</text:p>
          </table:table-cell>
          <table:table-cell office:value-type="float" office:value="0.0127022868451462" calcext:value-type="float">
            <text:p>0,0127022868451462</text:p>
          </table:table-cell>
          <table:table-cell office:value-type="float" office:value="-0.000305190988365258" calcext:value-type="float">
            <text:p>-0,000305190988365258</text:p>
          </table:table-cell>
          <table:table-cell office:value-type="float" office:value="-0.0214495421846308" calcext:value-type="float">
            <text:p>-0,0214495421846308</text:p>
          </table:table-cell>
          <table:table-cell office:value-type="float" office:value="0.0117338262156208" calcext:value-type="float">
            <text:p>0,011733826215620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4645" calcext:value-type="float">
            <text:p>44645</text:p>
          </table:table-cell>
          <table:table-cell office:value-type="float" office:value="0.0110171803228902" calcext:value-type="float">
            <text:p>0,0110171803228902</text:p>
          </table:table-cell>
          <table:table-cell office:value-type="float" office:value="0.00107087443676626" calcext:value-type="float">
            <text:p>0,00107087443676626</text:p>
          </table:table-cell>
          <table:table-cell office:value-type="float" office:value="-0.00318915709783465" calcext:value-type="float">
            <text:p>-0,00318915709783465</text:p>
          </table:table-cell>
          <table:table-cell office:value-type="float" office:value="-0.0237309377174211" calcext:value-type="float">
            <text:p>-0,0237309377174211</text:p>
          </table:table-cell>
          <table:table-cell office:value-type="float" office:value="0.0108768486652129" calcext:value-type="float">
            <text:p>0,010876848665212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4648" calcext:value-type="float">
            <text:p>44648</text:p>
          </table:table-cell>
          <table:table-cell office:value-type="float" office:value="-0.0123529629422613" calcext:value-type="float">
            <text:p>-0,0123529629422613</text:p>
          </table:table-cell>
          <table:table-cell office:value-type="float" office:value="-0.00255918908165671" calcext:value-type="float">
            <text:p>-0,00255918908165671</text:p>
          </table:table-cell>
          <table:table-cell office:value-type="float" office:value="-0.00468649366343786" calcext:value-type="float">
            <text:p>-0,00468649366343786</text:p>
          </table:table-cell>
          <table:table-cell office:value-type="float" office:value="0.00560170969417851" calcext:value-type="float">
            <text:p>0,00560170969417851</text:p>
          </table:table-cell>
          <table:table-cell office:value-type="float" office:value="0.000224583204198451" calcext:value-type="float">
            <text:p>0,0002245832041984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649" calcext:value-type="float">
            <text:p>44649</text:p>
          </table:table-cell>
          <table:table-cell office:value-type="float" office:value="0.0228033918769544" calcext:value-type="float">
            <text:p>0,0228033918769544</text:p>
          </table:table-cell>
          <table:table-cell office:value-type="float" office:value="0.0118976328220556" calcext:value-type="float">
            <text:p>0,0118976328220556</text:p>
          </table:table-cell>
          <table:table-cell office:value-type="float" office:value="-0.0000229" calcext:value-type="float">
            <text:p>-0,0000229</text:p>
          </table:table-cell>
          <table:table-cell office:value-type="float" office:value="-0.00805085754112182" calcext:value-type="float">
            <text:p>-0,00805085754112182</text:p>
          </table:table-cell>
          <table:table-cell office:value-type="float" office:value="0.00958738140210207" calcext:value-type="float">
            <text:p>0,0095873814021020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4650" calcext:value-type="float">
            <text:p>44650</text:p>
          </table:table-cell>
          <table:table-cell office:value-type="float" office:value="-0.00540451290822849" calcext:value-type="float">
            <text:p>-0,00540451290822849</text:p>
          </table:table-cell>
          <table:table-cell office:value-type="float" office:value="0.000302575285371073" calcext:value-type="float">
            <text:p>0,000302575285371073</text:p>
          </table:table-cell>
          <table:table-cell office:value-type="float" office:value="-0.00360835766519234" calcext:value-type="float">
            <text:p>-0,00360835766519234</text:p>
          </table:table-cell>
          <table:table-cell office:value-type="float" office:value="0.00358258145131114" calcext:value-type="float">
            <text:p>0,00358258145131114</text:p>
          </table:table-cell>
          <table:table-cell office:value-type="float" office:value="-0.00432936122893955" calcext:value-type="float">
            <text:p>-0,004329361228939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651" calcext:value-type="float">
            <text:p>44651</text:p>
          </table:table-cell>
          <table:table-cell office:value-type="float" office:value="-0.0275096971646099" calcext:value-type="float">
            <text:p>-0,0275096971646099</text:p>
          </table:table-cell>
          <table:table-cell office:value-type="float" office:value="-0.00239544275073226" calcext:value-type="float">
            <text:p>-0,00239544275073226</text:p>
          </table:table-cell>
          <table:table-cell office:value-type="float" office:value="-0.000998185726975663" calcext:value-type="float">
            <text:p>-0,000998185726975663</text:p>
          </table:table-cell>
          <table:table-cell office:value-type="float" office:value="0.0040826822156534" calcext:value-type="float">
            <text:p>0,0040826822156534</text:p>
          </table:table-cell>
          <table:table-cell office:value-type="float" office:value="-0.0104614875512481" calcext:value-type="float">
            <text:p>-0,01046148755124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652" calcext:value-type="float">
            <text:p>44652</text:p>
          </table:table-cell>
          <table:table-cell office:value-type="float" office:value="0.0683074968109289" calcext:value-type="float">
            <text:p>0,0683074968109289</text:p>
          </table:table-cell>
          <table:table-cell office:value-type="float" office:value="0.0108212684897553" calcext:value-type="float">
            <text:p>0,0108212684897553</text:p>
          </table:table-cell>
          <table:table-cell office:value-type="float" office:value="0.00086387374276559" calcext:value-type="float">
            <text:p>0,00086387374276559</text:p>
          </table:table-cell>
          <table:table-cell office:value-type="float" office:value="-0.0215727879724964" calcext:value-type="float">
            <text:p>-0,0215727879724964</text:p>
          </table:table-cell>
          <table:table-cell office:value-type="float" office:value="-0.0023246247494119" calcext:value-type="float">
            <text:p>-0,002324624749411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655" calcext:value-type="float">
            <text:p>44655</text:p>
          </table:table-cell>
          <table:table-cell office:value-type="float" office:value="-0.0304121116331627" calcext:value-type="float">
            <text:p>-0,0304121116331627</text:p>
          </table:table-cell>
          <table:table-cell office:value-type="float" office:value="-0.00286693328880588" calcext:value-type="float">
            <text:p>-0,00286693328880588</text:p>
          </table:table-cell>
          <table:table-cell office:value-type="float" office:value="-0.0016113175604262" calcext:value-type="float">
            <text:p>-0,0016113175604262</text:p>
          </table:table-cell>
          <table:table-cell office:value-type="float" office:value="-0.00222776783325009" calcext:value-type="float">
            <text:p>-0,00222776783325009</text:p>
          </table:table-cell>
          <table:table-cell office:value-type="float" office:value="0.0149062395944028" calcext:value-type="float">
            <text:p>0,014906239594402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4656" calcext:value-type="float">
            <text:p>44656</text:p>
          </table:table-cell>
          <table:table-cell office:value-type="float" office:value="-0.0546831411145861" calcext:value-type="float">
            <text:p>-0,0546831411145861</text:p>
          </table:table-cell>
          <table:table-cell office:value-type="float" office:value="-0.018221952375421" calcext:value-type="float">
            <text:p>-0,018221952375421</text:p>
          </table:table-cell>
          <table:table-cell office:value-type="float" office:value="0.0027220547175079" calcext:value-type="float">
            <text:p>0,0027220547175079</text:p>
          </table:table-cell>
          <table:table-cell office:value-type="float" office:value="0.0150898717197159" calcext:value-type="float">
            <text:p>0,0150898717197159</text:p>
          </table:table-cell>
          <table:table-cell office:value-type="float" office:value="-0.00636632263729614" calcext:value-type="float">
            <text:p>-0,0063663226372961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657" calcext:value-type="float">
            <text:p>44657</text:p>
          </table:table-cell>
          <table:table-cell office:value-type="float" office:value="-0.0673466316402484" calcext:value-type="float">
            <text:p>-0,0673466316402484</text:p>
          </table:table-cell>
          <table:table-cell office:value-type="float" office:value="-0.00691289125428203" calcext:value-type="float">
            <text:p>-0,00691289125428203</text:p>
          </table:table-cell>
          <table:table-cell office:value-type="float" office:value="0.0122429547620043" calcext:value-type="float">
            <text:p>0,0122429547620043</text:p>
          </table:table-cell>
          <table:table-cell office:value-type="float" office:value="0.0167301632923507" calcext:value-type="float">
            <text:p>0,0167301632923507</text:p>
          </table:table-cell>
          <table:table-cell office:value-type="float" office:value="-0.00745316623607641" calcext:value-type="float">
            <text:p>-0,0074531662360764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4658" calcext:value-type="float">
            <text:p>44658</text:p>
          </table:table-cell>
          <table:table-cell office:value-type="float" office:value="-0.00246518733487141" calcext:value-type="float">
            <text:p>-0,00246518733487141</text:p>
          </table:table-cell>
          <table:table-cell office:value-type="float" office:value="0.00416621683324438" calcext:value-type="float">
            <text:p>0,00416621683324438</text:p>
          </table:table-cell>
          <table:table-cell office:value-type="float" office:value="0.00867724186767666" calcext:value-type="float">
            <text:p>0,00867724186767666</text:p>
          </table:table-cell>
          <table:table-cell office:value-type="float" office:value="-0.00316650980561665" calcext:value-type="float">
            <text:p>-0,00316650980561665</text:p>
          </table:table-cell>
          <table:table-cell office:value-type="float" office:value="0.00507536284606054" calcext:value-type="float">
            <text:p>0,0050753628460605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4659" calcext:value-type="float">
            <text:p>44659</text:p>
          </table:table-cell>
          <table:table-cell office:value-type="float" office:value="0.00409971630355588" calcext:value-type="float">
            <text:p>0,00409971630355588</text:p>
          </table:table-cell>
          <table:table-cell office:value-type="float" office:value="-0.00415677164811776" calcext:value-type="float">
            <text:p>-0,00415677164811776</text:p>
          </table:table-cell>
          <table:table-cell office:value-type="float" office:value="0.0101919457813177" calcext:value-type="float">
            <text:p>0,0101919457813177</text:p>
          </table:table-cell>
          <table:table-cell office:value-type="float" office:value="0.00619895719456961" calcext:value-type="float">
            <text:p>0,00619895719456961</text:p>
          </table:table-cell>
          <table:table-cell office:value-type="float" office:value="-0.00186151071903126" calcext:value-type="float">
            <text:p>-0,0018615107190312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662" calcext:value-type="float">
            <text:p>44662</text:p>
          </table:table-cell>
          <table:table-cell office:value-type="float" office:value="-0.0254432974091926" calcext:value-type="float">
            <text:p>-0,0254432974091926</text:p>
          </table:table-cell>
          <table:table-cell office:value-type="float" office:value="-0.0101883400714145" calcext:value-type="float">
            <text:p>-0,0101883400714145</text:p>
          </table:table-cell>
          <table:table-cell office:value-type="float" office:value="0.00352942196791346" calcext:value-type="float">
            <text:p>0,00352942196791346</text:p>
          </table:table-cell>
          <table:table-cell office:value-type="float" office:value="0.011704449747557" calcext:value-type="float">
            <text:p>0,011704449747557</text:p>
          </table:table-cell>
          <table:table-cell office:value-type="float" office:value="-0.0111143618687405" calcext:value-type="float">
            <text:p>-0,011114361868740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4663" calcext:value-type="float">
            <text:p>44663</text:p>
          </table:table-cell>
          <table:table-cell office:value-type="float" office:value="-0.00200060714885818" calcext:value-type="float">
            <text:p>-0,00200060714885818</text:p>
          </table:table-cell>
          <table:table-cell office:value-type="float" office:value="-0.00643533144330262" calcext:value-type="float">
            <text:p>-0,00643533144330262</text:p>
          </table:table-cell>
          <table:table-cell office:value-type="float" office:value="0.00367667215110738" calcext:value-type="float">
            <text:p>0,00367667215110738</text:p>
          </table:table-cell>
          <table:table-cell office:value-type="float" office:value="0.00329213266457455" calcext:value-type="float">
            <text:p>0,00329213266457455</text:p>
          </table:table-cell>
          <table:table-cell office:value-type="float" office:value="0.00122853702565011" calcext:value-type="float">
            <text:p>0,0012285370256501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664" calcext:value-type="float">
            <text:p>44664</text:p>
          </table:table-cell>
          <table:table-cell office:value-type="float" office:value="-0.00200407909270391" calcext:value-type="float">
            <text:p>-0,00200407909270391</text:p>
          </table:table-cell>
          <table:table-cell office:value-type="float" office:value="0.00419509527217647" calcext:value-type="float">
            <text:p>0,00419509527217647</text:p>
          </table:table-cell>
          <table:table-cell office:value-type="float" office:value="0.0026382865501291" calcext:value-type="float">
            <text:p>0,0026382865501291</text:p>
          </table:table-cell>
          <table:table-cell office:value-type="float" office:value="-0.000287535698791068" calcext:value-type="float">
            <text:p>-0,000287535698791068</text:p>
          </table:table-cell>
          <table:table-cell office:value-type="float" office:value="0.00750041028848628" calcext:value-type="float">
            <text:p>0,0075004102884862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4665" calcext:value-type="float">
            <text:p>44665</text:p>
          </table:table-cell>
          <table:table-cell office:value-type="float" office:value="0.00985817091035343" calcext:value-type="float">
            <text:p>0,00985817091035343</text:p>
          </table:table-cell>
          <table:table-cell office:value-type="float" office:value="-0.00607945415365443" calcext:value-type="float">
            <text:p>-0,00607945415365443</text:p>
          </table:table-cell>
          <table:table-cell office:value-type="float" office:value="0.00472576645120494" calcext:value-type="float">
            <text:p>0,00472576645120494</text:p>
          </table:table-cell>
          <table:table-cell office:value-type="float" office:value="0.0133372028215034" calcext:value-type="float">
            <text:p>0,0133372028215034</text:p>
          </table:table-cell>
          <table:table-cell office:value-type="float" office:value="-0.00601741024839574" calcext:value-type="float">
            <text:p>-0,0060174102483957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4669" calcext:value-type="float">
            <text:p>44669</text:p>
          </table:table-cell>
          <table:table-cell office:value-type="float" office:value="-0.0185670259072244" calcext:value-type="float">
            <text:p>-0,0185670259072244</text:p>
          </table:table-cell>
          <table:table-cell office:value-type="float" office:value="-0.00250442181923161" calcext:value-type="float">
            <text:p>-0,00250442181923161</text:p>
          </table:table-cell>
          <table:table-cell office:value-type="float" office:value="0.00337248323193171" calcext:value-type="float">
            <text:p>0,00337248323193171</text:p>
          </table:table-cell>
          <table:table-cell office:value-type="float" office:value="0.00870514121626548" calcext:value-type="float">
            <text:p>0,00870514121626548</text:p>
          </table:table-cell>
          <table:table-cell office:value-type="float" office:value="0.0035070508418542" calcext:value-type="float">
            <text:p>0,003507050841854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670" calcext:value-type="float">
            <text:p>44670</text:p>
          </table:table-cell>
          <table:table-cell office:value-type="float" office:value="0.0278598047862821" calcext:value-type="float">
            <text:p>0,0278598047862821</text:p>
          </table:table-cell>
          <table:table-cell office:value-type="float" office:value="-0.0052056407902088" calcext:value-type="float">
            <text:p>-0,0052056407902088</text:p>
          </table:table-cell>
          <table:table-cell office:value-type="float" office:value="-0.00469836526653884" calcext:value-type="float">
            <text:p>-0,00469836526653884</text:p>
          </table:table-cell>
          <table:table-cell office:value-type="float" office:value="-0.00795558738295344" calcext:value-type="float">
            <text:p>-0,00795558738295344</text:p>
          </table:table-cell>
          <table:table-cell office:value-type="float" office:value="0.0134205722723257" calcext:value-type="float">
            <text:p>0,013420572272325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4671" calcext:value-type="float">
            <text:p>44671</text:p>
          </table:table-cell>
          <table:table-cell office:value-type="float" office:value="-0.00350794246765347" calcext:value-type="float">
            <text:p>-0,00350794246765347</text:p>
          </table:table-cell>
          <table:table-cell office:value-type="float" office:value="-0.00564442729084937" calcext:value-type="float">
            <text:p>-0,00564442729084937</text:p>
          </table:table-cell>
          <table:table-cell office:value-type="float" office:value="0.0050660625228786" calcext:value-type="float">
            <text:p>0,0050660625228786</text:p>
          </table:table-cell>
          <table:table-cell office:value-type="float" office:value="0.0189083763196688" calcext:value-type="float">
            <text:p>0,0189083763196688</text:p>
          </table:table-cell>
          <table:table-cell office:value-type="float" office:value="0.0036200231777399" calcext:value-type="float">
            <text:p>0,003620023177739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4673" calcext:value-type="float">
            <text:p>44673</text:p>
          </table:table-cell>
          <table:table-cell office:value-type="float" office:value="-0.0388649903825178" calcext:value-type="float">
            <text:p>-0,0388649903825178</text:p>
          </table:table-cell>
          <table:table-cell office:value-type="float" office:value="-0.0245319959667561" calcext:value-type="float">
            <text:p>-0,0245319959667561</text:p>
          </table:table-cell>
          <table:table-cell office:value-type="float" office:value="-0.000819490066684338" calcext:value-type="float">
            <text:p>-0,000819490066684338</text:p>
          </table:table-cell>
          <table:table-cell office:value-type="float" office:value="0.00771006504728203" calcext:value-type="float">
            <text:p>0,00771006504728203</text:p>
          </table:table-cell>
          <table:table-cell office:value-type="float" office:value="-0.00267054417082395" calcext:value-type="float">
            <text:p>-0,0026705441708239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4676" calcext:value-type="float">
            <text:p>44676</text:p>
          </table:table-cell>
          <table:table-cell office:value-type="float" office:value="-0.00789580747783153" calcext:value-type="float">
            <text:p>-0,00789580747783153</text:p>
          </table:table-cell>
          <table:table-cell office:value-type="float" office:value="-0.0019045629252776" calcext:value-type="float">
            <text:p>-0,0019045629252776</text:p>
          </table:table-cell>
          <table:table-cell office:value-type="float" office:value="0.00292177588476565" calcext:value-type="float">
            <text:p>0,00292177588476565</text:p>
          </table:table-cell>
          <table:table-cell office:value-type="float" office:value="-0.00534576837319677" calcext:value-type="float">
            <text:p>-0,00534576837319677</text:p>
          </table:table-cell>
          <table:table-cell office:value-type="float" office:value="0.00797033936432179" calcext:value-type="float">
            <text:p>0,0079703393643217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677" calcext:value-type="float">
            <text:p>44677</text:p>
          </table:table-cell>
          <table:table-cell office:value-type="float" office:value="-0.0171243926997054" calcext:value-type="float">
            <text:p>-0,0171243926997054</text:p>
          </table:table-cell>
          <table:table-cell office:value-type="float" office:value="-0.0208704583852143" calcext:value-type="float">
            <text:p>-0,0208704583852143</text:p>
          </table:table-cell>
          <table:table-cell office:value-type="float" office:value="0.00970670552807277" calcext:value-type="float">
            <text:p>0,00970670552807277</text:p>
          </table:table-cell>
          <table:table-cell office:value-type="float" office:value="0.0186776416833276" calcext:value-type="float">
            <text:p>0,0186776416833276</text:p>
          </table:table-cell>
          <table:table-cell office:value-type="float" office:value="0.00547149601491322" calcext:value-type="float">
            <text:p>0,0054714960149132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4678" calcext:value-type="float">
            <text:p>44678</text:p>
          </table:table-cell>
          <table:table-cell office:value-type="float" office:value="-0.0124599407032225" calcext:value-type="float">
            <text:p>-0,0124599407032225</text:p>
          </table:table-cell>
          <table:table-cell office:value-type="float" office:value="0.00814486271558135" calcext:value-type="float">
            <text:p>0,00814486271558135</text:p>
          </table:table-cell>
          <table:table-cell office:value-type="float" office:value="-0.000436705165419714" calcext:value-type="float">
            <text:p>-0,000436705165419714</text:p>
          </table:table-cell>
          <table:table-cell office:value-type="float" office:value="0.0178621891746951" calcext:value-type="float">
            <text:p>0,0178621891746951</text:p>
          </table:table-cell>
          <table:table-cell office:value-type="float" office:value="-0.00769077656165016" calcext:value-type="float">
            <text:p>-0,0076907765616501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4679" calcext:value-type="float">
            <text:p>44679</text:p>
          </table:table-cell>
          <table:table-cell office:value-type="float" office:value="-0.00928083473031808" calcext:value-type="float">
            <text:p>-0,00928083473031808</text:p>
          </table:table-cell>
          <table:table-cell office:value-type="float" office:value="0.0040186736062089" calcext:value-type="float">
            <text:p>0,0040186736062089</text:p>
          </table:table-cell>
          <table:table-cell office:value-type="float" office:value="0.00256346207731898" calcext:value-type="float">
            <text:p>0,00256346207731898</text:p>
          </table:table-cell>
          <table:table-cell office:value-type="float" office:value="-0.00103505906324561" calcext:value-type="float">
            <text:p>-0,00103505906324561</text:p>
          </table:table-cell>
          <table:table-cell office:value-type="float" office:value="0.000607025396371415" calcext:value-type="float">
            <text:p>0,0006070253963714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4680" calcext:value-type="float">
            <text:p>44680</text:p>
          </table:table-cell>
          <table:table-cell office:value-type="float" office:value="-0.00712921062614783" calcext:value-type="float">
            <text:p>-0,00712921062614783</text:p>
          </table:table-cell>
          <table:table-cell office:value-type="float" office:value="-0.0180129897642796" calcext:value-type="float">
            <text:p>-0,0180129897642796</text:p>
          </table:table-cell>
          <table:table-cell office:value-type="float" office:value="-0.00357523431939627" calcext:value-type="float">
            <text:p>-0,00357523431939627</text:p>
          </table:table-cell>
          <table:table-cell office:value-type="float" office:value="0.0153103737120648" calcext:value-type="float">
            <text:p>0,0153103737120648</text:p>
          </table:table-cell>
          <table:table-cell office:value-type="float" office:value="0.00271946191309984" calcext:value-type="float">
            <text:p>0,0027194619130998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4683" calcext:value-type="float">
            <text:p>44683</text:p>
          </table:table-cell>
          <table:table-cell office:value-type="float" office:value="-0.0173221892306174" calcext:value-type="float">
            <text:p>-0,0173221892306174</text:p>
          </table:table-cell>
          <table:table-cell office:value-type="float" office:value="-0.0123835380819795" calcext:value-type="float">
            <text:p>-0,0123835380819795</text:p>
          </table:table-cell>
          <table:table-cell office:value-type="float" office:value="0.00781434944517525" calcext:value-type="float">
            <text:p>0,00781434944517525</text:p>
          </table:table-cell>
          <table:table-cell office:value-type="float" office:value="0.00309220192089649" calcext:value-type="float">
            <text:p>0,00309220192089649</text:p>
          </table:table-cell>
          <table:table-cell office:value-type="float" office:value="-0.0016354125732953" calcext:value-type="float">
            <text:p>-0,00163541257329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4684" calcext:value-type="float">
            <text:p>44684</text:p>
          </table:table-cell>
          <table:table-cell office:value-type="float" office:value="-0.0016042642580731" calcext:value-type="float">
            <text:p>-0,0016042642580731</text:p>
          </table:table-cell>
          <table:table-cell office:value-type="float" office:value="-0.00221558239698504" calcext:value-type="float">
            <text:p>-0,00221558239698504</text:p>
          </table:table-cell>
          <table:table-cell office:value-type="float" office:value="0.00186216112475667" calcext:value-type="float">
            <text:p>0,00186216112475667</text:p>
          </table:table-cell>
          <table:table-cell office:value-type="float" office:value="0.0138663183105299" calcext:value-type="float">
            <text:p>0,0138663183105299</text:p>
          </table:table-cell>
          <table:table-cell office:value-type="float" office:value="-0.00673188595021798" calcext:value-type="float">
            <text:p>-0,006731885950217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685" calcext:value-type="float">
            <text:p>44685</text:p>
          </table:table-cell>
          <table:table-cell office:value-type="float" office:value="0.00574804681346788" calcext:value-type="float">
            <text:p>0,00574804681346788</text:p>
          </table:table-cell>
          <table:table-cell office:value-type="float" office:value="0.0178103922795745" calcext:value-type="float">
            <text:p>0,0178103922795745</text:p>
          </table:table-cell>
          <table:table-cell office:value-type="float" office:value="-0.00336777741243071" calcext:value-type="float">
            <text:p>-0,00336777741243071</text:p>
          </table:table-cell>
          <table:table-cell office:value-type="float" office:value="-0.0105334386831195" calcext:value-type="float">
            <text:p>-0,0105334386831195</text:p>
          </table:table-cell>
          <table:table-cell office:value-type="float" office:value="0.0099244509441746" calcext:value-type="float">
            <text:p>0,00992445094417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4686" calcext:value-type="float">
            <text:p>44686</text:p>
          </table:table-cell>
          <table:table-cell office:value-type="float" office:value="-0.0186765438846875" calcext:value-type="float">
            <text:p>-0,0186765438846875</text:p>
          </table:table-cell>
          <table:table-cell office:value-type="float" office:value="-0.028964581386898" calcext:value-type="float">
            <text:p>-0,028964581386898</text:p>
          </table:table-cell>
          <table:table-cell office:value-type="float" office:value="0.0108340313402726" calcext:value-type="float">
            <text:p>0,0108340313402726</text:p>
          </table:table-cell>
          <table:table-cell office:value-type="float" office:value="0.0163492704321864" calcext:value-type="float">
            <text:p>0,0163492704321864</text:p>
          </table:table-cell>
          <table:table-cell office:value-type="float" office:value="0.00191870064709587" calcext:value-type="float">
            <text:p>0,0019187006470958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4687" calcext:value-type="float">
            <text:p>44687</text:p>
          </table:table-cell>
          <table:table-cell office:value-type="float" office:value="-0.0178453355345917" calcext:value-type="float">
            <text:p>-0,0178453355345917</text:p>
          </table:table-cell>
          <table:table-cell office:value-type="float" office:value="-0.00323228578543577" calcext:value-type="float">
            <text:p>-0,00323228578543577</text:p>
          </table:table-cell>
          <table:table-cell office:value-type="float" office:value="0.00998421930870047" calcext:value-type="float">
            <text:p>0,00998421930870047</text:p>
          </table:table-cell>
          <table:table-cell office:value-type="float" office:value="0.0145446732249095" calcext:value-type="float">
            <text:p>0,0145446732249095</text:p>
          </table:table-cell>
          <table:table-cell office:value-type="float" office:value="-0.0121634577658572" calcext:value-type="float">
            <text:p>-0,012163457765857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690" calcext:value-type="float">
            <text:p>44690</text:p>
          </table:table-cell>
          <table:table-cell office:value-type="float" office:value="-0.0619034875591913" calcext:value-type="float">
            <text:p>-0,0619034875591913</text:p>
          </table:table-cell>
          <table:table-cell office:value-type="float" office:value="-0.0172759323110714" calcext:value-type="float">
            <text:p>-0,0172759323110714</text:p>
          </table:table-cell>
          <table:table-cell office:value-type="float" office:value="0.0198966190723635" calcext:value-type="float">
            <text:p>0,0198966190723635</text:p>
          </table:table-cell>
          <table:table-cell office:value-type="float" office:value="0.0213748545871675" calcext:value-type="float">
            <text:p>0,0213748545871675</text:p>
          </table:table-cell>
          <table:table-cell office:value-type="float" office:value="-0.0158096693892594" calcext:value-type="float">
            <text:p>-0,015809669389259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4691" calcext:value-type="float">
            <text:p>44691</text:p>
          </table:table-cell>
          <table:table-cell office:value-type="float" office:value="0.0179868697513632" calcext:value-type="float">
            <text:p>0,0179868697513632</text:p>
          </table:table-cell>
          <table:table-cell office:value-type="float" office:value="-0.00120020423988914" calcext:value-type="float">
            <text:p>-0,00120020423988914</text:p>
          </table:table-cell>
          <table:table-cell office:value-type="float" office:value="-0.0043004641614558" calcext:value-type="float">
            <text:p>-0,0043004641614558</text:p>
          </table:table-cell>
          <table:table-cell office:value-type="float" office:value="-0.00632636843480345" calcext:value-type="float">
            <text:p>-0,00632636843480345</text:p>
          </table:table-cell>
          <table:table-cell office:value-type="float" office:value="0.0122613595568694" calcext:value-type="float">
            <text:p>0,012261359556869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4692" calcext:value-type="float">
            <text:p>44692</text:p>
          </table:table-cell>
          <table:table-cell office:value-type="float" office:value="-0.0308092556020709" calcext:value-type="float">
            <text:p>-0,0308092556020709</text:p>
          </table:table-cell>
          <table:table-cell office:value-type="float" office:value="0.00813832740551117" calcext:value-type="float">
            <text:p>0,00813832740551117</text:p>
          </table:table-cell>
          <table:table-cell office:value-type="float" office:value="0.00702336361683357" calcext:value-type="float">
            <text:p>0,00702336361683357</text:p>
          </table:table-cell>
          <table:table-cell office:value-type="float" office:value="0.0132535668306255" calcext:value-type="float">
            <text:p>0,0132535668306255</text:p>
          </table:table-cell>
          <table:table-cell office:value-type="float" office:value="-0.00710539491035029" calcext:value-type="float">
            <text:p>-0,0071053949103502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693" calcext:value-type="float">
            <text:p>44693</text:p>
          </table:table-cell>
          <table:table-cell office:value-type="float" office:value="-0.0105834642735888" calcext:value-type="float">
            <text:p>-0,0105834642735888</text:p>
          </table:table-cell>
          <table:table-cell office:value-type="float" office:value="0.0128650153116916" calcext:value-type="float">
            <text:p>0,0128650153116916</text:p>
          </table:table-cell>
          <table:table-cell office:value-type="float" office:value="-0.00132299195408935" calcext:value-type="float">
            <text:p>-0,00132299195408935</text:p>
          </table:table-cell>
          <table:table-cell office:value-type="float" office:value="-0.00591581919017822" calcext:value-type="float">
            <text:p>-0,00591581919017822</text:p>
          </table:table-cell>
          <table:table-cell office:value-type="float" office:value="0.00434052049090388" calcext:value-type="float">
            <text:p>0,0043405204909038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4694" calcext:value-type="float">
            <text:p>44694</text:p>
          </table:table-cell>
          <table:table-cell office:value-type="float" office:value="0.0610812651561027" calcext:value-type="float">
            <text:p>0,0610812651561027</text:p>
          </table:table-cell>
          <table:table-cell office:value-type="float" office:value="0.0111027191192797" calcext:value-type="float">
            <text:p>0,0111027191192797</text:p>
          </table:table-cell>
          <table:table-cell office:value-type="float" office:value="-0.0190308900057765" calcext:value-type="float">
            <text:p>-0,0190308900057765</text:p>
          </table:table-cell>
          <table:table-cell office:value-type="float" office:value="-0.00747730092401799" calcext:value-type="float">
            <text:p>-0,00747730092401799</text:p>
          </table:table-cell>
          <table:table-cell office:value-type="float" office:value="-0.00120448353968745" calcext:value-type="float">
            <text:p>-0,0012044835396874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697" calcext:value-type="float">
            <text:p>44697</text:p>
          </table:table-cell>
          <table:table-cell office:value-type="float" office:value="-0.0209842140976886" calcext:value-type="float">
            <text:p>-0,0209842140976886</text:p>
          </table:table-cell>
          <table:table-cell office:value-type="float" office:value="0.00942552443570745" calcext:value-type="float">
            <text:p>0,00942552443570745</text:p>
          </table:table-cell>
          <table:table-cell office:value-type="float" office:value="-0.00191970549361195" calcext:value-type="float">
            <text:p>-0,00191970549361195</text:p>
          </table:table-cell>
          <table:table-cell office:value-type="float" office:value="-0.0205092972799974" calcext:value-type="float">
            <text:p>-0,0205092972799974</text:p>
          </table:table-cell>
          <table:table-cell office:value-type="float" office:value="0.00365439895275803" calcext:value-type="float">
            <text:p>0,0036543989527580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4698" calcext:value-type="float">
            <text:p>44698</text:p>
          </table:table-cell>
          <table:table-cell office:value-type="float" office:value="0.000740037679733129" calcext:value-type="float">
            <text:p>0,000740037679733129</text:p>
          </table:table-cell>
          <table:table-cell office:value-type="float" office:value="0.00599010582883013" calcext:value-type="float">
            <text:p>0,00599010582883013</text:p>
          </table:table-cell>
          <table:table-cell office:value-type="float" office:value="0.00484337561906691" calcext:value-type="float">
            <text:p>0,00484337561906691</text:p>
          </table:table-cell>
          <table:table-cell office:value-type="float" office:value="0.000249951936575676" calcext:value-type="float">
            <text:p>0,000249951936575676</text:p>
          </table:table-cell>
          <table:table-cell office:value-type="float" office:value="0.00521712328860535" calcext:value-type="float">
            <text:p>0,0052171232886053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699" calcext:value-type="float">
            <text:p>44699</text:p>
          </table:table-cell>
          <table:table-cell office:value-type="float" office:value="-0.0251245304022094" calcext:value-type="float">
            <text:p>-0,0251245304022094</text:p>
          </table:table-cell>
          <table:table-cell office:value-type="float" office:value="-0.0220482010747977" calcext:value-type="float">
            <text:p>-0,0220482010747977</text:p>
          </table:table-cell>
          <table:table-cell office:value-type="float" office:value="-0.00131292177596498" calcext:value-type="float">
            <text:p>-0,00131292177596498</text:p>
          </table:table-cell>
          <table:table-cell office:value-type="float" office:value="0.00991052178858473" calcext:value-type="float">
            <text:p>0,00991052178858473</text:p>
          </table:table-cell>
          <table:table-cell office:value-type="float" office:value="0.00117432624246905" calcext:value-type="float">
            <text:p>0,0011743262424690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4700" calcext:value-type="float">
            <text:p>44700</text:p>
          </table:table-cell>
          <table:table-cell office:value-type="float" office:value="0.000145996682400222" calcext:value-type="float">
            <text:p>0,000145996682400222</text:p>
          </table:table-cell>
          <table:table-cell office:value-type="float" office:value="0.00570403653138406" calcext:value-type="float">
            <text:p>0,00570403653138406</text:p>
          </table:table-cell>
          <table:table-cell office:value-type="float" office:value="0.00394221193462712" calcext:value-type="float">
            <text:p>0,00394221193462712</text:p>
          </table:table-cell>
          <table:table-cell office:value-type="float" office:value="-0.00858476808102837" calcext:value-type="float">
            <text:p>-0,00858476808102837</text:p>
          </table:table-cell>
          <table:table-cell office:value-type="float" office:value="0.00284060928817817" calcext:value-type="float">
            <text:p>0,0028406092881781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4701" calcext:value-type="float">
            <text:p>44701</text:p>
          </table:table-cell>
          <table:table-cell office:value-type="float" office:value="-0.0244540980362888" calcext:value-type="float">
            <text:p>-0,0244540980362888</text:p>
          </table:table-cell>
          <table:table-cell office:value-type="float" office:value="0.0103931990590709" calcext:value-type="float">
            <text:p>0,0103931990590709</text:p>
          </table:table-cell>
          <table:table-cell office:value-type="float" office:value="-0.00261282550137781" calcext:value-type="float">
            <text:p>-0,00261282550137781</text:p>
          </table:table-cell>
          <table:table-cell office:value-type="float" office:value="0.0014587172024216" calcext:value-type="float">
            <text:p>0,0014587172024216</text:p>
          </table:table-cell>
          <table:table-cell office:value-type="float" office:value="-0.0086356995916913" calcext:value-type="float">
            <text:p>-0,008635699591691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4704" calcext:value-type="float">
            <text:p>44704</text:p>
          </table:table-cell>
          <table:table-cell office:value-type="float" office:value="0.00207232914254803" calcext:value-type="float">
            <text:p>0,00207232914254803</text:p>
          </table:table-cell>
          <table:table-cell office:value-type="float" office:value="0.0167325716870009" calcext:value-type="float">
            <text:p>0,0167325716870009</text:p>
          </table:table-cell>
          <table:table-cell office:value-type="float" office:value="0.0131966564952411" calcext:value-type="float">
            <text:p>0,0131966564952411</text:p>
          </table:table-cell>
          <table:table-cell office:value-type="float" office:value="0.00279327446249578" calcext:value-type="float">
            <text:p>0,00279327446249578</text:p>
          </table:table-cell>
          <table:table-cell office:value-type="float" office:value="0.00479691706864519" calcext:value-type="float">
            <text:p>0,0047969170686451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4705" calcext:value-type="float">
            <text:p>44705</text:p>
          </table:table-cell>
          <table:table-cell office:value-type="float" office:value="-0.00686936824601428" calcext:value-type="float">
            <text:p>-0,00686936824601428</text:p>
          </table:table-cell>
          <table:table-cell office:value-type="float" office:value="0.00089800951755816" calcext:value-type="float">
            <text:p>0,00089800951755816</text:p>
          </table:table-cell>
          <table:table-cell office:value-type="float" office:value="0.00039793139326907" calcext:value-type="float">
            <text:p>0,00039793139326907</text:p>
          </table:table-cell>
          <table:table-cell office:value-type="float" office:value="0.0173807444520124" calcext:value-type="float">
            <text:p>0,0173807444520124</text:p>
          </table:table-cell>
          <table:table-cell office:value-type="float" office:value="-0.0157239142243031" calcext:value-type="float">
            <text:p>-0,015723914224303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4706" calcext:value-type="float">
            <text:p>44706</text:p>
          </table:table-cell>
          <table:table-cell office:value-type="float" office:value="-0.0212059485138234" calcext:value-type="float">
            <text:p>-0,0212059485138234</text:p>
          </table:table-cell>
          <table:table-cell office:value-type="float" office:value="-0.000804757846317379" calcext:value-type="float">
            <text:p>-0,000804757846317379</text:p>
          </table:table-cell>
          <table:table-cell office:value-type="float" office:value="-0.00875897875896949" calcext:value-type="float">
            <text:p>-0,00875897875896949</text:p>
          </table:table-cell>
          <table:table-cell office:value-type="float" office:value="0.00410759247705356" calcext:value-type="float">
            <text:p>0,00410759247705356</text:p>
          </table:table-cell>
          <table:table-cell office:value-type="float" office:value="0.0083413600490142" calcext:value-type="float">
            <text:p>0,008341360049014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707" calcext:value-type="float">
            <text:p>44707</text:p>
          </table:table-cell>
          <table:table-cell office:value-type="float" office:value="0.0361445389061737" calcext:value-type="float">
            <text:p>0,0361445389061737</text:p>
          </table:table-cell>
          <table:table-cell office:value-type="float" office:value="0.00997013107820363" calcext:value-type="float">
            <text:p>0,00997013107820363</text:p>
          </table:table-cell>
          <table:table-cell office:value-type="float" office:value="-0.0131319775946561" calcext:value-type="float">
            <text:p>-0,0131319775946561</text:p>
          </table:table-cell>
          <table:table-cell office:value-type="float" office:value="-0.0235429047434883" calcext:value-type="float">
            <text:p>-0,0235429047434883</text:p>
          </table:table-cell>
          <table:table-cell office:value-type="float" office:value="0.00592554508061879" calcext:value-type="float">
            <text:p>0,0059255450806187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708" calcext:value-type="float">
            <text:p>44708</text:p>
          </table:table-cell>
          <table:table-cell office:value-type="float" office:value="-0.0266886090408104" calcext:value-type="float">
            <text:p>-0,0266886090408104</text:p>
          </table:table-cell>
          <table:table-cell office:value-type="float" office:value="-0.00107261740555479" calcext:value-type="float">
            <text:p>-0,00107261740555479</text:p>
          </table:table-cell>
          <table:table-cell office:value-type="float" office:value="-0.00812668415956854" calcext:value-type="float">
            <text:p>-0,00812668415956854</text:p>
          </table:table-cell>
          <table:table-cell office:value-type="float" office:value="0.00185490159245058" calcext:value-type="float">
            <text:p>0,00185490159245058</text:p>
          </table:table-cell>
          <table:table-cell office:value-type="float" office:value="-0.00205080491500484" calcext:value-type="float">
            <text:p>-0,0020508049150048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711" calcext:value-type="float">
            <text:p>44711</text:p>
          </table:table-cell>
          <table:table-cell office:value-type="float" office:value="-0.0374241920714419" calcext:value-type="float">
            <text:p>-0,0374241920714419</text:p>
          </table:table-cell>
          <table:table-cell office:value-type="float" office:value="-0.00809925070634563" calcext:value-type="float">
            <text:p>-0,00809925070634563</text:p>
          </table:table-cell>
          <table:table-cell office:value-type="float" office:value="-0.00115386890204358" calcext:value-type="float">
            <text:p>-0,00115386890204358</text:p>
          </table:table-cell>
          <table:table-cell office:value-type="float" office:value="0.0101711747905466" calcext:value-type="float">
            <text:p>0,0101711747905466</text:p>
          </table:table-cell>
          <table:table-cell office:value-type="float" office:value="0.000826733174088578" calcext:value-type="float">
            <text:p>0,00082673317408857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712" calcext:value-type="float">
            <text:p>44712</text:p>
          </table:table-cell>
          <table:table-cell office:value-type="float" office:value="-0.0229084885749077" calcext:value-type="float">
            <text:p>-0,0229084885749077</text:p>
          </table:table-cell>
          <table:table-cell office:value-type="float" office:value="0.000320598325332681" calcext:value-type="float">
            <text:p>0,000320598325332681</text:p>
          </table:table-cell>
          <table:table-cell office:value-type="float" office:value="0.000630188345365718" calcext:value-type="float">
            <text:p>0,000630188345365718</text:p>
          </table:table-cell>
          <table:table-cell office:value-type="float" office:value="0.0115897077063781" calcext:value-type="float">
            <text:p>0,0115897077063781</text:p>
          </table:table-cell>
          <table:table-cell office:value-type="float" office:value="-0.0169545994321665" calcext:value-type="float">
            <text:p>-0,016954599432166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713" calcext:value-type="float">
            <text:p>44713</text:p>
          </table:table-cell>
          <table:table-cell office:value-type="float" office:value="-0.0290651929122092" calcext:value-type="float">
            <text:p>-0,0290651929122092</text:p>
          </table:table-cell>
          <table:table-cell office:value-type="float" office:value="-0.000361099092886004" calcext:value-type="float">
            <text:p>-0,000361099092886004</text:p>
          </table:table-cell>
          <table:table-cell office:value-type="float" office:value="-0.000173613623269952" calcext:value-type="float">
            <text:p>-0,000173613623269952</text:p>
          </table:table-cell>
          <table:table-cell office:value-type="float" office:value="0.0196820580539898" calcext:value-type="float">
            <text:p>0,0196820580539898</text:p>
          </table:table-cell>
          <table:table-cell office:value-type="float" office:value="-0.00728614973665958" calcext:value-type="float">
            <text:p>-0,007286149736659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714" calcext:value-type="float">
            <text:p>44714</text:p>
          </table:table-cell>
          <table:table-cell office:value-type="float" office:value="0.00375158608773389" calcext:value-type="float">
            <text:p>0,00375158608773389</text:p>
          </table:table-cell>
          <table:table-cell office:value-type="float" office:value="0.00699299139198004" calcext:value-type="float">
            <text:p>0,00699299139198004</text:p>
          </table:table-cell>
          <table:table-cell office:value-type="float" office:value="-0.0028281269283025" calcext:value-type="float">
            <text:p>-0,0028281269283025</text:p>
          </table:table-cell>
          <table:table-cell office:value-type="float" office:value="-0.0035706638052173" calcext:value-type="float">
            <text:p>-0,0035706638052173</text:p>
          </table:table-cell>
          <table:table-cell office:value-type="float" office:value="-0.00901874569520662" calcext:value-type="float">
            <text:p>-0,0090187456952066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715" calcext:value-type="float">
            <text:p>44715</text:p>
          </table:table-cell>
          <table:table-cell office:value-type="float" office:value="-0.00825996853554399" calcext:value-type="float">
            <text:p>-0,00825996853554399</text:p>
          </table:table-cell>
          <table:table-cell office:value-type="float" office:value="-0.0113979211675445" calcext:value-type="float">
            <text:p>-0,0113979211675445</text:p>
          </table:table-cell>
          <table:table-cell office:value-type="float" office:value="0.00923026996619144" calcext:value-type="float">
            <text:p>0,00923026996619144</text:p>
          </table:table-cell>
          <table:table-cell office:value-type="float" office:value="0.00495978601569202" calcext:value-type="float">
            <text:p>0,00495978601569202</text:p>
          </table:table-cell>
          <table:table-cell office:value-type="float" office:value="0.00611038287478619" calcext:value-type="float">
            <text:p>0,0061103828747861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718" calcext:value-type="float">
            <text:p>44718</text:p>
          </table:table-cell>
          <table:table-cell office:value-type="float" office:value="-0.0544336899426925" calcext:value-type="float">
            <text:p>-0,0544336899426925</text:p>
          </table:table-cell>
          <table:table-cell office:value-type="float" office:value="-0.0107995595259704" calcext:value-type="float">
            <text:p>-0,0107995595259704</text:p>
          </table:table-cell>
          <table:table-cell office:value-type="float" office:value="0.00275956695498552" calcext:value-type="float">
            <text:p>0,00275956695498552</text:p>
          </table:table-cell>
          <table:table-cell office:value-type="float" office:value="0.012590347748318" calcext:value-type="float">
            <text:p>0,012590347748318</text:p>
          </table:table-cell>
          <table:table-cell office:value-type="float" office:value="-0.0152542119451963" calcext:value-type="float">
            <text:p>-0,015254211945196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719" calcext:value-type="float">
            <text:p>44719</text:p>
          </table:table-cell>
          <table:table-cell office:value-type="float" office:value="0.00101097042817748" calcext:value-type="float">
            <text:p>0,00101097042817748</text:p>
          </table:table-cell>
          <table:table-cell office:value-type="float" office:value="-0.00496721266582934" calcext:value-type="float">
            <text:p>-0,00496721266582934</text:p>
          </table:table-cell>
          <table:table-cell office:value-type="float" office:value="0.0121069415240092" calcext:value-type="float">
            <text:p>0,0121069415240092</text:p>
          </table:table-cell>
          <table:table-cell office:value-type="float" office:value="-0.00219999234583971" calcext:value-type="float">
            <text:p>-0,00219999234583971</text:p>
          </table:table-cell>
          <table:table-cell office:value-type="float" office:value="-0.00574788741831181" calcext:value-type="float">
            <text:p>-0,005747887418311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4720" calcext:value-type="float">
            <text:p>44720</text:p>
          </table:table-cell>
          <table:table-cell office:value-type="float" office:value="0.00918965804857789" calcext:value-type="float">
            <text:p>0,00918965804857789</text:p>
          </table:table-cell>
          <table:table-cell office:value-type="float" office:value="-0.0146074652931878" calcext:value-type="float">
            <text:p>-0,0146074652931878</text:p>
          </table:table-cell>
          <table:table-cell office:value-type="float" office:value="0.00322100231569074" calcext:value-type="float">
            <text:p>0,00322100231569074</text:p>
          </table:table-cell>
          <table:table-cell office:value-type="float" office:value="0.00328523097392989" calcext:value-type="float">
            <text:p>0,00328523097392989</text:p>
          </table:table-cell>
          <table:table-cell office:value-type="float" office:value="0.00026947206649249" calcext:value-type="float">
            <text:p>0,000269472066492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721" calcext:value-type="float">
            <text:p>44721</text:p>
          </table:table-cell>
          <table:table-cell office:value-type="float" office:value="0.00689376932344332" calcext:value-type="float">
            <text:p>0,00689376932344332</text:p>
          </table:table-cell>
          <table:table-cell office:value-type="float" office:value="-0.0109118813370564" calcext:value-type="float">
            <text:p>-0,0109118813370564</text:p>
          </table:table-cell>
          <table:table-cell office:value-type="float" office:value="0.00351114160764787" calcext:value-type="float">
            <text:p>0,00351114160764787</text:p>
          </table:table-cell>
          <table:table-cell office:value-type="float" office:value="0.0016093468633256" calcext:value-type="float">
            <text:p>0,0016093468633256</text:p>
          </table:table-cell>
          <table:table-cell office:value-type="float" office:value="0.00810074368412357" calcext:value-type="float">
            <text:p>0,0081007436841235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4722" calcext:value-type="float">
            <text:p>44722</text:p>
          </table:table-cell>
          <table:table-cell office:value-type="float" office:value="-0.0681686871377904" calcext:value-type="float">
            <text:p>-0,0681686871377904</text:p>
          </table:table-cell>
          <table:table-cell office:value-type="float" office:value="-0.0154488421543271" calcext:value-type="float">
            <text:p>-0,0154488421543271</text:p>
          </table:table-cell>
          <table:table-cell office:value-type="float" office:value="0.00538718984796476" calcext:value-type="float">
            <text:p>0,00538718984796476</text:p>
          </table:table-cell>
          <table:table-cell office:value-type="float" office:value="0.0167622893879474" calcext:value-type="float">
            <text:p>0,0167622893879474</text:p>
          </table:table-cell>
          <table:table-cell office:value-type="float" office:value="-0.00340582759536771" calcext:value-type="float">
            <text:p>-0,0034058275953677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725" calcext:value-type="float">
            <text:p>44725</text:p>
          </table:table-cell>
          <table:table-cell office:value-type="float" office:value="-0.0781745370483735" calcext:value-type="float">
            <text:p>-0,0781745370483735</text:p>
          </table:table-cell>
          <table:table-cell office:value-type="float" office:value="-0.0275099097370997" calcext:value-type="float">
            <text:p>-0,0275099097370997</text:p>
          </table:table-cell>
          <table:table-cell office:value-type="float" office:value="0.012421384574884" calcext:value-type="float">
            <text:p>0,012421384574884</text:p>
          </table:table-cell>
          <table:table-cell office:value-type="float" office:value="0.024451618103352" calcext:value-type="float">
            <text:p>0,024451618103352</text:p>
          </table:table-cell>
          <table:table-cell office:value-type="float" office:value="0.00185310480911741" calcext:value-type="float">
            <text:p>0,0018531048091174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726" calcext:value-type="float">
            <text:p>44726</text:p>
          </table:table-cell>
          <table:table-cell office:value-type="float" office:value="-0.00389817837986484" calcext:value-type="float">
            <text:p>-0,00389817837986484</text:p>
          </table:table-cell>
          <table:table-cell office:value-type="float" office:value="-0.00576593221546456" calcext:value-type="float">
            <text:p>-0,00576593221546456</text:p>
          </table:table-cell>
          <table:table-cell office:value-type="float" office:value="0.00727271070452469" calcext:value-type="float">
            <text:p>0,00727271070452469</text:p>
          </table:table-cell>
          <table:table-cell office:value-type="float" office:value="0.0173690515529689" calcext:value-type="float">
            <text:p>0,0173690515529689</text:p>
          </table:table-cell>
          <table:table-cell office:value-type="float" office:value="-0.013338240583669" calcext:value-type="float">
            <text:p>-0,0133382405836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727" calcext:value-type="float">
            <text:p>44727</text:p>
          </table:table-cell>
          <table:table-cell office:value-type="float" office:value="0.0147501916081434" calcext:value-type="float">
            <text:p>0,0147501916081434</text:p>
          </table:table-cell>
          <table:table-cell office:value-type="float" office:value="0.00654060491538185" calcext:value-type="float">
            <text:p>0,00654060491538185</text:p>
          </table:table-cell>
          <table:table-cell office:value-type="float" office:value="-0.00298949503244093" calcext:value-type="float">
            <text:p>-0,00298949503244093</text:p>
          </table:table-cell>
          <table:table-cell office:value-type="float" office:value="-0.0223415997681806" calcext:value-type="float">
            <text:p>-0,0223415997681806</text:p>
          </table:table-cell>
          <table:table-cell office:value-type="float" office:value="0.00881731194959683" calcext:value-type="float">
            <text:p>0,0088173119495968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4729" calcext:value-type="float">
            <text:p>44729</text:p>
          </table:table-cell>
          <table:table-cell office:value-type="float" office:value="0.00787782033973434" calcext:value-type="float">
            <text:p>0,00787782033973434</text:p>
          </table:table-cell>
          <table:table-cell office:value-type="float" office:value="-0.0246334980853538" calcext:value-type="float">
            <text:p>-0,0246334980853538</text:p>
          </table:table-cell>
          <table:table-cell office:value-type="float" office:value="0.00438220335969523" calcext:value-type="float">
            <text:p>0,00438220335969523</text:p>
          </table:table-cell>
          <table:table-cell office:value-type="float" office:value="-0.00444477042135401" calcext:value-type="float">
            <text:p>-0,00444477042135401</text:p>
          </table:table-cell>
          <table:table-cell office:value-type="float" office:value="0.0114734211209331" calcext:value-type="float">
            <text:p>0,011473421120933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732" calcext:value-type="float">
            <text:p>44732</text:p>
          </table:table-cell>
          <table:table-cell office:value-type="float" office:value="-0.00299342142250039" calcext:value-type="float">
            <text:p>-0,00299342142250039</text:p>
          </table:table-cell>
          <table:table-cell office:value-type="float" office:value="0.0016481573172146" calcext:value-type="float">
            <text:p>0,0016481573172146</text:p>
          </table:table-cell>
          <table:table-cell office:value-type="float" office:value="0.00599447007632157" calcext:value-type="float">
            <text:p>0,00599447007632157</text:p>
          </table:table-cell>
          <table:table-cell office:value-type="float" office:value="0.00104654515348765" calcext:value-type="float">
            <text:p>0,00104654515348765</text:p>
          </table:table-cell>
          <table:table-cell office:value-type="float" office:value="-0.00456876897618548" calcext:value-type="float">
            <text:p>-0,004568768976185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4733" calcext:value-type="float">
            <text:p>44733</text:p>
          </table:table-cell>
          <table:table-cell office:value-type="float" office:value="-0.00383803799466338" calcext:value-type="float">
            <text:p>-0,00383803799466338</text:p>
          </table:table-cell>
          <table:table-cell office:value-type="float" office:value="-0.00197847973560213" calcext:value-type="float">
            <text:p>-0,00197847973560213</text:p>
          </table:table-cell>
          <table:table-cell office:value-type="float" office:value="-0.00618950267026488" calcext:value-type="float">
            <text:p>-0,00618950267026488</text:p>
          </table:table-cell>
          <table:table-cell office:value-type="float" office:value="0.00482180283625031" calcext:value-type="float">
            <text:p>0,00482180283625031</text:p>
          </table:table-cell>
          <table:table-cell office:value-type="float" office:value="-0.00829293523949465" calcext:value-type="float">
            <text:p>-0,0082929352394946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734" calcext:value-type="float">
            <text:p>44734</text:p>
          </table:table-cell>
          <table:table-cell office:value-type="float" office:value="-0.0363303077818612" calcext:value-type="float">
            <text:p>-0,0363303077818612</text:p>
          </table:table-cell>
          <table:table-cell office:value-type="float" office:value="-0.00368887619162747" calcext:value-type="float">
            <text:p>-0,00368887619162747</text:p>
          </table:table-cell>
          <table:table-cell office:value-type="float" office:value="0.00512985398605318" calcext:value-type="float">
            <text:p>0,00512985398605318</text:p>
          </table:table-cell>
          <table:table-cell office:value-type="float" office:value="-0.00333733070723318" calcext:value-type="float">
            <text:p>-0,00333733070723318</text:p>
          </table:table-cell>
          <table:table-cell office:value-type="float" office:value="0.0000977" calcext:value-type="float">
            <text:p>0,000097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4735" calcext:value-type="float">
            <text:p>44735</text:p>
          </table:table-cell>
          <table:table-cell office:value-type="float" office:value="0.0107407881608894" calcext:value-type="float">
            <text:p>0,0107407881608894</text:p>
          </table:table-cell>
          <table:table-cell office:value-type="float" office:value="-0.0115114592960109" calcext:value-type="float">
            <text:p>-0,0115114592960109</text:p>
          </table:table-cell>
          <table:table-cell office:value-type="float" office:value="-0.000553657932034777" calcext:value-type="float">
            <text:p>-0,000553657932034777</text:p>
          </table:table-cell>
          <table:table-cell office:value-type="float" office:value="-0.0120539499250016" calcext:value-type="float">
            <text:p>-0,0120539499250016</text:p>
          </table:table-cell>
          <table:table-cell office:value-type="float" office:value="0.0114160105691629" calcext:value-type="float">
            <text:p>0,011416010569162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4736" calcext:value-type="float">
            <text:p>44736</text:p>
          </table:table-cell>
          <table:table-cell office:value-type="float" office:value="-0.0266015234932405" calcext:value-type="float">
            <text:p>-0,0266015234932405</text:p>
          </table:table-cell>
          <table:table-cell office:value-type="float" office:value="0.0040588986689763" calcext:value-type="float">
            <text:p>0,0040588986689763</text:p>
          </table:table-cell>
          <table:table-cell office:value-type="float" office:value="0.00298246390979404" calcext:value-type="float">
            <text:p>0,00298246390979404</text:p>
          </table:table-cell>
          <table:table-cell office:value-type="float" office:value="0.00545965570143587" calcext:value-type="float">
            <text:p>0,00545965570143587</text:p>
          </table:table-cell>
          <table:table-cell office:value-type="float" office:value="-0.00742984007476753" calcext:value-type="float">
            <text:p>-0,007429840074767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4739" calcext:value-type="float">
            <text:p>44739</text:p>
          </table:table-cell>
          <table:table-cell office:value-type="float" office:value="-0.0282080584762568" calcext:value-type="float">
            <text:p>-0,0282080584762568</text:p>
          </table:table-cell>
          <table:table-cell office:value-type="float" office:value="0.0167113982307928" calcext:value-type="float">
            <text:p>0,0167113982307928</text:p>
          </table:table-cell>
          <table:table-cell office:value-type="float" office:value="-0.00172576172567672" calcext:value-type="float">
            <text:p>-0,00172576172567672</text:p>
          </table:table-cell>
          <table:table-cell office:value-type="float" office:value="0.014352327538755" calcext:value-type="float">
            <text:p>0,014352327538755</text:p>
          </table:table-cell>
          <table:table-cell office:value-type="float" office:value="-0.0105626046339361" calcext:value-type="float">
            <text:p>-0,010562604633936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4740" calcext:value-type="float">
            <text:p>44740</text:p>
          </table:table-cell>
          <table:table-cell office:value-type="float" office:value="-0.0364884541776781" calcext:value-type="float">
            <text:p>-0,0364884541776781</text:p>
          </table:table-cell>
          <table:table-cell office:value-type="float" office:value="-0.00272651455102581" calcext:value-type="float">
            <text:p>-0,00272651455102581</text:p>
          </table:table-cell>
          <table:table-cell office:value-type="float" office:value="0.00584818574078756" calcext:value-type="float">
            <text:p>0,00584818574078756</text:p>
          </table:table-cell>
          <table:table-cell office:value-type="float" office:value="0.0182074912207682" calcext:value-type="float">
            <text:p>0,0182074912207682</text:p>
          </table:table-cell>
          <table:table-cell office:value-type="float" office:value="-0.0147418243729409" calcext:value-type="float">
            <text:p>-0,014741824372940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4741" calcext:value-type="float">
            <text:p>44741</text:p>
          </table:table-cell>
          <table:table-cell office:value-type="float" office:value="-0.0319967606486716" calcext:value-type="float">
            <text:p>-0,0319967606486716</text:p>
          </table:table-cell>
          <table:table-cell office:value-type="float" office:value="-0.009463734007297" calcext:value-type="float">
            <text:p>-0,009463734007297</text:p>
          </table:table-cell>
          <table:table-cell office:value-type="float" office:value="-0.0000826" calcext:value-type="float">
            <text:p>-0,0000826</text:p>
          </table:table-cell>
          <table:table-cell office:value-type="float" office:value="0.0123280780572998" calcext:value-type="float">
            <text:p>0,0123280780572998</text:p>
          </table:table-cell>
          <table:table-cell office:value-type="float" office:value="0.000587466737072511" calcext:value-type="float">
            <text:p>0,00058746673707251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4742" calcext:value-type="float">
            <text:p>44742</text:p>
          </table:table-cell>
          <table:table-cell office:value-type="float" office:value="-0.02205977898583" calcext:value-type="float">
            <text:p>-0,02205977898583</text:p>
          </table:table-cell>
          <table:table-cell office:value-type="float" office:value="-0.0107568826943415" calcext:value-type="float">
            <text:p>-0,0107568826943415</text:p>
          </table:table-cell>
          <table:table-cell office:value-type="float" office:value="-0.00524102882556661" calcext:value-type="float">
            <text:p>-0,00524102882556661</text:p>
          </table:table-cell>
          <table:table-cell office:value-type="float" office:value="0.00469844064053948" calcext:value-type="float">
            <text:p>0,00469844064053948</text:p>
          </table:table-cell>
          <table:table-cell office:value-type="float" office:value="0.00781540711381868" calcext:value-type="float">
            <text:p>0,0078154071138186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4743" calcext:value-type="float">
            <text:p>44743</text:p>
          </table:table-cell>
          <table:table-cell office:value-type="float" office:value="0.0249512846367894" calcext:value-type="float">
            <text:p>0,0249512846367894</text:p>
          </table:table-cell>
          <table:table-cell office:value-type="float" office:value="0.00485516339726856" calcext:value-type="float">
            <text:p>0,00485516339726856</text:p>
          </table:table-cell>
          <table:table-cell office:value-type="float" office:value="0.00496964197489505" calcext:value-type="float">
            <text:p>0,00496964197489505</text:p>
          </table:table-cell>
          <table:table-cell office:value-type="float" office:value="0.00670290976892806" calcext:value-type="float">
            <text:p>0,00670290976892806</text:p>
          </table:table-cell>
          <table:table-cell office:value-type="float" office:value="0.000335616790659307" calcext:value-type="float">
            <text:p>0,00033561679065930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4746" calcext:value-type="float">
            <text:p>44746</text:p>
          </table:table-cell>
          <table:table-cell office:value-type="float" office:value="-0.0289111081990399" calcext:value-type="float">
            <text:p>-0,0289111081990399</text:p>
          </table:table-cell>
          <table:table-cell office:value-type="float" office:value="-0.00532250022390399" calcext:value-type="float">
            <text:p>-0,00532250022390399</text:p>
          </table:table-cell>
          <table:table-cell office:value-type="float" office:value="0.00192664257067793" calcext:value-type="float">
            <text:p>0,00192664257067793</text:p>
          </table:table-cell>
          <table:table-cell office:value-type="float" office:value="0.00455409151423196" calcext:value-type="float">
            <text:p>0,00455409151423196</text:p>
          </table:table-cell>
          <table:table-cell office:value-type="float" office:value="-0.00958023465176275" calcext:value-type="float">
            <text:p>-0,0095802346517627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4747" calcext:value-type="float">
            <text:p>44747</text:p>
          </table:table-cell>
          <table:table-cell office:value-type="float" office:value="-0.00947906273480551" calcext:value-type="float">
            <text:p>-0,00947906273480551</text:p>
          </table:table-cell>
          <table:table-cell office:value-type="float" office:value="-0.00248694018375121" calcext:value-type="float">
            <text:p>-0,00248694018375121</text:p>
          </table:table-cell>
          <table:table-cell office:value-type="float" office:value="-0.00756765205229202" calcext:value-type="float">
            <text:p>-0,00756765205229202</text:p>
          </table:table-cell>
          <table:table-cell office:value-type="float" office:value="-0.0338892145329791" calcext:value-type="float">
            <text:p>-0,0338892145329791</text:p>
          </table:table-cell>
          <table:table-cell office:value-type="float" office:value="0.000991641275292486" calcext:value-type="float">
            <text:p>0,00099164127529248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4748" calcext:value-type="float">
            <text:p>44748</text:p>
          </table:table-cell>
          <table:table-cell office:value-type="float" office:value="0.00749883825240893" calcext:value-type="float">
            <text:p>0,00749883825240893</text:p>
          </table:table-cell>
          <table:table-cell office:value-type="float" office:value="0.00365178036088565" calcext:value-type="float">
            <text:p>0,00365178036088565</text:p>
          </table:table-cell>
          <table:table-cell office:value-type="float" office:value="-0.0103558248339773" calcext:value-type="float">
            <text:p>-0,0103558248339773</text:p>
          </table:table-cell>
          <table:table-cell office:value-type="float" office:value="-0.0406825549844321" calcext:value-type="float">
            <text:p>-0,0406825549844321</text:p>
          </table:table-cell>
          <table:table-cell office:value-type="float" office:value="0.0258478661226872" calcext:value-type="float">
            <text:p>0,02584786612268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4749" calcext:value-type="float">
            <text:p>44749</text:p>
          </table:table-cell>
          <table:table-cell office:value-type="float" office:value="0.0527890295971644" calcext:value-type="float">
            <text:p>0,0527890295971644</text:p>
          </table:table-cell>
          <table:table-cell office:value-type="float" office:value="0.0180413860228779" calcext:value-type="float">
            <text:p>0,0180413860228779</text:p>
          </table:table-cell>
          <table:table-cell office:value-type="float" office:value="-0.00090138682979056" calcext:value-type="float">
            <text:p>-0,00090138682979056</text:p>
          </table:table-cell>
          <table:table-cell office:value-type="float" office:value="-0.0126336360564564" calcext:value-type="float">
            <text:p>-0,0126336360564564</text:p>
          </table:table-cell>
          <table:table-cell office:value-type="float" office:value="0.00168539639989249" calcext:value-type="float">
            <text:p>0,001685396399892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4750" calcext:value-type="float">
            <text:p>44750</text:p>
          </table:table-cell>
          <table:table-cell office:value-type="float" office:value="-0.00711943126915952" calcext:value-type="float">
            <text:p>-0,00711943126915952</text:p>
          </table:table-cell>
          <table:table-cell office:value-type="float" office:value="-0.00375343877284539" calcext:value-type="float">
            <text:p>-0,00375343877284539</text:p>
          </table:table-cell>
          <table:table-cell office:value-type="float" office:value="0.00533302753505565" calcext:value-type="float">
            <text:p>0,00533302753505565</text:p>
          </table:table-cell>
          <table:table-cell office:value-type="float" office:value="0.0056160320818433" calcext:value-type="float">
            <text:p>0,0056160320818433</text:p>
          </table:table-cell>
          <table:table-cell office:value-type="float" office:value="0.00419618945247781" calcext:value-type="float">
            <text:p>0,004196189452477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4753" calcext:value-type="float">
            <text:p>44753</text:p>
          </table:table-cell>
          <table:table-cell office:value-type="float" office:value="-0.02939884426945" calcext:value-type="float">
            <text:p>-0,02939884426945</text:p>
          </table:table-cell>
          <table:table-cell office:value-type="float" office:value="-0.0201691360981023" calcext:value-type="float">
            <text:p>-0,0201691360981023</text:p>
          </table:table-cell>
          <table:table-cell office:value-type="float" office:value="0.00991680626831318" calcext:value-type="float">
            <text:p>0,00991680626831318</text:p>
          </table:table-cell>
          <table:table-cell office:value-type="float" office:value="0.00884250317087452" calcext:value-type="float">
            <text:p>0,00884250317087452</text:p>
          </table:table-cell>
          <table:table-cell office:value-type="float" office:value="0.00734596397950649" calcext:value-type="float">
            <text:p>0,007345963979506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4754" calcext:value-type="float">
            <text:p>44754</text:p>
          </table:table-cell>
          <table:table-cell office:value-type="float" office:value="0.035033825165985" calcext:value-type="float">
            <text:p>0,035033825165985</text:p>
          </table:table-cell>
          <table:table-cell office:value-type="float" office:value="-0.00124654958205665" calcext:value-type="float">
            <text:p>-0,00124654958205665</text:p>
          </table:table-cell>
          <table:table-cell office:value-type="float" office:value="0.00257239961563416" calcext:value-type="float">
            <text:p>0,00257239961563416</text:p>
          </table:table-cell>
          <table:table-cell office:value-type="float" office:value="-0.0214949528874781" calcext:value-type="float">
            <text:p>-0,0214949528874781</text:p>
          </table:table-cell>
          <table:table-cell office:value-type="float" office:value="0.00288725575000888" calcext:value-type="float">
            <text:p>0,0028872557500088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4755" calcext:value-type="float">
            <text:p>44755</text:p>
          </table:table-cell>
          <table:table-cell office:value-type="float" office:value="-0.00617279429980342" calcext:value-type="float">
            <text:p>-0,00617279429980342</text:p>
          </table:table-cell>
          <table:table-cell office:value-type="float" office:value="-0.00222126245519438" calcext:value-type="float">
            <text:p>-0,00222126245519438</text:p>
          </table:table-cell>
          <table:table-cell office:value-type="float" office:value="0.00197552241323029" calcext:value-type="float">
            <text:p>0,00197552241323029</text:p>
          </table:table-cell>
          <table:table-cell office:value-type="float" office:value="-0.00162155726668195" calcext:value-type="float">
            <text:p>-0,00162155726668195</text:p>
          </table:table-cell>
          <table:table-cell office:value-type="float" office:value="0.00106627776438011" calcext:value-type="float">
            <text:p>0,0010662777643801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4756" calcext:value-type="float">
            <text:p>44756</text:p>
          </table:table-cell>
          <table:table-cell office:value-type="float" office:value="0.0173696182478323" calcext:value-type="float">
            <text:p>0,0173696182478323</text:p>
          </table:table-cell>
          <table:table-cell office:value-type="float" office:value="-0.0125650448072195" calcext:value-type="float">
            <text:p>-0,0125650448072195</text:p>
          </table:table-cell>
          <table:table-cell office:value-type="float" office:value="-0.0071375595512689" calcext:value-type="float">
            <text:p>-0,0071375595512689</text:p>
          </table:table-cell>
          <table:table-cell office:value-type="float" office:value="0.0132053640488788" calcext:value-type="float">
            <text:p>0,0132053640488788</text:p>
          </table:table-cell>
          <table:table-cell office:value-type="float" office:value="-0.0119712521843315" calcext:value-type="float">
            <text:p>-0,01197125218433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4757" calcext:value-type="float">
            <text:p>44757</text:p>
          </table:table-cell>
          <table:table-cell office:value-type="float" office:value="-0.0126865307710769" calcext:value-type="float">
            <text:p>-0,0126865307710769</text:p>
          </table:table-cell>
          <table:table-cell office:value-type="float" office:value="0.00401312279028455" calcext:value-type="float">
            <text:p>0,00401312279028455</text:p>
          </table:table-cell>
          <table:table-cell office:value-type="float" office:value="0.00565222374193705" calcext:value-type="float">
            <text:p>0,00565222374193705</text:p>
          </table:table-cell>
          <table:table-cell office:value-type="float" office:value="0.0101393732625012" calcext:value-type="float">
            <text:p>0,0101393732625012</text:p>
          </table:table-cell>
          <table:table-cell office:value-type="float" office:value="0.00153443607293835" calcext:value-type="float">
            <text:p>0,0015344360729383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4760" calcext:value-type="float">
            <text:p>44760</text:p>
          </table:table-cell>
          <table:table-cell office:value-type="float" office:value="-0.0147504619531551" calcext:value-type="float">
            <text:p>-0,0147504619531551</text:p>
          </table:table-cell>
          <table:table-cell office:value-type="float" office:value="0.00115858009579485" calcext:value-type="float">
            <text:p>0,00115858009579485</text:p>
          </table:table-cell>
          <table:table-cell office:value-type="float" office:value="0.00309768600456464" calcext:value-type="float">
            <text:p>0,00309768600456464</text:p>
          </table:table-cell>
          <table:table-cell office:value-type="float" office:value="0.0172616224579991" calcext:value-type="float">
            <text:p>0,0172616224579991</text:p>
          </table:table-cell>
          <table:table-cell office:value-type="float" office:value="-0.0127365678932308" calcext:value-type="float">
            <text:p>-0,012736567893230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4761" calcext:value-type="float">
            <text:p>44761</text:p>
          </table:table-cell>
          <table:table-cell office:value-type="float" office:value="0.0240766470429566" calcext:value-type="float">
            <text:p>0,0240766470429566</text:p>
          </table:table-cell>
          <table:table-cell office:value-type="float" office:value="0.0138302623081453" calcext:value-type="float">
            <text:p>0,0138302623081453</text:p>
          </table:table-cell>
          <table:table-cell office:value-type="float" office:value="-0.00041539008322385" calcext:value-type="float">
            <text:p>-0,00041539008322385</text:p>
          </table:table-cell>
          <table:table-cell office:value-type="float" office:value="0.00721052280286661" calcext:value-type="float">
            <text:p>0,00721052280286661</text:p>
          </table:table-cell>
          <table:table-cell office:value-type="float" office:value="-0.00816800413473074" calcext:value-type="float">
            <text:p>-0,0081680041347307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4762" calcext:value-type="float">
            <text:p>44762</text:p>
          </table:table-cell>
          <table:table-cell office:value-type="float" office:value="0.0433427223821558" calcext:value-type="float">
            <text:p>0,0433427223821558</text:p>
          </table:table-cell>
          <table:table-cell office:value-type="float" office:value="0.00161861278829414" calcext:value-type="float">
            <text:p>0,00161861278829414</text:p>
          </table:table-cell>
          <table:table-cell office:value-type="float" office:value="-0.0165561606429434" calcext:value-type="float">
            <text:p>-0,0165561606429434</text:p>
          </table:table-cell>
          <table:table-cell office:value-type="float" office:value="-0.0358616657769744" calcext:value-type="float">
            <text:p>-0,0358616657769744</text:p>
          </table:table-cell>
          <table:table-cell office:value-type="float" office:value="0.0177045659628221" calcext:value-type="float">
            <text:p>0,017704565962822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4763" calcext:value-type="float">
            <text:p>44763</text:p>
          </table:table-cell>
          <table:table-cell office:value-type="float" office:value="-0.0103788194485181" calcext:value-type="float">
            <text:p>-0,0103788194485181</text:p>
          </table:table-cell>
          <table:table-cell office:value-type="float" office:value="0.00585212077804213" calcext:value-type="float">
            <text:p>0,00585212077804213</text:p>
          </table:table-cell>
          <table:table-cell office:value-type="float" office:value="-0.00687459348924657" calcext:value-type="float">
            <text:p>-0,00687459348924657</text:p>
          </table:table-cell>
          <table:table-cell office:value-type="float" office:value="-0.00530326401432809" calcext:value-type="float">
            <text:p>-0,00530326401432809</text:p>
          </table:table-cell>
          <table:table-cell office:value-type="float" office:value="0.00833978466698392" calcext:value-type="float">
            <text:p>0,0083397846669839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4764" calcext:value-type="float">
            <text:p>44764</text:p>
          </table:table-cell>
          <table:table-cell office:value-type="float" office:value="-0.0391441559709497" calcext:value-type="float">
            <text:p>-0,0391441559709497</text:p>
          </table:table-cell>
          <table:table-cell office:value-type="float" office:value="-0.00251063134739865" calcext:value-type="float">
            <text:p>-0,00251063134739865</text:p>
          </table:table-cell>
          <table:table-cell office:value-type="float" office:value="0.00416405305421504" calcext:value-type="float">
            <text:p>0,00416405305421504</text:p>
          </table:table-cell>
          <table:table-cell office:value-type="float" office:value="0.00880917111209213" calcext:value-type="float">
            <text:p>0,00880917111209213</text:p>
          </table:table-cell>
          <table:table-cell office:value-type="float" office:value="0.00119926309688301" calcext:value-type="float">
            <text:p>0,0011992630968830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4767" calcext:value-type="float">
            <text:p>44767</text:p>
          </table:table-cell>
          <table:table-cell office:value-type="float" office:value="0.00697486495927074" calcext:value-type="float">
            <text:p>0,00697486495927074</text:p>
          </table:table-cell>
          <table:table-cell office:value-type="float" office:value="0.0116181098265733" calcext:value-type="float">
            <text:p>0,0116181098265733</text:p>
          </table:table-cell>
          <table:table-cell office:value-type="float" office:value="0.0023713874793369" calcext:value-type="float">
            <text:p>0,0023713874793369</text:p>
          </table:table-cell>
          <table:table-cell office:value-type="float" office:value="0.0255461500596125" calcext:value-type="float">
            <text:p>0,0255461500596125</text:p>
          </table:table-cell>
          <table:table-cell office:value-type="float" office:value="-0.0164118980821926" calcext:value-type="float">
            <text:p>-0,016411898082192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4768" calcext:value-type="float">
            <text:p>44768</text:p>
          </table:table-cell>
          <table:table-cell office:value-type="float" office:value="-0.00143366297946556" calcext:value-type="float">
            <text:p>-0,00143366297946556</text:p>
          </table:table-cell>
          <table:table-cell office:value-type="float" office:value="-0.0051891686679815" calcext:value-type="float">
            <text:p>-0,0051891686679815</text:p>
          </table:table-cell>
          <table:table-cell office:value-type="float" office:value="0.00348695173390753" calcext:value-type="float">
            <text:p>0,00348695173390753</text:p>
          </table:table-cell>
          <table:table-cell office:value-type="float" office:value="0.0190983123071043" calcext:value-type="float">
            <text:p>0,0190983123071043</text:p>
          </table:table-cell>
          <table:table-cell office:value-type="float" office:value="-0.00126884895302511" calcext:value-type="float">
            <text:p>-0,0012688489530251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4769" calcext:value-type="float">
            <text:p>44769</text:p>
          </table:table-cell>
          <table:table-cell office:value-type="float" office:value="0.0503704662630111" calcext:value-type="float">
            <text:p>0,0503704662630111</text:p>
          </table:table-cell>
          <table:table-cell office:value-type="float" office:value="0.0176286024681519" calcext:value-type="float">
            <text:p>0,0176286024681519</text:p>
          </table:table-cell>
          <table:table-cell office:value-type="float" office:value="-0.00556587221662842" calcext:value-type="float">
            <text:p>-0,00556587221662842</text:p>
          </table:table-cell>
          <table:table-cell office:value-type="float" office:value="-0.015624916299446" calcext:value-type="float">
            <text:p>-0,015624916299446</text:p>
          </table:table-cell>
          <table:table-cell office:value-type="float" office:value="0.00714480106678108" calcext:value-type="float">
            <text:p>0,0071448010667810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4770" calcext:value-type="float">
            <text:p>44770</text:p>
          </table:table-cell>
          <table:table-cell office:value-type="float" office:value="0.0402828591600505" calcext:value-type="float">
            <text:p>0,0402828591600505</text:p>
          </table:table-cell>
          <table:table-cell office:value-type="float" office:value="0.0117191890742417" calcext:value-type="float">
            <text:p>0,0117191890742417</text:p>
          </table:table-cell>
          <table:table-cell office:value-type="float" office:value="-0.00804452759943453" calcext:value-type="float">
            <text:p>-0,00804452759943453</text:p>
          </table:table-cell>
          <table:table-cell office:value-type="float" office:value="-0.0185528638661336" calcext:value-type="float">
            <text:p>-0,0185528638661336</text:p>
          </table:table-cell>
          <table:table-cell office:value-type="float" office:value="0.0144086258848786" calcext:value-type="float">
            <text:p>0,014408625884878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4771" calcext:value-type="float">
            <text:p>44771</text:p>
          </table:table-cell>
          <table:table-cell office:value-type="float" office:value="-0.0193891008805356" calcext:value-type="float">
            <text:p>-0,0193891008805356</text:p>
          </table:table-cell>
          <table:table-cell office:value-type="float" office:value="0.00478796111603607" calcext:value-type="float">
            <text:p>0,00478796111603607</text:p>
          </table:table-cell>
          <table:table-cell office:value-type="float" office:value="0.00361072625979937" calcext:value-type="float">
            <text:p>0,00361072625979937</text:p>
          </table:table-cell>
          <table:table-cell office:value-type="float" office:value="0.0165222999431786" calcext:value-type="float">
            <text:p>0,0165222999431786</text:p>
          </table:table-cell>
          <table:table-cell office:value-type="float" office:value="0.0034731306545293" calcext:value-type="float">
            <text:p>0,003473130654529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4774" calcext:value-type="float">
            <text:p>44774</text:p>
          </table:table-cell>
          <table:table-cell office:value-type="float" office:value="-0.00658935770666964" calcext:value-type="float">
            <text:p>-0,00658935770666964</text:p>
          </table:table-cell>
          <table:table-cell office:value-type="float" office:value="-0.00836332923501196" calcext:value-type="float">
            <text:p>-0,00836332923501196</text:p>
          </table:table-cell>
          <table:table-cell office:value-type="float" office:value="0.00325279641767028" calcext:value-type="float">
            <text:p>0,00325279641767028</text:p>
          </table:table-cell>
          <table:table-cell office:value-type="float" office:value="-0.0143129537841502" calcext:value-type="float">
            <text:p>-0,0143129537841502</text:p>
          </table:table-cell>
          <table:table-cell office:value-type="float" office:value="0.0112994498067994" calcext:value-type="float">
            <text:p>0,011299449806799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4775" calcext:value-type="float">
            <text:p>44775</text:p>
          </table:table-cell>
          <table:table-cell office:value-type="float" office:value="-0.0243272016523302" calcext:value-type="float">
            <text:p>-0,0243272016523302</text:p>
          </table:table-cell>
          <table:table-cell office:value-type="float" office:value="0.00907134552185289" calcext:value-type="float">
            <text:p>0,00907134552185289</text:p>
          </table:table-cell>
          <table:table-cell office:value-type="float" office:value="-0.0027463735280783" calcext:value-type="float">
            <text:p>-0,0027463735280783</text:p>
          </table:table-cell>
          <table:table-cell office:value-type="float" office:value="-0.00198005783733451" calcext:value-type="float">
            <text:p>-0,00198005783733451</text:p>
          </table:table-cell>
          <table:table-cell office:value-type="float" office:value="-0.00336362892084453" calcext:value-type="float">
            <text:p>-0,003363628920844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4776" calcext:value-type="float">
            <text:p>44776</text:p>
          </table:table-cell>
          <table:table-cell office:value-type="float" office:value="0.0634733940413365" calcext:value-type="float">
            <text:p>0,0634733940413365</text:p>
          </table:table-cell>
          <table:table-cell office:value-type="float" office:value="0.00532501061845083" calcext:value-type="float">
            <text:p>0,00532501061845083</text:p>
          </table:table-cell>
          <table:table-cell office:value-type="float" office:value="-0.00407498700352118" calcext:value-type="float">
            <text:p>-0,00407498700352118</text:p>
          </table:table-cell>
          <table:table-cell office:value-type="float" office:value="-0.0390175554418027" calcext:value-type="float">
            <text:p>-0,0390175554418027</text:p>
          </table:table-cell>
          <table:table-cell office:value-type="float" office:value="0.0152275362873505" calcext:value-type="float">
            <text:p>0,015227536287350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777" calcext:value-type="float">
            <text:p>44777</text:p>
          </table:table-cell>
          <table:table-cell office:value-type="float" office:value="0.119319990195321" calcext:value-type="float">
            <text:p>0,119319990195321</text:p>
          </table:table-cell>
          <table:table-cell office:value-type="float" office:value="0.0201140647913899" calcext:value-type="float">
            <text:p>0,0201140647913899</text:p>
          </table:table-cell>
          <table:table-cell office:value-type="float" office:value="-0.00209051833984049" calcext:value-type="float">
            <text:p>-0,00209051833984049</text:p>
          </table:table-cell>
          <table:table-cell office:value-type="float" office:value="-0.0411659331633001" calcext:value-type="float">
            <text:p>-0,0411659331633001</text:p>
          </table:table-cell>
          <table:table-cell office:value-type="float" office:value="0.00959583654429642" calcext:value-type="float">
            <text:p>0,009595836544296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4778" calcext:value-type="float">
            <text:p>44778</text:p>
          </table:table-cell>
          <table:table-cell office:value-type="float" office:value="0.00023438673253873" calcext:value-type="float">
            <text:p>0,00023438673253873</text:p>
          </table:table-cell>
          <table:table-cell office:value-type="float" office:value="0.00462525172543494" calcext:value-type="float">
            <text:p>0,00462525172543494</text:p>
          </table:table-cell>
          <table:table-cell office:value-type="float" office:value="0.0104575732427288" calcext:value-type="float">
            <text:p>0,0104575732427288</text:p>
          </table:table-cell>
          <table:table-cell office:value-type="float" office:value="-0.000982319893162387" calcext:value-type="float">
            <text:p>-0,000982319893162387</text:p>
          </table:table-cell>
          <table:table-cell office:value-type="float" office:value="0.0246106370017544" calcext:value-type="float">
            <text:p>0,024610637001754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4781" calcext:value-type="float">
            <text:p>44781</text:p>
          </table:table-cell>
          <table:table-cell office:value-type="float" office:value="0.0113000537914557" calcext:value-type="float">
            <text:p>0,0113000537914557</text:p>
          </table:table-cell>
          <table:table-cell office:value-type="float" office:value="0.0173919538130577" calcext:value-type="float">
            <text:p>0,0173919538130577</text:p>
          </table:table-cell>
          <table:table-cell office:value-type="float" office:value="-0.00258207236921485" calcext:value-type="float">
            <text:p>-0,00258207236921485</text:p>
          </table:table-cell>
          <table:table-cell office:value-type="float" office:value="-0.00706124317017087" calcext:value-type="float">
            <text:p>-0,00706124317017087</text:p>
          </table:table-cell>
          <table:table-cell office:value-type="float" office:value="-0.001057005416139" calcext:value-type="float">
            <text:p>-0,00105700541613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4782" calcext:value-type="float">
            <text:p>44782</text:p>
          </table:table-cell>
          <table:table-cell office:value-type="float" office:value="-0.0688201613318462" calcext:value-type="float">
            <text:p>-0,0688201613318462</text:p>
          </table:table-cell>
          <table:table-cell office:value-type="float" office:value="0.000545170069490341" calcext:value-type="float">
            <text:p>0,000545170069490341</text:p>
          </table:table-cell>
          <table:table-cell office:value-type="float" office:value="0.0114351248141786" calcext:value-type="float">
            <text:p>0,0114351248141786</text:p>
          </table:table-cell>
          <table:table-cell office:value-type="float" office:value="0.0250266537833908" calcext:value-type="float">
            <text:p>0,0250266537833908</text:p>
          </table:table-cell>
          <table:table-cell office:value-type="float" office:value="-0.00480580677911067" calcext:value-type="float">
            <text:p>-0,004805806779110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4783" calcext:value-type="float">
            <text:p>44783</text:p>
          </table:table-cell>
          <table:table-cell office:value-type="float" office:value="0.0809235002780274" calcext:value-type="float">
            <text:p>0,0809235002780274</text:p>
          </table:table-cell>
          <table:table-cell office:value-type="float" office:value="0.0159481593035038" calcext:value-type="float">
            <text:p>0,0159481593035038</text:p>
          </table:table-cell>
          <table:table-cell office:value-type="float" office:value="-0.00314004035338476" calcext:value-type="float">
            <text:p>-0,00314004035338476</text:p>
          </table:table-cell>
          <table:table-cell office:value-type="float" office:value="-0.0268970133388769" calcext:value-type="float">
            <text:p>-0,0268970133388769</text:p>
          </table:table-cell>
          <table:table-cell office:value-type="float" office:value="0.0173571973880198" calcext:value-type="float">
            <text:p>0,01735719738801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4784" calcext:value-type="float">
            <text:p>44784</text:p>
          </table:table-cell>
          <table:table-cell office:value-type="float" office:value="-0.00486237385890106" calcext:value-type="float">
            <text:p>-0,00486237385890106</text:p>
          </table:table-cell>
          <table:table-cell office:value-type="float" office:value="-0.00741040071181971" calcext:value-type="float">
            <text:p>-0,00741040071181971</text:p>
          </table:table-cell>
          <table:table-cell office:value-type="float" office:value="0.00168061060984313" calcext:value-type="float">
            <text:p>0,00168061060984313</text:p>
          </table:table-cell>
          <table:table-cell office:value-type="float" office:value="0.0209982606174242" calcext:value-type="float">
            <text:p>0,0209982606174242</text:p>
          </table:table-cell>
          <table:table-cell office:value-type="float" office:value="0.00346453263471051" calcext:value-type="float">
            <text:p>0,0034645326347105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4785" calcext:value-type="float">
            <text:p>44785</text:p>
          </table:table-cell>
          <table:table-cell office:value-type="float" office:value="0.0526016057400684" calcext:value-type="float">
            <text:p>0,0526016057400684</text:p>
          </table:table-cell>
          <table:table-cell office:value-type="float" office:value="0.0271343090431881" calcext:value-type="float">
            <text:p>0,0271343090431881</text:p>
          </table:table-cell>
          <table:table-cell office:value-type="float" office:value="-0.0117227312544771" calcext:value-type="float">
            <text:p>-0,0117227312544771</text:p>
          </table:table-cell>
          <table:table-cell office:value-type="float" office:value="-0.0006948358461491" calcext:value-type="float">
            <text:p>-0,0006948358461491</text:p>
          </table:table-cell>
          <table:table-cell office:value-type="float" office:value="-0.0157894370982533" calcext:value-type="float">
            <text:p>-0,015789437098253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4788" calcext:value-type="float">
            <text:p>44788</text:p>
          </table:table-cell>
          <table:table-cell office:value-type="float" office:value="0.059710160752883" calcext:value-type="float">
            <text:p>0,059710160752883</text:p>
          </table:table-cell>
          <table:table-cell office:value-type="float" office:value="0.00404408574622706" calcext:value-type="float">
            <text:p>0,00404408574622706</text:p>
          </table:table-cell>
          <table:table-cell office:value-type="float" office:value="-0.00392251400183308" calcext:value-type="float">
            <text:p>-0,00392251400183308</text:p>
          </table:table-cell>
          <table:table-cell office:value-type="float" office:value="-0.0434944960327017" calcext:value-type="float">
            <text:p>-0,0434944960327017</text:p>
          </table:table-cell>
          <table:table-cell office:value-type="float" office:value="0.0205838647855566" calcext:value-type="float">
            <text:p>0,020583864785556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4789" calcext:value-type="float">
            <text:p>44789</text:p>
          </table:table-cell>
          <table:table-cell office:value-type="float" office:value="-0.0168751677925655" calcext:value-type="float">
            <text:p>-0,0168751677925655</text:p>
          </table:table-cell>
          <table:table-cell office:value-type="float" office:value="0.00261840008021361" calcext:value-type="float">
            <text:p>0,00261840008021361</text:p>
          </table:table-cell>
          <table:table-cell office:value-type="float" office:value="0.00715596599982619" calcext:value-type="float">
            <text:p>0,00715596599982619</text:p>
          </table:table-cell>
          <table:table-cell office:value-type="float" office:value="0.0159503352354627" calcext:value-type="float">
            <text:p>0,0159503352354627</text:p>
          </table:table-cell>
          <table:table-cell office:value-type="float" office:value="-0.0115886442136219" calcext:value-type="float">
            <text:p>-0,011588644213621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4790" calcext:value-type="float">
            <text:p>44790</text:p>
          </table:table-cell>
          <table:table-cell office:value-type="float" office:value="0.0351520457614377" calcext:value-type="float">
            <text:p>0,0351520457614377</text:p>
          </table:table-cell>
          <table:table-cell office:value-type="float" office:value="0.00294413768775936" calcext:value-type="float">
            <text:p>0,00294413768775936</text:p>
          </table:table-cell>
          <table:table-cell office:value-type="float" office:value="0.00732663693185906" calcext:value-type="float">
            <text:p>0,00732663693185906</text:p>
          </table:table-cell>
          <table:table-cell office:value-type="float" office:value="0.0193353871795184" calcext:value-type="float">
            <text:p>0,0193353871795184</text:p>
          </table:table-cell>
          <table:table-cell office:value-type="float" office:value="-0.00919342084460482" calcext:value-type="float">
            <text:p>-0,0091934208446048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4791" calcext:value-type="float">
            <text:p>44791</text:p>
          </table:table-cell>
          <table:table-cell office:value-type="float" office:value="0.0202929651262617" calcext:value-type="float">
            <text:p>0,0202929651262617</text:p>
          </table:table-cell>
          <table:table-cell office:value-type="float" office:value="0.000514727269903595" calcext:value-type="float">
            <text:p>0,000514727269903595</text:p>
          </table:table-cell>
          <table:table-cell office:value-type="float" office:value="0.000775657216722382" calcext:value-type="float">
            <text:p>0,000775657216722382</text:p>
          </table:table-cell>
          <table:table-cell office:value-type="float" office:value="0.0141348592782919" calcext:value-type="float">
            <text:p>0,0141348592782919</text:p>
          </table:table-cell>
          <table:table-cell office:value-type="float" office:value="-0.017554252958212" calcext:value-type="float">
            <text:p>-0,01755425295821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4792" calcext:value-type="float">
            <text:p>44792</text:p>
          </table:table-cell>
          <table:table-cell office:value-type="float" office:value="-0.0503907712689563" calcext:value-type="float">
            <text:p>-0,0503907712689563</text:p>
          </table:table-cell>
          <table:table-cell office:value-type="float" office:value="-0.0216487666194042" calcext:value-type="float">
            <text:p>-0,0216487666194042</text:p>
          </table:table-cell>
          <table:table-cell office:value-type="float" office:value="0.00486657291122234" calcext:value-type="float">
            <text:p>0,00486657291122234</text:p>
          </table:table-cell>
          <table:table-cell office:value-type="float" office:value="0.0193486671088778" calcext:value-type="float">
            <text:p>0,0193486671088778</text:p>
          </table:table-cell>
          <table:table-cell office:value-type="float" office:value="-0.00526743951807495" calcext:value-type="float">
            <text:p>-0,0052674395180749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4795" calcext:value-type="float">
            <text:p>44795</text:p>
          </table:table-cell>
          <table:table-cell office:value-type="float" office:value="-0.0237268537713721" calcext:value-type="float">
            <text:p>-0,0237268537713721</text:p>
          </table:table-cell>
          <table:table-cell office:value-type="float" office:value="-0.00834235027937514" calcext:value-type="float">
            <text:p>-0,00834235027937514</text:p>
          </table:table-cell>
          <table:table-cell office:value-type="float" office:value="0.00192029016702748" calcext:value-type="float">
            <text:p>0,00192029016702748</text:p>
          </table:table-cell>
          <table:table-cell office:value-type="float" office:value="0.00462297699762572" calcext:value-type="float">
            <text:p>0,00462297699762572</text:p>
          </table:table-cell>
          <table:table-cell office:value-type="float" office:value="-0.0000638" calcext:value-type="float">
            <text:p>-0,000063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4796" calcext:value-type="float">
            <text:p>44796</text:p>
          </table:table-cell>
          <table:table-cell office:value-type="float" office:value="0.0402597778956669" calcext:value-type="float">
            <text:p>0,0402597778956669</text:p>
          </table:table-cell>
          <table:table-cell office:value-type="float" office:value="0.0167646420139184" calcext:value-type="float">
            <text:p>0,0167646420139184</text:p>
          </table:table-cell>
          <table:table-cell office:value-type="float" office:value="-0.0101554812144192" calcext:value-type="float">
            <text:p>-0,0101554812144192</text:p>
          </table:table-cell>
          <table:table-cell office:value-type="float" office:value="-0.0165484843453135" calcext:value-type="float">
            <text:p>-0,0165484843453135</text:p>
          </table:table-cell>
          <table:table-cell office:value-type="float" office:value="-0.000248321700685672" calcext:value-type="float">
            <text:p>-0,00024832170068567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4797" calcext:value-type="float">
            <text:p>44797</text:p>
          </table:table-cell>
          <table:table-cell office:value-type="float" office:value="0.047913257514865" calcext:value-type="float">
            <text:p>0,047913257514865</text:p>
          </table:table-cell>
          <table:table-cell office:value-type="float" office:value="0.00228600024798212" calcext:value-type="float">
            <text:p>0,00228600024798212</text:p>
          </table:table-cell>
          <table:table-cell office:value-type="float" office:value="-0.00526287152297517" calcext:value-type="float">
            <text:p>-0,00526287152297517</text:p>
          </table:table-cell>
          <table:table-cell office:value-type="float" office:value="-0.0155979453578679" calcext:value-type="float">
            <text:p>-0,0155979453578679</text:p>
          </table:table-cell>
          <table:table-cell office:value-type="float" office:value="0.0125019414341225" calcext:value-type="float">
            <text:p>0,012501941434122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4798" calcext:value-type="float">
            <text:p>44798</text:p>
          </table:table-cell>
          <table:table-cell office:value-type="float" office:value="0.00439049405910058" calcext:value-type="float">
            <text:p>0,00439049405910058</text:p>
          </table:table-cell>
          <table:table-cell office:value-type="float" office:value="0.00428691854511516" calcext:value-type="float">
            <text:p>0,00428691854511516</text:p>
          </table:table-cell>
          <table:table-cell office:value-type="float" office:value="-0.0128750762118434" calcext:value-type="float">
            <text:p>-0,0128750762118434</text:p>
          </table:table-cell>
          <table:table-cell office:value-type="float" office:value="-0.0115206129581423" calcext:value-type="float">
            <text:p>-0,0115206129581423</text:p>
          </table:table-cell>
          <table:table-cell office:value-type="float" office:value="-0.000911816324442949" calcext:value-type="float">
            <text:p>-0,0009118163244429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4799" calcext:value-type="float">
            <text:p>44799</text:p>
          </table:table-cell>
          <table:table-cell office:value-type="float" office:value="-0.0271273869964289" calcext:value-type="float">
            <text:p>-0,0271273869964289</text:p>
          </table:table-cell>
          <table:table-cell office:value-type="float" office:value="-0.0102538571851315" calcext:value-type="float">
            <text:p>-0,0102538571851315</text:p>
          </table:table-cell>
          <table:table-cell office:value-type="float" office:value="0.00102829206358239" calcext:value-type="float">
            <text:p>0,00102829206358239</text:p>
          </table:table-cell>
          <table:table-cell office:value-type="float" office:value="0.00999898972492303" calcext:value-type="float">
            <text:p>0,00999898972492303</text:p>
          </table:table-cell>
          <table:table-cell office:value-type="float" office:value="0.00762006532518217" calcext:value-type="float">
            <text:p>0,0076200653251821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4802" calcext:value-type="float">
            <text:p>44802</text:p>
          </table:table-cell>
          <table:table-cell office:value-type="float" office:value="0.0125798011537057" calcext:value-type="float">
            <text:p>0,0125798011537057</text:p>
          </table:table-cell>
          <table:table-cell office:value-type="float" office:value="0.00102122400060678" calcext:value-type="float">
            <text:p>0,00102122400060678</text:p>
          </table:table-cell>
          <table:table-cell office:value-type="float" office:value="-0.000914085917539583" calcext:value-type="float">
            <text:p>-0,000914085917539583</text:p>
          </table:table-cell>
          <table:table-cell office:value-type="float" office:value="0.00197237037580105" calcext:value-type="float">
            <text:p>0,00197237037580105</text:p>
          </table:table-cell>
          <table:table-cell office:value-type="float" office:value="0.0119201416077722" calcext:value-type="float">
            <text:p>0,011920141607772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4803" calcext:value-type="float">
            <text:p>44803</text:p>
          </table:table-cell>
          <table:table-cell office:value-type="float" office:value="-0.0474120370084946" calcext:value-type="float">
            <text:p>-0,0474120370084946</text:p>
          </table:table-cell>
          <table:table-cell office:value-type="float" office:value="-0.0164908369271406" calcext:value-type="float">
            <text:p>-0,0164908369271406</text:p>
          </table:table-cell>
          <table:table-cell office:value-type="float" office:value="-0.00050982793630871" calcext:value-type="float">
            <text:p>-0,00050982793630871</text:p>
          </table:table-cell>
          <table:table-cell office:value-type="float" office:value="0.0123667437836845" calcext:value-type="float">
            <text:p>0,0123667437836845</text:p>
          </table:table-cell>
          <table:table-cell office:value-type="float" office:value="-0.00179144943040154" calcext:value-type="float">
            <text:p>-0,0017914494304015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4804" calcext:value-type="float">
            <text:p>44804</text:p>
          </table:table-cell>
          <table:table-cell office:value-type="float" office:value="0.0762839442863489" calcext:value-type="float">
            <text:p>0,0762839442863489</text:p>
          </table:table-cell>
          <table:table-cell office:value-type="float" office:value="-0.00763813301432606" calcext:value-type="float">
            <text:p>-0,00763813301432606</text:p>
          </table:table-cell>
          <table:table-cell office:value-type="float" office:value="0.0118989596741481" calcext:value-type="float">
            <text:p>0,0118989596741481</text:p>
          </table:table-cell>
          <table:table-cell office:value-type="float" office:value="0.0100092375745547" calcext:value-type="float">
            <text:p>0,0100092375745547</text:p>
          </table:table-cell>
          <table:table-cell office:value-type="float" office:value="0.00982726930752954" calcext:value-type="float">
            <text:p>0,00982726930752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4805" calcext:value-type="float">
            <text:p>44805</text:p>
          </table:table-cell>
          <table:table-cell office:value-type="float" office:value="-0.0211532819669571" calcext:value-type="float">
            <text:p>-0,0211532819669571</text:p>
          </table:table-cell>
          <table:table-cell office:value-type="float" office:value="0.00814677900629637" calcext:value-type="float">
            <text:p>0,00814677900629637</text:p>
          </table:table-cell>
          <table:table-cell office:value-type="float" office:value="-0.00170402248280011" calcext:value-type="float">
            <text:p>-0,00170402248280011</text:p>
          </table:table-cell>
          <table:table-cell office:value-type="float" office:value="-0.00286259803121107" calcext:value-type="float">
            <text:p>-0,00286259803121107</text:p>
          </table:table-cell>
          <table:table-cell office:value-type="float" office:value="0.0115525520060611" calcext:value-type="float">
            <text:p>0,011552552006061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4806" calcext:value-type="float">
            <text:p>44806</text:p>
          </table:table-cell>
          <table:table-cell office:value-type="float" office:value="0.0153165682785113" calcext:value-type="float">
            <text:p>0,0153165682785113</text:p>
          </table:table-cell>
          <table:table-cell office:value-type="float" office:value="0.00361980454777817" calcext:value-type="float">
            <text:p>0,00361980454777817</text:p>
          </table:table-cell>
          <table:table-cell office:value-type="float" office:value="0.00393566310557806" calcext:value-type="float">
            <text:p>0,00393566310557806</text:p>
          </table:table-cell>
          <table:table-cell office:value-type="float" office:value="0.0040959778268235" calcext:value-type="float">
            <text:p>0,0040959778268235</text:p>
          </table:table-cell>
          <table:table-cell office:value-type="float" office:value="-0.00187098685822013" calcext:value-type="float">
            <text:p>-0,0018709868582201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4809" calcext:value-type="float">
            <text:p>44809</text:p>
          </table:table-cell>
          <table:table-cell office:value-type="float" office:value="0.0138801610688712" calcext:value-type="float">
            <text:p>0,0138801610688712</text:p>
          </table:table-cell>
          <table:table-cell office:value-type="float" office:value="0.00941699350259585" calcext:value-type="float">
            <text:p>0,00941699350259585</text:p>
          </table:table-cell>
          <table:table-cell office:value-type="float" office:value="-0.00451069917464345" calcext:value-type="float">
            <text:p>-0,00451069917464345</text:p>
          </table:table-cell>
          <table:table-cell office:value-type="float" office:value="0.00159424728096727" calcext:value-type="float">
            <text:p>0,00159424728096727</text:p>
          </table:table-cell>
          <table:table-cell office:value-type="float" office:value="-0.00208909267472301" calcext:value-type="float">
            <text:p>-0,0020890926747230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4810" calcext:value-type="float">
            <text:p>44810</text:p>
          </table:table-cell>
          <table:table-cell office:value-type="float" office:value="-0.0675912232724328" calcext:value-type="float">
            <text:p>-0,0675912232724328</text:p>
          </table:table-cell>
          <table:table-cell office:value-type="float" office:value="-0.020293091461597" calcext:value-type="float">
            <text:p>-0,020293091461597</text:p>
          </table:table-cell>
          <table:table-cell office:value-type="float" office:value="0.0044094611717332" calcext:value-type="float">
            <text:p>0,0044094611717332</text:p>
          </table:table-cell>
          <table:table-cell office:value-type="float" office:value="0.0176133266422722" calcext:value-type="float">
            <text:p>0,0176133266422722</text:p>
          </table:table-cell>
          <table:table-cell office:value-type="float" office:value="-0.00413968308880285" calcext:value-type="float">
            <text:p>-0,0041396830888028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4812" calcext:value-type="float">
            <text:p>44812</text:p>
          </table:table-cell>
          <table:table-cell office:value-type="float" office:value="0.00646799209961243" calcext:value-type="float">
            <text:p>0,00646799209961243</text:p>
          </table:table-cell>
          <table:table-cell office:value-type="float" office:value="-0.000924327465827858" calcext:value-type="float">
            <text:p>-0,000924327465827858</text:p>
          </table:table-cell>
          <table:table-cell office:value-type="float" office:value="-0.0014266775697461" calcext:value-type="float">
            <text:p>-0,0014266775697461</text:p>
          </table:table-cell>
          <table:table-cell office:value-type="float" office:value="-0.0145096425670758" calcext:value-type="float">
            <text:p>-0,0145096425670758</text:p>
          </table:table-cell>
          <table:table-cell office:value-type="float" office:value="0.00680260515898059" calcext:value-type="float">
            <text:p>0,0068026051589805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4813" calcext:value-type="float">
            <text:p>44813</text:p>
          </table:table-cell>
          <table:table-cell office:value-type="float" office:value="0.00453456368799084" calcext:value-type="float">
            <text:p>0,00453456368799084</text:p>
          </table:table-cell>
          <table:table-cell office:value-type="float" office:value="0.0170573418082598" calcext:value-type="float">
            <text:p>0,0170573418082598</text:p>
          </table:table-cell>
          <table:table-cell office:value-type="float" office:value="-0.00404840366896507" calcext:value-type="float">
            <text:p>-0,00404840366896507</text:p>
          </table:table-cell>
          <table:table-cell office:value-type="float" office:value="-0.00773245834995385" calcext:value-type="float">
            <text:p>-0,00773245834995385</text:p>
          </table:table-cell>
          <table:table-cell office:value-type="float" office:value="-0.00200758326259916" calcext:value-type="float">
            <text:p>-0,0020075832625991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4816" calcext:value-type="float">
            <text:p>44816</text:p>
          </table:table-cell>
          <table:table-cell office:value-type="float" office:value="0.00450918430990011" calcext:value-type="float">
            <text:p>0,00450918430990011</text:p>
          </table:table-cell>
          <table:table-cell office:value-type="float" office:value="0.00750992671830408" calcext:value-type="float">
            <text:p>0,00750992671830408</text:p>
          </table:table-cell>
          <table:table-cell office:value-type="float" office:value="-0.00247011758087866" calcext:value-type="float">
            <text:p>-0,00247011758087866</text:p>
          </table:table-cell>
          <table:table-cell office:value-type="float" office:value="-0.0151625239107259" calcext:value-type="float">
            <text:p>-0,0151625239107259</text:p>
          </table:table-cell>
          <table:table-cell office:value-type="float" office:value="-0.0004029450563004" calcext:value-type="float">
            <text:p>-0,000402945056300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4817" calcext:value-type="float">
            <text:p>44817</text:p>
          </table:table-cell>
          <table:table-cell office:value-type="float" office:value="-0.0426891101127274" calcext:value-type="float">
            <text:p>-0,0426891101127274</text:p>
          </table:table-cell>
          <table:table-cell office:value-type="float" office:value="-0.0230349897195414" calcext:value-type="float">
            <text:p>-0,0230349897195414</text:p>
          </table:table-cell>
          <table:table-cell office:value-type="float" office:value="0.00720409765748309" calcext:value-type="float">
            <text:p>0,00720409765748309</text:p>
          </table:table-cell>
          <table:table-cell office:value-type="float" office:value="0.00770288031178302" calcext:value-type="float">
            <text:p>0,00770288031178302</text:p>
          </table:table-cell>
          <table:table-cell office:value-type="float" office:value="0.00601254630360499" calcext:value-type="float">
            <text:p>0,0060125463036049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4818" calcext:value-type="float">
            <text:p>44818</text:p>
          </table:table-cell>
          <table:table-cell office:value-type="float" office:value="0.0111705371473531" calcext:value-type="float">
            <text:p>0,0111705371473531</text:p>
          </table:table-cell>
          <table:table-cell office:value-type="float" office:value="-0.00150634803612508" calcext:value-type="float">
            <text:p>-0,00150634803612508</text:p>
          </table:table-cell>
          <table:table-cell office:value-type="float" office:value="-0.000822307722753464" calcext:value-type="float">
            <text:p>-0,000822307722753464</text:p>
          </table:table-cell>
          <table:table-cell office:value-type="float" office:value="0.00381288644222888" calcext:value-type="float">
            <text:p>0,00381288644222888</text:p>
          </table:table-cell>
          <table:table-cell office:value-type="float" office:value="0.00315500068894136" calcext:value-type="float">
            <text:p>0,0031550006889413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4819" calcext:value-type="float">
            <text:p>44819</text:p>
          </table:table-cell>
          <table:table-cell office:value-type="float" office:value="-0.0167712868141628" calcext:value-type="float">
            <text:p>-0,0167712868141628</text:p>
          </table:table-cell>
          <table:table-cell office:value-type="float" office:value="-0.00592571794361967" calcext:value-type="float">
            <text:p>-0,00592571794361967</text:p>
          </table:table-cell>
          <table:table-cell office:value-type="float" office:value="0.0116481886079278" calcext:value-type="float">
            <text:p>0,0116481886079278</text:p>
          </table:table-cell>
          <table:table-cell office:value-type="float" office:value="0.0091100452455057" calcext:value-type="float">
            <text:p>0,0091100452455057</text:p>
          </table:table-cell>
          <table:table-cell office:value-type="float" office:value="0.00867432173656414" calcext:value-type="float">
            <text:p>0,0086743217365641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4820" calcext:value-type="float">
            <text:p>44820</text:p>
          </table:table-cell>
          <table:table-cell office:value-type="float" office:value="0.00992608260626269" calcext:value-type="float">
            <text:p>0,00992608260626269</text:p>
          </table:table-cell>
          <table:table-cell office:value-type="float" office:value="-0.00539203018610533" calcext:value-type="float">
            <text:p>-0,00539203018610533</text:p>
          </table:table-cell>
          <table:table-cell office:value-type="float" office:value="-0.0112928633724158" calcext:value-type="float">
            <text:p>-0,0112928633724158</text:p>
          </table:table-cell>
          <table:table-cell office:value-type="float" office:value="0.0120710998058806" calcext:value-type="float">
            <text:p>0,0120710998058806</text:p>
          </table:table-cell>
          <table:table-cell office:value-type="float" office:value="-0.00103314873194358" calcext:value-type="float">
            <text:p>-0,001033148731943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4823" calcext:value-type="float">
            <text:p>44823</text:p>
          </table:table-cell>
          <table:table-cell office:value-type="float" office:value="0.0149436633832002" calcext:value-type="float">
            <text:p>0,0149436633832002</text:p>
          </table:table-cell>
          <table:table-cell office:value-type="float" office:value="0.0196361814187344" calcext:value-type="float">
            <text:p>0,0196361814187344</text:p>
          </table:table-cell>
          <table:table-cell office:value-type="float" office:value="0.000693549323851621" calcext:value-type="float">
            <text:p>0,000693549323851621</text:p>
          </table:table-cell>
          <table:table-cell office:value-type="float" office:value="-0.0109533176559661" calcext:value-type="float">
            <text:p>-0,0109533176559661</text:p>
          </table:table-cell>
          <table:table-cell office:value-type="float" office:value="-0.00383750596142238" calcext:value-type="float">
            <text:p>-0,0038375059614223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4824" calcext:value-type="float">
            <text:p>44824</text:p>
          </table:table-cell>
          <table:table-cell office:value-type="float" office:value="-0.0356247580136244" calcext:value-type="float">
            <text:p>-0,0356247580136244</text:p>
          </table:table-cell>
          <table:table-cell office:value-type="float" office:value="0.00552770085467555" calcext:value-type="float">
            <text:p>0,00552770085467555</text:p>
          </table:table-cell>
          <table:table-cell office:value-type="float" office:value="0.00180776753391138" calcext:value-type="float">
            <text:p>0,00180776753391138</text:p>
          </table:table-cell>
          <table:table-cell office:value-type="float" office:value="0.0118020905981357" calcext:value-type="float">
            <text:p>0,0118020905981357</text:p>
          </table:table-cell>
          <table:table-cell office:value-type="float" office:value="-0.00622571687372932" calcext:value-type="float">
            <text:p>-0,0062257168737293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4825" calcext:value-type="float">
            <text:p>44825</text:p>
          </table:table-cell>
          <table:table-cell office:value-type="float" office:value="-0.0212398797253964" calcext:value-type="float">
            <text:p>-0,0212398797253964</text:p>
          </table:table-cell>
          <table:table-cell office:value-type="float" office:value="-0.00447836991880721" calcext:value-type="float">
            <text:p>-0,00447836991880721</text:p>
          </table:table-cell>
          <table:table-cell office:value-type="float" office:value="-0.00764930192919733" calcext:value-type="float">
            <text:p>-0,00764930192919733</text:p>
          </table:table-cell>
          <table:table-cell office:value-type="float" office:value="-0.00747418404036933" calcext:value-type="float">
            <text:p>-0,00747418404036933</text:p>
          </table:table-cell>
          <table:table-cell office:value-type="float" office:value="0.00959413545276149" calcext:value-type="float">
            <text:p>0,009594135452761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826" calcext:value-type="float">
            <text:p>44826</text:p>
          </table:table-cell>
          <table:table-cell office:value-type="float" office:value="0.0521354268374073" calcext:value-type="float">
            <text:p>0,0521354268374073</text:p>
          </table:table-cell>
          <table:table-cell office:value-type="float" office:value="0.0175799466439361" calcext:value-type="float">
            <text:p>0,0175799466439361</text:p>
          </table:table-cell>
          <table:table-cell office:value-type="float" office:value="0.0132673671811714" calcext:value-type="float">
            <text:p>0,0132673671811714</text:p>
          </table:table-cell>
          <table:table-cell office:value-type="float" office:value="0.00115812386061498" calcext:value-type="float">
            <text:p>0,00115812386061498</text:p>
          </table:table-cell>
          <table:table-cell office:value-type="float" office:value="0.00334292758313745" calcext:value-type="float">
            <text:p>0,0033429275831374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827" calcext:value-type="float">
            <text:p>44827</text:p>
          </table:table-cell>
          <table:table-cell office:value-type="float" office:value="-0.0147111398253292" calcext:value-type="float">
            <text:p>-0,0147111398253292</text:p>
          </table:table-cell>
          <table:table-cell office:value-type="float" office:value="-0.0199773897654195" calcext:value-type="float">
            <text:p>-0,0199773897654195</text:p>
          </table:table-cell>
          <table:table-cell office:value-type="float" office:value="0.00219348578401056" calcext:value-type="float">
            <text:p>0,00219348578401056</text:p>
          </table:table-cell>
          <table:table-cell office:value-type="float" office:value="-0.00615258145927488" calcext:value-type="float">
            <text:p>-0,00615258145927488</text:p>
          </table:table-cell>
          <table:table-cell office:value-type="float" office:value="0.0107684995429478" calcext:value-type="float">
            <text:p>0,010768499542947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4830" calcext:value-type="float">
            <text:p>44830</text:p>
          </table:table-cell>
          <table:table-cell office:value-type="float" office:value="-0.0389489761112917" calcext:value-type="float">
            <text:p>-0,0389489761112917</text:p>
          </table:table-cell>
          <table:table-cell office:value-type="float" office:value="-0.0237328918217014" calcext:value-type="float">
            <text:p>-0,0237328918217014</text:p>
          </table:table-cell>
          <table:table-cell office:value-type="float" office:value="0.000278803998559105" calcext:value-type="float">
            <text:p>0,000278803998559105</text:p>
          </table:table-cell>
          <table:table-cell office:value-type="float" office:value="0.0151918167643661" calcext:value-type="float">
            <text:p>0,0151918167643661</text:p>
          </table:table-cell>
          <table:table-cell office:value-type="float" office:value="-0.00645790729016558" calcext:value-type="float">
            <text:p>-0,006457907290165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4831" calcext:value-type="float">
            <text:p>44831</text:p>
          </table:table-cell>
          <table:table-cell office:value-type="float" office:value="-0.0120609632191861" calcext:value-type="float">
            <text:p>-0,0120609632191861</text:p>
          </table:table-cell>
          <table:table-cell office:value-type="float" office:value="-0.00782246408046032" calcext:value-type="float">
            <text:p>-0,00782246408046032</text:p>
          </table:table-cell>
          <table:table-cell office:value-type="float" office:value="0.000284791295600091" calcext:value-type="float">
            <text:p>0,000284791295600091</text:p>
          </table:table-cell>
          <table:table-cell office:value-type="float" office:value="0.00918563552553527" calcext:value-type="float">
            <text:p>0,00918563552553527</text:p>
          </table:table-cell>
          <table:table-cell office:value-type="float" office:value="-0.00756150578393916" calcext:value-type="float">
            <text:p>-0,0075615057839391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4832" calcext:value-type="float">
            <text:p>44832</text:p>
          </table:table-cell>
          <table:table-cell office:value-type="float" office:value="0.0177787736375036" calcext:value-type="float">
            <text:p>0,0177787736375036</text:p>
          </table:table-cell>
          <table:table-cell office:value-type="float" office:value="0.0000163" calcext:value-type="float">
            <text:p>0,0000163</text:p>
          </table:table-cell>
          <table:table-cell office:value-type="float" office:value="0.00527974401548634" calcext:value-type="float">
            <text:p>0,00527974401548634</text:p>
          </table:table-cell>
          <table:table-cell office:value-type="float" office:value="-0.0101466601575184" calcext:value-type="float">
            <text:p>-0,0101466601575184</text:p>
          </table:table-cell>
          <table:table-cell office:value-type="float" office:value="0.0127096741357819" calcext:value-type="float">
            <text:p>0,012709674135781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4833" calcext:value-type="float">
            <text:p>44833</text:p>
          </table:table-cell>
          <table:table-cell office:value-type="float" office:value="-0.0167466132876853" calcext:value-type="float">
            <text:p>-0,0167466132876853</text:p>
          </table:table-cell>
          <table:table-cell office:value-type="float" office:value="-0.00754069709725094" calcext:value-type="float">
            <text:p>-0,00754069709725094</text:p>
          </table:table-cell>
          <table:table-cell office:value-type="float" office:value="0.00640565636607198" calcext:value-type="float">
            <text:p>0,00640565636607198</text:p>
          </table:table-cell>
          <table:table-cell office:value-type="float" office:value="0.0145685707715362" calcext:value-type="float">
            <text:p>0,0145685707715362</text:p>
          </table:table-cell>
          <table:table-cell office:value-type="float" office:value="0.00400792873987006" calcext:value-type="float">
            <text:p>0,0040079287398700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4834" calcext:value-type="float">
            <text:p>44834</text:p>
          </table:table-cell>
          <table:table-cell office:value-type="float" office:value="0.0356645074017448" calcext:value-type="float">
            <text:p>0,0356645074017448</text:p>
          </table:table-cell>
          <table:table-cell office:value-type="float" office:value="0.0176008572596748" calcext:value-type="float">
            <text:p>0,0176008572596748</text:p>
          </table:table-cell>
          <table:table-cell office:value-type="float" office:value="-0.00193870279404236" calcext:value-type="float">
            <text:p>-0,00193870279404236</text:p>
          </table:table-cell>
          <table:table-cell office:value-type="float" office:value="-0.0197221060334158" calcext:value-type="float">
            <text:p>-0,0197221060334158</text:p>
          </table:table-cell>
          <table:table-cell office:value-type="float" office:value="0.00355973257074848" calcext:value-type="float">
            <text:p>0,003559732570748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4837" calcext:value-type="float">
            <text:p>44837</text:p>
          </table:table-cell>
          <table:table-cell office:value-type="float" office:value="0.0582570674970367" calcext:value-type="float">
            <text:p>0,0582570674970367</text:p>
          </table:table-cell>
          <table:table-cell office:value-type="float" office:value="0.0543147330681456" calcext:value-type="float">
            <text:p>0,0543147330681456</text:p>
          </table:table-cell>
          <table:table-cell office:value-type="float" office:value="0.00260794757800208" calcext:value-type="float">
            <text:p>0,00260794757800208</text:p>
          </table:table-cell>
          <table:table-cell office:value-type="float" office:value="-0.00740582773699609" calcext:value-type="float">
            <text:p>-0,00740582773699609</text:p>
          </table:table-cell>
          <table:table-cell office:value-type="float" office:value="-0.0102590429490994" calcext:value-type="float">
            <text:p>-0,010259042949099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4838" calcext:value-type="float">
            <text:p>44838</text:p>
          </table:table-cell>
          <table:table-cell office:value-type="float" office:value="-0.0148790309970014" calcext:value-type="float">
            <text:p>-0,0148790309970014</text:p>
          </table:table-cell>
          <table:table-cell office:value-type="float" office:value="-0.00350559912392631" calcext:value-type="float">
            <text:p>-0,00350559912392631</text:p>
          </table:table-cell>
          <table:table-cell office:value-type="float" office:value="-0.0126788907121647" calcext:value-type="float">
            <text:p>-0,0126788907121647</text:p>
          </table:table-cell>
          <table:table-cell office:value-type="float" office:value="-0.0222172758369523" calcext:value-type="float">
            <text:p>-0,0222172758369523</text:p>
          </table:table-cell>
          <table:table-cell office:value-type="float" office:value="0.000211600752335592" calcext:value-type="float">
            <text:p>0,00021160075233559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4839" calcext:value-type="float">
            <text:p>44839</text:p>
          </table:table-cell>
          <table:table-cell office:value-type="float" office:value="-0.0318307949621441" calcext:value-type="float">
            <text:p>-0,0318307949621441</text:p>
          </table:table-cell>
          <table:table-cell office:value-type="float" office:value="0.00514874753621512" calcext:value-type="float">
            <text:p>0,00514874753621512</text:p>
          </table:table-cell>
          <table:table-cell office:value-type="float" office:value="-0.00128360963116274" calcext:value-type="float">
            <text:p>-0,00128360963116274</text:p>
          </table:table-cell>
          <table:table-cell office:value-type="float" office:value="-0.000459282875256168" calcext:value-type="float">
            <text:p>-0,000459282875256168</text:p>
          </table:table-cell>
          <table:table-cell office:value-type="float" office:value="0.00954787624219453" calcext:value-type="float">
            <text:p>0,009547876242194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4840" calcext:value-type="float">
            <text:p>44840</text:p>
          </table:table-cell>
          <table:table-cell office:value-type="float" office:value="0.0672718666591931" calcext:value-type="float">
            <text:p>0,0672718666591931</text:p>
          </table:table-cell>
          <table:table-cell office:value-type="float" office:value="0.0035042466878535" calcext:value-type="float">
            <text:p>0,0035042466878535</text:p>
          </table:table-cell>
          <table:table-cell office:value-type="float" office:value="0.00128579764368898" calcext:value-type="float">
            <text:p>0,00128579764368898</text:p>
          </table:table-cell>
          <table:table-cell office:value-type="float" office:value="-0.0193646435138069" calcext:value-type="float">
            <text:p>-0,0193646435138069</text:p>
          </table:table-cell>
          <table:table-cell office:value-type="float" office:value="0.0113000656024318" calcext:value-type="float">
            <text:p>0,011300065602431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4841" calcext:value-type="float">
            <text:p>44841</text:p>
          </table:table-cell>
          <table:table-cell office:value-type="float" office:value="0.018723176562426" calcext:value-type="float">
            <text:p>0,018723176562426</text:p>
          </table:table-cell>
          <table:table-cell office:value-type="float" office:value="-0.0114868249361053" calcext:value-type="float">
            <text:p>-0,0114868249361053</text:p>
          </table:table-cell>
          <table:table-cell office:value-type="float" office:value="0.00867514103357951" calcext:value-type="float">
            <text:p>0,00867514103357951</text:p>
          </table:table-cell>
          <table:table-cell office:value-type="float" office:value="0.0118637101684369" calcext:value-type="float">
            <text:p>0,0118637101684369</text:p>
          </table:table-cell>
          <table:table-cell office:value-type="float" office:value="0.00015173524060072" calcext:value-type="float">
            <text:p>0,0001517352406007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4844" calcext:value-type="float">
            <text:p>44844</text:p>
          </table:table-cell>
          <table:table-cell office:value-type="float" office:value="-0.0381111282030899" calcext:value-type="float">
            <text:p>-0,0381111282030899</text:p>
          </table:table-cell>
          <table:table-cell office:value-type="float" office:value="-0.00316448691873387" calcext:value-type="float">
            <text:p>-0,00316448691873387</text:p>
          </table:table-cell>
          <table:table-cell office:value-type="float" office:value="-0.0000504" calcext:value-type="float">
            <text:p>-0,0000504</text:p>
          </table:table-cell>
          <table:table-cell office:value-type="float" office:value="0.0145105325897355" calcext:value-type="float">
            <text:p>0,0145105325897355</text:p>
          </table:table-cell>
          <table:table-cell office:value-type="float" office:value="-0.00990655283002037" calcext:value-type="float">
            <text:p>-0,0099065528300203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4845" calcext:value-type="float">
            <text:p>44845</text:p>
          </table:table-cell>
          <table:table-cell office:value-type="float" office:value="-0.037013381922293" calcext:value-type="float">
            <text:p>-0,037013381922293</text:p>
          </table:table-cell>
          <table:table-cell office:value-type="float" office:value="-0.00945335412227742" calcext:value-type="float">
            <text:p>-0,00945335412227742</text:p>
          </table:table-cell>
          <table:table-cell office:value-type="float" office:value="-0.00398832169071985" calcext:value-type="float">
            <text:p>-0,00398832169071985</text:p>
          </table:table-cell>
          <table:table-cell office:value-type="float" office:value="0.0114422515839428" calcext:value-type="float">
            <text:p>0,0114422515839428</text:p>
          </table:table-cell>
          <table:table-cell office:value-type="float" office:value="-0.00440486904009417" calcext:value-type="float">
            <text:p>-0,0044048690400941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4847" calcext:value-type="float">
            <text:p>44847</text:p>
          </table:table-cell>
          <table:table-cell office:value-type="float" office:value="0.0216796698596537" calcext:value-type="float">
            <text:p>0,0216796698596537</text:p>
          </table:table-cell>
          <table:table-cell office:value-type="float" office:value="-0.00218409829549638" calcext:value-type="float">
            <text:p>-0,00218409829549638</text:p>
          </table:table-cell>
          <table:table-cell office:value-type="float" office:value="0.00365374753413219" calcext:value-type="float">
            <text:p>0,00365374753413219</text:p>
          </table:table-cell>
          <table:table-cell office:value-type="float" office:value="0.00457912732405947" calcext:value-type="float">
            <text:p>0,00457912732405947</text:p>
          </table:table-cell>
          <table:table-cell office:value-type="float" office:value="0.00933473955181602" calcext:value-type="float">
            <text:p>0,0093347395518160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4848" calcext:value-type="float">
            <text:p>44848</text:p>
          </table:table-cell>
          <table:table-cell office:value-type="float" office:value="-0.0259062542543026" calcext:value-type="float">
            <text:p>-0,0259062542543026</text:p>
          </table:table-cell>
          <table:table-cell office:value-type="float" office:value="-0.0182739687157261" calcext:value-type="float">
            <text:p>-0,0182739687157261</text:p>
          </table:table-cell>
          <table:table-cell office:value-type="float" office:value="0.0178118739109751" calcext:value-type="float">
            <text:p>0,0178118739109751</text:p>
          </table:table-cell>
          <table:table-cell office:value-type="float" office:value="0.0126271325418371" calcext:value-type="float">
            <text:p>0,0126271325418371</text:p>
          </table:table-cell>
          <table:table-cell office:value-type="float" office:value="0.00592312408095648" calcext:value-type="float">
            <text:p>0,005923124080956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4851" calcext:value-type="float">
            <text:p>44851</text:p>
          </table:table-cell>
          <table:table-cell office:value-type="float" office:value="0.00909178076859574" calcext:value-type="float">
            <text:p>0,00909178076859574</text:p>
          </table:table-cell>
          <table:table-cell office:value-type="float" office:value="0.0112433762378259" calcext:value-type="float">
            <text:p>0,0112433762378259</text:p>
          </table:table-cell>
          <table:table-cell office:value-type="float" office:value="-0.000275158023617409" calcext:value-type="float">
            <text:p>-0,000275158023617409</text:p>
          </table:table-cell>
          <table:table-cell office:value-type="float" office:value="-0.000181592868993901" calcext:value-type="float">
            <text:p>-0,000181592868993901</text:p>
          </table:table-cell>
          <table:table-cell office:value-type="float" office:value="-0.00732233215572097" calcext:value-type="float">
            <text:p>-0,0073223321557209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4852" calcext:value-type="float">
            <text:p>44852</text:p>
          </table:table-cell>
          <table:table-cell office:value-type="float" office:value="0.0234073048235491" calcext:value-type="float">
            <text:p>0,0234073048235491</text:p>
          </table:table-cell>
          <table:table-cell office:value-type="float" office:value="0.0167221595595896" calcext:value-type="float">
            <text:p>0,0167221595595896</text:p>
          </table:table-cell>
          <table:table-cell office:value-type="float" office:value="0.00659548898380446" calcext:value-type="float">
            <text:p>0,00659548898380446</text:p>
          </table:table-cell>
          <table:table-cell office:value-type="float" office:value="0.00789583023281539" calcext:value-type="float">
            <text:p>0,00789583023281539</text:p>
          </table:table-cell>
          <table:table-cell office:value-type="float" office:value="-0.01590135755386" calcext:value-type="float">
            <text:p>-0,0159013575538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4853" calcext:value-type="float">
            <text:p>44853</text:p>
          </table:table-cell>
          <table:table-cell office:value-type="float" office:value="-0.00674657534686712" calcext:value-type="float">
            <text:p>-0,00674657534686712</text:p>
          </table:table-cell>
          <table:table-cell office:value-type="float" office:value="0.00434761353149541" calcext:value-type="float">
            <text:p>0,00434761353149541</text:p>
          </table:table-cell>
          <table:table-cell office:value-type="float" office:value="0.00168419802311071" calcext:value-type="float">
            <text:p>0,00168419802311071</text:p>
          </table:table-cell>
          <table:table-cell office:value-type="float" office:value="0.0190668079724601" calcext:value-type="float">
            <text:p>0,0190668079724601</text:p>
          </table:table-cell>
          <table:table-cell office:value-type="float" office:value="-0.00710883384545443" calcext:value-type="float">
            <text:p>-0,0071088338454544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4854" calcext:value-type="float">
            <text:p>44854</text:p>
          </table:table-cell>
          <table:table-cell office:value-type="float" office:value="0.00074253143549954" calcext:value-type="float">
            <text:p>0,00074253143549954</text:p>
          </table:table-cell>
          <table:table-cell office:value-type="float" office:value="0.00617018606490224" calcext:value-type="float">
            <text:p>0,00617018606490224</text:p>
          </table:table-cell>
          <table:table-cell office:value-type="float" office:value="0.00331975715386536" calcext:value-type="float">
            <text:p>0,00331975715386536</text:p>
          </table:table-cell>
          <table:table-cell office:value-type="float" office:value="0.0218903416340922" calcext:value-type="float">
            <text:p>0,0218903416340922</text:p>
          </table:table-cell>
          <table:table-cell office:value-type="float" office:value="-0.0200353617218163" calcext:value-type="float">
            <text:p>-0,020035361721816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4855" calcext:value-type="float">
            <text:p>44855</text:p>
          </table:table-cell>
          <table:table-cell office:value-type="float" office:value="0.0211304570037211" calcext:value-type="float">
            <text:p>0,0211304570037211</text:p>
          </table:table-cell>
          <table:table-cell office:value-type="float" office:value="0.0213225213054283" calcext:value-type="float">
            <text:p>0,0213225213054283</text:p>
          </table:table-cell>
          <table:table-cell office:value-type="float" office:value="-0.00418999119524886" calcext:value-type="float">
            <text:p>-0,00418999119524886</text:p>
          </table:table-cell>
          <table:table-cell office:value-type="float" office:value="-0.0036393891164989" calcext:value-type="float">
            <text:p>-0,0036393891164989</text:p>
          </table:table-cell>
          <table:table-cell office:value-type="float" office:value="-0.0033309825063246" calcext:value-type="float">
            <text:p>-0,00333098250632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4858" calcext:value-type="float">
            <text:p>44858</text:p>
          </table:table-cell>
          <table:table-cell office:value-type="float" office:value="-0.0564803021553744" calcext:value-type="float">
            <text:p>-0,0564803021553744</text:p>
          </table:table-cell>
          <table:table-cell office:value-type="float" office:value="-0.0301714563473957" calcext:value-type="float">
            <text:p>-0,0301714563473957</text:p>
          </table:table-cell>
          <table:table-cell office:value-type="float" office:value="0.00026166776175361" calcext:value-type="float">
            <text:p>0,00026166776175361</text:p>
          </table:table-cell>
          <table:table-cell office:value-type="float" office:value="0.0110339122419523" calcext:value-type="float">
            <text:p>0,0110339122419523</text:p>
          </table:table-cell>
          <table:table-cell office:value-type="float" office:value="0.00819488229504305" calcext:value-type="float">
            <text:p>0,0081948822950430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4859" calcext:value-type="float">
            <text:p>44859</text:p>
          </table:table-cell>
          <table:table-cell office:value-type="float" office:value="0.0187108161279344" calcext:value-type="float">
            <text:p>0,0187108161279344</text:p>
          </table:table-cell>
          <table:table-cell office:value-type="float" office:value="-0.0127892891061972" calcext:value-type="float">
            <text:p>-0,0127892891061972</text:p>
          </table:table-cell>
          <table:table-cell office:value-type="float" office:value="0.00174198757776053" calcext:value-type="float">
            <text:p>0,00174198757776053</text:p>
          </table:table-cell>
          <table:table-cell office:value-type="float" office:value="-0.0139655042937038" calcext:value-type="float">
            <text:p>-0,0139655042937038</text:p>
          </table:table-cell>
          <table:table-cell office:value-type="float" office:value="0.0101381203498248" calcext:value-type="float">
            <text:p>0,01013812034982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4860" calcext:value-type="float">
            <text:p>44860</text:p>
          </table:table-cell>
          <table:table-cell office:value-type="float" office:value="-0.0223179075313063" calcext:value-type="float">
            <text:p>-0,0223179075313063</text:p>
          </table:table-cell>
          <table:table-cell office:value-type="float" office:value="-0.0173727794146471" calcext:value-type="float">
            <text:p>-0,0173727794146471</text:p>
          </table:table-cell>
          <table:table-cell office:value-type="float" office:value="0.00172836044223724" calcext:value-type="float">
            <text:p>0,00172836044223724</text:p>
          </table:table-cell>
          <table:table-cell office:value-type="float" office:value="0.0219457421093352" calcext:value-type="float">
            <text:p>0,0219457421093352</text:p>
          </table:table-cell>
          <table:table-cell office:value-type="float" office:value="-0.01190938223241" calcext:value-type="float">
            <text:p>-0,0119093822324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4861" calcext:value-type="float">
            <text:p>44861</text:p>
          </table:table-cell>
          <table:table-cell office:value-type="float" office:value="0.0543780606624361" calcext:value-type="float">
            <text:p>0,0543780606624361</text:p>
          </table:table-cell>
          <table:table-cell office:value-type="float" office:value="0.0196348277197341" calcext:value-type="float">
            <text:p>0,0196348277197341</text:p>
          </table:table-cell>
          <table:table-cell office:value-type="float" office:value="-0.00841175229493537" calcext:value-type="float">
            <text:p>-0,00841175229493537</text:p>
          </table:table-cell>
          <table:table-cell office:value-type="float" office:value="-0.0125536654859228" calcext:value-type="float">
            <text:p>-0,0125536654859228</text:p>
          </table:table-cell>
          <table:table-cell office:value-type="float" office:value="-0.0036460142270271" calcext:value-type="float">
            <text:p>-0,003646014227027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4862" calcext:value-type="float">
            <text:p>44862</text:p>
          </table:table-cell>
          <table:table-cell office:value-type="float" office:value="0.0219514214184652" calcext:value-type="float">
            <text:p>0,0219514214184652</text:p>
          </table:table-cell>
          <table:table-cell office:value-type="float" office:value="0.00185848795724791" calcext:value-type="float">
            <text:p>0,00185848795724791</text:p>
          </table:table-cell>
          <table:table-cell office:value-type="float" office:value="-0.00285121143199881" calcext:value-type="float">
            <text:p>-0,00285121143199881</text:p>
          </table:table-cell>
          <table:table-cell office:value-type="float" office:value="-0.00899292854885803" calcext:value-type="float">
            <text:p>-0,00899292854885803</text:p>
          </table:table-cell>
          <table:table-cell office:value-type="float" office:value="0.00509601590466164" calcext:value-type="float">
            <text:p>0,0050960159046616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865" calcext:value-type="float">
            <text:p>44865</text:p>
          </table:table-cell>
          <table:table-cell office:value-type="float" office:value="0.0389204981261765" calcext:value-type="float">
            <text:p>0,0389204981261765</text:p>
          </table:table-cell>
          <table:table-cell office:value-type="float" office:value="0.0117939613138622" calcext:value-type="float">
            <text:p>0,0117939613138622</text:p>
          </table:table-cell>
          <table:table-cell office:value-type="float" office:value="-0.013659309861842" calcext:value-type="float">
            <text:p>-0,013659309861842</text:p>
          </table:table-cell>
          <table:table-cell office:value-type="float" office:value="-0.0181610082220846" calcext:value-type="float">
            <text:p>-0,0181610082220846</text:p>
          </table:table-cell>
          <table:table-cell office:value-type="float" office:value="0.00658642805079132" calcext:value-type="float">
            <text:p>0,0065864280507913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4866" calcext:value-type="float">
            <text:p>44866</text:p>
          </table:table-cell>
          <table:table-cell office:value-type="float" office:value="0.0262512832975633" calcext:value-type="float">
            <text:p>0,0262512832975633</text:p>
          </table:table-cell>
          <table:table-cell office:value-type="float" office:value="0.00488625995152967" calcext:value-type="float">
            <text:p>0,00488625995152967</text:p>
          </table:table-cell>
          <table:table-cell office:value-type="float" office:value="0.00453316213650735" calcext:value-type="float">
            <text:p>0,00453316213650735</text:p>
          </table:table-cell>
          <table:table-cell office:value-type="float" office:value="-0.0118645952258217" calcext:value-type="float">
            <text:p>-0,0118645952258217</text:p>
          </table:table-cell>
          <table:table-cell office:value-type="float" office:value="0.00897296427917016" calcext:value-type="float">
            <text:p>0,0089729642791701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4868" calcext:value-type="float">
            <text:p>44868</text:p>
          </table:table-cell>
          <table:table-cell office:value-type="float" office:value="0.0106649978066966" calcext:value-type="float">
            <text:p>0,0106649978066966</text:p>
          </table:table-cell>
          <table:table-cell office:value-type="float" office:value="0.00399688390187578" calcext:value-type="float">
            <text:p>0,00399688390187578</text:p>
          </table:table-cell>
          <table:table-cell office:value-type="float" office:value="-0.00625024156948978" calcext:value-type="float">
            <text:p>-0,00625024156948978</text:p>
          </table:table-cell>
          <table:table-cell office:value-type="float" office:value="-0.0120415764051521" calcext:value-type="float">
            <text:p>-0,0120415764051521</text:p>
          </table:table-cell>
          <table:table-cell office:value-type="float" office:value="0.0136891030625647" calcext:value-type="float">
            <text:p>0,013689103062564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4869" calcext:value-type="float">
            <text:p>44869</text:p>
          </table:table-cell>
          <table:table-cell office:value-type="float" office:value="-0.00719721935601023" calcext:value-type="float">
            <text:p>-0,00719721935601023</text:p>
          </table:table-cell>
          <table:table-cell office:value-type="float" office:value="0.00588016643600524" calcext:value-type="float">
            <text:p>0,00588016643600524</text:p>
          </table:table-cell>
          <table:table-cell office:value-type="float" office:value="-0.00927377505484335" calcext:value-type="float">
            <text:p>-0,00927377505484335</text:p>
          </table:table-cell>
          <table:table-cell office:value-type="float" office:value="0.00746497479835577" calcext:value-type="float">
            <text:p>0,00746497479835577</text:p>
          </table:table-cell>
          <table:table-cell office:value-type="float" office:value="-0.0101189731039696" calcext:value-type="float">
            <text:p>-0,010118973103969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4872" calcext:value-type="float">
            <text:p>44872</text:p>
          </table:table-cell>
          <table:table-cell office:value-type="float" office:value="-0.0562858693862175" calcext:value-type="float">
            <text:p>-0,0562858693862175</text:p>
          </table:table-cell>
          <table:table-cell office:value-type="float" office:value="-0.0244991334857592" calcext:value-type="float">
            <text:p>-0,0244991334857592</text:p>
          </table:table-cell>
          <table:table-cell office:value-type="float" office:value="0.00430430848387922" calcext:value-type="float">
            <text:p>0,00430430848387922</text:p>
          </table:table-cell>
          <table:table-cell office:value-type="float" office:value="0.0139646850259105" calcext:value-type="float">
            <text:p>0,0139646850259105</text:p>
          </table:table-cell>
          <table:table-cell office:value-type="float" office:value="-0.00920198047525984" calcext:value-type="float">
            <text:p>-0,0092019804752598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4873" calcext:value-type="float">
            <text:p>44873</text:p>
          </table:table-cell>
          <table:table-cell office:value-type="float" office:value="0.0205575633899216" calcext:value-type="float">
            <text:p>0,0205575633899216</text:p>
          </table:table-cell>
          <table:table-cell office:value-type="float" office:value="0.00646093530385293" calcext:value-type="float">
            <text:p>0,00646093530385293</text:p>
          </table:table-cell>
          <table:table-cell office:value-type="float" office:value="0.00436685710442693" calcext:value-type="float">
            <text:p>0,00436685710442693</text:p>
          </table:table-cell>
          <table:table-cell office:value-type="float" office:value="0.00310701441439633" calcext:value-type="float">
            <text:p>0,00310701441439633</text:p>
          </table:table-cell>
          <table:table-cell office:value-type="float" office:value="-0.00563285372380007" calcext:value-type="float">
            <text:p>-0,0056328537238000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4874" calcext:value-type="float">
            <text:p>44874</text:p>
          </table:table-cell>
          <table:table-cell office:value-type="float" office:value="0.00986052879983315" calcext:value-type="float">
            <text:p>0,00986052879983315</text:p>
          </table:table-cell>
          <table:table-cell office:value-type="float" office:value="-0.0223153781764925" calcext:value-type="float">
            <text:p>-0,0223153781764925</text:p>
          </table:table-cell>
          <table:table-cell office:value-type="float" office:value="0.00230458605500393" calcext:value-type="float">
            <text:p>0,00230458605500393</text:p>
          </table:table-cell>
          <table:table-cell office:value-type="float" office:value="0.0114560294636417" calcext:value-type="float">
            <text:p>0,0114560294636417</text:p>
          </table:table-cell>
          <table:table-cell office:value-type="float" office:value="-0.00336238825211726" calcext:value-type="float">
            <text:p>-0,0033623882521172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875" calcext:value-type="float">
            <text:p>44875</text:p>
          </table:table-cell>
          <table:table-cell office:value-type="float" office:value="-0.0935298145529771" calcext:value-type="float">
            <text:p>-0,0935298145529771</text:p>
          </table:table-cell>
          <table:table-cell office:value-type="float" office:value="-0.0377235579785203" calcext:value-type="float">
            <text:p>-0,0377235579785203</text:p>
          </table:table-cell>
          <table:table-cell office:value-type="float" office:value="0.00796347397327705" calcext:value-type="float">
            <text:p>0,00796347397327705</text:p>
          </table:table-cell>
          <table:table-cell office:value-type="float" office:value="0.0169338264407366" calcext:value-type="float">
            <text:p>0,0169338264407366</text:p>
          </table:table-cell>
          <table:table-cell office:value-type="float" office:value="-0.0182451713975368" calcext:value-type="float">
            <text:p>-0,018245171397536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4876" calcext:value-type="float">
            <text:p>44876</text:p>
          </table:table-cell>
          <table:table-cell office:value-type="float" office:value="-0.0201991429739159" calcext:value-type="float">
            <text:p>-0,0201991429739159</text:p>
          </table:table-cell>
          <table:table-cell office:value-type="float" office:value="0.0164478962089438" calcext:value-type="float">
            <text:p>0,0164478962089438</text:p>
          </table:table-cell>
          <table:table-cell office:value-type="float" office:value="0.000371915994916768" calcext:value-type="float">
            <text:p>0,000371915994916768</text:p>
          </table:table-cell>
          <table:table-cell office:value-type="float" office:value="0.00557243379694965" calcext:value-type="float">
            <text:p>0,00557243379694965</text:p>
          </table:table-cell>
          <table:table-cell office:value-type="float" office:value="-0.0399696377979295" calcext:value-type="float">
            <text:p>-0,039969637797929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4879" calcext:value-type="float">
            <text:p>44879</text:p>
          </table:table-cell>
          <table:table-cell office:value-type="float" office:value="0.0172915365196279" calcext:value-type="float">
            <text:p>0,0172915365196279</text:p>
          </table:table-cell>
          <table:table-cell office:value-type="float" office:value="0.00675648210729847" calcext:value-type="float">
            <text:p>0,00675648210729847</text:p>
          </table:table-cell>
          <table:table-cell office:value-type="float" office:value="-0.00368265746524324" calcext:value-type="float">
            <text:p>-0,00368265746524324</text:p>
          </table:table-cell>
          <table:table-cell office:value-type="float" office:value="-0.00669294569176335" calcext:value-type="float">
            <text:p>-0,00669294569176335</text:p>
          </table:table-cell>
          <table:table-cell office:value-type="float" office:value="0.00544580077543223" calcext:value-type="float">
            <text:p>0,0054458007754322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881" calcext:value-type="float">
            <text:p>44881</text:p>
          </table:table-cell>
          <table:table-cell office:value-type="float" office:value="-0.0482606267533702" calcext:value-type="float">
            <text:p>-0,0482606267533702</text:p>
          </table:table-cell>
          <table:table-cell office:value-type="float" office:value="-0.0284959865840409" calcext:value-type="float">
            <text:p>-0,0284959865840409</text:p>
          </table:table-cell>
          <table:table-cell office:value-type="float" office:value="0.00900408441653704" calcext:value-type="float">
            <text:p>0,00900408441653704</text:p>
          </table:table-cell>
          <table:table-cell office:value-type="float" office:value="0.00769935485559567" calcext:value-type="float">
            <text:p>0,00769935485559567</text:p>
          </table:table-cell>
          <table:table-cell office:value-type="float" office:value="-0.00377034048532075" calcext:value-type="float">
            <text:p>-0,0037703404853207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4882" calcext:value-type="float">
            <text:p>44882</text:p>
          </table:table-cell>
          <table:table-cell office:value-type="float" office:value="0.0113171247623917" calcext:value-type="float">
            <text:p>0,0113171247623917</text:p>
          </table:table-cell>
          <table:table-cell office:value-type="float" office:value="-0.00610970002628574" calcext:value-type="float">
            <text:p>-0,00610970002628574</text:p>
          </table:table-cell>
          <table:table-cell office:value-type="float" office:value="0.000257135573689109" calcext:value-type="float">
            <text:p>0,000257135573689109</text:p>
          </table:table-cell>
          <table:table-cell office:value-type="float" office:value="0.00851056744641021" calcext:value-type="float">
            <text:p>0,00851056744641021</text:p>
          </table:table-cell>
          <table:table-cell office:value-type="float" office:value="-0.00614748503991559" calcext:value-type="float">
            <text:p>-0,0061474850399155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4883" calcext:value-type="float">
            <text:p>44883</text:p>
          </table:table-cell>
          <table:table-cell office:value-type="float" office:value="0.0297278780986705" calcext:value-type="float">
            <text:p>0,0297278780986705</text:p>
          </table:table-cell>
          <table:table-cell office:value-type="float" office:value="-0.00564237618278089" calcext:value-type="float">
            <text:p>-0,00564237618278089</text:p>
          </table:table-cell>
          <table:table-cell office:value-type="float" office:value="0.00296624570510586" calcext:value-type="float">
            <text:p>0,00296624570510586</text:p>
          </table:table-cell>
          <table:table-cell office:value-type="float" office:value="0.00451726740335325" calcext:value-type="float">
            <text:p>0,00451726740335325</text:p>
          </table:table-cell>
          <table:table-cell office:value-type="float" office:value="-0.00631701591813128" calcext:value-type="float">
            <text:p>-0,0063170159181312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4886" calcext:value-type="float">
            <text:p>44886</text:p>
          </table:table-cell>
          <table:table-cell office:value-type="float" office:value="0.0294555168715143" calcext:value-type="float">
            <text:p>0,0294555168715143</text:p>
          </table:table-cell>
          <table:table-cell office:value-type="float" office:value="0.00953120175848514" calcext:value-type="float">
            <text:p>0,00953120175848514</text:p>
          </table:table-cell>
          <table:table-cell office:value-type="float" office:value="0.0112185139066356" calcext:value-type="float">
            <text:p>0,0112185139066356</text:p>
          </table:table-cell>
          <table:table-cell office:value-type="float" office:value="-0.00131676726494976" calcext:value-type="float">
            <text:p>-0,00131676726494976</text:p>
          </table:table-cell>
          <table:table-cell office:value-type="float" office:value="-0.0043152347121942" calcext:value-type="float">
            <text:p>-0,004315234712194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4887" calcext:value-type="float">
            <text:p>44887</text:p>
          </table:table-cell>
          <table:table-cell office:value-type="float" office:value="-0.0279424669933329" calcext:value-type="float">
            <text:p>-0,0279424669933329</text:p>
          </table:table-cell>
          <table:table-cell office:value-type="float" office:value="-0.00817289714611903" calcext:value-type="float">
            <text:p>-0,00817289714611903</text:p>
          </table:table-cell>
          <table:table-cell office:value-type="float" office:value="0.00567011860072396" calcext:value-type="float">
            <text:p>0,00567011860072396</text:p>
          </table:table-cell>
          <table:table-cell office:value-type="float" office:value="0.00054256838962741" calcext:value-type="float">
            <text:p>0,00054256838962741</text:p>
          </table:table-cell>
          <table:table-cell office:value-type="float" office:value="-0.00569741555017999" calcext:value-type="float">
            <text:p>-0,0056974155501799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4888" calcext:value-type="float">
            <text:p>44888</text:p>
          </table:table-cell>
          <table:table-cell office:value-type="float" office:value="-0.0209445482359989" calcext:value-type="float">
            <text:p>-0,0209445482359989</text:p>
          </table:table-cell>
          <table:table-cell office:value-type="float" office:value="-0.00245588938433731" calcext:value-type="float">
            <text:p>-0,00245588938433731</text:p>
          </table:table-cell>
          <table:table-cell office:value-type="float" office:value="0.00639374460398595" calcext:value-type="float">
            <text:p>0,00639374460398595</text:p>
          </table:table-cell>
          <table:table-cell office:value-type="float" office:value="0.00636595024877707" calcext:value-type="float">
            <text:p>0,00636595024877707</text:p>
          </table:table-cell>
          <table:table-cell office:value-type="float" office:value="-0.00584924930888043" calcext:value-type="float">
            <text:p>-0,0058492493088804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4889" calcext:value-type="float">
            <text:p>44889</text:p>
          </table:table-cell>
          <table:table-cell office:value-type="float" office:value="0.0498153852718913" calcext:value-type="float">
            <text:p>0,0498153852718913</text:p>
          </table:table-cell>
          <table:table-cell office:value-type="float" office:value="0.0270873043769964" calcext:value-type="float">
            <text:p>0,0270873043769964</text:p>
          </table:table-cell>
          <table:table-cell office:value-type="float" office:value="-0.00897297736424066" calcext:value-type="float">
            <text:p>-0,00897297736424066</text:p>
          </table:table-cell>
          <table:table-cell office:value-type="float" office:value="-0.0143748754198433" calcext:value-type="float">
            <text:p>-0,0143748754198433</text:p>
          </table:table-cell>
          <table:table-cell office:value-type="float" office:value="0.0121320667471891" calcext:value-type="float">
            <text:p>0,012132066747189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4890" calcext:value-type="float">
            <text:p>44890</text:p>
          </table:table-cell>
          <table:table-cell office:value-type="float" office:value="-0.0684074995376205" calcext:value-type="float">
            <text:p>-0,0684074995376205</text:p>
          </table:table-cell>
          <table:table-cell office:value-type="float" office:value="-0.024700918078536" calcext:value-type="float">
            <text:p>-0,024700918078536</text:p>
          </table:table-cell>
          <table:table-cell office:value-type="float" office:value="0.0112586114759057" calcext:value-type="float">
            <text:p>0,0112586114759057</text:p>
          </table:table-cell>
          <table:table-cell office:value-type="float" office:value="0.00645099131259205" calcext:value-type="float">
            <text:p>0,00645099131259205</text:p>
          </table:table-cell>
          <table:table-cell office:value-type="float" office:value="-0.00644930139356996" calcext:value-type="float">
            <text:p>-0,0064493013935699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4893" calcext:value-type="float">
            <text:p>44893</text:p>
          </table:table-cell>
          <table:table-cell office:value-type="float" office:value="-0.0150601736160527" calcext:value-type="float">
            <text:p>-0,0150601736160527</text:p>
          </table:table-cell>
          <table:table-cell office:value-type="float" office:value="-0.00433022358300625" calcext:value-type="float">
            <text:p>-0,00433022358300625</text:p>
          </table:table-cell>
          <table:table-cell office:value-type="float" office:value="0.00566696720054204" calcext:value-type="float">
            <text:p>0,00566696720054204</text:p>
          </table:table-cell>
          <table:table-cell office:value-type="float" office:value="0.0251835687023057" calcext:value-type="float">
            <text:p>0,0251835687023057</text:p>
          </table:table-cell>
          <table:table-cell office:value-type="float" office:value="-0.0115113067938534" calcext:value-type="float">
            <text:p>-0,011511306793853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4894" calcext:value-type="float">
            <text:p>44894</text:p>
          </table:table-cell>
          <table:table-cell office:value-type="float" office:value="0.0412449609293279" calcext:value-type="float">
            <text:p>0,0412449609293279</text:p>
          </table:table-cell>
          <table:table-cell office:value-type="float" office:value="0.0158209340415425" calcext:value-type="float">
            <text:p>0,0158209340415425</text:p>
          </table:table-cell>
          <table:table-cell office:value-type="float" office:value="0.00425136670825291" calcext:value-type="float">
            <text:p>0,00425136670825291</text:p>
          </table:table-cell>
          <table:table-cell office:value-type="float" office:value="-0.00478859787877858" calcext:value-type="float">
            <text:p>-0,00478859787877858</text:p>
          </table:table-cell>
          <table:table-cell office:value-type="float" office:value="0.010786335954669" calcext:value-type="float">
            <text:p>0,0107863359546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4895" calcext:value-type="float">
            <text:p>44895</text:p>
          </table:table-cell>
          <table:table-cell office:value-type="float" office:value="-0.0310009932709238" calcext:value-type="float">
            <text:p>-0,0310009932709238</text:p>
          </table:table-cell>
          <table:table-cell office:value-type="float" office:value="0.0128360329773633" calcext:value-type="float">
            <text:p>0,0128360329773633</text:p>
          </table:table-cell>
          <table:table-cell office:value-type="float" office:value="-0.0117730701851934" calcext:value-type="float">
            <text:p>-0,0117730701851934</text:p>
          </table:table-cell>
          <table:table-cell office:value-type="float" office:value="-0.0100804363674141" calcext:value-type="float">
            <text:p>-0,0100804363674141</text:p>
          </table:table-cell>
          <table:table-cell office:value-type="float" office:value="-0.0071974841728792" calcext:value-type="float">
            <text:p>-0,007197484172879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4896" calcext:value-type="float">
            <text:p>44896</text:p>
          </table:table-cell>
          <table:table-cell office:value-type="float" office:value="0.00867179320933466" calcext:value-type="float">
            <text:p>0,00867179320933466</text:p>
          </table:table-cell>
          <table:table-cell office:value-type="float" office:value="-0.01356437370883" calcext:value-type="float">
            <text:p>-0,01356437370883</text:p>
          </table:table-cell>
          <table:table-cell office:value-type="float" office:value="0.011410194020884" calcext:value-type="float">
            <text:p>0,011410194020884</text:p>
          </table:table-cell>
          <table:table-cell office:value-type="float" office:value="0.00805866718255521" calcext:value-type="float">
            <text:p>0,00805866718255521</text:p>
          </table:table-cell>
          <table:table-cell office:value-type="float" office:value="0.0135286058774462" calcext:value-type="float">
            <text:p>0,013528605877446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4897" calcext:value-type="float">
            <text:p>44897</text:p>
          </table:table-cell>
          <table:table-cell office:value-type="float" office:value="0.00794121832724595" calcext:value-type="float">
            <text:p>0,00794121832724595</text:p>
          </table:table-cell>
          <table:table-cell office:value-type="float" office:value="0.00961834077709526" calcext:value-type="float">
            <text:p>0,00961834077709526</text:p>
          </table:table-cell>
          <table:table-cell office:value-type="float" office:value="-0.00901871499136717" calcext:value-type="float">
            <text:p>-0,00901871499136717</text:p>
          </table:table-cell>
          <table:table-cell office:value-type="float" office:value="-0.0106069471254148" calcext:value-type="float">
            <text:p>-0,0106069471254148</text:p>
          </table:table-cell>
          <table:table-cell office:value-type="float" office:value="0.0117910831889388" calcext:value-type="float">
            <text:p>0,011791083188938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4900" calcext:value-type="float">
            <text:p>44900</text:p>
          </table:table-cell>
          <table:table-cell office:value-type="float" office:value="-0.0234227554438625" calcext:value-type="float">
            <text:p>-0,0234227554438625</text:p>
          </table:table-cell>
          <table:table-cell office:value-type="float" office:value="-0.0244638469095235" calcext:value-type="float">
            <text:p>-0,0244638469095235</text:p>
          </table:table-cell>
          <table:table-cell office:value-type="float" office:value="0.00380737495931504" calcext:value-type="float">
            <text:p>0,00380737495931504</text:p>
          </table:table-cell>
          <table:table-cell office:value-type="float" office:value="0.0130679826285117" calcext:value-type="float">
            <text:p>0,0130679826285117</text:p>
          </table:table-cell>
          <table:table-cell office:value-type="float" office:value="-0.00622329052961515" calcext:value-type="float">
            <text:p>-0,006223290529615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4901" calcext:value-type="float">
            <text:p>44901</text:p>
          </table:table-cell>
          <table:table-cell office:value-type="float" office:value="-0.0138422251685598" calcext:value-type="float">
            <text:p>-0,0138422251685598</text:p>
          </table:table-cell>
          <table:table-cell office:value-type="float" office:value="0.00554612524556095" calcext:value-type="float">
            <text:p>0,00554612524556095</text:p>
          </table:table-cell>
          <table:table-cell office:value-type="float" office:value="-0.00141873683286873" calcext:value-type="float">
            <text:p>-0,00141873683286873</text:p>
          </table:table-cell>
          <table:table-cell office:value-type="float" office:value="-0.0024628123774734" calcext:value-type="float">
            <text:p>-0,0024628123774734</text:p>
          </table:table-cell>
          <table:table-cell office:value-type="float" office:value="0.00103718958444169" calcext:value-type="float">
            <text:p>0,001037189584441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4902" calcext:value-type="float">
            <text:p>44902</text:p>
          </table:table-cell>
          <table:table-cell office:value-type="float" office:value="-0.031175316674663" calcext:value-type="float">
            <text:p>-0,031175316674663</text:p>
          </table:table-cell>
          <table:table-cell office:value-type="float" office:value="-0.00733936491754584" calcext:value-type="float">
            <text:p>-0,00733936491754584</text:p>
          </table:table-cell>
          <table:table-cell office:value-type="float" office:value="0.0113002462332618" calcext:value-type="float">
            <text:p>0,0113002462332618</text:p>
          </table:table-cell>
          <table:table-cell office:value-type="float" office:value="-0.000450058715261919" calcext:value-type="float">
            <text:p>-0,000450058715261919</text:p>
          </table:table-cell>
          <table:table-cell office:value-type="float" office:value="0.00597337682109165" calcext:value-type="float">
            <text:p>0,0059733768210916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4903" calcext:value-type="float">
            <text:p>44903</text:p>
          </table:table-cell>
          <table:table-cell office:value-type="float" office:value="-0.0552676467861571" calcext:value-type="float">
            <text:p>-0,0552676467861571</text:p>
          </table:table-cell>
          <table:table-cell office:value-type="float" office:value="-0.0202934625719382" calcext:value-type="float">
            <text:p>-0,0202934625719382</text:p>
          </table:table-cell>
          <table:table-cell office:value-type="float" office:value="0.0054651626795852" calcext:value-type="float">
            <text:p>0,0054651626795852</text:p>
          </table:table-cell>
          <table:table-cell office:value-type="float" office:value="0.0121848894007961" calcext:value-type="float">
            <text:p>0,0121848894007961</text:p>
          </table:table-cell>
          <table:table-cell office:value-type="float" office:value="-0.0115211447368264" calcext:value-type="float">
            <text:p>-0,011521144736826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4904" calcext:value-type="float">
            <text:p>44904</text:p>
          </table:table-cell>
          <table:table-cell office:value-type="float" office:value="-0.0137536079613663" calcext:value-type="float">
            <text:p>-0,0137536079613663</text:p>
          </table:table-cell>
          <table:table-cell office:value-type="float" office:value="-0.0012164142189749" calcext:value-type="float">
            <text:p>-0,0012164142189749</text:p>
          </table:table-cell>
          <table:table-cell office:value-type="float" office:value="0.0097418009058644" calcext:value-type="float">
            <text:p>0,0097418009058644</text:p>
          </table:table-cell>
          <table:table-cell office:value-type="float" office:value="0.0101981352169614" calcext:value-type="float">
            <text:p>0,0101981352169614</text:p>
          </table:table-cell>
          <table:table-cell office:value-type="float" office:value="-0.0087678776780161" calcext:value-type="float">
            <text:p>-0,008767877678016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4907" calcext:value-type="float">
            <text:p>44907</text:p>
          </table:table-cell>
          <table:table-cell office:value-type="float" office:value="-0.00421871014155501" calcext:value-type="float">
            <text:p>-0,00421871014155501</text:p>
          </table:table-cell>
          <table:table-cell office:value-type="float" office:value="-0.0198891454246081" calcext:value-type="float">
            <text:p>-0,0198891454246081</text:p>
          </table:table-cell>
          <table:table-cell office:value-type="float" office:value="-0.00759756165145211" calcext:value-type="float">
            <text:p>-0,00759756165145211</text:p>
          </table:table-cell>
          <table:table-cell office:value-type="float" office:value="-0.00917324377793979" calcext:value-type="float">
            <text:p>-0,00917324377793979</text:p>
          </table:table-cell>
          <table:table-cell office:value-type="float" office:value="-0.00972035618917646" calcext:value-type="float">
            <text:p>-0,009720356189176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908" calcext:value-type="float">
            <text:p>44908</text:p>
          </table:table-cell>
          <table:table-cell office:value-type="float" office:value="-0.0337691017171186" calcext:value-type="float">
            <text:p>-0,0337691017171186</text:p>
          </table:table-cell>
          <table:table-cell office:value-type="float" office:value="-0.0197813031982503" calcext:value-type="float">
            <text:p>-0,0197813031982503</text:p>
          </table:table-cell>
          <table:table-cell office:value-type="float" office:value="0.00528973079412544" calcext:value-type="float">
            <text:p>0,00528973079412544</text:p>
          </table:table-cell>
          <table:table-cell office:value-type="float" office:value="0.000305113496824112" calcext:value-type="float">
            <text:p>0,000305113496824112</text:p>
          </table:table-cell>
          <table:table-cell office:value-type="float" office:value="-0.00119844572980827" calcext:value-type="float">
            <text:p>-0,0011984457298082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4909" calcext:value-type="float">
            <text:p>44909</text:p>
          </table:table-cell>
          <table:table-cell office:value-type="float" office:value="0.00638586386992602" calcext:value-type="float">
            <text:p>0,00638586386992602</text:p>
          </table:table-cell>
          <table:table-cell office:value-type="float" office:value="0.000413255020017633" calcext:value-type="float">
            <text:p>0,000413255020017633</text:p>
          </table:table-cell>
          <table:table-cell office:value-type="float" office:value="0.000846273004091648" calcext:value-type="float">
            <text:p>0,000846273004091648</text:p>
          </table:table-cell>
          <table:table-cell office:value-type="float" office:value="0.00642379637804268" calcext:value-type="float">
            <text:p>0,00642379637804268</text:p>
          </table:table-cell>
          <table:table-cell office:value-type="float" office:value="-0.000801247513968815" calcext:value-type="float">
            <text:p>-0,0008012475139688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4910" calcext:value-type="float">
            <text:p>44910</text:p>
          </table:table-cell>
          <table:table-cell office:value-type="float" office:value="-0.00817163370969117" calcext:value-type="float">
            <text:p>-0,00817163370969117</text:p>
          </table:table-cell>
          <table:table-cell office:value-type="float" office:value="0.000501067974393375" calcext:value-type="float">
            <text:p>0,000501067974393375</text:p>
          </table:table-cell>
          <table:table-cell office:value-type="float" office:value="-0.00150020009233031" calcext:value-type="float">
            <text:p>-0,00150020009233031</text:p>
          </table:table-cell>
          <table:table-cell office:value-type="float" office:value="0.0115647823137868" calcext:value-type="float">
            <text:p>0,0115647823137868</text:p>
          </table:table-cell>
          <table:table-cell office:value-type="float" office:value="0.003542469986568" calcext:value-type="float">
            <text:p>0,00354246998656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4911" calcext:value-type="float">
            <text:p>44911</text:p>
          </table:table-cell>
          <table:table-cell office:value-type="float" office:value="-0.068128464985928" calcext:value-type="float">
            <text:p>-0,068128464985928</text:p>
          </table:table-cell>
          <table:table-cell office:value-type="float" office:value="-0.00773740467875446" calcext:value-type="float">
            <text:p>-0,00773740467875446</text:p>
          </table:table-cell>
          <table:table-cell office:value-type="float" office:value="0.0118116190639421" calcext:value-type="float">
            <text:p>0,0118116190639421</text:p>
          </table:table-cell>
          <table:table-cell office:value-type="float" office:value="0.00743728148865946" calcext:value-type="float">
            <text:p>0,00743728148865946</text:p>
          </table:table-cell>
          <table:table-cell office:value-type="float" office:value="-0.00963655827800034" calcext:value-type="float">
            <text:p>-0,0096365582780003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4914" calcext:value-type="float">
            <text:p>44914</text:p>
          </table:table-cell>
          <table:table-cell office:value-type="float" office:value="0.0476940460973501" calcext:value-type="float">
            <text:p>0,0476940460973501</text:p>
          </table:table-cell>
          <table:table-cell office:value-type="float" office:value="0.0181553650984053" calcext:value-type="float">
            <text:p>0,0181553650984053</text:p>
          </table:table-cell>
          <table:table-cell office:value-type="float" office:value="-0.0274728882467018" calcext:value-type="float">
            <text:p>-0,0274728882467018</text:p>
          </table:table-cell>
          <table:table-cell office:value-type="float" office:value="-0.0119493576559121" calcext:value-type="float">
            <text:p>-0,0119493576559121</text:p>
          </table:table-cell>
          <table:table-cell office:value-type="float" office:value="0.0180512870745066" calcext:value-type="float">
            <text:p>0,018051287074506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4915" calcext:value-type="float">
            <text:p>44915</text:p>
          </table:table-cell>
          <table:table-cell office:value-type="float" office:value="0.0529395629511698" calcext:value-type="float">
            <text:p>0,0529395629511698</text:p>
          </table:table-cell>
          <table:table-cell office:value-type="float" office:value="0.0217894994202296" calcext:value-type="float">
            <text:p>0,0217894994202296</text:p>
          </table:table-cell>
          <table:table-cell office:value-type="float" office:value="0.000598241374407379" calcext:value-type="float">
            <text:p>0,000598241374407379</text:p>
          </table:table-cell>
          <table:table-cell office:value-type="float" office:value="-0.0151420421193343" calcext:value-type="float">
            <text:p>-0,0151420421193343</text:p>
          </table:table-cell>
          <table:table-cell office:value-type="float" office:value="0.0109137489251432" calcext:value-type="float">
            <text:p>0,010913748925143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916" calcext:value-type="float">
            <text:p>44916</text:p>
          </table:table-cell>
          <table:table-cell office:value-type="float" office:value="-0.0109716801658714" calcext:value-type="float">
            <text:p>-0,0109716801658714</text:p>
          </table:table-cell>
          <table:table-cell office:value-type="float" office:value="0.00385853590613829" calcext:value-type="float">
            <text:p>0,00385853590613829</text:p>
          </table:table-cell>
          <table:table-cell office:value-type="float" office:value="0.00134933523442643" calcext:value-type="float">
            <text:p>0,00134933523442643</text:p>
          </table:table-cell>
          <table:table-cell office:value-type="float" office:value="-0.00339116132890147" calcext:value-type="float">
            <text:p>-0,00339116132890147</text:p>
          </table:table-cell>
          <table:table-cell office:value-type="float" office:value="0.00110160555368198" calcext:value-type="float">
            <text:p>0,001101605553681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4917" calcext:value-type="float">
            <text:p>44917</text:p>
          </table:table-cell>
          <table:table-cell office:value-type="float" office:value="-0.0110823993296875" calcext:value-type="float">
            <text:p>-0,0110823993296875</text:p>
          </table:table-cell>
          <table:table-cell office:value-type="float" office:value="0.00344949532604608" calcext:value-type="float">
            <text:p>0,00344949532604608</text:p>
          </table:table-cell>
          <table:table-cell office:value-type="float" office:value="0.000774120750883317" calcext:value-type="float">
            <text:p>0,000774120750883317</text:p>
          </table:table-cell>
          <table:table-cell office:value-type="float" office:value="0.00299097238644849" calcext:value-type="float">
            <text:p>0,00299097238644849</text:p>
          </table:table-cell>
          <table:table-cell office:value-type="float" office:value="-0.00857298270039907" calcext:value-type="float">
            <text:p>-0,0085729827003990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4918" calcext:value-type="float">
            <text:p>44918</text:p>
          </table:table-cell>
          <table:table-cell office:value-type="float" office:value="0.0726772769836453" calcext:value-type="float">
            <text:p>0,0726772769836453</text:p>
          </table:table-cell>
          <table:table-cell office:value-type="float" office:value="0.0183421393471184" calcext:value-type="float">
            <text:p>0,0183421393471184</text:p>
          </table:table-cell>
          <table:table-cell office:value-type="float" office:value="-0.00853269086877342" calcext:value-type="float">
            <text:p>-0,00853269086877342</text:p>
          </table:table-cell>
          <table:table-cell office:value-type="float" office:value="-0.00592987904201181" calcext:value-type="float">
            <text:p>-0,00592987904201181</text:p>
          </table:table-cell>
          <table:table-cell office:value-type="float" office:value="0.0155171841527575" calcext:value-type="float">
            <text:p>0,015517184152757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4921" calcext:value-type="float">
            <text:p>44921</text:p>
          </table:table-cell>
          <table:table-cell office:value-type="float" office:value="-0.035700606879457" calcext:value-type="float">
            <text:p>-0,035700606879457</text:p>
          </table:table-cell>
          <table:table-cell office:value-type="float" office:value="-0.00946298459723399" calcext:value-type="float">
            <text:p>-0,00946298459723399</text:p>
          </table:table-cell>
          <table:table-cell office:value-type="float" office:value="0.00242974282014512" calcext:value-type="float">
            <text:p>0,00242974282014512</text:p>
          </table:table-cell>
          <table:table-cell office:value-type="float" office:value="-0.00599236764617528" calcext:value-type="float">
            <text:p>-0,00599236764617528</text:p>
          </table:table-cell>
          <table:table-cell office:value-type="float" office:value="0.00791234548076269" calcext:value-type="float">
            <text:p>0,007912345480762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4922" calcext:value-type="float">
            <text:p>44922</text:p>
          </table:table-cell>
          <table:table-cell office:value-type="float" office:value="-0.0400215939172229" calcext:value-type="float">
            <text:p>-0,0400215939172229</text:p>
          </table:table-cell>
          <table:table-cell office:value-type="float" office:value="-0.00426905675649143" calcext:value-type="float">
            <text:p>-0,00426905675649143</text:p>
          </table:table-cell>
          <table:table-cell office:value-type="float" office:value="0.00100309509537306" calcext:value-type="float">
            <text:p>0,00100309509537306</text:p>
          </table:table-cell>
          <table:table-cell office:value-type="float" office:value="0.0105806248971445" calcext:value-type="float">
            <text:p>0,0105806248971445</text:p>
          </table:table-cell>
          <table:table-cell office:value-type="float" office:value="-0.0219027462072311" calcext:value-type="float">
            <text:p>-0,021902746207231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4923" calcext:value-type="float">
            <text:p>44923</text:p>
          </table:table-cell>
          <table:table-cell office:value-type="float" office:value="0.0397356651069041" calcext:value-type="float">
            <text:p>0,0397356651069041</text:p>
          </table:table-cell>
          <table:table-cell office:value-type="float" office:value="0.0140098382841481" calcext:value-type="float">
            <text:p>0,0140098382841481</text:p>
          </table:table-cell>
          <table:table-cell office:value-type="float" office:value="0.00428700248601449" calcext:value-type="float">
            <text:p>0,00428700248601449</text:p>
          </table:table-cell>
          <table:table-cell office:value-type="float" office:value="-0.0137056591192488" calcext:value-type="float">
            <text:p>-0,0137056591192488</text:p>
          </table:table-cell>
          <table:table-cell office:value-type="float" office:value="0.00401065670941972" calcext:value-type="float">
            <text:p>0,0040106567094197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4924" calcext:value-type="float">
            <text:p>44924</text:p>
          </table:table-cell>
          <table:table-cell office:value-type="float" office:value="-0.00783909597109687" calcext:value-type="float">
            <text:p>-0,00783909597109687</text:p>
          </table:table-cell>
          <table:table-cell office:value-type="float" office:value="-0.00356022836184993" calcext:value-type="float">
            <text:p>-0,00356022836184993</text:p>
          </table:table-cell>
          <table:table-cell office:value-type="float" office:value="0.0104079193579623" calcext:value-type="float">
            <text:p>0,0104079193579623</text:p>
          </table:table-cell>
          <table:table-cell office:value-type="float" office:value="0.00404332179344807" calcext:value-type="float">
            <text:p>0,00404332179344807</text:p>
          </table:table-cell>
          <table:table-cell office:value-type="float" office:value="0.00785431333422587" calcext:value-type="float">
            <text:p>0,0078543133342258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4928" calcext:value-type="float">
            <text:p>44928</text:p>
          </table:table-cell>
          <table:table-cell office:value-type="float" office:value="-0.0658812667818341" calcext:value-type="float">
            <text:p>-0,0658812667818341</text:p>
          </table:table-cell>
          <table:table-cell office:value-type="float" office:value="-0.0299589772332689" calcext:value-type="float">
            <text:p>-0,0299589772332689</text:p>
          </table:table-cell>
          <table:table-cell office:value-type="float" office:value="0.00845060670813376" calcext:value-type="float">
            <text:p>0,00845060670813376</text:p>
          </table:table-cell>
          <table:table-cell office:value-type="float" office:value="0.00239158725712075" calcext:value-type="float">
            <text:p>0,00239158725712075</text:p>
          </table:table-cell>
          <table:table-cell office:value-type="float" office:value="0.00094098053212207" calcext:value-type="float">
            <text:p>0,0009409805321220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4929" calcext:value-type="float">
            <text:p>44929</text:p>
          </table:table-cell>
          <table:table-cell office:value-type="float" office:value="-0.0381276161675346" calcext:value-type="float">
            <text:p>-0,0381276161675346</text:p>
          </table:table-cell>
          <table:table-cell office:value-type="float" office:value="-0.0218680380418843" calcext:value-type="float">
            <text:p>-0,0218680380418843</text:p>
          </table:table-cell>
          <table:table-cell office:value-type="float" office:value="0.0134216410832287" calcext:value-type="float">
            <text:p>0,0134216410832287</text:p>
          </table:table-cell>
          <table:table-cell office:value-type="float" office:value="-0.0106029081115935" calcext:value-type="float">
            <text:p>-0,0106029081115935</text:p>
          </table:table-cell>
          <table:table-cell office:value-type="float" office:value="0.00479522121508331" calcext:value-type="float">
            <text:p>0,0047952212150833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4930" calcext:value-type="float">
            <text:p>44930</text:p>
          </table:table-cell>
          <table:table-cell office:value-type="float" office:value="0.0188784893698632" calcext:value-type="float">
            <text:p>0,0188784893698632</text:p>
          </table:table-cell>
          <table:table-cell office:value-type="float" office:value="0.0104257292115256" calcext:value-type="float">
            <text:p>0,0104257292115256</text:p>
          </table:table-cell>
          <table:table-cell office:value-type="float" office:value="0.00418693681137937" calcext:value-type="float">
            <text:p>0,00418693681137937</text:p>
          </table:table-cell>
          <table:table-cell office:value-type="float" office:value="-0.00795954940741478" calcext:value-type="float">
            <text:p>-0,00795954940741478</text:p>
          </table:table-cell>
          <table:table-cell office:value-type="float" office:value="-0.00925094159304371" calcext:value-type="float">
            <text:p>-0,0092509415930437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4931" calcext:value-type="float">
            <text:p>44931</text:p>
          </table:table-cell>
          <table:table-cell office:value-type="float" office:value="0.00428044905384713" calcext:value-type="float">
            <text:p>0,00428044905384713</text:p>
          </table:table-cell>
          <table:table-cell office:value-type="float" office:value="0.0190224585928684" calcext:value-type="float">
            <text:p>0,0190224585928684</text:p>
          </table:table-cell>
          <table:table-cell office:value-type="float" office:value="0.0255052787171527" calcext:value-type="float">
            <text:p>0,0255052787171527</text:p>
          </table:table-cell>
          <table:table-cell office:value-type="float" office:value="-0.0259967901488089" calcext:value-type="float">
            <text:p>-0,0259967901488089</text:p>
          </table:table-cell>
          <table:table-cell office:value-type="float" office:value="0.0125913121944848" calcext:value-type="float">
            <text:p>0,01259131219448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4932" calcext:value-type="float">
            <text:p>44932</text:p>
          </table:table-cell>
          <table:table-cell office:value-type="float" office:value="0.0160731229742049" calcext:value-type="float">
            <text:p>0,0160731229742049</text:p>
          </table:table-cell>
          <table:table-cell office:value-type="float" office:value="0.0113004803109617" calcext:value-type="float">
            <text:p>0,0113004803109617</text:p>
          </table:table-cell>
          <table:table-cell office:value-type="float" office:value="-0.00367109944066635" calcext:value-type="float">
            <text:p>-0,00367109944066635</text:p>
          </table:table-cell>
          <table:table-cell office:value-type="float" office:value="-0.00462963255741638" calcext:value-type="float">
            <text:p>-0,00462963255741638</text:p>
          </table:table-cell>
          <table:table-cell office:value-type="float" office:value="0.00862623863624222" calcext:value-type="float">
            <text:p>0,0086262386362422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4935" calcext:value-type="float">
            <text:p>44935</text:p>
          </table:table-cell>
          <table:table-cell office:value-type="float" office:value="0.0227124794759629" calcext:value-type="float">
            <text:p>0,0227124794759629</text:p>
          </table:table-cell>
          <table:table-cell office:value-type="float" office:value="0.00177395063117314" calcext:value-type="float">
            <text:p>0,00177395063117314</text:p>
          </table:table-cell>
          <table:table-cell office:value-type="float" office:value="0.00179174565245476" calcext:value-type="float">
            <text:p>0,00179174565245476</text:p>
          </table:table-cell>
          <table:table-cell office:value-type="float" office:value="-0.00311027587418944" calcext:value-type="float">
            <text:p>-0,00311027587418944</text:p>
          </table:table-cell>
          <table:table-cell office:value-type="float" office:value="0.00104053367421945" calcext:value-type="float">
            <text:p>0,0010405336742194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4936" calcext:value-type="float">
            <text:p>44936</text:p>
          </table:table-cell>
          <table:table-cell office:value-type="float" office:value="0.119737221747372" calcext:value-type="float">
            <text:p>0,119737221747372</text:p>
          </table:table-cell>
          <table:table-cell office:value-type="float" office:value="0.0156648738955795" calcext:value-type="float">
            <text:p>0,0156648738955795</text:p>
          </table:table-cell>
          <table:table-cell office:value-type="float" office:value="0.00853267615731037" calcext:value-type="float">
            <text:p>0,00853267615731037</text:p>
          </table:table-cell>
          <table:table-cell office:value-type="float" office:value="-0.023142748185358" calcext:value-type="float">
            <text:p>-0,023142748185358</text:p>
          </table:table-cell>
          <table:table-cell office:value-type="float" office:value="0.0142926079418799" calcext:value-type="float">
            <text:p>0,0142926079418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4937" calcext:value-type="float">
            <text:p>44937</text:p>
          </table:table-cell>
          <table:table-cell office:value-type="float" office:value="0.00625314610526188" calcext:value-type="float">
            <text:p>0,00625314610526188</text:p>
          </table:table-cell>
          <table:table-cell office:value-type="float" office:value="0.0129221828472812" calcext:value-type="float">
            <text:p>0,0129221828472812</text:p>
          </table:table-cell>
          <table:table-cell office:value-type="float" office:value="-0.00821021729124691" calcext:value-type="float">
            <text:p>-0,00821021729124691</text:p>
          </table:table-cell>
          <table:table-cell office:value-type="float" office:value="0.0183055750781817" calcext:value-type="float">
            <text:p>0,0183055750781817</text:p>
          </table:table-cell>
          <table:table-cell office:value-type="float" office:value="-0.0147425800936633" calcext:value-type="float">
            <text:p>-0,014742580093663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4938" calcext:value-type="float">
            <text:p>44938</text:p>
          </table:table-cell>
          <table:table-cell office:value-type="float" office:value="0.00352674669937303" calcext:value-type="float">
            <text:p>0,00352674669937303</text:p>
          </table:table-cell>
          <table:table-cell office:value-type="float" office:value="-0.00658552620831068" calcext:value-type="float">
            <text:p>-0,00658552620831068</text:p>
          </table:table-cell>
          <table:table-cell office:value-type="float" office:value="-0.0201312364778101" calcext:value-type="float">
            <text:p>-0,0201312364778101</text:p>
          </table:table-cell>
          <table:table-cell office:value-type="float" office:value="0.0108851455004399" calcext:value-type="float">
            <text:p>0,0108851455004399</text:p>
          </table:table-cell>
          <table:table-cell office:value-type="float" office:value="-0.0034908287244708" calcext:value-type="float">
            <text:p>-0,003490828724470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4939" calcext:value-type="float">
            <text:p>44939</text:p>
          </table:table-cell>
          <table:table-cell office:value-type="float" office:value="-0.0011795509577848" calcext:value-type="float">
            <text:p>-0,0011795509577848</text:p>
          </table:table-cell>
          <table:table-cell office:value-type="float" office:value="-0.00809016003595144" calcext:value-type="float">
            <text:p>-0,00809016003595144</text:p>
          </table:table-cell>
          <table:table-cell office:value-type="float" office:value="-0.00714568840659302" calcext:value-type="float">
            <text:p>-0,00714568840659302</text:p>
          </table:table-cell>
          <table:table-cell office:value-type="float" office:value="0.0119719263143572" calcext:value-type="float">
            <text:p>0,0119719263143572</text:p>
          </table:table-cell>
          <table:table-cell office:value-type="float" office:value="-0.000813972025475869" calcext:value-type="float">
            <text:p>-0,0008139720254758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4942" calcext:value-type="float">
            <text:p>44942</text:p>
          </table:table-cell>
          <table:table-cell office:value-type="float" office:value="0.0121713785663596" calcext:value-type="float">
            <text:p>0,0121713785663596</text:p>
          </table:table-cell>
          <table:table-cell office:value-type="float" office:value="-0.0157366184442741" calcext:value-type="float">
            <text:p>-0,0157366184442741</text:p>
          </table:table-cell>
          <table:table-cell office:value-type="float" office:value="0.00097930402268739" calcext:value-type="float">
            <text:p>0,00097930402268739</text:p>
          </table:table-cell>
          <table:table-cell office:value-type="float" office:value="0.00700681852929484" calcext:value-type="float">
            <text:p>0,00700681852929484</text:p>
          </table:table-cell>
          <table:table-cell office:value-type="float" office:value="-0.00862889590259426" calcext:value-type="float">
            <text:p>-0,0086288959025942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4943" calcext:value-type="float">
            <text:p>44943</text:p>
          </table:table-cell>
          <table:table-cell office:value-type="float" office:value="-0.00449501377263669" calcext:value-type="float">
            <text:p>-0,00449501377263669</text:p>
          </table:table-cell>
          <table:table-cell office:value-type="float" office:value="0.019589445309834" calcext:value-type="float">
            <text:p>0,019589445309834</text:p>
          </table:table-cell>
          <table:table-cell office:value-type="float" office:value="-0.00201268975558497" calcext:value-type="float">
            <text:p>-0,00201268975558497</text:p>
          </table:table-cell>
          <table:table-cell office:value-type="float" office:value="0.00792641238674252" calcext:value-type="float">
            <text:p>0,00792641238674252</text:p>
          </table:table-cell>
          <table:table-cell office:value-type="float" office:value="-0.00878030055460004" calcext:value-type="float">
            <text:p>-0,0087803005546000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944" calcext:value-type="float">
            <text:p>44944</text:p>
          </table:table-cell>
          <table:table-cell office:value-type="float" office:value="0.0244765515157507" calcext:value-type="float">
            <text:p>0,0244765515157507</text:p>
          </table:table-cell>
          <table:table-cell office:value-type="float" office:value="0.00644731614288746" calcext:value-type="float">
            <text:p>0,00644731614288746</text:p>
          </table:table-cell>
          <table:table-cell office:value-type="float" office:value="0.00144068929988673" calcext:value-type="float">
            <text:p>0,00144068929988673</text:p>
          </table:table-cell>
          <table:table-cell office:value-type="float" office:value="0.00149021098559532" calcext:value-type="float">
            <text:p>0,00149021098559532</text:p>
          </table:table-cell>
          <table:table-cell office:value-type="float" office:value="-0.00173913317813069" calcext:value-type="float">
            <text:p>-0,001739133178130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945" calcext:value-type="float">
            <text:p>44945</text:p>
          </table:table-cell>
          <table:table-cell office:value-type="float" office:value="0.0149560652327551" calcext:value-type="float">
            <text:p>0,0149560652327551</text:p>
          </table:table-cell>
          <table:table-cell office:value-type="float" office:value="0.00458915124287256" calcext:value-type="float">
            <text:p>0,00458915124287256</text:p>
          </table:table-cell>
          <table:table-cell office:value-type="float" office:value="-0.00917907826033524" calcext:value-type="float">
            <text:p>-0,00917907826033524</text:p>
          </table:table-cell>
          <table:table-cell office:value-type="float" office:value="-0.00433140410112625" calcext:value-type="float">
            <text:p>-0,00433140410112625</text:p>
          </table:table-cell>
          <table:table-cell office:value-type="float" office:value="0.000112543592366277" calcext:value-type="float">
            <text:p>0,00011254359236627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4946" calcext:value-type="float">
            <text:p>44946</text:p>
          </table:table-cell>
          <table:table-cell office:value-type="float" office:value="-0.00178773454350172" calcext:value-type="float">
            <text:p>-0,00178773454350172</text:p>
          </table:table-cell>
          <table:table-cell office:value-type="float" office:value="-0.00695486955947598" calcext:value-type="float">
            <text:p>-0,00695486955947598</text:p>
          </table:table-cell>
          <table:table-cell office:value-type="float" office:value="0.00278668264148542" calcext:value-type="float">
            <text:p>0,00278668264148542</text:p>
          </table:table-cell>
          <table:table-cell office:value-type="float" office:value="-0.00505523322235566" calcext:value-type="float">
            <text:p>-0,00505523322235566</text:p>
          </table:table-cell>
          <table:table-cell office:value-type="float" office:value="0.0078522832559312" calcext:value-type="float">
            <text:p>0,007852283255931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949" calcext:value-type="float">
            <text:p>44949</text:p>
          </table:table-cell>
          <table:table-cell office:value-type="float" office:value="-0.0410102241048352" calcext:value-type="float">
            <text:p>-0,0410102241048352</text:p>
          </table:table-cell>
          <table:table-cell office:value-type="float" office:value="-0.0034419655493498" calcext:value-type="float">
            <text:p>-0,0034419655493498</text:p>
          </table:table-cell>
          <table:table-cell office:value-type="float" office:value="0.0029217121236034" calcext:value-type="float">
            <text:p>0,0029217121236034</text:p>
          </table:table-cell>
          <table:table-cell office:value-type="float" office:value="0.0017795222837679" calcext:value-type="float">
            <text:p>0,0017795222837679</text:p>
          </table:table-cell>
          <table:table-cell office:value-type="float" office:value="0.00158589205503738" calcext:value-type="float">
            <text:p>0,0015858920550373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950" calcext:value-type="float">
            <text:p>44950</text:p>
          </table:table-cell>
          <table:table-cell office:value-type="float" office:value="0.00613633663894714" calcext:value-type="float">
            <text:p>0,00613633663894714</text:p>
          </table:table-cell>
          <table:table-cell office:value-type="float" office:value="0.0110574035598749" calcext:value-type="float">
            <text:p>0,0110574035598749</text:p>
          </table:table-cell>
          <table:table-cell office:value-type="float" office:value="-0.0133290532381957" calcext:value-type="float">
            <text:p>-0,0133290532381957</text:p>
          </table:table-cell>
          <table:table-cell office:value-type="float" office:value="-0.00955701989004534" calcext:value-type="float">
            <text:p>-0,00955701989004534</text:p>
          </table:table-cell>
          <table:table-cell office:value-type="float" office:value="-0.00329310614132396" calcext:value-type="float">
            <text:p>-0,0032931061413239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951" calcext:value-type="float">
            <text:p>44951</text:p>
          </table:table-cell>
          <table:table-cell office:value-type="float" office:value="0.0106871256595716" calcext:value-type="float">
            <text:p>0,0106871256595716</text:p>
          </table:table-cell>
          <table:table-cell office:value-type="float" office:value="0.0111252919044271" calcext:value-type="float">
            <text:p>0,0111252919044271</text:p>
          </table:table-cell>
          <table:table-cell office:value-type="float" office:value="-0.00118030937030427" calcext:value-type="float">
            <text:p>-0,00118030937030427</text:p>
          </table:table-cell>
          <table:table-cell office:value-type="float" office:value="0.00179196726483641" calcext:value-type="float">
            <text:p>0,00179196726483641</text:p>
          </table:table-cell>
          <table:table-cell office:value-type="float" office:value="0.0120937953725277" calcext:value-type="float">
            <text:p>0,012093795372527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4952" calcext:value-type="float">
            <text:p>44952</text:p>
          </table:table-cell>
          <table:table-cell office:value-type="float" office:value="0.0137961997050849" calcext:value-type="float">
            <text:p>0,0137961997050849</text:p>
          </table:table-cell>
          <table:table-cell office:value-type="float" office:value="-0.00143985272910708" calcext:value-type="float">
            <text:p>-0,00143985272910708</text:p>
          </table:table-cell>
          <table:table-cell office:value-type="float" office:value="0.00218975048518781" calcext:value-type="float">
            <text:p>0,00218975048518781</text:p>
          </table:table-cell>
          <table:table-cell office:value-type="float" office:value="-0.00253120596493572" calcext:value-type="float">
            <text:p>-0,00253120596493572</text:p>
          </table:table-cell>
          <table:table-cell office:value-type="float" office:value="0.00602261779778077" calcext:value-type="float">
            <text:p>0,0060226177977807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4953" calcext:value-type="float">
            <text:p>44953</text:p>
          </table:table-cell>
          <table:table-cell office:value-type="float" office:value="0.0110451757326788" calcext:value-type="float">
            <text:p>0,0110451757326788</text:p>
          </table:table-cell>
          <table:table-cell office:value-type="float" office:value="-0.0135790782094365" calcext:value-type="float">
            <text:p>-0,0135790782094365</text:p>
          </table:table-cell>
          <table:table-cell office:value-type="float" office:value="-0.00214193248244772" calcext:value-type="float">
            <text:p>-0,00214193248244772</text:p>
          </table:table-cell>
          <table:table-cell office:value-type="float" office:value="-0.0130904135313138" calcext:value-type="float">
            <text:p>-0,0130904135313138</text:p>
          </table:table-cell>
          <table:table-cell office:value-type="float" office:value="0.00750553424286262" calcext:value-type="float">
            <text:p>0,0075055342428626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4956" calcext:value-type="float">
            <text:p>44956</text:p>
          </table:table-cell>
          <table:table-cell office:value-type="float" office:value="0.000767673277172078" calcext:value-type="float">
            <text:p>0,000767673277172078</text:p>
          </table:table-cell>
          <table:table-cell office:value-type="float" office:value="-0.00138872858189591" calcext:value-type="float">
            <text:p>-0,00138872858189591</text:p>
          </table:table-cell>
          <table:table-cell office:value-type="float" office:value="-0.00825998139197704" calcext:value-type="float">
            <text:p>-0,00825998139197704</text:p>
          </table:table-cell>
          <table:table-cell office:value-type="float" office:value="0.0101479285533976" calcext:value-type="float">
            <text:p>0,0101479285533976</text:p>
          </table:table-cell>
          <table:table-cell office:value-type="float" office:value="-0.00795644831565119" calcext:value-type="float">
            <text:p>-0,0079564483156511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4957" calcext:value-type="float">
            <text:p>44957</text:p>
          </table:table-cell>
          <table:table-cell office:value-type="float" office:value="0.0108990267332774" calcext:value-type="float">
            <text:p>0,0108990267332774</text:p>
          </table:table-cell>
          <table:table-cell office:value-type="float" office:value="0.0110520226204358" calcext:value-type="float">
            <text:p>0,0110520226204358</text:p>
          </table:table-cell>
          <table:table-cell office:value-type="float" office:value="0.000243720599943782" calcext:value-type="float">
            <text:p>0,000243720599943782</text:p>
          </table:table-cell>
          <table:table-cell office:value-type="float" office:value="-0.0146860574069056" calcext:value-type="float">
            <text:p>-0,0146860574069056</text:p>
          </table:table-cell>
          <table:table-cell office:value-type="float" office:value="0.00523778321834918" calcext:value-type="float">
            <text:p>0,0052377832183491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4958" calcext:value-type="float">
            <text:p>44958</text:p>
          </table:table-cell>
          <table:table-cell office:value-type="float" office:value="0.0444644363230527" calcext:value-type="float">
            <text:p>0,0444644363230527</text:p>
          </table:table-cell>
          <table:table-cell office:value-type="float" office:value="-0.0129716867781828" calcext:value-type="float">
            <text:p>-0,0129716867781828</text:p>
          </table:table-cell>
          <table:table-cell office:value-type="float" office:value="-0.00998530616448687" calcext:value-type="float">
            <text:p>-0,00998530616448687</text:p>
          </table:table-cell>
          <table:table-cell office:value-type="float" office:value="-0.00224588660870246" calcext:value-type="float">
            <text:p>-0,00224588660870246</text:p>
          </table:table-cell>
          <table:table-cell office:value-type="float" office:value="0.00127804479509104" calcext:value-type="float">
            <text:p>0,0012780447950910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959" calcext:value-type="float">
            <text:p>44959</text:p>
          </table:table-cell>
          <table:table-cell office:value-type="float" office:value="-0.00171399878424451" calcext:value-type="float">
            <text:p>-0,00171399878424451</text:p>
          </table:table-cell>
          <table:table-cell office:value-type="float" office:value="-0.0156570630861958" calcext:value-type="float">
            <text:p>-0,0156570630861958</text:p>
          </table:table-cell>
          <table:table-cell office:value-type="float" office:value="0.0107218421735999" calcext:value-type="float">
            <text:p>0,0107218421735999</text:p>
          </table:table-cell>
          <table:table-cell office:value-type="float" office:value="0.00130623090311876" calcext:value-type="float">
            <text:p>0,00130623090311876</text:p>
          </table:table-cell>
          <table:table-cell office:value-type="float" office:value="0.00795730406820327" calcext:value-type="float">
            <text:p>0,0079573040682032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4960" calcext:value-type="float">
            <text:p>44960</text:p>
          </table:table-cell>
          <table:table-cell office:value-type="float" office:value="-0.0323736414708727" calcext:value-type="float">
            <text:p>-0,0323736414708727</text:p>
          </table:table-cell>
          <table:table-cell office:value-type="float" office:value="-0.0138621694796565" calcext:value-type="float">
            <text:p>-0,0138621694796565</text:p>
          </table:table-cell>
          <table:table-cell office:value-type="float" office:value="-0.00680125795570046" calcext:value-type="float">
            <text:p>-0,00680125795570046</text:p>
          </table:table-cell>
          <table:table-cell office:value-type="float" office:value="0.0295192304554017" calcext:value-type="float">
            <text:p>0,0295192304554017</text:p>
          </table:table-cell>
          <table:table-cell office:value-type="float" office:value="-0.00509278575265429" calcext:value-type="float">
            <text:p>-0,0050927857526542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4963" calcext:value-type="float">
            <text:p>44963</text:p>
          </table:table-cell>
          <table:table-cell office:value-type="float" office:value="-0.00113092115141922" calcext:value-type="float">
            <text:p>-0,00113092115141922</text:p>
          </table:table-cell>
          <table:table-cell office:value-type="float" office:value="0.00067094957146917" calcext:value-type="float">
            <text:p>0,00067094957146917</text:p>
          </table:table-cell>
          <table:table-cell office:value-type="float" office:value="-0.00323793168345667" calcext:value-type="float">
            <text:p>-0,00323793168345667</text:p>
          </table:table-cell>
          <table:table-cell office:value-type="float" office:value="0.0234742813532991" calcext:value-type="float">
            <text:p>0,0234742813532991</text:p>
          </table:table-cell>
          <table:table-cell office:value-type="float" office:value="-0.012503949583913" calcext:value-type="float">
            <text:p>-0,01250394958391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964" calcext:value-type="float">
            <text:p>44964</text:p>
          </table:table-cell>
          <table:table-cell office:value-type="float" office:value="-0.0193768457784776" calcext:value-type="float">
            <text:p>-0,0193768457784776</text:p>
          </table:table-cell>
          <table:table-cell office:value-type="float" office:value="-0.00833397470662068" calcext:value-type="float">
            <text:p>-0,00833397470662068</text:p>
          </table:table-cell>
          <table:table-cell office:value-type="float" office:value="-0.0148062935512893" calcext:value-type="float">
            <text:p>-0,0148062935512893</text:p>
          </table:table-cell>
          <table:table-cell office:value-type="float" office:value="0.0177799554617504" calcext:value-type="float">
            <text:p>0,0177799554617504</text:p>
          </table:table-cell>
          <table:table-cell office:value-type="float" office:value="-0.00454313146427582" calcext:value-type="float">
            <text:p>-0,0045431314642758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4965" calcext:value-type="float">
            <text:p>44965</text:p>
          </table:table-cell>
          <table:table-cell office:value-type="float" office:value="0.0220921466791079" calcext:value-type="float">
            <text:p>0,0220921466791079</text:p>
          </table:table-cell>
          <table:table-cell office:value-type="float" office:value="0.0181990159041906" calcext:value-type="float">
            <text:p>0,0181990159041906</text:p>
          </table:table-cell>
          <table:table-cell office:value-type="float" office:value="-0.00536989653188657" calcext:value-type="float">
            <text:p>-0,00536989653188657</text:p>
          </table:table-cell>
          <table:table-cell office:value-type="float" office:value="0.00837215316647373" calcext:value-type="float">
            <text:p>0,00837215316647373</text:p>
          </table:table-cell>
          <table:table-cell office:value-type="float" office:value="-0.0102147192396898" calcext:value-type="float">
            <text:p>-0,01021471923968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4966" calcext:value-type="float">
            <text:p>44966</text:p>
          </table:table-cell>
          <table:table-cell office:value-type="float" office:value="-0.00237187682008744" calcext:value-type="float">
            <text:p>-0,00237187682008744</text:p>
          </table:table-cell>
          <table:table-cell office:value-type="float" office:value="-0.017852820443818" calcext:value-type="float">
            <text:p>-0,017852820443818</text:p>
          </table:table-cell>
          <table:table-cell office:value-type="float" office:value="-0.00127847998856202" calcext:value-type="float">
            <text:p>-0,00127847998856202</text:p>
          </table:table-cell>
          <table:table-cell office:value-type="float" office:value="0.0150000821789246" calcext:value-type="float">
            <text:p>0,0150000821789246</text:p>
          </table:table-cell>
          <table:table-cell office:value-type="float" office:value="-0.00682606155779758" calcext:value-type="float">
            <text:p>-0,006826061557797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4967" calcext:value-type="float">
            <text:p>44967</text:p>
          </table:table-cell>
          <table:table-cell office:value-type="float" office:value="-0.00175260344838508" calcext:value-type="float">
            <text:p>-0,00175260344838508</text:p>
          </table:table-cell>
          <table:table-cell office:value-type="float" office:value="0.00230978550734548" calcext:value-type="float">
            <text:p>0,00230978550734548</text:p>
          </table:table-cell>
          <table:table-cell office:value-type="float" office:value="-0.00645917935673863" calcext:value-type="float">
            <text:p>-0,00645917935673863</text:p>
          </table:table-cell>
          <table:table-cell office:value-type="float" office:value="0.0227070756585954" calcext:value-type="float">
            <text:p>0,0227070756585954</text:p>
          </table:table-cell>
          <table:table-cell office:value-type="float" office:value="0.00508208017907507" calcext:value-type="float">
            <text:p>0,0050820801790750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4970" calcext:value-type="float">
            <text:p>44970</text:p>
          </table:table-cell>
          <table:table-cell office:value-type="float" office:value="-0.0124090162139351" calcext:value-type="float">
            <text:p>-0,0124090162139351</text:p>
          </table:table-cell>
          <table:table-cell office:value-type="float" office:value="0.0064636911450546" calcext:value-type="float">
            <text:p>0,0064636911450546</text:p>
          </table:table-cell>
          <table:table-cell office:value-type="float" office:value="-0.00359774772900519" calcext:value-type="float">
            <text:p>-0,00359774772900519</text:p>
          </table:table-cell>
          <table:table-cell office:value-type="float" office:value="-0.00132754631816438" calcext:value-type="float">
            <text:p>-0,00132754631816438</text:p>
          </table:table-cell>
          <table:table-cell office:value-type="float" office:value="-0.00311253211451138" calcext:value-type="float">
            <text:p>-0,0031125321145113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4971" calcext:value-type="float">
            <text:p>44971</text:p>
          </table:table-cell>
          <table:table-cell office:value-type="float" office:value="0.00952328951877115" calcext:value-type="float">
            <text:p>0,00952328951877115</text:p>
          </table:table-cell>
          <table:table-cell office:value-type="float" office:value="-0.00764352487311993" calcext:value-type="float">
            <text:p>-0,00764352487311993</text:p>
          </table:table-cell>
          <table:table-cell office:value-type="float" office:value="0.00378084214723137" calcext:value-type="float">
            <text:p>0,00378084214723137</text:p>
          </table:table-cell>
          <table:table-cell office:value-type="float" office:value="0.0139807648489277" calcext:value-type="float">
            <text:p>0,0139807648489277</text:p>
          </table:table-cell>
          <table:table-cell office:value-type="float" office:value="0.00326801910584898" calcext:value-type="float">
            <text:p>0,003268019105848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4972" calcext:value-type="float">
            <text:p>44972</text:p>
          </table:table-cell>
          <table:table-cell office:value-type="float" office:value="0.0131230856130386" calcext:value-type="float">
            <text:p>0,0131230856130386</text:p>
          </table:table-cell>
          <table:table-cell office:value-type="float" office:value="0.0156544349999804" calcext:value-type="float">
            <text:p>0,0156544349999804</text:p>
          </table:table-cell>
          <table:table-cell office:value-type="float" office:value="-0.00167143302782162" calcext:value-type="float">
            <text:p>-0,00167143302782162</text:p>
          </table:table-cell>
          <table:table-cell office:value-type="float" office:value="-0.0190088072692146" calcext:value-type="float">
            <text:p>-0,0190088072692146</text:p>
          </table:table-cell>
          <table:table-cell office:value-type="float" office:value="0.0129482915249962" calcext:value-type="float">
            <text:p>0,012948291524996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973" calcext:value-type="float">
            <text:p>44973</text:p>
          </table:table-cell>
          <table:table-cell office:value-type="float" office:value="0.0262089943039079" calcext:value-type="float">
            <text:p>0,0262089943039079</text:p>
          </table:table-cell>
          <table:table-cell office:value-type="float" office:value="0.00349625265143032" calcext:value-type="float">
            <text:p>0,00349625265143032</text:p>
          </table:table-cell>
          <table:table-cell office:value-type="float" office:value="0.00426057137406078" calcext:value-type="float">
            <text:p>0,00426057137406078</text:p>
          </table:table-cell>
          <table:table-cell office:value-type="float" office:value="-0.00608738657560438" calcext:value-type="float">
            <text:p>-0,00608738657560438</text:p>
          </table:table-cell>
          <table:table-cell office:value-type="float" office:value="-0.00134834419655429" calcext:value-type="float">
            <text:p>-0,0013483441965542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4974" calcext:value-type="float">
            <text:p>44974</text:p>
          </table:table-cell>
          <table:table-cell office:value-type="float" office:value="0.00188591744934041" calcext:value-type="float">
            <text:p>0,00188591744934041</text:p>
          </table:table-cell>
          <table:table-cell office:value-type="float" office:value="-0.00463261256669715" calcext:value-type="float">
            <text:p>-0,00463261256669715</text:p>
          </table:table-cell>
          <table:table-cell office:value-type="float" office:value="-0.00153215435001649" calcext:value-type="float">
            <text:p>-0,00153215435001649</text:p>
          </table:table-cell>
          <table:table-cell office:value-type="float" office:value="0.00524626680346417" calcext:value-type="float">
            <text:p>0,00524626680346417</text:p>
          </table:table-cell>
          <table:table-cell office:value-type="float" office:value="0.00339154001892748" calcext:value-type="float">
            <text:p>0,003391540018927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4979" calcext:value-type="float">
            <text:p>44979</text:p>
          </table:table-cell>
          <table:table-cell office:value-type="float" office:value="-0.0327002615894979" calcext:value-type="float">
            <text:p>-0,0327002615894979</text:p>
          </table:table-cell>
          <table:table-cell office:value-type="float" office:value="-0.0172484458233718" calcext:value-type="float">
            <text:p>-0,0172484458233718</text:p>
          </table:table-cell>
          <table:table-cell office:value-type="float" office:value="-0.00688401048427506" calcext:value-type="float">
            <text:p>-0,00688401048427506</text:p>
          </table:table-cell>
          <table:table-cell office:value-type="float" office:value="0.00372954248524578" calcext:value-type="float">
            <text:p>0,00372954248524578</text:p>
          </table:table-cell>
          <table:table-cell office:value-type="float" office:value="0.0109728691418201" calcext:value-type="float">
            <text:p>0,010972869141820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4980" calcext:value-type="float">
            <text:p>44980</text:p>
          </table:table-cell>
          <table:table-cell office:value-type="float" office:value="-0.0048386643231041" calcext:value-type="float">
            <text:p>-0,0048386643231041</text:p>
          </table:table-cell>
          <table:table-cell office:value-type="float" office:value="0.00266752814358983" calcext:value-type="float">
            <text:p>0,00266752814358983</text:p>
          </table:table-cell>
          <table:table-cell office:value-type="float" office:value="-0.00381456196269232" calcext:value-type="float">
            <text:p>-0,00381456196269232</text:p>
          </table:table-cell>
          <table:table-cell office:value-type="float" office:value="0.00200424053512354" calcext:value-type="float">
            <text:p>0,00200424053512354</text:p>
          </table:table-cell>
          <table:table-cell office:value-type="float" office:value="-0.00704737740166545" calcext:value-type="float">
            <text:p>-0,0070473774016654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4981" calcext:value-type="float">
            <text:p>44981</text:p>
          </table:table-cell>
          <table:table-cell office:value-type="float" office:value="-0.0148695199790592" calcext:value-type="float">
            <text:p>-0,0148695199790592</text:p>
          </table:table-cell>
          <table:table-cell office:value-type="float" office:value="-0.0167359593971392" calcext:value-type="float">
            <text:p>-0,0167359593971392</text:p>
          </table:table-cell>
          <table:table-cell office:value-type="float" office:value="0.000710792977811171" calcext:value-type="float">
            <text:p>0,000710792977811171</text:p>
          </table:table-cell>
          <table:table-cell office:value-type="float" office:value="0.0075752136969301" calcext:value-type="float">
            <text:p>0,0075752136969301</text:p>
          </table:table-cell>
          <table:table-cell office:value-type="float" office:value="0.00175351871433288" calcext:value-type="float">
            <text:p>0,0017535187143328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4984" calcext:value-type="float">
            <text:p>44984</text:p>
          </table:table-cell>
          <table:table-cell office:value-type="float" office:value="0.00513641206180475" calcext:value-type="float">
            <text:p>0,00513641206180475</text:p>
          </table:table-cell>
          <table:table-cell office:value-type="float" office:value="-0.00167269551600615" calcext:value-type="float">
            <text:p>-0,00167269551600615</text:p>
          </table:table-cell>
          <table:table-cell office:value-type="float" office:value="0.00459611767913221" calcext:value-type="float">
            <text:p>0,00459611767913221</text:p>
          </table:table-cell>
          <table:table-cell office:value-type="float" office:value="0.0016356703951782" calcext:value-type="float">
            <text:p>0,0016356703951782</text:p>
          </table:table-cell>
          <table:table-cell office:value-type="float" office:value="-0.00238116979011321" calcext:value-type="float">
            <text:p>-0,0023811697901132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4985" calcext:value-type="float">
            <text:p>44985</text:p>
          </table:table-cell>
          <table:table-cell office:value-type="float" office:value="-0.0296977360757464" calcext:value-type="float">
            <text:p>-0,0296977360757464</text:p>
          </table:table-cell>
          <table:table-cell office:value-type="float" office:value="-0.00639725495910889" calcext:value-type="float">
            <text:p>-0,00639725495910889</text:p>
          </table:table-cell>
          <table:table-cell office:value-type="float" office:value="-0.000537448125956306" calcext:value-type="float">
            <text:p>-0,000537448125956306</text:p>
          </table:table-cell>
          <table:table-cell office:value-type="float" office:value="0.00580168192486999" calcext:value-type="float">
            <text:p>0,00580168192486999</text:p>
          </table:table-cell>
          <table:table-cell office:value-type="float" office:value="0.00886787776723306" calcext:value-type="float">
            <text:p>0,0088678777672330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4986" calcext:value-type="float">
            <text:p>44986</text:p>
          </table:table-cell>
          <table:table-cell office:value-type="float" office:value="-0.0432633421451338" calcext:value-type="float">
            <text:p>-0,0432633421451338</text:p>
          </table:table-cell>
          <table:table-cell office:value-type="float" office:value="-0.00657130458801442" calcext:value-type="float">
            <text:p>-0,00657130458801442</text:p>
          </table:table-cell>
          <table:table-cell office:value-type="float" office:value="-0.00597520276805024" calcext:value-type="float">
            <text:p>-0,00597520276805024</text:p>
          </table:table-cell>
          <table:table-cell office:value-type="float" office:value="0.0233750220084506" calcext:value-type="float">
            <text:p>0,0233750220084506</text:p>
          </table:table-cell>
          <table:table-cell office:value-type="float" office:value="-0.00327061353245083" calcext:value-type="float">
            <text:p>-0,0032706135324508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4987" calcext:value-type="float">
            <text:p>44987</text:p>
          </table:table-cell>
          <table:table-cell office:value-type="float" office:value="-0.000507880373261882" calcext:value-type="float">
            <text:p>-0,000507880373261882</text:p>
          </table:table-cell>
          <table:table-cell office:value-type="float" office:value="-0.0112381988839427" calcext:value-type="float">
            <text:p>-0,0112381988839427</text:p>
          </table:table-cell>
          <table:table-cell office:value-type="float" office:value="0.00439388078734841" calcext:value-type="float">
            <text:p>0,00439388078734841</text:p>
          </table:table-cell>
          <table:table-cell office:value-type="float" office:value="0.00190547149906788" calcext:value-type="float">
            <text:p>0,00190547149906788</text:p>
          </table:table-cell>
          <table:table-cell office:value-type="float" office:value="-0.0103912991107325" calcext:value-type="float">
            <text:p>-0,010391299110732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4988" calcext:value-type="float">
            <text:p>44988</text:p>
          </table:table-cell>
          <table:table-cell office:value-type="float" office:value="-0.0140399342813887" calcext:value-type="float">
            <text:p>-0,0140399342813887</text:p>
          </table:table-cell>
          <table:table-cell office:value-type="float" office:value="0.00334677762791566" calcext:value-type="float">
            <text:p>0,00334677762791566</text:p>
          </table:table-cell>
          <table:table-cell office:value-type="float" office:value="0.00111959089136873" calcext:value-type="float">
            <text:p>0,00111959089136873</text:p>
          </table:table-cell>
          <table:table-cell office:value-type="float" office:value="0.0043140704344751" calcext:value-type="float">
            <text:p>0,0043140704344751</text:p>
          </table:table-cell>
          <table:table-cell office:value-type="float" office:value="-0.0026354796877959" calcext:value-type="float">
            <text:p>-0,002635479687795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4991" calcext:value-type="float">
            <text:p>44991</text:p>
          </table:table-cell>
          <table:table-cell office:value-type="float" office:value="0.024383913286688" calcext:value-type="float">
            <text:p>0,024383913286688</text:p>
          </table:table-cell>
          <table:table-cell office:value-type="float" office:value="0.00938990002523915" calcext:value-type="float">
            <text:p>0,00938990002523915</text:p>
          </table:table-cell>
          <table:table-cell office:value-type="float" office:value="-0.00412025519069399" calcext:value-type="float">
            <text:p>-0,00412025519069399</text:p>
          </table:table-cell>
          <table:table-cell office:value-type="float" office:value="-0.0269013827229915" calcext:value-type="float">
            <text:p>-0,0269013827229915</text:p>
          </table:table-cell>
          <table:table-cell office:value-type="float" office:value="0.0036416711391144" calcext:value-type="float">
            <text:p>0,003641671139114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4992" calcext:value-type="float">
            <text:p>44992</text:p>
          </table:table-cell>
          <table:table-cell office:value-type="float" office:value="-0.00918309949440399" calcext:value-type="float">
            <text:p>-0,00918309949440399</text:p>
          </table:table-cell>
          <table:table-cell office:value-type="float" office:value="-0.0038563767359463" calcext:value-type="float">
            <text:p>-0,0038563767359463</text:p>
          </table:table-cell>
          <table:table-cell office:value-type="float" office:value="-0.00673087499867294" calcext:value-type="float">
            <text:p>-0,00673087499867294</text:p>
          </table:table-cell>
          <table:table-cell office:value-type="float" office:value="-0.00791287046694493" calcext:value-type="float">
            <text:p>-0,00791287046694493</text:p>
          </table:table-cell>
          <table:table-cell office:value-type="float" office:value="0.00295133042503992" calcext:value-type="float">
            <text:p>0,0029513304250399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4993" calcext:value-type="float">
            <text:p>44993</text:p>
          </table:table-cell>
          <table:table-cell office:value-type="float" office:value="0.0574321010993203" calcext:value-type="float">
            <text:p>0,0574321010993203</text:p>
          </table:table-cell>
          <table:table-cell office:value-type="float" office:value="0.0197288870258237" calcext:value-type="float">
            <text:p>0,0197288870258237</text:p>
          </table:table-cell>
          <table:table-cell office:value-type="float" office:value="0.0154300283640613" calcext:value-type="float">
            <text:p>0,0154300283640613</text:p>
          </table:table-cell>
          <table:table-cell office:value-type="float" office:value="-0.0312746204864586" calcext:value-type="float">
            <text:p>-0,0312746204864586</text:p>
          </table:table-cell>
          <table:table-cell office:value-type="float" office:value="0.0170954505931543" calcext:value-type="float">
            <text:p>0,017095450593154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4994" calcext:value-type="float">
            <text:p>44994</text:p>
          </table:table-cell>
          <table:table-cell office:value-type="float" office:value="0.0108129349978312" calcext:value-type="float">
            <text:p>0,0108129349978312</text:p>
          </table:table-cell>
          <table:table-cell office:value-type="float" office:value="-0.0111971076267583" calcext:value-type="float">
            <text:p>-0,0111971076267583</text:p>
          </table:table-cell>
          <table:table-cell office:value-type="float" office:value="0.00146273210086505" calcext:value-type="float">
            <text:p>0,00146273210086505</text:p>
          </table:table-cell>
          <table:table-cell office:value-type="float" office:value="0.00194718255266996" calcext:value-type="float">
            <text:p>0,00194718255266996</text:p>
          </table:table-cell>
          <table:table-cell office:value-type="float" office:value="0.0225782483593106" calcext:value-type="float">
            <text:p>0,022578248359310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4995" calcext:value-type="float">
            <text:p>44995</text:p>
          </table:table-cell>
          <table:table-cell office:value-type="float" office:value="-0.0277678539430528" calcext:value-type="float">
            <text:p>-0,0277678539430528</text:p>
          </table:table-cell>
          <table:table-cell office:value-type="float" office:value="-0.0149038066361067" calcext:value-type="float">
            <text:p>-0,0149038066361067</text:p>
          </table:table-cell>
          <table:table-cell office:value-type="float" office:value="0.0108287476340477" calcext:value-type="float">
            <text:p>0,0108287476340477</text:p>
          </table:table-cell>
          <table:table-cell office:value-type="float" office:value="0.00576719898042552" calcext:value-type="float">
            <text:p>0,00576719898042552</text:p>
          </table:table-cell>
          <table:table-cell office:value-type="float" office:value="0.00241726709987758" calcext:value-type="float">
            <text:p>0,002417267099877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4998" calcext:value-type="float">
            <text:p>44998</text:p>
          </table:table-cell>
          <table:table-cell office:value-type="float" office:value="-0.00630762276057515" calcext:value-type="float">
            <text:p>-0,00630762276057515</text:p>
          </table:table-cell>
          <table:table-cell office:value-type="float" office:value="-0.00478426265868002" calcext:value-type="float">
            <text:p>-0,00478426265868002</text:p>
          </table:table-cell>
          <table:table-cell office:value-type="float" office:value="0.00804513720126914" calcext:value-type="float">
            <text:p>0,00804513720126914</text:p>
          </table:table-cell>
          <table:table-cell office:value-type="float" office:value="-0.00858880619015599" calcext:value-type="float">
            <text:p>-0,00858880619015599</text:p>
          </table:table-cell>
          <table:table-cell office:value-type="float" office:value="-0.0119463461817697" calcext:value-type="float">
            <text:p>-0,011946346181769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4999" calcext:value-type="float">
            <text:p>44999</text:p>
          </table:table-cell>
          <table:table-cell office:value-type="float" office:value="-0.0247150631559736" calcext:value-type="float">
            <text:p>-0,0247150631559736</text:p>
          </table:table-cell>
          <table:table-cell office:value-type="float" office:value="-0.00223511475288314" calcext:value-type="float">
            <text:p>-0,00223511475288314</text:p>
          </table:table-cell>
          <table:table-cell office:value-type="float" office:value="-0.000922887498060561" calcext:value-type="float">
            <text:p>-0,000922887498060561</text:p>
          </table:table-cell>
          <table:table-cell office:value-type="float" office:value="0.0177945964024803" calcext:value-type="float">
            <text:p>0,0177945964024803</text:p>
          </table:table-cell>
          <table:table-cell office:value-type="float" office:value="-0.0141706360527173" calcext:value-type="float">
            <text:p>-0,014170636052717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5000" calcext:value-type="float">
            <text:p>45000</text:p>
          </table:table-cell>
          <table:table-cell office:value-type="float" office:value="0.0237006998990627" calcext:value-type="float">
            <text:p>0,0237006998990627</text:p>
          </table:table-cell>
          <table:table-cell office:value-type="float" office:value="-0.00256186158807347" calcext:value-type="float">
            <text:p>-0,00256186158807347</text:p>
          </table:table-cell>
          <table:table-cell office:value-type="float" office:value="0.0103938281235163" calcext:value-type="float">
            <text:p>0,0103938281235163</text:p>
          </table:table-cell>
          <table:table-cell office:value-type="float" office:value="-0.0100869031798831" calcext:value-type="float">
            <text:p>-0,0100869031798831</text:p>
          </table:table-cell>
          <table:table-cell office:value-type="float" office:value="-0.00134064762262488" calcext:value-type="float">
            <text:p>-0,0013406476226248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001" calcext:value-type="float">
            <text:p>45001</text:p>
          </table:table-cell>
          <table:table-cell office:value-type="float" office:value="0.0789879989389313" calcext:value-type="float">
            <text:p>0,0789879989389313</text:p>
          </table:table-cell>
          <table:table-cell office:value-type="float" office:value="0.005846984379119" calcext:value-type="float">
            <text:p>0,005846984379119</text:p>
          </table:table-cell>
          <table:table-cell office:value-type="float" office:value="0.00819782462298351" calcext:value-type="float">
            <text:p>0,00819782462298351</text:p>
          </table:table-cell>
          <table:table-cell office:value-type="float" office:value="-0.00966176183976126" calcext:value-type="float">
            <text:p>-0,00966176183976126</text:p>
          </table:table-cell>
          <table:table-cell office:value-type="float" office:value="0.00176251230110066" calcext:value-type="float">
            <text:p>0,001762512301100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5002" calcext:value-type="float">
            <text:p>45002</text:p>
          </table:table-cell>
          <table:table-cell office:value-type="float" office:value="-0.017365270308308" calcext:value-type="float">
            <text:p>-0,017365270308308</text:p>
          </table:table-cell>
          <table:table-cell office:value-type="float" office:value="-0.0155225394063417" calcext:value-type="float">
            <text:p>-0,0155225394063417</text:p>
          </table:table-cell>
          <table:table-cell office:value-type="float" office:value="-0.00182148201168916" calcext:value-type="float">
            <text:p>-0,00182148201168916</text:p>
          </table:table-cell>
          <table:table-cell office:value-type="float" office:value="0.0129103243390956" calcext:value-type="float">
            <text:p>0,0129103243390956</text:p>
          </table:table-cell>
          <table:table-cell office:value-type="float" office:value="-0.00583216334349099" calcext:value-type="float">
            <text:p>-0,0058321633434909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5005" calcext:value-type="float">
            <text:p>45005</text:p>
          </table:table-cell>
          <table:table-cell office:value-type="float" office:value="-0.0338438349394992" calcext:value-type="float">
            <text:p>-0,0338438349394992</text:p>
          </table:table-cell>
          <table:table-cell office:value-type="float" office:value="-0.0119314112347357" calcext:value-type="float">
            <text:p>-0,0119314112347357</text:p>
          </table:table-cell>
          <table:table-cell office:value-type="float" office:value="-0.00120068341151275" calcext:value-type="float">
            <text:p>-0,00120068341151275</text:p>
          </table:table-cell>
          <table:table-cell office:value-type="float" office:value="0.0208438338337968" calcext:value-type="float">
            <text:p>0,0208438338337968</text:p>
          </table:table-cell>
          <table:table-cell office:value-type="float" office:value="-0.0108461171409088" calcext:value-type="float">
            <text:p>-0,010846117140908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5006" calcext:value-type="float">
            <text:p>45006</text:p>
          </table:table-cell>
          <table:table-cell office:value-type="float" office:value="0.00325139700735761" calcext:value-type="float">
            <text:p>0,00325139700735761</text:p>
          </table:table-cell>
          <table:table-cell office:value-type="float" office:value="-0.000703630353095409" calcext:value-type="float">
            <text:p>-0,000703630353095409</text:p>
          </table:table-cell>
          <table:table-cell office:value-type="float" office:value="-0.00286715423628477" calcext:value-type="float">
            <text:p>-0,00286715423628477</text:p>
          </table:table-cell>
          <table:table-cell office:value-type="float" office:value="0.00423686854922508" calcext:value-type="float">
            <text:p>0,00423686854922508</text:p>
          </table:table-cell>
          <table:table-cell office:value-type="float" office:value="-0.00644750884490561" calcext:value-type="float">
            <text:p>-0,0064475088449056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5007" calcext:value-type="float">
            <text:p>45007</text:p>
          </table:table-cell>
          <table:table-cell office:value-type="float" office:value="-0.0485478062591532" calcext:value-type="float">
            <text:p>-0,0485478062591532</text:p>
          </table:table-cell>
          <table:table-cell office:value-type="float" office:value="-0.00560481634156355" calcext:value-type="float">
            <text:p>-0,00560481634156355</text:p>
          </table:table-cell>
          <table:table-cell office:value-type="float" office:value="0.0106706380025445" calcext:value-type="float">
            <text:p>0,0106706380025445</text:p>
          </table:table-cell>
          <table:table-cell office:value-type="float" office:value="0.0106908299468751" calcext:value-type="float">
            <text:p>0,0106908299468751</text:p>
          </table:table-cell>
          <table:table-cell office:value-type="float" office:value="0.0158415518428785" calcext:value-type="float">
            <text:p>0,015841551842878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5008" calcext:value-type="float">
            <text:p>45008</text:p>
          </table:table-cell>
          <table:table-cell office:value-type="float" office:value="-0.0990383931865865" calcext:value-type="float">
            <text:p>-0,0990383931865865</text:p>
          </table:table-cell>
          <table:table-cell office:value-type="float" office:value="-0.0213401443838405" calcext:value-type="float">
            <text:p>-0,0213401443838405</text:p>
          </table:table-cell>
          <table:table-cell office:value-type="float" office:value="-0.00295819453518723" calcext:value-type="float">
            <text:p>-0,00295819453518723</text:p>
          </table:table-cell>
          <table:table-cell office:value-type="float" office:value="0.0348148646479583" calcext:value-type="float">
            <text:p>0,0348148646479583</text:p>
          </table:table-cell>
          <table:table-cell office:value-type="float" office:value="-0.0123860128719962" calcext:value-type="float">
            <text:p>-0,01238601287199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5009" calcext:value-type="float">
            <text:p>45009</text:p>
          </table:table-cell>
          <table:table-cell office:value-type="float" office:value="-0.0284099680439266" calcext:value-type="float">
            <text:p>-0,0284099680439266</text:p>
          </table:table-cell>
          <table:table-cell office:value-type="float" office:value="0.0107027893993082" calcext:value-type="float">
            <text:p>0,0107027893993082</text:p>
          </table:table-cell>
          <table:table-cell office:value-type="float" office:value="-0.00088530118325927" calcext:value-type="float">
            <text:p>-0,00088530118325927</text:p>
          </table:table-cell>
          <table:table-cell office:value-type="float" office:value="-0.0133361956962556" calcext:value-type="float">
            <text:p>-0,0133361956962556</text:p>
          </table:table-cell>
          <table:table-cell office:value-type="float" office:value="0.00949002037840915" calcext:value-type="float">
            <text:p>0,009490020378409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5012" calcext:value-type="float">
            <text:p>45012</text:p>
          </table:table-cell>
          <table:table-cell office:value-type="float" office:value="-0.00274445867723208" calcext:value-type="float">
            <text:p>-0,00274445867723208</text:p>
          </table:table-cell>
          <table:table-cell office:value-type="float" office:value="0.00802673212776313" calcext:value-type="float">
            <text:p>0,00802673212776313</text:p>
          </table:table-cell>
          <table:table-cell office:value-type="float" office:value="0.00717474604798057" calcext:value-type="float">
            <text:p>0,00717474604798057</text:p>
          </table:table-cell>
          <table:table-cell office:value-type="float" office:value="-0.00141874442502816" calcext:value-type="float">
            <text:p>-0,00141874442502816</text:p>
          </table:table-cell>
          <table:table-cell office:value-type="float" office:value="0.00657556798138995" calcext:value-type="float">
            <text:p>0,0065755679813899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013" calcext:value-type="float">
            <text:p>45013</text:p>
          </table:table-cell>
          <table:table-cell office:value-type="float" office:value="0.0150422332076757" calcext:value-type="float">
            <text:p>0,0150422332076757</text:p>
          </table:table-cell>
          <table:table-cell office:value-type="float" office:value="0.0143218491350138" calcext:value-type="float">
            <text:p>0,0143218491350138</text:p>
          </table:table-cell>
          <table:table-cell office:value-type="float" office:value="-0.012446604711825" calcext:value-type="float">
            <text:p>-0,012446604711825</text:p>
          </table:table-cell>
          <table:table-cell office:value-type="float" office:value="-0.0022792065022658" calcext:value-type="float">
            <text:p>-0,0022792065022658</text:p>
          </table:table-cell>
          <table:table-cell office:value-type="float" office:value="-0.00828937074852744" calcext:value-type="float">
            <text:p>-0,0082893707485274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5014" calcext:value-type="float">
            <text:p>45014</text:p>
          </table:table-cell>
          <table:table-cell office:value-type="float" office:value="-0.0235486169737576" calcext:value-type="float">
            <text:p>-0,0235486169737576</text:p>
          </table:table-cell>
          <table:table-cell office:value-type="float" office:value="0.00502094446359864" calcext:value-type="float">
            <text:p>0,00502094446359864</text:p>
          </table:table-cell>
          <table:table-cell office:value-type="float" office:value="-0.0146444609924314" calcext:value-type="float">
            <text:p>-0,0146444609924314</text:p>
          </table:table-cell>
          <table:table-cell office:value-type="float" office:value="0.020539671775402" calcext:value-type="float">
            <text:p>0,020539671775402</text:p>
          </table:table-cell>
          <table:table-cell office:value-type="float" office:value="-0.0223322646852226" calcext:value-type="float">
            <text:p>-0,022332264685222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5015" calcext:value-type="float">
            <text:p>45015</text:p>
          </table:table-cell>
          <table:table-cell office:value-type="float" office:value="0.0254675126191008" calcext:value-type="float">
            <text:p>0,0254675126191008</text:p>
          </table:table-cell>
          <table:table-cell office:value-type="float" office:value="0.0163437609748631" calcext:value-type="float">
            <text:p>0,0163437609748631</text:p>
          </table:table-cell>
          <table:table-cell office:value-type="float" office:value="0.0035203597174914" calcext:value-type="float">
            <text:p>0,0035203597174914</text:p>
          </table:table-cell>
          <table:table-cell office:value-type="float" office:value="-0.0236592209380763" calcext:value-type="float">
            <text:p>-0,0236592209380763</text:p>
          </table:table-cell>
          <table:table-cell office:value-type="float" office:value="-0.000879053099680678" calcext:value-type="float">
            <text:p>-0,00087905309968067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5016" calcext:value-type="float">
            <text:p>45016</text:p>
          </table:table-cell>
          <table:table-cell office:value-type="float" office:value="-0.0234806672713154" calcext:value-type="float">
            <text:p>-0,0234806672713154</text:p>
          </table:table-cell>
          <table:table-cell office:value-type="float" office:value="-0.0167490878451353" calcext:value-type="float">
            <text:p>-0,0167490878451353</text:p>
          </table:table-cell>
          <table:table-cell office:value-type="float" office:value="0.0153294961337373" calcext:value-type="float">
            <text:p>0,0153294961337373</text:p>
          </table:table-cell>
          <table:table-cell office:value-type="float" office:value="0.00169686062367385" calcext:value-type="float">
            <text:p>0,00169686062367385</text:p>
          </table:table-cell>
          <table:table-cell office:value-type="float" office:value="0.0132822676361467" calcext:value-type="float">
            <text:p>0,013282267636146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5019" calcext:value-type="float">
            <text:p>45019</text:p>
          </table:table-cell>
          <table:table-cell office:value-type="float" office:value="-0.0125741906153791" calcext:value-type="float">
            <text:p>-0,0125741906153791</text:p>
          </table:table-cell>
          <table:table-cell office:value-type="float" office:value="-0.00662635548735276" calcext:value-type="float">
            <text:p>-0,00662635548735276</text:p>
          </table:table-cell>
          <table:table-cell office:value-type="float" office:value="-0.00962721323903084" calcext:value-type="float">
            <text:p>-0,00962721323903084</text:p>
          </table:table-cell>
          <table:table-cell office:value-type="float" office:value="0.0236337675913091" calcext:value-type="float">
            <text:p>0,0236337675913091</text:p>
          </table:table-cell>
          <table:table-cell office:value-type="float" office:value="-0.00964132969831073" calcext:value-type="float">
            <text:p>-0,0096413296983107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5020" calcext:value-type="float">
            <text:p>45020</text:p>
          </table:table-cell>
          <table:table-cell office:value-type="float" office:value="0.0418302699566238" calcext:value-type="float">
            <text:p>0,0418302699566238</text:p>
          </table:table-cell>
          <table:table-cell office:value-type="float" office:value="0.00487051227902565" calcext:value-type="float">
            <text:p>0,00487051227902565</text:p>
          </table:table-cell>
          <table:table-cell office:value-type="float" office:value="-0.008156007556328" calcext:value-type="float">
            <text:p>-0,008156007556328</text:p>
          </table:table-cell>
          <table:table-cell office:value-type="float" office:value="0.0199444349685852" calcext:value-type="float">
            <text:p>0,0199444349685852</text:p>
          </table:table-cell>
          <table:table-cell office:value-type="float" office:value="-0.00166241510310522" calcext:value-type="float">
            <text:p>-0,0016624151031052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5021" calcext:value-type="float">
            <text:p>45021</text:p>
          </table:table-cell>
          <table:table-cell office:value-type="float" office:value="-0.000507880373261882" calcext:value-type="float">
            <text:p>-0,000507880373261882</text:p>
          </table:table-cell>
          <table:table-cell office:value-type="float" office:value="-0.00779287180131093" calcext:value-type="float">
            <text:p>-0,00779287180131093</text:p>
          </table:table-cell>
          <table:table-cell office:value-type="float" office:value="0.0327024245780443" calcext:value-type="float">
            <text:p>0,0327024245780443</text:p>
          </table:table-cell>
          <table:table-cell office:value-type="float" office:value="0.0325339579802444" calcext:value-type="float">
            <text:p>0,0325339579802444</text:p>
          </table:table-cell>
          <table:table-cell office:value-type="float" office:value="-0.000609653571487309" calcext:value-type="float">
            <text:p>-0,000609653571487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5022" calcext:value-type="float">
            <text:p>45022</text:p>
          </table:table-cell>
          <table:table-cell office:value-type="float" office:value="-0.0173766123142562" calcext:value-type="float">
            <text:p>-0,0173766123142562</text:p>
          </table:table-cell>
          <table:table-cell office:value-type="float" office:value="-0.00154895998640658" calcext:value-type="float">
            <text:p>-0,00154895998640658</text:p>
          </table:table-cell>
          <table:table-cell office:value-type="float" office:value="-0.00777484700232716" calcext:value-type="float">
            <text:p>-0,00777484700232716</text:p>
          </table:table-cell>
          <table:table-cell office:value-type="float" office:value="0.00204330891250753" calcext:value-type="float">
            <text:p>0,00204330891250753</text:p>
          </table:table-cell>
          <table:table-cell office:value-type="float" office:value="-0.0101020871341247" calcext:value-type="float">
            <text:p>-0,010102087134124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5026" calcext:value-type="float">
            <text:p>45026</text:p>
          </table:table-cell>
          <table:table-cell office:value-type="float" office:value="-0.0267364909596239" calcext:value-type="float">
            <text:p>-0,0267364909596239</text:p>
          </table:table-cell>
          <table:table-cell office:value-type="float" office:value="0.00745943803210859" calcext:value-type="float">
            <text:p>0,00745943803210859</text:p>
          </table:table-cell>
          <table:table-cell office:value-type="float" office:value="0.00408239605744881" calcext:value-type="float">
            <text:p>0,00408239605744881</text:p>
          </table:table-cell>
          <table:table-cell office:value-type="float" office:value="0.000965012538931197" calcext:value-type="float">
            <text:p>0,000965012538931197</text:p>
          </table:table-cell>
          <table:table-cell office:value-type="float" office:value="-0.00757412233975603" calcext:value-type="float">
            <text:p>-0,0075741223397560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5027" calcext:value-type="float">
            <text:p>45027</text:p>
          </table:table-cell>
          <table:table-cell office:value-type="float" office:value="0.0663059216678224" calcext:value-type="float">
            <text:p>0,0663059216678224</text:p>
          </table:table-cell>
          <table:table-cell office:value-type="float" office:value="0.0386304202007928" calcext:value-type="float">
            <text:p>0,0386304202007928</text:p>
          </table:table-cell>
          <table:table-cell office:value-type="float" office:value="0.0114504483159255" calcext:value-type="float">
            <text:p>0,0114504483159255</text:p>
          </table:table-cell>
          <table:table-cell office:value-type="float" office:value="-0.0422668869622634" calcext:value-type="float">
            <text:p>-0,0422668869622634</text:p>
          </table:table-cell>
          <table:table-cell office:value-type="float" office:value="0.00716545982435236" calcext:value-type="float">
            <text:p>0,0071654598243523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5028" calcext:value-type="float">
            <text:p>45028</text:p>
          </table:table-cell>
          <table:table-cell office:value-type="float" office:value="0.0128961567273973" calcext:value-type="float">
            <text:p>0,0128961567273973</text:p>
          </table:table-cell>
          <table:table-cell office:value-type="float" office:value="0.00703988790025356" calcext:value-type="float">
            <text:p>0,00703988790025356</text:p>
          </table:table-cell>
          <table:table-cell office:value-type="float" office:value="0.0107383316383653" calcext:value-type="float">
            <text:p>0,0107383316383653</text:p>
          </table:table-cell>
          <table:table-cell office:value-type="float" office:value="-0.0198545634454699" calcext:value-type="float">
            <text:p>-0,0198545634454699</text:p>
          </table:table-cell>
          <table:table-cell office:value-type="float" office:value="0.017475119241493" calcext:value-type="float">
            <text:p>0,01747511924149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5029" calcext:value-type="float">
            <text:p>45029</text:p>
          </table:table-cell>
          <table:table-cell office:value-type="float" office:value="0.0305402287414206" calcext:value-type="float">
            <text:p>0,0305402287414206</text:p>
          </table:table-cell>
          <table:table-cell office:value-type="float" office:value="-0.00364673479020516" calcext:value-type="float">
            <text:p>-0,00364673479020516</text:p>
          </table:table-cell>
          <table:table-cell office:value-type="float" office:value="0.0224765967670052" calcext:value-type="float">
            <text:p>0,0224765967670052</text:p>
          </table:table-cell>
          <table:table-cell office:value-type="float" office:value="-0.016042143318767" calcext:value-type="float">
            <text:p>-0,016042143318767</text:p>
          </table:table-cell>
          <table:table-cell office:value-type="float" office:value="0.0214777795212896" calcext:value-type="float">
            <text:p>0,021477779521289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5030" calcext:value-type="float">
            <text:p>45030</text:p>
          </table:table-cell>
          <table:table-cell office:value-type="float" office:value="-0.00459222929553461" calcext:value-type="float">
            <text:p>-0,00459222929553461</text:p>
          </table:table-cell>
          <table:table-cell office:value-type="float" office:value="-0.00256393542049201" calcext:value-type="float">
            <text:p>-0,00256393542049201</text:p>
          </table:table-cell>
          <table:table-cell office:value-type="float" office:value="0.000370179774962917" calcext:value-type="float">
            <text:p>0,000370179774962917</text:p>
          </table:table-cell>
          <table:table-cell office:value-type="float" office:value="0.0120733926547173" calcext:value-type="float">
            <text:p>0,0120733926547173</text:p>
          </table:table-cell>
          <table:table-cell office:value-type="float" office:value="0.00384838896552035" calcext:value-type="float">
            <text:p>0,0038483889655203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5033" calcext:value-type="float">
            <text:p>45033</text:p>
          </table:table-cell>
          <table:table-cell office:value-type="float" office:value="0.000855773010021714" calcext:value-type="float">
            <text:p>0,000855773010021714</text:p>
          </table:table-cell>
          <table:table-cell office:value-type="float" office:value="-0.000524120391395641" calcext:value-type="float">
            <text:p>-0,000524120391395641</text:p>
          </table:table-cell>
          <table:table-cell office:value-type="float" office:value="-0.000510361077291724" calcext:value-type="float">
            <text:p>-0,000510361077291724</text:p>
          </table:table-cell>
          <table:table-cell office:value-type="float" office:value="-0.000449229496485541" calcext:value-type="float">
            <text:p>-0,000449229496485541</text:p>
          </table:table-cell>
          <table:table-cell office:value-type="float" office:value="-0.000919372035174741" calcext:value-type="float">
            <text:p>-0,00091937203517474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5034" calcext:value-type="float">
            <text:p>45034</text:p>
          </table:table-cell>
          <table:table-cell office:value-type="float" office:value="-0.00255363737453601" calcext:value-type="float">
            <text:p>-0,00255363737453601</text:p>
          </table:table-cell>
          <table:table-cell office:value-type="float" office:value="-0.00151618390628185" calcext:value-type="float">
            <text:p>-0,00151618390628185</text:p>
          </table:table-cell>
          <table:table-cell office:value-type="float" office:value="0.00563105811254205" calcext:value-type="float">
            <text:p>0,00563105811254205</text:p>
          </table:table-cell>
          <table:table-cell office:value-type="float" office:value="0.00526052199568417" calcext:value-type="float">
            <text:p>0,00526052199568417</text:p>
          </table:table-cell>
          <table:table-cell office:value-type="float" office:value="-0.00571697503409235" calcext:value-type="float">
            <text:p>-0,0057169750340923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5035" calcext:value-type="float">
            <text:p>45035</text:p>
          </table:table-cell>
          <table:table-cell office:value-type="float" office:value="-0.0646368967973735" calcext:value-type="float">
            <text:p>-0,0646368967973735</text:p>
          </table:table-cell>
          <table:table-cell office:value-type="float" office:value="-0.0196063492159592" calcext:value-type="float">
            <text:p>-0,0196063492159592</text:p>
          </table:table-cell>
          <table:table-cell office:value-type="float" office:value="0.0010002794389448" calcext:value-type="float">
            <text:p>0,0010002794389448</text:p>
          </table:table-cell>
          <table:table-cell office:value-type="float" office:value="0.0178040269594849" calcext:value-type="float">
            <text:p>0,0178040269594849</text:p>
          </table:table-cell>
          <table:table-cell office:value-type="float" office:value="-0.00833517749162668" calcext:value-type="float">
            <text:p>-0,0083351774916266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5036" calcext:value-type="float">
            <text:p>45036</text:p>
          </table:table-cell>
          <table:table-cell office:value-type="float" office:value="0.0331267585525989" calcext:value-type="float">
            <text:p>0,0331267585525989</text:p>
          </table:table-cell>
          <table:table-cell office:value-type="float" office:value="0.0054159677076655" calcext:value-type="float">
            <text:p>0,0054159677076655</text:p>
          </table:table-cell>
          <table:table-cell office:value-type="float" office:value="-0.00847742487897151" calcext:value-type="float">
            <text:p>-0,00847742487897151</text:p>
          </table:table-cell>
          <table:table-cell office:value-type="float" office:value="-0.00400877714126843" calcext:value-type="float">
            <text:p>-0,00400877714126843</text:p>
          </table:table-cell>
          <table:table-cell office:value-type="float" office:value="-0.00722610119057769" calcext:value-type="float">
            <text:p>-0,007226101190577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5040" calcext:value-type="float">
            <text:p>45040</text:p>
          </table:table-cell>
          <table:table-cell office:value-type="float" office:value="0.0169328407763898" calcext:value-type="float">
            <text:p>0,0169328407763898</text:p>
          </table:table-cell>
          <table:table-cell office:value-type="float" office:value="-0.00381167233386525" calcext:value-type="float">
            <text:p>-0,00381167233386525</text:p>
          </table:table-cell>
          <table:table-cell office:value-type="float" office:value="0.00311737857773731" calcext:value-type="float">
            <text:p>0,00311737857773731</text:p>
          </table:table-cell>
          <table:table-cell office:value-type="float" office:value="-0.00912969561930781" calcext:value-type="float">
            <text:p>-0,00912969561930781</text:p>
          </table:table-cell>
          <table:table-cell office:value-type="float" office:value="0.00312061696682506" calcext:value-type="float">
            <text:p>0,0031206169668250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5041" calcext:value-type="float">
            <text:p>45041</text:p>
          </table:table-cell>
          <table:table-cell office:value-type="float" office:value="-0.0186523246157329" calcext:value-type="float">
            <text:p>-0,0186523246157329</text:p>
          </table:table-cell>
          <table:table-cell office:value-type="float" office:value="-0.00631365103715803" calcext:value-type="float">
            <text:p>-0,00631365103715803</text:p>
          </table:table-cell>
          <table:table-cell office:value-type="float" office:value="-0.00185711908550814" calcext:value-type="float">
            <text:p>-0,00185711908550814</text:p>
          </table:table-cell>
          <table:table-cell office:value-type="float" office:value="0.00844294999730231" calcext:value-type="float">
            <text:p>0,00844294999730231</text:p>
          </table:table-cell>
          <table:table-cell office:value-type="float" office:value="-0.00380823159330634" calcext:value-type="float">
            <text:p>-0,0038082315933063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042" calcext:value-type="float">
            <text:p>45042</text:p>
          </table:table-cell>
          <table:table-cell office:value-type="float" office:value="0.00650985931268157" calcext:value-type="float">
            <text:p>0,00650985931268157</text:p>
          </table:table-cell>
          <table:table-cell office:value-type="float" office:value="-0.00742221383170083" calcext:value-type="float">
            <text:p>-0,00742221383170083</text:p>
          </table:table-cell>
          <table:table-cell office:value-type="float" office:value="0.00579186779965831" calcext:value-type="float">
            <text:p>0,00579186779965831</text:p>
          </table:table-cell>
          <table:table-cell office:value-type="float" office:value="0.003616671616503" calcext:value-type="float">
            <text:p>0,003616671616503</text:p>
          </table:table-cell>
          <table:table-cell office:value-type="float" office:value="0.0111428503770536" calcext:value-type="float">
            <text:p>0,011142850377053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5043" calcext:value-type="float">
            <text:p>45043</text:p>
          </table:table-cell>
          <table:table-cell office:value-type="float" office:value="0.0291191213151537" calcext:value-type="float">
            <text:p>0,0291191213151537</text:p>
          </table:table-cell>
          <table:table-cell office:value-type="float" office:value="0.00494675322717505" calcext:value-type="float">
            <text:p>0,00494675322717505</text:p>
          </table:table-cell>
          <table:table-cell office:value-type="float" office:value="0.0138760875830927" calcext:value-type="float">
            <text:p>0,0138760875830927</text:p>
          </table:table-cell>
          <table:table-cell office:value-type="float" office:value="-0.0108540667358602" calcext:value-type="float">
            <text:p>-0,0108540667358602</text:p>
          </table:table-cell>
          <table:table-cell office:value-type="float" office:value="0.0030567886690279" calcext:value-type="float">
            <text:p>0,003056788669027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5044" calcext:value-type="float">
            <text:p>45044</text:p>
          </table:table-cell>
          <table:table-cell office:value-type="float" office:value="0.0341852888964333" calcext:value-type="float">
            <text:p>0,0341852888964333</text:p>
          </table:table-cell>
          <table:table-cell office:value-type="float" office:value="0.0140996362281929" calcext:value-type="float">
            <text:p>0,0140996362281929</text:p>
          </table:table-cell>
          <table:table-cell office:value-type="float" office:value="0.00808473613517958" calcext:value-type="float">
            <text:p>0,00808473613517958</text:p>
          </table:table-cell>
          <table:table-cell office:value-type="float" office:value="-0.0225079308356594" calcext:value-type="float">
            <text:p>-0,0225079308356594</text:p>
          </table:table-cell>
          <table:table-cell office:value-type="float" office:value="0.00431154381324969" calcext:value-type="float">
            <text:p>0,004311543813249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5048" calcext:value-type="float">
            <text:p>45048</text:p>
          </table:table-cell>
          <table:table-cell office:value-type="float" office:value="0.0176862809692116" calcext:value-type="float">
            <text:p>0,0176862809692116</text:p>
          </table:table-cell>
          <table:table-cell office:value-type="float" office:value="-0.0198288768447543" calcext:value-type="float">
            <text:p>-0,0198288768447543</text:p>
          </table:table-cell>
          <table:table-cell office:value-type="float" office:value="0.01104411167241" calcext:value-type="float">
            <text:p>0,01104411167241</text:p>
          </table:table-cell>
          <table:table-cell office:value-type="float" office:value="0.00702137006691557" calcext:value-type="float">
            <text:p>0,00702137006691557</text:p>
          </table:table-cell>
          <table:table-cell office:value-type="float" office:value="0.00415403288497222" calcext:value-type="float">
            <text:p>0,0041540328849722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049" calcext:value-type="float">
            <text:p>45049</text:p>
          </table:table-cell>
          <table:table-cell office:value-type="float" office:value="0.0198883802902767" calcext:value-type="float">
            <text:p>0,0198883802902767</text:p>
          </table:table-cell>
          <table:table-cell office:value-type="float" office:value="-0.000388635025279914" calcext:value-type="float">
            <text:p>-0,000388635025279914</text:p>
          </table:table-cell>
          <table:table-cell office:value-type="float" office:value="0.00124746345424415" calcext:value-type="float">
            <text:p>0,00124746345424415</text:p>
          </table:table-cell>
          <table:table-cell office:value-type="float" office:value="-0.0050626862426653" calcext:value-type="float">
            <text:p>-0,0050626862426653</text:p>
          </table:table-cell>
          <table:table-cell office:value-type="float" office:value="0.00952560767248933" calcext:value-type="float">
            <text:p>0,0095256076724893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050" calcext:value-type="float">
            <text:p>45050</text:p>
          </table:table-cell>
          <table:table-cell office:value-type="float" office:value="-0.0011390156997279" calcext:value-type="float">
            <text:p>-0,0011390156997279</text:p>
          </table:table-cell>
          <table:table-cell office:value-type="float" office:value="0.00327102660299776" calcext:value-type="float">
            <text:p>0,00327102660299776</text:p>
          </table:table-cell>
          <table:table-cell office:value-type="float" office:value="0.0057845273365208" calcext:value-type="float">
            <text:p>0,0057845273365208</text:p>
          </table:table-cell>
          <table:table-cell office:value-type="float" office:value="-0.00830966381943978" calcext:value-type="float">
            <text:p>-0,00830966381943978</text:p>
          </table:table-cell>
          <table:table-cell office:value-type="float" office:value="-0.00484242032696655" calcext:value-type="float">
            <text:p>-0,004842420326966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51" calcext:value-type="float">
            <text:p>45051</text:p>
          </table:table-cell>
          <table:table-cell office:value-type="float" office:value="0.0219649811433394" calcext:value-type="float">
            <text:p>0,0219649811433394</text:p>
          </table:table-cell>
          <table:table-cell office:value-type="float" office:value="0.0259574121619867" calcext:value-type="float">
            <text:p>0,0259574121619867</text:p>
          </table:table-cell>
          <table:table-cell office:value-type="float" office:value="-0.00849751807999566" calcext:value-type="float">
            <text:p>-0,00849751807999566</text:p>
          </table:table-cell>
          <table:table-cell office:value-type="float" office:value="-0.0264514278955078" calcext:value-type="float">
            <text:p>-0,0264514278955078</text:p>
          </table:table-cell>
          <table:table-cell office:value-type="float" office:value="-0.0012481309250126" calcext:value-type="float">
            <text:p>-0,001248130925012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054" calcext:value-type="float">
            <text:p>45054</text:p>
          </table:table-cell>
          <table:table-cell office:value-type="float" office:value="-0.0376074406146395" calcext:value-type="float">
            <text:p>-0,0376074406146395</text:p>
          </table:table-cell>
          <table:table-cell office:value-type="float" office:value="0.00874565454450545" calcext:value-type="float">
            <text:p>0,00874565454450545</text:p>
          </table:table-cell>
          <table:table-cell office:value-type="float" office:value="0.00121873867679542" calcext:value-type="float">
            <text:p>0,00121873867679542</text:p>
          </table:table-cell>
          <table:table-cell office:value-type="float" office:value="-0.00784907058182649" calcext:value-type="float">
            <text:p>-0,00784907058182649</text:p>
          </table:table-cell>
          <table:table-cell office:value-type="float" office:value="0.00495003773660732" calcext:value-type="float">
            <text:p>0,0049500377366073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055" calcext:value-type="float">
            <text:p>45055</text:p>
          </table:table-cell>
          <table:table-cell office:value-type="float" office:value="0.00715016864345337" calcext:value-type="float">
            <text:p>0,00715016864345337</text:p>
          </table:table-cell>
          <table:table-cell office:value-type="float" office:value="0.00688744986303349" calcext:value-type="float">
            <text:p>0,00688744986303349</text:p>
          </table:table-cell>
          <table:table-cell office:value-type="float" office:value="-0.00851856195884002" calcext:value-type="float">
            <text:p>-0,00851856195884002</text:p>
          </table:table-cell>
          <table:table-cell office:value-type="float" office:value="-0.00413632724504955" calcext:value-type="float">
            <text:p>-0,00413632724504955</text:p>
          </table:table-cell>
          <table:table-cell office:value-type="float" office:value="-0.00382641290848258" calcext:value-type="float">
            <text:p>-0,003826412908482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056" calcext:value-type="float">
            <text:p>45056</text:p>
          </table:table-cell>
          <table:table-cell office:value-type="float" office:value="0.00709190466126511" calcext:value-type="float">
            <text:p>0,00709190466126511</text:p>
          </table:table-cell>
          <table:table-cell office:value-type="float" office:value="0.00366946886022372" calcext:value-type="float">
            <text:p>0,00366946886022372</text:p>
          </table:table-cell>
          <table:table-cell office:value-type="float" office:value="0.0191488052844892" calcext:value-type="float">
            <text:p>0,0191488052844892</text:p>
          </table:table-cell>
          <table:table-cell office:value-type="float" office:value="-0.0226485167147021" calcext:value-type="float">
            <text:p>-0,0226485167147021</text:p>
          </table:table-cell>
          <table:table-cell office:value-type="float" office:value="0.0153790346878949" calcext:value-type="float">
            <text:p>0,015379034687894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057" calcext:value-type="float">
            <text:p>45057</text:p>
          </table:table-cell>
          <table:table-cell office:value-type="float" office:value="0.0487328873671155" calcext:value-type="float">
            <text:p>0,0487328873671155</text:p>
          </table:table-cell>
          <table:table-cell office:value-type="float" office:value="0.00955774451622719" calcext:value-type="float">
            <text:p>0,00955774451622719</text:p>
          </table:table-cell>
          <table:table-cell office:value-type="float" office:value="0.00097798390233537" calcext:value-type="float">
            <text:p>0,00097798390233537</text:p>
          </table:table-cell>
          <table:table-cell office:value-type="float" office:value="0.0052009787732449" calcext:value-type="float">
            <text:p>0,0052009787732449</text:p>
          </table:table-cell>
          <table:table-cell office:value-type="float" office:value="-0.00184944938471405" calcext:value-type="float">
            <text:p>-0,0018494493847140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058" calcext:value-type="float">
            <text:p>45058</text:p>
          </table:table-cell>
          <table:table-cell office:value-type="float" office:value="0.00249060301940587" calcext:value-type="float">
            <text:p>0,00249060301940587</text:p>
          </table:table-cell>
          <table:table-cell office:value-type="float" office:value="0.000612952947205479" calcext:value-type="float">
            <text:p>0,000612952947205479</text:p>
          </table:table-cell>
          <table:table-cell office:value-type="float" office:value="-0.00883404387967791" calcext:value-type="float">
            <text:p>-0,00883404387967791</text:p>
          </table:table-cell>
          <table:table-cell office:value-type="float" office:value="0.0120457914582469" calcext:value-type="float">
            <text:p>0,0120457914582469</text:p>
          </table:table-cell>
          <table:table-cell office:value-type="float" office:value="-0.00783005892797664" calcext:value-type="float">
            <text:p>-0,0078300589279766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061" calcext:value-type="float">
            <text:p>45061</text:p>
          </table:table-cell>
          <table:table-cell office:value-type="float" office:value="0.0342117456957352" calcext:value-type="float">
            <text:p>0,0342117456957352</text:p>
          </table:table-cell>
          <table:table-cell office:value-type="float" office:value="0.00336762480086886" calcext:value-type="float">
            <text:p>0,00336762480086886</text:p>
          </table:table-cell>
          <table:table-cell office:value-type="float" office:value="0.000639510334562058" calcext:value-type="float">
            <text:p>0,000639510334562058</text:p>
          </table:table-cell>
          <table:table-cell office:value-type="float" office:value="0.00178979568153582" calcext:value-type="float">
            <text:p>0,00178979568153582</text:p>
          </table:table-cell>
          <table:table-cell office:value-type="float" office:value="-0.00461069809363134" calcext:value-type="float">
            <text:p>-0,0046106980936313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062" calcext:value-type="float">
            <text:p>45062</text:p>
          </table:table-cell>
          <table:table-cell office:value-type="float" office:value="-0.0328353211221304" calcext:value-type="float">
            <text:p>-0,0328353211221304</text:p>
          </table:table-cell>
          <table:table-cell office:value-type="float" office:value="-0.0078597691137577" calcext:value-type="float">
            <text:p>-0,0078597691137577</text:p>
          </table:table-cell>
          <table:table-cell office:value-type="float" office:value="-0.0049156204882471" calcext:value-type="float">
            <text:p>-0,0049156204882471</text:p>
          </table:table-cell>
          <table:table-cell office:value-type="float" office:value="0.0298369324745629" calcext:value-type="float">
            <text:p>0,0298369324745629</text:p>
          </table:table-cell>
          <table:table-cell office:value-type="float" office:value="-0.0146563120202296" calcext:value-type="float">
            <text:p>-0,014656312020229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063" calcext:value-type="float">
            <text:p>45063</text:p>
          </table:table-cell>
          <table:table-cell office:value-type="float" office:value="0.0195996782845292" calcext:value-type="float">
            <text:p>0,0195996782845292</text:p>
          </table:table-cell>
          <table:table-cell office:value-type="float" office:value="0.00770181250598119" calcext:value-type="float">
            <text:p>0,00770181250598119</text:p>
          </table:table-cell>
          <table:table-cell office:value-type="float" office:value="-0.000246224300247878" calcext:value-type="float">
            <text:p>-0,000246224300247878</text:p>
          </table:table-cell>
          <table:table-cell office:value-type="float" office:value="-0.0163565601488743" calcext:value-type="float">
            <text:p>-0,0163565601488743</text:p>
          </table:table-cell>
          <table:table-cell office:value-type="float" office:value="0.0130835669668801" calcext:value-type="float">
            <text:p>0,013083566966880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064" calcext:value-type="float">
            <text:p>45064</text:p>
          </table:table-cell>
          <table:table-cell office:value-type="float" office:value="0.0128683429952336" calcext:value-type="float">
            <text:p>0,0128683429952336</text:p>
          </table:table-cell>
          <table:table-cell office:value-type="float" office:value="0.00700316705592607" calcext:value-type="float">
            <text:p>0,00700316705592607</text:p>
          </table:table-cell>
          <table:table-cell office:value-type="float" office:value="0.00433050948657443" calcext:value-type="float">
            <text:p>0,00433050948657443</text:p>
          </table:table-cell>
          <table:table-cell office:value-type="float" office:value="-0.0217426209298832" calcext:value-type="float">
            <text:p>-0,0217426209298832</text:p>
          </table:table-cell>
          <table:table-cell office:value-type="float" office:value="0.0137314913872919" calcext:value-type="float">
            <text:p>0,013731491387291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5065" calcext:value-type="float">
            <text:p>45065</text:p>
          </table:table-cell>
          <table:table-cell office:value-type="float" office:value="-0.0322006812372348" calcext:value-type="float">
            <text:p>-0,0322006812372348</text:p>
          </table:table-cell>
          <table:table-cell office:value-type="float" office:value="0.00624128251774986" calcext:value-type="float">
            <text:p>0,00624128251774986</text:p>
          </table:table-cell>
          <table:table-cell office:value-type="float" office:value="-0.00164896983454646" calcext:value-type="float">
            <text:p>-0,00164896983454646</text:p>
          </table:table-cell>
          <table:table-cell office:value-type="float" office:value="0.00190600951055303" calcext:value-type="float">
            <text:p>0,00190600951055303</text:p>
          </table:table-cell>
          <table:table-cell office:value-type="float" office:value="-0.00225842808209331" calcext:value-type="float">
            <text:p>-0,0022584280820933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5068" calcext:value-type="float">
            <text:p>45068</text:p>
          </table:table-cell>
          <table:table-cell office:value-type="float" office:value="-0.0149225478711765" calcext:value-type="float">
            <text:p>-0,0149225478711765</text:p>
          </table:table-cell>
          <table:table-cell office:value-type="float" office:value="-0.00390683123985338" calcext:value-type="float">
            <text:p>-0,00390683123985338</text:p>
          </table:table-cell>
          <table:table-cell office:value-type="float" office:value="0.00598395114945936" calcext:value-type="float">
            <text:p>0,00598395114945936</text:p>
          </table:table-cell>
          <table:table-cell office:value-type="float" office:value="-0.0165296343147567" calcext:value-type="float">
            <text:p>-0,0165296343147567</text:p>
          </table:table-cell>
          <table:table-cell office:value-type="float" office:value="0.00405428226877684" calcext:value-type="float">
            <text:p>0,0040542822687768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5069" calcext:value-type="float">
            <text:p>45069</text:p>
          </table:table-cell>
          <table:table-cell office:value-type="float" office:value="0.00552340130273938" calcext:value-type="float">
            <text:p>0,00552340130273938</text:p>
          </table:table-cell>
          <table:table-cell office:value-type="float" office:value="-0.00179633622742472" calcext:value-type="float">
            <text:p>-0,00179633622742472</text:p>
          </table:table-cell>
          <table:table-cell office:value-type="float" office:value="0.0028028700176953" calcext:value-type="float">
            <text:p>0,0028028700176953</text:p>
          </table:table-cell>
          <table:table-cell office:value-type="float" office:value="0.012041536313042" calcext:value-type="float">
            <text:p>0,012041536313042</text:p>
          </table:table-cell>
          <table:table-cell office:value-type="float" office:value="0.0029749702680974" calcext:value-type="float">
            <text:p>0,002974970268097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5070" calcext:value-type="float">
            <text:p>45070</text:p>
          </table:table-cell>
          <table:table-cell office:value-type="float" office:value="0.0138208475437093" calcext:value-type="float">
            <text:p>0,0138208475437093</text:p>
          </table:table-cell>
          <table:table-cell office:value-type="float" office:value="-0.00851722844617985" calcext:value-type="float">
            <text:p>-0,00851722844617985</text:p>
          </table:table-cell>
          <table:table-cell office:value-type="float" office:value="0.00725305608126661" calcext:value-type="float">
            <text:p>0,00725305608126661</text:p>
          </table:table-cell>
          <table:table-cell office:value-type="float" office:value="-0.00129998456149389" calcext:value-type="float">
            <text:p>-0,00129998456149389</text:p>
          </table:table-cell>
          <table:table-cell office:value-type="float" office:value="0.0109560642411524" calcext:value-type="float">
            <text:p>0,010956064241152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071" calcext:value-type="float">
            <text:p>45071</text:p>
          </table:table-cell>
          <table:table-cell office:value-type="float" office:value="0.061545756795853" calcext:value-type="float">
            <text:p>0,061545756795853</text:p>
          </table:table-cell>
          <table:table-cell office:value-type="float" office:value="0.0103741693666184" calcext:value-type="float">
            <text:p>0,0103741693666184</text:p>
          </table:table-cell>
          <table:table-cell office:value-type="float" office:value="0.00759220242814676" calcext:value-type="float">
            <text:p>0,00759220242814676</text:p>
          </table:table-cell>
          <table:table-cell office:value-type="float" office:value="-0.0154248552123053" calcext:value-type="float">
            <text:p>-0,0154248552123053</text:p>
          </table:table-cell>
          <table:table-cell office:value-type="float" office:value="0.0131569738189616" calcext:value-type="float">
            <text:p>0,013156973818961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5072" calcext:value-type="float">
            <text:p>45072</text:p>
          </table:table-cell>
          <table:table-cell office:value-type="float" office:value="0.0220768892023463" calcext:value-type="float">
            <text:p>0,0220768892023463</text:p>
          </table:table-cell>
          <table:table-cell office:value-type="float" office:value="0.00614993228623643" calcext:value-type="float">
            <text:p>0,00614993228623643</text:p>
          </table:table-cell>
          <table:table-cell office:value-type="float" office:value="0.0030306712909577" calcext:value-type="float">
            <text:p>0,0030306712909577</text:p>
          </table:table-cell>
          <table:table-cell office:value-type="float" office:value="-0.00741437247285413" calcext:value-type="float">
            <text:p>-0,00741437247285413</text:p>
          </table:table-cell>
          <table:table-cell office:value-type="float" office:value="0.0136873143961947" calcext:value-type="float">
            <text:p>0,013687314396194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5075" calcext:value-type="float">
            <text:p>45075</text:p>
          </table:table-cell>
          <table:table-cell office:value-type="float" office:value="0.00275478581687787" calcext:value-type="float">
            <text:p>0,00275478581687787</text:p>
          </table:table-cell>
          <table:table-cell office:value-type="float" office:value="-0.00391270545864692" calcext:value-type="float">
            <text:p>-0,00391270545864692</text:p>
          </table:table-cell>
          <table:table-cell office:value-type="float" office:value="0.00685234278024342" calcext:value-type="float">
            <text:p>0,00685234278024342</text:p>
          </table:table-cell>
          <table:table-cell office:value-type="float" office:value="-0.00705221715158452" calcext:value-type="float">
            <text:p>-0,00705221715158452</text:p>
          </table:table-cell>
          <table:table-cell office:value-type="float" office:value="0.00816851876191125" calcext:value-type="float">
            <text:p>0,0081685187619112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5076" calcext:value-type="float">
            <text:p>45076</text:p>
          </table:table-cell>
          <table:table-cell office:value-type="float" office:value="-0.0257973575137139" calcext:value-type="float">
            <text:p>-0,0257973575137139</text:p>
          </table:table-cell>
          <table:table-cell office:value-type="float" office:value="-0.012521313122697" calcext:value-type="float">
            <text:p>-0,012521313122697</text:p>
          </table:table-cell>
          <table:table-cell office:value-type="float" office:value="0.0075408072431947" calcext:value-type="float">
            <text:p>0,0075408072431947</text:p>
          </table:table-cell>
          <table:table-cell office:value-type="float" office:value="0.000191112253722451" calcext:value-type="float">
            <text:p>0,000191112253722451</text:p>
          </table:table-cell>
          <table:table-cell office:value-type="float" office:value="0.000739089083889342" calcext:value-type="float">
            <text:p>0,000739089083889342</text:p>
          </table:table-cell>
          <table:table-cell table:number-columns-repeated="14" office:value-type="float" office:value="0" calcext:value-type="float">
            <text:p>0</text:p>
          </table:table-cell>
        </table:table-row>
      </table:table>
      <table:table table:name="Seccao2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Obs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rsmartfit</text:p>
          </table:table-cell>
          <table:table-cell office:value-type="string" calcext:value-type="string">
            <text:p>Rm_minus_Rf</text:p>
          </table:table-cell>
          <table:table-cell office:value-type="string" calcext:value-type="string">
            <text:p>HML</text:p>
          </table:table-cell>
          <table:table-cell office:value-type="string" calcext:value-type="string">
            <text:p>WML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D_978</text:p>
          </table:table-cell>
          <table:table-cell office:value-type="string" calcext:value-type="string">
            <text:p>D_979</text:p>
          </table:table-cell>
          <table:table-cell office:value-type="string" calcext:value-type="string">
            <text:p>D_953</text:p>
          </table:table-cell>
          <table:table-cell office:value-type="string" calcext:value-type="string">
            <text:p>D_838</text:p>
          </table:table-cell>
          <table:table-cell office:value-type="string" calcext:value-type="string">
            <text:p>D_831</text:p>
          </table:table-cell>
          <table:table-cell office:value-type="string" calcext:value-type="string">
            <text:p>D_952</text:p>
          </table:table-cell>
          <table:table-cell office:value-type="string" calcext:value-type="string">
            <text:p>D_845</text:p>
          </table:table-cell>
          <table:table-cell office:value-type="string" calcext:value-type="string">
            <text:p>D_470</text:p>
          </table:table-cell>
          <table:table-cell office:value-type="string" calcext:value-type="string">
            <text:p>D_1016</text:p>
          </table:table-cell>
          <table:table-cell office:value-type="string" calcext:value-type="string">
            <text:p>D_641</text:p>
          </table:table-cell>
          <table:table-cell office:value-type="string" calcext:value-type="string">
            <text:p>D_990</text:p>
          </table:table-cell>
          <table:table-cell office:value-type="string" calcext:value-type="string">
            <text:p>D_616</text:p>
          </table:table-cell>
          <table:table-cell office:value-type="string" calcext:value-type="string">
            <text:p>D_47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5077" calcext:value-type="float">
            <text:p>45077</text:p>
          </table:table-cell>
          <table:table-cell office:value-type="float" office:value="0.058412483076699" calcext:value-type="float">
            <text:p>0,058412483076699</text:p>
          </table:table-cell>
          <table:table-cell office:value-type="float" office:value="-0.00625837071156346" calcext:value-type="float">
            <text:p>-0,00625837071156346</text:p>
          </table:table-cell>
          <table:table-cell office:value-type="float" office:value="0.00645510506193523" calcext:value-type="float">
            <text:p>0,00645510506193523</text:p>
          </table:table-cell>
          <table:table-cell office:value-type="float" office:value="-0.0096762675608328" calcext:value-type="float">
            <text:p>-0,0096762675608328</text:p>
          </table:table-cell>
          <table:table-cell office:value-type="float" office:value="0.00251193174577104" calcext:value-type="float">
            <text:p>0,002511931745771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078" calcext:value-type="float">
            <text:p>45078</text:p>
          </table:table-cell>
          <table:table-cell office:value-type="float" office:value="0.0264231200642453" calcext:value-type="float">
            <text:p>0,0264231200642453</text:p>
          </table:table-cell>
          <table:table-cell office:value-type="float" office:value="0.0165058557596438" calcext:value-type="float">
            <text:p>0,0165058557596438</text:p>
          </table:table-cell>
          <table:table-cell office:value-type="float" office:value="0.00318385627193711" calcext:value-type="float">
            <text:p>0,00318385627193711</text:p>
          </table:table-cell>
          <table:table-cell office:value-type="float" office:value="-0.0219411145314138" calcext:value-type="float">
            <text:p>-0,0219411145314138</text:p>
          </table:table-cell>
          <table:table-cell office:value-type="float" office:value="0.00805370459817211" calcext:value-type="float">
            <text:p>0,008053704598172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5079" calcext:value-type="float">
            <text:p>45079</text:p>
          </table:table-cell>
          <table:table-cell office:value-type="float" office:value="-0.0353433632858565" calcext:value-type="float">
            <text:p>-0,0353433632858565</text:p>
          </table:table-cell>
          <table:table-cell office:value-type="float" office:value="0.014242259982829" calcext:value-type="float">
            <text:p>0,014242259982829</text:p>
          </table:table-cell>
          <table:table-cell office:value-type="float" office:value="0.0016097818989276" calcext:value-type="float">
            <text:p>0,0016097818989276</text:p>
          </table:table-cell>
          <table:table-cell office:value-type="float" office:value="-0.000234228422547281" calcext:value-type="float">
            <text:p>-0,000234228422547281</text:p>
          </table:table-cell>
          <table:table-cell office:value-type="float" office:value="-0.00702334000215708" calcext:value-type="float">
            <text:p>-0,0070233400021570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5082" calcext:value-type="float">
            <text:p>45082</text:p>
          </table:table-cell>
          <table:table-cell office:value-type="float" office:value="0.00266193794210234" calcext:value-type="float">
            <text:p>0,00266193794210234</text:p>
          </table:table-cell>
          <table:table-cell office:value-type="float" office:value="0.00184865306151659" calcext:value-type="float">
            <text:p>0,00184865306151659</text:p>
          </table:table-cell>
          <table:table-cell office:value-type="float" office:value="0.00942927520723787" calcext:value-type="float">
            <text:p>0,00942927520723787</text:p>
          </table:table-cell>
          <table:table-cell office:value-type="float" office:value="-0.0128433978384581" calcext:value-type="float">
            <text:p>-0,0128433978384581</text:p>
          </table:table-cell>
          <table:table-cell office:value-type="float" office:value="0.0170869735330168" calcext:value-type="float">
            <text:p>0,01708697353301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5083" calcext:value-type="float">
            <text:p>45083</text:p>
          </table:table-cell>
          <table:table-cell office:value-type="float" office:value="0.0203701301247183" calcext:value-type="float">
            <text:p>0,0203701301247183</text:p>
          </table:table-cell>
          <table:table-cell office:value-type="float" office:value="0.0173742856337436" calcext:value-type="float">
            <text:p>0,0173742856337436</text:p>
          </table:table-cell>
          <table:table-cell office:value-type="float" office:value="0.00709337144967353" calcext:value-type="float">
            <text:p>0,00709337144967353</text:p>
          </table:table-cell>
          <table:table-cell office:value-type="float" office:value="-0.0220345938161056" calcext:value-type="float">
            <text:p>-0,0220345938161056</text:p>
          </table:table-cell>
          <table:table-cell office:value-type="float" office:value="-0.00130514024989929" calcext:value-type="float">
            <text:p>-0,001305140249899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5084" calcext:value-type="float">
            <text:p>45084</text:p>
          </table:table-cell>
          <table:table-cell office:value-type="float" office:value="0.0567082868106087" calcext:value-type="float">
            <text:p>0,0567082868106087</text:p>
          </table:table-cell>
          <table:table-cell office:value-type="float" office:value="0.00636391939095027" calcext:value-type="float">
            <text:p>0,00636391939095027</text:p>
          </table:table-cell>
          <table:table-cell office:value-type="float" office:value="0.00588859005870631" calcext:value-type="float">
            <text:p>0,00588859005870631</text:p>
          </table:table-cell>
          <table:table-cell office:value-type="float" office:value="-0.00492807549266252" calcext:value-type="float">
            <text:p>-0,00492807549266252</text:p>
          </table:table-cell>
          <table:table-cell office:value-type="float" office:value="0.00709807918347907" calcext:value-type="float">
            <text:p>0,007098079183479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5086" calcext:value-type="float">
            <text:p>45086</text:p>
          </table:table-cell>
          <table:table-cell office:value-type="float" office:value="0.0111321376876223" calcext:value-type="float">
            <text:p>0,0111321376876223</text:p>
          </table:table-cell>
          <table:table-cell office:value-type="float" office:value="0.0139698845229776" calcext:value-type="float">
            <text:p>0,0139698845229776</text:p>
          </table:table-cell>
          <table:table-cell office:value-type="float" office:value="0.00396156209390905" calcext:value-type="float">
            <text:p>0,00396156209390905</text:p>
          </table:table-cell>
          <table:table-cell office:value-type="float" office:value="-0.00294684583592272" calcext:value-type="float">
            <text:p>-0,00294684583592272</text:p>
          </table:table-cell>
          <table:table-cell office:value-type="float" office:value="-0.00300466234691129" calcext:value-type="float">
            <text:p>-0,003004662346911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5089" calcext:value-type="float">
            <text:p>45089</text:p>
          </table:table-cell>
          <table:table-cell office:value-type="float" office:value="0.00478269411591144" calcext:value-type="float">
            <text:p>0,00478269411591144</text:p>
          </table:table-cell>
          <table:table-cell office:value-type="float" office:value="0.00207519279783955" calcext:value-type="float">
            <text:p>0,00207519279783955</text:p>
          </table:table-cell>
          <table:table-cell office:value-type="float" office:value="0.00168477193740868" calcext:value-type="float">
            <text:p>0,00168477193740868</text:p>
          </table:table-cell>
          <table:table-cell office:value-type="float" office:value="0.000243502086735126" calcext:value-type="float">
            <text:p>0,000243502086735126</text:p>
          </table:table-cell>
          <table:table-cell office:value-type="float" office:value="-0.00158968547908186" calcext:value-type="float">
            <text:p>-0,001589685479081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5090" calcext:value-type="float">
            <text:p>45090</text:p>
          </table:table-cell>
          <table:table-cell office:value-type="float" office:value="-0.0277332617627343" calcext:value-type="float">
            <text:p>-0,0277332617627343</text:p>
          </table:table-cell>
          <table:table-cell office:value-type="float" office:value="-0.00645954981879942" calcext:value-type="float">
            <text:p>-0,00645954981879942</text:p>
          </table:table-cell>
          <table:table-cell office:value-type="float" office:value="-0.00165426150120302" calcext:value-type="float">
            <text:p>-0,00165426150120302</text:p>
          </table:table-cell>
          <table:table-cell office:value-type="float" office:value="0.0211890366611323" calcext:value-type="float">
            <text:p>0,0211890366611323</text:p>
          </table:table-cell>
          <table:table-cell office:value-type="float" office:value="-0.0173766363691177" calcext:value-type="float">
            <text:p>-0,01737663636911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5091" calcext:value-type="float">
            <text:p>45091</text:p>
          </table:table-cell>
          <table:table-cell office:value-type="float" office:value="0.0223922121167385" calcext:value-type="float">
            <text:p>0,0223922121167385</text:p>
          </table:table-cell>
          <table:table-cell office:value-type="float" office:value="0.0180956850548542" calcext:value-type="float">
            <text:p>0,0180956850548542</text:p>
          </table:table-cell>
          <table:table-cell office:value-type="float" office:value="0.00207625855501349" calcext:value-type="float">
            <text:p>0,00207625855501349</text:p>
          </table:table-cell>
          <table:table-cell office:value-type="float" office:value="-0.0142391696585025" calcext:value-type="float">
            <text:p>-0,0142391696585025</text:p>
          </table:table-cell>
          <table:table-cell office:value-type="float" office:value="0.0119958381954134" calcext:value-type="float">
            <text:p>0,01199583819541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5092" calcext:value-type="float">
            <text:p>45092</text:p>
          </table:table-cell>
          <table:table-cell office:value-type="float" office:value="0.00669182897273999" calcext:value-type="float">
            <text:p>0,00669182897273999</text:p>
          </table:table-cell>
          <table:table-cell office:value-type="float" office:value="0.00123644180277231" calcext:value-type="float">
            <text:p>0,00123644180277231</text:p>
          </table:table-cell>
          <table:table-cell office:value-type="float" office:value="0.000192554275772503" calcext:value-type="float">
            <text:p>0,000192554275772503</text:p>
          </table:table-cell>
          <table:table-cell office:value-type="float" office:value="-0.0100703172534418" calcext:value-type="float">
            <text:p>-0,0100703172534418</text:p>
          </table:table-cell>
          <table:table-cell office:value-type="float" office:value="0.00609136476835746" calcext:value-type="float">
            <text:p>0,006091364768357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5093" calcext:value-type="float">
            <text:p>45093</text:p>
          </table:table-cell>
          <table:table-cell office:value-type="float" office:value="0.0132662681546709" calcext:value-type="float">
            <text:p>0,0132662681546709</text:p>
          </table:table-cell>
          <table:table-cell office:value-type="float" office:value="-0.00454663269724176" calcext:value-type="float">
            <text:p>-0,00454663269724176</text:p>
          </table:table-cell>
          <table:table-cell office:value-type="float" office:value="0.00261394779686679" calcext:value-type="float">
            <text:p>0,00261394779686679</text:p>
          </table:table-cell>
          <table:table-cell office:value-type="float" office:value="-0.00507030245257544" calcext:value-type="float">
            <text:p>-0,00507030245257544</text:p>
          </table:table-cell>
          <table:table-cell office:value-type="float" office:value="0.00781957734777899" calcext:value-type="float">
            <text:p>0,007819577347778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5096" calcext:value-type="float">
            <text:p>45096</text:p>
          </table:table-cell>
          <table:table-cell office:value-type="float" office:value="-0.0123701324631635" calcext:value-type="float">
            <text:p>-0,0123701324631635</text:p>
          </table:table-cell>
          <table:table-cell office:value-type="float" office:value="0.00878732353061921" calcext:value-type="float">
            <text:p>0,00878732353061921</text:p>
          </table:table-cell>
          <table:table-cell office:value-type="float" office:value="0.00982167190410707" calcext:value-type="float">
            <text:p>0,00982167190410707</text:p>
          </table:table-cell>
          <table:table-cell office:value-type="float" office:value="-0.0118186307834095" calcext:value-type="float">
            <text:p>-0,0118186307834095</text:p>
          </table:table-cell>
          <table:table-cell office:value-type="float" office:value="0.00952205568308939" calcext:value-type="float">
            <text:p>0,009522055683089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5097" calcext:value-type="float">
            <text:p>45097</text:p>
          </table:table-cell>
          <table:table-cell office:value-type="float" office:value="0.00330384518505922" calcext:value-type="float">
            <text:p>0,00330384518505922</text:p>
          </table:table-cell>
          <table:table-cell office:value-type="float" office:value="-0.000490990607520324" calcext:value-type="float">
            <text:p>-0,000490990607520324</text:p>
          </table:table-cell>
          <table:table-cell office:value-type="float" office:value="0.0165553393212865" calcext:value-type="float">
            <text:p>0,0165553393212865</text:p>
          </table:table-cell>
          <table:table-cell office:value-type="float" office:value="-0.018087638391718" calcext:value-type="float">
            <text:p>-0,018087638391718</text:p>
          </table:table-cell>
          <table:table-cell office:value-type="float" office:value="0.0187565245481194" calcext:value-type="float">
            <text:p>0,01875652454811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5098" calcext:value-type="float">
            <text:p>45098</text:p>
          </table:table-cell>
          <table:table-cell office:value-type="float" office:value="-0.020681031786474" calcext:value-type="float">
            <text:p>-0,020681031786474</text:p>
          </table:table-cell>
          <table:table-cell office:value-type="float" office:value="0.0066804391588632" calcext:value-type="float">
            <text:p>0,0066804391588632</text:p>
          </table:table-cell>
          <table:table-cell office:value-type="float" office:value="0.00989674258516582" calcext:value-type="float">
            <text:p>0,00989674258516582</text:p>
          </table:table-cell>
          <table:table-cell office:value-type="float" office:value="-0.0010320540431983" calcext:value-type="float">
            <text:p>-0,0010320540431983</text:p>
          </table:table-cell>
          <table:table-cell office:value-type="float" office:value="0.00426566295178723" calcext:value-type="float">
            <text:p>0,004265662951787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099" calcext:value-type="float">
            <text:p>45099</text:p>
          </table:table-cell>
          <table:table-cell office:value-type="float" office:value="-0.00342362934099421" calcext:value-type="float">
            <text:p>-0,00342362934099421</text:p>
          </table:table-cell>
          <table:table-cell office:value-type="float" office:value="-0.0115270563832552" calcext:value-type="float">
            <text:p>-0,0115270563832552</text:p>
          </table:table-cell>
          <table:table-cell office:value-type="float" office:value="-0.0071214516283636" calcext:value-type="float">
            <text:p>-0,0071214516283636</text:p>
          </table:table-cell>
          <table:table-cell office:value-type="float" office:value="0.0143769950148902" calcext:value-type="float">
            <text:p>0,0143769950148902</text:p>
          </table:table-cell>
          <table:table-cell office:value-type="float" office:value="-0.00624125289575969" calcext:value-type="float">
            <text:p>-0,006241252895759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5100" calcext:value-type="float">
            <text:p>45100</text:p>
          </table:table-cell>
          <table:table-cell office:value-type="float" office:value="0.0230568315793334" calcext:value-type="float">
            <text:p>0,0230568315793334</text:p>
          </table:table-cell>
          <table:table-cell office:value-type="float" office:value="0.0000113" calcext:value-type="float">
            <text:p>0,0000113</text:p>
          </table:table-cell>
          <table:table-cell office:value-type="float" office:value="0.000954920657810345" calcext:value-type="float">
            <text:p>0,000954920657810345</text:p>
          </table:table-cell>
          <table:table-cell office:value-type="float" office:value="0.00480041872717483" calcext:value-type="float">
            <text:p>0,00480041872717483</text:p>
          </table:table-cell>
          <table:table-cell office:value-type="float" office:value="-0.0030147485873639" calcext:value-type="float">
            <text:p>-0,00301474858736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5103" calcext:value-type="float">
            <text:p>45103</text:p>
          </table:table-cell>
          <table:table-cell office:value-type="float" office:value="-0.0333612130431407" calcext:value-type="float">
            <text:p>-0,0333612130431407</text:p>
          </table:table-cell>
          <table:table-cell office:value-type="float" office:value="-0.00605272020889774" calcext:value-type="float">
            <text:p>-0,00605272020889774</text:p>
          </table:table-cell>
          <table:table-cell office:value-type="float" office:value="0.00257366838008004" calcext:value-type="float">
            <text:p>0,00257366838008004</text:p>
          </table:table-cell>
          <table:table-cell office:value-type="float" office:value="0.0154082294475459" calcext:value-type="float">
            <text:p>0,0154082294475459</text:p>
          </table:table-cell>
          <table:table-cell office:value-type="float" office:value="-0.00121381774011855" calcext:value-type="float">
            <text:p>-0,001213817740118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5104" calcext:value-type="float">
            <text:p>45104</text:p>
          </table:table-cell>
          <table:table-cell office:value-type="float" office:value="-0.0183477023189958" calcext:value-type="float">
            <text:p>-0,0183477023189958</text:p>
          </table:table-cell>
          <table:table-cell office:value-type="float" office:value="-0.00718754913291303" calcext:value-type="float">
            <text:p>-0,00718754913291303</text:p>
          </table:table-cell>
          <table:table-cell office:value-type="float" office:value="-0.00512415301147013" calcext:value-type="float">
            <text:p>-0,00512415301147013</text:p>
          </table:table-cell>
          <table:table-cell office:value-type="float" office:value="0.0132883097486009" calcext:value-type="float">
            <text:p>0,0132883097486009</text:p>
          </table:table-cell>
          <table:table-cell office:value-type="float" office:value="-0.0136417222556124" calcext:value-type="float">
            <text:p>-0,01364172225561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5105" calcext:value-type="float">
            <text:p>45105</text:p>
          </table:table-cell>
          <table:table-cell office:value-type="float" office:value="-0.00150851559950878" calcext:value-type="float">
            <text:p>-0,00150851559950878</text:p>
          </table:table-cell>
          <table:table-cell office:value-type="float" office:value="-0.00697613169627849" calcext:value-type="float">
            <text:p>-0,00697613169627849</text:p>
          </table:table-cell>
          <table:table-cell office:value-type="float" office:value="-0.00255117247300543" calcext:value-type="float">
            <text:p>-0,00255117247300543</text:p>
          </table:table-cell>
          <table:table-cell office:value-type="float" office:value="0.00284204570518912" calcext:value-type="float">
            <text:p>0,00284204570518912</text:p>
          </table:table-cell>
          <table:table-cell office:value-type="float" office:value="-0.00323447099582733" calcext:value-type="float">
            <text:p>-0,003234470995827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5106" calcext:value-type="float">
            <text:p>45106</text:p>
          </table:table-cell>
          <table:table-cell office:value-type="float" office:value="0.0411546786621939" calcext:value-type="float">
            <text:p>0,0411546786621939</text:p>
          </table:table-cell>
          <table:table-cell office:value-type="float" office:value="0.0124916172057252" calcext:value-type="float">
            <text:p>0,0124916172057252</text:p>
          </table:table-cell>
          <table:table-cell office:value-type="float" office:value="0.00568392137968662" calcext:value-type="float">
            <text:p>0,00568392137968662</text:p>
          </table:table-cell>
          <table:table-cell office:value-type="float" office:value="-0.0181907380695745" calcext:value-type="float">
            <text:p>-0,0181907380695745</text:p>
          </table:table-cell>
          <table:table-cell office:value-type="float" office:value="0.00670861209440481" calcext:value-type="float">
            <text:p>0,006708612094404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5107" calcext:value-type="float">
            <text:p>45107</text:p>
          </table:table-cell>
          <table:table-cell office:value-type="float" office:value="0.0311506813352616" calcext:value-type="float">
            <text:p>0,0311506813352616</text:p>
          </table:table-cell>
          <table:table-cell office:value-type="float" office:value="-0.000532557314232969" calcext:value-type="float">
            <text:p>-0,000532557314232969</text:p>
          </table:table-cell>
          <table:table-cell office:value-type="float" office:value="0.0000829" calcext:value-type="float">
            <text:p>0,0000829</text:p>
          </table:table-cell>
          <table:table-cell office:value-type="float" office:value="0.00854390533954325" calcext:value-type="float">
            <text:p>0,00854390533954325</text:p>
          </table:table-cell>
          <table:table-cell office:value-type="float" office:value="0.0104105759361903" calcext:value-type="float">
            <text:p>0,01041057593619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110" calcext:value-type="float">
            <text:p>45110</text:p>
          </table:table-cell>
          <table:table-cell office:value-type="float" office:value="0.014266457622696" calcext:value-type="float">
            <text:p>0,014266457622696</text:p>
          </table:table-cell>
          <table:table-cell office:value-type="float" office:value="0.0107690866262412" calcext:value-type="float">
            <text:p>0,0107690866262412</text:p>
          </table:table-cell>
          <table:table-cell office:value-type="float" office:value="0.00435140869825213" calcext:value-type="float">
            <text:p>0,00435140869825213</text:p>
          </table:table-cell>
          <table:table-cell office:value-type="float" office:value="-0.00634036749964868" calcext:value-type="float">
            <text:p>-0,00634036749964868</text:p>
          </table:table-cell>
          <table:table-cell office:value-type="float" office:value="0.0145055781851524" calcext:value-type="float">
            <text:p>0,01450557818515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111" calcext:value-type="float">
            <text:p>45111</text:p>
          </table:table-cell>
          <table:table-cell office:value-type="float" office:value="-0.00188257156051546" calcext:value-type="float">
            <text:p>-0,00188257156051546</text:p>
          </table:table-cell>
          <table:table-cell office:value-type="float" office:value="-0.00590816800818256" calcext:value-type="float">
            <text:p>-0,00590816800818256</text:p>
          </table:table-cell>
          <table:table-cell office:value-type="float" office:value="0.00255636606125273" calcext:value-type="float">
            <text:p>0,00255636606125273</text:p>
          </table:table-cell>
          <table:table-cell office:value-type="float" office:value="-0.00635288806317903" calcext:value-type="float">
            <text:p>-0,00635288806317903</text:p>
          </table:table-cell>
          <table:table-cell office:value-type="float" office:value="0.00519964463458094" calcext:value-type="float">
            <text:p>0,005199644634580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112" calcext:value-type="float">
            <text:p>45112</text:p>
          </table:table-cell>
          <table:table-cell office:value-type="float" office:value="0.00999353336339361" calcext:value-type="float">
            <text:p>0,00999353336339361</text:p>
          </table:table-cell>
          <table:table-cell office:value-type="float" office:value="0.00310531263646744" calcext:value-type="float">
            <text:p>0,00310531263646744</text:p>
          </table:table-cell>
          <table:table-cell office:value-type="float" office:value="0.0115180398347069" calcext:value-type="float">
            <text:p>0,0115180398347069</text:p>
          </table:table-cell>
          <table:table-cell office:value-type="float" office:value="-0.00457444780350026" calcext:value-type="float">
            <text:p>-0,00457444780350026</text:p>
          </table:table-cell>
          <table:table-cell office:value-type="float" office:value="0.00380861497378657" calcext:value-type="float">
            <text:p>0,003808614973786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113" calcext:value-type="float">
            <text:p>45113</text:p>
          </table:table-cell>
          <table:table-cell office:value-type="float" office:value="-0.0174517837450973" calcext:value-type="float">
            <text:p>-0,0174517837450973</text:p>
          </table:table-cell>
          <table:table-cell office:value-type="float" office:value="-0.0175673600707429" calcext:value-type="float">
            <text:p>-0,0175673600707429</text:p>
          </table:table-cell>
          <table:table-cell office:value-type="float" office:value="-0.00279310119921886" calcext:value-type="float">
            <text:p>-0,00279310119921886</text:p>
          </table:table-cell>
          <table:table-cell office:value-type="float" office:value="0.0146537501656799" calcext:value-type="float">
            <text:p>0,0146537501656799</text:p>
          </table:table-cell>
          <table:table-cell office:value-type="float" office:value="-0.00470629378957907" calcext:value-type="float">
            <text:p>-0,004706293789579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5114" calcext:value-type="float">
            <text:p>45114</text:p>
          </table:table-cell>
          <table:table-cell office:value-type="float" office:value="0.0335494695836958" calcext:value-type="float">
            <text:p>0,0335494695836958</text:p>
          </table:table-cell>
          <table:table-cell office:value-type="float" office:value="0.0107792187625429" calcext:value-type="float">
            <text:p>0,0107792187625429</text:p>
          </table:table-cell>
          <table:table-cell office:value-type="float" office:value="0.0068151024308701" calcext:value-type="float">
            <text:p>0,0068151024308701</text:p>
          </table:table-cell>
          <table:table-cell office:value-type="float" office:value="-0.010828361128965" calcext:value-type="float">
            <text:p>-0,010828361128965</text:p>
          </table:table-cell>
          <table:table-cell office:value-type="float" office:value="0.00363216421688175" calcext:value-type="float">
            <text:p>0,003632164216881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5117" calcext:value-type="float">
            <text:p>45117</text:p>
          </table:table-cell>
          <table:table-cell office:value-type="float" office:value="-0.020798741425166" calcext:value-type="float">
            <text:p>-0,020798741425166</text:p>
          </table:table-cell>
          <table:table-cell office:value-type="float" office:value="-0.0071030042496638" calcext:value-type="float">
            <text:p>-0,0071030042496638</text:p>
          </table:table-cell>
          <table:table-cell office:value-type="float" office:value="0.00563924236973339" calcext:value-type="float">
            <text:p>0,00563924236973339</text:p>
          </table:table-cell>
          <table:table-cell office:value-type="float" office:value="0.00468817103192158" calcext:value-type="float">
            <text:p>0,00468817103192158</text:p>
          </table:table-cell>
          <table:table-cell office:value-type="float" office:value="-0.000248305434404591" calcext:value-type="float">
            <text:p>-0,0002483054344045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5118" calcext:value-type="float">
            <text:p>45118</text:p>
          </table:table-cell>
          <table:table-cell office:value-type="float" office:value="-0.0000492884271253131" calcext:value-type="float">
            <text:p>-4,92884271253131E-05</text:p>
          </table:table-cell>
          <table:table-cell office:value-type="float" office:value="-0.00645015911837079" calcext:value-type="float">
            <text:p>-0,00645015911837079</text:p>
          </table:table-cell>
          <table:table-cell office:value-type="float" office:value="0.00324801982786653" calcext:value-type="float">
            <text:p>0,00324801982786653</text:p>
          </table:table-cell>
          <table:table-cell office:value-type="float" office:value="0.00466944213737557" calcext:value-type="float">
            <text:p>0,00466944213737557</text:p>
          </table:table-cell>
          <table:table-cell office:value-type="float" office:value="-0.00106976369907069" calcext:value-type="float">
            <text:p>-0,001069763699070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5119" calcext:value-type="float">
            <text:p>45119</text:p>
          </table:table-cell>
          <table:table-cell office:value-type="float" office:value="-0.00187090635772798" calcext:value-type="float">
            <text:p>-0,00187090635772798</text:p>
          </table:table-cell>
          <table:table-cell office:value-type="float" office:value="-0.000720818395111145" calcext:value-type="float">
            <text:p>-0,000720818395111145</text:p>
          </table:table-cell>
          <table:table-cell office:value-type="float" office:value="-0.00682554139879543" calcext:value-type="float">
            <text:p>-0,00682554139879543</text:p>
          </table:table-cell>
          <table:table-cell office:value-type="float" office:value="0.0108721176053301" calcext:value-type="float">
            <text:p>0,0108721176053301</text:p>
          </table:table-cell>
          <table:table-cell office:value-type="float" office:value="-0.0170501168624778" calcext:value-type="float">
            <text:p>-0,01705011686247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5120" calcext:value-type="float">
            <text:p>45120</text:p>
          </table:table-cell>
          <table:table-cell office:value-type="float" office:value="-0.00232930655515767" calcext:value-type="float">
            <text:p>-0,00232930655515767</text:p>
          </table:table-cell>
          <table:table-cell office:value-type="float" office:value="0.00976053620681428" calcext:value-type="float">
            <text:p>0,00976053620681428</text:p>
          </table:table-cell>
          <table:table-cell office:value-type="float" office:value="0.000161871814672596" calcext:value-type="float">
            <text:p>0,000161871814672596</text:p>
          </table:table-cell>
          <table:table-cell office:value-type="float" office:value="0.0121127141536962" calcext:value-type="float">
            <text:p>0,0121127141536962</text:p>
          </table:table-cell>
          <table:table-cell office:value-type="float" office:value="-0.0107532589376268" calcext:value-type="float">
            <text:p>-0,01075325893762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121" calcext:value-type="float">
            <text:p>45121</text:p>
          </table:table-cell>
          <table:table-cell office:value-type="float" office:value="-0.0396331395131846" calcext:value-type="float">
            <text:p>-0,0396331395131846</text:p>
          </table:table-cell>
          <table:table-cell office:value-type="float" office:value="-0.0134984374517516" calcext:value-type="float">
            <text:p>-0,0134984374517516</text:p>
          </table:table-cell>
          <table:table-cell office:value-type="float" office:value="-0.00552681204509614" calcext:value-type="float">
            <text:p>-0,00552681204509614</text:p>
          </table:table-cell>
          <table:table-cell office:value-type="float" office:value="0.00611798317263082" calcext:value-type="float">
            <text:p>0,00611798317263082</text:p>
          </table:table-cell>
          <table:table-cell office:value-type="float" office:value="-0.00700263961345313" calcext:value-type="float">
            <text:p>-0,007002639613453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5124" calcext:value-type="float">
            <text:p>45124</text:p>
          </table:table-cell>
          <table:table-cell office:value-type="float" office:value="0.0381704284800835" calcext:value-type="float">
            <text:p>0,0381704284800835</text:p>
          </table:table-cell>
          <table:table-cell office:value-type="float" office:value="0.0048490798190061" calcext:value-type="float">
            <text:p>0,0048490798190061</text:p>
          </table:table-cell>
          <table:table-cell office:value-type="float" office:value="0.00268927510631622" calcext:value-type="float">
            <text:p>0,00268927510631622</text:p>
          </table:table-cell>
          <table:table-cell office:value-type="float" office:value="0.00113278186003143" calcext:value-type="float">
            <text:p>0,00113278186003143</text:p>
          </table:table-cell>
          <table:table-cell office:value-type="float" office:value="0.00686879528737003" calcext:value-type="float">
            <text:p>0,006868795287370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5125" calcext:value-type="float">
            <text:p>45125</text:p>
          </table:table-cell>
          <table:table-cell office:value-type="float" office:value="0.00587659900087203" calcext:value-type="float">
            <text:p>0,00587659900087203</text:p>
          </table:table-cell>
          <table:table-cell office:value-type="float" office:value="-0.00293174252447997" calcext:value-type="float">
            <text:p>-0,00293174252447997</text:p>
          </table:table-cell>
          <table:table-cell office:value-type="float" office:value="0.0125523845860694" calcext:value-type="float">
            <text:p>0,0125523845860694</text:p>
          </table:table-cell>
          <table:table-cell office:value-type="float" office:value="0.0065920639288538" calcext:value-type="float">
            <text:p>0,0065920639288538</text:p>
          </table:table-cell>
          <table:table-cell office:value-type="float" office:value="0.0138364461424688" calcext:value-type="float">
            <text:p>0,01383644614246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5126" calcext:value-type="float">
            <text:p>45126</text:p>
          </table:table-cell>
          <table:table-cell office:value-type="float" office:value="-0.00596573332614769" calcext:value-type="float">
            <text:p>-0,00596573332614769</text:p>
          </table:table-cell>
          <table:table-cell office:value-type="float" office:value="-0.00238189432249307" calcext:value-type="float">
            <text:p>-0,00238189432249307</text:p>
          </table:table-cell>
          <table:table-cell office:value-type="float" office:value="-0.00184022058294504" calcext:value-type="float">
            <text:p>-0,00184022058294504</text:p>
          </table:table-cell>
          <table:table-cell office:value-type="float" office:value="0.000582427074477261" calcext:value-type="float">
            <text:p>0,000582427074477261</text:p>
          </table:table-cell>
          <table:table-cell office:value-type="float" office:value="-0.00375102554930697" calcext:value-type="float">
            <text:p>-0,003751025549306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5127" calcext:value-type="float">
            <text:p>45127</text:p>
          </table:table-cell>
          <table:table-cell office:value-type="float" office:value="-0.00783361361752714" calcext:value-type="float">
            <text:p>-0,00783361361752714</text:p>
          </table:table-cell>
          <table:table-cell office:value-type="float" office:value="0.00431392478213762" calcext:value-type="float">
            <text:p>0,00431392478213762</text:p>
          </table:table-cell>
          <table:table-cell office:value-type="float" office:value="-0.00402655096038812" calcext:value-type="float">
            <text:p>-0,00402655096038812</text:p>
          </table:table-cell>
          <table:table-cell office:value-type="float" office:value="0.00611225308044439" calcext:value-type="float">
            <text:p>0,00611225308044439</text:p>
          </table:table-cell>
          <table:table-cell office:value-type="float" office:value="-0.00299810520186676" calcext:value-type="float">
            <text:p>-0,002998105201866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5128" calcext:value-type="float">
            <text:p>45128</text:p>
          </table:table-cell>
          <table:table-cell office:value-type="float" office:value="0.00500546516768874" calcext:value-type="float">
            <text:p>0,00500546516768874</text:p>
          </table:table-cell>
          <table:table-cell office:value-type="float" office:value="0.0169885317192595" calcext:value-type="float">
            <text:p>0,0169885317192595</text:p>
          </table:table-cell>
          <table:table-cell office:value-type="float" office:value="-0.00491597905054543" calcext:value-type="float">
            <text:p>-0,00491597905054543</text:p>
          </table:table-cell>
          <table:table-cell office:value-type="float" office:value="-0.0119698392096331" calcext:value-type="float">
            <text:p>-0,0119698392096331</text:p>
          </table:table-cell>
          <table:table-cell office:value-type="float" office:value="-0.00190673350949212" calcext:value-type="float">
            <text:p>-0,001906733509492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5131" calcext:value-type="float">
            <text:p>45131</text:p>
          </table:table-cell>
          <table:table-cell office:value-type="float" office:value="0.000872734227846118" calcext:value-type="float">
            <text:p>0,000872734227846118</text:p>
          </table:table-cell>
          <table:table-cell office:value-type="float" office:value="0.00733989945618136" calcext:value-type="float">
            <text:p>0,00733989945618136</text:p>
          </table:table-cell>
          <table:table-cell office:value-type="float" office:value="-0.0042192218511244" calcext:value-type="float">
            <text:p>-0,0042192218511244</text:p>
          </table:table-cell>
          <table:table-cell office:value-type="float" office:value="-0.00219121367483109" calcext:value-type="float">
            <text:p>-0,00219121367483109</text:p>
          </table:table-cell>
          <table:table-cell office:value-type="float" office:value="-0.0041053120091234" calcext:value-type="float">
            <text:p>-0,0041053120091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5132" calcext:value-type="float">
            <text:p>45132</text:p>
          </table:table-cell>
          <table:table-cell office:value-type="float" office:value="0.020745852937392" calcext:value-type="float">
            <text:p>0,020745852937392</text:p>
          </table:table-cell>
          <table:table-cell office:value-type="float" office:value="0.00419445665954113" calcext:value-type="float">
            <text:p>0,00419445665954113</text:p>
          </table:table-cell>
          <table:table-cell office:value-type="float" office:value="0.00879283522603409" calcext:value-type="float">
            <text:p>0,00879283522603409</text:p>
          </table:table-cell>
          <table:table-cell office:value-type="float" office:value="-0.00577822977660963" calcext:value-type="float">
            <text:p>-0,00577822977660963</text:p>
          </table:table-cell>
          <table:table-cell office:value-type="float" office:value="0.00543541257749145" calcext:value-type="float">
            <text:p>0,005435412577491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5133" calcext:value-type="float">
            <text:p>45133</text:p>
          </table:table-cell>
          <table:table-cell office:value-type="float" office:value="0.00129077559188938" calcext:value-type="float">
            <text:p>0,00129077559188938</text:p>
          </table:table-cell>
          <table:table-cell office:value-type="float" office:value="0.00360733404407126" calcext:value-type="float">
            <text:p>0,00360733404407126</text:p>
          </table:table-cell>
          <table:table-cell office:value-type="float" office:value="-0.00021945655544734" calcext:value-type="float">
            <text:p>-0,00021945655544734</text:p>
          </table:table-cell>
          <table:table-cell office:value-type="float" office:value="-0.00919501064279931" calcext:value-type="float">
            <text:p>-0,00919501064279931</text:p>
          </table:table-cell>
          <table:table-cell office:value-type="float" office:value="-0.00682011493295224" calcext:value-type="float">
            <text:p>-0,006820114932952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5134" calcext:value-type="float">
            <text:p>45134</text:p>
          </table:table-cell>
          <table:table-cell office:value-type="float" office:value="-0.00317859138385115" calcext:value-type="float">
            <text:p>-0,00317859138385115</text:p>
          </table:table-cell>
          <table:table-cell office:value-type="float" office:value="-0.0196494432273634" calcext:value-type="float">
            <text:p>-0,0196494432273634</text:p>
          </table:table-cell>
          <table:table-cell office:value-type="float" office:value="-0.00769804400058163" calcext:value-type="float">
            <text:p>-0,00769804400058163</text:p>
          </table:table-cell>
          <table:table-cell office:value-type="float" office:value="0.00381031587831313" calcext:value-type="float">
            <text:p>0,00381031587831313</text:p>
          </table:table-cell>
          <table:table-cell office:value-type="float" office:value="0.00129058348145437" calcext:value-type="float">
            <text:p>0,001290583481454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5135" calcext:value-type="float">
            <text:p>45135</text:p>
          </table:table-cell>
          <table:table-cell office:value-type="float" office:value="0.0176896112075082" calcext:value-type="float">
            <text:p>0,0176896112075082</text:p>
          </table:table-cell>
          <table:table-cell office:value-type="float" office:value="0.00366978741714089" calcext:value-type="float">
            <text:p>0,00366978741714089</text:p>
          </table:table-cell>
          <table:table-cell office:value-type="float" office:value="0.0044772141371842" calcext:value-type="float">
            <text:p>0,0044772141371842</text:p>
          </table:table-cell>
          <table:table-cell office:value-type="float" office:value="-0.00141619254868039" calcext:value-type="float">
            <text:p>-0,00141619254868039</text:p>
          </table:table-cell>
          <table:table-cell office:value-type="float" office:value="0.00112646067417899" calcext:value-type="float">
            <text:p>0,001126460674178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5138" calcext:value-type="float">
            <text:p>45138</text:p>
          </table:table-cell>
          <table:table-cell office:value-type="float" office:value="0.00432834795647487" calcext:value-type="float">
            <text:p>0,00432834795647487</text:p>
          </table:table-cell>
          <table:table-cell office:value-type="float" office:value="0.0115959398710105" calcext:value-type="float">
            <text:p>0,0115959398710105</text:p>
          </table:table-cell>
          <table:table-cell office:value-type="float" office:value="0.00589376066635513" calcext:value-type="float">
            <text:p>0,00589376066635513</text:p>
          </table:table-cell>
          <table:table-cell office:value-type="float" office:value="-0.00933851591378292" calcext:value-type="float">
            <text:p>-0,00933851591378292</text:p>
          </table:table-cell>
          <table:table-cell office:value-type="float" office:value="0.00205163935544495" calcext:value-type="float">
            <text:p>0,002051639355444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139" calcext:value-type="float">
            <text:p>45139</text:p>
          </table:table-cell>
          <table:table-cell office:value-type="float" office:value="0.00994832637638185" calcext:value-type="float">
            <text:p>0,00994832637638185</text:p>
          </table:table-cell>
          <table:table-cell office:value-type="float" office:value="-0.0041907294628217" calcext:value-type="float">
            <text:p>-0,0041907294628217</text:p>
          </table:table-cell>
          <table:table-cell office:value-type="float" office:value="-0.00171814925599027" calcext:value-type="float">
            <text:p>-0,00171814925599027</text:p>
          </table:table-cell>
          <table:table-cell office:value-type="float" office:value="-0.00569033653648486" calcext:value-type="float">
            <text:p>-0,00569033653648486</text:p>
          </table:table-cell>
          <table:table-cell office:value-type="float" office:value="0.00613136564711055" calcext:value-type="float">
            <text:p>0,006131365647110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5140" calcext:value-type="float">
            <text:p>45140</text:p>
          </table:table-cell>
          <table:table-cell office:value-type="float" office:value="0.0153943813970236" calcext:value-type="float">
            <text:p>0,0153943813970236</text:p>
          </table:table-cell>
          <table:table-cell office:value-type="float" office:value="-0.00202862267276" calcext:value-type="float">
            <text:p>-0,00202862267276</text:p>
          </table:table-cell>
          <table:table-cell office:value-type="float" office:value="0.00344740441578026" calcext:value-type="float">
            <text:p>0,00344740441578026</text:p>
          </table:table-cell>
          <table:table-cell office:value-type="float" office:value="0.00942698325328859" calcext:value-type="float">
            <text:p>0,00942698325328859</text:p>
          </table:table-cell>
          <table:table-cell office:value-type="float" office:value="0.00339981973175047" calcext:value-type="float">
            <text:p>0,003399819731750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5141" calcext:value-type="float">
            <text:p>45141</text:p>
          </table:table-cell>
          <table:table-cell office:value-type="float" office:value="0.00968343219750363" calcext:value-type="float">
            <text:p>0,00968343219750363</text:p>
          </table:table-cell>
          <table:table-cell office:value-type="float" office:value="-0.00291021119066596" calcext:value-type="float">
            <text:p>-0,00291021119066596</text:p>
          </table:table-cell>
          <table:table-cell office:value-type="float" office:value="-0.00366022294306845" calcext:value-type="float">
            <text:p>-0,00366022294306845</text:p>
          </table:table-cell>
          <table:table-cell office:value-type="float" office:value="0.00288190178263035" calcext:value-type="float">
            <text:p>0,00288190178263035</text:p>
          </table:table-cell>
          <table:table-cell office:value-type="float" office:value="0.00781331207593151" calcext:value-type="float">
            <text:p>0,007813312075931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142" calcext:value-type="float">
            <text:p>45142</text:p>
          </table:table-cell>
          <table:table-cell office:value-type="float" office:value="0.0170686095986023" calcext:value-type="float">
            <text:p>0,0170686095986023</text:p>
          </table:table-cell>
          <table:table-cell office:value-type="float" office:value="-0.00742091611052159" calcext:value-type="float">
            <text:p>-0,00742091611052159</text:p>
          </table:table-cell>
          <table:table-cell office:value-type="float" office:value="-0.00845378724259384" calcext:value-type="float">
            <text:p>-0,00845378724259384</text:p>
          </table:table-cell>
          <table:table-cell office:value-type="float" office:value="-0.000475374917259797" calcext:value-type="float">
            <text:p>-0,000475374917259797</text:p>
          </table:table-cell>
          <table:table-cell office:value-type="float" office:value="0.00779081590744072" calcext:value-type="float">
            <text:p>0,007790815907440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5145" calcext:value-type="float">
            <text:p>45145</text:p>
          </table:table-cell>
          <table:table-cell office:value-type="float" office:value="-0.0354922309623659" calcext:value-type="float">
            <text:p>-0,0354922309623659</text:p>
          </table:table-cell>
          <table:table-cell office:value-type="float" office:value="-0.00283096415495903" calcext:value-type="float">
            <text:p>-0,00283096415495903</text:p>
          </table:table-cell>
          <table:table-cell office:value-type="float" office:value="-0.00241259447684338" calcext:value-type="float">
            <text:p>-0,00241259447684338</text:p>
          </table:table-cell>
          <table:table-cell office:value-type="float" office:value="0.00865780204833181" calcext:value-type="float">
            <text:p>0,00865780204833181</text:p>
          </table:table-cell>
          <table:table-cell office:value-type="float" office:value="-0.00887276494931197" calcext:value-type="float">
            <text:p>-0,008872764949311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5146" calcext:value-type="float">
            <text:p>45146</text:p>
          </table:table-cell>
          <table:table-cell office:value-type="float" office:value="0.00975859389992198" calcext:value-type="float">
            <text:p>0,00975859389992198</text:p>
          </table:table-cell>
          <table:table-cell office:value-type="float" office:value="-0.00336950766050956" calcext:value-type="float">
            <text:p>-0,00336950766050956</text:p>
          </table:table-cell>
          <table:table-cell office:value-type="float" office:value="0.00422915967492247" calcext:value-type="float">
            <text:p>0,00422915967492247</text:p>
          </table:table-cell>
          <table:table-cell office:value-type="float" office:value="0.00740953124545128" calcext:value-type="float">
            <text:p>0,00740953124545128</text:p>
          </table:table-cell>
          <table:table-cell office:value-type="float" office:value="0.00560583452119842" calcext:value-type="float">
            <text:p>0,005605834521198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5147" calcext:value-type="float">
            <text:p>45147</text:p>
          </table:table-cell>
          <table:table-cell office:value-type="float" office:value="-0.0150379414230741" calcext:value-type="float">
            <text:p>-0,0150379414230741</text:p>
          </table:table-cell>
          <table:table-cell office:value-type="float" office:value="-0.00620365384340055" calcext:value-type="float">
            <text:p>-0,00620365384340055</text:p>
          </table:table-cell>
          <table:table-cell office:value-type="float" office:value="-0.00446721073621202" calcext:value-type="float">
            <text:p>-0,00446721073621202</text:p>
          </table:table-cell>
          <table:table-cell office:value-type="float" office:value="0.0125083097260997" calcext:value-type="float">
            <text:p>0,0125083097260997</text:p>
          </table:table-cell>
          <table:table-cell office:value-type="float" office:value="-0.00523741664323053" calcext:value-type="float">
            <text:p>-0,005237416643230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5148" calcext:value-type="float">
            <text:p>45148</text:p>
          </table:table-cell>
          <table:table-cell office:value-type="float" office:value="-0.031126099166658" calcext:value-type="float">
            <text:p>-0,031126099166658</text:p>
          </table:table-cell>
          <table:table-cell office:value-type="float" office:value="-0.000261189591031292" calcext:value-type="float">
            <text:p>-0,000261189591031292</text:p>
          </table:table-cell>
          <table:table-cell office:value-type="float" office:value="0.00624703839045578" calcext:value-type="float">
            <text:p>0,00624703839045578</text:p>
          </table:table-cell>
          <table:table-cell office:value-type="float" office:value="-0.00361805321717616" calcext:value-type="float">
            <text:p>-0,00361805321717616</text:p>
          </table:table-cell>
          <table:table-cell office:value-type="float" office:value="0.00777873044544311" calcext:value-type="float">
            <text:p>0,007778730445443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5149" calcext:value-type="float">
            <text:p>45149</text:p>
          </table:table-cell>
          <table:table-cell office:value-type="float" office:value="-0.013911464635178" calcext:value-type="float">
            <text:p>-0,013911464635178</text:p>
          </table:table-cell>
          <table:table-cell office:value-type="float" office:value="-0.00260331527541048" calcext:value-type="float">
            <text:p>-0,00260331527541048</text:p>
          </table:table-cell>
          <table:table-cell office:value-type="float" office:value="0.0111316791620731" calcext:value-type="float">
            <text:p>0,0111316791620731</text:p>
          </table:table-cell>
          <table:table-cell office:value-type="float" office:value="0.017538772939028" calcext:value-type="float">
            <text:p>0,017538772939028</text:p>
          </table:table-cell>
          <table:table-cell office:value-type="float" office:value="-0.00241357771902511" calcext:value-type="float">
            <text:p>-0,002413577719025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5152" calcext:value-type="float">
            <text:p>45152</text:p>
          </table:table-cell>
          <table:table-cell office:value-type="float" office:value="-0.0186706548962227" calcext:value-type="float">
            <text:p>-0,0186706548962227</text:p>
          </table:table-cell>
          <table:table-cell office:value-type="float" office:value="-0.00986076375016314" calcext:value-type="float">
            <text:p>-0,00986076375016314</text:p>
          </table:table-cell>
          <table:table-cell office:value-type="float" office:value="-0.0104114958987956" calcext:value-type="float">
            <text:p>-0,0104114958987956</text:p>
          </table:table-cell>
          <table:table-cell office:value-type="float" office:value="0.00415343248146584" calcext:value-type="float">
            <text:p>0,00415343248146584</text:p>
          </table:table-cell>
          <table:table-cell office:value-type="float" office:value="-0.00306401026279259" calcext:value-type="float">
            <text:p>-0,003064010262792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5153" calcext:value-type="float">
            <text:p>45153</text:p>
          </table:table-cell>
          <table:table-cell office:value-type="float" office:value="0.00454529824262847" calcext:value-type="float">
            <text:p>0,00454529824262847</text:p>
          </table:table-cell>
          <table:table-cell office:value-type="float" office:value="-0.00409614112581319" calcext:value-type="float">
            <text:p>-0,00409614112581319</text:p>
          </table:table-cell>
          <table:table-cell office:value-type="float" office:value="0.0021081810415502" calcext:value-type="float">
            <text:p>0,0021081810415502</text:p>
          </table:table-cell>
          <table:table-cell office:value-type="float" office:value="-0.00133220224646383" calcext:value-type="float">
            <text:p>-0,00133220224646383</text:p>
          </table:table-cell>
          <table:table-cell office:value-type="float" office:value="0.00339245071710189" calcext:value-type="float">
            <text:p>0,003392450717101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5154" calcext:value-type="float">
            <text:p>45154</text:p>
          </table:table-cell>
          <table:table-cell office:value-type="float" office:value="-0.000944053074463843" calcext:value-type="float">
            <text:p>-0,000944053074463843</text:p>
          </table:table-cell>
          <table:table-cell office:value-type="float" office:value="-0.00563394279670046" calcext:value-type="float">
            <text:p>-0,00563394279670046</text:p>
          </table:table-cell>
          <table:table-cell office:value-type="float" office:value="0.00671529339981651" calcext:value-type="float">
            <text:p>0,00671529339981651</text:p>
          </table:table-cell>
          <table:table-cell office:value-type="float" office:value="0.00199961972154964" calcext:value-type="float">
            <text:p>0,00199961972154964</text:p>
          </table:table-cell>
          <table:table-cell office:value-type="float" office:value="-0.00236850696648104" calcext:value-type="float">
            <text:p>-0,002368506966481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5155" calcext:value-type="float">
            <text:p>45155</text:p>
          </table:table-cell>
          <table:table-cell office:value-type="float" office:value="-0.0343890963017248" calcext:value-type="float">
            <text:p>-0,0343890963017248</text:p>
          </table:table-cell>
          <table:table-cell office:value-type="float" office:value="-0.00705184560696301" calcext:value-type="float">
            <text:p>-0,00705184560696301</text:p>
          </table:table-cell>
          <table:table-cell office:value-type="float" office:value="-0.00616350896152614" calcext:value-type="float">
            <text:p>-0,00616350896152614</text:p>
          </table:table-cell>
          <table:table-cell office:value-type="float" office:value="-0.00992959736784068" calcext:value-type="float">
            <text:p>-0,00992959736784068</text:p>
          </table:table-cell>
          <table:table-cell office:value-type="float" office:value="-0.0153890083673431" calcext:value-type="float">
            <text:p>-0,01538900836734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156" calcext:value-type="float">
            <text:p>45156</text:p>
          </table:table-cell>
          <table:table-cell office:value-type="float" office:value="0.0149805442549987" calcext:value-type="float">
            <text:p>0,0149805442549987</text:p>
          </table:table-cell>
          <table:table-cell office:value-type="float" office:value="0.00316655082244136" calcext:value-type="float">
            <text:p>0,00316655082244136</text:p>
          </table:table-cell>
          <table:table-cell office:value-type="float" office:value="0.00347636404856208" calcext:value-type="float">
            <text:p>0,00347636404856208</text:p>
          </table:table-cell>
          <table:table-cell office:value-type="float" office:value="-0.0034670273308696" calcext:value-type="float">
            <text:p>-0,0034670273308696</text:p>
          </table:table-cell>
          <table:table-cell office:value-type="float" office:value="0.00284054851695251" calcext:value-type="float">
            <text:p>0,002840548516952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5159" calcext:value-type="float">
            <text:p>45159</text:p>
          </table:table-cell>
          <table:table-cell office:value-type="float" office:value="0.0202273468836996" calcext:value-type="float">
            <text:p>0,0202273468836996</text:p>
          </table:table-cell>
          <table:table-cell office:value-type="float" office:value="-0.00806721539065912" calcext:value-type="float">
            <text:p>-0,00806721539065912</text:p>
          </table:table-cell>
          <table:table-cell office:value-type="float" office:value="-0.00508315534710354" calcext:value-type="float">
            <text:p>-0,00508315534710354</text:p>
          </table:table-cell>
          <table:table-cell office:value-type="float" office:value="-0.0000353" calcext:value-type="float">
            <text:p>-0,0000353</text:p>
          </table:table-cell>
          <table:table-cell office:value-type="float" office:value="0.00118105325575001" calcext:value-type="float">
            <text:p>0,001181053255750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5160" calcext:value-type="float">
            <text:p>45160</text:p>
          </table:table-cell>
          <table:table-cell office:value-type="float" office:value="0.0518768987567078" calcext:value-type="float">
            <text:p>0,0518768987567078</text:p>
          </table:table-cell>
          <table:table-cell office:value-type="float" office:value="0.0136568914283842" calcext:value-type="float">
            <text:p>0,0136568914283842</text:p>
          </table:table-cell>
          <table:table-cell office:value-type="float" office:value="0.00597079438477195" calcext:value-type="float">
            <text:p>0,00597079438477195</text:p>
          </table:table-cell>
          <table:table-cell office:value-type="float" office:value="0.0016949013182189" calcext:value-type="float">
            <text:p>0,0016949013182189</text:p>
          </table:table-cell>
          <table:table-cell office:value-type="float" office:value="0.0151339768852516" calcext:value-type="float">
            <text:p>0,01513397688525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5161" calcext:value-type="float">
            <text:p>45161</text:p>
          </table:table-cell>
          <table:table-cell office:value-type="float" office:value="0.0213235598200452" calcext:value-type="float">
            <text:p>0,0213235598200452</text:p>
          </table:table-cell>
          <table:table-cell office:value-type="float" office:value="0.0136090486185728" calcext:value-type="float">
            <text:p>0,0136090486185728</text:p>
          </table:table-cell>
          <table:table-cell office:value-type="float" office:value="0.000329375092561051" calcext:value-type="float">
            <text:p>0,000329375092561051</text:p>
          </table:table-cell>
          <table:table-cell office:value-type="float" office:value="0.0041801719271252" calcext:value-type="float">
            <text:p>0,0041801719271252</text:p>
          </table:table-cell>
          <table:table-cell office:value-type="float" office:value="0.0110533978574225" calcext:value-type="float">
            <text:p>0,01105339785742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5162" calcext:value-type="float">
            <text:p>45162</text:p>
          </table:table-cell>
          <table:table-cell office:value-type="float" office:value="-0.00430018391219867" calcext:value-type="float">
            <text:p>-0,00430018391219867</text:p>
          </table:table-cell>
          <table:table-cell office:value-type="float" office:value="-0.0092792154804253" calcext:value-type="float">
            <text:p>-0,0092792154804253</text:p>
          </table:table-cell>
          <table:table-cell office:value-type="float" office:value="0.000700028588996465" calcext:value-type="float">
            <text:p>0,000700028588996465</text:p>
          </table:table-cell>
          <table:table-cell office:value-type="float" office:value="-0.00306236977423811" calcext:value-type="float">
            <text:p>-0,00306236977423811</text:p>
          </table:table-cell>
          <table:table-cell office:value-type="float" office:value="0.00371835885286661" calcext:value-type="float">
            <text:p>0,003718358852866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5163" calcext:value-type="float">
            <text:p>45163</text:p>
          </table:table-cell>
          <table:table-cell office:value-type="float" office:value="-0.0527850631003867" calcext:value-type="float">
            <text:p>-0,0527850631003867</text:p>
          </table:table-cell>
          <table:table-cell office:value-type="float" office:value="-0.0102189254535331" calcext:value-type="float">
            <text:p>-0,0102189254535331</text:p>
          </table:table-cell>
          <table:table-cell office:value-type="float" office:value="-0.00394169180156185" calcext:value-type="float">
            <text:p>-0,00394169180156185</text:p>
          </table:table-cell>
          <table:table-cell office:value-type="float" office:value="0.00834790936694042" calcext:value-type="float">
            <text:p>0,00834790936694042</text:p>
          </table:table-cell>
          <table:table-cell office:value-type="float" office:value="-0.00939487463017417" calcext:value-type="float">
            <text:p>-0,009394874630174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5166" calcext:value-type="float">
            <text:p>45166</text:p>
          </table:table-cell>
          <table:table-cell office:value-type="float" office:value="-0.0208247077097753" calcext:value-type="float">
            <text:p>-0,0208247077097753</text:p>
          </table:table-cell>
          <table:table-cell office:value-type="float" office:value="0.00934088126481713" calcext:value-type="float">
            <text:p>0,00934088126481713</text:p>
          </table:table-cell>
          <table:table-cell office:value-type="float" office:value="-0.00219067198261405" calcext:value-type="float">
            <text:p>-0,00219067198261405</text:p>
          </table:table-cell>
          <table:table-cell office:value-type="float" office:value="0.00728218333220309" calcext:value-type="float">
            <text:p>0,00728218333220309</text:p>
          </table:table-cell>
          <table:table-cell office:value-type="float" office:value="-0.0126304095481999" calcext:value-type="float">
            <text:p>-0,01263040954819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5167" calcext:value-type="float">
            <text:p>45167</text:p>
          </table:table-cell>
          <table:table-cell office:value-type="float" office:value="0.00724776771914269" calcext:value-type="float">
            <text:p>0,00724776771914269</text:p>
          </table:table-cell>
          <table:table-cell office:value-type="float" office:value="0.0100726234248329" calcext:value-type="float">
            <text:p>0,0100726234248329</text:p>
          </table:table-cell>
          <table:table-cell office:value-type="float" office:value="0.00874506878678509" calcext:value-type="float">
            <text:p>0,00874506878678509</text:p>
          </table:table-cell>
          <table:table-cell office:value-type="float" office:value="0.000894071414074131" calcext:value-type="float">
            <text:p>0,000894071414074131</text:p>
          </table:table-cell>
          <table:table-cell office:value-type="float" office:value="0.0157738593829289" calcext:value-type="float">
            <text:p>0,01577385938292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5168" calcext:value-type="float">
            <text:p>45168</text:p>
          </table:table-cell>
          <table:table-cell office:value-type="float" office:value="-0.0449567791459094" calcext:value-type="float">
            <text:p>-0,0449567791459094</text:p>
          </table:table-cell>
          <table:table-cell office:value-type="float" office:value="-0.00757224547914324" calcext:value-type="float">
            <text:p>-0,00757224547914324</text:p>
          </table:table-cell>
          <table:table-cell office:value-type="float" office:value="-0.00237553497788952" calcext:value-type="float">
            <text:p>-0,00237553497788952</text:p>
          </table:table-cell>
          <table:table-cell office:value-type="float" office:value="-0.00332041087124817" calcext:value-type="float">
            <text:p>-0,00332041087124817</text:p>
          </table:table-cell>
          <table:table-cell office:value-type="float" office:value="0.00878584853099091" calcext:value-type="float">
            <text:p>0,008785848530990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5169" calcext:value-type="float">
            <text:p>45169</text:p>
          </table:table-cell>
          <table:table-cell office:value-type="float" office:value="-0.0249399062243313" calcext:value-type="float">
            <text:p>-0,0249399062243313</text:p>
          </table:table-cell>
          <table:table-cell office:value-type="float" office:value="-0.0175353445889925" calcext:value-type="float">
            <text:p>-0,0175353445889925</text:p>
          </table:table-cell>
          <table:table-cell office:value-type="float" office:value="-0.00528941577223461" calcext:value-type="float">
            <text:p>-0,00528941577223461</text:p>
          </table:table-cell>
          <table:table-cell office:value-type="float" office:value="0.0108735128650606" calcext:value-type="float">
            <text:p>0,0108735128650606</text:p>
          </table:table-cell>
          <table:table-cell office:value-type="float" office:value="-0.00796421466545351" calcext:value-type="float">
            <text:p>-0,007964214665453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5170" calcext:value-type="float">
            <text:p>45170</text:p>
          </table:table-cell>
          <table:table-cell office:value-type="float" office:value="0.0597976054662625" calcext:value-type="float">
            <text:p>0,0597976054662625</text:p>
          </table:table-cell>
          <table:table-cell office:value-type="float" office:value="0.0158463387306944" calcext:value-type="float">
            <text:p>0,0158463387306944</text:p>
          </table:table-cell>
          <table:table-cell office:value-type="float" office:value="0.00425384344867743" calcext:value-type="float">
            <text:p>0,00425384344867743</text:p>
          </table:table-cell>
          <table:table-cell office:value-type="float" office:value="-0.000982903522230218" calcext:value-type="float">
            <text:p>-0,000982903522230218</text:p>
          </table:table-cell>
          <table:table-cell office:value-type="float" office:value="-0.00051795618486467" calcext:value-type="float">
            <text:p>-0,000517956184864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5173" calcext:value-type="float">
            <text:p>45173</text:p>
          </table:table-cell>
          <table:table-cell office:value-type="float" office:value="-0.00368710810842959" calcext:value-type="float">
            <text:p>-0,00368710810842959</text:p>
          </table:table-cell>
          <table:table-cell office:value-type="float" office:value="-0.00142459272836716" calcext:value-type="float">
            <text:p>-0,00142459272836716</text:p>
          </table:table-cell>
          <table:table-cell office:value-type="float" office:value="-0.00666372542296357" calcext:value-type="float">
            <text:p>-0,00666372542296357</text:p>
          </table:table-cell>
          <table:table-cell office:value-type="float" office:value="-0.0031799328644208" calcext:value-type="float">
            <text:p>-0,0031799328644208</text:p>
          </table:table-cell>
          <table:table-cell office:value-type="float" office:value="-0.000348732177899871" calcext:value-type="float">
            <text:p>-0,0003487321778998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5174" calcext:value-type="float">
            <text:p>45174</text:p>
          </table:table-cell>
          <table:table-cell office:value-type="float" office:value="-0.0241432716894393" calcext:value-type="float">
            <text:p>-0,0241432716894393</text:p>
          </table:table-cell>
          <table:table-cell office:value-type="float" office:value="-0.00378591075447347" calcext:value-type="float">
            <text:p>-0,00378591075447347</text:p>
          </table:table-cell>
          <table:table-cell office:value-type="float" office:value="0.00052226917565828" calcext:value-type="float">
            <text:p>0,00052226917565828</text:p>
          </table:table-cell>
          <table:table-cell office:value-type="float" office:value="0.00950267160526834" calcext:value-type="float">
            <text:p>0,00950267160526834</text:p>
          </table:table-cell>
          <table:table-cell office:value-type="float" office:value="0.00128624562496213" calcext:value-type="float">
            <text:p>0,001286245624962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5175" calcext:value-type="float">
            <text:p>45175</text:p>
          </table:table-cell>
          <table:table-cell office:value-type="float" office:value="-0.0451247410135963" calcext:value-type="float">
            <text:p>-0,0451247410135963</text:p>
          </table:table-cell>
          <table:table-cell office:value-type="float" office:value="-0.010473276130919" calcext:value-type="float">
            <text:p>-0,010473276130919</text:p>
          </table:table-cell>
          <table:table-cell office:value-type="float" office:value="0.00454033102934864" calcext:value-type="float">
            <text:p>0,00454033102934864</text:p>
          </table:table-cell>
          <table:table-cell office:value-type="float" office:value="0.00682578809055168" calcext:value-type="float">
            <text:p>0,00682578809055168</text:p>
          </table:table-cell>
          <table:table-cell office:value-type="float" office:value="-0.00185533144616922" calcext:value-type="float">
            <text:p>-0,001855331446169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5177" calcext:value-type="float">
            <text:p>45177</text:p>
          </table:table-cell>
          <table:table-cell office:value-type="float" office:value="0.0131715211161953" calcext:value-type="float">
            <text:p>0,0131715211161953</text:p>
          </table:table-cell>
          <table:table-cell office:value-type="float" office:value="-0.00504572540082375" calcext:value-type="float">
            <text:p>-0,00504572540082375</text:p>
          </table:table-cell>
          <table:table-cell office:value-type="float" office:value="-0.00134168114903705" calcext:value-type="float">
            <text:p>-0,00134168114903705</text:p>
          </table:table-cell>
          <table:table-cell office:value-type="float" office:value="0.0170257790010806" calcext:value-type="float">
            <text:p>0,0170257790010806</text:p>
          </table:table-cell>
          <table:table-cell office:value-type="float" office:value="0.000881685591883103" calcext:value-type="float">
            <text:p>0,0008816855918831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5180" calcext:value-type="float">
            <text:p>45180</text:p>
          </table:table-cell>
          <table:table-cell office:value-type="float" office:value="0.0134665975919824" calcext:value-type="float">
            <text:p>0,0134665975919824</text:p>
          </table:table-cell>
          <table:table-cell office:value-type="float" office:value="0.0127153436181085" calcext:value-type="float">
            <text:p>0,0127153436181085</text:p>
          </table:table-cell>
          <table:table-cell office:value-type="float" office:value="0.000803664845359178" calcext:value-type="float">
            <text:p>0,000803664845359178</text:p>
          </table:table-cell>
          <table:table-cell office:value-type="float" office:value="0.00523109637098469" calcext:value-type="float">
            <text:p>0,00523109637098469</text:p>
          </table:table-cell>
          <table:table-cell office:value-type="float" office:value="-0.00606627715440978" calcext:value-type="float">
            <text:p>-0,006066277154409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5181" calcext:value-type="float">
            <text:p>45181</text:p>
          </table:table-cell>
          <table:table-cell office:value-type="float" office:value="0.037474676928512" calcext:value-type="float">
            <text:p>0,037474676928512</text:p>
          </table:table-cell>
          <table:table-cell office:value-type="float" office:value="0.0086861556743539" calcext:value-type="float">
            <text:p>0,0086861556743539</text:p>
          </table:table-cell>
          <table:table-cell office:value-type="float" office:value="0.00397619478820443" calcext:value-type="float">
            <text:p>0,00397619478820443</text:p>
          </table:table-cell>
          <table:table-cell office:value-type="float" office:value="-0.00220477842035791" calcext:value-type="float">
            <text:p>-0,00220477842035791</text:p>
          </table:table-cell>
          <table:table-cell office:value-type="float" office:value="0.014087131487396" calcext:value-type="float">
            <text:p>0,0140871314873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5182" calcext:value-type="float">
            <text:p>45182</text:p>
          </table:table-cell>
          <table:table-cell office:value-type="float" office:value="0.00593846274246681" calcext:value-type="float">
            <text:p>0,00593846274246681</text:p>
          </table:table-cell>
          <table:table-cell office:value-type="float" office:value="0.0010458128863858" calcext:value-type="float">
            <text:p>0,0010458128863858</text:p>
          </table:table-cell>
          <table:table-cell office:value-type="float" office:value="-0.000936635813619433" calcext:value-type="float">
            <text:p>-0,000936635813619433</text:p>
          </table:table-cell>
          <table:table-cell office:value-type="float" office:value="-0.00394108950707343" calcext:value-type="float">
            <text:p>-0,00394108950707343</text:p>
          </table:table-cell>
          <table:table-cell office:value-type="float" office:value="0.00405888108116537" calcext:value-type="float">
            <text:p>0,004058881081165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5183" calcext:value-type="float">
            <text:p>45183</text:p>
          </table:table-cell>
          <table:table-cell office:value-type="float" office:value="-0.00735314290063454" calcext:value-type="float">
            <text:p>-0,00735314290063454</text:p>
          </table:table-cell>
          <table:table-cell office:value-type="float" office:value="0.00592132962770276" calcext:value-type="float">
            <text:p>0,00592132962770276</text:p>
          </table:table-cell>
          <table:table-cell office:value-type="float" office:value="-0.00443120002985008" calcext:value-type="float">
            <text:p>-0,00443120002985008</text:p>
          </table:table-cell>
          <table:table-cell office:value-type="float" office:value="0.01165975414796" calcext:value-type="float">
            <text:p>0,01165975414796</text:p>
          </table:table-cell>
          <table:table-cell office:value-type="float" office:value="-0.00549928725358493" calcext:value-type="float">
            <text:p>-0,005499287253584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5184" calcext:value-type="float">
            <text:p>45184</text:p>
          </table:table-cell>
          <table:table-cell office:value-type="float" office:value="-0.0332046890846259" calcext:value-type="float">
            <text:p>-0,0332046890846259</text:p>
          </table:table-cell>
          <table:table-cell office:value-type="float" office:value="-0.00465536623235321" calcext:value-type="float">
            <text:p>-0,00465536623235321</text:p>
          </table:table-cell>
          <table:table-cell office:value-type="float" office:value="0.00109117873424248" calcext:value-type="float">
            <text:p>0,00109117873424248</text:p>
          </table:table-cell>
          <table:table-cell office:value-type="float" office:value="0.0187298353958811" calcext:value-type="float">
            <text:p>0,0187298353958811</text:p>
          </table:table-cell>
          <table:table-cell office:value-type="float" office:value="-0.0104167019854635" calcext:value-type="float">
            <text:p>-0,01041670198546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5187" calcext:value-type="float">
            <text:p>45187</text:p>
          </table:table-cell>
          <table:table-cell office:value-type="float" office:value="0.0178910712764369" calcext:value-type="float">
            <text:p>0,0178910712764369</text:p>
          </table:table-cell>
          <table:table-cell office:value-type="float" office:value="-0.0036085561127778" calcext:value-type="float">
            <text:p>-0,0036085561127778</text:p>
          </table:table-cell>
          <table:table-cell office:value-type="float" office:value="0.00273143828467497" calcext:value-type="float">
            <text:p>0,00273143828467497</text:p>
          </table:table-cell>
          <table:table-cell office:value-type="float" office:value="0.0113102648424424" calcext:value-type="float">
            <text:p>0,0113102648424424</text:p>
          </table:table-cell>
          <table:table-cell office:value-type="float" office:value="0.00498952862555137" calcext:value-type="float">
            <text:p>0,004989528625551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5188" calcext:value-type="float">
            <text:p>45188</text:p>
          </table:table-cell>
          <table:table-cell office:value-type="float" office:value="-0.0159934220951805" calcext:value-type="float">
            <text:p>-0,0159934220951805</text:p>
          </table:table-cell>
          <table:table-cell office:value-type="float" office:value="-0.00337944939750343" calcext:value-type="float">
            <text:p>-0,00337944939750343</text:p>
          </table:table-cell>
          <table:table-cell office:value-type="float" office:value="-0.00098418089274043" calcext:value-type="float">
            <text:p>-0,00098418089274043</text:p>
          </table:table-cell>
          <table:table-cell office:value-type="float" office:value="-0.00388046371224384" calcext:value-type="float">
            <text:p>-0,00388046371224384</text:p>
          </table:table-cell>
          <table:table-cell office:value-type="float" office:value="-0.00216234567159398" calcext:value-type="float">
            <text:p>-0,002162345671593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5189" calcext:value-type="float">
            <text:p>45189</text:p>
          </table:table-cell>
          <table:table-cell office:value-type="float" office:value="0.00331083565916005" calcext:value-type="float">
            <text:p>0,00331083565916005</text:p>
          </table:table-cell>
          <table:table-cell office:value-type="float" office:value="0.00588682945637309" calcext:value-type="float">
            <text:p>0,00588682945637309</text:p>
          </table:table-cell>
          <table:table-cell office:value-type="float" office:value="0.00222019515417351" calcext:value-type="float">
            <text:p>0,00222019515417351</text:p>
          </table:table-cell>
          <table:table-cell office:value-type="float" office:value="0.00108015805553703" calcext:value-type="float">
            <text:p>0,00108015805553703</text:p>
          </table:table-cell>
          <table:table-cell office:value-type="float" office:value="0.00386993757942114" calcext:value-type="float">
            <text:p>0,003869937579421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5190" calcext:value-type="float">
            <text:p>45190</text:p>
          </table:table-cell>
          <table:table-cell office:value-type="float" office:value="-0.0282388359681079" calcext:value-type="float">
            <text:p>-0,0282388359681079</text:p>
          </table:table-cell>
          <table:table-cell office:value-type="float" office:value="-0.0201821182924521" calcext:value-type="float">
            <text:p>-0,0201821182924521</text:p>
          </table:table-cell>
          <table:table-cell office:value-type="float" office:value="-0.00496355204709778" calcext:value-type="float">
            <text:p>-0,00496355204709778</text:p>
          </table:table-cell>
          <table:table-cell office:value-type="float" office:value="0.010970401895358" calcext:value-type="float">
            <text:p>0,010970401895358</text:p>
          </table:table-cell>
          <table:table-cell office:value-type="float" office:value="-0.00432035924346368" calcext:value-type="float">
            <text:p>-0,004320359243463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5191" calcext:value-type="float">
            <text:p>45191</text:p>
          </table:table-cell>
          <table:table-cell office:value-type="float" office:value="-0.0112100060169852" calcext:value-type="float">
            <text:p>-0,0112100060169852</text:p>
          </table:table-cell>
          <table:table-cell office:value-type="float" office:value="-0.00281501574562985" calcext:value-type="float">
            <text:p>-0,00281501574562985</text:p>
          </table:table-cell>
          <table:table-cell office:value-type="float" office:value="-0.00050743128735182" calcext:value-type="float">
            <text:p>-0,00050743128735182</text:p>
          </table:table-cell>
          <table:table-cell office:value-type="float" office:value="0.0100243935792587" calcext:value-type="float">
            <text:p>0,0100243935792587</text:p>
          </table:table-cell>
          <table:table-cell office:value-type="float" office:value="-0.00287595213447274" calcext:value-type="float">
            <text:p>-0,002875952134472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5194" calcext:value-type="float">
            <text:p>45194</text:p>
          </table:table-cell>
          <table:table-cell office:value-type="float" office:value="0.000998058241765992" calcext:value-type="float">
            <text:p>0,000998058241765992</text:p>
          </table:table-cell>
          <table:table-cell office:value-type="float" office:value="-0.0000688" calcext:value-type="float">
            <text:p>-0,0000688</text:p>
          </table:table-cell>
          <table:table-cell office:value-type="float" office:value="-0.00882383478430791" calcext:value-type="float">
            <text:p>-0,00882383478430791</text:p>
          </table:table-cell>
          <table:table-cell office:value-type="float" office:value="0.000311981913385342" calcext:value-type="float">
            <text:p>0,000311981913385342</text:p>
          </table:table-cell>
          <table:table-cell office:value-type="float" office:value="-0.00793121114861156" calcext:value-type="float">
            <text:p>-0,007931211148611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5195" calcext:value-type="float">
            <text:p>45195</text:p>
          </table:table-cell>
          <table:table-cell office:value-type="float" office:value="-0.0308158075026272" calcext:value-type="float">
            <text:p>-0,0308158075026272</text:p>
          </table:table-cell>
          <table:table-cell office:value-type="float" office:value="-0.0152354535530191" calcext:value-type="float">
            <text:p>-0,0152354535530191</text:p>
          </table:table-cell>
          <table:table-cell office:value-type="float" office:value="-0.00087241067145449" calcext:value-type="float">
            <text:p>-0,00087241067145449</text:p>
          </table:table-cell>
          <table:table-cell office:value-type="float" office:value="-0.0045913050092323" calcext:value-type="float">
            <text:p>-0,0045913050092323</text:p>
          </table:table-cell>
          <table:table-cell office:value-type="float" office:value="-0.00106779599307231" calcext:value-type="float">
            <text:p>-0,001067795993072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5196" calcext:value-type="float">
            <text:p>45196</text:p>
          </table:table-cell>
          <table:table-cell office:value-type="float" office:value="0.0120744947823272" calcext:value-type="float">
            <text:p>0,0120744947823272</text:p>
          </table:table-cell>
          <table:table-cell office:value-type="float" office:value="-0.000758146559623951" calcext:value-type="float">
            <text:p>-0,000758146559623951</text:p>
          </table:table-cell>
          <table:table-cell office:value-type="float" office:value="-0.00502834050567263" calcext:value-type="float">
            <text:p>-0,00502834050567263</text:p>
          </table:table-cell>
          <table:table-cell office:value-type="float" office:value="0.00521810764412727" calcext:value-type="float">
            <text:p>0,00521810764412727</text:p>
          </table:table-cell>
          <table:table-cell office:value-type="float" office:value="-0.00408380879425295" calcext:value-type="float">
            <text:p>-0,004083808794252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5197" calcext:value-type="float">
            <text:p>45197</text:p>
          </table:table-cell>
          <table:table-cell office:value-type="float" office:value="0.0372120612682531" calcext:value-type="float">
            <text:p>0,0372120612682531</text:p>
          </table:table-cell>
          <table:table-cell office:value-type="float" office:value="0.0111482648501385" calcext:value-type="float">
            <text:p>0,0111482648501385</text:p>
          </table:table-cell>
          <table:table-cell office:value-type="float" office:value="0.0029865853773831" calcext:value-type="float">
            <text:p>0,0029865853773831</text:p>
          </table:table-cell>
          <table:table-cell office:value-type="float" office:value="-0.00651465083388939" calcext:value-type="float">
            <text:p>-0,00651465083388939</text:p>
          </table:table-cell>
          <table:table-cell office:value-type="float" office:value="0.00881112880051874" calcext:value-type="float">
            <text:p>0,008811128800518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5198" calcext:value-type="float">
            <text:p>45198</text:p>
          </table:table-cell>
          <table:table-cell office:value-type="float" office:value="0.0316660263368067" calcext:value-type="float">
            <text:p>0,0316660263368067</text:p>
          </table:table-cell>
          <table:table-cell office:value-type="float" office:value="0.00571391265008042" calcext:value-type="float">
            <text:p>0,00571391265008042</text:p>
          </table:table-cell>
          <table:table-cell office:value-type="float" office:value="0.00741002300612371" calcext:value-type="float">
            <text:p>0,00741002300612371</text:p>
          </table:table-cell>
          <table:table-cell office:value-type="float" office:value="-0.00194675065010286" calcext:value-type="float">
            <text:p>-0,00194675065010286</text:p>
          </table:table-cell>
          <table:table-cell office:value-type="float" office:value="0.00626764240658099" calcext:value-type="float">
            <text:p>0,006267642406580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5201" calcext:value-type="float">
            <text:p>45201</text:p>
          </table:table-cell>
          <table:table-cell office:value-type="float" office:value="-0.000938337950665282" calcext:value-type="float">
            <text:p>-0,000938337950665282</text:p>
          </table:table-cell>
          <table:table-cell office:value-type="float" office:value="-0.0118299107578598" calcext:value-type="float">
            <text:p>-0,0118299107578598</text:p>
          </table:table-cell>
          <table:table-cell office:value-type="float" office:value="-0.00997058335370458" calcext:value-type="float">
            <text:p>-0,00997058335370458</text:p>
          </table:table-cell>
          <table:table-cell office:value-type="float" office:value="-0.00549838057541758" calcext:value-type="float">
            <text:p>-0,00549838057541758</text:p>
          </table:table-cell>
          <table:table-cell office:value-type="float" office:value="-0.0159088694698806" calcext:value-type="float">
            <text:p>-0,01590886946988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5202" calcext:value-type="float">
            <text:p>45202</text:p>
          </table:table-cell>
          <table:table-cell office:value-type="float" office:value="-0.0427688268136705" calcext:value-type="float">
            <text:p>-0,0427688268136705</text:p>
          </table:table-cell>
          <table:table-cell office:value-type="float" office:value="-0.0137934151007789" calcext:value-type="float">
            <text:p>-0,0137934151007789</text:p>
          </table:table-cell>
          <table:table-cell office:value-type="float" office:value="-0.00546799322668133" calcext:value-type="float">
            <text:p>-0,00546799322668133</text:p>
          </table:table-cell>
          <table:table-cell office:value-type="float" office:value="-0.00144286134149059" calcext:value-type="float">
            <text:p>-0,00144286134149059</text:p>
          </table:table-cell>
          <table:table-cell office:value-type="float" office:value="-0.00474961342191159" calcext:value-type="float">
            <text:p>-0,004749613421911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5203" calcext:value-type="float">
            <text:p>45203</text:p>
          </table:table-cell>
          <table:table-cell office:value-type="float" office:value="0.0258767122905937" calcext:value-type="float">
            <text:p>0,0258767122905937</text:p>
          </table:table-cell>
          <table:table-cell office:value-type="float" office:value="0.00142633219172089" calcext:value-type="float">
            <text:p>0,00142633219172089</text:p>
          </table:table-cell>
          <table:table-cell office:value-type="float" office:value="-0.0008750089402654" calcext:value-type="float">
            <text:p>-0,0008750089402654</text:p>
          </table:table-cell>
          <table:table-cell office:value-type="float" office:value="-0.0115577202324656" calcext:value-type="float">
            <text:p>-0,0115577202324656</text:p>
          </table:table-cell>
          <table:table-cell office:value-type="float" office:value="0.00213692067666054" calcext:value-type="float">
            <text:p>0,002136920676660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5204" calcext:value-type="float">
            <text:p>45204</text:p>
          </table:table-cell>
          <table:table-cell office:value-type="float" office:value="-0.0128414506130215" calcext:value-type="float">
            <text:p>-0,0128414506130215</text:p>
          </table:table-cell>
          <table:table-cell office:value-type="float" office:value="-0.00331204920002864" calcext:value-type="float">
            <text:p>-0,00331204920002864</text:p>
          </table:table-cell>
          <table:table-cell office:value-type="float" office:value="-0.0105409871085053" calcext:value-type="float">
            <text:p>-0,0105409871085053</text:p>
          </table:table-cell>
          <table:table-cell office:value-type="float" office:value="-0.00513021540204676" calcext:value-type="float">
            <text:p>-0,00513021540204676</text:p>
          </table:table-cell>
          <table:table-cell office:value-type="float" office:value="0.00137675351181545" calcext:value-type="float">
            <text:p>0,001376753511815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5205" calcext:value-type="float">
            <text:p>45205</text:p>
          </table:table-cell>
          <table:table-cell office:value-type="float" office:value="-0.0120267376630167" calcext:value-type="float">
            <text:p>-0,0120267376630167</text:p>
          </table:table-cell>
          <table:table-cell office:value-type="float" office:value="0.00617869404550839" calcext:value-type="float">
            <text:p>0,00617869404550839</text:p>
          </table:table-cell>
          <table:table-cell office:value-type="float" office:value="0.0023207200686714" calcext:value-type="float">
            <text:p>0,0023207200686714</text:p>
          </table:table-cell>
          <table:table-cell office:value-type="float" office:value="-0.00224015066717315" calcext:value-type="float">
            <text:p>-0,00224015066717315</text:p>
          </table:table-cell>
          <table:table-cell office:value-type="float" office:value="-0.00724626905629221" calcext:value-type="float">
            <text:p>-0,007246269056292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5208" calcext:value-type="float">
            <text:p>45208</text:p>
          </table:table-cell>
          <table:table-cell office:value-type="float" office:value="0.0258163126015979" calcext:value-type="float">
            <text:p>0,0258163126015979</text:p>
          </table:table-cell>
          <table:table-cell office:value-type="float" office:value="0.00803703658495548" calcext:value-type="float">
            <text:p>0,00803703658495548</text:p>
          </table:table-cell>
          <table:table-cell office:value-type="float" office:value="-0.00575396051167454" calcext:value-type="float">
            <text:p>-0,00575396051167454</text:p>
          </table:table-cell>
          <table:table-cell office:value-type="float" office:value="0.0050043028080246" calcext:value-type="float">
            <text:p>0,0050043028080246</text:p>
          </table:table-cell>
          <table:table-cell office:value-type="float" office:value="-0.00821642810007505" calcext:value-type="float">
            <text:p>-0,008216428100075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5209" calcext:value-type="float">
            <text:p>45209</text:p>
          </table:table-cell>
          <table:table-cell office:value-type="float" office:value="0.0379350104340037" calcext:value-type="float">
            <text:p>0,0379350104340037</text:p>
          </table:table-cell>
          <table:table-cell office:value-type="float" office:value="0.0129457554474863" calcext:value-type="float">
            <text:p>0,0129457554474863</text:p>
          </table:table-cell>
          <table:table-cell office:value-type="float" office:value="0.00375227474556322" calcext:value-type="float">
            <text:p>0,00375227474556322</text:p>
          </table:table-cell>
          <table:table-cell office:value-type="float" office:value="-0.0155031418961297" calcext:value-type="float">
            <text:p>-0,0155031418961297</text:p>
          </table:table-cell>
          <table:table-cell office:value-type="float" office:value="0.01078111839096" calcext:value-type="float">
            <text:p>0,010781118390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5210" calcext:value-type="float">
            <text:p>45210</text:p>
          </table:table-cell>
          <table:table-cell office:value-type="float" office:value="0.00270402725741367" calcext:value-type="float">
            <text:p>0,00270402725741367</text:p>
          </table:table-cell>
          <table:table-cell office:value-type="float" office:value="0.000671660827878409" calcext:value-type="float">
            <text:p>0,000671660827878409</text:p>
          </table:table-cell>
          <table:table-cell office:value-type="float" office:value="0.00669860577127981" calcext:value-type="float">
            <text:p>0,00669860577127981</text:p>
          </table:table-cell>
          <table:table-cell office:value-type="float" office:value="0.00496382031051892" calcext:value-type="float">
            <text:p>0,00496382031051892</text:p>
          </table:table-cell>
          <table:table-cell office:value-type="float" office:value="-0.00475338236991299" calcext:value-type="float">
            <text:p>-0,004753382369912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5212" calcext:value-type="float">
            <text:p>45212</text:p>
          </table:table-cell>
          <table:table-cell office:value-type="float" office:value="-0.0669283725583704" calcext:value-type="float">
            <text:p>-0,0669283725583704</text:p>
          </table:table-cell>
          <table:table-cell office:value-type="float" office:value="-0.0115049861431065" calcext:value-type="float">
            <text:p>-0,0115049861431065</text:p>
          </table:table-cell>
          <table:table-cell office:value-type="float" office:value="-0.00130095499605259" calcext:value-type="float">
            <text:p>-0,00130095499605259</text:p>
          </table:table-cell>
          <table:table-cell office:value-type="float" office:value="0.0088983580007725" calcext:value-type="float">
            <text:p>0,0088983580007725</text:p>
          </table:table-cell>
          <table:table-cell office:value-type="float" office:value="-0.00696123156135646" calcext:value-type="float">
            <text:p>-0,006961231561356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5215" calcext:value-type="float">
            <text:p>45215</text:p>
          </table:table-cell>
          <table:table-cell office:value-type="float" office:value="-0.00391164689120242" calcext:value-type="float">
            <text:p>-0,00391164689120242</text:p>
          </table:table-cell>
          <table:table-cell office:value-type="float" office:value="0.00562701160485469" calcext:value-type="float">
            <text:p>0,00562701160485469</text:p>
          </table:table-cell>
          <table:table-cell office:value-type="float" office:value="0.00208816926844433" calcext:value-type="float">
            <text:p>0,00208816926844433</text:p>
          </table:table-cell>
          <table:table-cell office:value-type="float" office:value="0.000293276507889443" calcext:value-type="float">
            <text:p>0,000293276507889443</text:p>
          </table:table-cell>
          <table:table-cell office:value-type="float" office:value="-0.00724040230625476" calcext:value-type="float">
            <text:p>-0,007240402306254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5216" calcext:value-type="float">
            <text:p>45216</text:p>
          </table:table-cell>
          <table:table-cell office:value-type="float" office:value="-0.0193811591476424" calcext:value-type="float">
            <text:p>-0,0193811591476424</text:p>
          </table:table-cell>
          <table:table-cell office:value-type="float" office:value="-0.00734953908663831" calcext:value-type="float">
            <text:p>-0,00734953908663831</text:p>
          </table:table-cell>
          <table:table-cell office:value-type="float" office:value="-0.0041766388816128" calcext:value-type="float">
            <text:p>-0,0041766388816128</text:p>
          </table:table-cell>
          <table:table-cell office:value-type="float" office:value="0.0109819409803608" calcext:value-type="float">
            <text:p>0,0109819409803608</text:p>
          </table:table-cell>
          <table:table-cell office:value-type="float" office:value="-0.0011923319631648" calcext:value-type="float">
            <text:p>-0,00119233196316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5217" calcext:value-type="float">
            <text:p>45217</text:p>
          </table:table-cell>
          <table:table-cell office:value-type="float" office:value="-0.02797546325112" calcext:value-type="float">
            <text:p>-0,02797546325112</text:p>
          </table:table-cell>
          <table:table-cell office:value-type="float" office:value="-0.014430648621216" calcext:value-type="float">
            <text:p>-0,014430648621216</text:p>
          </table:table-cell>
          <table:table-cell office:value-type="float" office:value="-0.00406803330124092" calcext:value-type="float">
            <text:p>-0,00406803330124092</text:p>
          </table:table-cell>
          <table:table-cell office:value-type="float" office:value="-0.0013210098977985" calcext:value-type="float">
            <text:p>-0,0013210098977985</text:p>
          </table:table-cell>
          <table:table-cell office:value-type="float" office:value="-0.00359493833395861" calcext:value-type="float">
            <text:p>-0,003594938333958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5218" calcext:value-type="float">
            <text:p>45218</text:p>
          </table:table-cell>
          <table:table-cell office:value-type="float" office:value="-0.00304995667758535" calcext:value-type="float">
            <text:p>-0,00304995667758535</text:p>
          </table:table-cell>
          <table:table-cell office:value-type="float" office:value="0.000760112472226101" calcext:value-type="float">
            <text:p>0,000760112472226101</text:p>
          </table:table-cell>
          <table:table-cell office:value-type="float" office:value="0.00454596310747757" calcext:value-type="float">
            <text:p>0,00454596310747757</text:p>
          </table:table-cell>
          <table:table-cell office:value-type="float" office:value="0.00982912128050234" calcext:value-type="float">
            <text:p>0,00982912128050234</text:p>
          </table:table-cell>
          <table:table-cell office:value-type="float" office:value="0.00281445512891133" calcext:value-type="float">
            <text:p>0,002814455128911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5219" calcext:value-type="float">
            <text:p>45219</text:p>
          </table:table-cell>
          <table:table-cell office:value-type="float" office:value="-0.000981224478072339" calcext:value-type="float">
            <text:p>-0,000981224478072339</text:p>
          </table:table-cell>
          <table:table-cell office:value-type="float" office:value="-0.00681559018502367" calcext:value-type="float">
            <text:p>-0,00681559018502367</text:p>
          </table:table-cell>
          <table:table-cell office:value-type="float" office:value="-0.000516862546801695" calcext:value-type="float">
            <text:p>-0,000516862546801695</text:p>
          </table:table-cell>
          <table:table-cell office:value-type="float" office:value="-0.000863331654615424" calcext:value-type="float">
            <text:p>-0,000863331654615424</text:p>
          </table:table-cell>
          <table:table-cell office:value-type="float" office:value="0.00463167257580554" calcext:value-type="float">
            <text:p>0,004631672575805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5222" calcext:value-type="float">
            <text:p>45222</text:p>
          </table:table-cell>
          <table:table-cell office:value-type="float" office:value="0.0129193200840015" calcext:value-type="float">
            <text:p>0,0129193200840015</text:p>
          </table:table-cell>
          <table:table-cell office:value-type="float" office:value="-0.00361760794103784" calcext:value-type="float">
            <text:p>-0,00361760794103784</text:p>
          </table:table-cell>
          <table:table-cell office:value-type="float" office:value="-0.000463412990169139" calcext:value-type="float">
            <text:p>-0,000463412990169139</text:p>
          </table:table-cell>
          <table:table-cell office:value-type="float" office:value="-0.0049513920928756" calcext:value-type="float">
            <text:p>-0,0049513920928756</text:p>
          </table:table-cell>
          <table:table-cell office:value-type="float" office:value="0.00696870701763691" calcext:value-type="float">
            <text:p>0,006968707017636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5223" calcext:value-type="float">
            <text:p>45223</text:p>
          </table:table-cell>
          <table:table-cell office:value-type="float" office:value="0.018779578454515" calcext:value-type="float">
            <text:p>0,018779578454515</text:p>
          </table:table-cell>
          <table:table-cell office:value-type="float" office:value="0.00785099767798546" calcext:value-type="float">
            <text:p>0,00785099767798546</text:p>
          </table:table-cell>
          <table:table-cell office:value-type="float" office:value="0.00493456480080251" calcext:value-type="float">
            <text:p>0,00493456480080251</text:p>
          </table:table-cell>
          <table:table-cell office:value-type="float" office:value="-0.00102998677463008" calcext:value-type="float">
            <text:p>-0,00102998677463008</text:p>
          </table:table-cell>
          <table:table-cell office:value-type="float" office:value="0.00968379148034676" calcext:value-type="float">
            <text:p>0,009683791480346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5224" calcext:value-type="float">
            <text:p>45224</text:p>
          </table:table-cell>
          <table:table-cell office:value-type="float" office:value="-0.0304958653788065" calcext:value-type="float">
            <text:p>-0,0304958653788065</text:p>
          </table:table-cell>
          <table:table-cell office:value-type="float" office:value="-0.0116762054954732" calcext:value-type="float">
            <text:p>-0,0116762054954732</text:p>
          </table:table-cell>
          <table:table-cell office:value-type="float" office:value="0.00032836857416579" calcext:value-type="float">
            <text:p>0,00032836857416579</text:p>
          </table:table-cell>
          <table:table-cell office:value-type="float" office:value="0.00187797564081894" calcext:value-type="float">
            <text:p>0,00187797564081894</text:p>
          </table:table-cell>
          <table:table-cell office:value-type="float" office:value="-0.00667068902368362" calcext:value-type="float">
            <text:p>-0,006670689023683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5225" calcext:value-type="float">
            <text:p>45225</text:p>
          </table:table-cell>
          <table:table-cell office:value-type="float" office:value="0.0365719118439329" calcext:value-type="float">
            <text:p>0,0365719118439329</text:p>
          </table:table-cell>
          <table:table-cell office:value-type="float" office:value="0.0161992049364064" calcext:value-type="float">
            <text:p>0,0161992049364064</text:p>
          </table:table-cell>
          <table:table-cell office:value-type="float" office:value="0.00787271889533839" calcext:value-type="float">
            <text:p>0,00787271889533839</text:p>
          </table:table-cell>
          <table:table-cell office:value-type="float" office:value="-0.00196727742650659" calcext:value-type="float">
            <text:p>-0,00196727742650659</text:p>
          </table:table-cell>
          <table:table-cell office:value-type="float" office:value="0.00416546792190567" calcext:value-type="float">
            <text:p>0,004165467921905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5226" calcext:value-type="float">
            <text:p>45226</text:p>
          </table:table-cell>
          <table:table-cell office:value-type="float" office:value="-0.0552181728673977" calcext:value-type="float">
            <text:p>-0,0552181728673977</text:p>
          </table:table-cell>
          <table:table-cell office:value-type="float" office:value="-0.0165488238104924" calcext:value-type="float">
            <text:p>-0,0165488238104924</text:p>
          </table:table-cell>
          <table:table-cell office:value-type="float" office:value="0.00374485849348999" calcext:value-type="float">
            <text:p>0,00374485849348999</text:p>
          </table:table-cell>
          <table:table-cell office:value-type="float" office:value="0.00347109308271269" calcext:value-type="float">
            <text:p>0,00347109308271269</text:p>
          </table:table-cell>
          <table:table-cell office:value-type="float" office:value="-0.00272388051953501" calcext:value-type="float">
            <text:p>-0,002723880519535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5229" calcext:value-type="float">
            <text:p>45229</text:p>
          </table:table-cell>
          <table:table-cell office:value-type="float" office:value="-0.0158305817583719" calcext:value-type="float">
            <text:p>-0,0158305817583719</text:p>
          </table:table-cell>
          <table:table-cell office:value-type="float" office:value="-0.00767442505599715" calcext:value-type="float">
            <text:p>-0,00767442505599715</text:p>
          </table:table-cell>
          <table:table-cell office:value-type="float" office:value="0.0035103087948084" calcext:value-type="float">
            <text:p>0,0035103087948084</text:p>
          </table:table-cell>
          <table:table-cell office:value-type="float" office:value="0.0136629396579925" calcext:value-type="float">
            <text:p>0,0136629396579925</text:p>
          </table:table-cell>
          <table:table-cell office:value-type="float" office:value="-0.0035617649918456" calcext:value-type="float">
            <text:p>-0,00356176499184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5230" calcext:value-type="float">
            <text:p>45230</text:p>
          </table:table-cell>
          <table:table-cell office:value-type="float" office:value="0.0336758460778731" calcext:value-type="float">
            <text:p>0,0336758460778731</text:p>
          </table:table-cell>
          <table:table-cell office:value-type="float" office:value="0.00500624793524108" calcext:value-type="float">
            <text:p>0,00500624793524108</text:p>
          </table:table-cell>
          <table:table-cell office:value-type="float" office:value="-0.00077345049003877" calcext:value-type="float">
            <text:p>-0,00077345049003877</text:p>
          </table:table-cell>
          <table:table-cell office:value-type="float" office:value="-0.00470533695438913" calcext:value-type="float">
            <text:p>-0,00470533695438913</text:p>
          </table:table-cell>
          <table:table-cell office:value-type="float" office:value="0.00193748755254826" calcext:value-type="float">
            <text:p>0,001937487552548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5231" calcext:value-type="float">
            <text:p>45231</text:p>
          </table:table-cell>
          <table:table-cell office:value-type="float" office:value="0.0194779546356583" calcext:value-type="float">
            <text:p>0,0194779546356583</text:p>
          </table:table-cell>
          <table:table-cell office:value-type="float" office:value="0.0154731686535899" calcext:value-type="float">
            <text:p>0,0154731686535899</text:p>
          </table:table-cell>
          <table:table-cell office:value-type="float" office:value="0.00412660919273226" calcext:value-type="float">
            <text:p>0,00412660919273226</text:p>
          </table:table-cell>
          <table:table-cell office:value-type="float" office:value="-0.00873921662329481" calcext:value-type="float">
            <text:p>-0,00873921662329481</text:p>
          </table:table-cell>
          <table:table-cell office:value-type="float" office:value="-0.0078029159521161" calcext:value-type="float">
            <text:p>-0,00780291595211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5233" calcext:value-type="float">
            <text:p>45233</text:p>
          </table:table-cell>
          <table:table-cell office:value-type="float" office:value="0.0575463478000133" calcext:value-type="float">
            <text:p>0,0575463478000133</text:p>
          </table:table-cell>
          <table:table-cell office:value-type="float" office:value="0.0271664403829705" calcext:value-type="float">
            <text:p>0,0271664403829705</text:p>
          </table:table-cell>
          <table:table-cell office:value-type="float" office:value="0.00384776406084887" calcext:value-type="float">
            <text:p>0,00384776406084887</text:p>
          </table:table-cell>
          <table:table-cell office:value-type="float" office:value="-0.0188170826340799" calcext:value-type="float">
            <text:p>-0,0188170826340799</text:p>
          </table:table-cell>
          <table:table-cell office:value-type="float" office:value="0.0181500027907232" calcext:value-type="float">
            <text:p>0,01815000279072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5236" calcext:value-type="float">
            <text:p>45236</text:p>
          </table:table-cell>
          <table:table-cell office:value-type="float" office:value="-0.0513954713985703" calcext:value-type="float">
            <text:p>-0,0513954713985703</text:p>
          </table:table-cell>
          <table:table-cell office:value-type="float" office:value="0.000937133759108943" calcext:value-type="float">
            <text:p>0,000937133759108943</text:p>
          </table:table-cell>
          <table:table-cell office:value-type="float" office:value="0.00331390094362208" calcext:value-type="float">
            <text:p>0,00331390094362208</text:p>
          </table:table-cell>
          <table:table-cell office:value-type="float" office:value="0.0129617127402472" calcext:value-type="float">
            <text:p>0,0129617127402472</text:p>
          </table:table-cell>
          <table:table-cell office:value-type="float" office:value="-0.014726192019772" calcext:value-type="float">
            <text:p>-0,0147261920197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5237" calcext:value-type="float">
            <text:p>45237</text:p>
          </table:table-cell>
          <table:table-cell office:value-type="float" office:value="0.0457012438652548" calcext:value-type="float">
            <text:p>0,0457012438652548</text:p>
          </table:table-cell>
          <table:table-cell office:value-type="float" office:value="0.00942259298482948" calcext:value-type="float">
            <text:p>0,00942259298482948</text:p>
          </table:table-cell>
          <table:table-cell office:value-type="float" office:value="0.00177301106930736" calcext:value-type="float">
            <text:p>0,00177301106930736</text:p>
          </table:table-cell>
          <table:table-cell office:value-type="float" office:value="-0.0194669239754217" calcext:value-type="float">
            <text:p>-0,0194669239754217</text:p>
          </table:table-cell>
          <table:table-cell office:value-type="float" office:value="-0.00308326480060095" calcext:value-type="float">
            <text:p>-0,003083264800600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5238" calcext:value-type="float">
            <text:p>45238</text:p>
          </table:table-cell>
          <table:table-cell office:value-type="float" office:value="-0.00429924060780009" calcext:value-type="float">
            <text:p>-0,00429924060780009</text:p>
          </table:table-cell>
          <table:table-cell office:value-type="float" office:value="-0.000983411975095093" calcext:value-type="float">
            <text:p>-0,000983411975095093</text:p>
          </table:table-cell>
          <table:table-cell office:value-type="float" office:value="0.0027715019441381" calcext:value-type="float">
            <text:p>0,0027715019441381</text:p>
          </table:table-cell>
          <table:table-cell office:value-type="float" office:value="0.00706963832897763" calcext:value-type="float">
            <text:p>0,00706963832897763</text:p>
          </table:table-cell>
          <table:table-cell office:value-type="float" office:value="0.00962865614543769" calcext:value-type="float">
            <text:p>0,009628656145437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5239" calcext:value-type="float">
            <text:p>45239</text:p>
          </table:table-cell>
          <table:table-cell office:value-type="float" office:value="0.00626829339438624" calcext:value-type="float">
            <text:p>0,00626829339438624</text:p>
          </table:table-cell>
          <table:table-cell office:value-type="float" office:value="-0.00218586301384914" calcext:value-type="float">
            <text:p>-0,00218586301384914</text:p>
          </table:table-cell>
          <table:table-cell office:value-type="float" office:value="0.00919988390500533" calcext:value-type="float">
            <text:p>0,00919988390500533</text:p>
          </table:table-cell>
          <table:table-cell office:value-type="float" office:value="0.016468391896872" calcext:value-type="float">
            <text:p>0,016468391896872</text:p>
          </table:table-cell>
          <table:table-cell office:value-type="float" office:value="-0.00157577427024703" calcext:value-type="float">
            <text:p>-0,001575774270247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5240" calcext:value-type="float">
            <text:p>45240</text:p>
          </table:table-cell>
          <table:table-cell office:value-type="float" office:value="0.0508410765421111" calcext:value-type="float">
            <text:p>0,0508410765421111</text:p>
          </table:table-cell>
          <table:table-cell office:value-type="float" office:value="0.0109943841632725" calcext:value-type="float">
            <text:p>0,0109943841632725</text:p>
          </table:table-cell>
          <table:table-cell office:value-type="float" office:value="0.00502763103393591" calcext:value-type="float">
            <text:p>0,00502763103393591</text:p>
          </table:table-cell>
          <table:table-cell office:value-type="float" office:value="0.0020085186567256" calcext:value-type="float">
            <text:p>0,0020085186567256</text:p>
          </table:table-cell>
          <table:table-cell office:value-type="float" office:value="-0.00110948938445645" calcext:value-type="float">
            <text:p>-0,001109489384456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5243" calcext:value-type="float">
            <text:p>45243</text:p>
          </table:table-cell>
          <table:table-cell office:value-type="float" office:value="-0.000451590087936937" calcext:value-type="float">
            <text:p>-0,000451590087936937</text:p>
          </table:table-cell>
          <table:table-cell office:value-type="float" office:value="-0.000298320597144329" calcext:value-type="float">
            <text:p>-0,000298320597144329</text:p>
          </table:table-cell>
          <table:table-cell office:value-type="float" office:value="0.00887882159845084" calcext:value-type="float">
            <text:p>0,00887882159845084</text:p>
          </table:table-cell>
          <table:table-cell office:value-type="float" office:value="0.0081863817779488" calcext:value-type="float">
            <text:p>0,0081863817779488</text:p>
          </table:table-cell>
          <table:table-cell office:value-type="float" office:value="0.0106880425627014" calcext:value-type="float">
            <text:p>0,01068804256270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5244" calcext:value-type="float">
            <text:p>45244</text:p>
          </table:table-cell>
          <table:table-cell office:value-type="float" office:value="0.0308711394917207" calcext:value-type="float">
            <text:p>0,0308711394917207</text:p>
          </table:table-cell>
          <table:table-cell office:value-type="float" office:value="0.0210844559398585" calcext:value-type="float">
            <text:p>0,0210844559398585</text:p>
          </table:table-cell>
          <table:table-cell office:value-type="float" office:value="-0.00958640958944707" calcext:value-type="float">
            <text:p>-0,00958640958944707</text:p>
          </table:table-cell>
          <table:table-cell office:value-type="float" office:value="-0.0094296738028769" calcext:value-type="float">
            <text:p>-0,0094296738028769</text:p>
          </table:table-cell>
          <table:table-cell office:value-type="float" office:value="-0.012383172726389" calcext:value-type="float">
            <text:p>-0,0123831727263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5246" calcext:value-type="float">
            <text:p>45246</text:p>
          </table:table-cell>
          <table:table-cell office:value-type="float" office:value="0.0170172489993798" calcext:value-type="float">
            <text:p>0,0170172489993798</text:p>
          </table:table-cell>
          <table:table-cell office:value-type="float" office:value="0.0116924443718769" calcext:value-type="float">
            <text:p>0,0116924443718769</text:p>
          </table:table-cell>
          <table:table-cell office:value-type="float" office:value="0.00569768222330365" calcext:value-type="float">
            <text:p>0,00569768222330365</text:p>
          </table:table-cell>
          <table:table-cell office:value-type="float" office:value="-0.0202563444107235" calcext:value-type="float">
            <text:p>-0,0202563444107235</text:p>
          </table:table-cell>
          <table:table-cell office:value-type="float" office:value="-0.00287623029383337" calcext:value-type="float">
            <text:p>-0,002876230293833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5247" calcext:value-type="float">
            <text:p>45247</text:p>
          </table:table-cell>
          <table:table-cell office:value-type="float" office:value="-0.00870888503427831" calcext:value-type="float">
            <text:p>-0,00870888503427831</text:p>
          </table:table-cell>
          <table:table-cell office:value-type="float" office:value="-0.0020713940348321" calcext:value-type="float">
            <text:p>-0,0020713940348321</text:p>
          </table:table-cell>
          <table:table-cell office:value-type="float" office:value="0.00352810095865695" calcext:value-type="float">
            <text:p>0,00352810095865695</text:p>
          </table:table-cell>
          <table:table-cell office:value-type="float" office:value="-0.00424272967569128" calcext:value-type="float">
            <text:p>-0,00424272967569128</text:p>
          </table:table-cell>
          <table:table-cell office:value-type="float" office:value="0.004320604757615" calcext:value-type="float">
            <text:p>0,0043206047576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5250" calcext:value-type="float">
            <text:p>45250</text:p>
          </table:table-cell>
          <table:table-cell office:value-type="float" office:value="-0.0145157307593775" calcext:value-type="float">
            <text:p>-0,0145157307593775</text:p>
          </table:table-cell>
          <table:table-cell office:value-type="float" office:value="0.00751106348703603" calcext:value-type="float">
            <text:p>0,00751106348703603</text:p>
          </table:table-cell>
          <table:table-cell office:value-type="float" office:value="-0.00392146865794815" calcext:value-type="float">
            <text:p>-0,00392146865794815</text:p>
          </table:table-cell>
          <table:table-cell office:value-type="float" office:value="-0.0000118" calcext:value-type="float">
            <text:p>-0,0000118</text:p>
          </table:table-cell>
          <table:table-cell office:value-type="float" office:value="-0.00577793397993606" calcext:value-type="float">
            <text:p>-0,005777933979936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5251" calcext:value-type="float">
            <text:p>45251</text:p>
          </table:table-cell>
          <table:table-cell office:value-type="float" office:value="-0.0115776436212571" calcext:value-type="float">
            <text:p>-0,0115776436212571</text:p>
          </table:table-cell>
          <table:table-cell office:value-type="float" office:value="-0.00487900361154581" calcext:value-type="float">
            <text:p>-0,00487900361154581</text:p>
          </table:table-cell>
          <table:table-cell office:value-type="float" office:value="-0.000933977924006419" calcext:value-type="float">
            <text:p>-0,000933977924006419</text:p>
          </table:table-cell>
          <table:table-cell office:value-type="float" office:value="0.00050082968610296" calcext:value-type="float">
            <text:p>0,00050082968610296</text:p>
          </table:table-cell>
          <table:table-cell office:value-type="float" office:value="-0.00613474115227233" calcext:value-type="float">
            <text:p>-0,006134741152272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5252" calcext:value-type="float">
            <text:p>45252</text:p>
          </table:table-cell>
          <table:table-cell office:value-type="float" office:value="-0.00000090825336727799" calcext:value-type="float">
            <text:p>-9,0825336727799E-07</text:p>
          </table:table-cell>
          <table:table-cell office:value-type="float" office:value="0.00388167091882083" calcext:value-type="float">
            <text:p>0,00388167091882083</text:p>
          </table:table-cell>
          <table:table-cell office:value-type="float" office:value="-0.00164007653292525" calcext:value-type="float">
            <text:p>-0,00164007653292525</text:p>
          </table:table-cell>
          <table:table-cell office:value-type="float" office:value="-0.00570096045879457" calcext:value-type="float">
            <text:p>-0,00570096045879457</text:p>
          </table:table-cell>
          <table:table-cell office:value-type="float" office:value="-0.00772435820005487" calcext:value-type="float">
            <text:p>-0,007724358200054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5253" calcext:value-type="float">
            <text:p>45253</text:p>
          </table:table-cell>
          <table:table-cell office:value-type="float" office:value="-0.00448332096248766" calcext:value-type="float">
            <text:p>-0,00448332096248766</text:p>
          </table:table-cell>
          <table:table-cell office:value-type="float" office:value="0.00323801350969951" calcext:value-type="float">
            <text:p>0,00323801350969951</text:p>
          </table:table-cell>
          <table:table-cell office:value-type="float" office:value="0.00272431333379606" calcext:value-type="float">
            <text:p>0,00272431333379606</text:p>
          </table:table-cell>
          <table:table-cell office:value-type="float" office:value="-0.00526789617218865" calcext:value-type="float">
            <text:p>-0,00526789617218865</text:p>
          </table:table-cell>
          <table:table-cell office:value-type="float" office:value="-0.00176518552644645" calcext:value-type="float">
            <text:p>-0,001765185526446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5254" calcext:value-type="float">
            <text:p>45254</text:p>
          </table:table-cell>
          <table:table-cell office:value-type="float" office:value="-0.0199539342907468" calcext:value-type="float">
            <text:p>-0,0199539342907468</text:p>
          </table:table-cell>
          <table:table-cell office:value-type="float" office:value="-0.00830732009032663" calcext:value-type="float">
            <text:p>-0,00830732009032663</text:p>
          </table:table-cell>
          <table:table-cell office:value-type="float" office:value="-0.00107452294270445" calcext:value-type="float">
            <text:p>-0,00107452294270445</text:p>
          </table:table-cell>
          <table:table-cell office:value-type="float" office:value="0.0113550002323388" calcext:value-type="float">
            <text:p>0,0113550002323388</text:p>
          </table:table-cell>
          <table:table-cell office:value-type="float" office:value="0.00124635250352627" calcext:value-type="float">
            <text:p>0,001246352503526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5257" calcext:value-type="float">
            <text:p>45257</text:p>
          </table:table-cell>
          <table:table-cell office:value-type="float" office:value="0.00958055642611866" calcext:value-type="float">
            <text:p>0,00958055642611866</text:p>
          </table:table-cell>
          <table:table-cell office:value-type="float" office:value="0.00189137571812299" calcext:value-type="float">
            <text:p>0,00189137571812299</text:p>
          </table:table-cell>
          <table:table-cell office:value-type="float" office:value="0.0046137558239451" calcext:value-type="float">
            <text:p>0,0046137558239451</text:p>
          </table:table-cell>
          <table:table-cell office:value-type="float" office:value="0.00707667859510189" calcext:value-type="float">
            <text:p>0,00707667859510189</text:p>
          </table:table-cell>
          <table:table-cell office:value-type="float" office:value="0.0000765" calcext:value-type="float">
            <text:p>0,00007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5258" calcext:value-type="float">
            <text:p>45258</text:p>
          </table:table-cell>
          <table:table-cell office:value-type="float" office:value="0.0153017260888696" calcext:value-type="float">
            <text:p>0,0153017260888696</text:p>
          </table:table-cell>
          <table:table-cell office:value-type="float" office:value="0.00723973937793708" calcext:value-type="float">
            <text:p>0,00723973937793708</text:p>
          </table:table-cell>
          <table:table-cell office:value-type="float" office:value="-0.00251932250895037" calcext:value-type="float">
            <text:p>-0,00251932250895037</text:p>
          </table:table-cell>
          <table:table-cell office:value-type="float" office:value="-0.000876321189638259" calcext:value-type="float">
            <text:p>-0,000876321189638259</text:p>
          </table:table-cell>
          <table:table-cell office:value-type="float" office:value="0.00598227447200875" calcext:value-type="float">
            <text:p>0,005982274472008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5259" calcext:value-type="float">
            <text:p>45259</text:p>
          </table:table-cell>
          <table:table-cell office:value-type="float" office:value="0.00178329435068227" calcext:value-type="float">
            <text:p>0,00178329435068227</text:p>
          </table:table-cell>
          <table:table-cell office:value-type="float" office:value="-0.00444327660559965" calcext:value-type="float">
            <text:p>-0,00444327660559965</text:p>
          </table:table-cell>
          <table:table-cell office:value-type="float" office:value="0.000130220235630788" calcext:value-type="float">
            <text:p>0,000130220235630788</text:p>
          </table:table-cell>
          <table:table-cell office:value-type="float" office:value="0.000164903829574088" calcext:value-type="float">
            <text:p>0,000164903829574088</text:p>
          </table:table-cell>
          <table:table-cell office:value-type="float" office:value="0.00423285257364923" calcext:value-type="float">
            <text:p>0,004232852573649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5260" calcext:value-type="float">
            <text:p>45260</text:p>
          </table:table-cell>
          <table:table-cell office:value-type="float" office:value="0.0302583297227584" calcext:value-type="float">
            <text:p>0,0302583297227584</text:p>
          </table:table-cell>
          <table:table-cell office:value-type="float" office:value="0.00986828488518851" calcext:value-type="float">
            <text:p>0,00986828488518851</text:p>
          </table:table-cell>
          <table:table-cell office:value-type="float" office:value="0.000167272986944315" calcext:value-type="float">
            <text:p>0,000167272986944315</text:p>
          </table:table-cell>
          <table:table-cell office:value-type="float" office:value="0.00534315050912326" calcext:value-type="float">
            <text:p>0,00534315050912326</text:p>
          </table:table-cell>
          <table:table-cell office:value-type="float" office:value="-0.00245521849077725" calcext:value-type="float">
            <text:p>-0,002455218490777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5261" calcext:value-type="float">
            <text:p>45261</text:p>
          </table:table-cell>
          <table:table-cell office:value-type="float" office:value="0.0505021361966571" calcext:value-type="float">
            <text:p>0,0505021361966571</text:p>
          </table:table-cell>
          <table:table-cell office:value-type="float" office:value="0.00665621585933927" calcext:value-type="float">
            <text:p>0,00665621585933927</text:p>
          </table:table-cell>
          <table:table-cell office:value-type="float" office:value="0.00805580601428887" calcext:value-type="float">
            <text:p>0,00805580601428887</text:p>
          </table:table-cell>
          <table:table-cell office:value-type="float" office:value="-0.0067200588721412" calcext:value-type="float">
            <text:p>-0,0067200588721412</text:p>
          </table:table-cell>
          <table:table-cell office:value-type="float" office:value="-0.00170876891918983" calcext:value-type="float">
            <text:p>-0,001708768919189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5264" calcext:value-type="float">
            <text:p>45264</text:p>
          </table:table-cell>
          <table:table-cell office:value-type="float" office:value="-0.0283339307170215" calcext:value-type="float">
            <text:p>-0,0283339307170215</text:p>
          </table:table-cell>
          <table:table-cell office:value-type="float" office:value="-0.00954269928736527" calcext:value-type="float">
            <text:p>-0,00954269928736527</text:p>
          </table:table-cell>
          <table:table-cell office:value-type="float" office:value="-0.00255107860000089" calcext:value-type="float">
            <text:p>-0,00255107860000089</text:p>
          </table:table-cell>
          <table:table-cell office:value-type="float" office:value="0.00803987334920872" calcext:value-type="float">
            <text:p>0,00803987334920872</text:p>
          </table:table-cell>
          <table:table-cell office:value-type="float" office:value="-0.000944460762702019" calcext:value-type="float">
            <text:p>-0,0009444607627020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5265" calcext:value-type="float">
            <text:p>45265</text:p>
          </table:table-cell>
          <table:table-cell office:value-type="float" office:value="-0.00637101738936218" calcext:value-type="float">
            <text:p>-0,00637101738936218</text:p>
          </table:table-cell>
          <table:table-cell office:value-type="float" office:value="0.00275784709711855" calcext:value-type="float">
            <text:p>0,00275784709711855</text:p>
          </table:table-cell>
          <table:table-cell office:value-type="float" office:value="0.00305407518544382" calcext:value-type="float">
            <text:p>0,00305407518544382</text:p>
          </table:table-cell>
          <table:table-cell office:value-type="float" office:value="-0.0105561133557983" calcext:value-type="float">
            <text:p>-0,0105561133557983</text:p>
          </table:table-cell>
          <table:table-cell office:value-type="float" office:value="0.00505166573722314" calcext:value-type="float">
            <text:p>0,005051665737223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5266" calcext:value-type="float">
            <text:p>45266</text:p>
          </table:table-cell>
          <table:table-cell office:value-type="float" office:value="-0.000867407239184477" calcext:value-type="float">
            <text:p>-0,000867407239184477</text:p>
          </table:table-cell>
          <table:table-cell office:value-type="float" office:value="-0.00977433552456256" calcext:value-type="float">
            <text:p>-0,00977433552456256</text:p>
          </table:table-cell>
          <table:table-cell office:value-type="float" office:value="0.00310906848872711" calcext:value-type="float">
            <text:p>0,00310906848872711</text:p>
          </table:table-cell>
          <table:table-cell office:value-type="float" office:value="0.000188247495632187" calcext:value-type="float">
            <text:p>0,000188247495632187</text:p>
          </table:table-cell>
          <table:table-cell office:value-type="float" office:value="0.00475066222924479" calcext:value-type="float">
            <text:p>0,004750662229244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267" calcext:value-type="float">
            <text:p>45267</text:p>
          </table:table-cell>
          <table:table-cell office:value-type="float" office:value="0.0234836702464961" calcext:value-type="float">
            <text:p>0,0234836702464961</text:p>
          </table:table-cell>
          <table:table-cell office:value-type="float" office:value="0.00327094955080445" calcext:value-type="float">
            <text:p>0,00327094955080445</text:p>
          </table:table-cell>
          <table:table-cell office:value-type="float" office:value="0.00691024933805405" calcext:value-type="float">
            <text:p>0,00691024933805405</text:p>
          </table:table-cell>
          <table:table-cell office:value-type="float" office:value="0.000961785448068322" calcext:value-type="float">
            <text:p>0,000961785448068322</text:p>
          </table:table-cell>
          <table:table-cell office:value-type="float" office:value="0.00256468009180095" calcext:value-type="float">
            <text:p>0,002564680091800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5268" calcext:value-type="float">
            <text:p>45268</text:p>
          </table:table-cell>
          <table:table-cell office:value-type="float" office:value="0.0245445970700597" calcext:value-type="float">
            <text:p>0,0245445970700597</text:p>
          </table:table-cell>
          <table:table-cell office:value-type="float" office:value="0.00786149285431577" calcext:value-type="float">
            <text:p>0,00786149285431577</text:p>
          </table:table-cell>
          <table:table-cell office:value-type="float" office:value="-0.00151648853270089" calcext:value-type="float">
            <text:p>-0,00151648853270089</text:p>
          </table:table-cell>
          <table:table-cell office:value-type="float" office:value="0.00405243016402903" calcext:value-type="float">
            <text:p>0,00405243016402903</text:p>
          </table:table-cell>
          <table:table-cell office:value-type="float" office:value="-0.00373770604630288" calcext:value-type="float">
            <text:p>-0,003737706046302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5271" calcext:value-type="float">
            <text:p>45271</text:p>
          </table:table-cell>
          <table:table-cell office:value-type="float" office:value="-0.0114223911170837" calcext:value-type="float">
            <text:p>-0,0114223911170837</text:p>
          </table:table-cell>
          <table:table-cell office:value-type="float" office:value="-0.00287344107473104" calcext:value-type="float">
            <text:p>-0,00287344107473104</text:p>
          </table:table-cell>
          <table:table-cell office:value-type="float" office:value="0.00130593291296611" calcext:value-type="float">
            <text:p>0,00130593291296611</text:p>
          </table:table-cell>
          <table:table-cell office:value-type="float" office:value="0.00633399015693992" calcext:value-type="float">
            <text:p>0,00633399015693992</text:p>
          </table:table-cell>
          <table:table-cell office:value-type="float" office:value="-0.00544080793890576" calcext:value-type="float">
            <text:p>-0,005440807938905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5272" calcext:value-type="float">
            <text:p>45272</text:p>
          </table:table-cell>
          <table:table-cell office:value-type="float" office:value="0.022743888775442" calcext:value-type="float">
            <text:p>0,022743888775442</text:p>
          </table:table-cell>
          <table:table-cell office:value-type="float" office:value="-0.00325451959351616" calcext:value-type="float">
            <text:p>-0,00325451959351616</text:p>
          </table:table-cell>
          <table:table-cell office:value-type="float" office:value="0.00229901561990594" calcext:value-type="float">
            <text:p>0,00229901561990594</text:p>
          </table:table-cell>
          <table:table-cell office:value-type="float" office:value="-0.00253542676331804" calcext:value-type="float">
            <text:p>-0,00253542676331804</text:p>
          </table:table-cell>
          <table:table-cell office:value-type="float" office:value="0.0105677001270152" calcext:value-type="float">
            <text:p>0,01056770012701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5273" calcext:value-type="float">
            <text:p>45273</text:p>
          </table:table-cell>
          <table:table-cell office:value-type="float" office:value="0.0350406173254189" calcext:value-type="float">
            <text:p>0,0350406173254189</text:p>
          </table:table-cell>
          <table:table-cell office:value-type="float" office:value="0.0247284462173541" calcext:value-type="float">
            <text:p>0,0247284462173541</text:p>
          </table:table-cell>
          <table:table-cell office:value-type="float" office:value="-0.0012388277085383" calcext:value-type="float">
            <text:p>-0,0012388277085383</text:p>
          </table:table-cell>
          <table:table-cell office:value-type="float" office:value="-0.0131657258994645" calcext:value-type="float">
            <text:p>-0,0131657258994645</text:p>
          </table:table-cell>
          <table:table-cell office:value-type="float" office:value="0.00216203906736565" calcext:value-type="float">
            <text:p>0,002162039067365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5274" calcext:value-type="float">
            <text:p>45274</text:p>
          </table:table-cell>
          <table:table-cell office:value-type="float" office:value="-0.0164440481199255" calcext:value-type="float">
            <text:p>-0,0164440481199255</text:p>
          </table:table-cell>
          <table:table-cell office:value-type="float" office:value="0.00774111178014072" calcext:value-type="float">
            <text:p>0,00774111178014072</text:p>
          </table:table-cell>
          <table:table-cell office:value-type="float" office:value="-0.00457407743539842" calcext:value-type="float">
            <text:p>-0,00457407743539842</text:p>
          </table:table-cell>
          <table:table-cell office:value-type="float" office:value="0.0080029264765832" calcext:value-type="float">
            <text:p>0,0080029264765832</text:p>
          </table:table-cell>
          <table:table-cell office:value-type="float" office:value="-0.00831184313917934" calcext:value-type="float">
            <text:p>-0,008311843139179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5275" calcext:value-type="float">
            <text:p>45275</text:p>
          </table:table-cell>
          <table:table-cell office:value-type="float" office:value="0.00152844395745853" calcext:value-type="float">
            <text:p>0,00152844395745853</text:p>
          </table:table-cell>
          <table:table-cell office:value-type="float" office:value="-0.00389392112790534" calcext:value-type="float">
            <text:p>-0,00389392112790534</text:p>
          </table:table-cell>
          <table:table-cell office:value-type="float" office:value="0.00457692564647176" calcext:value-type="float">
            <text:p>0,00457692564647176</text:p>
          </table:table-cell>
          <table:table-cell office:value-type="float" office:value="0.011552842576136" calcext:value-type="float">
            <text:p>0,011552842576136</text:p>
          </table:table-cell>
          <table:table-cell office:value-type="float" office:value="-0.00156555467723873" calcext:value-type="float">
            <text:p>-0,001565554677238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5278" calcext:value-type="float">
            <text:p>45278</text:p>
          </table:table-cell>
          <table:table-cell office:value-type="float" office:value="-0.00990864731221946" calcext:value-type="float">
            <text:p>-0,00990864731221946</text:p>
          </table:table-cell>
          <table:table-cell office:value-type="float" office:value="0.00592202800344745" calcext:value-type="float">
            <text:p>0,00592202800344745</text:p>
          </table:table-cell>
          <table:table-cell office:value-type="float" office:value="-0.00164862727615613" calcext:value-type="float">
            <text:p>-0,00164862727615613</text:p>
          </table:table-cell>
          <table:table-cell office:value-type="float" office:value="0.00207939184542652" calcext:value-type="float">
            <text:p>0,00207939184542652</text:p>
          </table:table-cell>
          <table:table-cell office:value-type="float" office:value="-0.00765459813403253" calcext:value-type="float">
            <text:p>-0,007654598134032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5279" calcext:value-type="float">
            <text:p>45279</text:p>
          </table:table-cell>
          <table:table-cell office:value-type="float" office:value="-0.0128055390595754" calcext:value-type="float">
            <text:p>-0,0128055390595754</text:p>
          </table:table-cell>
          <table:table-cell office:value-type="float" office:value="0.00619717825546924" calcext:value-type="float">
            <text:p>0,00619717825546924</text:p>
          </table:table-cell>
          <table:table-cell office:value-type="float" office:value="-0.00605753722489762" calcext:value-type="float">
            <text:p>-0,00605753722489762</text:p>
          </table:table-cell>
          <table:table-cell office:value-type="float" office:value="0.000181405724071353" calcext:value-type="float">
            <text:p>0,000181405724071353</text:p>
          </table:table-cell>
          <table:table-cell office:value-type="float" office:value="-0.00415872713321119" calcext:value-type="float">
            <text:p>-0,004158727133211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5280" calcext:value-type="float">
            <text:p>45280</text:p>
          </table:table-cell>
          <table:table-cell office:value-type="float" office:value="0.00915124710627031" calcext:value-type="float">
            <text:p>0,00915124710627031</text:p>
          </table:table-cell>
          <table:table-cell office:value-type="float" office:value="-0.00687829290978179" calcext:value-type="float">
            <text:p>-0,00687829290978179</text:p>
          </table:table-cell>
          <table:table-cell office:value-type="float" office:value="0.00922420677565527" calcext:value-type="float">
            <text:p>0,00922420677565527</text:p>
          </table:table-cell>
          <table:table-cell office:value-type="float" office:value="-0.00213992977593786" calcext:value-type="float">
            <text:p>-0,00213992977593786</text:p>
          </table:table-cell>
          <table:table-cell office:value-type="float" office:value="0.00950246960848173" calcext:value-type="float">
            <text:p>0,009502469608481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5281" calcext:value-type="float">
            <text:p>45281</text:p>
          </table:table-cell>
          <table:table-cell office:value-type="float" office:value="0.00827212368214182" calcext:value-type="float">
            <text:p>0,00827212368214182</text:p>
          </table:table-cell>
          <table:table-cell office:value-type="float" office:value="0.00822729334402881" calcext:value-type="float">
            <text:p>0,00822729334402881</text:p>
          </table:table-cell>
          <table:table-cell office:value-type="float" office:value="-0.00230645764393734" calcext:value-type="float">
            <text:p>-0,00230645764393734</text:p>
          </table:table-cell>
          <table:table-cell office:value-type="float" office:value="0.00107309911390336" calcext:value-type="float">
            <text:p>0,00107309911390336</text:p>
          </table:table-cell>
          <table:table-cell office:value-type="float" office:value="-0.00773222586928479" calcext:value-type="float">
            <text:p>-0,007732225869284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5282" calcext:value-type="float">
            <text:p>45282</text:p>
          </table:table-cell>
          <table:table-cell office:value-type="float" office:value="0.0136528108549222" calcext:value-type="float">
            <text:p>0,0136528108549222</text:p>
          </table:table-cell>
          <table:table-cell office:value-type="float" office:value="0.00517775762998345" calcext:value-type="float">
            <text:p>0,00517775762998345</text:p>
          </table:table-cell>
          <table:table-cell office:value-type="float" office:value="0.000835216830871064" calcext:value-type="float">
            <text:p>0,000835216830871064</text:p>
          </table:table-cell>
          <table:table-cell office:value-type="float" office:value="-0.0029675320624246" calcext:value-type="float">
            <text:p>-0,0029675320624246</text:p>
          </table:table-cell>
          <table:table-cell office:value-type="float" office:value="-0.000301625292911389" calcext:value-type="float">
            <text:p>-0,0003016252929113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5286" calcext:value-type="float">
            <text:p>45286</text:p>
          </table:table-cell>
          <table:table-cell office:value-type="float" office:value="0.00769122097046606" calcext:value-type="float">
            <text:p>0,00769122097046606</text:p>
          </table:table-cell>
          <table:table-cell office:value-type="float" office:value="0.00544969867292582" calcext:value-type="float">
            <text:p>0,00544969867292582</text:p>
          </table:table-cell>
          <table:table-cell office:value-type="float" office:value="0.00219586022746874" calcext:value-type="float">
            <text:p>0,00219586022746874</text:p>
          </table:table-cell>
          <table:table-cell office:value-type="float" office:value="-0.0142131145531585" calcext:value-type="float">
            <text:p>-0,0142131145531585</text:p>
          </table:table-cell>
          <table:table-cell office:value-type="float" office:value="0.00642013445255988" calcext:value-type="float">
            <text:p>0,006420134452559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5287" calcext:value-type="float">
            <text:p>45287</text:p>
          </table:table-cell>
          <table:table-cell office:value-type="float" office:value="0.00302617345149647" calcext:value-type="float">
            <text:p>0,00302617345149647</text:p>
          </table:table-cell>
          <table:table-cell office:value-type="float" office:value="0.00451340148906086" calcext:value-type="float">
            <text:p>0,00451340148906086</text:p>
          </table:table-cell>
          <table:table-cell office:value-type="float" office:value="0.00859669220394063" calcext:value-type="float">
            <text:p>0,00859669220394063</text:p>
          </table:table-cell>
          <table:table-cell office:value-type="float" office:value="-0.00454919301913236" calcext:value-type="float">
            <text:p>-0,00454919301913236</text:p>
          </table:table-cell>
          <table:table-cell office:value-type="float" office:value="0.00485885377962614" calcext:value-type="float">
            <text:p>0,004858853779626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5288" calcext:value-type="float">
            <text:p>45288</text:p>
          </table:table-cell>
          <table:table-cell office:value-type="float" office:value="-0.000437392423015881" calcext:value-type="float">
            <text:p>-0,000437392423015881</text:p>
          </table:table-cell>
          <table:table-cell office:value-type="float" office:value="0.000333829314521237" calcext:value-type="float">
            <text:p>0,000333829314521237</text:p>
          </table:table-cell>
          <table:table-cell office:value-type="float" office:value="0.010630569589189" calcext:value-type="float">
            <text:p>0,010630569589189</text:p>
          </table:table-cell>
          <table:table-cell office:value-type="float" office:value="0.0137826699739048" calcext:value-type="float">
            <text:p>0,0137826699739048</text:p>
          </table:table-cell>
          <table:table-cell office:value-type="float" office:value="0.00361006054337467" calcext:value-type="float">
            <text:p>0,003610060543374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5293" calcext:value-type="float">
            <text:p>45293</text:p>
          </table:table-cell>
          <table:table-cell office:value-type="float" office:value="-0.047634551949612" calcext:value-type="float">
            <text:p>-0,047634551949612</text:p>
          </table:table-cell>
          <table:table-cell office:value-type="float" office:value="-0.0121514208551869" calcext:value-type="float">
            <text:p>-0,0121514208551869</text:p>
          </table:table-cell>
          <table:table-cell office:value-type="float" office:value="0.015280928710558" calcext:value-type="float">
            <text:p>0,015280928710558</text:p>
          </table:table-cell>
          <table:table-cell office:value-type="float" office:value="-0.00533169720444603" calcext:value-type="float">
            <text:p>-0,00533169720444603</text:p>
          </table:table-cell>
          <table:table-cell office:value-type="float" office:value="-0.00239634800110969" calcext:value-type="float">
            <text:p>-0,002396348001109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5294" calcext:value-type="float">
            <text:p>45294</text:p>
          </table:table-cell>
          <table:table-cell office:value-type="float" office:value="0.0198950443767024" calcext:value-type="float">
            <text:p>0,0198950443767024</text:p>
          </table:table-cell>
          <table:table-cell office:value-type="float" office:value="0.00125215231196916" calcext:value-type="float">
            <text:p>0,00125215231196916</text:p>
          </table:table-cell>
          <table:table-cell office:value-type="float" office:value="-0.00487054050881109" calcext:value-type="float">
            <text:p>-0,00487054050881109</text:p>
          </table:table-cell>
          <table:table-cell office:value-type="float" office:value="0.000197127322996478" calcext:value-type="float">
            <text:p>0,000197127322996478</text:p>
          </table:table-cell>
          <table:table-cell office:value-type="float" office:value="0.00120427114041606" calcext:value-type="float">
            <text:p>0,001204271140416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5295" calcext:value-type="float">
            <text:p>45295</text:p>
          </table:table-cell>
          <table:table-cell office:value-type="float" office:value="-0.0308883068822497" calcext:value-type="float">
            <text:p>-0,0308883068822497</text:p>
          </table:table-cell>
          <table:table-cell office:value-type="float" office:value="-0.0116926287012325" calcext:value-type="float">
            <text:p>-0,0116926287012325</text:p>
          </table:table-cell>
          <table:table-cell office:value-type="float" office:value="-0.0110194921939283" calcext:value-type="float">
            <text:p>-0,0110194921939283</text:p>
          </table:table-cell>
          <table:table-cell office:value-type="float" office:value="0.00828754452022584" calcext:value-type="float">
            <text:p>0,00828754452022584</text:p>
          </table:table-cell>
          <table:table-cell office:value-type="float" office:value="-0.0188944769488176" calcext:value-type="float">
            <text:p>-0,01889447694881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5296" calcext:value-type="float">
            <text:p>45296</text:p>
          </table:table-cell>
          <table:table-cell office:value-type="float" office:value="0.0169064971005292" calcext:value-type="float">
            <text:p>0,0169064971005292</text:p>
          </table:table-cell>
          <table:table-cell office:value-type="float" office:value="0.00532673018090313" calcext:value-type="float">
            <text:p>0,00532673018090313</text:p>
          </table:table-cell>
          <table:table-cell office:value-type="float" office:value="-0.00382336547116913" calcext:value-type="float">
            <text:p>-0,00382336547116913</text:p>
          </table:table-cell>
          <table:table-cell office:value-type="float" office:value="0.000424777695380229" calcext:value-type="float">
            <text:p>0,000424777695380229</text:p>
          </table:table-cell>
          <table:table-cell office:value-type="float" office:value="-0.00360672366634511" calcext:value-type="float">
            <text:p>-0,003606723666345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5299" calcext:value-type="float">
            <text:p>45299</text:p>
          </table:table-cell>
          <table:table-cell office:value-type="float" office:value="0.0360761244904871" calcext:value-type="float">
            <text:p>0,0360761244904871</text:p>
          </table:table-cell>
          <table:table-cell office:value-type="float" office:value="0.00345268965294756" calcext:value-type="float">
            <text:p>0,00345268965294756</text:p>
          </table:table-cell>
          <table:table-cell office:value-type="float" office:value="-0.00618175635487022" calcext:value-type="float">
            <text:p>-0,00618175635487022</text:p>
          </table:table-cell>
          <table:table-cell office:value-type="float" office:value="-0.0117301625949558" calcext:value-type="float">
            <text:p>-0,0117301625949558</text:p>
          </table:table-cell>
          <table:table-cell office:value-type="float" office:value="0.00916916924331725" calcext:value-type="float">
            <text:p>0,009169169243317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5300" calcext:value-type="float">
            <text:p>45300</text:p>
          </table:table-cell>
          <table:table-cell office:value-type="float" office:value="-0.00429598246262577" calcext:value-type="float">
            <text:p>-0,00429598246262577</text:p>
          </table:table-cell>
          <table:table-cell office:value-type="float" office:value="-0.00781515241918754" calcext:value-type="float">
            <text:p>-0,00781515241918754</text:p>
          </table:table-cell>
          <table:table-cell office:value-type="float" office:value="0.0028554317135174" calcext:value-type="float">
            <text:p>0,0028554317135174</text:p>
          </table:table-cell>
          <table:table-cell office:value-type="float" office:value="0.00215031234372707" calcext:value-type="float">
            <text:p>0,00215031234372707</text:p>
          </table:table-cell>
          <table:table-cell office:value-type="float" office:value="0.00910350500762025" calcext:value-type="float">
            <text:p>0,009103505007620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301" calcext:value-type="float">
            <text:p>45301</text:p>
          </table:table-cell>
          <table:table-cell office:value-type="float" office:value="-0.0128936734704558" calcext:value-type="float">
            <text:p>-0,0128936734704558</text:p>
          </table:table-cell>
          <table:table-cell office:value-type="float" office:value="-0.00540628273155674" calcext:value-type="float">
            <text:p>-0,00540628273155674</text:p>
          </table:table-cell>
          <table:table-cell office:value-type="float" office:value="-0.00148381882779023" calcext:value-type="float">
            <text:p>-0,00148381882779023</text:p>
          </table:table-cell>
          <table:table-cell office:value-type="float" office:value="0.00963096368131842" calcext:value-type="float">
            <text:p>0,00963096368131842</text:p>
          </table:table-cell>
          <table:table-cell office:value-type="float" office:value="-0.00671641790701424" calcext:value-type="float">
            <text:p>-0,006716417907014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5302" calcext:value-type="float">
            <text:p>45302</text:p>
          </table:table-cell>
          <table:table-cell office:value-type="float" office:value="-0.0055409102478614" calcext:value-type="float">
            <text:p>-0,0055409102478614</text:p>
          </table:table-cell>
          <table:table-cell office:value-type="float" office:value="-0.00318883384239766" calcext:value-type="float">
            <text:p>-0,00318883384239766</text:p>
          </table:table-cell>
          <table:table-cell office:value-type="float" office:value="-0.000577267879797672" calcext:value-type="float">
            <text:p>-0,000577267879797672</text:p>
          </table:table-cell>
          <table:table-cell office:value-type="float" office:value="0.00145179920557247" calcext:value-type="float">
            <text:p>0,00145179920557247</text:p>
          </table:table-cell>
          <table:table-cell office:value-type="float" office:value="-0.000109409557915103" calcext:value-type="float">
            <text:p>-0,0001094095579151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5303" calcext:value-type="float">
            <text:p>45303</text:p>
          </table:table-cell>
          <table:table-cell office:value-type="float" office:value="0.00192767544729464" calcext:value-type="float">
            <text:p>0,00192767544729464</text:p>
          </table:table-cell>
          <table:table-cell office:value-type="float" office:value="0.00242103843678689" calcext:value-type="float">
            <text:p>0,00242103843678689</text:p>
          </table:table-cell>
          <table:table-cell office:value-type="float" office:value="0.000995558194921364" calcext:value-type="float">
            <text:p>0,000995558194921364</text:p>
          </table:table-cell>
          <table:table-cell office:value-type="float" office:value="-0.00785357644288295" calcext:value-type="float">
            <text:p>-0,00785357644288295</text:p>
          </table:table-cell>
          <table:table-cell office:value-type="float" office:value="0.00466243866235602" calcext:value-type="float">
            <text:p>0,004662438662356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5306" calcext:value-type="float">
            <text:p>45306</text:p>
          </table:table-cell>
          <table:table-cell office:value-type="float" office:value="-0.00436808116445786" calcext:value-type="float">
            <text:p>-0,00436808116445786</text:p>
          </table:table-cell>
          <table:table-cell office:value-type="float" office:value="0.00271501949947456" calcext:value-type="float">
            <text:p>0,00271501949947456</text:p>
          </table:table-cell>
          <table:table-cell office:value-type="float" office:value="0.0082067792941761" calcext:value-type="float">
            <text:p>0,0082067792941761</text:p>
          </table:table-cell>
          <table:table-cell office:value-type="float" office:value="0.00113333028647025" calcext:value-type="float">
            <text:p>0,00113333028647025</text:p>
          </table:table-cell>
          <table:table-cell office:value-type="float" office:value="-0.000517866858390847" calcext:value-type="float">
            <text:p>-0,0005178668583908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5307" calcext:value-type="float">
            <text:p>45307</text:p>
          </table:table-cell>
          <table:table-cell office:value-type="float" office:value="0.00075246652492704" calcext:value-type="float">
            <text:p>0,00075246652492704</text:p>
          </table:table-cell>
          <table:table-cell office:value-type="float" office:value="-0.0165063983436636" calcext:value-type="float">
            <text:p>-0,0165063983436636</text:p>
          </table:table-cell>
          <table:table-cell office:value-type="float" office:value="-0.00733733865867028" calcext:value-type="float">
            <text:p>-0,00733733865867028</text:p>
          </table:table-cell>
          <table:table-cell office:value-type="float" office:value="0.0118911225505513" calcext:value-type="float">
            <text:p>0,0118911225505513</text:p>
          </table:table-cell>
          <table:table-cell office:value-type="float" office:value="-0.00452861687658672" calcext:value-type="float">
            <text:p>-0,004528616876586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5308" calcext:value-type="float">
            <text:p>45308</text:p>
          </table:table-cell>
          <table:table-cell office:value-type="float" office:value="-0.00319108817703505" calcext:value-type="float">
            <text:p>-0,00319108817703505</text:p>
          </table:table-cell>
          <table:table-cell office:value-type="float" office:value="-0.00411080950250092" calcext:value-type="float">
            <text:p>-0,00411080950250092</text:p>
          </table:table-cell>
          <table:table-cell office:value-type="float" office:value="0.00282506120307022" calcext:value-type="float">
            <text:p>0,00282506120307022</text:p>
          </table:table-cell>
          <table:table-cell office:value-type="float" office:value="0.0127305830628906" calcext:value-type="float">
            <text:p>0,0127305830628906</text:p>
          </table:table-cell>
          <table:table-cell office:value-type="float" office:value="-0.00201079587905282" calcext:value-type="float">
            <text:p>-0,002010795879052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5309" calcext:value-type="float">
            <text:p>45309</text:p>
          </table:table-cell>
          <table:table-cell office:value-type="float" office:value="-0.00557840784437126" calcext:value-type="float">
            <text:p>-0,00557840784437126</text:p>
          </table:table-cell>
          <table:table-cell office:value-type="float" office:value="-0.00896504957295171" calcext:value-type="float">
            <text:p>-0,00896504957295171</text:p>
          </table:table-cell>
          <table:table-cell office:value-type="float" office:value="-0.00518012776612626" calcext:value-type="float">
            <text:p>-0,00518012776612626</text:p>
          </table:table-cell>
          <table:table-cell office:value-type="float" office:value="0.00118575869712345" calcext:value-type="float">
            <text:p>0,00118575869712345</text:p>
          </table:table-cell>
          <table:table-cell office:value-type="float" office:value="-0.00930916274835487" calcext:value-type="float">
            <text:p>-0,009309162748354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5310" calcext:value-type="float">
            <text:p>45310</text:p>
          </table:table-cell>
          <table:table-cell office:value-type="float" office:value="0.0211794416304081" calcext:value-type="float">
            <text:p>0,0211794416304081</text:p>
          </table:table-cell>
          <table:table-cell office:value-type="float" office:value="0.00276379409137431" calcext:value-type="float">
            <text:p>0,00276379409137431</text:p>
          </table:table-cell>
          <table:table-cell office:value-type="float" office:value="0.000564285370656061" calcext:value-type="float">
            <text:p>0,000564285370656061</text:p>
          </table:table-cell>
          <table:table-cell office:value-type="float" office:value="0.00431710078868985" calcext:value-type="float">
            <text:p>0,00431710078868985</text:p>
          </table:table-cell>
          <table:table-cell office:value-type="float" office:value="-0.00182516044610289" calcext:value-type="float">
            <text:p>-0,001825160446102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5313" calcext:value-type="float">
            <text:p>45313</text:p>
          </table:table-cell>
          <table:table-cell office:value-type="float" office:value="-0.041280979511448" calcext:value-type="float">
            <text:p>-0,041280979511448</text:p>
          </table:table-cell>
          <table:table-cell office:value-type="float" office:value="-0.00866050163720065" calcext:value-type="float">
            <text:p>-0,00866050163720065</text:p>
          </table:table-cell>
          <table:table-cell office:value-type="float" office:value="0.00287241004142071" calcext:value-type="float">
            <text:p>0,00287241004142071</text:p>
          </table:table-cell>
          <table:table-cell office:value-type="float" office:value="0.00660680527753239" calcext:value-type="float">
            <text:p>0,00660680527753239</text:p>
          </table:table-cell>
          <table:table-cell office:value-type="float" office:value="-0.0140611986133672" calcext:value-type="float">
            <text:p>-0,01406119861336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5314" calcext:value-type="float">
            <text:p>45314</text:p>
          </table:table-cell>
          <table:table-cell office:value-type="float" office:value="0.00240399637760753" calcext:value-type="float">
            <text:p>0,00240399637760753</text:p>
          </table:table-cell>
          <table:table-cell office:value-type="float" office:value="0.0112846354044697" calcext:value-type="float">
            <text:p>0,0112846354044697</text:p>
          </table:table-cell>
          <table:table-cell office:value-type="float" office:value="-0.00035948083903882" calcext:value-type="float">
            <text:p>-0,00035948083903882</text:p>
          </table:table-cell>
          <table:table-cell office:value-type="float" office:value="0.00085465685990985" calcext:value-type="float">
            <text:p>0,00085465685990985</text:p>
          </table:table-cell>
          <table:table-cell office:value-type="float" office:value="0.00472738701930274" calcext:value-type="float">
            <text:p>0,004727387019302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5315" calcext:value-type="float">
            <text:p>45315</text:p>
          </table:table-cell>
          <table:table-cell office:value-type="float" office:value="-0.0167053981369508" calcext:value-type="float">
            <text:p>-0,0167053981369508</text:p>
          </table:table-cell>
          <table:table-cell office:value-type="float" office:value="-0.00417831290965798" calcext:value-type="float">
            <text:p>-0,00417831290965798</text:p>
          </table:table-cell>
          <table:table-cell office:value-type="float" office:value="0.00397795556397713" calcext:value-type="float">
            <text:p>0,00397795556397713</text:p>
          </table:table-cell>
          <table:table-cell office:value-type="float" office:value="0.00582409681932687" calcext:value-type="float">
            <text:p>0,00582409681932687</text:p>
          </table:table-cell>
          <table:table-cell office:value-type="float" office:value="0.00354220367505776" calcext:value-type="float">
            <text:p>0,003542203675057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5316" calcext:value-type="float">
            <text:p>45316</text:p>
          </table:table-cell>
          <table:table-cell office:value-type="float" office:value="0.0182755501101142" calcext:value-type="float">
            <text:p>0,0182755501101142</text:p>
          </table:table-cell>
          <table:table-cell office:value-type="float" office:value="0.00276101269870418" calcext:value-type="float">
            <text:p>0,00276101269870418</text:p>
          </table:table-cell>
          <table:table-cell office:value-type="float" office:value="0.00435303940142397" calcext:value-type="float">
            <text:p>0,00435303940142397</text:p>
          </table:table-cell>
          <table:table-cell office:value-type="float" office:value="-0.0021667354777145" calcext:value-type="float">
            <text:p>-0,0021667354777145</text:p>
          </table:table-cell>
          <table:table-cell office:value-type="float" office:value="-0.00575458699038175" calcext:value-type="float">
            <text:p>-0,005754586990381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5317" calcext:value-type="float">
            <text:p>45317</text:p>
          </table:table-cell>
          <table:table-cell office:value-type="float" office:value="0.00679977735843217" calcext:value-type="float">
            <text:p>0,00679977735843217</text:p>
          </table:table-cell>
          <table:table-cell office:value-type="float" office:value="0.00494212887041809" calcext:value-type="float">
            <text:p>0,00494212887041809</text:p>
          </table:table-cell>
          <table:table-cell office:value-type="float" office:value="0.0000797" calcext:value-type="float">
            <text:p>0,0000797</text:p>
          </table:table-cell>
          <table:table-cell office:value-type="float" office:value="0.0040986202738229" calcext:value-type="float">
            <text:p>0,0040986202738229</text:p>
          </table:table-cell>
          <table:table-cell office:value-type="float" office:value="-0.0135749988651941" calcext:value-type="float">
            <text:p>-0,01357499886519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5320" calcext:value-type="float">
            <text:p>45320</text:p>
          </table:table-cell>
          <table:table-cell office:value-type="float" office:value="-0.00885422711041919" calcext:value-type="float">
            <text:p>-0,00885422711041919</text:p>
          </table:table-cell>
          <table:table-cell office:value-type="float" office:value="-0.00370923913032796" calcext:value-type="float">
            <text:p>-0,00370923913032796</text:p>
          </table:table-cell>
          <table:table-cell office:value-type="float" office:value="-0.00544282546576236" calcext:value-type="float">
            <text:p>-0,00544282546576236</text:p>
          </table:table-cell>
          <table:table-cell office:value-type="float" office:value="0.00282365525423107" calcext:value-type="float">
            <text:p>0,00282365525423107</text:p>
          </table:table-cell>
          <table:table-cell office:value-type="float" office:value="-0.0077401806968844" calcext:value-type="float">
            <text:p>-0,00774018069688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5321" calcext:value-type="float">
            <text:p>45321</text:p>
          </table:table-cell>
          <table:table-cell office:value-type="float" office:value="-0.0150439061750129" calcext:value-type="float">
            <text:p>-0,0150439061750129</text:p>
          </table:table-cell>
          <table:table-cell office:value-type="float" office:value="-0.00883233847474458" calcext:value-type="float">
            <text:p>-0,00883233847474458</text:p>
          </table:table-cell>
          <table:table-cell office:value-type="float" office:value="0.000408630521897789" calcext:value-type="float">
            <text:p>0,000408630521897789</text:p>
          </table:table-cell>
          <table:table-cell office:value-type="float" office:value="0.0088383005532676" calcext:value-type="float">
            <text:p>0,0088383005532676</text:p>
          </table:table-cell>
          <table:table-cell office:value-type="float" office:value="-0.00609671129635037" calcext:value-type="float">
            <text:p>-0,006096711296350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5322" calcext:value-type="float">
            <text:p>45322</text:p>
          </table:table-cell>
          <table:table-cell office:value-type="float" office:value="-0.008224917652431" calcext:value-type="float">
            <text:p>-0,008224917652431</text:p>
          </table:table-cell>
          <table:table-cell office:value-type="float" office:value="0.00322464603199832" calcext:value-type="float">
            <text:p>0,00322464603199832</text:p>
          </table:table-cell>
          <table:table-cell office:value-type="float" office:value="0.00442968601861938" calcext:value-type="float">
            <text:p>0,00442968601861938</text:p>
          </table:table-cell>
          <table:table-cell office:value-type="float" office:value="-0.00308371340515226" calcext:value-type="float">
            <text:p>-0,00308371340515226</text:p>
          </table:table-cell>
          <table:table-cell office:value-type="float" office:value="0.00624369491383597" calcext:value-type="float">
            <text:p>0,006243694913835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5323" calcext:value-type="float">
            <text:p>45323</text:p>
          </table:table-cell>
          <table:table-cell office:value-type="float" office:value="0.0167517872843976" calcext:value-type="float">
            <text:p>0,0167517872843976</text:p>
          </table:table-cell>
          <table:table-cell office:value-type="float" office:value="0.00548560777302841" calcext:value-type="float">
            <text:p>0,00548560777302841</text:p>
          </table:table-cell>
          <table:table-cell office:value-type="float" office:value="-0.00185530729545532" calcext:value-type="float">
            <text:p>-0,00185530729545532</text:p>
          </table:table-cell>
          <table:table-cell office:value-type="float" office:value="0.00993793319972106" calcext:value-type="float">
            <text:p>0,00993793319972106</text:p>
          </table:table-cell>
          <table:table-cell office:value-type="float" office:value="-0.0114366140753987" calcext:value-type="float">
            <text:p>-0,01143661407539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5324" calcext:value-type="float">
            <text:p>45324</text:p>
          </table:table-cell>
          <table:table-cell office:value-type="float" office:value="-0.00733430426304809" calcext:value-type="float">
            <text:p>-0,00733430426304809</text:p>
          </table:table-cell>
          <table:table-cell office:value-type="float" office:value="-0.00855525254366128" calcext:value-type="float">
            <text:p>-0,00855525254366128</text:p>
          </table:table-cell>
          <table:table-cell office:value-type="float" office:value="-0.0024187152666178" calcext:value-type="float">
            <text:p>-0,0024187152666178</text:p>
          </table:table-cell>
          <table:table-cell office:value-type="float" office:value="0.000559027275005499" calcext:value-type="float">
            <text:p>0,000559027275005499</text:p>
          </table:table-cell>
          <table:table-cell office:value-type="float" office:value="0.0033497698970003" calcext:value-type="float">
            <text:p>0,00334976989700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5327" calcext:value-type="float">
            <text:p>45327</text:p>
          </table:table-cell>
          <table:table-cell office:value-type="float" office:value="0.0157756804485517" calcext:value-type="float">
            <text:p>0,0157756804485517</text:p>
          </table:table-cell>
          <table:table-cell office:value-type="float" office:value="0.0034829988027428" calcext:value-type="float">
            <text:p>0,0034829988027428</text:p>
          </table:table-cell>
          <table:table-cell office:value-type="float" office:value="-0.00633929381426006" calcext:value-type="float">
            <text:p>-0,00633929381426006</text:p>
          </table:table-cell>
          <table:table-cell office:value-type="float" office:value="0.00879227450209567" calcext:value-type="float">
            <text:p>0,00879227450209567</text:p>
          </table:table-cell>
          <table:table-cell office:value-type="float" office:value="-0.0176600549096331" calcext:value-type="float">
            <text:p>-0,01766005490963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5328" calcext:value-type="float">
            <text:p>45328</text:p>
          </table:table-cell>
          <table:table-cell office:value-type="float" office:value="-0.0215231533424313" calcext:value-type="float">
            <text:p>-0,0215231533424313</text:p>
          </table:table-cell>
          <table:table-cell office:value-type="float" office:value="0.019822520629747" calcext:value-type="float">
            <text:p>0,019822520629747</text:p>
          </table:table-cell>
          <table:table-cell office:value-type="float" office:value="0.00578872698366916" calcext:value-type="float">
            <text:p>0,00578872698366916</text:p>
          </table:table-cell>
          <table:table-cell office:value-type="float" office:value="-0.00511139511898333" calcext:value-type="float">
            <text:p>-0,00511139511898333</text:p>
          </table:table-cell>
          <table:table-cell office:value-type="float" office:value="-0.00515559426924495" calcext:value-type="float">
            <text:p>-0,005155594269244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5329" calcext:value-type="float">
            <text:p>45329</text:p>
          </table:table-cell>
          <table:table-cell office:value-type="float" office:value="0.0105954367915653" calcext:value-type="float">
            <text:p>0,0105954367915653</text:p>
          </table:table-cell>
          <table:table-cell office:value-type="float" office:value="-0.00329352293842747" calcext:value-type="float">
            <text:p>-0,00329352293842747</text:p>
          </table:table-cell>
          <table:table-cell office:value-type="float" office:value="-0.0097533570815059" calcext:value-type="float">
            <text:p>-0,0097533570815059</text:p>
          </table:table-cell>
          <table:table-cell office:value-type="float" office:value="0.00174934190413547" calcext:value-type="float">
            <text:p>0,00174934190413547</text:p>
          </table:table-cell>
          <table:table-cell office:value-type="float" office:value="0.00632031192883491" calcext:value-type="float">
            <text:p>0,006320311928834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5330" calcext:value-type="float">
            <text:p>45330</text:p>
          </table:table-cell>
          <table:table-cell office:value-type="float" office:value="-0.00733910398063231" calcext:value-type="float">
            <text:p>-0,00733910398063231</text:p>
          </table:table-cell>
          <table:table-cell office:value-type="float" office:value="-0.0141400844170057" calcext:value-type="float">
            <text:p>-0,0141400844170057</text:p>
          </table:table-cell>
          <table:table-cell office:value-type="float" office:value="-0.00652330963884602" calcext:value-type="float">
            <text:p>-0,00652330963884602</text:p>
          </table:table-cell>
          <table:table-cell office:value-type="float" office:value="0.000275138005565501" calcext:value-type="float">
            <text:p>0,000275138005565501</text:p>
          </table:table-cell>
          <table:table-cell office:value-type="float" office:value="-0.00734100361023482" calcext:value-type="float">
            <text:p>-0,007341003610234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5331" calcext:value-type="float">
            <text:p>45331</text:p>
          </table:table-cell>
          <table:table-cell office:value-type="float" office:value="0.0181983704680334" calcext:value-type="float">
            <text:p>0,0181983704680334</text:p>
          </table:table-cell>
          <table:table-cell office:value-type="float" office:value="-0.00229576417042174" calcext:value-type="float">
            <text:p>-0,00229576417042174</text:p>
          </table:table-cell>
          <table:table-cell office:value-type="float" office:value="0.00866177150577836" calcext:value-type="float">
            <text:p>0,00866177150577836</text:p>
          </table:table-cell>
          <table:table-cell office:value-type="float" office:value="0.00449607608000302" calcext:value-type="float">
            <text:p>0,00449607608000302</text:p>
          </table:table-cell>
          <table:table-cell office:value-type="float" office:value="0.00349089619130782" calcext:value-type="float">
            <text:p>0,003490896191307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5336" calcext:value-type="float">
            <text:p>45336</text:p>
          </table:table-cell>
          <table:table-cell office:value-type="float" office:value="-0.0239479164214692" calcext:value-type="float">
            <text:p>-0,0239479164214692</text:p>
          </table:table-cell>
          <table:table-cell office:value-type="float" office:value="-0.00745727949158371" calcext:value-type="float">
            <text:p>-0,00745727949158371</text:p>
          </table:table-cell>
          <table:table-cell office:value-type="float" office:value="0.00120802544965278" calcext:value-type="float">
            <text:p>0,00120802544965278</text:p>
          </table:table-cell>
          <table:table-cell office:value-type="float" office:value="0.00235061514840755" calcext:value-type="float">
            <text:p>0,00235061514840755</text:p>
          </table:table-cell>
          <table:table-cell office:value-type="float" office:value="-0.00303602699239553" calcext:value-type="float">
            <text:p>-0,003036026992395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5337" calcext:value-type="float">
            <text:p>45337</text:p>
          </table:table-cell>
          <table:table-cell office:value-type="float" office:value="0.00938656222465445" calcext:value-type="float">
            <text:p>0,00938656222465445</text:p>
          </table:table-cell>
          <table:table-cell office:value-type="float" office:value="0.00646659081183941" calcext:value-type="float">
            <text:p>0,00646659081183941</text:p>
          </table:table-cell>
          <table:table-cell office:value-type="float" office:value="-0.00145219570084455" calcext:value-type="float">
            <text:p>-0,00145219570084455</text:p>
          </table:table-cell>
          <table:table-cell office:value-type="float" office:value="-0.00204327994607461" calcext:value-type="float">
            <text:p>-0,00204327994607461</text:p>
          </table:table-cell>
          <table:table-cell office:value-type="float" office:value="-0.00090736251167239" calcext:value-type="float">
            <text:p>-0,000907362511672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5338" calcext:value-type="float">
            <text:p>45338</text:p>
          </table:table-cell>
          <table:table-cell office:value-type="float" office:value="-0.00858030977254973" calcext:value-type="float">
            <text:p>-0,00858030977254973</text:p>
          </table:table-cell>
          <table:table-cell office:value-type="float" office:value="0.00502846561416729" calcext:value-type="float">
            <text:p>0,00502846561416729</text:p>
          </table:table-cell>
          <table:table-cell office:value-type="float" office:value="0.00693464985357081" calcext:value-type="float">
            <text:p>0,00693464985357081</text:p>
          </table:table-cell>
          <table:table-cell office:value-type="float" office:value="-0.0119619522810243" calcext:value-type="float">
            <text:p>-0,0119619522810243</text:p>
          </table:table-cell>
          <table:table-cell office:value-type="float" office:value="0.00464797234868227" calcext:value-type="float">
            <text:p>0,004647972348682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5341" calcext:value-type="float">
            <text:p>45341</text:p>
          </table:table-cell>
          <table:table-cell office:value-type="float" office:value="-0.00617093271220215" calcext:value-type="float">
            <text:p>-0,00617093271220215</text:p>
          </table:table-cell>
          <table:table-cell office:value-type="float" office:value="0.00186487184809275" calcext:value-type="float">
            <text:p>0,00186487184809275</text:p>
          </table:table-cell>
          <table:table-cell office:value-type="float" office:value="0.000585377917977764" calcext:value-type="float">
            <text:p>0,000585377917977764</text:p>
          </table:table-cell>
          <table:table-cell office:value-type="float" office:value="0.00078653830684891" calcext:value-type="float">
            <text:p>0,00078653830684891</text:p>
          </table:table-cell>
          <table:table-cell office:value-type="float" office:value="0.00520913163547583" calcext:value-type="float">
            <text:p>0,005209131635475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5342" calcext:value-type="float">
            <text:p>45342</text:p>
          </table:table-cell>
          <table:table-cell office:value-type="float" office:value="0.0280291457443611" calcext:value-type="float">
            <text:p>0,0280291457443611</text:p>
          </table:table-cell>
          <table:table-cell office:value-type="float" office:value="0.00771911404745268" calcext:value-type="float">
            <text:p>0,00771911404745268</text:p>
          </table:table-cell>
          <table:table-cell office:value-type="float" office:value="0.00413812220895147" calcext:value-type="float">
            <text:p>0,00413812220895147</text:p>
          </table:table-cell>
          <table:table-cell office:value-type="float" office:value="0.00241281771206551" calcext:value-type="float">
            <text:p>0,00241281771206551</text:p>
          </table:table-cell>
          <table:table-cell office:value-type="float" office:value="0.0066354727212" calcext:value-type="float">
            <text:p>0,00663547272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5343" calcext:value-type="float">
            <text:p>45343</text:p>
          </table:table-cell>
          <table:table-cell office:value-type="float" office:value="-0.0100778245969728" calcext:value-type="float">
            <text:p>-0,0100778245969728</text:p>
          </table:table-cell>
          <table:table-cell office:value-type="float" office:value="0.000704712031229798" calcext:value-type="float">
            <text:p>0,000704712031229798</text:p>
          </table:table-cell>
          <table:table-cell office:value-type="float" office:value="0.00310276568030569" calcext:value-type="float">
            <text:p>0,00310276568030569</text:p>
          </table:table-cell>
          <table:table-cell office:value-type="float" office:value="-0.00186994214609468" calcext:value-type="float">
            <text:p>-0,00186994214609468</text:p>
          </table:table-cell>
          <table:table-cell office:value-type="float" office:value="-0.00174618323213669" calcext:value-type="float">
            <text:p>-0,001746183232136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5344" calcext:value-type="float">
            <text:p>45344</text:p>
          </table:table-cell>
          <table:table-cell office:value-type="float" office:value="0.024750047640336" calcext:value-type="float">
            <text:p>0,024750047640336</text:p>
          </table:table-cell>
          <table:table-cell office:value-type="float" office:value="0.00239927615191645" calcext:value-type="float">
            <text:p>0,00239927615191645</text:p>
          </table:table-cell>
          <table:table-cell office:value-type="float" office:value="0.00374511510163502" calcext:value-type="float">
            <text:p>0,00374511510163502</text:p>
          </table:table-cell>
          <table:table-cell office:value-type="float" office:value="-0.00295506488398569" calcext:value-type="float">
            <text:p>-0,00295506488398569</text:p>
          </table:table-cell>
          <table:table-cell office:value-type="float" office:value="0.0047275855119234" calcext:value-type="float">
            <text:p>0,0047275855119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5345" calcext:value-type="float">
            <text:p>45345</text:p>
          </table:table-cell>
          <table:table-cell office:value-type="float" office:value="-0.0337052198748089" calcext:value-type="float">
            <text:p>-0,0337052198748089</text:p>
          </table:table-cell>
          <table:table-cell office:value-type="float" office:value="-0.00700559754604761" calcext:value-type="float">
            <text:p>-0,00700559754604761</text:p>
          </table:table-cell>
          <table:table-cell office:value-type="float" office:value="-0.000468505473995911" calcext:value-type="float">
            <text:p>-0,000468505473995911</text:p>
          </table:table-cell>
          <table:table-cell office:value-type="float" office:value="-0.00175838573439406" calcext:value-type="float">
            <text:p>-0,00175838573439406</text:p>
          </table:table-cell>
          <table:table-cell office:value-type="float" office:value="-0.00389200747851975" calcext:value-type="float">
            <text:p>-0,003892007478519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5348" calcext:value-type="float">
            <text:p>45348</text:p>
          </table:table-cell>
          <table:table-cell office:value-type="float" office:value="-0.0110757946194483" calcext:value-type="float">
            <text:p>-0,0110757946194483</text:p>
          </table:table-cell>
          <table:table-cell office:value-type="float" office:value="0.0026051055676375" calcext:value-type="float">
            <text:p>0,0026051055676375</text:p>
          </table:table-cell>
          <table:table-cell office:value-type="float" office:value="-0.00109946497108949" calcext:value-type="float">
            <text:p>-0,00109946497108949</text:p>
          </table:table-cell>
          <table:table-cell office:value-type="float" office:value="0.00725419426335836" calcext:value-type="float">
            <text:p>0,00725419426335836</text:p>
          </table:table-cell>
          <table:table-cell office:value-type="float" office:value="-0.00650297313203318" calcext:value-type="float">
            <text:p>-0,006502973132033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5349" calcext:value-type="float">
            <text:p>45349</text:p>
          </table:table-cell>
          <table:table-cell office:value-type="float" office:value="0.0308309330018391" calcext:value-type="float">
            <text:p>0,0308309330018391</text:p>
          </table:table-cell>
          <table:table-cell office:value-type="float" office:value="0.0153968654848578" calcext:value-type="float">
            <text:p>0,0153968654848578</text:p>
          </table:table-cell>
          <table:table-cell office:value-type="float" office:value="0.0259076363184172" calcext:value-type="float">
            <text:p>0,0259076363184172</text:p>
          </table:table-cell>
          <table:table-cell office:value-type="float" office:value="-0.00596202157817836" calcext:value-type="float">
            <text:p>-0,00596202157817836</text:p>
          </table:table-cell>
          <table:table-cell office:value-type="float" office:value="0.0176422795436464" calcext:value-type="float">
            <text:p>0,01764227954364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5350" calcext:value-type="float">
            <text:p>45350</text:p>
          </table:table-cell>
          <table:table-cell office:value-type="float" office:value="-0.0250876410631916" calcext:value-type="float">
            <text:p>-0,0250876410631916</text:p>
          </table:table-cell>
          <table:table-cell office:value-type="float" office:value="-0.010620160639751" calcext:value-type="float">
            <text:p>-0,010620160639751</text:p>
          </table:table-cell>
          <table:table-cell office:value-type="float" office:value="0.0119396737510341" calcext:value-type="float">
            <text:p>0,0119396737510341</text:p>
          </table:table-cell>
          <table:table-cell office:value-type="float" office:value="-0.0022325965230357" calcext:value-type="float">
            <text:p>-0,0022325965230357</text:p>
          </table:table-cell>
          <table:table-cell office:value-type="float" office:value="0.00425745897071664" calcext:value-type="float">
            <text:p>0,004257458970716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5351" calcext:value-type="float">
            <text:p>45351</text:p>
          </table:table-cell>
          <table:table-cell office:value-type="float" office:value="0.00122163787548914" calcext:value-type="float">
            <text:p>0,00122163787548914</text:p>
          </table:table-cell>
          <table:table-cell office:value-type="float" office:value="-0.0114987707761458" calcext:value-type="float">
            <text:p>-0,0114987707761458</text:p>
          </table:table-cell>
          <table:table-cell office:value-type="float" office:value="0.00260756930822118" calcext:value-type="float">
            <text:p>0,00260756930822118</text:p>
          </table:table-cell>
          <table:table-cell office:value-type="float" office:value="0.000573234616872567" calcext:value-type="float">
            <text:p>0,000573234616872567</text:p>
          </table:table-cell>
          <table:table-cell office:value-type="float" office:value="0.00760181154123041" calcext:value-type="float">
            <text:p>0,007601811541230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5352" calcext:value-type="float">
            <text:p>45352</text:p>
          </table:table-cell>
          <table:table-cell office:value-type="float" office:value="0.0333507892865242" calcext:value-type="float">
            <text:p>0,0333507892865242</text:p>
          </table:table-cell>
          <table:table-cell office:value-type="float" office:value="0.000944065989810363" calcext:value-type="float">
            <text:p>0,000944065989810363</text:p>
          </table:table-cell>
          <table:table-cell office:value-type="float" office:value="0.00494021090756189" calcext:value-type="float">
            <text:p>0,00494021090756189</text:p>
          </table:table-cell>
          <table:table-cell office:value-type="float" office:value="-0.0033026564631833" calcext:value-type="float">
            <text:p>-0,0033026564631833</text:p>
          </table:table-cell>
          <table:table-cell office:value-type="float" office:value="0.00287267811175957" calcext:value-type="float">
            <text:p>0,002872678111759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5355" calcext:value-type="float">
            <text:p>45355</text:p>
          </table:table-cell>
          <table:table-cell office:value-type="float" office:value="-0.0276584063091773" calcext:value-type="float">
            <text:p>-0,0276584063091773</text:p>
          </table:table-cell>
          <table:table-cell office:value-type="float" office:value="-0.00716801809541164" calcext:value-type="float">
            <text:p>-0,00716801809541164</text:p>
          </table:table-cell>
          <table:table-cell office:value-type="float" office:value="-0.00188203938726634" calcext:value-type="float">
            <text:p>-0,00188203938726634</text:p>
          </table:table-cell>
          <table:table-cell office:value-type="float" office:value="0.00869236185003982" calcext:value-type="float">
            <text:p>0,00869236185003982</text:p>
          </table:table-cell>
          <table:table-cell office:value-type="float" office:value="-0.00658829671757324" calcext:value-type="float">
            <text:p>-0,006588296717573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5356" calcext:value-type="float">
            <text:p>45356</text:p>
          </table:table-cell>
          <table:table-cell office:value-type="float" office:value="0.00687252012575279" calcext:value-type="float">
            <text:p>0,00687252012575279</text:p>
          </table:table-cell>
          <table:table-cell office:value-type="float" office:value="-0.000333526552803739" calcext:value-type="float">
            <text:p>-0,000333526552803739</text:p>
          </table:table-cell>
          <table:table-cell office:value-type="float" office:value="-0.00176130515358304" calcext:value-type="float">
            <text:p>-0,00176130515358304</text:p>
          </table:table-cell>
          <table:table-cell office:value-type="float" office:value="0.00395801415865571" calcext:value-type="float">
            <text:p>0,00395801415865571</text:p>
          </table:table-cell>
          <table:table-cell office:value-type="float" office:value="0.00410239240264312" calcext:value-type="float">
            <text:p>0,004102392402643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5357" calcext:value-type="float">
            <text:p>45357</text:p>
          </table:table-cell>
          <table:table-cell office:value-type="float" office:value="0.010017811869693" calcext:value-type="float">
            <text:p>0,010017811869693</text:p>
          </table:table-cell>
          <table:table-cell office:value-type="float" office:value="0.00509966179680621" calcext:value-type="float">
            <text:p>0,00509966179680621</text:p>
          </table:table-cell>
          <table:table-cell office:value-type="float" office:value="-0.00510708087817865" calcext:value-type="float">
            <text:p>-0,00510708087817865</text:p>
          </table:table-cell>
          <table:table-cell office:value-type="float" office:value="0.0063039611275775" calcext:value-type="float">
            <text:p>0,0063039611275775</text:p>
          </table:table-cell>
          <table:table-cell office:value-type="float" office:value="-0.0000282" calcext:value-type="float">
            <text:p>-0,00002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5358" calcext:value-type="float">
            <text:p>45358</text:p>
          </table:table-cell>
          <table:table-cell office:value-type="float" office:value="-0.0100341554279701" calcext:value-type="float">
            <text:p>-0,0100341554279701</text:p>
          </table:table-cell>
          <table:table-cell office:value-type="float" office:value="-0.00267113876763846" calcext:value-type="float">
            <text:p>-0,00267113876763846</text:p>
          </table:table-cell>
          <table:table-cell office:value-type="float" office:value="-0.00376213138057376" calcext:value-type="float">
            <text:p>-0,00376213138057376</text:p>
          </table:table-cell>
          <table:table-cell office:value-type="float" office:value="0.0115166714565621" calcext:value-type="float">
            <text:p>0,0115166714565621</text:p>
          </table:table-cell>
          <table:table-cell office:value-type="float" office:value="0.00254795332833316" calcext:value-type="float">
            <text:p>0,002547953328333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5359" calcext:value-type="float">
            <text:p>45359</text:p>
          </table:table-cell>
          <table:table-cell office:value-type="float" office:value="-0.0109408985714872" calcext:value-type="float">
            <text:p>-0,0109408985714872</text:p>
          </table:table-cell>
          <table:table-cell office:value-type="float" office:value="-0.0105905187552533" calcext:value-type="float">
            <text:p>-0,0105905187552533</text:p>
          </table:table-cell>
          <table:table-cell office:value-type="float" office:value="0.00938981080272603" calcext:value-type="float">
            <text:p>0,00938981080272603</text:p>
          </table:table-cell>
          <table:table-cell office:value-type="float" office:value="0.000872536496612551" calcext:value-type="float">
            <text:p>0,000872536496612551</text:p>
          </table:table-cell>
          <table:table-cell office:value-type="float" office:value="0.000920925833098973" calcext:value-type="float">
            <text:p>0,0009209258330989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5362" calcext:value-type="float">
            <text:p>45362</text:p>
          </table:table-cell>
          <table:table-cell office:value-type="float" office:value="-0.00408001689312672" calcext:value-type="float">
            <text:p>-0,00408001689312672</text:p>
          </table:table-cell>
          <table:table-cell office:value-type="float" office:value="-0.00608303843925975" calcext:value-type="float">
            <text:p>-0,00608303843925975</text:p>
          </table:table-cell>
          <table:table-cell office:value-type="float" office:value="0.0000837" calcext:value-type="float">
            <text:p>0,0000837</text:p>
          </table:table-cell>
          <table:table-cell office:value-type="float" office:value="-0.00420584154336189" calcext:value-type="float">
            <text:p>-0,00420584154336189</text:p>
          </table:table-cell>
          <table:table-cell office:value-type="float" office:value="0.00233159592575528" calcext:value-type="float">
            <text:p>0,002331595925755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5363" calcext:value-type="float">
            <text:p>45363</text:p>
          </table:table-cell>
          <table:table-cell office:value-type="float" office:value="0.0190182381023855" calcext:value-type="float">
            <text:p>0,0190182381023855</text:p>
          </table:table-cell>
          <table:table-cell office:value-type="float" office:value="0.0107174134324776" calcext:value-type="float">
            <text:p>0,0107174134324776</text:p>
          </table:table-cell>
          <table:table-cell office:value-type="float" office:value="-0.00116100546159504" calcext:value-type="float">
            <text:p>-0,00116100546159504</text:p>
          </table:table-cell>
          <table:table-cell office:value-type="float" office:value="0.00333122151339774" calcext:value-type="float">
            <text:p>0,00333122151339774</text:p>
          </table:table-cell>
          <table:table-cell office:value-type="float" office:value="-0.000580260088022179" calcext:value-type="float">
            <text:p>-0,0005802600880221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5364" calcext:value-type="float">
            <text:p>45364</text:p>
          </table:table-cell>
          <table:table-cell office:value-type="float" office:value="0.00956308712488001" calcext:value-type="float">
            <text:p>0,00956308712488001</text:p>
          </table:table-cell>
          <table:table-cell office:value-type="float" office:value="0.0012131388933684" calcext:value-type="float">
            <text:p>0,0012131388933684</text:p>
          </table:table-cell>
          <table:table-cell office:value-type="float" office:value="-0.0033501203359369" calcext:value-type="float">
            <text:p>-0,0033501203359369</text:p>
          </table:table-cell>
          <table:table-cell office:value-type="float" office:value="0.0036898723407522" calcext:value-type="float">
            <text:p>0,0036898723407522</text:p>
          </table:table-cell>
          <table:table-cell office:value-type="float" office:value="0.00254491665093771" calcext:value-type="float">
            <text:p>0,002544916650937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5365" calcext:value-type="float">
            <text:p>45365</text:p>
          </table:table-cell>
          <table:table-cell office:value-type="float" office:value="0.00710457949725129" calcext:value-type="float">
            <text:p>0,00710457949725129</text:p>
          </table:table-cell>
          <table:table-cell office:value-type="float" office:value="-0.00176088346391463" calcext:value-type="float">
            <text:p>-0,00176088346391463</text:p>
          </table:table-cell>
          <table:table-cell office:value-type="float" office:value="0.00203259585401668" calcext:value-type="float">
            <text:p>0,00203259585401668</text:p>
          </table:table-cell>
          <table:table-cell office:value-type="float" office:value="0.00398675818997221" calcext:value-type="float">
            <text:p>0,00398675818997221</text:p>
          </table:table-cell>
          <table:table-cell office:value-type="float" office:value="-0.00274914556443162" calcext:value-type="float">
            <text:p>-0,002749145564431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5366" calcext:value-type="float">
            <text:p>45366</text:p>
          </table:table-cell>
          <table:table-cell office:value-type="float" office:value="-0.00712360501900778" calcext:value-type="float">
            <text:p>-0,00712360501900778</text:p>
          </table:table-cell>
          <table:table-cell office:value-type="float" office:value="-0.0059041144140372" calcext:value-type="float">
            <text:p>-0,0059041144140372</text:p>
          </table:table-cell>
          <table:table-cell office:value-type="float" office:value="-0.019247401717496" calcext:value-type="float">
            <text:p>-0,019247401717496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-0.00841590890302824" calcext:value-type="float">
            <text:p>-0,008415908903028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5369" calcext:value-type="float">
            <text:p>45369</text:p>
          </table:table-cell>
          <table:table-cell office:value-type="float" office:value="0.00355228879934914" calcext:value-type="float">
            <text:p>0,00355228879934914</text:p>
          </table:table-cell>
          <table:table-cell office:value-type="float" office:value="0.000724930173316384" calcext:value-type="float">
            <text:p>0,000724930173316384</text:p>
          </table:table-cell>
          <table:table-cell office:value-type="float" office:value="0.00317752743429126" calcext:value-type="float">
            <text:p>0,00317752743429126</text:p>
          </table:table-cell>
          <table:table-cell office:value-type="float" office:value="-0.00444261768131354" calcext:value-type="float">
            <text:p>-0,00444261768131354</text:p>
          </table:table-cell>
          <table:table-cell office:value-type="float" office:value="-0.00434492338238277" calcext:value-type="float">
            <text:p>-0,004344923382382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5370" calcext:value-type="float">
            <text:p>45370</text:p>
          </table:table-cell>
          <table:table-cell office:value-type="float" office:value="0.00196305526009506" calcext:value-type="float">
            <text:p>0,00196305526009506</text:p>
          </table:table-cell>
          <table:table-cell office:value-type="float" office:value="0.00280408250075816" calcext:value-type="float">
            <text:p>0,00280408250075816</text:p>
          </table:table-cell>
          <table:table-cell office:value-type="float" office:value="-0.00160865413612178" calcext:value-type="float">
            <text:p>-0,00160865413612178</text:p>
          </table:table-cell>
          <table:table-cell office:value-type="float" office:value="0.00418831128307176" calcext:value-type="float">
            <text:p>0,00418831128307176</text:p>
          </table:table-cell>
          <table:table-cell office:value-type="float" office:value="-0.00683051037024312" calcext:value-type="float">
            <text:p>-0,006830510370243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5371" calcext:value-type="float">
            <text:p>45371</text:p>
          </table:table-cell>
          <table:table-cell office:value-type="float" office:value="0.0488001138529041" calcext:value-type="float">
            <text:p>0,0488001138529041</text:p>
          </table:table-cell>
          <table:table-cell office:value-type="float" office:value="0.0119734432397188" calcext:value-type="float">
            <text:p>0,0119734432397188</text:p>
          </table:table-cell>
          <table:table-cell office:value-type="float" office:value="-0.00321081608598831" calcext:value-type="float">
            <text:p>-0,00321081608598831</text:p>
          </table:table-cell>
          <table:table-cell office:value-type="float" office:value="-0.00894746693261476" calcext:value-type="float">
            <text:p>-0,00894746693261476</text:p>
          </table:table-cell>
          <table:table-cell office:value-type="float" office:value="0.00864303183484629" calcext:value-type="float">
            <text:p>0,008643031834846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5372" calcext:value-type="float">
            <text:p>45372</text:p>
          </table:table-cell>
          <table:table-cell office:value-type="float" office:value="0.0130112954558299" calcext:value-type="float">
            <text:p>0,0130112954558299</text:p>
          </table:table-cell>
          <table:table-cell office:value-type="float" office:value="-0.00670812395305782" calcext:value-type="float">
            <text:p>-0,00670812395305782</text:p>
          </table:table-cell>
          <table:table-cell office:value-type="float" office:value="-0.00218754772190497" calcext:value-type="float">
            <text:p>-0,00218754772190497</text:p>
          </table:table-cell>
          <table:table-cell office:value-type="float" office:value="-0.0023024005480006" calcext:value-type="float">
            <text:p>-0,0023024005480006</text:p>
          </table:table-cell>
          <table:table-cell office:value-type="float" office:value="0.00273630556367201" calcext:value-type="float">
            <text:p>0,002736305563672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5373" calcext:value-type="float">
            <text:p>45373</text:p>
          </table:table-cell>
          <table:table-cell office:value-type="float" office:value="-0.0175729239898635" calcext:value-type="float">
            <text:p>-0,0175729239898635</text:p>
          </table:table-cell>
          <table:table-cell office:value-type="float" office:value="-0.00859617091039862" calcext:value-type="float">
            <text:p>-0,00859617091039862</text:p>
          </table:table-cell>
          <table:table-cell office:value-type="float" office:value="-0.00236119798981631" calcext:value-type="float">
            <text:p>-0,00236119798981631</text:p>
          </table:table-cell>
          <table:table-cell office:value-type="float" office:value="0.00238000316676693" calcext:value-type="float">
            <text:p>0,00238000316676693</text:p>
          </table:table-cell>
          <table:table-cell office:value-type="float" office:value="0.000634601933377069" calcext:value-type="float">
            <text:p>0,0006346019333770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5376" calcext:value-type="float">
            <text:p>45376</text:p>
          </table:table-cell>
          <table:table-cell office:value-type="float" office:value="-0.00417435268253099" calcext:value-type="float">
            <text:p>-0,00417435268253099</text:p>
          </table:table-cell>
          <table:table-cell office:value-type="float" office:value="-0.00299953189461656" calcext:value-type="float">
            <text:p>-0,00299953189461656</text:p>
          </table:table-cell>
          <table:table-cell office:value-type="float" office:value="-0.000766933764938967" calcext:value-type="float">
            <text:p>-0,000766933764938967</text:p>
          </table:table-cell>
          <table:table-cell office:value-type="float" office:value="0.00392055464755542" calcext:value-type="float">
            <text:p>0,00392055464755542</text:p>
          </table:table-cell>
          <table:table-cell office:value-type="float" office:value="-0.0145309227599654" calcext:value-type="float">
            <text:p>-0,01453092275996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5377" calcext:value-type="float">
            <text:p>45377</text:p>
          </table:table-cell>
          <table:table-cell office:value-type="float" office:value="-0.00494738072189045" calcext:value-type="float">
            <text:p>-0,00494738072189045</text:p>
          </table:table-cell>
          <table:table-cell office:value-type="float" office:value="-0.000114314712192985" calcext:value-type="float">
            <text:p>-0,000114314712192985</text:p>
          </table:table-cell>
          <table:table-cell office:value-type="float" office:value="0.00287184169653025" calcext:value-type="float">
            <text:p>0,00287184169653025</text:p>
          </table:table-cell>
          <table:table-cell office:value-type="float" office:value="0.00761677555851562" calcext:value-type="float">
            <text:p>0,00761677555851562</text:p>
          </table:table-cell>
          <table:table-cell office:value-type="float" office:value="0.00711219608992083" calcext:value-type="float">
            <text:p>0,007112196089920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5378" calcext:value-type="float">
            <text:p>45378</text:p>
          </table:table-cell>
          <table:table-cell office:value-type="float" office:value="0.00716258896633742" calcext:value-type="float">
            <text:p>0,00716258896633742</text:p>
          </table:table-cell>
          <table:table-cell office:value-type="float" office:value="0.00662310984919897" calcext:value-type="float">
            <text:p>0,00662310984919897</text:p>
          </table:table-cell>
          <table:table-cell office:value-type="float" office:value="-0.0027439997910588" calcext:value-type="float">
            <text:p>-0,0027439997910588</text:p>
          </table:table-cell>
          <table:table-cell office:value-type="float" office:value="0.00391130301251542" calcext:value-type="float">
            <text:p>0,00391130301251542</text:p>
          </table:table-cell>
          <table:table-cell office:value-type="float" office:value="-0.0050015381995445" calcext:value-type="float">
            <text:p>-0,00500153819954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5379" calcext:value-type="float">
            <text:p>45379</text:p>
          </table:table-cell>
          <table:table-cell office:value-type="float" office:value="-0.0209585287256361" calcext:value-type="float">
            <text:p>-0,0209585287256361</text:p>
          </table:table-cell>
          <table:table-cell office:value-type="float" office:value="0.00271547675735592" calcext:value-type="float">
            <text:p>0,00271547675735592</text:p>
          </table:table-cell>
          <table:table-cell office:value-type="float" office:value="0.00978252399494296" calcext:value-type="float">
            <text:p>0,00978252399494296</text:p>
          </table:table-cell>
          <table:table-cell office:value-type="float" office:value="0.00502920119965241" calcext:value-type="float">
            <text:p>0,00502920119965241</text:p>
          </table:table-cell>
          <table:table-cell office:value-type="float" office:value="0.010275930315956" calcext:value-type="float">
            <text:p>0,0102759303159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5383" calcext:value-type="float">
            <text:p>45383</text:p>
          </table:table-cell>
          <table:table-cell office:value-type="float" office:value="-0.00734908586379997" calcext:value-type="float">
            <text:p>-0,00734908586379997</text:p>
          </table:table-cell>
          <table:table-cell office:value-type="float" office:value="-0.00917413879564647" calcext:value-type="float">
            <text:p>-0,00917413879564647</text:p>
          </table:table-cell>
          <table:table-cell office:value-type="float" office:value="0.010009291406729" calcext:value-type="float">
            <text:p>0,010009291406729</text:p>
          </table:table-cell>
          <table:table-cell office:value-type="float" office:value="0.010458652396232" calcext:value-type="float">
            <text:p>0,010458652396232</text:p>
          </table:table-cell>
          <table:table-cell office:value-type="float" office:value="-0.00248847065693075" calcext:value-type="float">
            <text:p>-0,002488470656930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5384" calcext:value-type="float">
            <text:p>45384</text:p>
          </table:table-cell>
          <table:table-cell office:value-type="float" office:value="0.0161145149167614" calcext:value-type="float">
            <text:p>0,0161145149167614</text:p>
          </table:table-cell>
          <table:table-cell office:value-type="float" office:value="0.00255021080063379" calcext:value-type="float">
            <text:p>0,00255021080063379</text:p>
          </table:table-cell>
          <table:table-cell office:value-type="float" office:value="-0.00168275565362318" calcext:value-type="float">
            <text:p>-0,00168275565362318</text:p>
          </table:table-cell>
          <table:table-cell office:value-type="float" office:value="-0.00332523381681619" calcext:value-type="float">
            <text:p>-0,00332523381681619</text:p>
          </table:table-cell>
          <table:table-cell office:value-type="float" office:value="0.00136560923344421" calcext:value-type="float">
            <text:p>0,001365609233444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5385" calcext:value-type="float">
            <text:p>45385</text:p>
          </table:table-cell>
          <table:table-cell office:value-type="float" office:value="-0.00804946816482989" calcext:value-type="float">
            <text:p>-0,00804946816482989</text:p>
          </table:table-cell>
          <table:table-cell office:value-type="float" office:value="-0.00178571862441709" calcext:value-type="float">
            <text:p>-0,00178571862441709</text:p>
          </table:table-cell>
          <table:table-cell office:value-type="float" office:value="0.00174906287446918" calcext:value-type="float">
            <text:p>0,00174906287446918</text:p>
          </table:table-cell>
          <table:table-cell office:value-type="float" office:value="0.000369074693207412" calcext:value-type="float">
            <text:p>0,000369074693207412</text:p>
          </table:table-cell>
          <table:table-cell office:value-type="float" office:value="-0.0106847670758392" calcext:value-type="float">
            <text:p>-0,01068476707583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5386" calcext:value-type="float">
            <text:p>45386</text:p>
          </table:table-cell>
          <table:table-cell office:value-type="float" office:value="0.00304713865693432" calcext:value-type="float">
            <text:p>0,00304713865693432</text:p>
          </table:table-cell>
          <table:table-cell office:value-type="float" office:value="0.00147112091659265" calcext:value-type="float">
            <text:p>0,00147112091659265</text:p>
          </table:table-cell>
          <table:table-cell office:value-type="float" office:value="-0.00428117546694681" calcext:value-type="float">
            <text:p>-0,00428117546694681</text:p>
          </table:table-cell>
          <table:table-cell office:value-type="float" office:value="0.00702336518121497" calcext:value-type="float">
            <text:p>0,00702336518121497</text:p>
          </table:table-cell>
          <table:table-cell office:value-type="float" office:value="-0.00359995943359403" calcext:value-type="float">
            <text:p>-0,003599959433594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5387" calcext:value-type="float">
            <text:p>45387</text:p>
          </table:table-cell>
          <table:table-cell office:value-type="float" office:value="-0.0103972209290278" calcext:value-type="float">
            <text:p>-0,0103972209290278</text:p>
          </table:table-cell>
          <table:table-cell office:value-type="float" office:value="-0.005520596724901" calcext:value-type="float">
            <text:p>-0,005520596724901</text:p>
          </table:table-cell>
          <table:table-cell office:value-type="float" office:value="-0.000275548231267311" calcext:value-type="float">
            <text:p>-0,000275548231267311</text:p>
          </table:table-cell>
          <table:table-cell office:value-type="float" office:value="0.00649324312647338" calcext:value-type="float">
            <text:p>0,00649324312647338</text:p>
          </table:table-cell>
          <table:table-cell office:value-type="float" office:value="0.00599136720995345" calcext:value-type="float">
            <text:p>0,005991367209953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5390" calcext:value-type="float">
            <text:p>45390</text:p>
          </table:table-cell>
          <table:table-cell office:value-type="float" office:value="0.0130339278586077" calcext:value-type="float">
            <text:p>0,0130339278586077</text:p>
          </table:table-cell>
          <table:table-cell office:value-type="float" office:value="0.0127646791182169" calcext:value-type="float">
            <text:p>0,0127646791182169</text:p>
          </table:table-cell>
          <table:table-cell office:value-type="float" office:value="0.001362920356541" calcext:value-type="float">
            <text:p>0,001362920356541</text:p>
          </table:table-cell>
          <table:table-cell office:value-type="float" office:value="0.000958299016697091" calcext:value-type="float">
            <text:p>0,000958299016697091</text:p>
          </table:table-cell>
          <table:table-cell office:value-type="float" office:value="0.00248100641315203" calcext:value-type="float">
            <text:p>0,002481006413152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5391" calcext:value-type="float">
            <text:p>45391</text:p>
          </table:table-cell>
          <table:table-cell office:value-type="float" office:value="0.0124800828786924" calcext:value-type="float">
            <text:p>0,0124800828786924</text:p>
          </table:table-cell>
          <table:table-cell office:value-type="float" office:value="0.00844272446769906" calcext:value-type="float">
            <text:p>0,00844272446769906</text:p>
          </table:table-cell>
          <table:table-cell office:value-type="float" office:value="0.00405352347551125" calcext:value-type="float">
            <text:p>0,00405352347551125</text:p>
          </table:table-cell>
          <table:table-cell office:value-type="float" office:value="-0.00534359394049669" calcext:value-type="float">
            <text:p>-0,00534359394049669</text:p>
          </table:table-cell>
          <table:table-cell office:value-type="float" office:value="0.00438615582781105" calcext:value-type="float">
            <text:p>0,004386155827811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5392" calcext:value-type="float">
            <text:p>45392</text:p>
          </table:table-cell>
          <table:table-cell office:value-type="float" office:value="-0.0201633331651757" calcext:value-type="float">
            <text:p>-0,0201633331651757</text:p>
          </table:table-cell>
          <table:table-cell office:value-type="float" office:value="-0.0146272973832037" calcext:value-type="float">
            <text:p>-0,0146272973832037</text:p>
          </table:table-cell>
          <table:table-cell office:value-type="float" office:value="-0.00023348121393716" calcext:value-type="float">
            <text:p>-0,00023348121393716</text:p>
          </table:table-cell>
          <table:table-cell office:value-type="float" office:value="0.00388895986844226" calcext:value-type="float">
            <text:p>0,00388895986844226</text:p>
          </table:table-cell>
          <table:table-cell office:value-type="float" office:value="0.00126888835538788" calcext:value-type="float">
            <text:p>0,001268888355387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5393" calcext:value-type="float">
            <text:p>45393</text:p>
          </table:table-cell>
          <table:table-cell office:value-type="float" office:value="-0.00887972024869701" calcext:value-type="float">
            <text:p>-0,00887972024869701</text:p>
          </table:table-cell>
          <table:table-cell office:value-type="float" office:value="-0.00497389054145895" calcext:value-type="float">
            <text:p>-0,00497389054145895</text:p>
          </table:table-cell>
          <table:table-cell office:value-type="float" office:value="-0.000855472822538396" calcext:value-type="float">
            <text:p>-0,000855472822538396</text:p>
          </table:table-cell>
          <table:table-cell office:value-type="float" office:value="-0.00494498841065116" calcext:value-type="float">
            <text:p>-0,00494498841065116</text:p>
          </table:table-cell>
          <table:table-cell office:value-type="float" office:value="0.00120880384315361" calcext:value-type="float">
            <text:p>0,001208803843153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5394" calcext:value-type="float">
            <text:p>45394</text:p>
          </table:table-cell>
          <table:table-cell office:value-type="float" office:value="-0.0370669316731645" calcext:value-type="float">
            <text:p>-0,0370669316731645</text:p>
          </table:table-cell>
          <table:table-cell office:value-type="float" office:value="-0.0130524300769886" calcext:value-type="float">
            <text:p>-0,0130524300769886</text:p>
          </table:table-cell>
          <table:table-cell office:value-type="float" office:value="-0.00936378103548681" calcext:value-type="float">
            <text:p>-0,00936378103548681</text:p>
          </table:table-cell>
          <table:table-cell office:value-type="float" office:value="-0.00398739429620156" calcext:value-type="float">
            <text:p>-0,00398739429620156</text:p>
          </table:table-cell>
          <table:table-cell office:value-type="float" office:value="-0.0150829248309805" calcext:value-type="float">
            <text:p>-0,01508292483098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5397" calcext:value-type="float">
            <text:p>45397</text:p>
          </table:table-cell>
          <table:table-cell office:value-type="float" office:value="-0.0289120429797825" calcext:value-type="float">
            <text:p>-0,0289120429797825</text:p>
          </table:table-cell>
          <table:table-cell office:value-type="float" office:value="-0.00723945987601036" calcext:value-type="float">
            <text:p>-0,00723945987601036</text:p>
          </table:table-cell>
          <table:table-cell office:value-type="float" office:value="0.00599766704545191" calcext:value-type="float">
            <text:p>0,00599766704545191</text:p>
          </table:table-cell>
          <table:table-cell office:value-type="float" office:value="0.00394502196726205" calcext:value-type="float">
            <text:p>0,00394502196726205</text:p>
          </table:table-cell>
          <table:table-cell office:value-type="float" office:value="-0.023000127599731" calcext:value-type="float">
            <text:p>-0,0230001275997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5398" calcext:value-type="float">
            <text:p>45398</text:p>
          </table:table-cell>
          <table:table-cell office:value-type="float" office:value="-0.00536841744615035" calcext:value-type="float">
            <text:p>-0,00536841744615035</text:p>
          </table:table-cell>
          <table:table-cell office:value-type="float" office:value="-0.0076262907286683" calcext:value-type="float">
            <text:p>-0,0076262907286683</text:p>
          </table:table-cell>
          <table:table-cell office:value-type="float" office:value="0.00278599164682486" calcext:value-type="float">
            <text:p>0,00278599164682486</text:p>
          </table:table-cell>
          <table:table-cell office:value-type="float" office:value="-0.0016601667285687" calcext:value-type="float">
            <text:p>-0,0016601667285687</text:p>
          </table:table-cell>
          <table:table-cell office:value-type="float" office:value="0.00510262398400554" calcext:value-type="float">
            <text:p>0,005102623984005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5399" calcext:value-type="float">
            <text:p>45399</text:p>
          </table:table-cell>
          <table:table-cell office:value-type="float" office:value="-0.0133551354089658" calcext:value-type="float">
            <text:p>-0,0133551354089658</text:p>
          </table:table-cell>
          <table:table-cell office:value-type="float" office:value="-0.00148810730218153" calcext:value-type="float">
            <text:p>-0,00148810730218153</text:p>
          </table:table-cell>
          <table:table-cell office:value-type="float" office:value="-0.00356120455895616" calcext:value-type="float">
            <text:p>-0,00356120455895616</text:p>
          </table:table-cell>
          <table:table-cell office:value-type="float" office:value="-0.00494756063324393" calcext:value-type="float">
            <text:p>-0,00494756063324393</text:p>
          </table:table-cell>
          <table:table-cell office:value-type="float" office:value="0.00486819429284223" calcext:value-type="float">
            <text:p>0,004868194292842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5400" calcext:value-type="float">
            <text:p>45400</text:p>
          </table:table-cell>
          <table:table-cell office:value-type="float" office:value="-0.0143780650426141" calcext:value-type="float">
            <text:p>-0,0143780650426141</text:p>
          </table:table-cell>
          <table:table-cell office:value-type="float" office:value="-0.0000865" calcext:value-type="float">
            <text:p>-0,0000865</text:p>
          </table:table-cell>
          <table:table-cell office:value-type="float" office:value="0.00599821983507941" calcext:value-type="float">
            <text:p>0,00599821983507941</text:p>
          </table:table-cell>
          <table:table-cell office:value-type="float" office:value="-0.00331275106466609" calcext:value-type="float">
            <text:p>-0,00331275106466609</text:p>
          </table:table-cell>
          <table:table-cell office:value-type="float" office:value="0.00808470066833986" calcext:value-type="float">
            <text:p>0,008084700668339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5401" calcext:value-type="float">
            <text:p>45401</text:p>
          </table:table-cell>
          <table:table-cell office:value-type="float" office:value="0.0173618577613147" calcext:value-type="float">
            <text:p>0,0173618577613147</text:p>
          </table:table-cell>
          <table:table-cell office:value-type="float" office:value="0.00657228389139235" calcext:value-type="float">
            <text:p>0,00657228389139235</text:p>
          </table:table-cell>
          <table:table-cell office:value-type="float" office:value="0.00600700296277296" calcext:value-type="float">
            <text:p>0,00600700296277296</text:p>
          </table:table-cell>
          <table:table-cell office:value-type="float" office:value="-0.00970046518396249" calcext:value-type="float">
            <text:p>-0,00970046518396249</text:p>
          </table:table-cell>
          <table:table-cell office:value-type="float" office:value="0.00411620298645466" calcext:value-type="float">
            <text:p>0,004116202986454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5404" calcext:value-type="float">
            <text:p>45404</text:p>
          </table:table-cell>
          <table:table-cell office:value-type="float" office:value="0.0120982352022823" calcext:value-type="float">
            <text:p>0,0120982352022823</text:p>
          </table:table-cell>
          <table:table-cell office:value-type="float" office:value="0.00238868013760319" calcext:value-type="float">
            <text:p>0,00238868013760319</text:p>
          </table:table-cell>
          <table:table-cell office:value-type="float" office:value="0.0024868109811008" calcext:value-type="float">
            <text:p>0,0024868109811008</text:p>
          </table:table-cell>
          <table:table-cell office:value-type="float" office:value="-0.00486111585619865" calcext:value-type="float">
            <text:p>-0,00486111585619865</text:p>
          </table:table-cell>
          <table:table-cell office:value-type="float" office:value="-0.00143591773750041" calcext:value-type="float">
            <text:p>-0,001435917737500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5405" calcext:value-type="float">
            <text:p>45405</text:p>
          </table:table-cell>
          <table:table-cell office:value-type="float" office:value="0.0168384077390421" calcext:value-type="float">
            <text:p>0,0168384077390421</text:p>
          </table:table-cell>
          <table:table-cell office:value-type="float" office:value="-0.00255490395501347" calcext:value-type="float">
            <text:p>-0,00255490395501347</text:p>
          </table:table-cell>
          <table:table-cell office:value-type="float" office:value="-0.00491119105038105" calcext:value-type="float">
            <text:p>-0,00491119105038105</text:p>
          </table:table-cell>
          <table:table-cell office:value-type="float" office:value="-0.0000968" calcext:value-type="float">
            <text:p>-0,0000968</text:p>
          </table:table-cell>
          <table:table-cell office:value-type="float" office:value="0.00296602584768959" calcext:value-type="float">
            <text:p>0,002966025847689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5406" calcext:value-type="float">
            <text:p>45406</text:p>
          </table:table-cell>
          <table:table-cell office:value-type="float" office:value="-0.00121024342004109" calcext:value-type="float">
            <text:p>-0,00121024342004109</text:p>
          </table:table-cell>
          <table:table-cell office:value-type="float" office:value="-0.00360964907251819" calcext:value-type="float">
            <text:p>-0,00360964907251819</text:p>
          </table:table-cell>
          <table:table-cell office:value-type="float" office:value="0.00296096215008081" calcext:value-type="float">
            <text:p>0,00296096215008081</text:p>
          </table:table-cell>
          <table:table-cell office:value-type="float" office:value="0.00721606423596057" calcext:value-type="float">
            <text:p>0,00721606423596057</text:p>
          </table:table-cell>
          <table:table-cell office:value-type="float" office:value="-0.00354928776148968" calcext:value-type="float">
            <text:p>-0,003549287761489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5407" calcext:value-type="float">
            <text:p>45407</text:p>
          </table:table-cell>
          <table:table-cell office:value-type="float" office:value="-0.00693184268795608" calcext:value-type="float">
            <text:p>-0,00693184268795608</text:p>
          </table:table-cell>
          <table:table-cell office:value-type="float" office:value="-0.000402110184461637" calcext:value-type="float">
            <text:p>-0,000402110184461637</text:p>
          </table:table-cell>
          <table:table-cell office:value-type="float" office:value="0.001963977805949" calcext:value-type="float">
            <text:p>0,001963977805949</text:p>
          </table:table-cell>
          <table:table-cell office:value-type="float" office:value="0.00364868544867555" calcext:value-type="float">
            <text:p>0,00364868544867555</text:p>
          </table:table-cell>
          <table:table-cell office:value-type="float" office:value="0.000326515985335615" calcext:value-type="float">
            <text:p>0,0003265159853356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5408" calcext:value-type="float">
            <text:p>45408</text:p>
          </table:table-cell>
          <table:table-cell office:value-type="float" office:value="0.0358263612287141" calcext:value-type="float">
            <text:p>0,0358263612287141</text:p>
          </table:table-cell>
          <table:table-cell office:value-type="float" office:value="0.013976711905438" calcext:value-type="float">
            <text:p>0,013976711905438</text:p>
          </table:table-cell>
          <table:table-cell office:value-type="float" office:value="-0.00144470208440434" calcext:value-type="float">
            <text:p>-0,00144470208440434</text:p>
          </table:table-cell>
          <table:table-cell office:value-type="float" office:value="0.00607398837546571" calcext:value-type="float">
            <text:p>0,00607398837546571</text:p>
          </table:table-cell>
          <table:table-cell office:value-type="float" office:value="0.00658570100433414" calcext:value-type="float">
            <text:p>0,006585701004334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5411" calcext:value-type="float">
            <text:p>45411</text:p>
          </table:table-cell>
          <table:table-cell office:value-type="float" office:value="-0.00514817717971311" calcext:value-type="float">
            <text:p>-0,00514817717971311</text:p>
          </table:table-cell>
          <table:table-cell office:value-type="float" office:value="0.00604610451225192" calcext:value-type="float">
            <text:p>0,00604610451225192</text:p>
          </table:table-cell>
          <table:table-cell office:value-type="float" office:value="0.00815008640143934" calcext:value-type="float">
            <text:p>0,00815008640143934</text:p>
          </table:table-cell>
          <table:table-cell office:value-type="float" office:value="-0.0124317703721529" calcext:value-type="float">
            <text:p>-0,0124317703721529</text:p>
          </table:table-cell>
          <table:table-cell office:value-type="float" office:value="0.00017570019879179" calcext:value-type="float">
            <text:p>0,000175700198791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5412" calcext:value-type="float">
            <text:p>45412</text:p>
          </table:table-cell>
          <table:table-cell office:value-type="float" office:value="-0.0405054544583182" calcext:value-type="float">
            <text:p>-0,0405054544583182</text:p>
          </table:table-cell>
          <table:table-cell office:value-type="float" office:value="-0.00975770080291394" calcext:value-type="float">
            <text:p>-0,00975770080291394</text:p>
          </table:table-cell>
          <table:table-cell office:value-type="float" office:value="-0.00249206937741456" calcext:value-type="float">
            <text:p>-0,00249206937741456</text:p>
          </table:table-cell>
          <table:table-cell office:value-type="float" office:value="-0.00649124686538476" calcext:value-type="float">
            <text:p>-0,00649124686538476</text:p>
          </table:table-cell>
          <table:table-cell office:value-type="float" office:value="-0.00552211339612745" calcext:value-type="float">
            <text:p>-0,005522113396127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5414" calcext:value-type="float">
            <text:p>45414</text:p>
          </table:table-cell>
          <table:table-cell office:value-type="float" office:value="0.0115232304909462" calcext:value-type="float">
            <text:p>0,0115232304909462</text:p>
          </table:table-cell>
          <table:table-cell office:value-type="float" office:value="0.0100472021087508" calcext:value-type="float">
            <text:p>0,0100472021087508</text:p>
          </table:table-cell>
          <table:table-cell office:value-type="float" office:value="0.00340481284885603" calcext:value-type="float">
            <text:p>0,00340481284885603</text:p>
          </table:table-cell>
          <table:table-cell office:value-type="float" office:value="0.0021489044178618" calcext:value-type="float">
            <text:p>0,0021489044178618</text:p>
          </table:table-cell>
          <table:table-cell office:value-type="float" office:value="0.003977296717582" calcext:value-type="float">
            <text:p>0,0039772967175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5415" calcext:value-type="float">
            <text:p>45415</text:p>
          </table:table-cell>
          <table:table-cell office:value-type="float" office:value="0.0388595216510538" calcext:value-type="float">
            <text:p>0,0388595216510538</text:p>
          </table:table-cell>
          <table:table-cell office:value-type="float" office:value="0.0101241469104097" calcext:value-type="float">
            <text:p>0,0101241469104097</text:p>
          </table:table-cell>
          <table:table-cell office:value-type="float" office:value="0.000130155931112871" calcext:value-type="float">
            <text:p>0,000130155931112871</text:p>
          </table:table-cell>
          <table:table-cell office:value-type="float" office:value="0.0116129449680677" calcext:value-type="float">
            <text:p>0,0116129449680677</text:p>
          </table:table-cell>
          <table:table-cell office:value-type="float" office:value="0.00218868617747623" calcext:value-type="float">
            <text:p>0,002188686177476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418" calcext:value-type="float">
            <text:p>45418</text:p>
          </table:table-cell>
          <table:table-cell office:value-type="float" office:value="-0.042508481278266" calcext:value-type="float">
            <text:p>-0,042508481278266</text:p>
          </table:table-cell>
          <table:table-cell office:value-type="float" office:value="-0.00160020773950745" calcext:value-type="float">
            <text:p>-0,00160020773950745</text:p>
          </table:table-cell>
          <table:table-cell office:value-type="float" office:value="0.00352062339796286" calcext:value-type="float">
            <text:p>0,00352062339796286</text:p>
          </table:table-cell>
          <table:table-cell office:value-type="float" office:value="-0.00261963136833475" calcext:value-type="float">
            <text:p>-0,00261963136833475</text:p>
          </table:table-cell>
          <table:table-cell office:value-type="float" office:value="-0.00549257558599661" calcext:value-type="float">
            <text:p>-0,005492575585996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5419" calcext:value-type="float">
            <text:p>45419</text:p>
          </table:table-cell>
          <table:table-cell office:value-type="float" office:value="0.00451167428399542" calcext:value-type="float">
            <text:p>0,00451167428399542</text:p>
          </table:table-cell>
          <table:table-cell office:value-type="float" office:value="0.00423683759073637" calcext:value-type="float">
            <text:p>0,00423683759073637</text:p>
          </table:table-cell>
          <table:table-cell office:value-type="float" office:value="-0.0183707858781775" calcext:value-type="float">
            <text:p>-0,0183707858781775</text:p>
          </table:table-cell>
          <table:table-cell office:value-type="float" office:value="-0.00788811186934096" calcext:value-type="float">
            <text:p>-0,00788811186934096</text:p>
          </table:table-cell>
          <table:table-cell office:value-type="float" office:value="-0.00450899282085084" calcext:value-type="float">
            <text:p>-0,004508992820850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5420" calcext:value-type="float">
            <text:p>45420</text:p>
          </table:table-cell>
          <table:table-cell office:value-type="float" office:value="0.000015940157191261" calcext:value-type="float">
            <text:p>1,5940157191261E-05</text:p>
          </table:table-cell>
          <table:table-cell office:value-type="float" office:value="0.00124764627448396" calcext:value-type="float">
            <text:p>0,00124764627448396</text:p>
          </table:table-cell>
          <table:table-cell office:value-type="float" office:value="0.00274304635853226" calcext:value-type="float">
            <text:p>0,00274304635853226</text:p>
          </table:table-cell>
          <table:table-cell office:value-type="float" office:value="0.0108972702262495" calcext:value-type="float">
            <text:p>0,0108972702262495</text:p>
          </table:table-cell>
          <table:table-cell office:value-type="float" office:value="-0.00627430913358395" calcext:value-type="float">
            <text:p>-0,006274309133583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5421" calcext:value-type="float">
            <text:p>45421</text:p>
          </table:table-cell>
          <table:table-cell office:value-type="float" office:value="-0.0424205023180273" calcext:value-type="float">
            <text:p>-0,0424205023180273</text:p>
          </table:table-cell>
          <table:table-cell office:value-type="float" office:value="-0.0108134735267087" calcext:value-type="float">
            <text:p>-0,0108134735267087</text:p>
          </table:table-cell>
          <table:table-cell office:value-type="float" office:value="-0.00118504671121807" calcext:value-type="float">
            <text:p>-0,00118504671121807</text:p>
          </table:table-cell>
          <table:table-cell office:value-type="float" office:value="-0.008229292153709" calcext:value-type="float">
            <text:p>-0,008229292153709</text:p>
          </table:table-cell>
          <table:table-cell office:value-type="float" office:value="-0.00055638227736479" calcext:value-type="float">
            <text:p>-0,000556382277364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5422" calcext:value-type="float">
            <text:p>45422</text:p>
          </table:table-cell>
          <table:table-cell office:value-type="float" office:value="-0.016673823475159" calcext:value-type="float">
            <text:p>-0,016673823475159</text:p>
          </table:table-cell>
          <table:table-cell office:value-type="float" office:value="-0.00464155336852009" calcext:value-type="float">
            <text:p>-0,00464155336852009</text:p>
          </table:table-cell>
          <table:table-cell office:value-type="float" office:value="-0.00143700578794713" calcext:value-type="float">
            <text:p>-0,00143700578794713</text:p>
          </table:table-cell>
          <table:table-cell office:value-type="float" office:value="0.00490104472438149" calcext:value-type="float">
            <text:p>0,00490104472438149</text:p>
          </table:table-cell>
          <table:table-cell office:value-type="float" office:value="-0.0107287878763881" calcext:value-type="float">
            <text:p>-0,01072878787638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5425" calcext:value-type="float">
            <text:p>45425</text:p>
          </table:table-cell>
          <table:table-cell office:value-type="float" office:value="-0.0134359247116575" calcext:value-type="float">
            <text:p>-0,0134359247116575</text:p>
          </table:table-cell>
          <table:table-cell office:value-type="float" office:value="0.00381821754909725" calcext:value-type="float">
            <text:p>0,00381821754909725</text:p>
          </table:table-cell>
          <table:table-cell office:value-type="float" office:value="0.00422375717659707" calcext:value-type="float">
            <text:p>0,00422375717659707</text:p>
          </table:table-cell>
          <table:table-cell office:value-type="float" office:value="-0.00549648790164083" calcext:value-type="float">
            <text:p>-0,00549648790164083</text:p>
          </table:table-cell>
          <table:table-cell office:value-type="float" office:value="-0.00623623312965112" calcext:value-type="float">
            <text:p>-0,006236233129651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5426" calcext:value-type="float">
            <text:p>45426</text:p>
          </table:table-cell>
          <table:table-cell office:value-type="float" office:value="0.0208251311239991" calcext:value-type="float">
            <text:p>0,0208251311239991</text:p>
          </table:table-cell>
          <table:table-cell office:value-type="float" office:value="0.00219666840364" calcext:value-type="float">
            <text:p>0,00219666840364</text:p>
          </table:table-cell>
          <table:table-cell office:value-type="float" office:value="0.0104972198630487" calcext:value-type="float">
            <text:p>0,0104972198630487</text:p>
          </table:table-cell>
          <table:table-cell office:value-type="float" office:value="0.000123620280741343" calcext:value-type="float">
            <text:p>0,000123620280741343</text:p>
          </table:table-cell>
          <table:table-cell office:value-type="float" office:value="-0.0000821" calcext:value-type="float">
            <text:p>-0,00008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5427" calcext:value-type="float">
            <text:p>45427</text:p>
          </table:table-cell>
          <table:table-cell office:value-type="float" office:value="0.00771527176325338" calcext:value-type="float">
            <text:p>0,00771527176325338</text:p>
          </table:table-cell>
          <table:table-cell office:value-type="float" office:value="-0.00388036808272657" calcext:value-type="float">
            <text:p>-0,00388036808272657</text:p>
          </table:table-cell>
          <table:table-cell office:value-type="float" office:value="0.00669261266679951" calcext:value-type="float">
            <text:p>0,00669261266679951</text:p>
          </table:table-cell>
          <table:table-cell office:value-type="float" office:value="0.0130461437495645" calcext:value-type="float">
            <text:p>0,0130461437495645</text:p>
          </table:table-cell>
          <table:table-cell office:value-type="float" office:value="-0.00139082058056447" calcext:value-type="float">
            <text:p>-0,001390820580564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5428" calcext:value-type="float">
            <text:p>45428</text:p>
          </table:table-cell>
          <table:table-cell office:value-type="float" office:value="-0.0171059424810441" calcext:value-type="float">
            <text:p>-0,0171059424810441</text:p>
          </table:table-cell>
          <table:table-cell office:value-type="float" office:value="0.000837672233538356" calcext:value-type="float">
            <text:p>0,000837672233538356</text:p>
          </table:table-cell>
          <table:table-cell office:value-type="float" office:value="0.00000586" calcext:value-type="float">
            <text:p>0,00000586</text:p>
          </table:table-cell>
          <table:table-cell office:value-type="float" office:value="-0.00246114785568204" calcext:value-type="float">
            <text:p>-0,00246114785568204</text:p>
          </table:table-cell>
          <table:table-cell office:value-type="float" office:value="-0.00628426685305134" calcext:value-type="float">
            <text:p>-0,006284266853051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5429" calcext:value-type="float">
            <text:p>45429</text:p>
          </table:table-cell>
          <table:table-cell office:value-type="float" office:value="0.00391996314790767" calcext:value-type="float">
            <text:p>0,00391996314790767</text:p>
          </table:table-cell>
          <table:table-cell office:value-type="float" office:value="-0.0025354687482699" calcext:value-type="float">
            <text:p>-0,0025354687482699</text:p>
          </table:table-cell>
          <table:table-cell office:value-type="float" office:value="-0.000205055283098842" calcext:value-type="float">
            <text:p>-0,000205055283098842</text:p>
          </table:table-cell>
          <table:table-cell office:value-type="float" office:value="-0.00949190255790295" calcext:value-type="float">
            <text:p>-0,00949190255790295</text:p>
          </table:table-cell>
          <table:table-cell office:value-type="float" office:value="-0.0014349247294131" calcext:value-type="float">
            <text:p>-0,00143492472941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5432" calcext:value-type="float">
            <text:p>45432</text:p>
          </table:table-cell>
          <table:table-cell office:value-type="float" office:value="-0.0125137591504369" calcext:value-type="float">
            <text:p>-0,0125137591504369</text:p>
          </table:table-cell>
          <table:table-cell office:value-type="float" office:value="-0.00189554516912282" calcext:value-type="float">
            <text:p>-0,00189554516912282</text:p>
          </table:table-cell>
          <table:table-cell office:value-type="float" office:value="-0.000161253924783633" calcext:value-type="float">
            <text:p>-0,000161253924783633</text:p>
          </table:table-cell>
          <table:table-cell office:value-type="float" office:value="-0.00181355924436461" calcext:value-type="float">
            <text:p>-0,00181355924436461</text:p>
          </table:table-cell>
          <table:table-cell office:value-type="float" office:value="0.00514247566500058" calcext:value-type="float">
            <text:p>0,005142475665000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5433" calcext:value-type="float">
            <text:p>45433</text:p>
          </table:table-cell>
          <table:table-cell office:value-type="float" office:value="0.0130190564287982" calcext:value-type="float">
            <text:p>0,0130190564287982</text:p>
          </table:table-cell>
          <table:table-cell office:value-type="float" office:value="-0.00246896541094747" calcext:value-type="float">
            <text:p>-0,00246896541094747</text:p>
          </table:table-cell>
          <table:table-cell office:value-type="float" office:value="0.00352615794808364" calcext:value-type="float">
            <text:p>0,00352615794808364</text:p>
          </table:table-cell>
          <table:table-cell office:value-type="float" office:value="0.00246001366645046" calcext:value-type="float">
            <text:p>0,00246001366645046</text:p>
          </table:table-cell>
          <table:table-cell office:value-type="float" office:value="-0.00359055322538379" calcext:value-type="float">
            <text:p>-0,003590553225383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5434" calcext:value-type="float">
            <text:p>45434</text:p>
          </table:table-cell>
          <table:table-cell office:value-type="float" office:value="-0.0151110409362454" calcext:value-type="float">
            <text:p>-0,0151110409362454</text:p>
          </table:table-cell>
          <table:table-cell office:value-type="float" office:value="-0.0121610966533158" calcext:value-type="float">
            <text:p>-0,0121610966533158</text:p>
          </table:table-cell>
          <table:table-cell office:value-type="float" office:value="-0.00594819847743987" calcext:value-type="float">
            <text:p>-0,00594819847743987</text:p>
          </table:table-cell>
          <table:table-cell office:value-type="float" office:value="-0.0029627806379299" calcext:value-type="float">
            <text:p>-0,0029627806379299</text:p>
          </table:table-cell>
          <table:table-cell office:value-type="float" office:value="-0.00519678128654998" calcext:value-type="float">
            <text:p>-0,005196781286549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5435" calcext:value-type="float">
            <text:p>45435</text:p>
          </table:table-cell>
          <table:table-cell office:value-type="float" office:value="-0.0269074765802934" calcext:value-type="float">
            <text:p>-0,0269074765802934</text:p>
          </table:table-cell>
          <table:table-cell office:value-type="float" office:value="-0.00702389427760423" calcext:value-type="float">
            <text:p>-0,00702389427760423</text:p>
          </table:table-cell>
          <table:table-cell office:value-type="float" office:value="-0.0025794857111379" calcext:value-type="float">
            <text:p>-0,0025794857111379</text:p>
          </table:table-cell>
          <table:table-cell office:value-type="float" office:value="-0.000272898269146294" calcext:value-type="float">
            <text:p>-0,000272898269146294</text:p>
          </table:table-cell>
          <table:table-cell office:value-type="float" office:value="0.00668408408753503" calcext:value-type="float">
            <text:p>0,006684084087535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5436" calcext:value-type="float">
            <text:p>45436</text:p>
          </table:table-cell>
          <table:table-cell office:value-type="float" office:value="-0.0216649292373643" calcext:value-type="float">
            <text:p>-0,0216649292373643</text:p>
          </table:table-cell>
          <table:table-cell office:value-type="float" office:value="-0.00468144316583397" calcext:value-type="float">
            <text:p>-0,00468144316583397</text:p>
          </table:table-cell>
          <table:table-cell office:value-type="float" office:value="0.0121178431501245" calcext:value-type="float">
            <text:p>0,0121178431501245</text:p>
          </table:table-cell>
          <table:table-cell office:value-type="float" office:value="0.0063494590125085" calcext:value-type="float">
            <text:p>0,0063494590125085</text:p>
          </table:table-cell>
          <table:table-cell office:value-type="float" office:value="0.0081704672580817" calcext:value-type="float">
            <text:p>0,00817046725808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5439" calcext:value-type="float">
            <text:p>45439</text:p>
          </table:table-cell>
          <table:table-cell office:value-type="float" office:value="-0.0123575333793959" calcext:value-type="float">
            <text:p>-0,0123575333793959</text:p>
          </table:table-cell>
          <table:table-cell office:value-type="float" office:value="0.000957588360137072" calcext:value-type="float">
            <text:p>0,000957588360137072</text:p>
          </table:table-cell>
          <table:table-cell office:value-type="float" office:value="0.00322157188369893" calcext:value-type="float">
            <text:p>0,00322157188369893</text:p>
          </table:table-cell>
          <table:table-cell office:value-type="float" office:value="0.00712596169826684" calcext:value-type="float">
            <text:p>0,00712596169826684</text:p>
          </table:table-cell>
          <table:table-cell office:value-type="float" office:value="-0.000857011021310415" calcext:value-type="float">
            <text:p>-0,0008570110213104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5440" calcext:value-type="float">
            <text:p>45440</text:p>
          </table:table-cell>
          <table:table-cell office:value-type="float" office:value="0.017956908929975" calcext:value-type="float">
            <text:p>0,017956908929975</text:p>
          </table:table-cell>
          <table:table-cell office:value-type="float" office:value="-0.00573716004446057" calcext:value-type="float">
            <text:p>-0,00573716004446057</text:p>
          </table:table-cell>
          <table:table-cell office:value-type="float" office:value="-0.00061884015195577" calcext:value-type="float">
            <text:p>-0,00061884015195577</text:p>
          </table:table-cell>
          <table:table-cell office:value-type="float" office:value="0.00498772720449752" calcext:value-type="float">
            <text:p>0,00498772720449752</text:p>
          </table:table-cell>
          <table:table-cell office:value-type="float" office:value="-0.0090509428829721" calcext:value-type="float">
            <text:p>-0,00905094288297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5441" calcext:value-type="float">
            <text:p>45441</text:p>
          </table:table-cell>
          <table:table-cell office:value-type="float" office:value="0.011356494512352" calcext:value-type="float">
            <text:p>0,011356494512352</text:p>
          </table:table-cell>
          <table:table-cell office:value-type="float" office:value="-0.00751820078410648" calcext:value-type="float">
            <text:p>-0,00751820078410648</text:p>
          </table:table-cell>
          <table:table-cell office:value-type="float" office:value="0.00182813762315252" calcext:value-type="float">
            <text:p>0,00182813762315252</text:p>
          </table:table-cell>
          <table:table-cell office:value-type="float" office:value="-0.00134093983624526" calcext:value-type="float">
            <text:p>-0,00134093983624526</text:p>
          </table:table-cell>
          <table:table-cell office:value-type="float" office:value="0.00430303619305274" calcext:value-type="float">
            <text:p>0,004303036193052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5443" calcext:value-type="float">
            <text:p>45443</text:p>
          </table:table-cell>
          <table:table-cell office:value-type="float" office:value="0.0103315308084163" calcext:value-type="float">
            <text:p>0,0103315308084163</text:p>
          </table:table-cell>
          <table:table-cell office:value-type="float" office:value="-0.00505086693559375" calcext:value-type="float">
            <text:p>-0,00505086693559375</text:p>
          </table:table-cell>
          <table:table-cell office:value-type="float" office:value="-0.00135851078100382" calcext:value-type="float">
            <text:p>-0,00135851078100382</text:p>
          </table:table-cell>
          <table:table-cell office:value-type="float" office:value="-0.00462349563007878" calcext:value-type="float">
            <text:p>-0,00462349563007878</text:p>
          </table:table-cell>
          <table:table-cell office:value-type="float" office:value="0.00303019797242742" calcext:value-type="float">
            <text:p>0,003030197972427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5446" calcext:value-type="float">
            <text:p>45446</text:p>
          </table:table-cell>
          <table:table-cell office:value-type="float" office:value="0.0215866774439794" calcext:value-type="float">
            <text:p>0,0215866774439794</text:p>
          </table:table-cell>
          <table:table-cell office:value-type="float" office:value="-0.000183033305927233" calcext:value-type="float">
            <text:p>-0,000183033305927233</text:p>
          </table:table-cell>
          <table:table-cell office:value-type="float" office:value="-0.00256949039309425" calcext:value-type="float">
            <text:p>-0,00256949039309425</text:p>
          </table:table-cell>
          <table:table-cell office:value-type="float" office:value="-0.0107378864668147" calcext:value-type="float">
            <text:p>-0,0107378864668147</text:p>
          </table:table-cell>
          <table:table-cell office:value-type="float" office:value="-0.000457077387789304" calcext:value-type="float">
            <text:p>-0,0004570773877893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5447" calcext:value-type="float">
            <text:p>45447</text:p>
          </table:table-cell>
          <table:table-cell office:value-type="float" office:value="-0.0126405745363146" calcext:value-type="float">
            <text:p>-0,0126405745363146</text:p>
          </table:table-cell>
          <table:table-cell office:value-type="float" office:value="-0.00236992352893098" calcext:value-type="float">
            <text:p>-0,00236992352893098</text:p>
          </table:table-cell>
          <table:table-cell office:value-type="float" office:value="-0.00385860963043678" calcext:value-type="float">
            <text:p>-0,00385860963043678</text:p>
          </table:table-cell>
          <table:table-cell office:value-type="float" office:value="0.00894575675146116" calcext:value-type="float">
            <text:p>0,00894575675146116</text:p>
          </table:table-cell>
          <table:table-cell office:value-type="float" office:value="-0.00623347506570791" calcext:value-type="float">
            <text:p>-0,006233475065707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5448" calcext:value-type="float">
            <text:p>45448</text:p>
          </table:table-cell>
          <table:table-cell office:value-type="float" office:value="-0.00834639313110115" calcext:value-type="float">
            <text:p>-0,00834639313110115</text:p>
          </table:table-cell>
          <table:table-cell office:value-type="float" office:value="-0.00308306467830821" calcext:value-type="float">
            <text:p>-0,00308306467830821</text:p>
          </table:table-cell>
          <table:table-cell office:value-type="float" office:value="-0.00202363027123103" calcext:value-type="float">
            <text:p>-0,00202363027123103</text:p>
          </table:table-cell>
          <table:table-cell office:value-type="float" office:value="0.00707885098832846" calcext:value-type="float">
            <text:p>0,00707885098832846</text:p>
          </table:table-cell>
          <table:table-cell office:value-type="float" office:value="-0.00670268790036713" calcext:value-type="float">
            <text:p>-0,006702687900367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5449" calcext:value-type="float">
            <text:p>45449</text:p>
          </table:table-cell>
          <table:table-cell office:value-type="float" office:value="0.0167626511870678" calcext:value-type="float">
            <text:p>0,0167626511870678</text:p>
          </table:table-cell>
          <table:table-cell office:value-type="float" office:value="0.0113535239008425" calcext:value-type="float">
            <text:p>0,0113535239008425</text:p>
          </table:table-cell>
          <table:table-cell office:value-type="float" office:value="0.00643820890146847" calcext:value-type="float">
            <text:p>0,00643820890146847</text:p>
          </table:table-cell>
          <table:table-cell office:value-type="float" office:value="-0.0073386704560386" calcext:value-type="float">
            <text:p>-0,0073386704560386</text:p>
          </table:table-cell>
          <table:table-cell office:value-type="float" office:value="0.00683255736902454" calcext:value-type="float">
            <text:p>0,006832557369024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5450" calcext:value-type="float">
            <text:p>45450</text:p>
          </table:table-cell>
          <table:table-cell office:value-type="float" office:value="-0.014889353597991" calcext:value-type="float">
            <text:p>-0,014889353597991</text:p>
          </table:table-cell>
          <table:table-cell office:value-type="float" office:value="-0.0176745832351549" calcext:value-type="float">
            <text:p>-0,0176745832351549</text:p>
          </table:table-cell>
          <table:table-cell office:value-type="float" office:value="0.00322672502341379" calcext:value-type="float">
            <text:p>0,00322672502341379</text:p>
          </table:table-cell>
          <table:table-cell office:value-type="float" office:value="-0.00380812389621438" calcext:value-type="float">
            <text:p>-0,00380812389621438</text:p>
          </table:table-cell>
          <table:table-cell office:value-type="float" office:value="0.00193171646967338" calcext:value-type="float">
            <text:p>0,001931716469673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5453" calcext:value-type="float">
            <text:p>45453</text:p>
          </table:table-cell>
          <table:table-cell office:value-type="float" office:value="-0.0300321801566352" calcext:value-type="float">
            <text:p>-0,0300321801566352</text:p>
          </table:table-cell>
          <table:table-cell office:value-type="float" office:value="-0.00239164966906156" calcext:value-type="float">
            <text:p>-0,00239164966906156</text:p>
          </table:table-cell>
          <table:table-cell office:value-type="float" office:value="0.00193210552943174" calcext:value-type="float">
            <text:p>0,00193210552943174</text:p>
          </table:table-cell>
          <table:table-cell office:value-type="float" office:value="0.00155514842442143" calcext:value-type="float">
            <text:p>0,00155514842442143</text:p>
          </table:table-cell>
          <table:table-cell office:value-type="float" office:value="-0.00845879364481464" calcext:value-type="float">
            <text:p>-0,008458793644814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5454" calcext:value-type="float">
            <text:p>45454</text:p>
          </table:table-cell>
          <table:table-cell office:value-type="float" office:value="0.0194627432316168" calcext:value-type="float">
            <text:p>0,0194627432316168</text:p>
          </table:table-cell>
          <table:table-cell office:value-type="float" office:value="0.00739714009702653" calcext:value-type="float">
            <text:p>0,00739714009702653</text:p>
          </table:table-cell>
          <table:table-cell office:value-type="float" office:value="0.00566668945896965" calcext:value-type="float">
            <text:p>0,00566668945896965</text:p>
          </table:table-cell>
          <table:table-cell office:value-type="float" office:value="-0.00252555690773088" calcext:value-type="float">
            <text:p>-0,00252555690773088</text:p>
          </table:table-cell>
          <table:table-cell office:value-type="float" office:value="0.00744482020227803" calcext:value-type="float">
            <text:p>0,00744482020227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5455" calcext:value-type="float">
            <text:p>45455</text:p>
          </table:table-cell>
          <table:table-cell office:value-type="float" office:value="-0.0152488982567041" calcext:value-type="float">
            <text:p>-0,0152488982567041</text:p>
          </table:table-cell>
          <table:table-cell office:value-type="float" office:value="-0.0138388020893587" calcext:value-type="float">
            <text:p>-0,0138388020893587</text:p>
          </table:table-cell>
          <table:table-cell office:value-type="float" office:value="-0.000486896918789639" calcext:value-type="float">
            <text:p>-0,000486896918789639</text:p>
          </table:table-cell>
          <table:table-cell office:value-type="float" office:value="0.00602390438058284" calcext:value-type="float">
            <text:p>0,00602390438058284</text:p>
          </table:table-cell>
          <table:table-cell office:value-type="float" office:value="-0.00339692939966312" calcext:value-type="float">
            <text:p>-0,003396929399663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5456" calcext:value-type="float">
            <text:p>45456</text:p>
          </table:table-cell>
          <table:table-cell office:value-type="float" office:value="-0.0117959217955012" calcext:value-type="float">
            <text:p>-0,0117959217955012</text:p>
          </table:table-cell>
          <table:table-cell office:value-type="float" office:value="-0.00383309559548082" calcext:value-type="float">
            <text:p>-0,00383309559548082</text:p>
          </table:table-cell>
          <table:table-cell office:value-type="float" office:value="0.00567434210092418" calcext:value-type="float">
            <text:p>0,00567434210092418</text:p>
          </table:table-cell>
          <table:table-cell office:value-type="float" office:value="0.000727639812310063" calcext:value-type="float">
            <text:p>0,000727639812310063</text:p>
          </table:table-cell>
          <table:table-cell office:value-type="float" office:value="-0.00756208519254249" calcext:value-type="float">
            <text:p>-0,007562085192542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5457" calcext:value-type="float">
            <text:p>45457</text:p>
          </table:table-cell>
          <table:table-cell office:value-type="float" office:value="-0.0036100346358402" calcext:value-type="float">
            <text:p>-0,0036100346358402</text:p>
          </table:table-cell>
          <table:table-cell office:value-type="float" office:value="-0.000285393088030771" calcext:value-type="float">
            <text:p>-0,000285393088030771</text:p>
          </table:table-cell>
          <table:table-cell office:value-type="float" office:value="-0.00195341833632183" calcext:value-type="float">
            <text:p>-0,00195341833632183</text:p>
          </table:table-cell>
          <table:table-cell office:value-type="float" office:value="-0.000631123302246483" calcext:value-type="float">
            <text:p>-0,000631123302246483</text:p>
          </table:table-cell>
          <table:table-cell office:value-type="float" office:value="-0.00618500135744038" calcext:value-type="float">
            <text:p>-0,006185001357440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5460" calcext:value-type="float">
            <text:p>45460</text:p>
          </table:table-cell>
          <table:table-cell office:value-type="float" office:value="-0.00871127174258711" calcext:value-type="float">
            <text:p>-0,00871127174258711</text:p>
          </table:table-cell>
          <table:table-cell office:value-type="float" office:value="-0.00467842188201669" calcext:value-type="float">
            <text:p>-0,00467842188201669</text:p>
          </table:table-cell>
          <table:table-cell office:value-type="float" office:value="-0.00482983488703503" calcext:value-type="float">
            <text:p>-0,00482983488703503</text:p>
          </table:table-cell>
          <table:table-cell office:value-type="float" office:value="0.00818823583816971" calcext:value-type="float">
            <text:p>0,00818823583816971</text:p>
          </table:table-cell>
          <table:table-cell office:value-type="float" office:value="-0.0114305244309021" calcext:value-type="float">
            <text:p>-0,01143052443090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5461" calcext:value-type="float">
            <text:p>45461</text:p>
          </table:table-cell>
          <table:table-cell office:value-type="float" office:value="0.00192394752036573" calcext:value-type="float">
            <text:p>0,00192394752036573</text:p>
          </table:table-cell>
          <table:table-cell office:value-type="float" office:value="0.00477994190631376" calcext:value-type="float">
            <text:p>0,00477994190631376</text:p>
          </table:table-cell>
          <table:table-cell office:value-type="float" office:value="-0.00317442813124764" calcext:value-type="float">
            <text:p>-0,00317442813124764</text:p>
          </table:table-cell>
          <table:table-cell office:value-type="float" office:value="0.0110275644892507" calcext:value-type="float">
            <text:p>0,0110275644892507</text:p>
          </table:table-cell>
          <table:table-cell office:value-type="float" office:value="-0.00769345557082002" calcext:value-type="float">
            <text:p>-0,007693455570820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5462" calcext:value-type="float">
            <text:p>45462</text:p>
          </table:table-cell>
          <table:table-cell office:value-type="float" office:value="-0.00642994828540082" calcext:value-type="float">
            <text:p>-0,00642994828540082</text:p>
          </table:table-cell>
          <table:table-cell office:value-type="float" office:value="0.00513651369160802" calcext:value-type="float">
            <text:p>0,00513651369160802</text:p>
          </table:table-cell>
          <table:table-cell office:value-type="float" office:value="-0.00828537226852538" calcext:value-type="float">
            <text:p>-0,00828537226852538</text:p>
          </table:table-cell>
          <table:table-cell office:value-type="float" office:value="-0.00635935469504452" calcext:value-type="float">
            <text:p>-0,00635935469504452</text:p>
          </table:table-cell>
          <table:table-cell office:value-type="float" office:value="0.000185253355767153" calcext:value-type="float">
            <text:p>0,0001852533557671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5463" calcext:value-type="float">
            <text:p>45463</text:p>
          </table:table-cell>
          <table:table-cell office:value-type="float" office:value="0.00239757255539261" calcext:value-type="float">
            <text:p>0,00239757255539261</text:p>
          </table:table-cell>
          <table:table-cell office:value-type="float" office:value="0.00217157986405017" calcext:value-type="float">
            <text:p>0,00217157986405017</text:p>
          </table:table-cell>
          <table:table-cell office:value-type="float" office:value="0.00273338432898286" calcext:value-type="float">
            <text:p>0,00273338432898286</text:p>
          </table:table-cell>
          <table:table-cell office:value-type="float" office:value="0.00641010689236402" calcext:value-type="float">
            <text:p>0,00641010689236402</text:p>
          </table:table-cell>
          <table:table-cell office:value-type="float" office:value="-0.0102776710388372" calcext:value-type="float">
            <text:p>-0,01027767103883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5464" calcext:value-type="float">
            <text:p>45464</text:p>
          </table:table-cell>
          <table:table-cell office:value-type="float" office:value="0.0166461843928586" calcext:value-type="float">
            <text:p>0,0166461843928586</text:p>
          </table:table-cell>
          <table:table-cell office:value-type="float" office:value="0.00717539638879046" calcext:value-type="float">
            <text:p>0,00717539638879046</text:p>
          </table:table-cell>
          <table:table-cell office:value-type="float" office:value="0.000895889273795226" calcext:value-type="float">
            <text:p>0,000895889273795226</text:p>
          </table:table-cell>
          <table:table-cell office:value-type="float" office:value="0.00292103376204584" calcext:value-type="float">
            <text:p>0,00292103376204584</text:p>
          </table:table-cell>
          <table:table-cell office:value-type="float" office:value="0.00235145923183012" calcext:value-type="float">
            <text:p>0,002351459231830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5467" calcext:value-type="float">
            <text:p>45467</text:p>
          </table:table-cell>
          <table:table-cell office:value-type="float" office:value="-0.00199494754593772" calcext:value-type="float">
            <text:p>-0,00199494754593772</text:p>
          </table:table-cell>
          <table:table-cell office:value-type="float" office:value="0.0104523837367533" calcext:value-type="float">
            <text:p>0,0104523837367533</text:p>
          </table:table-cell>
          <table:table-cell office:value-type="float" office:value="-0.000772012562188781" calcext:value-type="float">
            <text:p>-0,000772012562188781</text:p>
          </table:table-cell>
          <table:table-cell office:value-type="float" office:value="-0.00421315059991168" calcext:value-type="float">
            <text:p>-0,00421315059991168</text:p>
          </table:table-cell>
          <table:table-cell office:value-type="float" office:value="0.00328501990095197" calcext:value-type="float">
            <text:p>0,003285019900951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5468" calcext:value-type="float">
            <text:p>45468</text:p>
          </table:table-cell>
          <table:table-cell office:value-type="float" office:value="0.00510136490683936" calcext:value-type="float">
            <text:p>0,00510136490683936</text:p>
          </table:table-cell>
          <table:table-cell office:value-type="float" office:value="-0.00120116846913041" calcext:value-type="float">
            <text:p>-0,00120116846913041</text:p>
          </table:table-cell>
          <table:table-cell office:value-type="float" office:value="-0.00566577060979341" calcext:value-type="float">
            <text:p>-0,00566577060979341</text:p>
          </table:table-cell>
          <table:table-cell office:value-type="float" office:value="0.00837959815196409" calcext:value-type="float">
            <text:p>0,00837959815196409</text:p>
          </table:table-cell>
          <table:table-cell office:value-type="float" office:value="-0.00163733364524824" calcext:value-type="float">
            <text:p>-0,001637333645248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5469" calcext:value-type="float">
            <text:p>45469</text:p>
          </table:table-cell>
          <table:table-cell office:value-type="float" office:value="-0.00864618457204991" calcext:value-type="float">
            <text:p>-0,00864618457204991</text:p>
          </table:table-cell>
          <table:table-cell office:value-type="float" office:value="0.000649893956144679" calcext:value-type="float">
            <text:p>0,000649893956144679</text:p>
          </table:table-cell>
          <table:table-cell office:value-type="float" office:value="-0.0113303615432353" calcext:value-type="float">
            <text:p>-0,0113303615432353</text:p>
          </table:table-cell>
          <table:table-cell office:value-type="float" office:value="0.00456534779477436" calcext:value-type="float">
            <text:p>0,00456534779477436</text:p>
          </table:table-cell>
          <table:table-cell office:value-type="float" office:value="-0.00945611142356439" calcext:value-type="float">
            <text:p>-0,009456111423564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5470" calcext:value-type="float">
            <text:p>45470</text:p>
          </table:table-cell>
          <table:table-cell office:value-type="float" office:value="0.0214658825185003" calcext:value-type="float">
            <text:p>0,0214658825185003</text:p>
          </table:table-cell>
          <table:table-cell office:value-type="float" office:value="0.0130854548077189" calcext:value-type="float">
            <text:p>0,0130854548077189</text:p>
          </table:table-cell>
          <table:table-cell office:value-type="float" office:value="0.000152932950399882" calcext:value-type="float">
            <text:p>0,000152932950399882</text:p>
          </table:table-cell>
          <table:table-cell office:value-type="float" office:value="-0.00536271899340959" calcext:value-type="float">
            <text:p>-0,00536271899340959</text:p>
          </table:table-cell>
          <table:table-cell office:value-type="float" office:value="0.00656291731315725" calcext:value-type="float">
            <text:p>0,006562917313157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5471" calcext:value-type="float">
            <text:p>45471</text:p>
          </table:table-cell>
          <table:table-cell office:value-type="float" office:value="-0.0277925248477797" calcext:value-type="float">
            <text:p>-0,0277925248477797</text:p>
          </table:table-cell>
          <table:table-cell office:value-type="float" office:value="-0.0036295443706881" calcext:value-type="float">
            <text:p>-0,0036295443706881</text:p>
          </table:table-cell>
          <table:table-cell office:value-type="float" office:value="0.00150548974340789" calcext:value-type="float">
            <text:p>0,00150548974340789</text:p>
          </table:table-cell>
          <table:table-cell office:value-type="float" office:value="0.00507515739647999" calcext:value-type="float">
            <text:p>0,00507515739647999</text:p>
          </table:table-cell>
          <table:table-cell office:value-type="float" office:value="-0.00377538295512008" calcext:value-type="float">
            <text:p>-0,003775382955120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5474" calcext:value-type="float">
            <text:p>45474</text:p>
          </table:table-cell>
          <table:table-cell office:value-type="float" office:value="0.00882286634157395" calcext:value-type="float">
            <text:p>0,00882286634157395</text:p>
          </table:table-cell>
          <table:table-cell office:value-type="float" office:value="0.00395110063017076" calcext:value-type="float">
            <text:p>0,00395110063017076</text:p>
          </table:table-cell>
          <table:table-cell office:value-type="float" office:value="-0.0051771000799001" calcext:value-type="float">
            <text:p>-0,0051771000799001</text:p>
          </table:table-cell>
          <table:table-cell office:value-type="float" office:value="0.000216782868780242" calcext:value-type="float">
            <text:p>0,000216782868780242</text:p>
          </table:table-cell>
          <table:table-cell office:value-type="float" office:value="-0.00757360998745728" calcext:value-type="float">
            <text:p>-0,007573609987457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5475" calcext:value-type="float">
            <text:p>45475</text:p>
          </table:table-cell>
          <table:table-cell office:value-type="float" office:value="-0.03730481217909" calcext:value-type="float">
            <text:p>-0,03730481217909</text:p>
          </table:table-cell>
          <table:table-cell office:value-type="float" office:value="0.000356270105185485" calcext:value-type="float">
            <text:p>0,000356270105185485</text:p>
          </table:table-cell>
          <table:table-cell office:value-type="float" office:value="-0.00323455279660981" calcext:value-type="float">
            <text:p>-0,00323455279660981</text:p>
          </table:table-cell>
          <table:table-cell office:value-type="float" office:value="0.0010178042329156" calcext:value-type="float">
            <text:p>0,0010178042329156</text:p>
          </table:table-cell>
          <table:table-cell office:value-type="float" office:value="0.00357550925231845" calcext:value-type="float">
            <text:p>0,003575509252318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5476" calcext:value-type="float">
            <text:p>45476</text:p>
          </table:table-cell>
          <table:table-cell office:value-type="float" office:value="0.0483740080364694" calcext:value-type="float">
            <text:p>0,0483740080364694</text:p>
          </table:table-cell>
          <table:table-cell office:value-type="float" office:value="0.00524870456744526" calcext:value-type="float">
            <text:p>0,00524870456744526</text:p>
          </table:table-cell>
          <table:table-cell office:value-type="float" office:value="-0.00493319714778769" calcext:value-type="float">
            <text:p>-0,00493319714778769</text:p>
          </table:table-cell>
          <table:table-cell office:value-type="float" office:value="-0.0141065986258331" calcext:value-type="float">
            <text:p>-0,0141065986258331</text:p>
          </table:table-cell>
          <table:table-cell office:value-type="float" office:value="0.0182422751641513" calcext:value-type="float">
            <text:p>0,01824227516415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5477" calcext:value-type="float">
            <text:p>45477</text:p>
          </table:table-cell>
          <table:table-cell office:value-type="float" office:value="0.0308456664116392" calcext:value-type="float">
            <text:p>0,0308456664116392</text:p>
          </table:table-cell>
          <table:table-cell office:value-type="float" office:value="0.00513147707689797" calcext:value-type="float">
            <text:p>0,00513147707689797</text:p>
          </table:table-cell>
          <table:table-cell office:value-type="float" office:value="0.00381161982107328" calcext:value-type="float">
            <text:p>0,00381161982107328</text:p>
          </table:table-cell>
          <table:table-cell office:value-type="float" office:value="-0.0145524220324473" calcext:value-type="float">
            <text:p>-0,0145524220324473</text:p>
          </table:table-cell>
          <table:table-cell office:value-type="float" office:value="0.0211511368305418" calcext:value-type="float">
            <text:p>0,02115113683054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5478" calcext:value-type="float">
            <text:p>45478</text:p>
          </table:table-cell>
          <table:table-cell office:value-type="float" office:value="0.0122679984890426" calcext:value-type="float">
            <text:p>0,0122679984890426</text:p>
          </table:table-cell>
          <table:table-cell office:value-type="float" office:value="0.0000129" calcext:value-type="float">
            <text:p>0,0000129</text:p>
          </table:table-cell>
          <table:table-cell office:value-type="float" office:value="-0.00428595179898525" calcext:value-type="float">
            <text:p>-0,00428595179898525</text:p>
          </table:table-cell>
          <table:table-cell office:value-type="float" office:value="-0.014996051302111" calcext:value-type="float">
            <text:p>-0,014996051302111</text:p>
          </table:table-cell>
          <table:table-cell office:value-type="float" office:value="0.00946353223148432" calcext:value-type="float">
            <text:p>0,009463532231484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5481" calcext:value-type="float">
            <text:p>45481</text:p>
          </table:table-cell>
          <table:table-cell office:value-type="float" office:value="-0.015253805313188" calcext:value-type="float">
            <text:p>-0,015253805313188</text:p>
          </table:table-cell>
          <table:table-cell office:value-type="float" office:value="0.00257123915358538" calcext:value-type="float">
            <text:p>0,00257123915358538</text:p>
          </table:table-cell>
          <table:table-cell office:value-type="float" office:value="-0.00331111413755964" calcext:value-type="float">
            <text:p>-0,00331111413755964</text:p>
          </table:table-cell>
          <table:table-cell office:value-type="float" office:value="-0.00580353853978592" calcext:value-type="float">
            <text:p>-0,00580353853978592</text:p>
          </table:table-cell>
          <table:table-cell office:value-type="float" office:value="0.00241302799963952" calcext:value-type="float">
            <text:p>0,002413027999639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5482" calcext:value-type="float">
            <text:p>45482</text:p>
          </table:table-cell>
          <table:table-cell office:value-type="float" office:value="0.00750162396948598" calcext:value-type="float">
            <text:p>0,00750162396948598</text:p>
          </table:table-cell>
          <table:table-cell office:value-type="float" office:value="0.00398693096112457" calcext:value-type="float">
            <text:p>0,00398693096112457</text:p>
          </table:table-cell>
          <table:table-cell office:value-type="float" office:value="-0.00371131916618777" calcext:value-type="float">
            <text:p>-0,00371131916618777</text:p>
          </table:table-cell>
          <table:table-cell office:value-type="float" office:value="-0.0122425143134638" calcext:value-type="float">
            <text:p>-0,0122425143134638</text:p>
          </table:table-cell>
          <table:table-cell office:value-type="float" office:value="0.00295620472915729" calcext:value-type="float">
            <text:p>0,002956204729157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5483" calcext:value-type="float">
            <text:p>45483</text:p>
          </table:table-cell>
          <table:table-cell office:value-type="float" office:value="0.00440119084698997" calcext:value-type="float">
            <text:p>0,00440119084698997</text:p>
          </table:table-cell>
          <table:table-cell office:value-type="float" office:value="0.00167406728622292" calcext:value-type="float">
            <text:p>0,00167406728622292</text:p>
          </table:table-cell>
          <table:table-cell office:value-type="float" office:value="0.00204224199501545" calcext:value-type="float">
            <text:p>0,00204224199501545</text:p>
          </table:table-cell>
          <table:table-cell office:value-type="float" office:value="-0.0022875876725059" calcext:value-type="float">
            <text:p>-0,0022875876725059</text:p>
          </table:table-cell>
          <table:table-cell office:value-type="float" office:value="0.00114320577423745" calcext:value-type="float">
            <text:p>0,001143205774237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5484" calcext:value-type="float">
            <text:p>45484</text:p>
          </table:table-cell>
          <table:table-cell office:value-type="float" office:value="0.00481067868757106" calcext:value-type="float">
            <text:p>0,00481067868757106</text:p>
          </table:table-cell>
          <table:table-cell office:value-type="float" office:value="0.00939462312303903" calcext:value-type="float">
            <text:p>0,00939462312303903</text:p>
          </table:table-cell>
          <table:table-cell office:value-type="float" office:value="0.00087750996240799" calcext:value-type="float">
            <text:p>0,00087750996240799</text:p>
          </table:table-cell>
          <table:table-cell office:value-type="float" office:value="0.000807186917013859" calcext:value-type="float">
            <text:p>0,000807186917013859</text:p>
          </table:table-cell>
          <table:table-cell office:value-type="float" office:value="0.00563525360693705" calcext:value-type="float">
            <text:p>0,005635253606937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5485" calcext:value-type="float">
            <text:p>45485</text:p>
          </table:table-cell>
          <table:table-cell office:value-type="float" office:value="-0.00690207257704537" calcext:value-type="float">
            <text:p>-0,00690207257704537</text:p>
          </table:table-cell>
          <table:table-cell office:value-type="float" office:value="0.00319655469957008" calcext:value-type="float">
            <text:p>0,00319655469957008</text:p>
          </table:table-cell>
          <table:table-cell office:value-type="float" office:value="0.00157977846787939" calcext:value-type="float">
            <text:p>0,00157977846787939</text:p>
          </table:table-cell>
          <table:table-cell office:value-type="float" office:value="0.00532997146727769" calcext:value-type="float">
            <text:p>0,00532997146727769</text:p>
          </table:table-cell>
          <table:table-cell office:value-type="float" office:value="-0.00970294484840192" calcext:value-type="float">
            <text:p>-0,009702944848401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5488" calcext:value-type="float">
            <text:p>45488</text:p>
          </table:table-cell>
          <table:table-cell office:value-type="float" office:value="0.00178105382242705" calcext:value-type="float">
            <text:p>0,00178105382242705</text:p>
          </table:table-cell>
          <table:table-cell office:value-type="float" office:value="0.00290679732796067" calcext:value-type="float">
            <text:p>0,00290679732796067</text:p>
          </table:table-cell>
          <table:table-cell office:value-type="float" office:value="0.00366527030671191" calcext:value-type="float">
            <text:p>0,00366527030671191</text:p>
          </table:table-cell>
          <table:table-cell office:value-type="float" office:value="-0.0039150942900898" calcext:value-type="float">
            <text:p>-0,0039150942900898</text:p>
          </table:table-cell>
          <table:table-cell office:value-type="float" office:value="0.00000987" calcext:value-type="float">
            <text:p>0,000009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489" calcext:value-type="float">
            <text:p>45489</text:p>
          </table:table-cell>
          <table:table-cell office:value-type="float" office:value="-0.0121917402507488" calcext:value-type="float">
            <text:p>-0,0121917402507488</text:p>
          </table:table-cell>
          <table:table-cell office:value-type="float" office:value="-0.000365297977712364" calcext:value-type="float">
            <text:p>-0,000365297977712364</text:p>
          </table:table-cell>
          <table:table-cell office:value-type="float" office:value="0.00436066208657697" calcext:value-type="float">
            <text:p>0,00436066208657697</text:p>
          </table:table-cell>
          <table:table-cell office:value-type="float" office:value="0.00433516089842225" calcext:value-type="float">
            <text:p>0,00433516089842225</text:p>
          </table:table-cell>
          <table:table-cell office:value-type="float" office:value="0.00612839896633108" calcext:value-type="float">
            <text:p>0,006128398966331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5490" calcext:value-type="float">
            <text:p>45490</text:p>
          </table:table-cell>
          <table:table-cell office:value-type="float" office:value="0.00180188567440578" calcext:value-type="float">
            <text:p>0,00180188567440578</text:p>
          </table:table-cell>
          <table:table-cell office:value-type="float" office:value="0.00427552255650492" calcext:value-type="float">
            <text:p>0,00427552255650492</text:p>
          </table:table-cell>
          <table:table-cell office:value-type="float" office:value="-0.00385558204271751" calcext:value-type="float">
            <text:p>-0,00385558204271751</text:p>
          </table:table-cell>
          <table:table-cell office:value-type="float" office:value="0.0139832970645536" calcext:value-type="float">
            <text:p>0,0139832970645536</text:p>
          </table:table-cell>
          <table:table-cell office:value-type="float" office:value="-0.00767418254724355" calcext:value-type="float">
            <text:p>-0,007674182547243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5491" calcext:value-type="float">
            <text:p>45491</text:p>
          </table:table-cell>
          <table:table-cell office:value-type="float" office:value="-0.022567510701364" calcext:value-type="float">
            <text:p>-0,022567510701364</text:p>
          </table:table-cell>
          <table:table-cell office:value-type="float" office:value="-0.013864984957809" calcext:value-type="float">
            <text:p>-0,013864984957809</text:p>
          </table:table-cell>
          <table:table-cell office:value-type="float" office:value="-0.00847170689306787" calcext:value-type="float">
            <text:p>-0,00847170689306787</text:p>
          </table:table-cell>
          <table:table-cell office:value-type="float" office:value="0.0142028959912932" calcext:value-type="float">
            <text:p>0,0142028959912932</text:p>
          </table:table-cell>
          <table:table-cell office:value-type="float" office:value="-0.0143247491741536" calcext:value-type="float">
            <text:p>-0,01432474917415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5492" calcext:value-type="float">
            <text:p>45492</text:p>
          </table:table-cell>
          <table:table-cell office:value-type="float" office:value="0.00229355052254657" calcext:value-type="float">
            <text:p>0,00229355052254657</text:p>
          </table:table-cell>
          <table:table-cell office:value-type="float" office:value="-0.000882228816779211" calcext:value-type="float">
            <text:p>-0,000882228816779211</text:p>
          </table:table-cell>
          <table:table-cell office:value-type="float" office:value="-0.00834243014021881" calcext:value-type="float">
            <text:p>-0,00834243014021881</text:p>
          </table:table-cell>
          <table:table-cell office:value-type="float" office:value="0.00652294669943534" calcext:value-type="float">
            <text:p>0,00652294669943534</text:p>
          </table:table-cell>
          <table:table-cell office:value-type="float" office:value="-0.00502632431569942" calcext:value-type="float">
            <text:p>-0,005026324315699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5495" calcext:value-type="float">
            <text:p>45495</text:p>
          </table:table-cell>
          <table:table-cell office:value-type="float" office:value="-0.00532504686068298" calcext:value-type="float">
            <text:p>-0,00532504686068298</text:p>
          </table:table-cell>
          <table:table-cell office:value-type="float" office:value="0.00211893527360466" calcext:value-type="float">
            <text:p>0,00211893527360466</text:p>
          </table:table-cell>
          <table:table-cell office:value-type="float" office:value="-0.00541067984371398" calcext:value-type="float">
            <text:p>-0,00541067984371398</text:p>
          </table:table-cell>
          <table:table-cell office:value-type="float" office:value="-0.0046334683059323" calcext:value-type="float">
            <text:p>-0,0046334683059323</text:p>
          </table:table-cell>
          <table:table-cell office:value-type="float" office:value="0.0084310476995372" calcext:value-type="float">
            <text:p>0,00843104769953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5496" calcext:value-type="float">
            <text:p>45496</text:p>
          </table:table-cell>
          <table:table-cell office:value-type="float" office:value="-0.011693041748694" calcext:value-type="float">
            <text:p>-0,011693041748694</text:p>
          </table:table-cell>
          <table:table-cell office:value-type="float" office:value="-0.0110790920429967" calcext:value-type="float">
            <text:p>-0,0110790920429967</text:p>
          </table:table-cell>
          <table:table-cell office:value-type="float" office:value="-0.00127162515775461" calcext:value-type="float">
            <text:p>-0,00127162515775461</text:p>
          </table:table-cell>
          <table:table-cell office:value-type="float" office:value="0.00601372996361276" calcext:value-type="float">
            <text:p>0,00601372996361276</text:p>
          </table:table-cell>
          <table:table-cell office:value-type="float" office:value="-0.00960584662223254" calcext:value-type="float">
            <text:p>-0,009605846622232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5497" calcext:value-type="float">
            <text:p>45497</text:p>
          </table:table-cell>
          <table:table-cell office:value-type="float" office:value="-0.0327291051270869" calcext:value-type="float">
            <text:p>-0,0327291051270869</text:p>
          </table:table-cell>
          <table:table-cell office:value-type="float" office:value="-0.00235416403663223" calcext:value-type="float">
            <text:p>-0,00235416403663223</text:p>
          </table:table-cell>
          <table:table-cell office:value-type="float" office:value="-0.00228929563648716" calcext:value-type="float">
            <text:p>-0,00228929563648716</text:p>
          </table:table-cell>
          <table:table-cell office:value-type="float" office:value="0.00722377254477153" calcext:value-type="float">
            <text:p>0,00722377254477153</text:p>
          </table:table-cell>
          <table:table-cell office:value-type="float" office:value="-0.00371883399238745" calcext:value-type="float">
            <text:p>-0,003718833992387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5498" calcext:value-type="float">
            <text:p>45498</text:p>
          </table:table-cell>
          <table:table-cell office:value-type="float" office:value="-0.00321491311358292" calcext:value-type="float">
            <text:p>-0,00321491311358292</text:p>
          </table:table-cell>
          <table:table-cell office:value-type="float" office:value="-0.00520459806408085" calcext:value-type="float">
            <text:p>-0,00520459806408085</text:p>
          </table:table-cell>
          <table:table-cell office:value-type="float" office:value="0.000710889181531556" calcext:value-type="float">
            <text:p>0,000710889181531556</text:p>
          </table:table-cell>
          <table:table-cell office:value-type="float" office:value="-0.00260968315511174" calcext:value-type="float">
            <text:p>-0,00260968315511174</text:p>
          </table:table-cell>
          <table:table-cell office:value-type="float" office:value="-0.000553904036486166" calcext:value-type="float">
            <text:p>-0,0005539040364861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5499" calcext:value-type="float">
            <text:p>45499</text:p>
          </table:table-cell>
          <table:table-cell office:value-type="float" office:value="-0.00700746562213063" calcext:value-type="float">
            <text:p>-0,00700746562213063</text:p>
          </table:table-cell>
          <table:table-cell office:value-type="float" office:value="0.0102681881860896" calcext:value-type="float">
            <text:p>0,0102681881860896</text:p>
          </table:table-cell>
          <table:table-cell office:value-type="float" office:value="-0.0112907386064796" calcext:value-type="float">
            <text:p>-0,0112907386064796</text:p>
          </table:table-cell>
          <table:table-cell office:value-type="float" office:value="-0.0117014130529726" calcext:value-type="float">
            <text:p>-0,0117014130529726</text:p>
          </table:table-cell>
          <table:table-cell office:value-type="float" office:value="0.00518518668974742" calcext:value-type="float">
            <text:p>0,005185186689747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5502" calcext:value-type="float">
            <text:p>45502</text:p>
          </table:table-cell>
          <table:table-cell office:value-type="float" office:value="0.0160579897340654" calcext:value-type="float">
            <text:p>0,0160579897340654</text:p>
          </table:table-cell>
          <table:table-cell office:value-type="float" office:value="-0.00512493613386646" calcext:value-type="float">
            <text:p>-0,00512493613386646</text:p>
          </table:table-cell>
          <table:table-cell office:value-type="float" office:value="0.00133260408296519" calcext:value-type="float">
            <text:p>0,00133260408296519</text:p>
          </table:table-cell>
          <table:table-cell office:value-type="float" office:value="0.0138643353337719" calcext:value-type="float">
            <text:p>0,0138643353337719</text:p>
          </table:table-cell>
          <table:table-cell office:value-type="float" office:value="-0.0100098244342881" calcext:value-type="float">
            <text:p>-0,01000982443428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5503" calcext:value-type="float">
            <text:p>45503</text:p>
          </table:table-cell>
          <table:table-cell office:value-type="float" office:value="-0.0316460956246523" calcext:value-type="float">
            <text:p>-0,0316460956246523</text:p>
          </table:table-cell>
          <table:table-cell office:value-type="float" office:value="-0.00610826479969183" calcext:value-type="float">
            <text:p>-0,00610826479969183</text:p>
          </table:table-cell>
          <table:table-cell office:value-type="float" office:value="0.00352405706749528" calcext:value-type="float">
            <text:p>0,00352405706749528</text:p>
          </table:table-cell>
          <table:table-cell office:value-type="float" office:value="0.0112822034425922" calcext:value-type="float">
            <text:p>0,0112822034425922</text:p>
          </table:table-cell>
          <table:table-cell office:value-type="float" office:value="-0.00328813797123571" calcext:value-type="float">
            <text:p>-0,003288137971235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5504" calcext:value-type="float">
            <text:p>45504</text:p>
          </table:table-cell>
          <table:table-cell office:value-type="float" office:value="0.0191357284086881" calcext:value-type="float">
            <text:p>0,0191357284086881</text:p>
          </table:table-cell>
          <table:table-cell office:value-type="float" office:value="0.0107796935715442" calcext:value-type="float">
            <text:p>0,0107796935715442</text:p>
          </table:table-cell>
          <table:table-cell office:value-type="float" office:value="-0.00340203193036077" calcext:value-type="float">
            <text:p>-0,00340203193036077</text:p>
          </table:table-cell>
          <table:table-cell office:value-type="float" office:value="-0.00232558846079805" calcext:value-type="float">
            <text:p>-0,00232558846079805</text:p>
          </table:table-cell>
          <table:table-cell office:value-type="float" office:value="0.00375351633616298" calcext:value-type="float">
            <text:p>0,003753516336162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5505" calcext:value-type="float">
            <text:p>45505</text:p>
          </table:table-cell>
          <table:table-cell office:value-type="float" office:value="-0.0257111824912662" calcext:value-type="float">
            <text:p>-0,0257111824912662</text:p>
          </table:table-cell>
          <table:table-cell office:value-type="float" office:value="0.000451932312664875" calcext:value-type="float">
            <text:p>0,000451932312664875</text:p>
          </table:table-cell>
          <table:table-cell office:value-type="float" office:value="-0.00471079973339749" calcext:value-type="float">
            <text:p>-0,00471079973339749</text:p>
          </table:table-cell>
          <table:table-cell office:value-type="float" office:value="0.0133999094453677" calcext:value-type="float">
            <text:p>0,0133999094453677</text:p>
          </table:table-cell>
          <table:table-cell office:value-type="float" office:value="-0.0136298552058707" calcext:value-type="float">
            <text:p>-0,01362985520587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5506" calcext:value-type="float">
            <text:p>45506</text:p>
          </table:table-cell>
          <table:table-cell office:value-type="float" office:value="0.000090714970143783" calcext:value-type="float">
            <text:p>9,0714970143783E-05</text:p>
          </table:table-cell>
          <table:table-cell office:value-type="float" office:value="-0.0112023566863475" calcext:value-type="float">
            <text:p>-0,0112023566863475</text:p>
          </table:table-cell>
          <table:table-cell office:value-type="float" office:value="-0.0149399261312108" calcext:value-type="float">
            <text:p>-0,0149399261312108</text:p>
          </table:table-cell>
          <table:table-cell office:value-type="float" office:value="-0.0156396609945461" calcext:value-type="float">
            <text:p>-0,0156396609945461</text:p>
          </table:table-cell>
          <table:table-cell office:value-type="float" office:value="0.0109693258612434" calcext:value-type="float">
            <text:p>0,01096932586124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5509" calcext:value-type="float">
            <text:p>45509</text:p>
          </table:table-cell>
          <table:table-cell office:value-type="float" office:value="-0.00767295756713665" calcext:value-type="float">
            <text:p>-0,00767295756713665</text:p>
          </table:table-cell>
          <table:table-cell office:value-type="float" office:value="-0.00409303585014441" calcext:value-type="float">
            <text:p>-0,00409303585014441</text:p>
          </table:table-cell>
          <table:table-cell office:value-type="float" office:value="0.00230677092229077" calcext:value-type="float">
            <text:p>0,00230677092229077</text:p>
          </table:table-cell>
          <table:table-cell office:value-type="float" office:value="-0.00539233456366179" calcext:value-type="float">
            <text:p>-0,00539233456366179</text:p>
          </table:table-cell>
          <table:table-cell office:value-type="float" office:value="-0.00743678897951152" calcext:value-type="float">
            <text:p>-0,007436788979511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5510" calcext:value-type="float">
            <text:p>45510</text:p>
          </table:table-cell>
          <table:table-cell office:value-type="float" office:value="0.0025248702236979" calcext:value-type="float">
            <text:p>0,0025248702236979</text:p>
          </table:table-cell>
          <table:table-cell office:value-type="float" office:value="0.00749999627500307" calcext:value-type="float">
            <text:p>0,00749999627500307</text:p>
          </table:table-cell>
          <table:table-cell office:value-type="float" office:value="-0.00199928718791947" calcext:value-type="float">
            <text:p>-0,00199928718791947</text:p>
          </table:table-cell>
          <table:table-cell office:value-type="float" office:value="0.00172535703178338" calcext:value-type="float">
            <text:p>0,00172535703178338</text:p>
          </table:table-cell>
          <table:table-cell office:value-type="float" office:value="-0.00278672997092026" calcext:value-type="float">
            <text:p>-0,002786729970920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5511" calcext:value-type="float">
            <text:p>45511</text:p>
          </table:table-cell>
          <table:table-cell office:value-type="float" office:value="0.0498064387102212" calcext:value-type="float">
            <text:p>0,0498064387102212</text:p>
          </table:table-cell>
          <table:table-cell office:value-type="float" office:value="0.00918095384285549" calcext:value-type="float">
            <text:p>0,00918095384285549</text:p>
          </table:table-cell>
          <table:table-cell office:value-type="float" office:value="-0.0047426988963591" calcext:value-type="float">
            <text:p>-0,0047426988963591</text:p>
          </table:table-cell>
          <table:table-cell office:value-type="float" office:value="-0.0310520448894549" calcext:value-type="float">
            <text:p>-0,0310520448894549</text:p>
          </table:table-cell>
          <table:table-cell office:value-type="float" office:value="0.0185669643462836" calcext:value-type="float">
            <text:p>0,01856696434628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5512" calcext:value-type="float">
            <text:p>45512</text:p>
          </table:table-cell>
          <table:table-cell office:value-type="float" office:value="0.0421084838503422" calcext:value-type="float">
            <text:p>0,0421084838503422</text:p>
          </table:table-cell>
          <table:table-cell office:value-type="float" office:value="0.00831174917368902" calcext:value-type="float">
            <text:p>0,00831174917368902</text:p>
          </table:table-cell>
          <table:table-cell office:value-type="float" office:value="0.00175483905031545" calcext:value-type="float">
            <text:p>0,00175483905031545</text:p>
          </table:table-cell>
          <table:table-cell office:value-type="float" office:value="-0.0061109381250451" calcext:value-type="float">
            <text:p>-0,0061109381250451</text:p>
          </table:table-cell>
          <table:table-cell office:value-type="float" office:value="0.00045848290672351" calcext:value-type="float">
            <text:p>0,000458482906723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5513" calcext:value-type="float">
            <text:p>45513</text:p>
          </table:table-cell>
          <table:table-cell office:value-type="float" office:value="0.00842117044456275" calcext:value-type="float">
            <text:p>0,00842117044456275</text:p>
          </table:table-cell>
          <table:table-cell office:value-type="float" office:value="0.0131737181418617" calcext:value-type="float">
            <text:p>0,0131737181418617</text:p>
          </table:table-cell>
          <table:table-cell office:value-type="float" office:value="0.00238794412654781" calcext:value-type="float">
            <text:p>0,00238794412654781</text:p>
          </table:table-cell>
          <table:table-cell office:value-type="float" office:value="-0.00859440027267814" calcext:value-type="float">
            <text:p>-0,00859440027267814</text:p>
          </table:table-cell>
          <table:table-cell office:value-type="float" office:value="0.00070937761773119" calcext:value-type="float">
            <text:p>0,000709377617731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5516" calcext:value-type="float">
            <text:p>45516</text:p>
          </table:table-cell>
          <table:table-cell office:value-type="float" office:value="-0.00435068678876683" calcext:value-type="float">
            <text:p>-0,00435068678876683</text:p>
          </table:table-cell>
          <table:table-cell office:value-type="float" office:value="0.0043732798556449" calcext:value-type="float">
            <text:p>0,0043732798556449</text:p>
          </table:table-cell>
          <table:table-cell office:value-type="float" office:value="0.00505711040007206" calcext:value-type="float">
            <text:p>0,00505711040007206</text:p>
          </table:table-cell>
          <table:table-cell office:value-type="float" office:value="-0.00739879831431345" calcext:value-type="float">
            <text:p>-0,00739879831431345</text:p>
          </table:table-cell>
          <table:table-cell office:value-type="float" office:value="0.0047737168250607" calcext:value-type="float">
            <text:p>0,00477371682506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5517" calcext:value-type="float">
            <text:p>45517</text:p>
          </table:table-cell>
          <table:table-cell office:value-type="float" office:value="0.014906959872004" calcext:value-type="float">
            <text:p>0,014906959872004</text:p>
          </table:table-cell>
          <table:table-cell office:value-type="float" office:value="0.00808520683093869" calcext:value-type="float">
            <text:p>0,00808520683093869</text:p>
          </table:table-cell>
          <table:table-cell office:value-type="float" office:value="-0.00113619901742145" calcext:value-type="float">
            <text:p>-0,00113619901742145</text:p>
          </table:table-cell>
          <table:table-cell office:value-type="float" office:value="0.0122692121232793" calcext:value-type="float">
            <text:p>0,0122692121232793</text:p>
          </table:table-cell>
          <table:table-cell office:value-type="float" office:value="-0.0123374586907104" calcext:value-type="float">
            <text:p>-0,01233745869071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5518" calcext:value-type="float">
            <text:p>45518</text:p>
          </table:table-cell>
          <table:table-cell office:value-type="float" office:value="0.0125374203657552" calcext:value-type="float">
            <text:p>0,0125374203657552</text:p>
          </table:table-cell>
          <table:table-cell office:value-type="float" office:value="0.00731533717064525" calcext:value-type="float">
            <text:p>0,00731533717064525</text:p>
          </table:table-cell>
          <table:table-cell office:value-type="float" office:value="0.000858490657426429" calcext:value-type="float">
            <text:p>0,000858490657426429</text:p>
          </table:table-cell>
          <table:table-cell office:value-type="float" office:value="0.0223405083383327" calcext:value-type="float">
            <text:p>0,0223405083383327</text:p>
          </table:table-cell>
          <table:table-cell office:value-type="float" office:value="-0.0134780251606701" calcext:value-type="float">
            <text:p>-0,01347802516067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5519" calcext:value-type="float">
            <text:p>45519</text:p>
          </table:table-cell>
          <table:table-cell office:value-type="float" office:value="0.0144840739005023" calcext:value-type="float">
            <text:p>0,0144840739005023</text:p>
          </table:table-cell>
          <table:table-cell office:value-type="float" office:value="0.00582793709413547" calcext:value-type="float">
            <text:p>0,00582793709413547</text:p>
          </table:table-cell>
          <table:table-cell office:value-type="float" office:value="-0.00200100899179169" calcext:value-type="float">
            <text:p>-0,00200100899179169</text:p>
          </table:table-cell>
          <table:table-cell office:value-type="float" office:value="-0.0114498275436826" calcext:value-type="float">
            <text:p>-0,0114498275436826</text:p>
          </table:table-cell>
          <table:table-cell office:value-type="float" office:value="0.00661056289702607" calcext:value-type="float">
            <text:p>0,006610562897026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5520" calcext:value-type="float">
            <text:p>45520</text:p>
          </table:table-cell>
          <table:table-cell office:value-type="float" office:value="-0.0321161740414048" calcext:value-type="float">
            <text:p>-0,0321161740414048</text:p>
          </table:table-cell>
          <table:table-cell office:value-type="float" office:value="-0.00186973144712135" calcext:value-type="float">
            <text:p>-0,00186973144712135</text:p>
          </table:table-cell>
          <table:table-cell office:value-type="float" office:value="0.00327360250535415" calcext:value-type="float">
            <text:p>0,00327360250535415</text:p>
          </table:table-cell>
          <table:table-cell office:value-type="float" office:value="0.00136876842762682" calcext:value-type="float">
            <text:p>0,00136876842762682</text:p>
          </table:table-cell>
          <table:table-cell office:value-type="float" office:value="-0.000808953444194839" calcext:value-type="float">
            <text:p>-0,0008089534441948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5523" calcext:value-type="float">
            <text:p>45523</text:p>
          </table:table-cell>
          <table:table-cell office:value-type="float" office:value="0.0181598543554793" calcext:value-type="float">
            <text:p>0,0181598543554793</text:p>
          </table:table-cell>
          <table:table-cell office:value-type="float" office:value="0.0123985888637247" calcext:value-type="float">
            <text:p>0,0123985888637247</text:p>
          </table:table-cell>
          <table:table-cell office:value-type="float" office:value="0.00979292893719209" calcext:value-type="float">
            <text:p>0,00979292893719209</text:p>
          </table:table-cell>
          <table:table-cell office:value-type="float" office:value="-0.0286638277664941" calcext:value-type="float">
            <text:p>-0,0286638277664941</text:p>
          </table:table-cell>
          <table:table-cell office:value-type="float" office:value="0.0105545538070314" calcext:value-type="float">
            <text:p>0,01055455380703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5524" calcext:value-type="float">
            <text:p>45524</text:p>
          </table:table-cell>
          <table:table-cell office:value-type="float" office:value="0.00259384866944865" calcext:value-type="float">
            <text:p>0,00259384866944865</text:p>
          </table:table-cell>
          <table:table-cell office:value-type="float" office:value="0.00256709429423967" calcext:value-type="float">
            <text:p>0,00256709429423967</text:p>
          </table:table-cell>
          <table:table-cell office:value-type="float" office:value="0.00208015776376522" calcext:value-type="float">
            <text:p>0,00208015776376522</text:p>
          </table:table-cell>
          <table:table-cell office:value-type="float" office:value="-0.00365133606819084" calcext:value-type="float">
            <text:p>-0,00365133606819084</text:p>
          </table:table-cell>
          <table:table-cell office:value-type="float" office:value="0.00453200880312107" calcext:value-type="float">
            <text:p>0,004532008803121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5525" calcext:value-type="float">
            <text:p>45525</text:p>
          </table:table-cell>
          <table:table-cell office:value-type="float" office:value="-0.010246774081909" calcext:value-type="float">
            <text:p>-0,010246774081909</text:p>
          </table:table-cell>
          <table:table-cell office:value-type="float" office:value="0.00100217569510238" calcext:value-type="float">
            <text:p>0,00100217569510238</text:p>
          </table:table-cell>
          <table:table-cell office:value-type="float" office:value="-0.00314464662583997" calcext:value-type="float">
            <text:p>-0,00314464662583997</text:p>
          </table:table-cell>
          <table:table-cell office:value-type="float" office:value="-0.00435377565971457" calcext:value-type="float">
            <text:p>-0,00435377565971457</text:p>
          </table:table-cell>
          <table:table-cell office:value-type="float" office:value="-0.00314497461254264" calcext:value-type="float">
            <text:p>-0,003144974612542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5526" calcext:value-type="float">
            <text:p>45526</text:p>
          </table:table-cell>
          <table:table-cell office:value-type="float" office:value="-0.0239154218497674" calcext:value-type="float">
            <text:p>-0,0239154218497674</text:p>
          </table:table-cell>
          <table:table-cell office:value-type="float" office:value="-0.00914499263033842" calcext:value-type="float">
            <text:p>-0,00914499263033842</text:p>
          </table:table-cell>
          <table:table-cell office:value-type="float" office:value="0.00471691384424896" calcext:value-type="float">
            <text:p>0,00471691384424896</text:p>
          </table:table-cell>
          <table:table-cell office:value-type="float" office:value="0.0159156516092455" calcext:value-type="float">
            <text:p>0,0159156516092455</text:p>
          </table:table-cell>
          <table:table-cell office:value-type="float" office:value="-0.0127350575476612" calcext:value-type="float">
            <text:p>-0,01273505754766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5527" calcext:value-type="float">
            <text:p>45527</text:p>
          </table:table-cell>
          <table:table-cell office:value-type="float" office:value="0.0261338063519315" calcext:value-type="float">
            <text:p>0,0261338063519315</text:p>
          </table:table-cell>
          <table:table-cell office:value-type="float" office:value="0.00546337406384939" calcext:value-type="float">
            <text:p>0,00546337406384939</text:p>
          </table:table-cell>
          <table:table-cell office:value-type="float" office:value="-0.00620072261578677" calcext:value-type="float">
            <text:p>-0,00620072261578677</text:p>
          </table:table-cell>
          <table:table-cell office:value-type="float" office:value="-0.0146881372506672" calcext:value-type="float">
            <text:p>-0,0146881372506672</text:p>
          </table:table-cell>
          <table:table-cell office:value-type="float" office:value="0.0145512626139529" calcext:value-type="float">
            <text:p>0,01455126261395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5530" calcext:value-type="float">
            <text:p>45530</text:p>
          </table:table-cell>
          <table:table-cell office:value-type="float" office:value="-0.00815060172099372" calcext:value-type="float">
            <text:p>-0,00815060172099372</text:p>
          </table:table-cell>
          <table:table-cell office:value-type="float" office:value="0.00784613596366414" calcext:value-type="float">
            <text:p>0,00784613596366414</text:p>
          </table:table-cell>
          <table:table-cell office:value-type="float" office:value="0.000696597036865411" calcext:value-type="float">
            <text:p>0,000696597036865411</text:p>
          </table:table-cell>
          <table:table-cell office:value-type="float" office:value="0.00129245567323153" calcext:value-type="float">
            <text:p>0,00129245567323153</text:p>
          </table:table-cell>
          <table:table-cell office:value-type="float" office:value="-0.00706493762182081" calcext:value-type="float">
            <text:p>-0,007064937621820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5531" calcext:value-type="float">
            <text:p>45531</text:p>
          </table:table-cell>
          <table:table-cell office:value-type="float" office:value="0.00778855041296568" calcext:value-type="float">
            <text:p>0,00778855041296568</text:p>
          </table:table-cell>
          <table:table-cell office:value-type="float" office:value="-0.002740720229723" calcext:value-type="float">
            <text:p>-0,002740720229723</text:p>
          </table:table-cell>
          <table:table-cell office:value-type="float" office:value="0.00512266357676849" calcext:value-type="float">
            <text:p>0,00512266357676849</text:p>
          </table:table-cell>
          <table:table-cell office:value-type="float" office:value="-0.000416998059627728" calcext:value-type="float">
            <text:p>-0,000416998059627728</text:p>
          </table:table-cell>
          <table:table-cell office:value-type="float" office:value="0.00447562643292945" calcext:value-type="float">
            <text:p>0,004475626432929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5532" calcext:value-type="float">
            <text:p>45532</text:p>
          </table:table-cell>
          <table:table-cell office:value-type="float" office:value="-0.011613400380187" calcext:value-type="float">
            <text:p>-0,011613400380187</text:p>
          </table:table-cell>
          <table:table-cell office:value-type="float" office:value="0.00285975544725343" calcext:value-type="float">
            <text:p>0,00285975544725343</text:p>
          </table:table-cell>
          <table:table-cell office:value-type="float" office:value="0.00560706508083776" calcext:value-type="float">
            <text:p>0,00560706508083776</text:p>
          </table:table-cell>
          <table:table-cell office:value-type="float" office:value="0.0128535997746918" calcext:value-type="float">
            <text:p>0,0128535997746918</text:p>
          </table:table-cell>
          <table:table-cell office:value-type="float" office:value="-0.000468541619368063" calcext:value-type="float">
            <text:p>-0,0004685416193680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5533" calcext:value-type="float">
            <text:p>45533</text:p>
          </table:table-cell>
          <table:table-cell office:value-type="float" office:value="-0.0276636582874704" calcext:value-type="float">
            <text:p>-0,0276636582874704</text:p>
          </table:table-cell>
          <table:table-cell office:value-type="float" office:value="-0.00927683959044337" calcext:value-type="float">
            <text:p>-0,00927683959044337</text:p>
          </table:table-cell>
          <table:table-cell office:value-type="float" office:value="0.00350937057103297" calcext:value-type="float">
            <text:p>0,00350937057103297</text:p>
          </table:table-cell>
          <table:table-cell office:value-type="float" office:value="0.00790933344095908" calcext:value-type="float">
            <text:p>0,00790933344095908</text:p>
          </table:table-cell>
          <table:table-cell office:value-type="float" office:value="-0.00496515356356155" calcext:value-type="float">
            <text:p>-0,004965153563561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5534" calcext:value-type="float">
            <text:p>45534</text:p>
          </table:table-cell>
          <table:table-cell office:value-type="float" office:value="-0.0174842644128425" calcext:value-type="float">
            <text:p>-0,0174842644128425</text:p>
          </table:table-cell>
          <table:table-cell office:value-type="float" office:value="0.000566603164645153" calcext:value-type="float">
            <text:p>0,000566603164645153</text:p>
          </table:table-cell>
          <table:table-cell office:value-type="float" office:value="-0.00089886580801005" calcext:value-type="float">
            <text:p>-0,00089886580801005</text:p>
          </table:table-cell>
          <table:table-cell office:value-type="float" office:value="0.00265103449147954" calcext:value-type="float">
            <text:p>0,00265103449147954</text:p>
          </table:table-cell>
          <table:table-cell office:value-type="float" office:value="0.00851484590320546" calcext:value-type="float">
            <text:p>0,008514845903205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5537" calcext:value-type="float">
            <text:p>45537</text:p>
          </table:table-cell>
          <table:table-cell office:value-type="float" office:value="-0.00859484074418108" calcext:value-type="float">
            <text:p>-0,00859484074418108</text:p>
          </table:table-cell>
          <table:table-cell office:value-type="float" office:value="-0.00821822710555557" calcext:value-type="float">
            <text:p>-0,00821822710555557</text:p>
          </table:table-cell>
          <table:table-cell office:value-type="float" office:value="0.00091046920599783" calcext:value-type="float">
            <text:p>0,00091046920599783</text:p>
          </table:table-cell>
          <table:table-cell office:value-type="float" office:value="0.00213751739934217" calcext:value-type="float">
            <text:p>0,00213751739934217</text:p>
          </table:table-cell>
          <table:table-cell office:value-type="float" office:value="0.00340139691428947" calcext:value-type="float">
            <text:p>0,003401396914289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5538" calcext:value-type="float">
            <text:p>45538</text:p>
          </table:table-cell>
          <table:table-cell office:value-type="float" office:value="-0.0221229650607422" calcext:value-type="float">
            <text:p>-0,0221229650607422</text:p>
          </table:table-cell>
          <table:table-cell office:value-type="float" office:value="-0.00201141412815287" calcext:value-type="float">
            <text:p>-0,00201141412815287</text:p>
          </table:table-cell>
          <table:table-cell office:value-type="float" office:value="-0.00380909499785588" calcext:value-type="float">
            <text:p>-0,00380909499785588</text:p>
          </table:table-cell>
          <table:table-cell office:value-type="float" office:value="0.0158276543756235" calcext:value-type="float">
            <text:p>0,0158276543756235</text:p>
          </table:table-cell>
          <table:table-cell office:value-type="float" office:value="-0.00374241257113885" calcext:value-type="float">
            <text:p>-0,003742412571138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5539" calcext:value-type="float">
            <text:p>45539</text:p>
          </table:table-cell>
          <table:table-cell office:value-type="float" office:value="0.0340485243822784" calcext:value-type="float">
            <text:p>0,0340485243822784</text:p>
          </table:table-cell>
          <table:table-cell office:value-type="float" office:value="0.012930478629609" calcext:value-type="float">
            <text:p>0,012930478629609</text:p>
          </table:table-cell>
          <table:table-cell office:value-type="float" office:value="0.00562579029097099" calcext:value-type="float">
            <text:p>0,00562579029097099</text:p>
          </table:table-cell>
          <table:table-cell office:value-type="float" office:value="-0.00000759" calcext:value-type="float">
            <text:p>-0,00000759</text:p>
          </table:table-cell>
          <table:table-cell office:value-type="float" office:value="0.00062772538967644" calcext:value-type="float">
            <text:p>0,000627725389676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5540" calcext:value-type="float">
            <text:p>45540</text:p>
          </table:table-cell>
          <table:table-cell office:value-type="float" office:value="0.0112719578649124" calcext:value-type="float">
            <text:p>0,0112719578649124</text:p>
          </table:table-cell>
          <table:table-cell office:value-type="float" office:value="0.00219904088135331" calcext:value-type="float">
            <text:p>0,00219904088135331</text:p>
          </table:table-cell>
          <table:table-cell office:value-type="float" office:value="0.00756697293619082" calcext:value-type="float">
            <text:p>0,00756697293619082</text:p>
          </table:table-cell>
          <table:table-cell office:value-type="float" office:value="-0.00478353460965675" calcext:value-type="float">
            <text:p>-0,00478353460965675</text:p>
          </table:table-cell>
          <table:table-cell office:value-type="float" office:value="-0.00208469450241139" calcext:value-type="float">
            <text:p>-0,002084694502411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5541" calcext:value-type="float">
            <text:p>45541</text:p>
          </table:table-cell>
          <table:table-cell office:value-type="float" office:value="-0.0102635332756101" calcext:value-type="float">
            <text:p>-0,0102635332756101</text:p>
          </table:table-cell>
          <table:table-cell office:value-type="float" office:value="-0.0132361714517378" calcext:value-type="float">
            <text:p>-0,0132361714517378</text:p>
          </table:table-cell>
          <table:table-cell office:value-type="float" office:value="-0.00525196105102756" calcext:value-type="float">
            <text:p>-0,00525196105102756</text:p>
          </table:table-cell>
          <table:table-cell office:value-type="float" office:value="0.00795531279198713" calcext:value-type="float">
            <text:p>0,00795531279198713</text:p>
          </table:table-cell>
          <table:table-cell office:value-type="float" office:value="-0.00381065407304634" calcext:value-type="float">
            <text:p>-0,003810654073046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5544" calcext:value-type="float">
            <text:p>45544</text:p>
          </table:table-cell>
          <table:table-cell office:value-type="float" office:value="0.00902004373306839" calcext:value-type="float">
            <text:p>0,00902004373306839</text:p>
          </table:table-cell>
          <table:table-cell office:value-type="float" office:value="-0.000262248805343769" calcext:value-type="float">
            <text:p>-0,000262248805343769</text:p>
          </table:table-cell>
          <table:table-cell office:value-type="float" office:value="-0.0000973" calcext:value-type="float">
            <text:p>-0,0000973</text:p>
          </table:table-cell>
          <table:table-cell office:value-type="float" office:value="0.00820182993046225" calcext:value-type="float">
            <text:p>0,00820182993046225</text:p>
          </table:table-cell>
          <table:table-cell office:value-type="float" office:value="-0.00486025243388886" calcext:value-type="float">
            <text:p>-0,004860252433888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5545" calcext:value-type="float">
            <text:p>45545</text:p>
          </table:table-cell>
          <table:table-cell office:value-type="float" office:value="0.0115823236008255" calcext:value-type="float">
            <text:p>0,0115823236008255</text:p>
          </table:table-cell>
          <table:table-cell office:value-type="float" office:value="-0.00197897197598949" calcext:value-type="float">
            <text:p>-0,00197897197598949</text:p>
          </table:table-cell>
          <table:table-cell office:value-type="float" office:value="-0.00798025445204642" calcext:value-type="float">
            <text:p>-0,00798025445204642</text:p>
          </table:table-cell>
          <table:table-cell office:value-type="float" office:value="0.00152697613003078" calcext:value-type="float">
            <text:p>0,00152697613003078</text:p>
          </table:table-cell>
          <table:table-cell office:value-type="float" office:value="-0.00183993927453261" calcext:value-type="float">
            <text:p>-0,001839939274532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5546" calcext:value-type="float">
            <text:p>45546</text:p>
          </table:table-cell>
          <table:table-cell office:value-type="float" office:value="0.00531809494483935" calcext:value-type="float">
            <text:p>0,00531809494483935</text:p>
          </table:table-cell>
          <table:table-cell office:value-type="float" office:value="0.00101536989233233" calcext:value-type="float">
            <text:p>0,00101536989233233</text:p>
          </table:table-cell>
          <table:table-cell office:value-type="float" office:value="-0.000212940839914802" calcext:value-type="float">
            <text:p>-0,000212940839914802</text:p>
          </table:table-cell>
          <table:table-cell office:value-type="float" office:value="-0.00942974028492529" calcext:value-type="float">
            <text:p>-0,00942974028492529</text:p>
          </table:table-cell>
          <table:table-cell office:value-type="float" office:value="0.0052577171109531" calcext:value-type="float">
            <text:p>0,00525771711095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5547" calcext:value-type="float">
            <text:p>45547</text:p>
          </table:table-cell>
          <table:table-cell office:value-type="float" office:value="-0.0207818638963468" calcext:value-type="float">
            <text:p>-0,0207818638963468</text:p>
          </table:table-cell>
          <table:table-cell office:value-type="float" office:value="-0.00559302472784818" calcext:value-type="float">
            <text:p>-0,00559302472784818</text:p>
          </table:table-cell>
          <table:table-cell office:value-type="float" office:value="0.00571834758449306" calcext:value-type="float">
            <text:p>0,00571834758449306</text:p>
          </table:table-cell>
          <table:table-cell office:value-type="float" office:value="0.00461797968187446" calcext:value-type="float">
            <text:p>0,00461797968187446</text:p>
          </table:table-cell>
          <table:table-cell office:value-type="float" office:value="-0.00390840078911083" calcext:value-type="float">
            <text:p>-0,003908400789110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5548" calcext:value-type="float">
            <text:p>45548</text:p>
          </table:table-cell>
          <table:table-cell office:value-type="float" office:value="0.0339182387914065" calcext:value-type="float">
            <text:p>0,0339182387914065</text:p>
          </table:table-cell>
          <table:table-cell office:value-type="float" office:value="0.00567274021056581" calcext:value-type="float">
            <text:p>0,00567274021056581</text:p>
          </table:table-cell>
          <table:table-cell office:value-type="float" office:value="0.00209687891693317" calcext:value-type="float">
            <text:p>0,00209687891693317</text:p>
          </table:table-cell>
          <table:table-cell office:value-type="float" office:value="-0.0168038685648796" calcext:value-type="float">
            <text:p>-0,0168038685648796</text:p>
          </table:table-cell>
          <table:table-cell office:value-type="float" office:value="0.0164247478272373" calcext:value-type="float">
            <text:p>0,01642474782723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5551" calcext:value-type="float">
            <text:p>45551</text:p>
          </table:table-cell>
          <table:table-cell office:value-type="float" office:value="-0.00604028604114648" calcext:value-type="float">
            <text:p>-0,00604028604114648</text:p>
          </table:table-cell>
          <table:table-cell office:value-type="float" office:value="0.00207885112443066" calcext:value-type="float">
            <text:p>0,00207885112443066</text:p>
          </table:table-cell>
          <table:table-cell office:value-type="float" office:value="0.00437277694013934" calcext:value-type="float">
            <text:p>0,00437277694013934</text:p>
          </table:table-cell>
          <table:table-cell office:value-type="float" office:value="-0.000739117313449712" calcext:value-type="float">
            <text:p>-0,000739117313449712</text:p>
          </table:table-cell>
          <table:table-cell office:value-type="float" office:value="0.00285185583212541" calcext:value-type="float">
            <text:p>0,002851855832125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5552" calcext:value-type="float">
            <text:p>45552</text:p>
          </table:table-cell>
          <table:table-cell office:value-type="float" office:value="-0.00388787079507547" calcext:value-type="float">
            <text:p>-0,00388787079507547</text:p>
          </table:table-cell>
          <table:table-cell office:value-type="float" office:value="-0.00156760884503658" calcext:value-type="float">
            <text:p>-0,00156760884503658</text:p>
          </table:table-cell>
          <table:table-cell office:value-type="float" office:value="0.0019411481997149" calcext:value-type="float">
            <text:p>0,0019411481997149</text:p>
          </table:table-cell>
          <table:table-cell office:value-type="float" office:value="-0.00257454387006523" calcext:value-type="float">
            <text:p>-0,00257454387006523</text:p>
          </table:table-cell>
          <table:table-cell office:value-type="float" office:value="-0.00275081643307656" calcext:value-type="float">
            <text:p>-0,002750816433076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5553" calcext:value-type="float">
            <text:p>45553</text:p>
          </table:table-cell>
          <table:table-cell office:value-type="float" office:value="0.0104514631822342" calcext:value-type="float">
            <text:p>0,0104514631822342</text:p>
          </table:table-cell>
          <table:table-cell office:value-type="float" office:value="-0.00896254173112603" calcext:value-type="float">
            <text:p>-0,00896254173112603</text:p>
          </table:table-cell>
          <table:table-cell office:value-type="float" office:value="0.00168794915008007" calcext:value-type="float">
            <text:p>0,00168794915008007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543612582114557" calcext:value-type="float">
            <text:p>0,005436125821145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5554" calcext:value-type="float">
            <text:p>45554</text:p>
          </table:table-cell>
          <table:table-cell office:value-type="float" office:value="-0.00951064970183891" calcext:value-type="float">
            <text:p>-0,00951064970183891</text:p>
          </table:table-cell>
          <table:table-cell office:value-type="float" office:value="-0.00514819527467753" calcext:value-type="float">
            <text:p>-0,00514819527467753</text:p>
          </table:table-cell>
          <table:table-cell office:value-type="float" office:value="-0.00473425801803694" calcext:value-type="float">
            <text:p>-0,00473425801803694</text:p>
          </table:table-cell>
          <table:table-cell office:value-type="float" office:value="0.0162989540344146" calcext:value-type="float">
            <text:p>0,0162989540344146</text:p>
          </table:table-cell>
          <table:table-cell office:value-type="float" office:value="-0.0153538936773438" calcext:value-type="float">
            <text:p>-0,01535389367734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5555" calcext:value-type="float">
            <text:p>45555</text:p>
          </table:table-cell>
          <table:table-cell office:value-type="float" office:value="-0.0426777119058903" calcext:value-type="float">
            <text:p>-0,0426777119058903</text:p>
          </table:table-cell>
          <table:table-cell office:value-type="float" office:value="-0.0144933153530799" calcext:value-type="float">
            <text:p>-0,0144933153530799</text:p>
          </table:table-cell>
          <table:table-cell office:value-type="float" office:value="-0.00336644376113643" calcext:value-type="float">
            <text:p>-0,00336644376113643</text:p>
          </table:table-cell>
          <table:table-cell office:value-type="float" office:value="0.0208197038584619" calcext:value-type="float">
            <text:p>0,0208197038584619</text:p>
          </table:table-cell>
          <table:table-cell office:value-type="float" office:value="-0.00623977676423787" calcext:value-type="float">
            <text:p>-0,006239776764237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5558" calcext:value-type="float">
            <text:p>45558</text:p>
          </table:table-cell>
          <table:table-cell office:value-type="float" office:value="-0.0299244278089489" calcext:value-type="float">
            <text:p>-0,0299244278089489</text:p>
          </table:table-cell>
          <table:table-cell office:value-type="float" office:value="-0.00328935875288653" calcext:value-type="float">
            <text:p>-0,00328935875288653</text:p>
          </table:table-cell>
          <table:table-cell office:value-type="float" office:value="-0.0103736868301514" calcext:value-type="float">
            <text:p>-0,0103736868301514</text:p>
          </table:table-cell>
          <table:table-cell office:value-type="float" office:value="0.00807769747086498" calcext:value-type="float">
            <text:p>0,00807769747086498</text:p>
          </table:table-cell>
          <table:table-cell office:value-type="float" office:value="-0.00359840217826092" calcext:value-type="float">
            <text:p>-0,003598402178260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559" calcext:value-type="float">
            <text:p>45559</text:p>
          </table:table-cell>
          <table:table-cell office:value-type="float" office:value="0.0158509103377924" calcext:value-type="float">
            <text:p>0,0158509103377924</text:p>
          </table:table-cell>
          <table:table-cell office:value-type="float" office:value="0.00956840521183652" calcext:value-type="float">
            <text:p>0,00956840521183652</text:p>
          </table:table-cell>
          <table:table-cell office:value-type="float" office:value="0.00335820333216056" calcext:value-type="float">
            <text:p>0,00335820333216056</text:p>
          </table:table-cell>
          <table:table-cell office:value-type="float" office:value="0.000240901585839321" calcext:value-type="float">
            <text:p>0,000240901585839321</text:p>
          </table:table-cell>
          <table:table-cell office:value-type="float" office:value="-0.0082762782153547" calcext:value-type="float">
            <text:p>-0,00827627821535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5560" calcext:value-type="float">
            <text:p>45560</text:p>
          </table:table-cell>
          <table:table-cell office:value-type="float" office:value="-0.0237023060259911" calcext:value-type="float">
            <text:p>-0,0237023060259911</text:p>
          </table:table-cell>
          <table:table-cell office:value-type="float" office:value="-0.0028047379312441" calcext:value-type="float">
            <text:p>-0,0028047379312441</text:p>
          </table:table-cell>
          <table:table-cell office:value-type="float" office:value="0.00292673972566251" calcext:value-type="float">
            <text:p>0,00292673972566251</text:p>
          </table:table-cell>
          <table:table-cell office:value-type="float" office:value="0.00976498579286244" calcext:value-type="float">
            <text:p>0,00976498579286244</text:p>
          </table:table-cell>
          <table:table-cell office:value-type="float" office:value="-0.00267659560656048" calcext:value-type="float">
            <text:p>-0,002676595606560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5561" calcext:value-type="float">
            <text:p>45561</text:p>
          </table:table-cell>
          <table:table-cell office:value-type="float" office:value="0.00991708343918224" calcext:value-type="float">
            <text:p>0,00991708343918224</text:p>
          </table:table-cell>
          <table:table-cell office:value-type="float" office:value="0.00770783832748036" calcext:value-type="float">
            <text:p>0,00770783832748036</text:p>
          </table:table-cell>
          <table:table-cell office:value-type="float" office:value="0.00919222192724917" calcext:value-type="float">
            <text:p>0,00919222192724917</text:p>
          </table:table-cell>
          <table:table-cell office:value-type="float" office:value="-0.00123398168093109" calcext:value-type="float">
            <text:p>-0,00123398168093109</text:p>
          </table:table-cell>
          <table:table-cell office:value-type="float" office:value="-0.00137117599631565" calcext:value-type="float">
            <text:p>-0,001371175996315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5562" calcext:value-type="float">
            <text:p>45562</text:p>
          </table:table-cell>
          <table:table-cell office:value-type="float" office:value="0.00425355199493297" calcext:value-type="float">
            <text:p>0,00425355199493297</text:p>
          </table:table-cell>
          <table:table-cell office:value-type="float" office:value="-0.000638016740923546" calcext:value-type="float">
            <text:p>-0,000638016740923546</text:p>
          </table:table-cell>
          <table:table-cell office:value-type="float" office:value="-0.00134174679385435" calcext:value-type="float">
            <text:p>-0,00134174679385435</text:p>
          </table:table-cell>
          <table:table-cell office:value-type="float" office:value="-0.0133812344848262" calcext:value-type="float">
            <text:p>-0,0133812344848262</text:p>
          </table:table-cell>
          <table:table-cell office:value-type="float" office:value="0.00630836075898195" calcext:value-type="float">
            <text:p>0,006308360758981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5565" calcext:value-type="float">
            <text:p>45565</text:p>
          </table:table-cell>
          <table:table-cell office:value-type="float" office:value="-0.00459109435298532" calcext:value-type="float">
            <text:p>-0,00459109435298532</text:p>
          </table:table-cell>
          <table:table-cell office:value-type="float" office:value="-0.00680552183052631" calcext:value-type="float">
            <text:p>-0,00680552183052631</text:p>
          </table:table-cell>
          <table:table-cell office:value-type="float" office:value="0.00111893566537905" calcext:value-type="float">
            <text:p>0,00111893566537905</text:p>
          </table:table-cell>
          <table:table-cell office:value-type="float" office:value="0.00922973629905793" calcext:value-type="float">
            <text:p>0,00922973629905793</text:p>
          </table:table-cell>
          <table:table-cell office:value-type="float" office:value="-0.00217301417841015" calcext:value-type="float">
            <text:p>-0,002173014178410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5566" calcext:value-type="float">
            <text:p>45566</text:p>
          </table:table-cell>
          <table:table-cell office:value-type="float" office:value="-0.00273675149056884" calcext:value-type="float">
            <text:p>-0,00273675149056884</text:p>
          </table:table-cell>
          <table:table-cell office:value-type="float" office:value="0.00563360148952909" calcext:value-type="float">
            <text:p>0,00563360148952909</text:p>
          </table:table-cell>
          <table:table-cell office:value-type="float" office:value="0.00189745791293783" calcext:value-type="float">
            <text:p>0,00189745791293783</text:p>
          </table:table-cell>
          <table:table-cell office:value-type="float" office:value="0.0032685881557882" calcext:value-type="float">
            <text:p>0,0032685881557882</text:p>
          </table:table-cell>
          <table:table-cell office:value-type="float" office:value="-0.00394945355586149" calcext:value-type="float">
            <text:p>-0,003949453555861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5567" calcext:value-type="float">
            <text:p>45567</text:p>
          </table:table-cell>
          <table:table-cell office:value-type="float" office:value="0.0162880822038681" calcext:value-type="float">
            <text:p>0,0162880822038681</text:p>
          </table:table-cell>
          <table:table-cell office:value-type="float" office:value="0.00842289129759927" calcext:value-type="float">
            <text:p>0,00842289129759927</text:p>
          </table:table-cell>
          <table:table-cell office:value-type="float" office:value="0.0107126052275865" calcext:value-type="float">
            <text:p>0,0107126052275865</text:p>
          </table:table-cell>
          <table:table-cell office:value-type="float" office:value="-0.00806492683196143" calcext:value-type="float">
            <text:p>-0,00806492683196143</text:p>
          </table:table-cell>
          <table:table-cell office:value-type="float" office:value="0.00735565184134096" calcext:value-type="float">
            <text:p>0,007355651841340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5568" calcext:value-type="float">
            <text:p>45568</text:p>
          </table:table-cell>
          <table:table-cell office:value-type="float" office:value="-0.00593445208118586" calcext:value-type="float">
            <text:p>-0,00593445208118586</text:p>
          </table:table-cell>
          <table:table-cell office:value-type="float" office:value="-0.0138437198065448" calcext:value-type="float">
            <text:p>-0,0138437198065448</text:p>
          </table:table-cell>
          <table:table-cell office:value-type="float" office:value="-0.00499606171865258" calcext:value-type="float">
            <text:p>-0,00499606171865258</text:p>
          </table:table-cell>
          <table:table-cell office:value-type="float" office:value="0.00277398173843925" calcext:value-type="float">
            <text:p>0,00277398173843925</text:p>
          </table:table-cell>
          <table:table-cell office:value-type="float" office:value="0.00267980230256911" calcext:value-type="float">
            <text:p>0,002679802302569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5569" calcext:value-type="float">
            <text:p>45569</text:p>
          </table:table-cell>
          <table:table-cell office:value-type="float" office:value="0.0188288484085283" calcext:value-type="float">
            <text:p>0,0188288484085283</text:p>
          </table:table-cell>
          <table:table-cell office:value-type="float" office:value="-0.000838414187484506" calcext:value-type="float">
            <text:p>-0,000838414187484506</text:p>
          </table:table-cell>
          <table:table-cell office:value-type="float" office:value="0.00206010835588273" calcext:value-type="float">
            <text:p>0,00206010835588273</text:p>
          </table:table-cell>
          <table:table-cell office:value-type="float" office:value="-0.00330983202921223" calcext:value-type="float">
            <text:p>-0,00330983202921223</text:p>
          </table:table-cell>
          <table:table-cell office:value-type="float" office:value="0.00345521202443593" calcext:value-type="float">
            <text:p>0,003455212024435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5572" calcext:value-type="float">
            <text:p>45572</text:p>
          </table:table-cell>
          <table:table-cell office:value-type="float" office:value="-0.0118064421569788" calcext:value-type="float">
            <text:p>-0,0118064421569788</text:p>
          </table:table-cell>
          <table:table-cell office:value-type="float" office:value="-0.000815883500459419" calcext:value-type="float">
            <text:p>-0,000815883500459419</text:p>
          </table:table-cell>
          <table:table-cell office:value-type="float" office:value="0.00089872621491928" calcext:value-type="float">
            <text:p>0,00089872621491928</text:p>
          </table:table-cell>
          <table:table-cell office:value-type="float" office:value="0.00379801345985697" calcext:value-type="float">
            <text:p>0,00379801345985697</text:p>
          </table:table-cell>
          <table:table-cell office:value-type="float" office:value="-0.0000278" calcext:value-type="float">
            <text:p>-0,00002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5573" calcext:value-type="float">
            <text:p>45573</text:p>
          </table:table-cell>
          <table:table-cell office:value-type="float" office:value="0.022272218006924" calcext:value-type="float">
            <text:p>0,022272218006924</text:p>
          </table:table-cell>
          <table:table-cell office:value-type="float" office:value="-0.00344654838386659" calcext:value-type="float">
            <text:p>-0,00344654838386659</text:p>
          </table:table-cell>
          <table:table-cell office:value-type="float" office:value="0.00374029613836877" calcext:value-type="float">
            <text:p>0,00374029613836877</text:p>
          </table:table-cell>
          <table:table-cell office:value-type="float" office:value="-0.0060227722702944" calcext:value-type="float">
            <text:p>-0,0060227722702944</text:p>
          </table:table-cell>
          <table:table-cell office:value-type="float" office:value="0.00261962157404267" calcext:value-type="float">
            <text:p>0,002619621574042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5574" calcext:value-type="float">
            <text:p>45574</text:p>
          </table:table-cell>
          <table:table-cell office:value-type="float" office:value="-0.00489955519838524" calcext:value-type="float">
            <text:p>-0,00489955519838524</text:p>
          </table:table-cell>
          <table:table-cell office:value-type="float" office:value="-0.012449768410926" calcext:value-type="float">
            <text:p>-0,012449768410926</text:p>
          </table:table-cell>
          <table:table-cell office:value-type="float" office:value="0.00319656002645373" calcext:value-type="float">
            <text:p>0,00319656002645373</text:p>
          </table:table-cell>
          <table:table-cell office:value-type="float" office:value="0.0068208055029311" calcext:value-type="float">
            <text:p>0,0068208055029311</text:p>
          </table:table-cell>
          <table:table-cell office:value-type="float" office:value="-0.00067917308405685" calcext:value-type="float">
            <text:p>-0,000679173084056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5575" calcext:value-type="float">
            <text:p>45575</text:p>
          </table:table-cell>
          <table:table-cell office:value-type="float" office:value="-0.0162967822664201" calcext:value-type="float">
            <text:p>-0,0162967822664201</text:p>
          </table:table-cell>
          <table:table-cell office:value-type="float" office:value="0.00185617123529537" calcext:value-type="float">
            <text:p>0,00185617123529537</text:p>
          </table:table-cell>
          <table:table-cell office:value-type="float" office:value="-0.00151209209194997" calcext:value-type="float">
            <text:p>-0,00151209209194997</text:p>
          </table:table-cell>
          <table:table-cell office:value-type="float" office:value="0.00359961318558191" calcext:value-type="float">
            <text:p>0,00359961318558191</text:p>
          </table:table-cell>
          <table:table-cell office:value-type="float" office:value="-0.000880713642897116" calcext:value-type="float">
            <text:p>-0,0008807136428971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5576" calcext:value-type="float">
            <text:p>45576</text:p>
          </table:table-cell>
          <table:table-cell office:value-type="float" office:value="0.00187937501498284" calcext:value-type="float">
            <text:p>0,00187937501498284</text:p>
          </table:table-cell>
          <table:table-cell office:value-type="float" office:value="-0.00400947866605145" calcext:value-type="float">
            <text:p>-0,00400947866605145</text:p>
          </table:table-cell>
          <table:table-cell office:value-type="float" office:value="0.00215302042103079" calcext:value-type="float">
            <text:p>0,00215302042103079</text:p>
          </table:table-cell>
          <table:table-cell office:value-type="float" office:value="-0.00405472354987957" calcext:value-type="float">
            <text:p>-0,00405472354987957</text:p>
          </table:table-cell>
          <table:table-cell office:value-type="float" office:value="0.0113629794165136" calcext:value-type="float">
            <text:p>0,01136297941651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5579" calcext:value-type="float">
            <text:p>45579</text:p>
          </table:table-cell>
          <table:table-cell office:value-type="float" office:value="0.0145486567553704" calcext:value-type="float">
            <text:p>0,0145486567553704</text:p>
          </table:table-cell>
          <table:table-cell office:value-type="float" office:value="0.0077191271685978" calcext:value-type="float">
            <text:p>0,0077191271685978</text:p>
          </table:table-cell>
          <table:table-cell office:value-type="float" office:value="0.00354353651223013" calcext:value-type="float">
            <text:p>0,00354353651223013</text:p>
          </table:table-cell>
          <table:table-cell office:value-type="float" office:value="0.000842782120979909" calcext:value-type="float">
            <text:p>0,000842782120979909</text:p>
          </table:table-cell>
          <table:table-cell office:value-type="float" office:value="-0.00150191403234702" calcext:value-type="float">
            <text:p>-0,001501914032347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5580" calcext:value-type="float">
            <text:p>45580</text:p>
          </table:table-cell>
          <table:table-cell office:value-type="float" office:value="0.0231538912274153" calcext:value-type="float">
            <text:p>0,0231538912274153</text:p>
          </table:table-cell>
          <table:table-cell office:value-type="float" office:value="0.00142577641721407" calcext:value-type="float">
            <text:p>0,00142577641721407</text:p>
          </table:table-cell>
          <table:table-cell office:value-type="float" office:value="-0.00631932089772314" calcext:value-type="float">
            <text:p>-0,00631932089772314</text:p>
          </table:table-cell>
          <table:table-cell office:value-type="float" office:value="0.0113359777485164" calcext:value-type="float">
            <text:p>0,0113359777485164</text:p>
          </table:table-cell>
          <table:table-cell office:value-type="float" office:value="-0.0087512433541777" calcext:value-type="float">
            <text:p>-0,00875124335417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5581" calcext:value-type="float">
            <text:p>45581</text:p>
          </table:table-cell>
          <table:table-cell office:value-type="float" office:value="0.022611224435028" calcext:value-type="float">
            <text:p>0,022611224435028</text:p>
          </table:table-cell>
          <table:table-cell office:value-type="float" office:value="0.00440277328803069" calcext:value-type="float">
            <text:p>0,00440277328803069</text:p>
          </table:table-cell>
          <table:table-cell office:value-type="float" office:value="-0.00106300917819305" calcext:value-type="float">
            <text:p>-0,00106300917819305</text:p>
          </table:table-cell>
          <table:table-cell office:value-type="float" office:value="0.00483432352450381" calcext:value-type="float">
            <text:p>0,00483432352450381</text:p>
          </table:table-cell>
          <table:table-cell office:value-type="float" office:value="0.00411132831817582" calcext:value-type="float">
            <text:p>0,004111328318175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5582" calcext:value-type="float">
            <text:p>45582</text:p>
          </table:table-cell>
          <table:table-cell office:value-type="float" office:value="0.000449607926037254" calcext:value-type="float">
            <text:p>0,000449607926037254</text:p>
          </table:table-cell>
          <table:table-cell office:value-type="float" office:value="-0.00608488567389082" calcext:value-type="float">
            <text:p>-0,00608488567389082</text:p>
          </table:table-cell>
          <table:table-cell office:value-type="float" office:value="-0.000136987514923897" calcext:value-type="float">
            <text:p>-0,000136987514923897</text:p>
          </table:table-cell>
          <table:table-cell office:value-type="float" office:value="-0.000126732595629358" calcext:value-type="float">
            <text:p>-0,000126732595629358</text:p>
          </table:table-cell>
          <table:table-cell office:value-type="float" office:value="0.00298267464003802" calcext:value-type="float">
            <text:p>0,002982674640038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5583" calcext:value-type="float">
            <text:p>45583</text:p>
          </table:table-cell>
          <table:table-cell office:value-type="float" office:value="-0.040231077572843" calcext:value-type="float">
            <text:p>-0,040231077572843</text:p>
          </table:table-cell>
          <table:table-cell office:value-type="float" office:value="-0.00260179103113944" calcext:value-type="float">
            <text:p>-0,00260179103113944</text:p>
          </table:table-cell>
          <table:table-cell office:value-type="float" office:value="0.000560018317332663" calcext:value-type="float">
            <text:p>0,000560018317332663</text:p>
          </table:table-cell>
          <table:table-cell office:value-type="float" office:value="0.00563909219778738" calcext:value-type="float">
            <text:p>0,00563909219778738</text:p>
          </table:table-cell>
          <table:table-cell office:value-type="float" office:value="-0.0086845150973668" calcext:value-type="float">
            <text:p>-0,00868451509736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5586" calcext:value-type="float">
            <text:p>45586</text:p>
          </table:table-cell>
          <table:table-cell office:value-type="float" office:value="-0.0414183258310037" calcext:value-type="float">
            <text:p>-0,0414183258310037</text:p>
          </table:table-cell>
          <table:table-cell office:value-type="float" office:value="-0.00264655012637867" calcext:value-type="float">
            <text:p>-0,00264655012637867</text:p>
          </table:table-cell>
          <table:table-cell office:value-type="float" office:value="-0.00152232515106425" calcext:value-type="float">
            <text:p>-0,00152232515106425</text:p>
          </table:table-cell>
          <table:table-cell office:value-type="float" office:value="-0.00343844678172433" calcext:value-type="float">
            <text:p>-0,00343844678172433</text:p>
          </table:table-cell>
          <table:table-cell office:value-type="float" office:value="-0.00397268303744734" calcext:value-type="float">
            <text:p>-0,003972683037447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5587" calcext:value-type="float">
            <text:p>45587</text:p>
          </table:table-cell>
          <table:table-cell office:value-type="float" office:value="-0.0074121771815073" calcext:value-type="float">
            <text:p>-0,0074121771815073</text:p>
          </table:table-cell>
          <table:table-cell office:value-type="float" office:value="-0.002727372167646" calcext:value-type="float">
            <text:p>-0,002727372167646</text:p>
          </table:table-cell>
          <table:table-cell office:value-type="float" office:value="0.00197046398574312" calcext:value-type="float">
            <text:p>0,00197046398574312</text:p>
          </table:table-cell>
          <table:table-cell office:value-type="float" office:value="-0.00119718692030135" calcext:value-type="float">
            <text:p>-0,00119718692030135</text:p>
          </table:table-cell>
          <table:table-cell office:value-type="float" office:value="0.00301587393948164" calcext:value-type="float">
            <text:p>0,003015873939481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5588" calcext:value-type="float">
            <text:p>45588</text:p>
          </table:table-cell>
          <table:table-cell office:value-type="float" office:value="0.000056565200972118" calcext:value-type="float">
            <text:p>5,6565200972118E-05</text:p>
          </table:table-cell>
          <table:table-cell office:value-type="float" office:value="-0.00372788303473814" calcext:value-type="float">
            <text:p>-0,00372788303473814</text:p>
          </table:table-cell>
          <table:table-cell office:value-type="float" office:value="0.00927259645525309" calcext:value-type="float">
            <text:p>0,00927259645525309</text:p>
          </table:table-cell>
          <table:table-cell office:value-type="float" office:value="0.00102269729072793" calcext:value-type="float">
            <text:p>0,00102269729072793</text:p>
          </table:table-cell>
          <table:table-cell office:value-type="float" office:value="0.000616260744364538" calcext:value-type="float">
            <text:p>0,0006162607443645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5589" calcext:value-type="float">
            <text:p>45589</text:p>
          </table:table-cell>
          <table:table-cell office:value-type="float" office:value="0.019977857705504" calcext:value-type="float">
            <text:p>0,019977857705504</text:p>
          </table:table-cell>
          <table:table-cell office:value-type="float" office:value="0.00575697801046849" calcext:value-type="float">
            <text:p>0,00575697801046849</text:p>
          </table:table-cell>
          <table:table-cell office:value-type="float" office:value="-0.00424968097557342" calcext:value-type="float">
            <text:p>-0,00424968097557342</text:p>
          </table:table-cell>
          <table:table-cell office:value-type="float" office:value="-0.00068898849593352" calcext:value-type="float">
            <text:p>-0,00068898849593352</text:p>
          </table:table-cell>
          <table:table-cell office:value-type="float" office:value="0.00571747676282631" calcext:value-type="float">
            <text:p>0,005717476762826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5590" calcext:value-type="float">
            <text:p>45590</text:p>
          </table:table-cell>
          <table:table-cell office:value-type="float" office:value="-0.0189318009972428" calcext:value-type="float">
            <text:p>-0,0189318009972428</text:p>
          </table:table-cell>
          <table:table-cell office:value-type="float" office:value="-0.00394871551958354" calcext:value-type="float">
            <text:p>-0,00394871551958354</text:p>
          </table:table-cell>
          <table:table-cell office:value-type="float" office:value="0.00256319003888051" calcext:value-type="float">
            <text:p>0,00256319003888051</text:p>
          </table:table-cell>
          <table:table-cell office:value-type="float" office:value="0.0128755072909326" calcext:value-type="float">
            <text:p>0,0128755072909326</text:p>
          </table:table-cell>
          <table:table-cell office:value-type="float" office:value="-0.00257381227106964" calcext:value-type="float">
            <text:p>-0,002573812271069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5593" calcext:value-type="float">
            <text:p>45593</text:p>
          </table:table-cell>
          <table:table-cell office:value-type="float" office:value="0.00796216960043413" calcext:value-type="float">
            <text:p>0,00796216960043413</text:p>
          </table:table-cell>
          <table:table-cell office:value-type="float" office:value="0.00899143244516187" calcext:value-type="float">
            <text:p>0,00899143244516187</text:p>
          </table:table-cell>
          <table:table-cell office:value-type="float" office:value="0.00251298475130715" calcext:value-type="float">
            <text:p>0,00251298475130715</text:p>
          </table:table-cell>
          <table:table-cell office:value-type="float" office:value="-0.00083632002555986" calcext:value-type="float">
            <text:p>-0,00083632002555986</text:p>
          </table:table-cell>
          <table:table-cell office:value-type="float" office:value="0.0022619907615183" calcext:value-type="float">
            <text:p>0,00226199076151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5594" calcext:value-type="float">
            <text:p>45594</text:p>
          </table:table-cell>
          <table:table-cell office:value-type="float" office:value="-0.00552446099775919" calcext:value-type="float">
            <text:p>-0,00552446099775919</text:p>
          </table:table-cell>
          <table:table-cell office:value-type="float" office:value="-0.00505281778062765" calcext:value-type="float">
            <text:p>-0,00505281778062765</text:p>
          </table:table-cell>
          <table:table-cell office:value-type="float" office:value="-0.00176622458146239" calcext:value-type="float">
            <text:p>-0,00176622458146239</text:p>
          </table:table-cell>
          <table:table-cell office:value-type="float" office:value="0.00482634352254766" calcext:value-type="float">
            <text:p>0,00482634352254766</text:p>
          </table:table-cell>
          <table:table-cell office:value-type="float" office:value="-0.00544082705900769" calcext:value-type="float">
            <text:p>-0,005440827059007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5595" calcext:value-type="float">
            <text:p>45595</text:p>
          </table:table-cell>
          <table:table-cell office:value-type="float" office:value="0.0271476354180345" calcext:value-type="float">
            <text:p>0,0271476354180345</text:p>
          </table:table-cell>
          <table:table-cell office:value-type="float" office:value="-0.00157475948490901" calcext:value-type="float">
            <text:p>-0,00157475948490901</text:p>
          </table:table-cell>
          <table:table-cell office:value-type="float" office:value="-0.0033803981974444" calcext:value-type="float">
            <text:p>-0,0033803981974444</text:p>
          </table:table-cell>
          <table:table-cell office:value-type="float" office:value="-0.00000449" calcext:value-type="float">
            <text:p>-0,00000449</text:p>
          </table:table-cell>
          <table:table-cell office:value-type="float" office:value="0.00294194334874797" calcext:value-type="float">
            <text:p>0,002941943348747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5596" calcext:value-type="float">
            <text:p>45596</text:p>
          </table:table-cell>
          <table:table-cell office:value-type="float" office:value="-0.0104340158854424" calcext:value-type="float">
            <text:p>-0,0104340158854424</text:p>
          </table:table-cell>
          <table:table-cell office:value-type="float" office:value="-0.00725024790509838" calcext:value-type="float">
            <text:p>-0,00725024790509838</text:p>
          </table:table-cell>
          <table:table-cell office:value-type="float" office:value="-0.0016764397982444" calcext:value-type="float">
            <text:p>-0,0016764397982444</text:p>
          </table:table-cell>
          <table:table-cell office:value-type="float" office:value="0.0094813911515772" calcext:value-type="float">
            <text:p>0,0094813911515772</text:p>
          </table:table-cell>
          <table:table-cell office:value-type="float" office:value="0.00270524813354041" calcext:value-type="float">
            <text:p>0,002705248133540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5597" calcext:value-type="float">
            <text:p>45597</text:p>
          </table:table-cell>
          <table:table-cell office:value-type="float" office:value="-0.0372420728767846" calcext:value-type="float">
            <text:p>-0,0372420728767846</text:p>
          </table:table-cell>
          <table:table-cell office:value-type="float" office:value="-0.0111439293025075" calcext:value-type="float">
            <text:p>-0,0111439293025075</text:p>
          </table:table-cell>
          <table:table-cell office:value-type="float" office:value="0.00220284541599039" calcext:value-type="float">
            <text:p>0,00220284541599039</text:p>
          </table:table-cell>
          <table:table-cell office:value-type="float" office:value="0.00380209116968298" calcext:value-type="float">
            <text:p>0,00380209116968298</text:p>
          </table:table-cell>
          <table:table-cell office:value-type="float" office:value="-0.0117469367225716" calcext:value-type="float">
            <text:p>-0,01174693672257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5600" calcext:value-type="float">
            <text:p>45600</text:p>
          </table:table-cell>
          <table:table-cell office:value-type="float" office:value="0.0267490451057829" calcext:value-type="float">
            <text:p>0,0267490451057829</text:p>
          </table:table-cell>
          <table:table-cell office:value-type="float" office:value="0.0171480933875588" calcext:value-type="float">
            <text:p>0,0171480933875588</text:p>
          </table:table-cell>
          <table:table-cell office:value-type="float" office:value="-0.000207669810355228" calcext:value-type="float">
            <text:p>-0,000207669810355228</text:p>
          </table:table-cell>
          <table:table-cell office:value-type="float" office:value="-0.0161310122282484" calcext:value-type="float">
            <text:p>-0,0161310122282484</text:p>
          </table:table-cell>
          <table:table-cell office:value-type="float" office:value="0.00696566839566405" calcext:value-type="float">
            <text:p>0,006965668395664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5601" calcext:value-type="float">
            <text:p>45601</text:p>
          </table:table-cell>
          <table:table-cell office:value-type="float" office:value="-0.00691079696120971" calcext:value-type="float">
            <text:p>-0,00691079696120971</text:p>
          </table:table-cell>
          <table:table-cell office:value-type="float" office:value="0.00207363601315503" calcext:value-type="float">
            <text:p>0,00207363601315503</text:p>
          </table:table-cell>
          <table:table-cell office:value-type="float" office:value="-0.0092311612811583" calcext:value-type="float">
            <text:p>-0,0092311612811583</text:p>
          </table:table-cell>
          <table:table-cell office:value-type="float" office:value="0.00212313435171753" calcext:value-type="float">
            <text:p>0,00212313435171753</text:p>
          </table:table-cell>
          <table:table-cell office:value-type="float" office:value="0.0228660555421882" calcext:value-type="float">
            <text:p>0,0228660555421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5602" calcext:value-type="float">
            <text:p>45602</text:p>
          </table:table-cell>
          <table:table-cell office:value-type="float" office:value="0.0166411568339569" calcext:value-type="float">
            <text:p>0,0166411568339569</text:p>
          </table:table-cell>
          <table:table-cell office:value-type="float" office:value="-0.00154447841325834" calcext:value-type="float">
            <text:p>-0,00154447841325834</text:p>
          </table:table-cell>
          <table:table-cell office:value-type="float" office:value="0.00585372659404379" calcext:value-type="float">
            <text:p>0,00585372659404379</text:p>
          </table:table-cell>
          <table:table-cell office:value-type="float" office:value="-0.000731508905730547" calcext:value-type="float">
            <text:p>-0,000731508905730547</text:p>
          </table:table-cell>
          <table:table-cell office:value-type="float" office:value="0.0106800849963469" calcext:value-type="float">
            <text:p>0,01068008499634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5603" calcext:value-type="float">
            <text:p>45603</text:p>
          </table:table-cell>
          <table:table-cell office:value-type="float" office:value="-0.0505852941695688" calcext:value-type="float">
            <text:p>-0,0505852941695688</text:p>
          </table:table-cell>
          <table:table-cell office:value-type="float" office:value="-0.00778345324677498" calcext:value-type="float">
            <text:p>-0,00778345324677498</text:p>
          </table:table-cell>
          <table:table-cell office:value-type="float" office:value="0.00875152328505253" calcext:value-type="float">
            <text:p>0,00875152328505253</text:p>
          </table:table-cell>
          <table:table-cell office:value-type="float" office:value="0.00770639625745007" calcext:value-type="float">
            <text:p>0,00770639625745007</text:p>
          </table:table-cell>
          <table:table-cell office:value-type="float" office:value="-0.0146879463000557" calcext:value-type="float">
            <text:p>-0,01468794630005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5604" calcext:value-type="float">
            <text:p>45604</text:p>
          </table:table-cell>
          <table:table-cell office:value-type="float" office:value="-0.0173930295301908" calcext:value-type="float">
            <text:p>-0,0173930295301908</text:p>
          </table:table-cell>
          <table:table-cell office:value-type="float" office:value="-0.012202272580746" calcext:value-type="float">
            <text:p>-0,012202272580746</text:p>
          </table:table-cell>
          <table:table-cell office:value-type="float" office:value="-0.000321267229752733" calcext:value-type="float">
            <text:p>-0,000321267229752733</text:p>
          </table:table-cell>
          <table:table-cell office:value-type="float" office:value="0.00975167782962" calcext:value-type="float">
            <text:p>0,00975167782962</text:p>
          </table:table-cell>
          <table:table-cell office:value-type="float" office:value="0.00913785040598451" calcext:value-type="float">
            <text:p>0,009137850405984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5607" calcext:value-type="float">
            <text:p>45607</text:p>
          </table:table-cell>
          <table:table-cell office:value-type="float" office:value="-0.0142117274187652" calcext:value-type="float">
            <text:p>-0,0142117274187652</text:p>
          </table:table-cell>
          <table:table-cell office:value-type="float" office:value="0.0011709694486536" calcext:value-type="float">
            <text:p>0,0011709694486536</text:p>
          </table:table-cell>
          <table:table-cell office:value-type="float" office:value="0.00556702600444425" calcext:value-type="float">
            <text:p>0,00556702600444425</text:p>
          </table:table-cell>
          <table:table-cell office:value-type="float" office:value="0.00483407568979347" calcext:value-type="float">
            <text:p>0,00483407568979347</text:p>
          </table:table-cell>
          <table:table-cell office:value-type="float" office:value="0.00519565790559789" calcext:value-type="float">
            <text:p>0,005195657905597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5608" calcext:value-type="float">
            <text:p>45608</text:p>
          </table:table-cell>
          <table:table-cell office:value-type="float" office:value="0.000565632977552085" calcext:value-type="float">
            <text:p>0,000565632977552085</text:p>
          </table:table-cell>
          <table:table-cell office:value-type="float" office:value="-0.00206873114796562" calcext:value-type="float">
            <text:p>-0,00206873114796562</text:p>
          </table:table-cell>
          <table:table-cell office:value-type="float" office:value="-0.00925396830403646" calcext:value-type="float">
            <text:p>-0,00925396830403646</text:p>
          </table:table-cell>
          <table:table-cell office:value-type="float" office:value="0.00343293916833259" calcext:value-type="float">
            <text:p>0,00343293916833259</text:p>
          </table:table-cell>
          <table:table-cell office:value-type="float" office:value="-0.00905893270848163" calcext:value-type="float">
            <text:p>-0,009058932708481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5609" calcext:value-type="float">
            <text:p>45609</text:p>
          </table:table-cell>
          <table:table-cell office:value-type="float" office:value="0.00254080731878163" calcext:value-type="float">
            <text:p>0,00254080731878163</text:p>
          </table:table-cell>
          <table:table-cell office:value-type="float" office:value="-0.00174908610858882" calcext:value-type="float">
            <text:p>-0,00174908610858882</text:p>
          </table:table-cell>
          <table:table-cell office:value-type="float" office:value="-0.00446738487393726" calcext:value-type="float">
            <text:p>-0,00446738487393726</text:p>
          </table:table-cell>
          <table:table-cell office:value-type="float" office:value="0.00164835980758803" calcext:value-type="float">
            <text:p>0,00164835980758803</text:p>
          </table:table-cell>
          <table:table-cell office:value-type="float" office:value="-0.00618914180374958" calcext:value-type="float">
            <text:p>-0,006189141803749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5610" calcext:value-type="float">
            <text:p>45610</text:p>
          </table:table-cell>
          <table:table-cell office:value-type="float" office:value="-0.0234042547600155" calcext:value-type="float">
            <text:p>-0,0234042547600155</text:p>
          </table:table-cell>
          <table:table-cell office:value-type="float" office:value="-0.00116106890874976" calcext:value-type="float">
            <text:p>-0,00116106890874976</text:p>
          </table:table-cell>
          <table:table-cell office:value-type="float" office:value="-0.00427135649602656" calcext:value-type="float">
            <text:p>-0,00427135649602656</text:p>
          </table:table-cell>
          <table:table-cell office:value-type="float" office:value="-0.0259735674612812" calcext:value-type="float">
            <text:p>-0,0259735674612812</text:p>
          </table:table-cell>
          <table:table-cell office:value-type="float" office:value="0.019727270512733" calcext:value-type="float">
            <text:p>0,019727270512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5614" calcext:value-type="float">
            <text:p>45614</text:p>
          </table:table-cell>
          <table:table-cell office:value-type="float" office:value="-0.0136531302601576" calcext:value-type="float">
            <text:p>-0,0136531302601576</text:p>
          </table:table-cell>
          <table:table-cell office:value-type="float" office:value="-0.000629731550744727" calcext:value-type="float">
            <text:p>-0,000629731550744727</text:p>
          </table:table-cell>
          <table:table-cell office:value-type="float" office:value="0.00884311550564092" calcext:value-type="float">
            <text:p>0,00884311550564092</text:p>
          </table:table-cell>
          <table:table-cell office:value-type="float" office:value="-0.00451701780020245" calcext:value-type="float">
            <text:p>-0,00451701780020245</text:p>
          </table:table-cell>
          <table:table-cell office:value-type="float" office:value="0.00697024182352331" calcext:value-type="float">
            <text:p>0,006970241823523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5615" calcext:value-type="float">
            <text:p>45615</text:p>
          </table:table-cell>
          <table:table-cell office:value-type="float" office:value="0.0148153237308545" calcext:value-type="float">
            <text:p>0,0148153237308545</text:p>
          </table:table-cell>
          <table:table-cell office:value-type="float" office:value="0.00358684230904898" calcext:value-type="float">
            <text:p>0,00358684230904898</text:p>
          </table:table-cell>
          <table:table-cell office:value-type="float" office:value="-0.00111569570022593" calcext:value-type="float">
            <text:p>-0,00111569570022593</text:p>
          </table:table-cell>
          <table:table-cell office:value-type="float" office:value="0.00199990605948841" calcext:value-type="float">
            <text:p>0,00199990605948841</text:p>
          </table:table-cell>
          <table:table-cell office:value-type="float" office:value="0.00161358168337922" calcext:value-type="float">
            <text:p>0,001613581683379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5617" calcext:value-type="float">
            <text:p>45617</text:p>
          </table:table-cell>
          <table:table-cell office:value-type="float" office:value="-0.012095919731742" calcext:value-type="float">
            <text:p>-0,012095919731742</text:p>
          </table:table-cell>
          <table:table-cell office:value-type="float" office:value="-0.0103571850138441" calcext:value-type="float">
            <text:p>-0,0103571850138441</text:p>
          </table:table-cell>
          <table:table-cell office:value-type="float" office:value="-0.00381500215919816" calcext:value-type="float">
            <text:p>-0,00381500215919816</text:p>
          </table:table-cell>
          <table:table-cell office:value-type="float" office:value="0.00631871698444608" calcext:value-type="float">
            <text:p>0,00631871698444608</text:p>
          </table:table-cell>
          <table:table-cell office:value-type="float" office:value="-0.00363997220499239" calcext:value-type="float">
            <text:p>-0,003639972204992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5618" calcext:value-type="float">
            <text:p>45618</text:p>
          </table:table-cell>
          <table:table-cell office:value-type="float" office:value="0.0172690168877442" calcext:value-type="float">
            <text:p>0,0172690168877442</text:p>
          </table:table-cell>
          <table:table-cell office:value-type="float" office:value="0.0170189097134284" calcext:value-type="float">
            <text:p>0,0170189097134284</text:p>
          </table:table-cell>
          <table:table-cell office:value-type="float" office:value="0.00562279708141318" calcext:value-type="float">
            <text:p>0,00562279708141318</text:p>
          </table:table-cell>
          <table:table-cell office:value-type="float" office:value="-0.00948089848200004" calcext:value-type="float">
            <text:p>-0,00948089848200004</text:p>
          </table:table-cell>
          <table:table-cell office:value-type="float" office:value="-0.00140357918148801" calcext:value-type="float">
            <text:p>-0,001403579181488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5621" calcext:value-type="float">
            <text:p>45621</text:p>
          </table:table-cell>
          <table:table-cell office:value-type="float" office:value="0.00855028422741895" calcext:value-type="float">
            <text:p>0,00855028422741895</text:p>
          </table:table-cell>
          <table:table-cell office:value-type="float" office:value="-0.00150223116133841" calcext:value-type="float">
            <text:p>-0,00150223116133841</text:p>
          </table:table-cell>
          <table:table-cell office:value-type="float" office:value="0.00487219999603853" calcext:value-type="float">
            <text:p>0,00487219999603853</text:p>
          </table:table-cell>
          <table:table-cell office:value-type="float" office:value="-0.0076947208530871" calcext:value-type="float">
            <text:p>-0,0076947208530871</text:p>
          </table:table-cell>
          <table:table-cell office:value-type="float" office:value="0.00528887059798736" calcext:value-type="float">
            <text:p>0,005288870597987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5622" calcext:value-type="float">
            <text:p>45622</text:p>
          </table:table-cell>
          <table:table-cell office:value-type="float" office:value="0.0265239036959332" calcext:value-type="float">
            <text:p>0,0265239036959332</text:p>
          </table:table-cell>
          <table:table-cell office:value-type="float" office:value="0.00712291493103845" calcext:value-type="float">
            <text:p>0,00712291493103845</text:p>
          </table:table-cell>
          <table:table-cell office:value-type="float" office:value="0.00195952574504531" calcext:value-type="float">
            <text:p>0,00195952574504531</text:p>
          </table:table-cell>
          <table:table-cell office:value-type="float" office:value="-0.00300451922364414" calcext:value-type="float">
            <text:p>-0,00300451922364414</text:p>
          </table:table-cell>
          <table:table-cell office:value-type="float" office:value="0.00439260231938189" calcext:value-type="float">
            <text:p>0,004392602319381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5623" calcext:value-type="float">
            <text:p>45623</text:p>
          </table:table-cell>
          <table:table-cell office:value-type="float" office:value="-0.0726099742821266" calcext:value-type="float">
            <text:p>-0,0726099742821266</text:p>
          </table:table-cell>
          <table:table-cell office:value-type="float" office:value="-0.0173898859069222" calcext:value-type="float">
            <text:p>-0,0173898859069222</text:p>
          </table:table-cell>
          <table:table-cell office:value-type="float" office:value="0.0148101136371689" calcext:value-type="float">
            <text:p>0,0148101136371689</text:p>
          </table:table-cell>
          <table:table-cell office:value-type="float" office:value="0.0108384946681718" calcext:value-type="float">
            <text:p>0,0108384946681718</text:p>
          </table:table-cell>
          <table:table-cell office:value-type="float" office:value="-0.00873755124451147" calcext:value-type="float">
            <text:p>-0,008737551244511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5624" calcext:value-type="float">
            <text:p>45624</text:p>
          </table:table-cell>
          <table:table-cell office:value-type="float" office:value="-0.0467080873954638" calcext:value-type="float">
            <text:p>-0,0467080873954638</text:p>
          </table:table-cell>
          <table:table-cell office:value-type="float" office:value="-0.0230514637598622" calcext:value-type="float">
            <text:p>-0,0230514637598622</text:p>
          </table:table-cell>
          <table:table-cell office:value-type="float" office:value="-0.00674739282083555" calcext:value-type="float">
            <text:p>-0,00674739282083555</text:p>
          </table:table-cell>
          <table:table-cell office:value-type="float" office:value="0.0227591460829669" calcext:value-type="float">
            <text:p>0,0227591460829669</text:p>
          </table:table-cell>
          <table:table-cell office:value-type="float" office:value="-0.0207253558711386" calcext:value-type="float">
            <text:p>-0,02072535587113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5625" calcext:value-type="float">
            <text:p>45625</text:p>
          </table:table-cell>
          <table:table-cell office:value-type="float" office:value="-0.00863685029661294" calcext:value-type="float">
            <text:p>-0,00863685029661294</text:p>
          </table:table-cell>
          <table:table-cell office:value-type="float" office:value="0.00866441853179923" calcext:value-type="float">
            <text:p>0,00866441853179923</text:p>
          </table:table-cell>
          <table:table-cell office:value-type="float" office:value="0.00317843271907813" calcext:value-type="float">
            <text:p>0,00317843271907813</text:p>
          </table:table-cell>
          <table:table-cell office:value-type="float" office:value="-0.00253785698976949" calcext:value-type="float">
            <text:p>-0,00253785698976949</text:p>
          </table:table-cell>
          <table:table-cell office:value-type="float" office:value="0.0065566930742673" calcext:value-type="float">
            <text:p>0,00655669307426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5628" calcext:value-type="float">
            <text:p>45628</text:p>
          </table:table-cell>
          <table:table-cell office:value-type="float" office:value="-0.00153582749206231" calcext:value-type="float">
            <text:p>-0,00153582749206231</text:p>
          </table:table-cell>
          <table:table-cell office:value-type="float" office:value="-0.00268246046126337" calcext:value-type="float">
            <text:p>-0,00268246046126337</text:p>
          </table:table-cell>
          <table:table-cell office:value-type="float" office:value="-0.00409738727643062" calcext:value-type="float">
            <text:p>-0,00409738727643062</text:p>
          </table:table-cell>
          <table:table-cell office:value-type="float" office:value="0.00310000296985612" calcext:value-type="float">
            <text:p>0,00310000296985612</text:p>
          </table:table-cell>
          <table:table-cell office:value-type="float" office:value="-0.00027812156351904" calcext:value-type="float">
            <text:p>-0,000278121563519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5629" calcext:value-type="float">
            <text:p>45629</text:p>
          </table:table-cell>
          <table:table-cell office:value-type="float" office:value="0.0132034762076186" calcext:value-type="float">
            <text:p>0,0132034762076186</text:p>
          </table:table-cell>
          <table:table-cell office:value-type="float" office:value="0.00985438210793384" calcext:value-type="float">
            <text:p>0,00985438210793384</text:p>
          </table:table-cell>
          <table:table-cell office:value-type="float" office:value="-0.00533224047875271" calcext:value-type="float">
            <text:p>-0,00533224047875271</text:p>
          </table:table-cell>
          <table:table-cell office:value-type="float" office:value="-0.0000792" calcext:value-type="float">
            <text:p>-0,0000792</text:p>
          </table:table-cell>
          <table:table-cell office:value-type="float" office:value="-0.0135349556690636" calcext:value-type="float">
            <text:p>-0,01353495566906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5630" calcext:value-type="float">
            <text:p>45630</text:p>
          </table:table-cell>
          <table:table-cell office:value-type="float" office:value="-0.0173870192764112" calcext:value-type="float">
            <text:p>-0,0173870192764112</text:p>
          </table:table-cell>
          <table:table-cell office:value-type="float" office:value="0.000595918736022705" calcext:value-type="float">
            <text:p>0,000595918736022705</text:p>
          </table:table-cell>
          <table:table-cell office:value-type="float" office:value="-0.00424913533758723" calcext:value-type="float">
            <text:p>-0,00424913533758723</text:p>
          </table:table-cell>
          <table:table-cell office:value-type="float" office:value="0.00972295544809901" calcext:value-type="float">
            <text:p>0,00972295544809901</text:p>
          </table:table-cell>
          <table:table-cell office:value-type="float" office:value="-0.00438376176902092" calcext:value-type="float">
            <text:p>-0,004383761769020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5631" calcext:value-type="float">
            <text:p>45631</text:p>
          </table:table-cell>
          <table:table-cell office:value-type="float" office:value="0.0294268701080615" calcext:value-type="float">
            <text:p>0,0294268701080615</text:p>
          </table:table-cell>
          <table:table-cell office:value-type="float" office:value="0.0129553154208476" calcext:value-type="float">
            <text:p>0,0129553154208476</text:p>
          </table:table-cell>
          <table:table-cell office:value-type="float" office:value="0.00288422873526411" calcext:value-type="float">
            <text:p>0,00288422873526411</text:p>
          </table:table-cell>
          <table:table-cell office:value-type="float" office:value="0.00265397302855506" calcext:value-type="float">
            <text:p>0,00265397302855506</text:p>
          </table:table-cell>
          <table:table-cell office:value-type="float" office:value="-0.00179207029541777" calcext:value-type="float">
            <text:p>-0,001792070295417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5632" calcext:value-type="float">
            <text:p>45632</text:p>
          </table:table-cell>
          <table:table-cell office:value-type="float" office:value="-0.0144539279321034" calcext:value-type="float">
            <text:p>-0,0144539279321034</text:p>
          </table:table-cell>
          <table:table-cell office:value-type="float" office:value="-0.0143433686838723" calcext:value-type="float">
            <text:p>-0,0143433686838723</text:p>
          </table:table-cell>
          <table:table-cell office:value-type="float" office:value="0.0009520581562294" calcext:value-type="float">
            <text:p>0,0009520581562294</text:p>
          </table:table-cell>
          <table:table-cell office:value-type="float" office:value="0.0181599376373778" calcext:value-type="float">
            <text:p>0,0181599376373778</text:p>
          </table:table-cell>
          <table:table-cell office:value-type="float" office:value="-0.00347065860443176" calcext:value-type="float">
            <text:p>-0,003470658604431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5635" calcext:value-type="float">
            <text:p>45635</text:p>
          </table:table-cell>
          <table:table-cell office:value-type="float" office:value="-0.0102643544185881" calcext:value-type="float">
            <text:p>-0,0102643544185881</text:p>
          </table:table-cell>
          <table:table-cell office:value-type="float" office:value="0.00687459147725745" calcext:value-type="float">
            <text:p>0,00687459147725745</text:p>
          </table:table-cell>
          <table:table-cell office:value-type="float" office:value="-0.001914407486826" calcext:value-type="float">
            <text:p>-0,001914407486826</text:p>
          </table:table-cell>
          <table:table-cell office:value-type="float" office:value="0.00938185113618136" calcext:value-type="float">
            <text:p>0,00938185113618136</text:p>
          </table:table-cell>
          <table:table-cell office:value-type="float" office:value="-0.0164470406224131" calcext:value-type="float">
            <text:p>-0,01644704062241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5636" calcext:value-type="float">
            <text:p>45636</text:p>
          </table:table-cell>
          <table:table-cell office:value-type="float" office:value="0.0292413233929881" calcext:value-type="float">
            <text:p>0,0292413233929881</text:p>
          </table:table-cell>
          <table:table-cell office:value-type="float" office:value="0.00820119575105082" calcext:value-type="float">
            <text:p>0,00820119575105082</text:p>
          </table:table-cell>
          <table:table-cell office:value-type="float" office:value="-0.00775257754853862" calcext:value-type="float">
            <text:p>-0,00775257754853862</text:p>
          </table:table-cell>
          <table:table-cell office:value-type="float" office:value="-0.0320887041159976" calcext:value-type="float">
            <text:p>-0,0320887041159976</text:p>
          </table:table-cell>
          <table:table-cell office:value-type="float" office:value="0.0178117752289307" calcext:value-type="float">
            <text:p>0,01781177522893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5637" calcext:value-type="float">
            <text:p>45637</text:p>
          </table:table-cell>
          <table:table-cell office:value-type="float" office:value="0.0309642032178887" calcext:value-type="float">
            <text:p>0,0309642032178887</text:p>
          </table:table-cell>
          <table:table-cell office:value-type="float" office:value="0.0128370567355331" calcext:value-type="float">
            <text:p>0,0128370567355331</text:p>
          </table:table-cell>
          <table:table-cell office:value-type="float" office:value="-0.0061033255774938" calcext:value-type="float">
            <text:p>-0,0061033255774938</text:p>
          </table:table-cell>
          <table:table-cell office:value-type="float" office:value="-0.000849723770791341" calcext:value-type="float">
            <text:p>-0,000849723770791341</text:p>
          </table:table-cell>
          <table:table-cell office:value-type="float" office:value="0.000387048496538277" calcext:value-type="float">
            <text:p>0,0003870484965382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5638" calcext:value-type="float">
            <text:p>45638</text:p>
          </table:table-cell>
          <table:table-cell office:value-type="float" office:value="-0.0372056786282058" calcext:value-type="float">
            <text:p>-0,0372056786282058</text:p>
          </table:table-cell>
          <table:table-cell office:value-type="float" office:value="-0.0269186911005708" calcext:value-type="float">
            <text:p>-0,0269186911005708</text:p>
          </table:table-cell>
          <table:table-cell office:value-type="float" office:value="-0.00173793938785211" calcext:value-type="float">
            <text:p>-0,00173793938785211</text:p>
          </table:table-cell>
          <table:table-cell office:value-type="float" office:value="0.0157824713780056" calcext:value-type="float">
            <text:p>0,0157824713780056</text:p>
          </table:table-cell>
          <table:table-cell office:value-type="float" office:value="0.00153910470328462" calcext:value-type="float">
            <text:p>0,001539104703284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5639" calcext:value-type="float">
            <text:p>45639</text:p>
          </table:table-cell>
          <table:table-cell office:value-type="float" office:value="-0.00851037561486274" calcext:value-type="float">
            <text:p>-0,00851037561486274</text:p>
          </table:table-cell>
          <table:table-cell office:value-type="float" office:value="-0.00863307711899989" calcext:value-type="float">
            <text:p>-0,00863307711899989</text:p>
          </table:table-cell>
          <table:table-cell office:value-type="float" office:value="0.00178013094151866" calcext:value-type="float">
            <text:p>0,00178013094151866</text:p>
          </table:table-cell>
          <table:table-cell office:value-type="float" office:value="0.0147519176540488" calcext:value-type="float">
            <text:p>0,0147519176540488</text:p>
          </table:table-cell>
          <table:table-cell office:value-type="float" office:value="0.00285774548155017" calcext:value-type="float">
            <text:p>0,002857745481550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5642" calcext:value-type="float">
            <text:p>45642</text:p>
          </table:table-cell>
          <table:table-cell office:value-type="float" office:value="-0.0120685755504082" calcext:value-type="float">
            <text:p>-0,0120685755504082</text:p>
          </table:table-cell>
          <table:table-cell office:value-type="float" office:value="-0.0089639066154824" calcext:value-type="float">
            <text:p>-0,0089639066154824</text:p>
          </table:table-cell>
          <table:table-cell office:value-type="float" office:value="0.00905330349973602" calcext:value-type="float">
            <text:p>0,00905330349973602</text:p>
          </table:table-cell>
          <table:table-cell office:value-type="float" office:value="0.015777518249816" calcext:value-type="float">
            <text:p>0,015777518249816</text:p>
          </table:table-cell>
          <table:table-cell office:value-type="float" office:value="-0.0124732287258363" calcext:value-type="float">
            <text:p>-0,01247322872583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5643" calcext:value-type="float">
            <text:p>45643</text:p>
          </table:table-cell>
          <table:table-cell office:value-type="float" office:value="-0.00325543632164711" calcext:value-type="float">
            <text:p>-0,00325543632164711</text:p>
          </table:table-cell>
          <table:table-cell office:value-type="float" office:value="0.00662473251800109" calcext:value-type="float">
            <text:p>0,00662473251800109</text:p>
          </table:table-cell>
          <table:table-cell office:value-type="float" office:value="-0.00514863861537049" calcext:value-type="float">
            <text:p>-0,00514863861537049</text:p>
          </table:table-cell>
          <table:table-cell office:value-type="float" office:value="-0.000676438074803982" calcext:value-type="float">
            <text:p>-0,000676438074803982</text:p>
          </table:table-cell>
          <table:table-cell office:value-type="float" office:value="-0.00542592701548171" calcext:value-type="float">
            <text:p>-0,005425927015481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5644" calcext:value-type="float">
            <text:p>45644</text:p>
          </table:table-cell>
          <table:table-cell office:value-type="float" office:value="-0.0510169743366496" calcext:value-type="float">
            <text:p>-0,0510169743366496</text:p>
          </table:table-cell>
          <table:table-cell office:value-type="float" office:value="-0.031401627428132" calcext:value-type="float">
            <text:p>-0,031401627428132</text:p>
          </table:table-cell>
          <table:table-cell office:value-type="float" office:value="-0.00805371852869407" calcext:value-type="float">
            <text:p>-0,00805371852869407</text:p>
          </table:table-cell>
          <table:table-cell office:value-type="float" office:value="0.0240600004514201" calcext:value-type="float">
            <text:p>0,0240600004514201</text:p>
          </table:table-cell>
          <table:table-cell office:value-type="float" office:value="-0.0137952078668001" calcext:value-type="float">
            <text:p>-0,01379520786680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5645" calcext:value-type="float">
            <text:p>45645</text:p>
          </table:table-cell>
          <table:table-cell office:value-type="float" office:value="0.0399617230179736" calcext:value-type="float">
            <text:p>0,0399617230179736</text:p>
          </table:table-cell>
          <table:table-cell office:value-type="float" office:value="0.000809817161629992" calcext:value-type="float">
            <text:p>0,000809817161629992</text:p>
          </table:table-cell>
          <table:table-cell office:value-type="float" office:value="0.00693221887245131" calcext:value-type="float">
            <text:p>0,00693221887245131</text:p>
          </table:table-cell>
          <table:table-cell office:value-type="float" office:value="-0.0228504992640046" calcext:value-type="float">
            <text:p>-0,0228504992640046</text:p>
          </table:table-cell>
          <table:table-cell office:value-type="float" office:value="0.0138414332024791" calcext:value-type="float">
            <text:p>0,01384143320247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5646" calcext:value-type="float">
            <text:p>45646</text:p>
          </table:table-cell>
          <table:table-cell office:value-type="float" office:value="0.0268941416603294" calcext:value-type="float">
            <text:p>0,0268941416603294</text:p>
          </table:table-cell>
          <table:table-cell office:value-type="float" office:value="0.00448809792671481" calcext:value-type="float">
            <text:p>0,00448809792671481</text:p>
          </table:table-cell>
          <table:table-cell office:value-type="float" office:value="-0.00348423075778299" calcext:value-type="float">
            <text:p>-0,00348423075778299</text:p>
          </table:table-cell>
          <table:table-cell office:value-type="float" office:value="-0.0184864507620632" calcext:value-type="float">
            <text:p>-0,0184864507620632</text:p>
          </table:table-cell>
          <table:table-cell office:value-type="float" office:value="0.00730964684642594" calcext:value-type="float">
            <text:p>0,007309646846425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5649" calcext:value-type="float">
            <text:p>45649</text:p>
          </table:table-cell>
          <table:table-cell office:value-type="float" office:value="-0.0553549401174622" calcext:value-type="float">
            <text:p>-0,0553549401174622</text:p>
          </table:table-cell>
          <table:table-cell office:value-type="float" office:value="-0.0132607311980399" calcext:value-type="float">
            <text:p>-0,0132607311980399</text:p>
          </table:table-cell>
          <table:table-cell office:value-type="float" office:value="-0.00949346027728167" calcext:value-type="float">
            <text:p>-0,00949346027728167</text:p>
          </table:table-cell>
          <table:table-cell office:value-type="float" office:value="0.00812138983941482" calcext:value-type="float">
            <text:p>0,00812138983941482</text:p>
          </table:table-cell>
          <table:table-cell office:value-type="float" office:value="-0.00475353721486985" calcext:value-type="float">
            <text:p>-0,004753537214869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5652" calcext:value-type="float">
            <text:p>45652</text:p>
          </table:table-cell>
          <table:table-cell office:value-type="float" office:value="-0.00805356773507027" calcext:value-type="float">
            <text:p>-0,00805356773507027</text:p>
          </table:table-cell>
          <table:table-cell office:value-type="float" office:value="0.00122409047107161" calcext:value-type="float">
            <text:p>0,00122409047107161</text:p>
          </table:table-cell>
          <table:table-cell office:value-type="float" office:value="0.013509009363434" calcext:value-type="float">
            <text:p>0,013509009363434</text:p>
          </table:table-cell>
          <table:table-cell office:value-type="float" office:value="-0.000242048205200451" calcext:value-type="float">
            <text:p>-0,000242048205200451</text:p>
          </table:table-cell>
          <table:table-cell office:value-type="float" office:value="-0.00395044461542151" calcext:value-type="float">
            <text:p>-0,003950444615421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5653" calcext:value-type="float">
            <text:p>45653</text:p>
          </table:table-cell>
          <table:table-cell office:value-type="float" office:value="-0.00516086096453234" calcext:value-type="float">
            <text:p>-0,00516086096453234</text:p>
          </table:table-cell>
          <table:table-cell office:value-type="float" office:value="-0.00756260378809192" calcext:value-type="float">
            <text:p>-0,00756260378809192</text:p>
          </table:table-cell>
          <table:table-cell office:value-type="float" office:value="0.000934428885369483" calcext:value-type="float">
            <text:p>0,000934428885369483</text:p>
          </table:table-cell>
          <table:table-cell office:value-type="float" office:value="-0.0056970865250934" calcext:value-type="float">
            <text:p>-0,0056970865250934</text:p>
          </table:table-cell>
          <table:table-cell office:value-type="float" office:value="0.00931406368051224" calcext:value-type="float">
            <text:p>0,009314063680512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5656" calcext:value-type="float">
            <text:p>45656</text:p>
          </table:table-cell>
          <table:table-cell office:value-type="float" office:value="-0.00163968269422636" calcext:value-type="float">
            <text:p>-0,00163968269422636</text:p>
          </table:table-cell>
          <table:table-cell office:value-type="float" office:value="-0.000822486565220121" calcext:value-type="float">
            <text:p>-0,000822486565220121</text:p>
          </table:table-cell>
          <table:table-cell office:value-type="float" office:value="0.00832810082210101" calcext:value-type="float">
            <text:p>0,00832810082210101</text:p>
          </table:table-cell>
          <table:table-cell office:value-type="float" office:value="-0.00283865023652863" calcext:value-type="float">
            <text:p>-0,00283865023652863</text:p>
          </table:table-cell>
          <table:table-cell office:value-type="float" office:value="0.00372877595799673" calcext:value-type="float">
            <text:p>0,003728775957996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5659" calcext:value-type="float">
            <text:p>45659</text:p>
          </table:table-cell>
          <table:table-cell office:value-type="float" office:value="-0.0201093790679314" calcext:value-type="float">
            <text:p>-0,0201093790679314</text:p>
          </table:table-cell>
          <table:table-cell office:value-type="float" office:value="-0.00314838388942823" calcext:value-type="float">
            <text:p>-0,00314838388942823</text:p>
          </table:table-cell>
          <table:table-cell office:value-type="float" office:value="-0.00275804639433947" calcext:value-type="float">
            <text:p>-0,00275804639433947</text:p>
          </table:table-cell>
          <table:table-cell office:value-type="float" office:value="-0.00175465911681483" calcext:value-type="float">
            <text:p>-0,00175465911681483</text:p>
          </table:table-cell>
          <table:table-cell office:value-type="float" office:value="-0.00597698027552259" calcext:value-type="float">
            <text:p>-0,005976980275522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5660" calcext:value-type="float">
            <text:p>45660</text:p>
          </table:table-cell>
          <table:table-cell office:value-type="float" office:value="0.00374046872802828" calcext:value-type="float">
            <text:p>0,00374046872802828</text:p>
          </table:table-cell>
          <table:table-cell office:value-type="float" office:value="-0.0138234790057568" calcext:value-type="float">
            <text:p>-0,0138234790057568</text:p>
          </table:table-cell>
          <table:table-cell office:value-type="float" office:value="0.00703217859810442" calcext:value-type="float">
            <text:p>0,00703217859810442</text:p>
          </table:table-cell>
          <table:table-cell office:value-type="float" office:value="-0.00191901660912207" calcext:value-type="float">
            <text:p>-0,00191901660912207</text:p>
          </table:table-cell>
          <table:table-cell office:value-type="float" office:value="0.011781374607015" calcext:value-type="float">
            <text:p>0,0117813746070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5663" calcext:value-type="float">
            <text:p>45663</text:p>
          </table:table-cell>
          <table:table-cell office:value-type="float" office:value="0.0371442646658457" calcext:value-type="float">
            <text:p>0,0371442646658457</text:p>
          </table:table-cell>
          <table:table-cell office:value-type="float" office:value="0.0124910261173471" calcext:value-type="float">
            <text:p>0,0124910261173471</text:p>
          </table:table-cell>
          <table:table-cell office:value-type="float" office:value="0.00951861184920161" calcext:value-type="float">
            <text:p>0,00951861184920161</text:p>
          </table:table-cell>
          <table:table-cell office:value-type="float" office:value="-0.0224778863325785" calcext:value-type="float">
            <text:p>-0,0224778863325785</text:p>
          </table:table-cell>
          <table:table-cell office:value-type="float" office:value="0.0058134963248382" calcext:value-type="float">
            <text:p>0,00581349632483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5664" calcext:value-type="float">
            <text:p>45664</text:p>
          </table:table-cell>
          <table:table-cell office:value-type="float" office:value="0.030761286814807" calcext:value-type="float">
            <text:p>0,030761286814807</text:p>
          </table:table-cell>
          <table:table-cell office:value-type="float" office:value="0.00971096091355281" calcext:value-type="float">
            <text:p>0,00971096091355281</text:p>
          </table:table-cell>
          <table:table-cell office:value-type="float" office:value="0.00494851029771045" calcext:value-type="float">
            <text:p>0,00494851029771045</text:p>
          </table:table-cell>
          <table:table-cell office:value-type="float" office:value="0.00453017671807125" calcext:value-type="float">
            <text:p>0,00453017671807125</text:p>
          </table:table-cell>
          <table:table-cell office:value-type="float" office:value="-0.0060565201019621" calcext:value-type="float">
            <text:p>-0,00605652010196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5665" calcext:value-type="float">
            <text:p>45665</text:p>
          </table:table-cell>
          <table:table-cell office:value-type="float" office:value="-0.0334236939699393" calcext:value-type="float">
            <text:p>-0,0334236939699393</text:p>
          </table:table-cell>
          <table:table-cell office:value-type="float" office:value="-0.0133978787396633" calcext:value-type="float">
            <text:p>-0,0133978787396633</text:p>
          </table:table-cell>
          <table:table-cell office:value-type="float" office:value="-0.0040222727659004" calcext:value-type="float">
            <text:p>-0,0040222727659004</text:p>
          </table:table-cell>
          <table:table-cell office:value-type="float" office:value="0.00980749951749936" calcext:value-type="float">
            <text:p>0,00980749951749936</text:p>
          </table:table-cell>
          <table:table-cell office:value-type="float" office:value="0.00247206015084734" calcext:value-type="float">
            <text:p>0,002472060150847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5666" calcext:value-type="float">
            <text:p>45666</text:p>
          </table:table-cell>
          <table:table-cell office:value-type="float" office:value="0.00987953288367569" calcext:value-type="float">
            <text:p>0,00987953288367569</text:p>
          </table:table-cell>
          <table:table-cell office:value-type="float" office:value="0.00221099549911775" calcext:value-type="float">
            <text:p>0,00221099549911775</text:p>
          </table:table-cell>
          <table:table-cell office:value-type="float" office:value="-0.00929006956052968" calcext:value-type="float">
            <text:p>-0,00929006956052968</text:p>
          </table:table-cell>
          <table:table-cell office:value-type="float" office:value="0.00193547741015958" calcext:value-type="float">
            <text:p>0,00193547741015958</text:p>
          </table:table-cell>
          <table:table-cell office:value-type="float" office:value="0.00262728540394464" calcext:value-type="float">
            <text:p>0,002627285403944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5667" calcext:value-type="float">
            <text:p>45667</text:p>
          </table:table-cell>
          <table:table-cell office:value-type="float" office:value="0.000104734289437514" calcext:value-type="float">
            <text:p>0,000104734289437514</text:p>
          </table:table-cell>
          <table:table-cell office:value-type="float" office:value="-0.00918784551354837" calcext:value-type="float">
            <text:p>-0,00918784551354837</text:p>
          </table:table-cell>
          <table:table-cell office:value-type="float" office:value="-0.00068878360956999" calcext:value-type="float">
            <text:p>-0,00068878360956999</text:p>
          </table:table-cell>
          <table:table-cell office:value-type="float" office:value="0.00062098199462207" calcext:value-type="float">
            <text:p>0,00062098199462207</text:p>
          </table:table-cell>
          <table:table-cell office:value-type="float" office:value="-0.00381267874947247" calcext:value-type="float">
            <text:p>-0,003812678749472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5670" calcext:value-type="float">
            <text:p>45670</text:p>
          </table:table-cell>
          <table:table-cell office:value-type="float" office:value="-0.00907890205680863" calcext:value-type="float">
            <text:p>-0,00907890205680863</text:p>
          </table:table-cell>
          <table:table-cell office:value-type="float" office:value="0.000642686481315328" calcext:value-type="float">
            <text:p>0,000642686481315328</text:p>
          </table:table-cell>
          <table:table-cell office:value-type="float" office:value="-0.000335803254820259" calcext:value-type="float">
            <text:p>-0,000335803254820259</text:p>
          </table:table-cell>
          <table:table-cell office:value-type="float" office:value="0.0122129772685186" calcext:value-type="float">
            <text:p>0,0122129772685186</text:p>
          </table:table-cell>
          <table:table-cell office:value-type="float" office:value="-0.0076871125963812" calcext:value-type="float">
            <text:p>-0,0076871125963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5671" calcext:value-type="float">
            <text:p>45671</text:p>
          </table:table-cell>
          <table:table-cell office:value-type="float" office:value="0.0194999907667216" calcext:value-type="float">
            <text:p>0,0194999907667216</text:p>
          </table:table-cell>
          <table:table-cell office:value-type="float" office:value="0.0012425866519074" calcext:value-type="float">
            <text:p>0,0012425866519074</text:p>
          </table:table-cell>
          <table:table-cell office:value-type="float" office:value="-0.00290508165419919" calcext:value-type="float">
            <text:p>-0,00290508165419919</text:p>
          </table:table-cell>
          <table:table-cell office:value-type="float" office:value="0.00193965459027876" calcext:value-type="float">
            <text:p>0,00193965459027876</text:p>
          </table:table-cell>
          <table:table-cell office:value-type="float" office:value="0.000168597845949052" calcext:value-type="float">
            <text:p>0,0001685978459490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5672" calcext:value-type="float">
            <text:p>45672</text:p>
          </table:table-cell>
          <table:table-cell office:value-type="float" office:value="0.0383124240522091" calcext:value-type="float">
            <text:p>0,0383124240522091</text:p>
          </table:table-cell>
          <table:table-cell office:value-type="float" office:value="0.0262801465770873" calcext:value-type="float">
            <text:p>0,0262801465770873</text:p>
          </table:table-cell>
          <table:table-cell office:value-type="float" office:value="0.0160718007174115" calcext:value-type="float">
            <text:p>0,0160718007174115</text:p>
          </table:table-cell>
          <table:table-cell office:value-type="float" office:value="-0.0274678861130963" calcext:value-type="float">
            <text:p>-0,0274678861130963</text:p>
          </table:table-cell>
          <table:table-cell office:value-type="float" office:value="0.0152571399682891" calcext:value-type="float">
            <text:p>0,01525713996828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5673" calcext:value-type="float">
            <text:p>45673</text:p>
          </table:table-cell>
          <table:table-cell office:value-type="float" office:value="-0.0246777512589432" calcext:value-type="float">
            <text:p>-0,0246777512589432</text:p>
          </table:table-cell>
          <table:table-cell office:value-type="float" office:value="-0.0128329888317996" calcext:value-type="float">
            <text:p>-0,0128329888317996</text:p>
          </table:table-cell>
          <table:table-cell office:value-type="float" office:value="-0.00276266208171862" calcext:value-type="float">
            <text:p>-0,00276266208171862</text:p>
          </table:table-cell>
          <table:table-cell office:value-type="float" office:value="0.0103720048269055" calcext:value-type="float">
            <text:p>0,0103720048269055</text:p>
          </table:table-cell>
          <table:table-cell office:value-type="float" office:value="-0.00924314621643583" calcext:value-type="float">
            <text:p>-0,009243146216435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5674" calcext:value-type="float">
            <text:p>45674</text:p>
          </table:table-cell>
          <table:table-cell office:value-type="float" office:value="-0.00326348066749242" calcext:value-type="float">
            <text:p>-0,00326348066749242</text:p>
          </table:table-cell>
          <table:table-cell office:value-type="float" office:value="0.007582347842948" calcext:value-type="float">
            <text:p>0,007582347842948</text:p>
          </table:table-cell>
          <table:table-cell office:value-type="float" office:value="-0.00583198613547551" calcext:value-type="float">
            <text:p>-0,00583198613547551</text:p>
          </table:table-cell>
          <table:table-cell office:value-type="float" office:value="0.00613873575165912" calcext:value-type="float">
            <text:p>0,00613873575165912</text:p>
          </table:table-cell>
          <table:table-cell office:value-type="float" office:value="-0.00551882745949163" calcext:value-type="float">
            <text:p>-0,005518827459491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5677" calcext:value-type="float">
            <text:p>45677</text:p>
          </table:table-cell>
          <table:table-cell office:value-type="float" office:value="0.00508956228698212" calcext:value-type="float">
            <text:p>0,00508956228698212</text:p>
          </table:table-cell>
          <table:table-cell office:value-type="float" office:value="0.00341071551875606" calcext:value-type="float">
            <text:p>0,00341071551875606</text:p>
          </table:table-cell>
          <table:table-cell office:value-type="float" office:value="-0.00643158694870423" calcext:value-type="float">
            <text:p>-0,00643158694870423</text:p>
          </table:table-cell>
          <table:table-cell office:value-type="float" office:value="-0.000461250859749755" calcext:value-type="float">
            <text:p>-0,000461250859749755</text:p>
          </table:table-cell>
          <table:table-cell office:value-type="float" office:value="-0.00156682157765067" calcext:value-type="float">
            <text:p>-0,001566821577650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5678" calcext:value-type="float">
            <text:p>45678</text:p>
          </table:table-cell>
          <table:table-cell office:value-type="float" office:value="0.0236570766151052" calcext:value-type="float">
            <text:p>0,0236570766151052</text:p>
          </table:table-cell>
          <table:table-cell office:value-type="float" office:value="0.00446085602108737" calcext:value-type="float">
            <text:p>0,00446085602108737</text:p>
          </table:table-cell>
          <table:table-cell office:value-type="float" office:value="0.000801701694179304" calcext:value-type="float">
            <text:p>0,000801701694179304</text:p>
          </table:table-cell>
          <table:table-cell office:value-type="float" office:value="-0.00367814245992508" calcext:value-type="float">
            <text:p>-0,00367814245992508</text:p>
          </table:table-cell>
          <table:table-cell office:value-type="float" office:value="0.00451741456107908" calcext:value-type="float">
            <text:p>0,004517414561079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5679" calcext:value-type="float">
            <text:p>45679</text:p>
          </table:table-cell>
          <table:table-cell office:value-type="float" office:value="0.024144956542394" calcext:value-type="float">
            <text:p>0,024144956542394</text:p>
          </table:table-cell>
          <table:table-cell office:value-type="float" office:value="-0.00158553289959567" calcext:value-type="float">
            <text:p>-0,00158553289959567</text:p>
          </table:table-cell>
          <table:table-cell office:value-type="float" office:value="0.00866617118613383" calcext:value-type="float">
            <text:p>0,00866617118613383</text:p>
          </table:table-cell>
          <table:table-cell office:value-type="float" office:value="-0.00778719386685378" calcext:value-type="float">
            <text:p>-0,00778719386685378</text:p>
          </table:table-cell>
          <table:table-cell office:value-type="float" office:value="0.00909326222394733" calcext:value-type="float">
            <text:p>0,009093262223947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5680" calcext:value-type="float">
            <text:p>45680</text:p>
          </table:table-cell>
          <table:table-cell office:value-type="float" office:value="-0.0175497459745181" calcext:value-type="float">
            <text:p>-0,0175497459745181</text:p>
          </table:table-cell>
          <table:table-cell office:value-type="float" office:value="-0.00277282490090162" calcext:value-type="float">
            <text:p>-0,00277282490090162</text:p>
          </table:table-cell>
          <table:table-cell office:value-type="float" office:value="-0.00504942271822387" calcext:value-type="float">
            <text:p>-0,00504942271822387</text:p>
          </table:table-cell>
          <table:table-cell office:value-type="float" office:value="0.0094057992418814" calcext:value-type="float">
            <text:p>0,0094057992418814</text:p>
          </table:table-cell>
          <table:table-cell office:value-type="float" office:value="-0.00495255010491515" calcext:value-type="float">
            <text:p>-0,004952550104915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5681" calcext:value-type="float">
            <text:p>45681</text:p>
          </table:table-cell>
          <table:table-cell office:value-type="float" office:value="0.00434512097926985" calcext:value-type="float">
            <text:p>0,00434512097926985</text:p>
          </table:table-cell>
          <table:table-cell office:value-type="float" office:value="-0.000823322910529571" calcext:value-type="float">
            <text:p>-0,000823322910529571</text:p>
          </table:table-cell>
          <table:table-cell office:value-type="float" office:value="-0.00571543584214487" calcext:value-type="float">
            <text:p>-0,00571543584214487</text:p>
          </table:table-cell>
          <table:table-cell office:value-type="float" office:value="0.00138692790296474" calcext:value-type="float">
            <text:p>0,00138692790296474</text:p>
          </table:table-cell>
          <table:table-cell office:value-type="float" office:value="0.00541533157289365" calcext:value-type="float">
            <text:p>0,005415331572893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5684" calcext:value-type="float">
            <text:p>45684</text:p>
          </table:table-cell>
          <table:table-cell office:value-type="float" office:value="0.0290518325405253" calcext:value-type="float">
            <text:p>0,0290518325405253</text:p>
          </table:table-cell>
          <table:table-cell office:value-type="float" office:value="0.0166386694819572" calcext:value-type="float">
            <text:p>0,0166386694819572</text:p>
          </table:table-cell>
          <table:table-cell office:value-type="float" office:value="0.00462373793836872" calcext:value-type="float">
            <text:p>0,00462373793836872</text:p>
          </table:table-cell>
          <table:table-cell office:value-type="float" office:value="-0.0180411893582328" calcext:value-type="float">
            <text:p>-0,0180411893582328</text:p>
          </table:table-cell>
          <table:table-cell office:value-type="float" office:value="0.00146357616512651" calcext:value-type="float">
            <text:p>0,001463576165126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5685" calcext:value-type="float">
            <text:p>45685</text:p>
          </table:table-cell>
          <table:table-cell office:value-type="float" office:value="-0.0051766466074116" calcext:value-type="float">
            <text:p>-0,0051766466074116</text:p>
          </table:table-cell>
          <table:table-cell office:value-type="float" office:value="-0.00498760179979708" calcext:value-type="float">
            <text:p>-0,00498760179979708</text:p>
          </table:table-cell>
          <table:table-cell office:value-type="float" office:value="-0.00392632266716459" calcext:value-type="float">
            <text:p>-0,00392632266716459</text:p>
          </table:table-cell>
          <table:table-cell office:value-type="float" office:value="0.0124162134792906" calcext:value-type="float">
            <text:p>0,0124162134792906</text:p>
          </table:table-cell>
          <table:table-cell office:value-type="float" office:value="-0.00416151198532895" calcext:value-type="float">
            <text:p>-0,004161511985328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5686" calcext:value-type="float">
            <text:p>45686</text:p>
          </table:table-cell>
          <table:table-cell office:value-type="float" office:value="-0.0109879911734272" calcext:value-type="float">
            <text:p>-0,0109879911734272</text:p>
          </table:table-cell>
          <table:table-cell office:value-type="float" office:value="-0.00482091603573886" calcext:value-type="float">
            <text:p>-0,00482091603573886</text:p>
          </table:table-cell>
          <table:table-cell office:value-type="float" office:value="-0.0013129387310125" calcext:value-type="float">
            <text:p>-0,0013129387310125</text:p>
          </table:table-cell>
          <table:table-cell office:value-type="float" office:value="0.00443786774844837" calcext:value-type="float">
            <text:p>0,00443786774844837</text:p>
          </table:table-cell>
          <table:table-cell office:value-type="float" office:value="0.00313661903298799" calcext:value-type="float">
            <text:p>0,003136619032987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5687" calcext:value-type="float">
            <text:p>45687</text:p>
          </table:table-cell>
          <table:table-cell office:value-type="float" office:value="0.0337450046081304" calcext:value-type="float">
            <text:p>0,0337450046081304</text:p>
          </table:table-cell>
          <table:table-cell office:value-type="float" office:value="0.0247280775225708" calcext:value-type="float">
            <text:p>0,0247280775225708</text:p>
          </table:table-cell>
          <table:table-cell office:value-type="float" office:value="0.00999847019487916" calcext:value-type="float">
            <text:p>0,00999847019487916</text:p>
          </table:table-cell>
          <table:table-cell office:value-type="float" office:value="-0.0217989653538575" calcext:value-type="float">
            <text:p>-0,0217989653538575</text:p>
          </table:table-cell>
          <table:table-cell office:value-type="float" office:value="-0.000200536116798114" calcext:value-type="float">
            <text:p>-0,0002005361167981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5688" calcext:value-type="float">
            <text:p>45688</text:p>
          </table:table-cell>
          <table:table-cell office:value-type="float" office:value="-0.00714224101670914" calcext:value-type="float">
            <text:p>-0,00714224101670914</text:p>
          </table:table-cell>
          <table:table-cell office:value-type="float" office:value="-0.00585378922924064" calcext:value-type="float">
            <text:p>-0,00585378922924064</text:p>
          </table:table-cell>
          <table:table-cell office:value-type="float" office:value="-0.00278224984495135" calcext:value-type="float">
            <text:p>-0,00278224984495135</text:p>
          </table:table-cell>
          <table:table-cell office:value-type="float" office:value="0.00513510686867584" calcext:value-type="float">
            <text:p>0,00513510686867584</text:p>
          </table:table-cell>
          <table:table-cell office:value-type="float" office:value="0.00356720023601803" calcext:value-type="float">
            <text:p>0,00356720023601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5691" calcext:value-type="float">
            <text:p>45691</text:p>
          </table:table-cell>
          <table:table-cell office:value-type="float" office:value="0.00717995029640129" calcext:value-type="float">
            <text:p>0,00717995029640129</text:p>
          </table:table-cell>
          <table:table-cell office:value-type="float" office:value="-0.003019240817098" calcext:value-type="float">
            <text:p>-0,003019240817098</text:p>
          </table:table-cell>
          <table:table-cell office:value-type="float" office:value="0.00103310568880491" calcext:value-type="float">
            <text:p>0,00103310568880491</text:p>
          </table:table-cell>
          <table:table-cell office:value-type="float" office:value="0.000532940715985446" calcext:value-type="float">
            <text:p>0,000532940715985446</text:p>
          </table:table-cell>
          <table:table-cell office:value-type="float" office:value="-0.00360611742861457" calcext:value-type="float">
            <text:p>-0,003606117428614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5692" calcext:value-type="float">
            <text:p>45692</text:p>
          </table:table-cell>
          <table:table-cell office:value-type="float" office:value="-0.0097031664753616" calcext:value-type="float">
            <text:p>-0,0097031664753616</text:p>
          </table:table-cell>
          <table:table-cell office:value-type="float" office:value="-0.00647693442305411" calcext:value-type="float">
            <text:p>-0,00647693442305411</text:p>
          </table:table-cell>
          <table:table-cell office:value-type="float" office:value="0.000192351577865273" calcext:value-type="float">
            <text:p>0,000192351577865273</text:p>
          </table:table-cell>
          <table:table-cell office:value-type="float" office:value="0.00559708891938979" calcext:value-type="float">
            <text:p>0,00559708891938979</text:p>
          </table:table-cell>
          <table:table-cell office:value-type="float" office:value="0.000939997631588712" calcext:value-type="float">
            <text:p>0,0009399976315887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5693" calcext:value-type="float">
            <text:p>45693</text:p>
          </table:table-cell>
          <table:table-cell office:value-type="float" office:value="-0.0144711247247542" calcext:value-type="float">
            <text:p>-0,0144711247247542</text:p>
          </table:table-cell>
          <table:table-cell office:value-type="float" office:value="0.00193055975599949" calcext:value-type="float">
            <text:p>0,00193055975599949</text:p>
          </table:table-cell>
          <table:table-cell office:value-type="float" office:value="0.00026294338829329" calcext:value-type="float">
            <text:p>0,00026294338829329</text:p>
          </table:table-cell>
          <table:table-cell office:value-type="float" office:value="0.021667494516368" calcext:value-type="float">
            <text:p>0,021667494516368</text:p>
          </table:table-cell>
          <table:table-cell office:value-type="float" office:value="-0.0126308682332112" calcext:value-type="float">
            <text:p>-0,01263086823321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5694" calcext:value-type="float">
            <text:p>45694</text:p>
          </table:table-cell>
          <table:table-cell office:value-type="float" office:value="0.00522661549785687" calcext:value-type="float">
            <text:p>0,00522661549785687</text:p>
          </table:table-cell>
          <table:table-cell office:value-type="float" office:value="0.00454158139906675" calcext:value-type="float">
            <text:p>0,00454158139906675</text:p>
          </table:table-cell>
          <table:table-cell office:value-type="float" office:value="-0.00030017085799257" calcext:value-type="float">
            <text:p>-0,00030017085799257</text:p>
          </table:table-cell>
          <table:table-cell office:value-type="float" office:value="-0.00537563026339142" calcext:value-type="float">
            <text:p>-0,00537563026339142</text:p>
          </table:table-cell>
          <table:table-cell office:value-type="float" office:value="0.00455908493429854" calcext:value-type="float">
            <text:p>0,004559084934298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5695" calcext:value-type="float">
            <text:p>45695</text:p>
          </table:table-cell>
          <table:table-cell office:value-type="float" office:value="-0.0488166750313401" calcext:value-type="float">
            <text:p>-0,0488166750313401</text:p>
          </table:table-cell>
          <table:table-cell office:value-type="float" office:value="-0.012737594020746" calcext:value-type="float">
            <text:p>-0,012737594020746</text:p>
          </table:table-cell>
          <table:table-cell office:value-type="float" office:value="-0.00487762771326079" calcext:value-type="float">
            <text:p>-0,00487762771326079</text:p>
          </table:table-cell>
          <table:table-cell office:value-type="float" office:value="0.0113683758851622" calcext:value-type="float">
            <text:p>0,0113683758851622</text:p>
          </table:table-cell>
          <table:table-cell office:value-type="float" office:value="-0.00413991125495461" calcext:value-type="float">
            <text:p>-0,004139911254954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5698" calcext:value-type="float">
            <text:p>45698</text:p>
          </table:table-cell>
          <table:table-cell office:value-type="float" office:value="-0.0342460632348662" calcext:value-type="float">
            <text:p>-0,0342460632348662</text:p>
          </table:table-cell>
          <table:table-cell office:value-type="float" office:value="0.00660660172060215" calcext:value-type="float">
            <text:p>0,00660660172060215</text:p>
          </table:table-cell>
          <table:table-cell office:value-type="float" office:value="0.00621252726289096" calcext:value-type="float">
            <text:p>0,00621252726289096</text:p>
          </table:table-cell>
          <table:table-cell office:value-type="float" office:value="-0.00261224771459563" calcext:value-type="float">
            <text:p>-0,00261224771459563</text:p>
          </table:table-cell>
          <table:table-cell office:value-type="float" office:value="-0.00202599743921719" calcext:value-type="float">
            <text:p>-0,002025997439217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5699" calcext:value-type="float">
            <text:p>45699</text:p>
          </table:table-cell>
          <table:table-cell office:value-type="float" office:value="0.046766272323445" calcext:value-type="float">
            <text:p>0,046766272323445</text:p>
          </table:table-cell>
          <table:table-cell office:value-type="float" office:value="0.00640081381391041" calcext:value-type="float">
            <text:p>0,00640081381391041</text:p>
          </table:table-cell>
          <table:table-cell office:value-type="float" office:value="0.00748994288360555" calcext:value-type="float">
            <text:p>0,00748994288360555</text:p>
          </table:table-cell>
          <table:table-cell office:value-type="float" office:value="-0.0139478310990246" calcext:value-type="float">
            <text:p>-0,0139478310990246</text:p>
          </table:table-cell>
          <table:table-cell office:value-type="float" office:value="-0.00118653757910056" calcext:value-type="float">
            <text:p>-0,001186537579100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5700" calcext:value-type="float">
            <text:p>45700</text:p>
          </table:table-cell>
          <table:table-cell office:value-type="float" office:value="-0.00426045301557024" calcext:value-type="float">
            <text:p>-0,00426045301557024</text:p>
          </table:table-cell>
          <table:table-cell office:value-type="float" office:value="-0.0162003458953225" calcext:value-type="float">
            <text:p>-0,0162003458953225</text:p>
          </table:table-cell>
          <table:table-cell office:value-type="float" office:value="-0.00647145812332982" calcext:value-type="float">
            <text:p>-0,00647145812332982</text:p>
          </table:table-cell>
          <table:table-cell office:value-type="float" office:value="0.0118377269185402" calcext:value-type="float">
            <text:p>0,0118377269185402</text:p>
          </table:table-cell>
          <table:table-cell office:value-type="float" office:value="-0.00536642224745115" calcext:value-type="float">
            <text:p>-0,005366422247451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5701" calcext:value-type="float">
            <text:p>45701</text:p>
          </table:table-cell>
          <table:table-cell office:value-type="float" office:value="0.00165670144153528" calcext:value-type="float">
            <text:p>0,00165670144153528</text:p>
          </table:table-cell>
          <table:table-cell office:value-type="float" office:value="0.00271191729166398" calcext:value-type="float">
            <text:p>0,00271191729166398</text:p>
          </table:table-cell>
          <table:table-cell office:value-type="float" office:value="0.00160775009685623" calcext:value-type="float">
            <text:p>0,00160775009685623</text:p>
          </table:table-cell>
          <table:table-cell office:value-type="float" office:value="0.00344789585342533" calcext:value-type="float">
            <text:p>0,00344789585342533</text:p>
          </table:table-cell>
          <table:table-cell office:value-type="float" office:value="0.00110499905950466" calcext:value-type="float">
            <text:p>0,001104999059504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5702" calcext:value-type="float">
            <text:p>45702</text:p>
          </table:table-cell>
          <table:table-cell office:value-type="float" office:value="0.0400668676553778" calcext:value-type="float">
            <text:p>0,0400668676553778</text:p>
          </table:table-cell>
          <table:table-cell office:value-type="float" office:value="0.0256327071787887" calcext:value-type="float">
            <text:p>0,0256327071787887</text:p>
          </table:table-cell>
          <table:table-cell office:value-type="float" office:value="0.00996625162007395" calcext:value-type="float">
            <text:p>0,00996625162007395</text:p>
          </table:table-cell>
          <table:table-cell office:value-type="float" office:value="-0.0200120103960079" calcext:value-type="float">
            <text:p>-0,0200120103960079</text:p>
          </table:table-cell>
          <table:table-cell office:value-type="float" office:value="0.013864414888568" calcext:value-type="float">
            <text:p>0,0138644148885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5705" calcext:value-type="float">
            <text:p>45705</text:p>
          </table:table-cell>
          <table:table-cell office:value-type="float" office:value="0.0264960175893985" calcext:value-type="float">
            <text:p>0,0264960175893985</text:p>
          </table:table-cell>
          <table:table-cell office:value-type="float" office:value="0.00131497829477645" calcext:value-type="float">
            <text:p>0,00131497829477645</text:p>
          </table:table-cell>
          <table:table-cell office:value-type="float" office:value="0.00957666904125684" calcext:value-type="float">
            <text:p>0,00957666904125684</text:p>
          </table:table-cell>
          <table:table-cell office:value-type="float" office:value="-0.0237458958609869" calcext:value-type="float">
            <text:p>-0,0237458958609869</text:p>
          </table:table-cell>
          <table:table-cell office:value-type="float" office:value="0.0130228054532791" calcext:value-type="float">
            <text:p>0,01302280545327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5706" calcext:value-type="float">
            <text:p>45706</text:p>
          </table:table-cell>
          <table:table-cell office:value-type="float" office:value="-0.00402258626766734" calcext:value-type="float">
            <text:p>-0,00402258626766734</text:p>
          </table:table-cell>
          <table:table-cell office:value-type="float" office:value="0.000641230067421627" calcext:value-type="float">
            <text:p>0,000641230067421627</text:p>
          </table:table-cell>
          <table:table-cell office:value-type="float" office:value="-0.000422090781440899" calcext:value-type="float">
            <text:p>-0,000422090781440899</text:p>
          </table:table-cell>
          <table:table-cell office:value-type="float" office:value="-0.00123835073727557" calcext:value-type="float">
            <text:p>-0,00123835073727557</text:p>
          </table:table-cell>
          <table:table-cell office:value-type="float" office:value="-0.00528394608554624" calcext:value-type="float">
            <text:p>-0,005283946085546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5707" calcext:value-type="float">
            <text:p>45707</text:p>
          </table:table-cell>
          <table:table-cell office:value-type="float" office:value="-0.0147201839377287" calcext:value-type="float">
            <text:p>-0,0147201839377287</text:p>
          </table:table-cell>
          <table:table-cell office:value-type="float" office:value="-0.0101340057690067" calcext:value-type="float">
            <text:p>-0,0101340057690067</text:p>
          </table:table-cell>
          <table:table-cell office:value-type="float" office:value="-0.00398097585211527" calcext:value-type="float">
            <text:p>-0,00398097585211527</text:p>
          </table:table-cell>
          <table:table-cell office:value-type="float" office:value="0.0155274483149193" calcext:value-type="float">
            <text:p>0,0155274483149193</text:p>
          </table:table-cell>
          <table:table-cell office:value-type="float" office:value="-0.0044612416167434" calcext:value-type="float">
            <text:p>-0,00446124161674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5708" calcext:value-type="float">
            <text:p>45708</text:p>
          </table:table-cell>
          <table:table-cell office:value-type="float" office:value="0.00663578920877899" calcext:value-type="float">
            <text:p>0,00663578920877899</text:p>
          </table:table-cell>
          <table:table-cell office:value-type="float" office:value="-0.000296949655453147" calcext:value-type="float">
            <text:p>-0,000296949655453147</text:p>
          </table:table-cell>
          <table:table-cell office:value-type="float" office:value="-0.00274534791501519" calcext:value-type="float">
            <text:p>-0,00274534791501519</text:p>
          </table:table-cell>
          <table:table-cell office:value-type="float" office:value="-0.00797091372847384" calcext:value-type="float">
            <text:p>-0,00797091372847384</text:p>
          </table:table-cell>
          <table:table-cell office:value-type="float" office:value="-0.00180648694426252" calcext:value-type="float">
            <text:p>-0,001806486944262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5709" calcext:value-type="float">
            <text:p>45709</text:p>
          </table:table-cell>
          <table:table-cell office:value-type="float" office:value="-0.0132781904276914" calcext:value-type="float">
            <text:p>-0,0132781904276914</text:p>
          </table:table-cell>
          <table:table-cell office:value-type="float" office:value="-0.00212000848727213" calcext:value-type="float">
            <text:p>-0,00212000848727213</text:p>
          </table:table-cell>
          <table:table-cell office:value-type="float" office:value="-0.00163416517788887" calcext:value-type="float">
            <text:p>-0,00163416517788887</text:p>
          </table:table-cell>
          <table:table-cell office:value-type="float" office:value="0.00446784863043971" calcext:value-type="float">
            <text:p>0,00446784863043971</text:p>
          </table:table-cell>
          <table:table-cell office:value-type="float" office:value="0.00161079245253922" calcext:value-type="float">
            <text:p>0,001610792452539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5712" calcext:value-type="float">
            <text:p>45712</text:p>
          </table:table-cell>
          <table:table-cell office:value-type="float" office:value="-0.0414521440890394" calcext:value-type="float">
            <text:p>-0,0414521440890394</text:p>
          </table:table-cell>
          <table:table-cell office:value-type="float" office:value="-0.0132203981749985" calcext:value-type="float">
            <text:p>-0,0132203981749985</text:p>
          </table:table-cell>
          <table:table-cell office:value-type="float" office:value="-0.00509102412945105" calcext:value-type="float">
            <text:p>-0,00509102412945105</text:p>
          </table:table-cell>
          <table:table-cell office:value-type="float" office:value="0.00928586888165524" calcext:value-type="float">
            <text:p>0,00928586888165524</text:p>
          </table:table-cell>
          <table:table-cell office:value-type="float" office:value="-0.00244741461056549" calcext:value-type="float">
            <text:p>-0,002447414610565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5713" calcext:value-type="float">
            <text:p>45713</text:p>
          </table:table-cell>
          <table:table-cell office:value-type="float" office:value="-0.00857342232595332" calcext:value-type="float">
            <text:p>-0,00857342232595332</text:p>
          </table:table-cell>
          <table:table-cell office:value-type="float" office:value="0.00470740735025017" calcext:value-type="float">
            <text:p>0,00470740735025017</text:p>
          </table:table-cell>
          <table:table-cell office:value-type="float" office:value="0.00165260568953818" calcext:value-type="float">
            <text:p>0,00165260568953818</text:p>
          </table:table-cell>
          <table:table-cell office:value-type="float" office:value="0.0027524193692827" calcext:value-type="float">
            <text:p>0,0027524193692827</text:p>
          </table:table-cell>
          <table:table-cell office:value-type="float" office:value="-0.00595851268793208" calcext:value-type="float">
            <text:p>-0,005958512687932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5714" calcext:value-type="float">
            <text:p>45714</text:p>
          </table:table-cell>
          <table:table-cell office:value-type="float" office:value="-0.0201440027222271" calcext:value-type="float">
            <text:p>-0,0201440027222271</text:p>
          </table:table-cell>
          <table:table-cell office:value-type="float" office:value="-0.0109253621883771" calcext:value-type="float">
            <text:p>-0,0109253621883771</text:p>
          </table:table-cell>
          <table:table-cell office:value-type="float" office:value="-0.00534827222157159" calcext:value-type="float">
            <text:p>-0,00534827222157159</text:p>
          </table:table-cell>
          <table:table-cell office:value-type="float" office:value="0.00438639551780907" calcext:value-type="float">
            <text:p>0,00438639551780907</text:p>
          </table:table-cell>
          <table:table-cell office:value-type="float" office:value="-0.00340939963602504" calcext:value-type="float">
            <text:p>-0,003409399636025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5715" calcext:value-type="float">
            <text:p>45715</text:p>
          </table:table-cell>
          <table:table-cell office:value-type="float" office:value="0.00059737986506201" calcext:value-type="float">
            <text:p>0,00059737986506201</text:p>
          </table:table-cell>
          <table:table-cell office:value-type="float" office:value="0.000955325347883349" calcext:value-type="float">
            <text:p>0,000955325347883349</text:p>
          </table:table-cell>
          <table:table-cell office:value-type="float" office:value="0.00290219380227739" calcext:value-type="float">
            <text:p>0,00290219380227739</text:p>
          </table:table-cell>
          <table:table-cell office:value-type="float" office:value="-0.00393410186779578" calcext:value-type="float">
            <text:p>-0,00393410186779578</text:p>
          </table:table-cell>
          <table:table-cell office:value-type="float" office:value="-0.000230351068051636" calcext:value-type="float">
            <text:p>-0,0002303510680516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5716" calcext:value-type="float">
            <text:p>45716</text:p>
          </table:table-cell>
          <table:table-cell office:value-type="float" office:value="-0.0188332075720387" calcext:value-type="float">
            <text:p>-0,0188332075720387</text:p>
          </table:table-cell>
          <table:table-cell office:value-type="float" office:value="-0.0172394336599208" calcext:value-type="float">
            <text:p>-0,0172394336599208</text:p>
          </table:table-cell>
          <table:table-cell office:value-type="float" office:value="0.0112777780548147" calcext:value-type="float">
            <text:p>0,0112777780548147</text:p>
          </table:table-cell>
          <table:table-cell office:value-type="float" office:value="0.00842149103666527" calcext:value-type="float">
            <text:p>0,00842149103666527</text:p>
          </table:table-cell>
          <table:table-cell office:value-type="float" office:value="0.00838293652401279" calcext:value-type="float">
            <text:p>0,008382936524012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5721" calcext:value-type="float">
            <text:p>45721</text:p>
          </table:table-cell>
          <table:table-cell office:value-type="float" office:value="0.00675242574393789" calcext:value-type="float">
            <text:p>0,00675242574393789</text:p>
          </table:table-cell>
          <table:table-cell office:value-type="float" office:value="0.00260025995549517" calcext:value-type="float">
            <text:p>0,00260025995549517</text:p>
          </table:table-cell>
          <table:table-cell office:value-type="float" office:value="-0.00380198473549508" calcext:value-type="float">
            <text:p>-0,00380198473549508</text:p>
          </table:table-cell>
          <table:table-cell office:value-type="float" office:value="0.0102592459880358" calcext:value-type="float">
            <text:p>0,0102592459880358</text:p>
          </table:table-cell>
          <table:table-cell office:value-type="float" office:value="-0.0108631331314607" calcext:value-type="float">
            <text:p>-0,01086313313146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5722" calcext:value-type="float">
            <text:p>45722</text:p>
          </table:table-cell>
          <table:table-cell office:value-type="float" office:value="0.0225947174308598" calcext:value-type="float">
            <text:p>0,0225947174308598</text:p>
          </table:table-cell>
          <table:table-cell office:value-type="float" office:value="0.00217890041679402" calcext:value-type="float">
            <text:p>0,00217890041679402</text:p>
          </table:table-cell>
          <table:table-cell office:value-type="float" office:value="0.00567398066131347" calcext:value-type="float">
            <text:p>0,00567398066131347</text:p>
          </table:table-cell>
          <table:table-cell office:value-type="float" office:value="-0.00773842621509721" calcext:value-type="float">
            <text:p>-0,00773842621509721</text:p>
          </table:table-cell>
          <table:table-cell office:value-type="float" office:value="0.0151578287895259" calcext:value-type="float">
            <text:p>0,01515782878952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5723" calcext:value-type="float">
            <text:p>45723</text:p>
          </table:table-cell>
          <table:table-cell office:value-type="float" office:value="0.0279024971004055" calcext:value-type="float">
            <text:p>0,0279024971004055</text:p>
          </table:table-cell>
          <table:table-cell office:value-type="float" office:value="0.0132090955825816" calcext:value-type="float">
            <text:p>0,0132090955825816</text:p>
          </table:table-cell>
          <table:table-cell office:value-type="float" office:value="0.00628555877796019" calcext:value-type="float">
            <text:p>0,00628555877796019</text:p>
          </table:table-cell>
          <table:table-cell office:value-type="float" office:value="-0.0148086302140972" calcext:value-type="float">
            <text:p>-0,0148086302140972</text:p>
          </table:table-cell>
          <table:table-cell office:value-type="float" office:value="-0.00096779866382761" calcext:value-type="float">
            <text:p>-0,000967798663827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5726" calcext:value-type="float">
            <text:p>45726</text:p>
          </table:table-cell>
          <table:table-cell office:value-type="float" office:value="-0.0068757413941874" calcext:value-type="float">
            <text:p>-0,0068757413941874</text:p>
          </table:table-cell>
          <table:table-cell office:value-type="float" office:value="-0.00402985629834852" calcext:value-type="float">
            <text:p>-0,00402985629834852</text:p>
          </table:table-cell>
          <table:table-cell office:value-type="float" office:value="0.00263151824367998" calcext:value-type="float">
            <text:p>0,00263151824367998</text:p>
          </table:table-cell>
          <table:table-cell office:value-type="float" office:value="0.000295160591478266" calcext:value-type="float">
            <text:p>0,000295160591478266</text:p>
          </table:table-cell>
          <table:table-cell office:value-type="float" office:value="-0.00223053108684107" calcext:value-type="float">
            <text:p>-0,002230531086841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5727" calcext:value-type="float">
            <text:p>45727</text:p>
          </table:table-cell>
          <table:table-cell office:value-type="float" office:value="0.00901440851855577" calcext:value-type="float">
            <text:p>0,00901440851855577</text:p>
          </table:table-cell>
          <table:table-cell office:value-type="float" office:value="-0.0102780909881061" calcext:value-type="float">
            <text:p>-0,0102780909881061</text:p>
          </table:table-cell>
          <table:table-cell office:value-type="float" office:value="0.00482645336865957" calcext:value-type="float">
            <text:p>0,00482645336865957</text:p>
          </table:table-cell>
          <table:table-cell office:value-type="float" office:value="-0.0143123904170889" calcext:value-type="float">
            <text:p>-0,0143123904170889</text:p>
          </table:table-cell>
          <table:table-cell office:value-type="float" office:value="0.00597334088259732" calcext:value-type="float">
            <text:p>0,005973340882597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5728" calcext:value-type="float">
            <text:p>45728</text:p>
          </table:table-cell>
          <table:table-cell office:value-type="float" office:value="0.00683297976180997" calcext:value-type="float">
            <text:p>0,00683297976180997</text:p>
          </table:table-cell>
          <table:table-cell office:value-type="float" office:value="0.00290366400015478" calcext:value-type="float">
            <text:p>0,00290366400015478</text:p>
          </table:table-cell>
          <table:table-cell office:value-type="float" office:value="0.00401239522699287" calcext:value-type="float">
            <text:p>0,00401239522699287</text:p>
          </table:table-cell>
          <table:table-cell office:value-type="float" office:value="0.00237855090643243" calcext:value-type="float">
            <text:p>0,00237855090643243</text:p>
          </table:table-cell>
          <table:table-cell office:value-type="float" office:value="0.00327323650615909" calcext:value-type="float">
            <text:p>0,003273236506159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5729" calcext:value-type="float">
            <text:p>45729</text:p>
          </table:table-cell>
          <table:table-cell office:value-type="float" office:value="0.00885313212706675" calcext:value-type="float">
            <text:p>0,00885313212706675</text:p>
          </table:table-cell>
          <table:table-cell office:value-type="float" office:value="0.0109505545156129" calcext:value-type="float">
            <text:p>0,0109505545156129</text:p>
          </table:table-cell>
          <table:table-cell office:value-type="float" office:value="-0.0146285316495763" calcext:value-type="float">
            <text:p>-0,0146285316495763</text:p>
          </table:table-cell>
          <table:table-cell office:value-type="float" office:value="0.00783170302105901" calcext:value-type="float">
            <text:p>0,00783170302105901</text:p>
          </table:table-cell>
          <table:table-cell office:value-type="float" office:value="-0.0117626715708524" calcext:value-type="float">
            <text:p>-0,01176267157085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5730" calcext:value-type="float">
            <text:p>45730</text:p>
          </table:table-cell>
          <table:table-cell office:value-type="float" office:value="0.0199951656338996" calcext:value-type="float">
            <text:p>0,0199951656338996</text:p>
          </table:table-cell>
          <table:table-cell office:value-type="float" office:value="0.0232704543481092" calcext:value-type="float">
            <text:p>0,0232704543481092</text:p>
          </table:table-cell>
          <table:table-cell office:value-type="float" office:value="0.00433617638195132" calcext:value-type="float">
            <text:p>0,00433617638195132</text:p>
          </table:table-cell>
          <table:table-cell office:value-type="float" office:value="-0.0223324627318718" calcext:value-type="float">
            <text:p>-0,0223324627318718</text:p>
          </table:table-cell>
          <table:table-cell office:value-type="float" office:value="0.00259470622294427" calcext:value-type="float">
            <text:p>0,002594706222944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5733" calcext:value-type="float">
            <text:p>45733</text:p>
          </table:table-cell>
          <table:table-cell office:value-type="float" office:value="0.0140928095930027" calcext:value-type="float">
            <text:p>0,0140928095930027</text:p>
          </table:table-cell>
          <table:table-cell office:value-type="float" office:value="0.0132800962582148" calcext:value-type="float">
            <text:p>0,0132800962582148</text:p>
          </table:table-cell>
          <table:table-cell office:value-type="float" office:value="0.00153696685008683" calcext:value-type="float">
            <text:p>0,00153696685008683</text:p>
          </table:table-cell>
          <table:table-cell office:value-type="float" office:value="-0.0065323477518472" calcext:value-type="float">
            <text:p>-0,0065323477518472</text:p>
          </table:table-cell>
          <table:table-cell office:value-type="float" office:value="0.00281519658966498" calcext:value-type="float">
            <text:p>0,002815196589664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5734" calcext:value-type="float">
            <text:p>45734</text:p>
          </table:table-cell>
          <table:table-cell office:value-type="float" office:value="-0.00352860343820148" calcext:value-type="float">
            <text:p>-0,00352860343820148</text:p>
          </table:table-cell>
          <table:table-cell office:value-type="float" office:value="0.00448869667961677" calcext:value-type="float">
            <text:p>0,00448869667961677</text:p>
          </table:table-cell>
          <table:table-cell office:value-type="float" office:value="0.00108243961844831" calcext:value-type="float">
            <text:p>0,00108243961844831</text:p>
          </table:table-cell>
          <table:table-cell office:value-type="float" office:value="0.00997691108543657" calcext:value-type="float">
            <text:p>0,00997691108543657</text:p>
          </table:table-cell>
          <table:table-cell office:value-type="float" office:value="-0.00949128237373481" calcext:value-type="float">
            <text:p>-0,009491282373734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5735" calcext:value-type="float">
            <text:p>45735</text:p>
          </table:table-cell>
          <table:table-cell office:value-type="float" office:value="0.0349652580424185" calcext:value-type="float">
            <text:p>0,0349652580424185</text:p>
          </table:table-cell>
          <table:table-cell office:value-type="float" office:value="0.00630425800561804" calcext:value-type="float">
            <text:p>0,00630425800561804</text:p>
          </table:table-cell>
          <table:table-cell office:value-type="float" office:value="-0.00021273353664459" calcext:value-type="float">
            <text:p>-0,00021273353664459</text:p>
          </table:table-cell>
          <table:table-cell office:value-type="float" office:value="-0.0162715955417242" calcext:value-type="float">
            <text:p>-0,0162715955417242</text:p>
          </table:table-cell>
          <table:table-cell office:value-type="float" office:value="0.00575442344184146" calcext:value-type="float">
            <text:p>0,005754423441841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5736" calcext:value-type="float">
            <text:p>45736</text:p>
          </table:table-cell>
          <table:table-cell office:value-type="float" office:value="-0.00392125561442961" calcext:value-type="float">
            <text:p>-0,00392125561442961</text:p>
          </table:table-cell>
          <table:table-cell office:value-type="float" office:value="-0.00498989509659192" calcext:value-type="float">
            <text:p>-0,00498989509659192</text:p>
          </table:table-cell>
          <table:table-cell office:value-type="float" office:value="-0.00914631235767859" calcext:value-type="float">
            <text:p>-0,00914631235767859</text:p>
          </table:table-cell>
          <table:table-cell office:value-type="float" office:value="-0.000000334" calcext:value-type="float">
            <text:p>-0,000000334</text:p>
          </table:table-cell>
          <table:table-cell office:value-type="float" office:value="-0.00623271763752472" calcext:value-type="float">
            <text:p>-0,006232717637524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5737" calcext:value-type="float">
            <text:p>45737</text:p>
          </table:table-cell>
          <table:table-cell office:value-type="float" office:value="-0.00295808298405281" calcext:value-type="float">
            <text:p>-0,00295808298405281</text:p>
          </table:table-cell>
          <table:table-cell office:value-type="float" office:value="0.00283101464189328" calcext:value-type="float">
            <text:p>0,00283101464189328</text:p>
          </table:table-cell>
          <table:table-cell office:value-type="float" office:value="0.00364194529337865" calcext:value-type="float">
            <text:p>0,00364194529337865</text:p>
          </table:table-cell>
          <table:table-cell office:value-type="float" office:value="-0.00249824767034337" calcext:value-type="float">
            <text:p>-0,00249824767034337</text:p>
          </table:table-cell>
          <table:table-cell office:value-type="float" office:value="0.000857100404169979" calcext:value-type="float">
            <text:p>0,0008571004041699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5740" calcext:value-type="float">
            <text:p>45740</text:p>
          </table:table-cell>
          <table:table-cell office:value-type="float" office:value="-0.00198812665710652" calcext:value-type="float">
            <text:p>-0,00198812665710652</text:p>
          </table:table-cell>
          <table:table-cell office:value-type="float" office:value="-0.00731203659107434" calcext:value-type="float">
            <text:p>-0,00731203659107434</text:p>
          </table:table-cell>
          <table:table-cell office:value-type="float" office:value="0.00248016314877368" calcext:value-type="float">
            <text:p>0,00248016314877368</text:p>
          </table:table-cell>
          <table:table-cell office:value-type="float" office:value="-0.000664490507714149" calcext:value-type="float">
            <text:p>-0,000664490507714149</text:p>
          </table:table-cell>
          <table:table-cell office:value-type="float" office:value="-0.00109579923321531" calcext:value-type="float">
            <text:p>-0,001095799233215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5741" calcext:value-type="float">
            <text:p>45741</text:p>
          </table:table-cell>
          <table:table-cell office:value-type="float" office:value="0.0172748164677756" calcext:value-type="float">
            <text:p>0,0172748164677756</text:p>
          </table:table-cell>
          <table:table-cell office:value-type="float" office:value="0.00460239190379221" calcext:value-type="float">
            <text:p>0,00460239190379221</text:p>
          </table:table-cell>
          <table:table-cell office:value-type="float" office:value="0.0153973772959067" calcext:value-type="float">
            <text:p>0,0153973772959067</text:p>
          </table:table-cell>
          <table:table-cell office:value-type="float" office:value="-0.0275448094928331" calcext:value-type="float">
            <text:p>-0,0275448094928331</text:p>
          </table:table-cell>
          <table:table-cell office:value-type="float" office:value="0.0160787014128554" calcext:value-type="float">
            <text:p>0,01607870141285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5742" calcext:value-type="float">
            <text:p>45742</text:p>
          </table:table-cell>
          <table:table-cell office:value-type="float" office:value="-0.0024505512304701" calcext:value-type="float">
            <text:p>-0,0024505512304701</text:p>
          </table:table-cell>
          <table:table-cell office:value-type="float" office:value="0.00196828439572222" calcext:value-type="float">
            <text:p>0,00196828439572222</text:p>
          </table:table-cell>
          <table:table-cell office:value-type="float" office:value="0.00619342853671396" calcext:value-type="float">
            <text:p>0,00619342853671396</text:p>
          </table:table-cell>
          <table:table-cell office:value-type="float" office:value="-0.022976709214716" calcext:value-type="float">
            <text:p>-0,022976709214716</text:p>
          </table:table-cell>
          <table:table-cell office:value-type="float" office:value="0.00487236179027403" calcext:value-type="float">
            <text:p>0,004872361790274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5743" calcext:value-type="float">
            <text:p>45743</text:p>
          </table:table-cell>
          <table:table-cell office:value-type="float" office:value="0.0284344283197202" calcext:value-type="float">
            <text:p>0,0284344283197202</text:p>
          </table:table-cell>
          <table:table-cell office:value-type="float" office:value="0.00466499207987227" calcext:value-type="float">
            <text:p>0,00466499207987227</text:p>
          </table:table-cell>
          <table:table-cell office:value-type="float" office:value="-0.00370022002333849" calcext:value-type="float">
            <text:p>-0,00370022002333849</text:p>
          </table:table-cell>
          <table:table-cell office:value-type="float" office:value="-0.00362843158513467" calcext:value-type="float">
            <text:p>-0,00362843158513467</text:p>
          </table:table-cell>
          <table:table-cell office:value-type="float" office:value="-0.00682394972683173" calcext:value-type="float">
            <text:p>-0,006823949726831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5744" calcext:value-type="float">
            <text:p>45744</text:p>
          </table:table-cell>
          <table:table-cell office:value-type="float" office:value="-0.0014619699918149" calcext:value-type="float">
            <text:p>-0,0014619699918149</text:p>
          </table:table-cell>
          <table:table-cell office:value-type="float" office:value="-0.00896449468742017" calcext:value-type="float">
            <text:p>-0,00896449468742017</text:p>
          </table:table-cell>
          <table:table-cell office:value-type="float" office:value="0.00322390263522919" calcext:value-type="float">
            <text:p>0,00322390263522919</text:p>
          </table:table-cell>
          <table:table-cell office:value-type="float" office:value="0.00152683467255063" calcext:value-type="float">
            <text:p>0,00152683467255063</text:p>
          </table:table-cell>
          <table:table-cell office:value-type="float" office:value="-0.00127340216495925" calcext:value-type="float">
            <text:p>-0,001273402164959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5747" calcext:value-type="float">
            <text:p>45747</text:p>
          </table:table-cell>
          <table:table-cell office:value-type="float" office:value="-0.0450626600979655" calcext:value-type="float">
            <text:p>-0,0450626600979655</text:p>
          </table:table-cell>
          <table:table-cell office:value-type="float" office:value="-0.0119522983669936" calcext:value-type="float">
            <text:p>-0,0119522983669936</text:p>
          </table:table-cell>
          <table:table-cell office:value-type="float" office:value="0.00106825342396301" calcext:value-type="float">
            <text:p>0,00106825342396301</text:p>
          </table:table-cell>
          <table:table-cell office:value-type="float" office:value="0.0125520785464276" calcext:value-type="float">
            <text:p>0,0125520785464276</text:p>
          </table:table-cell>
          <table:table-cell office:value-type="float" office:value="-0.0035983396443995" calcext:value-type="float">
            <text:p>-0,00359833964439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5748" calcext:value-type="float">
            <text:p>45748</text:p>
          </table:table-cell>
          <table:table-cell office:value-type="float" office:value="0.00776504358013049" calcext:value-type="float">
            <text:p>0,00776504358013049</text:p>
          </table:table-cell>
          <table:table-cell office:value-type="float" office:value="0.00658235832268791" calcext:value-type="float">
            <text:p>0,00658235832268791</text:p>
          </table:table-cell>
          <table:table-cell office:value-type="float" office:value="0.0105299859192439" calcext:value-type="float">
            <text:p>0,0105299859192439</text:p>
          </table:table-cell>
          <table:table-cell office:value-type="float" office:value="-0.00494201062991579" calcext:value-type="float">
            <text:p>-0,00494201062991579</text:p>
          </table:table-cell>
          <table:table-cell office:value-type="float" office:value="0.00778283811709175" calcext:value-type="float">
            <text:p>0,007782838117091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5749" calcext:value-type="float">
            <text:p>45749</text:p>
          </table:table-cell>
          <table:table-cell office:value-type="float" office:value="0.00914102886752628" calcext:value-type="float">
            <text:p>0,00914102886752628</text:p>
          </table:table-cell>
          <table:table-cell office:value-type="float" office:value="-0.000345400244346355" calcext:value-type="float">
            <text:p>-0,000345400244346355</text:p>
          </table:table-cell>
          <table:table-cell office:value-type="float" office:value="-0.00531511853964405" calcext:value-type="float">
            <text:p>-0,00531511853964405</text:p>
          </table:table-cell>
          <table:table-cell office:value-type="float" office:value="-0.00765404806781299" calcext:value-type="float">
            <text:p>-0,00765404806781299</text:p>
          </table:table-cell>
          <table:table-cell office:value-type="float" office:value="0.00339825312921523" calcext:value-type="float">
            <text:p>0,003398253129215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5750" calcext:value-type="float">
            <text:p>45750</text:p>
          </table:table-cell>
          <table:table-cell office:value-type="float" office:value="0.0156959654810484" calcext:value-type="float">
            <text:p>0,0156959654810484</text:p>
          </table:table-cell>
          <table:table-cell office:value-type="float" office:value="0.00112731523339116" calcext:value-type="float">
            <text:p>0,00112731523339116</text:p>
          </table:table-cell>
          <table:table-cell office:value-type="float" office:value="0.00193633203902674" calcext:value-type="float">
            <text:p>0,00193633203902674</text:p>
          </table:table-cell>
          <table:table-cell office:value-type="float" office:value="-0.0174538487530812" calcext:value-type="float">
            <text:p>-0,0174538487530812</text:p>
          </table:table-cell>
          <table:table-cell office:value-type="float" office:value="0.00732720640447959" calcext:value-type="float">
            <text:p>0,007327206404479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5751" calcext:value-type="float">
            <text:p>45751</text:p>
          </table:table-cell>
          <table:table-cell office:value-type="float" office:value="-0.0455371230558209" calcext:value-type="float">
            <text:p>-0,0455371230558209</text:p>
          </table:table-cell>
          <table:table-cell office:value-type="float" office:value="-0.0269893106706352" calcext:value-type="float">
            <text:p>-0,0269893106706352</text:p>
          </table:table-cell>
          <table:table-cell office:value-type="float" office:value="-0.0111611645721109" calcext:value-type="float">
            <text:p>-0,0111611645721109</text:p>
          </table:table-cell>
          <table:table-cell office:value-type="float" office:value="0.0209407293827313" calcext:value-type="float">
            <text:p>0,0209407293827313</text:p>
          </table:table-cell>
          <table:table-cell office:value-type="float" office:value="-0.00546369829749475" calcext:value-type="float">
            <text:p>-0,005463698297494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5754" calcext:value-type="float">
            <text:p>45754</text:p>
          </table:table-cell>
          <table:table-cell office:value-type="float" office:value="-0.00151806239183726" calcext:value-type="float">
            <text:p>-0,00151806239183726</text:p>
          </table:table-cell>
          <table:table-cell office:value-type="float" office:value="-0.0143255175002032" calcext:value-type="float">
            <text:p>-0,0143255175002032</text:p>
          </table:table-cell>
          <table:table-cell office:value-type="float" office:value="-0.010205411766226" calcext:value-type="float">
            <text:p>-0,010205411766226</text:p>
          </table:table-cell>
          <table:table-cell office:value-type="float" office:value="0.00226295238750219" calcext:value-type="float">
            <text:p>0,00226295238750219</text:p>
          </table:table-cell>
          <table:table-cell office:value-type="float" office:value="-0.00482891011641793" calcext:value-type="float">
            <text:p>-0,004828910116417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5755" calcext:value-type="float">
            <text:p>45755</text:p>
          </table:table-cell>
          <table:table-cell office:value-type="float" office:value="0.00687718395673568" calcext:value-type="float">
            <text:p>0,00687718395673568</text:p>
          </table:table-cell>
          <table:table-cell office:value-type="float" office:value="-0.010763306701495" calcext:value-type="float">
            <text:p>-0,010763306701495</text:p>
          </table:table-cell>
          <table:table-cell office:value-type="float" office:value="-0.0129116329745496" calcext:value-type="float">
            <text:p>-0,0129116329745496</text:p>
          </table:table-cell>
          <table:table-cell office:value-type="float" office:value="0.0188639198093518" calcext:value-type="float">
            <text:p>0,0188639198093518</text:p>
          </table:table-cell>
          <table:table-cell office:value-type="float" office:value="-0.00483486392612126" calcext:value-type="float">
            <text:p>-0,004834863926121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5756" calcext:value-type="float">
            <text:p>45756</text:p>
          </table:table-cell>
          <table:table-cell office:value-type="float" office:value="0.0232872958767514" calcext:value-type="float">
            <text:p>0,0232872958767514</text:p>
          </table:table-cell>
          <table:table-cell office:value-type="float" office:value="0.0288386274783556" calcext:value-type="float">
            <text:p>0,0288386274783556</text:p>
          </table:table-cell>
          <table:table-cell office:value-type="float" office:value="0.0106396369927498" calcext:value-type="float">
            <text:p>0,0106396369927498</text:p>
          </table:table-cell>
          <table:table-cell office:value-type="float" office:value="-0.0144495958608572" calcext:value-type="float">
            <text:p>-0,0144495958608572</text:p>
          </table:table-cell>
          <table:table-cell office:value-type="float" office:value="0.00049389522503078" calcext:value-type="float">
            <text:p>0,000493895225030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5757" calcext:value-type="float">
            <text:p>45757</text:p>
          </table:table-cell>
          <table:table-cell office:value-type="float" office:value="0.000911211347317317" calcext:value-type="float">
            <text:p>0,000911211347317317</text:p>
          </table:table-cell>
          <table:table-cell office:value-type="float" office:value="-0.0128925777306807" calcext:value-type="float">
            <text:p>-0,0128925777306807</text:p>
          </table:table-cell>
          <table:table-cell office:value-type="float" office:value="-0.00326309994068128" calcext:value-type="float">
            <text:p>-0,00326309994068128</text:p>
          </table:table-cell>
          <table:table-cell office:value-type="float" office:value="0.00207480711019472" calcext:value-type="float">
            <text:p>0,00207480711019472</text:p>
          </table:table-cell>
          <table:table-cell office:value-type="float" office:value="-0.00875934365668209" calcext:value-type="float">
            <text:p>-0,008759343656682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5758" calcext:value-type="float">
            <text:p>45758</text:p>
          </table:table-cell>
          <table:table-cell office:value-type="float" office:value="0.0352726414073701" calcext:value-type="float">
            <text:p>0,0352726414073701</text:p>
          </table:table-cell>
          <table:table-cell office:value-type="float" office:value="0.00899763474288996" calcext:value-type="float">
            <text:p>0,00899763474288996</text:p>
          </table:table-cell>
          <table:table-cell office:value-type="float" office:value="0.00162388846425155" calcext:value-type="float">
            <text:p>0,00162388846425155</text:p>
          </table:table-cell>
          <table:table-cell office:value-type="float" office:value="-0.0152092256293685" calcext:value-type="float">
            <text:p>-0,0152092256293685</text:p>
          </table:table-cell>
          <table:table-cell office:value-type="float" office:value="0.00383754956703015" calcext:value-type="float">
            <text:p>0,003837549567030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5761" calcext:value-type="float">
            <text:p>45761</text:p>
          </table:table-cell>
          <table:table-cell office:value-type="float" office:value="0.0200789992308506" calcext:value-type="float">
            <text:p>0,0200789992308506</text:p>
          </table:table-cell>
          <table:table-cell office:value-type="float" office:value="0.0123614037227833" calcext:value-type="float">
            <text:p>0,0123614037227833</text:p>
          </table:table-cell>
          <table:table-cell office:value-type="float" office:value="0.0003132512157139" calcext:value-type="float">
            <text:p>0,0003132512157139</text:p>
          </table:table-cell>
          <table:table-cell office:value-type="float" office:value="0.00064946280904536" calcext:value-type="float">
            <text:p>0,00064946280904536</text:p>
          </table:table-cell>
          <table:table-cell office:value-type="float" office:value="-0.00870579862534655" calcext:value-type="float">
            <text:p>-0,008705798625346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5762" calcext:value-type="float">
            <text:p>45762</text:p>
          </table:table-cell>
          <table:table-cell office:value-type="float" office:value="0.00489373984886829" calcext:value-type="float">
            <text:p>0,00489373984886829</text:p>
          </table:table-cell>
          <table:table-cell office:value-type="float" office:value="-0.00106833961755292" calcext:value-type="float">
            <text:p>-0,00106833961755292</text:p>
          </table:table-cell>
          <table:table-cell office:value-type="float" office:value="-0.00692681365105049" calcext:value-type="float">
            <text:p>-0,00692681365105049</text:p>
          </table:table-cell>
          <table:table-cell office:value-type="float" office:value="0.00488727490722361" calcext:value-type="float">
            <text:p>0,00488727490722361</text:p>
          </table:table-cell>
          <table:table-cell office:value-type="float" office:value="0.00889503319689333" calcext:value-type="float">
            <text:p>0,008895033196893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5763" calcext:value-type="float">
            <text:p>45763</text:p>
          </table:table-cell>
          <table:table-cell office:value-type="float" office:value="0.00933806001713967" calcext:value-type="float">
            <text:p>0,00933806001713967</text:p>
          </table:table-cell>
          <table:table-cell office:value-type="float" office:value="-0.00374670207014026" calcext:value-type="float">
            <text:p>-0,00374670207014026</text:p>
          </table:table-cell>
          <table:table-cell office:value-type="float" office:value="0.00281668327849461" calcext:value-type="float">
            <text:p>0,00281668327849461</text:p>
          </table:table-cell>
          <table:table-cell office:value-type="float" office:value="-0.00506231030700662" calcext:value-type="float">
            <text:p>-0,00506231030700662</text:p>
          </table:table-cell>
          <table:table-cell office:value-type="float" office:value="0.00421427208347283" calcext:value-type="float">
            <text:p>0,004214272083472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5764" calcext:value-type="float">
            <text:p>45764</text:p>
          </table:table-cell>
          <table:table-cell office:value-type="float" office:value="0.0302394379871545" calcext:value-type="float">
            <text:p>0,0302394379871545</text:p>
          </table:table-cell>
          <table:table-cell office:value-type="float" office:value="0.00818303664750767" calcext:value-type="float">
            <text:p>0,00818303664750767</text:p>
          </table:table-cell>
          <table:table-cell office:value-type="float" office:value="0.0120511862537506" calcext:value-type="float">
            <text:p>0,0120511862537506</text:p>
          </table:table-cell>
          <table:table-cell office:value-type="float" office:value="-0.018513050553237" calcext:value-type="float">
            <text:p>-0,018513050553237</text:p>
          </table:table-cell>
          <table:table-cell office:value-type="float" office:value="0.00798399003049891" calcext:value-type="float">
            <text:p>0,007983990030498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5769" calcext:value-type="float">
            <text:p>45769</text:p>
          </table:table-cell>
          <table:table-cell office:value-type="float" office:value="0.00593879185913505" calcext:value-type="float">
            <text:p>0,00593879185913505</text:p>
          </table:table-cell>
          <table:table-cell office:value-type="float" office:value="0.00588044003870821" calcext:value-type="float">
            <text:p>0,00588044003870821</text:p>
          </table:table-cell>
          <table:table-cell office:value-type="float" office:value="0.00395124590996499" calcext:value-type="float">
            <text:p>0,00395124590996499</text:p>
          </table:table-cell>
          <table:table-cell office:value-type="float" office:value="-0.00640295619913092" calcext:value-type="float">
            <text:p>-0,00640295619913092</text:p>
          </table:table-cell>
          <table:table-cell office:value-type="float" office:value="0.00639233496083222" calcext:value-type="float">
            <text:p>0,006392334960832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5770" calcext:value-type="float">
            <text:p>45770</text:p>
          </table:table-cell>
          <table:table-cell office:value-type="float" office:value="0.0139834868625514" calcext:value-type="float">
            <text:p>0,0139834868625514</text:p>
          </table:table-cell>
          <table:table-cell office:value-type="float" office:value="0.0118386117911565" calcext:value-type="float">
            <text:p>0,0118386117911565</text:p>
          </table:table-cell>
          <table:table-cell office:value-type="float" office:value="-0.0005178172194878" calcext:value-type="float">
            <text:p>-0,0005178172194878</text:p>
          </table:table-cell>
          <table:table-cell office:value-type="float" office:value="0.00529182660026613" calcext:value-type="float">
            <text:p>0,00529182660026613</text:p>
          </table:table-cell>
          <table:table-cell office:value-type="float" office:value="-0.00578529218952925" calcext:value-type="float">
            <text:p>-0,005785292189529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5771" calcext:value-type="float">
            <text:p>45771</text:p>
          </table:table-cell>
          <table:table-cell office:value-type="float" office:value="0.0241693023914832" calcext:value-type="float">
            <text:p>0,0241693023914832</text:p>
          </table:table-cell>
          <table:table-cell office:value-type="float" office:value="0.0175867288198163" calcext:value-type="float">
            <text:p>0,0175867288198163</text:p>
          </table:table-cell>
          <table:table-cell office:value-type="float" office:value="0.0108025869789439" calcext:value-type="float">
            <text:p>0,0108025869789439</text:p>
          </table:table-cell>
          <table:table-cell office:value-type="float" office:value="-0.0215276897839303" calcext:value-type="float">
            <text:p>-0,0215276897839303</text:p>
          </table:table-cell>
          <table:table-cell office:value-type="float" office:value="0.00498591110235045" calcext:value-type="float">
            <text:p>0,004985911102350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5772" calcext:value-type="float">
            <text:p>45772</text:p>
          </table:table-cell>
          <table:table-cell office:value-type="float" office:value="-0.00219036859325671" calcext:value-type="float">
            <text:p>-0,00219036859325671</text:p>
          </table:table-cell>
          <table:table-cell office:value-type="float" office:value="0.000942085421179996" calcext:value-type="float">
            <text:p>0,000942085421179996</text:p>
          </table:table-cell>
          <table:table-cell office:value-type="float" office:value="-0.00488317295729293" calcext:value-type="float">
            <text:p>-0,00488317295729293</text:p>
          </table:table-cell>
          <table:table-cell office:value-type="float" office:value="0.0101581634487303" calcext:value-type="float">
            <text:p>0,0101581634487303</text:p>
          </table:table-cell>
          <table:table-cell office:value-type="float" office:value="-0.00866913590625919" calcext:value-type="float">
            <text:p>-0,008669135906259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5775" calcext:value-type="float">
            <text:p>45775</text:p>
          </table:table-cell>
          <table:table-cell office:value-type="float" office:value="0.010177847035547" calcext:value-type="float">
            <text:p>0,010177847035547</text:p>
          </table:table-cell>
          <table:table-cell office:value-type="float" office:value="0.00220516460291838" calcext:value-type="float">
            <text:p>0,00220516460291838</text:p>
          </table:table-cell>
          <table:table-cell office:value-type="float" office:value="-0.00200039993253311" calcext:value-type="float">
            <text:p>-0,00200039993253311</text:p>
          </table:table-cell>
          <table:table-cell office:value-type="float" office:value="0.00820111309027381" calcext:value-type="float">
            <text:p>0,00820111309027381</text:p>
          </table:table-cell>
          <table:table-cell office:value-type="float" office:value="-0.00424625222824993" calcext:value-type="float">
            <text:p>-0,004246252228249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5776" calcext:value-type="float">
            <text:p>45776</text:p>
          </table:table-cell>
          <table:table-cell office:value-type="float" office:value="0.00436997078090173" calcext:value-type="float">
            <text:p>0,00436997078090173</text:p>
          </table:table-cell>
          <table:table-cell office:value-type="float" office:value="-0.000639417232824507" calcext:value-type="float">
            <text:p>-0,000639417232824507</text:p>
          </table:table-cell>
          <table:table-cell office:value-type="float" office:value="0.00240484908245155" calcext:value-type="float">
            <text:p>0,00240484908245155</text:p>
          </table:table-cell>
          <table:table-cell office:value-type="float" office:value="-0.00514580514631779" calcext:value-type="float">
            <text:p>-0,00514580514631779</text:p>
          </table:table-cell>
          <table:table-cell office:value-type="float" office:value="0.00890756025026426" calcext:value-type="float">
            <text:p>0,008907560250264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5777" calcext:value-type="float">
            <text:p>45777</text:p>
          </table:table-cell>
          <table:table-cell office:value-type="float" office:value="-0.00339538547977422" calcext:value-type="float">
            <text:p>-0,00339538547977422</text:p>
          </table:table-cell>
          <table:table-cell office:value-type="float" office:value="-0.00201428823839513" calcext:value-type="float">
            <text:p>-0,00201428823839513</text:p>
          </table:table-cell>
          <table:table-cell office:value-type="float" office:value="0.00402792011253748" calcext:value-type="float">
            <text:p>0,00402792011253748</text:p>
          </table:table-cell>
          <table:table-cell office:value-type="float" office:value="0.00965805830655025" calcext:value-type="float">
            <text:p>0,00965805830655025</text:p>
          </table:table-cell>
          <table:table-cell office:value-type="float" office:value="-0.000923105964979515" calcext:value-type="float">
            <text:p>-0,0009231059649795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5779" calcext:value-type="float">
            <text:p>45779</text:p>
          </table:table-cell>
          <table:table-cell office:value-type="float" office:value="-0.0157860644107021" calcext:value-type="float">
            <text:p>-0,0157860644107021</text:p>
          </table:table-cell>
          <table:table-cell office:value-type="float" office:value="-0.00155692659888863" calcext:value-type="float">
            <text:p>-0,00155692659888863</text:p>
          </table:table-cell>
          <table:table-cell office:value-type="float" office:value="-0.000348344227952552" calcext:value-type="float">
            <text:p>-0,000348344227952552</text:p>
          </table:table-cell>
          <table:table-cell office:value-type="float" office:value="0.00306771336559671" calcext:value-type="float">
            <text:p>0,00306771336559671</text:p>
          </table:table-cell>
          <table:table-cell office:value-type="float" office:value="0.00259641745447228" calcext:value-type="float">
            <text:p>0,002596417454472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5782" calcext:value-type="float">
            <text:p>45782</text:p>
          </table:table-cell>
          <table:table-cell office:value-type="float" office:value="0.00649621842254079" calcext:value-type="float">
            <text:p>0,00649621842254079</text:p>
          </table:table-cell>
          <table:table-cell office:value-type="float" office:value="-0.0141719331006158" calcext:value-type="float">
            <text:p>-0,0141719331006158</text:p>
          </table:table-cell>
          <table:table-cell office:value-type="float" office:value="-0.00223219506848919" calcext:value-type="float">
            <text:p>-0,00223219506848919</text:p>
          </table:table-cell>
          <table:table-cell office:value-type="float" office:value="0.00878333342366265" calcext:value-type="float">
            <text:p>0,00878333342366265</text:p>
          </table:table-cell>
          <table:table-cell office:value-type="float" office:value="-0.00435417875729549" calcext:value-type="float">
            <text:p>-0,004354178757295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5783" calcext:value-type="float">
            <text:p>45783</text:p>
          </table:table-cell>
          <table:table-cell office:value-type="float" office:value="-0.033232863699316" calcext:value-type="float">
            <text:p>-0,033232863699316</text:p>
          </table:table-cell>
          <table:table-cell office:value-type="float" office:value="-0.000623252070108959" calcext:value-type="float">
            <text:p>-0,000623252070108959</text:p>
          </table:table-cell>
          <table:table-cell office:value-type="float" office:value="0.00235959850347757" calcext:value-type="float">
            <text:p>0,00235959850347757</text:p>
          </table:table-cell>
          <table:table-cell office:value-type="float" office:value="0.000682405164422549" calcext:value-type="float">
            <text:p>0,000682405164422549</text:p>
          </table:table-cell>
          <table:table-cell office:value-type="float" office:value="-0.000215753462973013" calcext:value-type="float">
            <text:p>-0,0002157534629730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5784" calcext:value-type="float">
            <text:p>45784</text:p>
          </table:table-cell>
          <table:table-cell office:value-type="float" office:value="0.00328673744108012" calcext:value-type="float">
            <text:p>0,00328673744108012</text:p>
          </table:table-cell>
          <table:table-cell office:value-type="float" office:value="-0.000795207340066279" calcext:value-type="float">
            <text:p>-0,000795207340066279</text:p>
          </table:table-cell>
          <table:table-cell office:value-type="float" office:value="-0.00266048591372713" calcext:value-type="float">
            <text:p>-0,00266048591372713</text:p>
          </table:table-cell>
          <table:table-cell office:value-type="float" office:value="0.0199048378163594" calcext:value-type="float">
            <text:p>0,0199048378163594</text:p>
          </table:table-cell>
          <table:table-cell office:value-type="float" office:value="-0.000830473866888721" calcext:value-type="float">
            <text:p>-0,0008304738668887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5785" calcext:value-type="float">
            <text:p>45785</text:p>
          </table:table-cell>
          <table:table-cell office:value-type="float" office:value="-0.00864011498823323" calcext:value-type="float">
            <text:p>-0,00864011498823323</text:p>
          </table:table-cell>
          <table:table-cell office:value-type="float" office:value="0.0170454791731056" calcext:value-type="float">
            <text:p>0,0170454791731056</text:p>
          </table:table-cell>
          <table:table-cell office:value-type="float" office:value="0.0196965757283688" calcext:value-type="float">
            <text:p>0,0196965757283688</text:p>
          </table:table-cell>
          <table:table-cell office:value-type="float" office:value="-0.0298063584563728" calcext:value-type="float">
            <text:p>-0,0298063584563728</text:p>
          </table:table-cell>
          <table:table-cell office:value-type="float" office:value="0.00440093853531935" calcext:value-type="float">
            <text:p>0,004400938535319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5786" calcext:value-type="float">
            <text:p>45786</text:p>
          </table:table-cell>
          <table:table-cell office:value-type="float" office:value="-0.0492048218610555" calcext:value-type="float">
            <text:p>-0,0492048218610555</text:p>
          </table:table-cell>
          <table:table-cell office:value-type="float" office:value="0.00117356368180455" calcext:value-type="float">
            <text:p>0,00117356368180455</text:p>
          </table:table-cell>
          <table:table-cell office:value-type="float" office:value="0.0112907350328615" calcext:value-type="float">
            <text:p>0,0112907350328615</text:p>
          </table:table-cell>
          <table:table-cell office:value-type="float" office:value="0.013751053336125" calcext:value-type="float">
            <text:p>0,013751053336125</text:p>
          </table:table-cell>
          <table:table-cell office:value-type="float" office:value="0.0144462842528512" calcext:value-type="float">
            <text:p>0,0144462842528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5789" calcext:value-type="float">
            <text:p>45789</text:p>
          </table:table-cell>
          <table:table-cell office:value-type="float" office:value="-0.00324210357326685" calcext:value-type="float">
            <text:p>-0,00324210357326685</text:p>
          </table:table-cell>
          <table:table-cell office:value-type="float" office:value="-0.00147624362687733" calcext:value-type="float">
            <text:p>-0,00147624362687733</text:p>
          </table:table-cell>
          <table:table-cell office:value-type="float" office:value="-0.00749024359567734" calcext:value-type="float">
            <text:p>-0,00749024359567734</text:p>
          </table:table-cell>
          <table:table-cell office:value-type="float" office:value="-0.00861809841090162" calcext:value-type="float">
            <text:p>-0,00861809841090162</text:p>
          </table:table-cell>
          <table:table-cell office:value-type="float" office:value="-0.0060146080298832" calcext:value-type="float">
            <text:p>-0,00601460802988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5790" calcext:value-type="float">
            <text:p>45790</text:p>
          </table:table-cell>
          <table:table-cell office:value-type="float" office:value="0.0173142854201734" calcext:value-type="float">
            <text:p>0,0173142854201734</text:p>
          </table:table-cell>
          <table:table-cell office:value-type="float" office:value="0.0168957123620799" calcext:value-type="float">
            <text:p>0,0168957123620799</text:p>
          </table:table-cell>
          <table:table-cell office:value-type="float" office:value="0.0056107555851649" calcext:value-type="float">
            <text:p>0,0056107555851649</text:p>
          </table:table-cell>
          <table:table-cell office:value-type="float" office:value="-0.00619611489768292" calcext:value-type="float">
            <text:p>-0,00619611489768292</text:p>
          </table:table-cell>
          <table:table-cell office:value-type="float" office:value="0.00533956549125709" calcext:value-type="float">
            <text:p>0,005339565491257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5791" calcext:value-type="float">
            <text:p>45791</text:p>
          </table:table-cell>
          <table:table-cell office:value-type="float" office:value="-0.0112195922604178" calcext:value-type="float">
            <text:p>-0,0112195922604178</text:p>
          </table:table-cell>
          <table:table-cell office:value-type="float" office:value="-0.00260782413998116" calcext:value-type="float">
            <text:p>-0,00260782413998116</text:p>
          </table:table-cell>
          <table:table-cell office:value-type="float" office:value="0.00402754840604512" calcext:value-type="float">
            <text:p>0,00402754840604512</text:p>
          </table:table-cell>
          <table:table-cell office:value-type="float" office:value="0.0099693715366694" calcext:value-type="float">
            <text:p>0,0099693715366694</text:p>
          </table:table-cell>
          <table:table-cell office:value-type="float" office:value="-0.00296629422167552" calcext:value-type="float">
            <text:p>-0,002966294221675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5792" calcext:value-type="float">
            <text:p>45792</text:p>
          </table:table-cell>
          <table:table-cell office:value-type="float" office:value="0.0255005858415609" calcext:value-type="float">
            <text:p>0,0255005858415609</text:p>
          </table:table-cell>
          <table:table-cell office:value-type="float" office:value="0.00665982766836715" calcext:value-type="float">
            <text:p>0,00665982766836715</text:p>
          </table:table-cell>
          <table:table-cell office:value-type="float" office:value="0.00574135062695851" calcext:value-type="float">
            <text:p>0,00574135062695851</text:p>
          </table:table-cell>
          <table:table-cell office:value-type="float" office:value="0.00353459322242012" calcext:value-type="float">
            <text:p>0,00353459322242012</text:p>
          </table:table-cell>
          <table:table-cell office:value-type="float" office:value="0.0101436260017762" calcext:value-type="float">
            <text:p>0,01014362600177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5793" calcext:value-type="float">
            <text:p>45793</text:p>
          </table:table-cell>
          <table:table-cell office:value-type="float" office:value="0.0115832044281138" calcext:value-type="float">
            <text:p>0,0115832044281138</text:p>
          </table:table-cell>
          <table:table-cell office:value-type="float" office:value="-0.000891022697400674" calcext:value-type="float">
            <text:p>-0,000891022697400674</text:p>
          </table:table-cell>
          <table:table-cell office:value-type="float" office:value="0.00632878500431222" calcext:value-type="float">
            <text:p>0,00632878500431222</text:p>
          </table:table-cell>
          <table:table-cell office:value-type="float" office:value="0.00425745322875789" calcext:value-type="float">
            <text:p>0,00425745322875789</text:p>
          </table:table-cell>
          <table:table-cell office:value-type="float" office:value="0.00126122698839898" calcext:value-type="float">
            <text:p>0,001261226988398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5796" calcext:value-type="float">
            <text:p>45796</text:p>
          </table:table-cell>
          <table:table-cell office:value-type="float" office:value="0.0228570197344621" calcext:value-type="float">
            <text:p>0,0228570197344621</text:p>
          </table:table-cell>
          <table:table-cell office:value-type="float" office:value="0.00189194243298554" calcext:value-type="float">
            <text:p>0,00189194243298554</text:p>
          </table:table-cell>
          <table:table-cell office:value-type="float" office:value="-0.00792077178107836" calcext:value-type="float">
            <text:p>-0,00792077178107836</text:p>
          </table:table-cell>
          <table:table-cell office:value-type="float" office:value="-0.00587035395510347" calcext:value-type="float">
            <text:p>-0,00587035395510347</text:p>
          </table:table-cell>
          <table:table-cell office:value-type="float" office:value="-0.00563666630416421" calcext:value-type="float">
            <text:p>-0,005636666304164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5797" calcext:value-type="float">
            <text:p>45797</text:p>
          </table:table-cell>
          <table:table-cell office:value-type="float" office:value="0.010746748732809" calcext:value-type="float">
            <text:p>0,010746748732809</text:p>
          </table:table-cell>
          <table:table-cell office:value-type="float" office:value="0.00391343710674117" calcext:value-type="float">
            <text:p>0,00391343710674117</text:p>
          </table:table-cell>
          <table:table-cell office:value-type="float" office:value="-0.00191087993353509" calcext:value-type="float">
            <text:p>-0,00191087993353509</text:p>
          </table:table-cell>
          <table:table-cell office:value-type="float" office:value="0.00702121910077923" calcext:value-type="float">
            <text:p>0,00702121910077923</text:p>
          </table:table-cell>
          <table:table-cell office:value-type="float" office:value="0.00314556377820352" calcext:value-type="float">
            <text:p>0,003145563778203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5798" calcext:value-type="float">
            <text:p>45798</text:p>
          </table:table-cell>
          <table:table-cell office:value-type="float" office:value="-0.0434465216246227" calcext:value-type="float">
            <text:p>-0,0434465216246227</text:p>
          </table:table-cell>
          <table:table-cell office:value-type="float" office:value="-0.0155786624934402" calcext:value-type="float">
            <text:p>-0,0155786624934402</text:p>
          </table:table-cell>
          <table:table-cell office:value-type="float" office:value="0.0020963055581453" calcext:value-type="float">
            <text:p>0,0020963055581453</text:p>
          </table:table-cell>
          <table:table-cell office:value-type="float" office:value="0.00521806207777488" calcext:value-type="float">
            <text:p>0,00521806207777488</text:p>
          </table:table-cell>
          <table:table-cell office:value-type="float" office:value="0.00235512547413944" calcext:value-type="float">
            <text:p>0,002355125474139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5799" calcext:value-type="float">
            <text:p>45799</text:p>
          </table:table-cell>
          <table:table-cell office:value-type="float" office:value="0.00378753656385135" calcext:value-type="float">
            <text:p>0,00378753656385135</text:p>
          </table:table-cell>
          <table:table-cell office:value-type="float" office:value="-0.00371393746033847" calcext:value-type="float">
            <text:p>-0,00371393746033847</text:p>
          </table:table-cell>
          <table:table-cell office:value-type="float" office:value="-0.00172496998222595" calcext:value-type="float">
            <text:p>-0,00172496998222595</text:p>
          </table:table-cell>
          <table:table-cell office:value-type="float" office:value="-0.00529218695890411" calcext:value-type="float">
            <text:p>-0,00529218695890411</text:p>
          </table:table-cell>
          <table:table-cell office:value-type="float" office:value="0.00530688999281016" calcext:value-type="float">
            <text:p>0,005306889992810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5800" calcext:value-type="float">
            <text:p>45800</text:p>
          </table:table-cell>
          <table:table-cell office:value-type="float" office:value="0.00548852090939934" calcext:value-type="float">
            <text:p>0,00548852090939934</text:p>
          </table:table-cell>
          <table:table-cell office:value-type="float" office:value="0.00451844570902038" calcext:value-type="float">
            <text:p>0,00451844570902038</text:p>
          </table:table-cell>
          <table:table-cell office:value-type="float" office:value="-0.00424214642207677" calcext:value-type="float">
            <text:p>-0,00424214642207677</text:p>
          </table:table-cell>
          <table:table-cell office:value-type="float" office:value="0.00695832492465555" calcext:value-type="float">
            <text:p>0,00695832492465555</text:p>
          </table:table-cell>
          <table:table-cell office:value-type="float" office:value="0.00032213889809385" calcext:value-type="float">
            <text:p>0,000322138898093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5803" calcext:value-type="float">
            <text:p>45803</text:p>
          </table:table-cell>
          <table:table-cell office:value-type="float" office:value="0.0122608525643996" calcext:value-type="float">
            <text:p>0,0122608525643996</text:p>
          </table:table-cell>
          <table:table-cell office:value-type="float" office:value="0.00108385073044984" calcext:value-type="float">
            <text:p>0,00108385073044984</text:p>
          </table:table-cell>
          <table:table-cell office:value-type="float" office:value="0.000228249437390681" calcext:value-type="float">
            <text:p>0,000228249437390681</text:p>
          </table:table-cell>
          <table:table-cell office:value-type="float" office:value="-0.0013008327988499" calcext:value-type="float">
            <text:p>-0,0013008327988499</text:p>
          </table:table-cell>
          <table:table-cell office:value-type="float" office:value="-0.00329539669724126" calcext:value-type="float">
            <text:p>-0,003295396697241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5804" calcext:value-type="float">
            <text:p>45804</text:p>
          </table:table-cell>
          <table:table-cell office:value-type="float" office:value="0.0401769233912026" calcext:value-type="float">
            <text:p>0,0401769233912026</text:p>
          </table:table-cell>
          <table:table-cell office:value-type="float" office:value="0.00884865378614738" calcext:value-type="float">
            <text:p>0,00884865378614738</text:p>
          </table:table-cell>
          <table:table-cell office:value-type="float" office:value="-0.00197864577187384" calcext:value-type="float">
            <text:p>-0,00197864577187384</text:p>
          </table:table-cell>
          <table:table-cell office:value-type="float" office:value="-0.011828013502964" calcext:value-type="float">
            <text:p>-0,011828013502964</text:p>
          </table:table-cell>
          <table:table-cell office:value-type="float" office:value="0.00371147414969371" calcext:value-type="float">
            <text:p>0,003711474149693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5805" calcext:value-type="float">
            <text:p>45805</text:p>
          </table:table-cell>
          <table:table-cell office:value-type="float" office:value="-0.0111861532811211" calcext:value-type="float">
            <text:p>-0,0111861532811211</text:p>
          </table:table-cell>
          <table:table-cell office:value-type="float" office:value="-0.00380924379238099" calcext:value-type="float">
            <text:p>-0,00380924379238099</text:p>
          </table:table-cell>
          <table:table-cell office:value-type="float" office:value="-0.00532443270770166" calcext:value-type="float">
            <text:p>-0,00532443270770166</text:p>
          </table:table-cell>
          <table:table-cell office:value-type="float" office:value="0.00364261097497741" calcext:value-type="float">
            <text:p>0,00364261097497741</text:p>
          </table:table-cell>
          <table:table-cell office:value-type="float" office:value="-0.00242656107300594" calcext:value-type="float">
            <text:p>-0,002426561073005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5806" calcext:value-type="float">
            <text:p>45806</text:p>
          </table:table-cell>
          <table:table-cell office:value-type="float" office:value="-0.0158870741493235" calcext:value-type="float">
            <text:p>-0,0158870741493235</text:p>
          </table:table-cell>
          <table:table-cell office:value-type="float" office:value="-0.0027516017330423" calcext:value-type="float">
            <text:p>-0,0027516017330423</text:p>
          </table:table-cell>
          <table:table-cell office:value-type="float" office:value="0.00051131563642877" calcext:value-type="float">
            <text:p>0,00051131563642877</text:p>
          </table:table-cell>
          <table:table-cell office:value-type="float" office:value="0.003937237677495" calcext:value-type="float">
            <text:p>0,003937237677495</text:p>
          </table:table-cell>
          <table:table-cell office:value-type="float" office:value="-0.000166945277245814" calcext:value-type="float">
            <text:p>-0,0001669452772458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5807" calcext:value-type="float">
            <text:p>45807</text:p>
          </table:table-cell>
          <table:table-cell office:value-type="float" office:value="0.00279348115943813" calcext:value-type="float">
            <text:p>0,00279348115943813</text:p>
          </table:table-cell>
          <table:table-cell office:value-type="float" office:value="-0.00856823391157259" calcext:value-type="float">
            <text:p>-0,00856823391157259</text:p>
          </table:table-cell>
          <table:table-cell office:value-type="float" office:value="0.00589614116251853" calcext:value-type="float">
            <text:p>0,00589614116251853</text:p>
          </table:table-cell>
          <table:table-cell office:value-type="float" office:value="-0.000145585354790269" calcext:value-type="float">
            <text:p>-0,000145585354790269</text:p>
          </table:table-cell>
          <table:table-cell office:value-type="float" office:value="0.00156977652340433" calcext:value-type="float">
            <text:p>0,001569776523404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5810" calcext:value-type="float">
            <text:p>45810</text:p>
          </table:table-cell>
          <table:table-cell office:value-type="float" office:value="0.00940214050321627" calcext:value-type="float">
            <text:p>0,00940214050321627</text:p>
          </table:table-cell>
          <table:table-cell office:value-type="float" office:value="-0.00327394492561727" calcext:value-type="float">
            <text:p>-0,00327394492561727</text:p>
          </table:table-cell>
          <table:table-cell office:value-type="float" office:value="0.00196624424791642" calcext:value-type="float">
            <text:p>0,00196624424791642</text:p>
          </table:table-cell>
          <table:table-cell office:value-type="float" office:value="0.00708922250333766" calcext:value-type="float">
            <text:p>0,00708922250333766</text:p>
          </table:table-cell>
          <table:table-cell office:value-type="float" office:value="-0.0042143715212083" calcext:value-type="float">
            <text:p>-0,00421437152120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5811" calcext:value-type="float">
            <text:p>45811</text:p>
          </table:table-cell>
          <table:table-cell office:value-type="float" office:value="0.0230915563878778" calcext:value-type="float">
            <text:p>0,0230915563878778</text:p>
          </table:table-cell>
          <table:table-cell office:value-type="float" office:value="0.00520152192611522" calcext:value-type="float">
            <text:p>0,00520152192611522</text:p>
          </table:table-cell>
          <table:table-cell office:value-type="float" office:value="0.00490904091549508" calcext:value-type="float">
            <text:p>0,00490904091549508</text:p>
          </table:table-cell>
          <table:table-cell office:value-type="float" office:value="-0.0157102379486667" calcext:value-type="float">
            <text:p>-0,0157102379486667</text:p>
          </table:table-cell>
          <table:table-cell office:value-type="float" office:value="0.00670515447285039" calcext:value-type="float">
            <text:p>0,006705154472850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5812" calcext:value-type="float">
            <text:p>45812</text:p>
          </table:table-cell>
          <table:table-cell office:value-type="float" office:value="0.00347421744940513" calcext:value-type="float">
            <text:p>0,00347421744940513</text:p>
          </table:table-cell>
          <table:table-cell office:value-type="float" office:value="-0.00451431482761545" calcext:value-type="float">
            <text:p>-0,00451431482761545</text:p>
          </table:table-cell>
          <table:table-cell office:value-type="float" office:value="-0.000943103345516034" calcext:value-type="float">
            <text:p>-0,000943103345516034</text:p>
          </table:table-cell>
          <table:table-cell office:value-type="float" office:value="0.000593980193487821" calcext:value-type="float">
            <text:p>0,000593980193487821</text:p>
          </table:table-cell>
          <table:table-cell office:value-type="float" office:value="0.00220798001298591" calcext:value-type="float">
            <text:p>0,002207980012985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5813" calcext:value-type="float">
            <text:p>45813</text:p>
          </table:table-cell>
          <table:table-cell office:value-type="float" office:value="-0.00174988892814677" calcext:value-type="float">
            <text:p>-0,00174988892814677</text:p>
          </table:table-cell>
          <table:table-cell office:value-type="float" office:value="-0.00751044689077358" calcext:value-type="float">
            <text:p>-0,00751044689077358</text:p>
          </table:table-cell>
          <table:table-cell office:value-type="float" office:value="-0.00781420054166027" calcext:value-type="float">
            <text:p>-0,00781420054166027</text:p>
          </table:table-cell>
          <table:table-cell office:value-type="float" office:value="0.0115680747907956" calcext:value-type="float">
            <text:p>0,0115680747907956</text:p>
          </table:table-cell>
          <table:table-cell office:value-type="float" office:value="-0.00601508745820341" calcext:value-type="float">
            <text:p>-0,006015087458203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5814" calcext:value-type="float">
            <text:p>45814</text:p>
          </table:table-cell>
          <table:table-cell office:value-type="float" office:value="-0.024526831241117" calcext:value-type="float">
            <text:p>-0,024526831241117</text:p>
          </table:table-cell>
          <table:table-cell office:value-type="float" office:value="-0.00144499605990094" calcext:value-type="float">
            <text:p>-0,00144499605990094</text:p>
          </table:table-cell>
          <table:table-cell office:value-type="float" office:value="-0.00225446675420586" calcext:value-type="float">
            <text:p>-0,00225446675420586</text:p>
          </table:table-cell>
          <table:table-cell office:value-type="float" office:value="0.00451819629057088" calcext:value-type="float">
            <text:p>0,00451819629057088</text:p>
          </table:table-cell>
          <table:table-cell office:value-type="float" office:value="-0.00156241771349642" calcext:value-type="float">
            <text:p>-0,001562417713496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5817" calcext:value-type="float">
            <text:p>45817</text:p>
          </table:table-cell>
          <table:table-cell office:value-type="float" office:value="-0.00301759665196006" calcext:value-type="float">
            <text:p>-0,00301759665196006</text:p>
          </table:table-cell>
          <table:table-cell office:value-type="float" office:value="-0.00363490059566044" calcext:value-type="float">
            <text:p>-0,00363490059566044</text:p>
          </table:table-cell>
          <table:table-cell office:value-type="float" office:value="0.00430222907976754" calcext:value-type="float">
            <text:p>0,00430222907976754</text:p>
          </table:table-cell>
          <table:table-cell office:value-type="float" office:value="-0.00717630698321016" calcext:value-type="float">
            <text:p>-0,00717630698321016</text:p>
          </table:table-cell>
          <table:table-cell office:value-type="float" office:value="0.00114672270427238" calcext:value-type="float">
            <text:p>0,001146722704272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5818" calcext:value-type="float">
            <text:p>45818</text:p>
          </table:table-cell>
          <table:table-cell office:value-type="float" office:value="0.0137837196324385" calcext:value-type="float">
            <text:p>0,0137837196324385</text:p>
          </table:table-cell>
          <table:table-cell office:value-type="float" office:value="0.0033634373487863" calcext:value-type="float">
            <text:p>0,0033634373487863</text:p>
          </table:table-cell>
          <table:table-cell office:value-type="float" office:value="0.00436723720853134" calcext:value-type="float">
            <text:p>0,00436723720853134</text:p>
          </table:table-cell>
          <table:table-cell office:value-type="float" office:value="-0.00923382315352549" calcext:value-type="float">
            <text:p>-0,00923382315352549</text:p>
          </table:table-cell>
          <table:table-cell office:value-type="float" office:value="0.00314455843200458" calcext:value-type="float">
            <text:p>0,003144558432004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5819" calcext:value-type="float">
            <text:p>45819</text:p>
          </table:table-cell>
          <table:table-cell office:value-type="float" office:value="-0.00666312897952864" calcext:value-type="float">
            <text:p>-0,00666312897952864</text:p>
          </table:table-cell>
          <table:table-cell office:value-type="float" office:value="0.00582617988946535" calcext:value-type="float">
            <text:p>0,00582617988946535</text:p>
          </table:table-cell>
          <table:table-cell office:value-type="float" office:value="0.00609397528009099" calcext:value-type="float">
            <text:p>0,00609397528009099</text:p>
          </table:table-cell>
          <table:table-cell office:value-type="float" office:value="-0.00395732533971792" calcext:value-type="float">
            <text:p>-0,00395732533971792</text:p>
          </table:table-cell>
          <table:table-cell office:value-type="float" office:value="0.00676370006716128" calcext:value-type="float">
            <text:p>0,006763700067161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5820" calcext:value-type="float">
            <text:p>45820</text:p>
          </table:table-cell>
          <table:table-cell office:value-type="float" office:value="0.0100306873447677" calcext:value-type="float">
            <text:p>0,0100306873447677</text:p>
          </table:table-cell>
          <table:table-cell office:value-type="float" office:value="0.00476701214964771" calcext:value-type="float">
            <text:p>0,00476701214964771</text:p>
          </table:table-cell>
          <table:table-cell office:value-type="float" office:value="-0.00258910866084486" calcext:value-type="float">
            <text:p>-0,00258910866084486</text:p>
          </table:table-cell>
          <table:table-cell office:value-type="float" office:value="-0.000223153483431186" calcext:value-type="float">
            <text:p>-0,000223153483431186</text:p>
          </table:table-cell>
          <table:table-cell office:value-type="float" office:value="-0.00641313041297601" calcext:value-type="float">
            <text:p>-0,006413130412976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5821" calcext:value-type="float">
            <text:p>45821</text:p>
          </table:table-cell>
          <table:table-cell office:value-type="float" office:value="-0.022642638207798" calcext:value-type="float">
            <text:p>-0,022642638207798</text:p>
          </table:table-cell>
          <table:table-cell office:value-type="float" office:value="0.134913877557045" calcext:value-type="float">
            <text:p>0,134913877557045</text:p>
          </table:table-cell>
          <table:table-cell office:value-type="float" office:value="-0.00420083517231006" calcext:value-type="float">
            <text:p>-0,00420083517231006</text:p>
          </table:table-cell>
          <table:table-cell office:value-type="float" office:value="0.00621378921027559" calcext:value-type="float">
            <text:p>0,00621378921027559</text:p>
          </table:table-cell>
          <table:table-cell office:value-type="float" office:value="-0.00424578736444574" calcext:value-type="float">
            <text:p>-0,00424578736444574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5824" calcext:value-type="float">
            <text:p>45824</text:p>
          </table:table-cell>
          <table:table-cell office:value-type="float" office:value="0.0133362732051742" calcext:value-type="float">
            <text:p>0,0133362732051742</text:p>
          </table:table-cell>
          <table:table-cell office:value-type="float" office:value="-0.109431961065459" calcext:value-type="float">
            <text:p>-0,109431961065459</text:p>
          </table:table-cell>
          <table:table-cell office:value-type="float" office:value="0.00790992561288631" calcext:value-type="float">
            <text:p>0,00790992561288631</text:p>
          </table:table-cell>
          <table:table-cell office:value-type="float" office:value="-0.00702689693704405" calcext:value-type="float">
            <text:p>-0,00702689693704405</text:p>
          </table:table-cell>
          <table:table-cell office:value-type="float" office:value="-0.00212401098279194" calcext:value-type="float">
            <text:p>-0,00212401098279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5825" calcext:value-type="float">
            <text:p>45825</text:p>
          </table:table-cell>
          <table:table-cell office:value-type="float" office:value="-0.0116568530923809" calcext:value-type="float">
            <text:p>-0,0116568530923809</text:p>
          </table:table-cell>
          <table:table-cell office:value-type="float" office:value="-0.0172332921975309" calcext:value-type="float">
            <text:p>-0,0172332921975309</text:p>
          </table:table-cell>
          <table:table-cell office:value-type="float" office:value="0.00134681280432017" calcext:value-type="float">
            <text:p>0,00134681280432017</text:p>
          </table:table-cell>
          <table:table-cell office:value-type="float" office:value="0.00413570316581468" calcext:value-type="float">
            <text:p>0,00413570316581468</text:p>
          </table:table-cell>
          <table:table-cell office:value-type="float" office:value="-0.00167641395841189" calcext:value-type="float">
            <text:p>-0,001676413958411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5826" calcext:value-type="float">
            <text:p>45826</text:p>
          </table:table-cell>
          <table:table-cell office:value-type="float" office:value="0.00193110150635488" calcext:value-type="float">
            <text:p>0,00193110150635488</text:p>
          </table:table-cell>
          <table:table-cell office:value-type="float" office:value="0.0179254353246161" calcext:value-type="float">
            <text:p>0,0179254353246161</text:p>
          </table:table-cell>
          <table:table-cell office:value-type="float" office:value="-0.0049339242563684" calcext:value-type="float">
            <text:p>-0,0049339242563684</text:p>
          </table:table-cell>
          <table:table-cell office:value-type="float" office:value="-0.000147650786646423" calcext:value-type="float">
            <text:p>-0,000147650786646423</text:p>
          </table:table-cell>
          <table:table-cell office:value-type="float" office:value="0.000185560246345796" calcext:value-type="float">
            <text:p>0,0001855602463457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5828" calcext:value-type="float">
            <text:p>45828</text:p>
          </table:table-cell>
          <table:table-cell office:value-type="float" office:value="-0.0138463582439842" calcext:value-type="float">
            <text:p>-0,0138463582439842</text:p>
          </table:table-cell>
          <table:table-cell office:value-type="float" office:value="-0.0284283063204209" calcext:value-type="float">
            <text:p>-0,0284283063204209</text:p>
          </table:table-cell>
          <table:table-cell office:value-type="float" office:value="-0.00238719839796022" calcext:value-type="float">
            <text:p>-0,00238719839796022</text:p>
          </table:table-cell>
          <table:table-cell office:value-type="float" office:value="0.0138077179038929" calcext:value-type="float">
            <text:p>0,0138077179038929</text:p>
          </table:table-cell>
          <table:table-cell office:value-type="float" office:value="0.0020832217095735" calcext:value-type="float">
            <text:p>0,00208322170957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5831" calcext:value-type="float">
            <text:p>45831</text:p>
          </table:table-cell>
          <table:table-cell office:value-type="float" office:value="-0.00390317362840126" calcext:value-type="float">
            <text:p>-0,00390317362840126</text:p>
          </table:table-cell>
          <table:table-cell office:value-type="float" office:value="-0.00795142887142396" calcext:value-type="float">
            <text:p>-0,00795142887142396</text:p>
          </table:table-cell>
          <table:table-cell office:value-type="float" office:value="-0.00673017231426874" calcext:value-type="float">
            <text:p>-0,00673017231426874</text:p>
          </table:table-cell>
          <table:table-cell office:value-type="float" office:value="0.0060309564959641" calcext:value-type="float">
            <text:p>0,0060309564959641</text:p>
          </table:table-cell>
          <table:table-cell office:value-type="float" office:value="-0.00789471606176654" calcext:value-type="float">
            <text:p>-0,007894716061766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5832" calcext:value-type="float">
            <text:p>45832</text:p>
          </table:table-cell>
          <table:table-cell office:value-type="float" office:value="0.0239055309850025" calcext:value-type="float">
            <text:p>0,0239055309850025</text:p>
          </table:table-cell>
          <table:table-cell office:value-type="float" office:value="0.00142103550582155" calcext:value-type="float">
            <text:p>0,00142103550582155</text:p>
          </table:table-cell>
          <table:table-cell office:value-type="float" office:value="0.000759986487909447" calcext:value-type="float">
            <text:p>0,000759986487909447</text:p>
          </table:table-cell>
          <table:table-cell office:value-type="float" office:value="-0.00671797108944808" calcext:value-type="float">
            <text:p>-0,00671797108944808</text:p>
          </table:table-cell>
          <table:table-cell office:value-type="float" office:value="0.00151163466777416" calcext:value-type="float">
            <text:p>0,001511634667774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5833" calcext:value-type="float">
            <text:p>45833</text:p>
          </table:table-cell>
          <table:table-cell office:value-type="float" office:value="-0.0104282808446969" calcext:value-type="float">
            <text:p>-0,0104282808446969</text:p>
          </table:table-cell>
          <table:table-cell office:value-type="float" office:value="-0.0239491657945" calcext:value-type="float">
            <text:p>-0,0239491657945</text:p>
          </table:table-cell>
          <table:table-cell office:value-type="float" office:value="-0.00331940987040669" calcext:value-type="float">
            <text:p>-0,00331940987040669</text:p>
          </table:table-cell>
          <table:table-cell office:value-type="float" office:value="0.00456273682725602" calcext:value-type="float">
            <text:p>0,00456273682725602</text:p>
          </table:table-cell>
          <table:table-cell office:value-type="float" office:value="0.00380410956193043" calcext:value-type="float">
            <text:p>0,003804109561930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5834" calcext:value-type="float">
            <text:p>45834</text:p>
          </table:table-cell>
          <table:table-cell office:value-type="float" office:value="0.0251692800764213" calcext:value-type="float">
            <text:p>0,0251692800764213</text:p>
          </table:table-cell>
          <table:table-cell office:value-type="float" office:value="-0.000637199638859037" calcext:value-type="float">
            <text:p>-0,000637199638859037</text:p>
          </table:table-cell>
          <table:table-cell office:value-type="float" office:value="-0.00190778310884454" calcext:value-type="float">
            <text:p>-0,00190778310884454</text:p>
          </table:table-cell>
          <table:table-cell office:value-type="float" office:value="0.00169075511940126" calcext:value-type="float">
            <text:p>0,00169075511940126</text:p>
          </table:table-cell>
          <table:table-cell office:value-type="float" office:value="-0.00561131740851004" calcext:value-type="float">
            <text:p>-0,005611317408510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5835" calcext:value-type="float">
            <text:p>45835</text:p>
          </table:table-cell>
          <table:table-cell office:value-type="float" office:value="-0.0217332632439775" calcext:value-type="float">
            <text:p>-0,0217332632439775</text:p>
          </table:table-cell>
          <table:table-cell office:value-type="float" office:value="0.0126424470016368" calcext:value-type="float">
            <text:p>0,0126424470016368</text:p>
          </table:table-cell>
          <table:table-cell office:value-type="float" office:value="0.00121745654635704" calcext:value-type="float">
            <text:p>0,00121745654635704</text:p>
          </table:table-cell>
          <table:table-cell office:value-type="float" office:value="0.00852153731771998" calcext:value-type="float">
            <text:p>0,00852153731771998</text:p>
          </table:table-cell>
          <table:table-cell office:value-type="float" office:value="0.00134882979087697" calcext:value-type="float">
            <text:p>0,001348829790876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5838" calcext:value-type="float">
            <text:p>45838</text:p>
          </table:table-cell>
          <table:table-cell office:value-type="float" office:value="0.021838813685051" calcext:value-type="float">
            <text:p>0,021838813685051</text:p>
          </table:table-cell>
          <table:table-cell office:value-type="float" office:value="0.0195002374847798" calcext:value-type="float">
            <text:p>0,0195002374847798</text:p>
          </table:table-cell>
          <table:table-cell office:value-type="float" office:value="-0.00298160502709804" calcext:value-type="float">
            <text:p>-0,00298160502709804</text:p>
          </table:table-cell>
          <table:table-cell office:value-type="float" office:value="0.00635761094520433" calcext:value-type="float">
            <text:p>0,00635761094520433</text:p>
          </table:table-cell>
          <table:table-cell office:value-type="float" office:value="-0.00569036243745708" calcext:value-type="float">
            <text:p>-0,005690362437457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5839" calcext:value-type="float">
            <text:p>45839</text:p>
          </table:table-cell>
          <table:table-cell office:value-type="float" office:value="-0.0106670513218504" calcext:value-type="float">
            <text:p>-0,0106670513218504</text:p>
          </table:table-cell>
          <table:table-cell office:value-type="float" office:value="0.0116380751724826" calcext:value-type="float">
            <text:p>0,0116380751724826</text:p>
          </table:table-cell>
          <table:table-cell office:value-type="float" office:value="0.00141504643066576" calcext:value-type="float">
            <text:p>0,00141504643066576</text:p>
          </table:table-cell>
          <table:table-cell office:value-type="float" office:value="0.00082112199677549" calcext:value-type="float">
            <text:p>0,00082112199677549</text:p>
          </table:table-cell>
          <table:table-cell office:value-type="float" office:value="-0.00316264926305345" calcext:value-type="float">
            <text:p>-0,003162649263053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5840" calcext:value-type="float">
            <text:p>45840</text:p>
          </table:table-cell>
          <table:table-cell office:value-type="float" office:value="-0.0630589477740038" calcext:value-type="float">
            <text:p>-0,0630589477740038</text:p>
          </table:table-cell>
          <table:table-cell office:value-type="float" office:value="-0.00729683514450573" calcext:value-type="float">
            <text:p>-0,00729683514450573</text:p>
          </table:table-cell>
          <table:table-cell office:value-type="float" office:value="0.00393125520730714" calcext:value-type="float">
            <text:p>0,00393125520730714</text:p>
          </table:table-cell>
          <table:table-cell office:value-type="float" office:value="0.00123433576855803" calcext:value-type="float">
            <text:p>0,00123433576855803</text:p>
          </table:table-cell>
          <table:table-cell office:value-type="float" office:value="-0.0120269178942566" calcext:value-type="float">
            <text:p>-0,01202691789425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5841" calcext:value-type="float">
            <text:p>45841</text:p>
          </table:table-cell>
          <table:table-cell office:value-type="float" office:value="0.0102127868095047" calcext:value-type="float">
            <text:p>0,0102127868095047</text:p>
          </table:table-cell>
          <table:table-cell office:value-type="float" office:value="0.0130714194872072" calcext:value-type="float">
            <text:p>0,0130714194872072</text:p>
          </table:table-cell>
          <table:table-cell office:value-type="float" office:value="-0.00757489261527214" calcext:value-type="float">
            <text:p>-0,00757489261527214</text:p>
          </table:table-cell>
          <table:table-cell office:value-type="float" office:value="0.00282570490972043" calcext:value-type="float">
            <text:p>0,00282570490972043</text:p>
          </table:table-cell>
          <table:table-cell office:value-type="float" office:value="0.0027153065823888" calcext:value-type="float">
            <text:p>0,00271530658238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5842" calcext:value-type="float">
            <text:p>45842</text:p>
          </table:table-cell>
          <table:table-cell office:value-type="float" office:value="-0.000123489139412237" calcext:value-type="float">
            <text:p>-0,000123489139412237</text:p>
          </table:table-cell>
          <table:table-cell office:value-type="float" office:value="-0.00266989819679021" calcext:value-type="float">
            <text:p>-0,00266989819679021</text:p>
          </table:table-cell>
          <table:table-cell office:value-type="float" office:value="0.000448048961234978" calcext:value-type="float">
            <text:p>0,000448048961234978</text:p>
          </table:table-cell>
          <table:table-cell office:value-type="float" office:value="-0.00128570332410554" calcext:value-type="float">
            <text:p>-0,00128570332410554</text:p>
          </table:table-cell>
          <table:table-cell office:value-type="float" office:value="0.00162601413455448" calcext:value-type="float">
            <text:p>0,001626014134554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5845" calcext:value-type="float">
            <text:p>45845</text:p>
          </table:table-cell>
          <table:table-cell office:value-type="float" office:value="-0.00699365600527882" calcext:value-type="float">
            <text:p>-0,00699365600527882</text:p>
          </table:table-cell>
          <table:table-cell office:value-type="float" office:value="-0.0151209937152109" calcext:value-type="float">
            <text:p>-0,0151209937152109</text:p>
          </table:table-cell>
          <table:table-cell office:value-type="float" office:value="0.00182653836185761" calcext:value-type="float">
            <text:p>0,00182653836185761</text:p>
          </table:table-cell>
          <table:table-cell office:value-type="float" office:value="-0.00508961813385633" calcext:value-type="float">
            <text:p>-0,00508961813385633</text:p>
          </table:table-cell>
          <table:table-cell office:value-type="float" office:value="0.00625848524966057" calcext:value-type="float">
            <text:p>0,006258485249660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5846" calcext:value-type="float">
            <text:p>45846</text:p>
          </table:table-cell>
          <table:table-cell office:value-type="float" office:value="-0.0113812993478086" calcext:value-type="float">
            <text:p>-0,0113812993478086</text:p>
          </table:table-cell>
          <table:table-cell office:value-type="float" office:value="-0.0140887250099519" calcext:value-type="float">
            <text:p>-0,0140887250099519</text:p>
          </table:table-cell>
          <table:table-cell office:value-type="float" office:value="-0.00505117652501248" calcext:value-type="float">
            <text:p>-0,00505117652501248</text:p>
          </table:table-cell>
          <table:table-cell office:value-type="float" office:value="-0.0010427847629059" calcext:value-type="float">
            <text:p>-0,0010427847629059</text:p>
          </table:table-cell>
          <table:table-cell office:value-type="float" office:value="0.0025095877375648" calcext:value-type="float">
            <text:p>0,00250958773756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5847" calcext:value-type="float">
            <text:p>45847</text:p>
          </table:table-cell>
          <table:table-cell office:value-type="float" office:value="-0.00535411780302615" calcext:value-type="float">
            <text:p>-0,00535411780302615</text:p>
          </table:table-cell>
          <table:table-cell office:value-type="float" office:value="-0.0233129489138077" calcext:value-type="float">
            <text:p>-0,0233129489138077</text:p>
          </table:table-cell>
          <table:table-cell office:value-type="float" office:value="-0.00363393273879416" calcext:value-type="float">
            <text:p>-0,00363393273879416</text:p>
          </table:table-cell>
          <table:table-cell office:value-type="float" office:value="0.00513564447651835" calcext:value-type="float">
            <text:p>0,00513564447651835</text:p>
          </table:table-cell>
          <table:table-cell office:value-type="float" office:value="0.00378253166437296" calcext:value-type="float">
            <text:p>0,003782531664372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5848" calcext:value-type="float">
            <text:p>45848</text:p>
          </table:table-cell>
          <table:table-cell office:value-type="float" office:value="-0.00581713628455719" calcext:value-type="float">
            <text:p>-0,00581713628455719</text:p>
          </table:table-cell>
          <table:table-cell office:value-type="float" office:value="-0.00933557322264069" calcext:value-type="float">
            <text:p>-0,00933557322264069</text:p>
          </table:table-cell>
          <table:table-cell office:value-type="float" office:value="-0.0033010251355801" calcext:value-type="float">
            <text:p>-0,0033010251355801</text:p>
          </table:table-cell>
          <table:table-cell office:value-type="float" office:value="0.00135605570932458" calcext:value-type="float">
            <text:p>0,00135605570932458</text:p>
          </table:table-cell>
          <table:table-cell office:value-type="float" office:value="-0.00198291734733078" calcext:value-type="float">
            <text:p>-0,001982917347330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5849" calcext:value-type="float">
            <text:p>45849</text:p>
          </table:table-cell>
          <table:table-cell office:value-type="float" office:value="-0.00540274644044226" calcext:value-type="float">
            <text:p>-0,00540274644044226</text:p>
          </table:table-cell>
          <table:table-cell office:value-type="float" office:value="-0.00775732928558881" calcext:value-type="float">
            <text:p>-0,00775732928558881</text:p>
          </table:table-cell>
          <table:table-cell office:value-type="float" office:value="0.00507958812526585" calcext:value-type="float">
            <text:p>0,00507958812526585</text:p>
          </table:table-cell>
          <table:table-cell office:value-type="float" office:value="-0.00626922491865111" calcext:value-type="float">
            <text:p>-0,00626922491865111</text:p>
          </table:table-cell>
          <table:table-cell office:value-type="float" office:value="0.00623405828855729" calcext:value-type="float">
            <text:p>0,006234058288557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5852" calcext:value-type="float">
            <text:p>45852</text:p>
          </table:table-cell>
          <table:table-cell office:value-type="float" office:value="-0.00409464669052082" calcext:value-type="float">
            <text:p>-0,00409464669052082</text:p>
          </table:table-cell>
          <table:table-cell office:value-type="float" office:value="-0.0118534309805172" calcext:value-type="float">
            <text:p>-0,0118534309805172</text:p>
          </table:table-cell>
          <table:table-cell office:value-type="float" office:value="-0.000824704793531672" calcext:value-type="float">
            <text:p>-0,000824704793531672</text:p>
          </table:table-cell>
          <table:table-cell office:value-type="float" office:value="0.00207564824607388" calcext:value-type="float">
            <text:p>0,00207564824607388</text:p>
          </table:table-cell>
          <table:table-cell office:value-type="float" office:value="-0.000516776986304495" calcext:value-type="float">
            <text:p>-0,0005167769863044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5853" calcext:value-type="float">
            <text:p>45853</text:p>
          </table:table-cell>
          <table:table-cell office:value-type="float" office:value="0.0144199331151977" calcext:value-type="float">
            <text:p>0,0144199331151977</text:p>
          </table:table-cell>
          <table:table-cell office:value-type="float" office:value="-0.00422268710100574" calcext:value-type="float">
            <text:p>-0,00422268710100574</text:p>
          </table:table-cell>
          <table:table-cell office:value-type="float" office:value="0.00245690830642104" calcext:value-type="float">
            <text:p>0,00245690830642104</text:p>
          </table:table-cell>
          <table:table-cell office:value-type="float" office:value="0.00619045897922124" calcext:value-type="float">
            <text:p>0,00619045897922124</text:p>
          </table:table-cell>
          <table:table-cell office:value-type="float" office:value="0.00375043801782247" calcext:value-type="float">
            <text:p>0,003750438017822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5854" calcext:value-type="float">
            <text:p>45854</text:p>
          </table:table-cell>
          <table:table-cell office:value-type="float" office:value="-0.0137502234769548" calcext:value-type="float">
            <text:p>-0,0137502234769548</text:p>
          </table:table-cell>
          <table:table-cell office:value-type="float" office:value="0.0011852406928314" calcext:value-type="float">
            <text:p>0,0011852406928314</text:p>
          </table:table-cell>
          <table:table-cell office:value-type="float" office:value="0.00458999868118846" calcext:value-type="float">
            <text:p>0,00458999868118846</text:p>
          </table:table-cell>
          <table:table-cell office:value-type="float" office:value="-0.000248842982385243" calcext:value-type="float">
            <text:p>-0,000248842982385243</text:p>
          </table:table-cell>
          <table:table-cell office:value-type="float" office:value="-0.00450440485964027" calcext:value-type="float">
            <text:p>-0,004504404859640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855" calcext:value-type="float">
            <text:p>45855</text:p>
          </table:table-cell>
          <table:table-cell office:value-type="float" office:value="-0.000108891435386699" calcext:value-type="float">
            <text:p>-0,000108891435386699</text:p>
          </table:table-cell>
          <table:table-cell office:value-type="float" office:value="-0.000944058813390793" calcext:value-type="float">
            <text:p>-0,000944058813390793</text:p>
          </table:table-cell>
          <table:table-cell office:value-type="float" office:value="-0.000616224839413016" calcext:value-type="float">
            <text:p>-0,000616224839413016</text:p>
          </table:table-cell>
          <table:table-cell office:value-type="float" office:value="0.00263871813357896" calcext:value-type="float">
            <text:p>0,00263871813357896</text:p>
          </table:table-cell>
          <table:table-cell office:value-type="float" office:value="0.000741019080607851" calcext:value-type="float">
            <text:p>0,0007410190806078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5856" calcext:value-type="float">
            <text:p>45856</text:p>
          </table:table-cell>
          <table:table-cell office:value-type="float" office:value="-0.0292921666968764" calcext:value-type="float">
            <text:p>-0,0292921666968764</text:p>
          </table:table-cell>
          <table:table-cell office:value-type="float" office:value="-0.0171385570976133" calcext:value-type="float">
            <text:p>-0,0171385570976133</text:p>
          </table:table-cell>
          <table:table-cell office:value-type="float" office:value="-0.0049268074265304" calcext:value-type="float">
            <text:p>-0,0049268074265304</text:p>
          </table:table-cell>
          <table:table-cell office:value-type="float" office:value="0.00140455683407084" calcext:value-type="float">
            <text:p>0,00140455683407084</text:p>
          </table:table-cell>
          <table:table-cell office:value-type="float" office:value="-0.0125866586643506" calcext:value-type="float">
            <text:p>-0,01258665866435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5859" calcext:value-type="float">
            <text:p>45859</text:p>
          </table:table-cell>
          <table:table-cell office:value-type="float" office:value="-0.0198717869850649" calcext:value-type="float">
            <text:p>-0,0198717869850649</text:p>
          </table:table-cell>
          <table:table-cell office:value-type="float" office:value="0.00383286462476977" calcext:value-type="float">
            <text:p>0,00383286462476977</text:p>
          </table:table-cell>
          <table:table-cell office:value-type="float" office:value="-0.00885837628327546" calcext:value-type="float">
            <text:p>-0,00885837628327546</text:p>
          </table:table-cell>
          <table:table-cell office:value-type="float" office:value="0.00420611175488427" calcext:value-type="float">
            <text:p>0,00420611175488427</text:p>
          </table:table-cell>
          <table:table-cell office:value-type="float" office:value="-0.00752682345255599" calcext:value-type="float">
            <text:p>-0,007526823452555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5860" calcext:value-type="float">
            <text:p>45860</text:p>
          </table:table-cell>
          <table:table-cell office:value-type="float" office:value="-0.0150553080976422" calcext:value-type="float">
            <text:p>-0,0150553080976422</text:p>
          </table:table-cell>
          <table:table-cell office:value-type="float" office:value="-0.00302528255435973" calcext:value-type="float">
            <text:p>-0,00302528255435973</text:p>
          </table:table-cell>
          <table:table-cell office:value-type="float" office:value="0.0101562921038305" calcext:value-type="float">
            <text:p>0,0101562921038305</text:p>
          </table:table-cell>
          <table:table-cell office:value-type="float" office:value="-0.00814792922901072" calcext:value-type="float">
            <text:p>-0,00814792922901072</text:p>
          </table:table-cell>
          <table:table-cell office:value-type="float" office:value="0.00330965758498555" calcext:value-type="float">
            <text:p>0,003309657584985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5861" calcext:value-type="float">
            <text:p>45861</text:p>
          </table:table-cell>
          <table:table-cell office:value-type="float" office:value="0.0171972564969212" calcext:value-type="float">
            <text:p>0,0171972564969212</text:p>
          </table:table-cell>
          <table:table-cell office:value-type="float" office:value="0.00892590584191751" calcext:value-type="float">
            <text:p>0,00892590584191751</text:p>
          </table:table-cell>
          <table:table-cell office:value-type="float" office:value="0.00171439473258981" calcext:value-type="float">
            <text:p>0,00171439473258981</text:p>
          </table:table-cell>
          <table:table-cell office:value-type="float" office:value="-0.00503004208519857" calcext:value-type="float">
            <text:p>-0,00503004208519857</text:p>
          </table:table-cell>
          <table:table-cell office:value-type="float" office:value="-0.00782088710322603" calcext:value-type="float">
            <text:p>-0,007820887103226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5862" calcext:value-type="float">
            <text:p>45862</text:p>
          </table:table-cell>
          <table:table-cell office:value-type="float" office:value="-0.0249205646551105" calcext:value-type="float">
            <text:p>-0,0249205646551105</text:p>
          </table:table-cell>
          <table:table-cell office:value-type="float" office:value="-0.0110920664203303" calcext:value-type="float">
            <text:p>-0,0110920664203303</text:p>
          </table:table-cell>
          <table:table-cell office:value-type="float" office:value="0.00379455196113012" calcext:value-type="float">
            <text:p>0,00379455196113012</text:p>
          </table:table-cell>
          <table:table-cell office:value-type="float" office:value="-0.00272348000696008" calcext:value-type="float">
            <text:p>-0,00272348000696008</text:p>
          </table:table-cell>
          <table:table-cell office:value-type="float" office:value="0.00491082314704795" calcext:value-type="float">
            <text:p>0,004910823147047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5863" calcext:value-type="float">
            <text:p>45863</text:p>
          </table:table-cell>
          <table:table-cell office:value-type="float" office:value="-0.00721550510821532" calcext:value-type="float">
            <text:p>-0,00721550510821532</text:p>
          </table:table-cell>
          <table:table-cell office:value-type="float" office:value="-0.00179634068687923" calcext:value-type="float">
            <text:p>-0,00179634068687923</text:p>
          </table:table-cell>
          <table:table-cell office:value-type="float" office:value="-0.00204830283257774" calcext:value-type="float">
            <text:p>-0,00204830283257774</text:p>
          </table:table-cell>
          <table:table-cell office:value-type="float" office:value="-0.00351277278094969" calcext:value-type="float">
            <text:p>-0,00351277278094969</text:p>
          </table:table-cell>
          <table:table-cell office:value-type="float" office:value="0.00441088206465747" calcext:value-type="float">
            <text:p>0,004410882064657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5866" calcext:value-type="float">
            <text:p>45866</text:p>
          </table:table-cell>
          <table:table-cell office:value-type="float" office:value="-0.00294268507883898" calcext:value-type="float">
            <text:p>-0,00294268507883898</text:p>
          </table:table-cell>
          <table:table-cell office:value-type="float" office:value="-0.0115229917269752" calcext:value-type="float">
            <text:p>-0,0115229917269752</text:p>
          </table:table-cell>
          <table:table-cell office:value-type="float" office:value="-0.00386710024324201" calcext:value-type="float">
            <text:p>-0,00386710024324201</text:p>
          </table:table-cell>
          <table:table-cell office:value-type="float" office:value="0.00586172305644186" calcext:value-type="float">
            <text:p>0,00586172305644186</text:p>
          </table:table-cell>
          <table:table-cell office:value-type="float" office:value="-0.00519315383297156" calcext:value-type="float">
            <text:p>-0,005193153832971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5867" calcext:value-type="float">
            <text:p>45867</text:p>
          </table:table-cell>
          <table:table-cell office:value-type="float" office:value="-0.00535039921509695" calcext:value-type="float">
            <text:p>-0,00535039921509695</text:p>
          </table:table-cell>
          <table:table-cell office:value-type="float" office:value="0.00392284052858206" calcext:value-type="float">
            <text:p>0,00392284052858206</text:p>
          </table:table-cell>
          <table:table-cell office:value-type="float" office:value="-0.00117258697782949" calcext:value-type="float">
            <text:p>-0,00117258697782949</text:p>
          </table:table-cell>
          <table:table-cell office:value-type="float" office:value="0.00273651753305804" calcext:value-type="float">
            <text:p>0,00273651753305804</text:p>
          </table:table-cell>
          <table:table-cell office:value-type="float" office:value="0.001963255702946" calcext:value-type="float">
            <text:p>0,0019632557029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5868" calcext:value-type="float">
            <text:p>45868</text:p>
          </table:table-cell>
          <table:table-cell office:value-type="float" office:value="0.0142492298971757" calcext:value-type="float">
            <text:p>0,0142492298971757</text:p>
          </table:table-cell>
          <table:table-cell office:value-type="float" office:value="0.00876632648266307" calcext:value-type="float">
            <text:p>0,00876632648266307</text:p>
          </table:table-cell>
          <table:table-cell office:value-type="float" office:value="0.00986343722303603" calcext:value-type="float">
            <text:p>0,00986343722303603</text:p>
          </table:table-cell>
          <table:table-cell office:value-type="float" office:value="0.0075528995139686" calcext:value-type="float">
            <text:p>0,0075528995139686</text:p>
          </table:table-cell>
          <table:table-cell office:value-type="float" office:value="-0.00168237204068302" calcext:value-type="float">
            <text:p>-0,001682372040683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5869" calcext:value-type="float">
            <text:p>45869</text:p>
          </table:table-cell>
          <table:table-cell office:value-type="float" office:value="-0.0187253575724236" calcext:value-type="float">
            <text:p>-0,0187253575724236</text:p>
          </table:table-cell>
          <table:table-cell office:value-type="float" office:value="-0.00784024229990177" calcext:value-type="float">
            <text:p>-0,00784024229990177</text:p>
          </table:table-cell>
          <table:table-cell office:value-type="float" office:value="0.0049716707025649" calcext:value-type="float">
            <text:p>0,0049716707025649</text:p>
          </table:table-cell>
          <table:table-cell office:value-type="float" office:value="0.00569629512565007" calcext:value-type="float">
            <text:p>0,00569629512565007</text:p>
          </table:table-cell>
          <table:table-cell office:value-type="float" office:value="0.00531573372061408" calcext:value-type="float">
            <text:p>0,005315733720614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5870" calcext:value-type="float">
            <text:p>45870</text:p>
          </table:table-cell>
          <table:table-cell office:value-type="float" office:value="0.0104876733728548" calcext:value-type="float">
            <text:p>0,0104876733728548</text:p>
          </table:table-cell>
          <table:table-cell office:value-type="float" office:value="-0.00575255391588859" calcext:value-type="float">
            <text:p>-0,00575255391588859</text:p>
          </table:table-cell>
          <table:table-cell office:value-type="float" office:value="-0.00565709687781465" calcext:value-type="float">
            <text:p>-0,00565709687781465</text:p>
          </table:table-cell>
          <table:table-cell office:value-type="float" office:value="0.00543864262298909" calcext:value-type="float">
            <text:p>0,00543864262298909</text:p>
          </table:table-cell>
          <table:table-cell office:value-type="float" office:value="0.0000752" calcext:value-type="float">
            <text:p>0,00007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5873" calcext:value-type="float">
            <text:p>45873</text:p>
          </table:table-cell>
          <table:table-cell office:value-type="float" office:value="0.00468512119382713" calcext:value-type="float">
            <text:p>0,00468512119382713</text:p>
          </table:table-cell>
          <table:table-cell office:value-type="float" office:value="0.00413400028978735" calcext:value-type="float">
            <text:p>0,00413400028978735</text:p>
          </table:table-cell>
          <table:table-cell office:value-type="float" office:value="0.000319045297174104" calcext:value-type="float">
            <text:p>0,000319045297174104</text:p>
          </table:table-cell>
          <table:table-cell office:value-type="float" office:value="0.00157912689884177" calcext:value-type="float">
            <text:p>0,00157912689884177</text:p>
          </table:table-cell>
          <table:table-cell office:value-type="float" office:value="-0.00197533423018165" calcext:value-type="float">
            <text:p>-0,001975334230181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5874" calcext:value-type="float">
            <text:p>45874</text:p>
          </table:table-cell>
          <table:table-cell office:value-type="float" office:value="0.00607409486100524" calcext:value-type="float">
            <text:p>0,00607409486100524</text:p>
          </table:table-cell>
          <table:table-cell office:value-type="float" office:value="0.00204419465130924" calcext:value-type="float">
            <text:p>0,00204419465130924</text:p>
          </table:table-cell>
          <table:table-cell office:value-type="float" office:value="0.000913605245168606" calcext:value-type="float">
            <text:p>0,000913605245168606</text:p>
          </table:table-cell>
          <table:table-cell office:value-type="float" office:value="0.00463084131422327" calcext:value-type="float">
            <text:p>0,00463084131422327</text:p>
          </table:table-cell>
          <table:table-cell office:value-type="float" office:value="-0.00210230727161761" calcext:value-type="float">
            <text:p>-0,002102307271617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5875" calcext:value-type="float">
            <text:p>45875</text:p>
          </table:table-cell>
          <table:table-cell office:value-type="float" office:value="0.0158228983192001" calcext:value-type="float">
            <text:p>0,0158228983192001</text:p>
          </table:table-cell>
          <table:table-cell office:value-type="float" office:value="0.0102316770311345" calcext:value-type="float">
            <text:p>0,0102316770311345</text:p>
          </table:table-cell>
          <table:table-cell office:value-type="float" office:value="-0.00199023915278067" calcext:value-type="float">
            <text:p>-0,00199023915278067</text:p>
          </table:table-cell>
          <table:table-cell office:value-type="float" office:value="0.000298850916149958" calcext:value-type="float">
            <text:p>0,000298850916149958</text:p>
          </table:table-cell>
          <table:table-cell office:value-type="float" office:value="0.0021954748234124" calcext:value-type="float">
            <text:p>0,00219547482341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5876" calcext:value-type="float">
            <text:p>45876</text:p>
          </table:table-cell>
          <table:table-cell office:value-type="float" office:value="0.0745170842112557" calcext:value-type="float">
            <text:p>0,0745170842112557</text:p>
          </table:table-cell>
          <table:table-cell office:value-type="float" office:value="0.0118751588705445" calcext:value-type="float">
            <text:p>0,0118751588705445</text:p>
          </table:table-cell>
          <table:table-cell office:value-type="float" office:value="0.0043680458366269" calcext:value-type="float">
            <text:p>0,0043680458366269</text:p>
          </table:table-cell>
          <table:table-cell office:value-type="float" office:value="0.00369420995330741" calcext:value-type="float">
            <text:p>0,00369420995330741</text:p>
          </table:table-cell>
          <table:table-cell office:value-type="float" office:value="0.000809313606829551" calcext:value-type="float">
            <text:p>0,0008093136068295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5877" calcext:value-type="float">
            <text:p>45877</text:p>
          </table:table-cell>
          <table:table-cell office:value-type="float" office:value="0.00972680823066098" calcext:value-type="float">
            <text:p>0,00972680823066098</text:p>
          </table:table-cell>
          <table:table-cell office:value-type="float" office:value="-0.00640424917985884" calcext:value-type="float">
            <text:p>-0,00640424917985884</text:p>
          </table:table-cell>
          <table:table-cell office:value-type="float" office:value="-0.00785165329446722" calcext:value-type="float">
            <text:p>-0,00785165329446722</text:p>
          </table:table-cell>
          <table:table-cell office:value-type="float" office:value="0.0134445186115659" calcext:value-type="float">
            <text:p>0,0134445186115659</text:p>
          </table:table-cell>
          <table:table-cell office:value-type="float" office:value="-0.00178969058805653" calcext:value-type="float">
            <text:p>-0,001789690588056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5880" calcext:value-type="float">
            <text:p>45880</text:p>
          </table:table-cell>
          <table:table-cell office:value-type="float" office:value="-0.00183068110552925" calcext:value-type="float">
            <text:p>-0,00183068110552925</text:p>
          </table:table-cell>
          <table:table-cell office:value-type="float" office:value="-0.00239819165395343" calcext:value-type="float">
            <text:p>-0,00239819165395343</text:p>
          </table:table-cell>
          <table:table-cell office:value-type="float" office:value="0.00146791324098042" calcext:value-type="float">
            <text:p>0,00146791324098042</text:p>
          </table:table-cell>
          <table:table-cell office:value-type="float" office:value="0.00107777525547161" calcext:value-type="float">
            <text:p>0,00107777525547161</text:p>
          </table:table-cell>
          <table:table-cell office:value-type="float" office:value="-0.00433129224698038" calcext:value-type="float">
            <text:p>-0,004331292246980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5881" calcext:value-type="float">
            <text:p>45881</text:p>
          </table:table-cell>
          <table:table-cell office:value-type="float" office:value="0.0104794956854696" calcext:value-type="float">
            <text:p>0,0104794956854696</text:p>
          </table:table-cell>
          <table:table-cell office:value-type="float" office:value="0.011126174619726" calcext:value-type="float">
            <text:p>0,011126174619726</text:p>
          </table:table-cell>
          <table:table-cell office:value-type="float" office:value="0.00101646677699039" calcext:value-type="float">
            <text:p>0,00101646677699039</text:p>
          </table:table-cell>
          <table:table-cell office:value-type="float" office:value="0.00118568674980936" calcext:value-type="float">
            <text:p>0,00118568674980936</text:p>
          </table:table-cell>
          <table:table-cell office:value-type="float" office:value="-0.000561555976090599" calcext:value-type="float">
            <text:p>-0,0005615559760905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5882" calcext:value-type="float">
            <text:p>45882</text:p>
          </table:table-cell>
          <table:table-cell office:value-type="float" office:value="-0.0340168555690247" calcext:value-type="float">
            <text:p>-0,0340168555690247</text:p>
          </table:table-cell>
          <table:table-cell office:value-type="float" office:value="-0.00843512449874677" calcext:value-type="float">
            <text:p>-0,00843512449874677</text:p>
          </table:table-cell>
          <table:table-cell office:value-type="float" office:value="-0.00688494759224652" calcext:value-type="float">
            <text:p>-0,00688494759224652</text:p>
          </table:table-cell>
          <table:table-cell office:value-type="float" office:value="-0.00360538893847508" calcext:value-type="float">
            <text:p>-0,00360538893847508</text:p>
          </table:table-cell>
          <table:table-cell office:value-type="float" office:value="-0.00554417141735535" calcext:value-type="float">
            <text:p>-0,005544171417355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5883" calcext:value-type="float">
            <text:p>45883</text:p>
          </table:table-cell>
          <table:table-cell office:value-type="float" office:value="0.0184636387907757" calcext:value-type="float">
            <text:p>0,0184636387907757</text:p>
          </table:table-cell>
          <table:table-cell office:value-type="float" office:value="-0.00327095009738718" calcext:value-type="float">
            <text:p>-0,00327095009738718</text:p>
          </table:table-cell>
          <table:table-cell office:value-type="float" office:value="-0.00253482388345619" calcext:value-type="float">
            <text:p>-0,00253482388345619</text:p>
          </table:table-cell>
          <table:table-cell office:value-type="float" office:value="0.00622278272078513" calcext:value-type="float">
            <text:p>0,00622278272078513</text:p>
          </table:table-cell>
          <table:table-cell office:value-type="float" office:value="-0.00586945989636854" calcext:value-type="float">
            <text:p>-0,005869459896368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5884" calcext:value-type="float">
            <text:p>45884</text:p>
          </table:table-cell>
          <table:table-cell office:value-type="float" office:value="0.00839784243924534" calcext:value-type="float">
            <text:p>0,00839784243924534</text:p>
          </table:table-cell>
          <table:table-cell office:value-type="float" office:value="-0.000205009780677124" calcext:value-type="float">
            <text:p>-0,000205009780677124</text:p>
          </table:table-cell>
          <table:table-cell office:value-type="float" office:value="-0.00795702879367212" calcext:value-type="float">
            <text:p>-0,00795702879367212</text:p>
          </table:table-cell>
          <table:table-cell office:value-type="float" office:value="0.00634353906665309" calcext:value-type="float">
            <text:p>0,00634353906665309</text:p>
          </table:table-cell>
          <table:table-cell office:value-type="float" office:value="-0.00393389276087856" calcext:value-type="float">
            <text:p>-0,003933892760878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5887" calcext:value-type="float">
            <text:p>45887</text:p>
          </table:table-cell>
          <table:table-cell office:value-type="float" office:value="0.0200243331328924" calcext:value-type="float">
            <text:p>0,0200243331328924</text:p>
          </table:table-cell>
          <table:table-cell office:value-type="float" office:value="0.00738038522327616" calcext:value-type="float">
            <text:p>0,00738038522327616</text:p>
          </table:table-cell>
          <table:table-cell office:value-type="float" office:value="-0.00532081387395786" calcext:value-type="float">
            <text:p>-0,00532081387395786</text:p>
          </table:table-cell>
          <table:table-cell office:value-type="float" office:value="-0.00172594531643216" calcext:value-type="float">
            <text:p>-0,00172594531643216</text:p>
          </table:table-cell>
          <table:table-cell office:value-type="float" office:value="0.000385737798868793" calcext:value-type="float">
            <text:p>0,0003857377988687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5888" calcext:value-type="float">
            <text:p>45888</text:p>
          </table:table-cell>
          <table:table-cell office:value-type="float" office:value="-0.0326489826878185" calcext:value-type="float">
            <text:p>-0,0326489826878185</text:p>
          </table:table-cell>
          <table:table-cell office:value-type="float" office:value="-0.0211155122358363" calcext:value-type="float">
            <text:p>-0,0211155122358363</text:p>
          </table:table-cell>
          <table:table-cell office:value-type="float" office:value="-0.00898923125190478" calcext:value-type="float">
            <text:p>-0,00898923125190478</text:p>
          </table:table-cell>
          <table:table-cell office:value-type="float" office:value="0.00376545711463581" calcext:value-type="float">
            <text:p>0,00376545711463581</text:p>
          </table:table-cell>
          <table:table-cell office:value-type="float" office:value="-0.00611264886739167" calcext:value-type="float">
            <text:p>-0,006112648867391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5889" calcext:value-type="float">
            <text:p>45889</text:p>
          </table:table-cell>
          <table:table-cell office:value-type="float" office:value="-0.00701021619064295" calcext:value-type="float">
            <text:p>-0,00701021619064295</text:p>
          </table:table-cell>
          <table:table-cell office:value-type="float" office:value="0.00163729489591308" calcext:value-type="float">
            <text:p>0,00163729489591308</text:p>
          </table:table-cell>
          <table:table-cell office:value-type="float" office:value="-0.00421115541399499" calcext:value-type="float">
            <text:p>-0,00421115541399499</text:p>
          </table:table-cell>
          <table:table-cell office:value-type="float" office:value="0.00235865641234742" calcext:value-type="float">
            <text:p>0,00235865641234742</text:p>
          </table:table-cell>
          <table:table-cell office:value-type="float" office:value="0.00119268601814406" calcext:value-type="float">
            <text:p>0,001192686018144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5890" calcext:value-type="float">
            <text:p>45890</text:p>
          </table:table-cell>
          <table:table-cell office:value-type="float" office:value="-0.0162245946536687" calcext:value-type="float">
            <text:p>-0,0162245946536687</text:p>
          </table:table-cell>
          <table:table-cell office:value-type="float" office:value="-0.00229798976725967" calcext:value-type="float">
            <text:p>-0,00229798976725967</text:p>
          </table:table-cell>
          <table:table-cell office:value-type="float" office:value="-0.00923007494499842" calcext:value-type="float">
            <text:p>-0,00923007494499842</text:p>
          </table:table-cell>
          <table:table-cell office:value-type="float" office:value="-0.00189264411692072" calcext:value-type="float">
            <text:p>-0,00189264411692072</text:p>
          </table:table-cell>
          <table:table-cell office:value-type="float" office:value="-0.00657911452754798" calcext:value-type="float">
            <text:p>-0,006579114527547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5891" calcext:value-type="float">
            <text:p>45891</text:p>
          </table:table-cell>
          <table:table-cell office:value-type="float" office:value="0.0211505724218887" calcext:value-type="float">
            <text:p>0,0211505724218887</text:p>
          </table:table-cell>
          <table:table-cell office:value-type="float" office:value="0.0249778080849337" calcext:value-type="float">
            <text:p>0,0249778080849337</text:p>
          </table:table-cell>
          <table:table-cell office:value-type="float" office:value="0.00898789062474387" calcext:value-type="float">
            <text:p>0,00898789062474387</text:p>
          </table:table-cell>
          <table:table-cell office:value-type="float" office:value="-0.00206478925364157" calcext:value-type="float">
            <text:p>-0,00206478925364157</text:p>
          </table:table-cell>
          <table:table-cell office:value-type="float" office:value="0.00211014153238292" calcext:value-type="float">
            <text:p>0,002110141532382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5894" calcext:value-type="float">
            <text:p>45894</text:p>
          </table:table-cell>
          <table:table-cell office:value-type="float" office:value="0.0177427886328306" calcext:value-type="float">
            <text:p>0,0177427886328306</text:p>
          </table:table-cell>
          <table:table-cell office:value-type="float" office:value="0.000266320505788557" calcext:value-type="float">
            <text:p>0,000266320505788557</text:p>
          </table:table-cell>
          <table:table-cell office:value-type="float" office:value="0.00430768147150083" calcext:value-type="float">
            <text:p>0,00430768147150083</text:p>
          </table:table-cell>
          <table:table-cell office:value-type="float" office:value="-0.0019447223693165" calcext:value-type="float">
            <text:p>-0,0019447223693165</text:p>
          </table:table-cell>
          <table:table-cell office:value-type="float" office:value="-0.00249660360831036" calcext:value-type="float">
            <text:p>-0,002496603608310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5895" calcext:value-type="float">
            <text:p>45895</text:p>
          </table:table-cell>
          <table:table-cell office:value-type="float" office:value="-0.00477635264163816" calcext:value-type="float">
            <text:p>-0,00477635264163816</text:p>
          </table:table-cell>
          <table:table-cell office:value-type="float" office:value="-0.00216088289192493" calcext:value-type="float">
            <text:p>-0,00216088289192493</text:p>
          </table:table-cell>
          <table:table-cell office:value-type="float" office:value="-0.00318381153868459" calcext:value-type="float">
            <text:p>-0,00318381153868459</text:p>
          </table:table-cell>
          <table:table-cell office:value-type="float" office:value="0.0027814180235998" calcext:value-type="float">
            <text:p>0,0027814180235998</text:p>
          </table:table-cell>
          <table:table-cell office:value-type="float" office:value="-0.00198674628018316" calcext:value-type="float">
            <text:p>-0,001986746280183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5896" calcext:value-type="float">
            <text:p>45896</text:p>
          </table:table-cell>
          <table:table-cell office:value-type="float" office:value="0.0195663748883539" calcext:value-type="float">
            <text:p>0,0195663748883539</text:p>
          </table:table-cell>
          <table:table-cell office:value-type="float" office:value="0.00923750064676376" calcext:value-type="float">
            <text:p>0,00923750064676376</text:p>
          </table:table-cell>
          <table:table-cell office:value-type="float" office:value="-0.00143843569489878" calcext:value-type="float">
            <text:p>-0,00143843569489878</text:p>
          </table:table-cell>
          <table:table-cell office:value-type="float" office:value="-0.00823741324799655" calcext:value-type="float">
            <text:p>-0,00823741324799655</text:p>
          </table:table-cell>
          <table:table-cell office:value-type="float" office:value="0.00542386522969159" calcext:value-type="float">
            <text:p>0,005423865229691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5897" calcext:value-type="float">
            <text:p>45897</text:p>
          </table:table-cell>
          <table:table-cell office:value-type="float" office:value="0.0146842971102458" calcext:value-type="float">
            <text:p>0,0146842971102458</text:p>
          </table:table-cell>
          <table:table-cell office:value-type="float" office:value="0.0119745328717092" calcext:value-type="float">
            <text:p>0,0119745328717092</text:p>
          </table:table-cell>
          <table:table-cell office:value-type="float" office:value="0.00472451228238445" calcext:value-type="float">
            <text:p>0,00472451228238445</text:p>
          </table:table-cell>
          <table:table-cell office:value-type="float" office:value="-0.00692364273536861" calcext:value-type="float">
            <text:p>-0,00692364273536861</text:p>
          </table:table-cell>
          <table:table-cell office:value-type="float" office:value="-0.000991784067461171" calcext:value-type="float">
            <text:p>-0,0009917840674611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5898" calcext:value-type="float">
            <text:p>45898</text:p>
          </table:table-cell>
          <table:table-cell office:value-type="float" office:value="-0.00300661042866066" calcext:value-type="float">
            <text:p>-0,00300661042866066</text:p>
          </table:table-cell>
          <table:table-cell office:value-type="float" office:value="0.00224700354082952" calcext:value-type="float">
            <text:p>0,00224700354082952</text:p>
          </table:table-cell>
          <table:table-cell office:value-type="float" office:value="0.00252871223166493" calcext:value-type="float">
            <text:p>0,00252871223166493</text:p>
          </table:table-cell>
          <table:table-cell office:value-type="float" office:value="-0.00612087815877008" calcext:value-type="float">
            <text:p>-0,00612087815877008</text:p>
          </table:table-cell>
          <table:table-cell office:value-type="float" office:value="-0.00435274060028167" calcext:value-type="float">
            <text:p>-0,004352740600281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5901" calcext:value-type="float">
            <text:p>45901</text:p>
          </table:table-cell>
          <table:table-cell office:value-type="float" office:value="0.00760835061971493" calcext:value-type="float">
            <text:p>0,00760835061971493</text:p>
          </table:table-cell>
          <table:table-cell office:value-type="float" office:value="-0.00126494914993737" calcext:value-type="float">
            <text:p>-0,00126494914993737</text:p>
          </table:table-cell>
          <table:table-cell office:value-type="float" office:value="0.00963093384084968" calcext:value-type="float">
            <text:p>0,00963093384084968</text:p>
          </table:table-cell>
          <table:table-cell office:value-type="float" office:value="-0.00993726262615029" calcext:value-type="float">
            <text:p>-0,00993726262615029</text:p>
          </table:table-cell>
          <table:table-cell office:value-type="float" office:value="0.00355382461321887" calcext:value-type="float">
            <text:p>0,00355382461321887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1T17:55:30.635000000</meta:creation-date>
    <dc:date>2025-11-01T17:57:09.643000000</dc:date>
    <meta:editing-duration>PT1M40S</meta:editing-duration>
    <meta:editing-cycles>1</meta:editing-cycles>
    <meta:generator>LibreOffice/7.5.3.2$Windows_X86_64 LibreOffice_project/9f56dff12ba03b9acd7730a5a481eea045e468f3</meta:generator>
    <meta:document-statistic meta:table-count="2" meta:cell-count="21149" meta:object-count="0"/>
  </office:meta>
</office:document-meta>
</file>